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ff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number-columns-repeated="6" table:default-cell-style-name="ce3"/>
        <table:table-column table:style-name="co5" table:number-columns-repeated="996" table:default-cell-style-name="Default"/>
        <table:table-row table:style-name="ro1">
          <table:table-cell office:value-type="string" calcext:value-type="string">
            <text:p>Temps</text:p>
          </table:table-cell>
          <table:table-cell office:value-type="string" calcext:value-type="string">
            <text:p>Li7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Mg25</text:p>
          </table:table-cell>
          <table:table-cell office:value-type="string" calcext:value-type="string">
            <text:p>Ca43</text:p>
          </table:table-cell>
          <table:table-cell office:value-type="string" calcext:value-type="string">
            <text:p>Ti49</text:p>
          </table:table-cell>
          <table:table-cell office:value-type="string" calcext:value-type="string">
            <text:p>V51</text:p>
          </table:table-cell>
          <table:table-cell office:value-type="string" calcext:value-type="string">
            <text:p>Cr53</text:p>
          </table:table-cell>
          <table:table-cell office:value-type="string" calcext:value-type="string">
            <text:p>Mn55</text:p>
          </table:table-cell>
          <table:table-cell office:value-type="string" calcext:value-type="string">
            <text:p>Ni60</text:p>
          </table:table-cell>
          <table:table-cell office:value-type="string" calcext:value-type="string">
            <text:p>Cu65</text:p>
          </table:table-cell>
          <table:table-cell office:value-type="string" calcext:value-type="string">
            <text:p>Zn66</text:p>
          </table:table-cell>
          <table:table-cell office:value-type="string" calcext:value-type="string">
            <text:p>Rb85</text:p>
          </table:table-cell>
          <table:table-cell office:value-type="string" calcext:value-type="string">
            <text:p>Sr86</text:p>
          </table:table-cell>
          <table:table-cell office:value-type="string" calcext:value-type="string">
            <text:p>Y89</text:p>
          </table:table-cell>
          <table:table-cell office:value-type="string" calcext:value-type="string">
            <text:p>Mo97</text:p>
          </table:table-cell>
          <table:table-cell office:value-type="string" calcext:value-type="string">
            <text:p>Cd111</text:p>
          </table:table-cell>
          <table:table-cell office:value-type="string" calcext:value-type="string">
            <text:p>Sn118</text:p>
          </table:table-cell>
          <table:table-cell office:value-type="string" calcext:value-type="string">
            <text:p>Ba138</text:p>
          </table:table-cell>
          <table:table-cell office:value-type="string" calcext:value-type="string">
            <text:p>Pb208</text:p>
          </table:table-cell>
          <table:table-cell office:value-type="string" calcext:value-type="string">
            <text:p>Th232</text:p>
          </table:table-cell>
          <table:table-cell office:value-type="string" calcext:value-type="string">
            <text:p>U238</text:p>
          </table:table-cell>
          <table:table-cell table:number-columns-repeated="1002"/>
        </table:table-row>
        <table:table-row table:style-name="ro1">
          <table:table-cell table:style-name="ce1" office:value-type="float" office:value="1.8" calcext:value-type="float">
            <text:p>1,8</text:p>
          </table:table-cell>
          <table:table-cell table:style-name="ce1" office:value-type="float" office:value="3559.5" calcext:value-type="float">
            <text:p>3559,5</text:p>
          </table:table-cell>
          <table:table-cell table:style-name="ce1" office:value-type="float" office:value="400.5" calcext:value-type="float">
            <text:p>400,5</text:p>
          </table:table-cell>
          <table:table-cell table:style-name="ce1" office:value-type="float" office:value="6773.4" calcext:value-type="float">
            <text:p>6773,4</text:p>
          </table:table-cell>
          <table:table-cell table:style-name="ce1" office:value-type="float" office:value="5418.8" calcext:value-type="float">
            <text:p>5418,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5.2" calcext:value-type="float">
            <text:p>2005,2</text:p>
          </table:table-cell>
          <table:table-cell table:style-name="ce1" office:value-type="float" office:value="3469.2" calcext:value-type="float">
            <text:p>3469,2</text:p>
          </table:table-cell>
          <table:table-cell table:style-name="ce1" office:value-type="float" office:value="108618.8" calcext:value-type="float">
            <text:p>108618,8</text:p>
          </table:table-cell>
          <table:table-cell table:style-name="ce1" office:value-type="float" office:value="2968" calcext:value-type="float">
            <text:p>2968</text:p>
          </table:table-cell>
          <table:table-cell table:style-name="ce1" office:value-type="float" office:value="1955" calcext:value-type="float">
            <text:p>1955</text:p>
          </table:table-cell>
          <table:table-cell table:style-name="ce1" office:value-type="float" office:value="440.8" calcext:value-type="float">
            <text:p>440,8</text:p>
          </table:table-cell>
          <table:table-cell table:style-name="ce1" office:value-type="float" office:value="225.3" calcext:value-type="float">
            <text:p>225,3</text:p>
          </table:table-cell>
          <table:table-cell table:style-name="ce1" office:value-type="float" office:value="38507.2" calcext:value-type="float">
            <text:p>38507,2</text:p>
          </table:table-cell>
          <table:table-cell table:style-name="ce1" office:value-type="float" office:value="12.5" calcext:value-type="float">
            <text:p>12,5</text:p>
          </table:table-cell>
          <table:table-cell table:style-name="ce1" office:value-type="float" office:value="175.3" calcext:value-type="float">
            <text:p>175,3</text:p>
          </table:table-cell>
          <table:table-cell table:style-name="ce1" office:value-type="float" office:value="1624" calcext:value-type="float">
            <text:p>1624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3328.8" calcext:value-type="float">
            <text:p>3328,8</text:p>
          </table:table-cell>
          <table:table-cell table:style-name="ce1" office:value-type="float" office:value="320.4" calcext:value-type="float">
            <text:p>320,4</text:p>
          </table:table-cell>
          <table:table-cell table:style-name="ce1" office:value-type="float" office:value="5418.8" calcext:value-type="float">
            <text:p>5418,8</text:p>
          </table:table-cell>
          <table:table-cell table:style-name="ce1" office:value-type="float" office:value="8128.1" calcext:value-type="float">
            <text:p>8128,1</text:p>
          </table:table-cell>
          <table:table-cell table:style-name="ce1" office:value-type="float" office:value="2709.4" calcext:value-type="float">
            <text:p>2709,4</text:p>
          </table:table-cell>
          <table:table-cell table:style-name="ce1" office:value-type="float" office:value="2331" calcext:value-type="float">
            <text:p>2331</text:p>
          </table:table-cell>
          <table:table-cell table:style-name="ce1" office:value-type="float" office:value="2686.8" calcext:value-type="float">
            <text:p>2686,8</text:p>
          </table:table-cell>
          <table:table-cell table:style-name="ce1" office:value-type="float" office:value="105909.5" calcext:value-type="float">
            <text:p>105909,5</text:p>
          </table:table-cell>
          <table:table-cell table:style-name="ce1" office:value-type="float" office:value="3489.2" calcext:value-type="float">
            <text:p>3489,2</text:p>
          </table:table-cell>
          <table:table-cell table:style-name="ce1" office:value-type="float" office:value="2907.8" calcext:value-type="float">
            <text:p>2907,8</text:p>
          </table:table-cell>
          <table:table-cell table:style-name="ce1" office:value-type="float" office:value="751.8" calcext:value-type="float">
            <text:p>751,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7424.4" calcext:value-type="float">
            <text:p>37424,4</text:p>
          </table:table-cell>
          <table:table-cell table:style-name="ce1" office:value-type="float" office:value="12.5" calcext:value-type="float">
            <text:p>12,5</text:p>
          </table:table-cell>
          <table:table-cell table:style-name="ce1" office:value-type="float" office:value="225.3" calcext:value-type="float">
            <text:p>225,3</text:p>
          </table:table-cell>
          <table:table-cell table:style-name="ce1" office:value-type="float" office:value="1152.5" calcext:value-type="float">
            <text:p>1152,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3386.7" calcext:value-type="float">
            <text:p>3386,7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5.3" calcext:value-type="float">
            <text:p>5,3</text:p>
          </table:table-cell>
          <table:table-cell table:style-name="ce1" office:value-type="float" office:value="2928" calcext:value-type="float">
            <text:p>2928</text:p>
          </table:table-cell>
          <table:table-cell table:style-name="ce1" office:value-type="float" office:value="300.4" calcext:value-type="float">
            <text:p>300,4</text:p>
          </table:table-cell>
          <table:table-cell table:style-name="ce1" office:value-type="float" office:value="3386.7" calcext:value-type="float">
            <text:p>3386,7</text:p>
          </table:table-cell>
          <table:table-cell table:style-name="ce1" office:value-type="float" office:value="8128.1" calcext:value-type="float">
            <text:p>8128,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54.5" calcext:value-type="float">
            <text:p>1754,5</text:p>
          </table:table-cell>
          <table:table-cell table:style-name="ce1" office:value-type="float" office:value="3935.8" calcext:value-type="float">
            <text:p>3935,8</text:p>
          </table:table-cell>
          <table:table-cell table:style-name="ce1" office:value-type="float" office:value="103173" calcext:value-type="float">
            <text:p>103173</text:p>
          </table:table-cell>
          <table:table-cell table:style-name="ce1" office:value-type="float" office:value="2947.8" calcext:value-type="float">
            <text:p>2947,8</text:p>
          </table:table-cell>
          <table:table-cell table:style-name="ce1" office:value-type="float" office:value="2556.3" calcext:value-type="float">
            <text:p>2556,3</text:p>
          </table:table-cell>
          <table:table-cell table:style-name="ce1" office:value-type="float" office:value="601.3" calcext:value-type="float">
            <text:p>601,3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38186.6" calcext:value-type="float">
            <text:p>38186,6</text:p>
          </table:table-cell>
          <table:table-cell table:style-name="ce1" office:value-type="float" office:value="37.5" calcext:value-type="float">
            <text:p>37,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483.8" calcext:value-type="float">
            <text:p>1483,8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7.1" calcext:value-type="float">
            <text:p>7,1</text:p>
          </table:table-cell>
          <table:table-cell table:style-name="ce1" office:value-type="float" office:value="3148.4" calcext:value-type="float">
            <text:p>3148,4</text:p>
          </table:table-cell>
          <table:table-cell table:style-name="ce1" office:value-type="float" office:value="350.5" calcext:value-type="float">
            <text:p>350,5</text:p>
          </table:table-cell>
          <table:table-cell table:style-name="ce1" office:value-type="float" office:value="4515.6" calcext:value-type="float">
            <text:p>4515,6</text:p>
          </table:table-cell>
          <table:table-cell table:style-name="ce1" office:value-type="float" office:value="8128.1" calcext:value-type="float">
            <text:p>8128,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80.5" calcext:value-type="float">
            <text:p>2080,5</text:p>
          </table:table-cell>
          <table:table-cell table:style-name="ce1" office:value-type="float" office:value="3228.6" calcext:value-type="float">
            <text:p>3228,6</text:p>
          </table:table-cell>
          <table:table-cell table:style-name="ce1" office:value-type="float" office:value="108618.8" calcext:value-type="float">
            <text:p>108618,8</text:p>
          </table:table-cell>
          <table:table-cell table:style-name="ce1" office:value-type="float" office:value="3389" calcext:value-type="float">
            <text:p>3389</text:p>
          </table:table-cell>
          <table:table-cell table:style-name="ce1" office:value-type="float" office:value="2506.3" calcext:value-type="float">
            <text:p>2506,3</text:p>
          </table:table-cell>
          <table:table-cell table:style-name="ce1" office:value-type="float" office:value="550.8" calcext:value-type="float">
            <text:p>550,8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36762.6" calcext:value-type="float">
            <text:p>36762,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583.8" calcext:value-type="float">
            <text:p>1583,8</text:p>
          </table:table-cell>
          <table:table-cell table:style-name="ce1" office:value-type="float" office:value="112.5" calcext:value-type="float">
            <text:p>112,5</text:p>
          </table:table-cell>
          <table:table-cell table:style-name="ce1" office:value-type="float" office:value="6773.4" calcext:value-type="float">
            <text:p>6773,4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8.8" calcext:value-type="float">
            <text:p>8,8</text:p>
          </table:table-cell>
          <table:table-cell table:style-name="ce1" office:value-type="float" office:value="2381" calcext:value-type="float">
            <text:p>2381</text:p>
          </table:table-cell>
          <table:table-cell table:style-name="ce1" office:value-type="float" office:value="400.5" calcext:value-type="float">
            <text:p>400,5</text:p>
          </table:table-cell>
          <table:table-cell table:style-name="ce1" office:value-type="float" office:value="5418.8" calcext:value-type="float">
            <text:p>5418,8</text:p>
          </table:table-cell>
          <table:table-cell table:style-name="ce1" office:value-type="float" office:value="10160.2" calcext:value-type="float">
            <text:p>10160,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79" calcext:value-type="float">
            <text:p>1579</text:p>
          </table:table-cell>
          <table:table-cell table:style-name="ce1" office:value-type="float" office:value="3729.8" calcext:value-type="float">
            <text:p>3729,8</text:p>
          </table:table-cell>
          <table:table-cell table:style-name="ce1" office:value-type="float" office:value="105882.4" calcext:value-type="float">
            <text:p>105882,4</text:p>
          </table:table-cell>
          <table:table-cell table:style-name="ce1" office:value-type="float" office:value="3509.2" calcext:value-type="float">
            <text:p>3509,2</text:p>
          </table:table-cell>
          <table:table-cell table:style-name="ce1" office:value-type="float" office:value="2907.5" calcext:value-type="float">
            <text:p>2907,5</text:p>
          </table:table-cell>
          <table:table-cell table:style-name="ce1" office:value-type="float" office:value="726.5" calcext:value-type="float">
            <text:p>726,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8768" calcext:value-type="float">
            <text:p>3876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162.6" calcext:value-type="float">
            <text:p>1162,6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3386.7" calcext:value-type="float">
            <text:p>3386,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10.6" calcext:value-type="float">
            <text:p>10,6</text:p>
          </table:table-cell>
          <table:table-cell table:style-name="ce1" office:value-type="float" office:value="3028" calcext:value-type="float">
            <text:p>3028</text:p>
          </table:table-cell>
          <table:table-cell table:style-name="ce1" office:value-type="float" office:value="400.6" calcext:value-type="float">
            <text:p>400,6</text:p>
          </table:table-cell>
          <table:table-cell table:style-name="ce1" office:value-type="float" office:value="5418.8" calcext:value-type="float">
            <text:p>5418,8</text:p>
          </table:table-cell>
          <table:table-cell table:style-name="ce1" office:value-type="float" office:value="8128.1" calcext:value-type="float">
            <text:p>8128,1</text:p>
          </table:table-cell>
          <table:table-cell table:style-name="ce1" office:value-type="float" office:value="3386.7" calcext:value-type="float">
            <text:p>3386,7</text:p>
          </table:table-cell>
          <table:table-cell table:style-name="ce1" office:value-type="float" office:value="1854.8" calcext:value-type="float">
            <text:p>1854,8</text:p>
          </table:table-cell>
          <table:table-cell table:style-name="ce1" office:value-type="float" office:value="2847.4" calcext:value-type="float">
            <text:p>2847,4</text:p>
          </table:table-cell>
          <table:table-cell table:style-name="ce1" office:value-type="float" office:value="100463.6" calcext:value-type="float">
            <text:p>100463,6</text:p>
          </table:table-cell>
          <table:table-cell table:style-name="ce1" office:value-type="float" office:value="3529.4" calcext:value-type="float">
            <text:p>3529,4</text:p>
          </table:table-cell>
          <table:table-cell table:style-name="ce1" office:value-type="float" office:value="2631.8" calcext:value-type="float">
            <text:p>2631,8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36140.6" calcext:value-type="float">
            <text:p>36140,6</text:p>
          </table:table-cell>
          <table:table-cell table:style-name="ce1" office:value-type="float" office:value="12.5" calcext:value-type="float">
            <text:p>12,5</text:p>
          </table:table-cell>
          <table:table-cell table:style-name="ce1" office:value-type="float" office:value="225.3" calcext:value-type="float">
            <text:p>225,3</text:p>
          </table:table-cell>
          <table:table-cell table:style-name="ce1" office:value-type="float" office:value="1203" calcext:value-type="float">
            <text:p>1203</text:p>
          </table:table-cell>
          <table:table-cell table:style-name="ce1" office:value-type="float" office:value="187.5" calcext:value-type="float">
            <text:p>187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12.4" calcext:value-type="float">
            <text:p>12,4</text:p>
          </table:table-cell>
          <table:table-cell table:style-name="ce1" office:value-type="float" office:value="3283.5" calcext:value-type="float">
            <text:p>3283,5</text:p>
          </table:table-cell>
          <table:table-cell table:style-name="ce1" office:value-type="float" office:value="420.6" calcext:value-type="float">
            <text:p>420,6</text:p>
          </table:table-cell>
          <table:table-cell table:style-name="ce1" office:value-type="float" office:value="6773.4" calcext:value-type="float">
            <text:p>6773,4</text:p>
          </table:table-cell>
          <table:table-cell table:style-name="ce1" office:value-type="float" office:value="8128.1" calcext:value-type="float">
            <text:p>8128,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05.4" calcext:value-type="float">
            <text:p>2105,4</text:p>
          </table:table-cell>
          <table:table-cell table:style-name="ce1" office:value-type="float" office:value="3248.6" calcext:value-type="float">
            <text:p>3248,6</text:p>
          </table:table-cell>
          <table:table-cell table:style-name="ce1" office:value-type="float" office:value="105909.5" calcext:value-type="float">
            <text:p>105909,5</text:p>
          </table:table-cell>
          <table:table-cell table:style-name="ce1" office:value-type="float" office:value="3449.2" calcext:value-type="float">
            <text:p>3449,2</text:p>
          </table:table-cell>
          <table:table-cell table:style-name="ce1" office:value-type="float" office:value="2356" calcext:value-type="float">
            <text:p>2356</text:p>
          </table:table-cell>
          <table:table-cell table:style-name="ce1" office:value-type="float" office:value="375.5" calcext:value-type="float">
            <text:p>375,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39129" calcext:value-type="float">
            <text:p>39129</text:p>
          </table:table-cell>
          <table:table-cell table:style-name="ce1" office:value-type="float" office:value="12.5" calcext:value-type="float">
            <text:p>12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02.8" calcext:value-type="float">
            <text:p>1202,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709.4" calcext:value-type="float">
            <text:p>2709,4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office:value-type="float" office:value="14.1" calcext:value-type="float">
            <text:p>14,1</text:p>
          </table:table-cell>
          <table:table-cell office:value-type="float" office:value="3133.5" calcext:value-type="float">
            <text:p>3133,5</text:p>
          </table:table-cell>
          <table:table-cell office:value-type="float" office:value="460.8" calcext:value-type="float">
            <text:p>460,8</text:p>
          </table:table-cell>
          <table:table-cell office:value-type="float" office:value="3386.7" calcext:value-type="float">
            <text:p>3386,7</text:p>
          </table:table-cell>
          <table:table-cell office:value-type="float" office:value="5418.8" calcext:value-type="float">
            <text:p>5418,8</text:p>
          </table:table-cell>
          <table:table-cell office:value-type="float" office:value="4515.6" calcext:value-type="float">
            <text:p>4515,6</text:p>
          </table:table-cell>
          <table:table-cell office:value-type="float" office:value="1629" calcext:value-type="float">
            <text:p>1629</text:p>
          </table:table-cell>
          <table:table-cell office:value-type="float" office:value="3248.6" calcext:value-type="float">
            <text:p>3248,6</text:p>
          </table:table-cell>
          <table:table-cell office:value-type="float" office:value="105909.5" calcext:value-type="float">
            <text:p>105909,5</text:p>
          </table:table-cell>
          <table:table-cell office:value-type="float" office:value="3289" calcext:value-type="float">
            <text:p>3289</text:p>
          </table:table-cell>
          <table:table-cell office:value-type="float" office:value="2531.3" calcext:value-type="float">
            <text:p>2531,3</text:p>
          </table:table-cell>
          <table:table-cell office:value-type="float" office:value="576.3" calcext:value-type="float">
            <text:p>576,3</text:p>
          </table:table-cell>
          <table:table-cell office:value-type="float" office:value="125" calcext:value-type="float">
            <text:p>125</text:p>
          </table:table-cell>
          <table:table-cell office:value-type="float" office:value="35960.2" calcext:value-type="float">
            <text:p>35960,2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283.2" calcext:value-type="float">
            <text:p>1283,2</text:p>
          </table:table-cell>
          <table:table-cell office:value-type="float" office:value="170" calcext:value-type="float">
            <text:p>170</text:p>
          </table:table-cell>
          <table:table-cell office:value-type="float" office:value="4515.6" calcext:value-type="float">
            <text:p>4515,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5.9" calcext:value-type="float">
            <text:p>15,9</text:p>
          </table:table-cell>
          <table:table-cell office:value-type="float" office:value="3183.3" calcext:value-type="float">
            <text:p>3183,3</text:p>
          </table:table-cell>
          <table:table-cell office:value-type="float" office:value="200.2" calcext:value-type="float">
            <text:p>200,2</text:p>
          </table:table-cell>
          <table:table-cell table:number-columns-repeated="2" office:value-type="float" office:value="6773.4" calcext:value-type="float">
            <text:p>6773,4</text:p>
          </table:table-cell>
          <table:table-cell office:value-type="float" office:value="4515.6" calcext:value-type="float">
            <text:p>4515,6</text:p>
          </table:table-cell>
          <table:table-cell office:value-type="float" office:value="1944.8" calcext:value-type="float">
            <text:p>1944,8</text:p>
          </table:table-cell>
          <table:table-cell office:value-type="float" office:value="2907.4" calcext:value-type="float">
            <text:p>2907,4</text:p>
          </table:table-cell>
          <table:table-cell office:value-type="float" office:value="103200.1" calcext:value-type="float">
            <text:p>103200,1</text:p>
          </table:table-cell>
          <table:table-cell office:value-type="float" office:value="3028.2" calcext:value-type="float">
            <text:p>3028,2</text:p>
          </table:table-cell>
          <table:table-cell office:value-type="float" office:value="1729.3" calcext:value-type="float">
            <text:p>1729,3</text:p>
          </table:table-cell>
          <table:table-cell office:value-type="float" office:value="280.4" calcext:value-type="float">
            <text:p>280,4</text:p>
          </table:table-cell>
          <table:table-cell office:value-type="float" office:value="75" calcext:value-type="float">
            <text:p>75</text:p>
          </table:table-cell>
          <table:table-cell office:value-type="float" office:value="36602" calcext:value-type="float">
            <text:p>36602</text:p>
          </table:table-cell>
          <table:table-cell office:value-type="float" office:value="37.5" calcext:value-type="float">
            <text:p>37,5</text:p>
          </table:table-cell>
          <table:table-cell office:value-type="float" office:value="75" calcext:value-type="float">
            <text:p>75</text:p>
          </table:table-cell>
          <table:table-cell office:value-type="float" office:value="1463.8" calcext:value-type="float">
            <text:p>1463,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7.7" calcext:value-type="float">
            <text:p>17,7</text:p>
          </table:table-cell>
          <table:table-cell office:value-type="float" office:value="2887.6" calcext:value-type="float">
            <text:p>2887,6</text:p>
          </table:table-cell>
          <table:table-cell office:value-type="float" office:value="280.2" calcext:value-type="float">
            <text:p>280,2</text:p>
          </table:table-cell>
          <table:table-cell office:value-type="float" office:value="3386.7" calcext:value-type="float">
            <text:p>3386,7</text:p>
          </table:table-cell>
          <table:table-cell office:value-type="float" office:value="10160.2" calcext:value-type="float">
            <text:p>10160,2</text:p>
          </table:table-cell>
          <table:table-cell office:value-type="float" office:value="2709.4" calcext:value-type="float">
            <text:p>2709,4</text:p>
          </table:table-cell>
          <table:table-cell office:value-type="float" office:value="1604.2" calcext:value-type="float">
            <text:p>1604,2</text:p>
          </table:table-cell>
          <table:table-cell office:value-type="float" office:value="3007.8" calcext:value-type="float">
            <text:p>3007,8</text:p>
          </table:table-cell>
          <table:table-cell office:value-type="float" office:value="100463.6" calcext:value-type="float">
            <text:p>100463,6</text:p>
          </table:table-cell>
          <table:table-cell office:value-type="float" office:value="3449.2" calcext:value-type="float">
            <text:p>3449,2</text:p>
          </table:table-cell>
          <table:table-cell office:value-type="float" office:value="2406" calcext:value-type="float">
            <text:p>2406</text:p>
          </table:table-cell>
          <table:table-cell office:value-type="float" office:value="360.6" calcext:value-type="float">
            <text:p>360,6</text:p>
          </table:table-cell>
          <table:table-cell office:value-type="float" office:value="66.7" calcext:value-type="float">
            <text:p>66,7</text:p>
          </table:table-cell>
          <table:table-cell office:value-type="float" office:value="39610.4" calcext:value-type="float">
            <text:p>39610,4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664" calcext:value-type="float">
            <text:p>1664</text:p>
          </table:table-cell>
          <table:table-cell office:value-type="float" office:value="137.5" calcext:value-type="float">
            <text:p>137,5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9.4" calcext:value-type="float">
            <text:p>19,4</text:p>
          </table:table-cell>
          <table:table-cell office:value-type="float" office:value="3233.5" calcext:value-type="float">
            <text:p>3233,5</text:p>
          </table:table-cell>
          <table:table-cell office:value-type="float" office:value="240.2" calcext:value-type="float">
            <text:p>240,2</text:p>
          </table:table-cell>
          <table:table-cell office:value-type="float" office:value="6773.4" calcext:value-type="float">
            <text:p>6773,4</text:p>
          </table:table-cell>
          <table:table-cell office:value-type="float" office:value="10160.2" calcext:value-type="float">
            <text:p>10160,2</text:p>
          </table:table-cell>
          <table:table-cell office:value-type="float" office:value="0" calcext:value-type="float">
            <text:p>0</text:p>
          </table:table-cell>
          <table:table-cell office:value-type="float" office:value="2045.4" calcext:value-type="float">
            <text:p>2045,4</text:p>
          </table:table-cell>
          <table:table-cell office:value-type="float" office:value="2646.8" calcext:value-type="float">
            <text:p>2646,8</text:p>
          </table:table-cell>
          <table:table-cell office:value-type="float" office:value="100490.7" calcext:value-type="float">
            <text:p>100490,7</text:p>
          </table:table-cell>
          <table:table-cell office:value-type="float" office:value="3950.6" calcext:value-type="float">
            <text:p>3950,6</text:p>
          </table:table-cell>
          <table:table-cell office:value-type="float" office:value="2331" calcext:value-type="float">
            <text:p>2331</text:p>
          </table:table-cell>
          <table:table-cell office:value-type="float" office:value="701.3" calcext:value-type="float">
            <text:p>701,3</text:p>
          </table:table-cell>
          <table:table-cell office:value-type="float" office:value="160" calcext:value-type="float">
            <text:p>160</text:p>
          </table:table-cell>
          <table:table-cell office:value-type="float" office:value="35920" calcext:value-type="float">
            <text:p>359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102.5" calcext:value-type="float">
            <text:p>1102,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1.2" calcext:value-type="float">
            <text:p>21,2</text:p>
          </table:table-cell>
          <table:table-cell office:value-type="float" office:value="2767.2" calcext:value-type="float">
            <text:p>2767,2</text:p>
          </table:table-cell>
          <table:table-cell office:value-type="float" office:value="250" calcext:value-type="float">
            <text:p>250</text:p>
          </table:table-cell>
          <table:table-cell office:value-type="float" office:value="6773.4" calcext:value-type="float">
            <text:p>6773,4</text:p>
          </table:table-cell>
          <table:table-cell office:value-type="float" office:value="8128.1" calcext:value-type="float">
            <text:p>8128,1</text:p>
          </table:table-cell>
          <table:table-cell office:value-type="float" office:value="0" calcext:value-type="float">
            <text:p>0</text:p>
          </table:table-cell>
          <table:table-cell office:value-type="float" office:value="1804.8" calcext:value-type="float">
            <text:p>1804,8</text:p>
          </table:table-cell>
          <table:table-cell office:value-type="float" office:value="3148.4" calcext:value-type="float">
            <text:p>3148,4</text:p>
          </table:table-cell>
          <table:table-cell office:value-type="float" office:value="100463.6" calcext:value-type="float">
            <text:p>100463,6</text:p>
          </table:table-cell>
          <table:table-cell office:value-type="float" office:value="3168.2" calcext:value-type="float">
            <text:p>3168,2</text:p>
          </table:table-cell>
          <table:table-cell office:value-type="float" office:value="2757.3" calcext:value-type="float">
            <text:p>2757,3</text:p>
          </table:table-cell>
          <table:table-cell office:value-type="float" office:value="651" calcext:value-type="float">
            <text:p>651</text:p>
          </table:table-cell>
          <table:table-cell office:value-type="float" office:value="100" calcext:value-type="float">
            <text:p>100</text:p>
          </table:table-cell>
          <table:table-cell office:value-type="float" office:value="36461.6" calcext:value-type="float">
            <text:p>36461,6</text:p>
          </table:table-cell>
          <table:table-cell office:value-type="float" office:value="175" calcext:value-type="float">
            <text:p>175</text:p>
          </table:table-cell>
          <table:table-cell office:value-type="float" office:value="240" calcext:value-type="float">
            <text:p>240</text:p>
          </table:table-cell>
          <table:table-cell office:value-type="float" office:value="1503.6" calcext:value-type="float">
            <text:p>1503,6</text:p>
          </table:table-cell>
          <table:table-cell office:value-type="float" office:value="6636.2" calcext:value-type="float">
            <text:p>6636,2</text:p>
          </table:table-cell>
          <table:table-cell office:value-type="float" office:value="32539.6" calcext:value-type="float">
            <text:p>32539,6</text:p>
          </table:table-cell>
          <table:table-cell office:value-type="float" office:value="13657.8" calcext:value-type="float">
            <text:p>13657,8</text:p>
          </table:table-cell>
          <table:table-cell office:value-type="float" office:value="11311.2" calcext:value-type="float">
            <text:p>11311,2</text:p>
          </table:table-cell>
          <table:table-cell office:value-type="float" office:value="15302.4" calcext:value-type="float">
            <text:p>15302,4</text:p>
          </table:table-cell>
          <table:table-cell table:number-columns-repeated="100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525.8" calcext:value-type="float">
            <text:p>16525,8</text:p>
          </table:table-cell>
          <table:table-cell office:value-type="float" office:value="24247.2" calcext:value-type="float">
            <text:p>24247,2</text:p>
          </table:table-cell>
          <table:table-cell office:value-type="float" office:value="24992.2" calcext:value-type="float">
            <text:p>24992,2</text:p>
          </table:table-cell>
          <table:table-cell office:value-type="float" office:value="197566.8" calcext:value-type="float">
            <text:p>197566,8</text:p>
          </table:table-cell>
          <table:table-cell office:value-type="float" office:value="3570.3" calcext:value-type="float">
            <text:p>3570,3</text:p>
          </table:table-cell>
          <table:table-cell office:value-type="float" office:value="55013.6" calcext:value-type="float">
            <text:p>55013,6</text:p>
          </table:table-cell>
          <table:table-cell office:value-type="float" office:value="7761.2" calcext:value-type="float">
            <text:p>7761,2</text:p>
          </table:table-cell>
          <table:table-cell office:value-type="float" office:value="237668.6" calcext:value-type="float">
            <text:p>237668,6</text:p>
          </table:table-cell>
          <table:table-cell office:value-type="float" office:value="38447.2" calcext:value-type="float">
            <text:p>38447,2</text:p>
          </table:table-cell>
          <table:table-cell office:value-type="float" office:value="51022.4" calcext:value-type="float">
            <text:p>51022,4</text:p>
          </table:table-cell>
          <table:table-cell office:value-type="float" office:value="41114.8" calcext:value-type="float">
            <text:p>41114,8</text:p>
          </table:table-cell>
          <table:table-cell office:value-type="float" office:value="70496.4" calcext:value-type="float">
            <text:p>70496,4</text:p>
          </table:table-cell>
          <table:table-cell office:value-type="float" office:value="62855.4" calcext:value-type="float">
            <text:p>62855,4</text:p>
          </table:table-cell>
          <table:table-cell office:value-type="float" office:value="75061.9" calcext:value-type="float">
            <text:p>75061,9</text:p>
          </table:table-cell>
          <table:table-cell office:value-type="float" office:value="7821.8" calcext:value-type="float">
            <text:p>7821,8</text:p>
          </table:table-cell>
          <table:table-cell office:value-type="float" office:value="7279.8" calcext:value-type="float">
            <text:p>7279,8</text:p>
          </table:table-cell>
          <table:table-cell office:value-type="float" office:value="42312" calcext:value-type="float">
            <text:p>42312</text:p>
          </table:table-cell>
          <table:table-cell office:value-type="float" office:value="180372.2" calcext:value-type="float">
            <text:p>180372,2</text:p>
          </table:table-cell>
          <table:table-cell office:value-type="float" office:value="93661.2" calcext:value-type="float">
            <text:p>93661,2</text:p>
          </table:table-cell>
          <table:table-cell office:value-type="float" office:value="91595.8" calcext:value-type="float">
            <text:p>91595,8</text:p>
          </table:table-cell>
          <table:table-cell office:value-type="float" office:value="120355.2" calcext:value-type="float">
            <text:p>120355,2</text:p>
          </table:table-cell>
          <table:table-cell table:number-columns-repeated="1002"/>
        </table:table-row>
        <table:table-row table:style-name="ro1">
          <table:table-cell office:value-type="float" office:value="24.7" calcext:value-type="float">
            <text:p>24,7</text:p>
          </table:table-cell>
          <table:table-cell office:value-type="float" office:value="46650.2" calcext:value-type="float">
            <text:p>46650,2</text:p>
          </table:table-cell>
          <table:table-cell office:value-type="float" office:value="40793.8" calcext:value-type="float">
            <text:p>40793,8</text:p>
          </table:table-cell>
          <table:table-cell office:value-type="float" office:value="37690.6" calcext:value-type="float">
            <text:p>37690,6</text:p>
          </table:table-cell>
          <table:table-cell office:value-type="float" office:value="515580.8" calcext:value-type="float">
            <text:p>515580,8</text:p>
          </table:table-cell>
          <table:table-cell office:value-type="float" office:value="10768.8" calcext:value-type="float">
            <text:p>10768,8</text:p>
          </table:table-cell>
          <table:table-cell office:value-type="float" office:value="153247.2" calcext:value-type="float">
            <text:p>153247,2</text:p>
          </table:table-cell>
          <table:table-cell office:value-type="float" office:value="18250.8" calcext:value-type="float">
            <text:p>18250,8</text:p>
          </table:table-cell>
          <table:table-cell office:value-type="float" office:value="278022.2" calcext:value-type="float">
            <text:p>278022,2</text:p>
          </table:table-cell>
          <table:table-cell office:value-type="float" office:value="63818.5" calcext:value-type="float">
            <text:p>63818,5</text:p>
          </table:table-cell>
          <table:table-cell office:value-type="float" office:value="59691.9" calcext:value-type="float">
            <text:p>59691,9</text:p>
          </table:table-cell>
          <table:table-cell office:value-type="float" office:value="47833.4" calcext:value-type="float">
            <text:p>47833,4</text:p>
          </table:table-cell>
          <table:table-cell office:value-type="float" office:value="140251.2" calcext:value-type="float">
            <text:p>140251,2</text:p>
          </table:table-cell>
          <table:table-cell office:value-type="float" office:value="88166" calcext:value-type="float">
            <text:p>88166</text:p>
          </table:table-cell>
          <table:table-cell office:value-type="float" office:value="148659.5" calcext:value-type="float">
            <text:p>148659,5</text:p>
          </table:table-cell>
          <table:table-cell office:value-type="float" office:value="14440" calcext:value-type="float">
            <text:p>14440</text:p>
          </table:table-cell>
          <table:table-cell office:value-type="float" office:value="12855.2" calcext:value-type="float">
            <text:p>12855,2</text:p>
          </table:table-cell>
          <table:table-cell office:value-type="float" office:value="64814" calcext:value-type="float">
            <text:p>64814</text:p>
          </table:table-cell>
          <table:table-cell office:value-type="float" office:value="234839.5" calcext:value-type="float">
            <text:p>234839,5</text:p>
          </table:table-cell>
          <table:table-cell office:value-type="float" office:value="131426.8" calcext:value-type="float">
            <text:p>131426,8</text:p>
          </table:table-cell>
          <table:table-cell office:value-type="float" office:value="142276.8" calcext:value-type="float">
            <text:p>142276,8</text:p>
          </table:table-cell>
          <table:table-cell office:value-type="float" office:value="161329.2" calcext:value-type="float">
            <text:p>161329,2</text:p>
          </table:table-cell>
          <table:table-cell table:number-columns-repeated="1002"/>
        </table:table-row>
        <table:table-row table:style-name="ro1">
          <table:table-cell office:value-type="float" office:value="26.5" calcext:value-type="float">
            <text:p>26,5</text:p>
          </table:table-cell>
          <table:table-cell office:value-type="float" office:value="58463.4" calcext:value-type="float">
            <text:p>58463,4</text:p>
          </table:table-cell>
          <table:table-cell office:value-type="float" office:value="37725.2" calcext:value-type="float">
            <text:p>37725,2</text:p>
          </table:table-cell>
          <table:table-cell office:value-type="float" office:value="46171.5" calcext:value-type="float">
            <text:p>46171,5</text:p>
          </table:table-cell>
          <table:table-cell office:value-type="float" office:value="685868.5" calcext:value-type="float">
            <text:p>685868,5</text:p>
          </table:table-cell>
          <table:table-cell office:value-type="float" office:value="13571.9" calcext:value-type="float">
            <text:p>13571,9</text:p>
          </table:table-cell>
          <table:table-cell office:value-type="float" office:value="207157.6" calcext:value-type="float">
            <text:p>207157,6</text:p>
          </table:table-cell>
          <table:table-cell office:value-type="float" office:value="20617.2" calcext:value-type="float">
            <text:p>20617,2</text:p>
          </table:table-cell>
          <table:table-cell office:value-type="float" office:value="329280.8" calcext:value-type="float">
            <text:p>329280,8</text:p>
          </table:table-cell>
          <table:table-cell office:value-type="float" office:value="75129.2" calcext:value-type="float">
            <text:p>75129,2</text:p>
          </table:table-cell>
          <table:table-cell office:value-type="float" office:value="72161.2" calcext:value-type="float">
            <text:p>72161,2</text:p>
          </table:table-cell>
          <table:table-cell office:value-type="float" office:value="86541.6" calcext:value-type="float">
            <text:p>86541,6</text:p>
          </table:table-cell>
          <table:table-cell office:value-type="float" office:value="190271.2" calcext:value-type="float">
            <text:p>190271,2</text:p>
          </table:table-cell>
          <table:table-cell office:value-type="float" office:value="102987.6" calcext:value-type="float">
            <text:p>102987,6</text:p>
          </table:table-cell>
          <table:table-cell office:value-type="float" office:value="199997" calcext:value-type="float">
            <text:p>199997</text:p>
          </table:table-cell>
          <table:table-cell office:value-type="float" office:value="17970" calcext:value-type="float">
            <text:p>17970</text:p>
          </table:table-cell>
          <table:table-cell office:value-type="float" office:value="14961.2" calcext:value-type="float">
            <text:p>14961,2</text:p>
          </table:table-cell>
          <table:table-cell office:value-type="float" office:value="78618" calcext:value-type="float">
            <text:p>78618</text:p>
          </table:table-cell>
          <table:table-cell office:value-type="float" office:value="296599.8" calcext:value-type="float">
            <text:p>296599,8</text:p>
          </table:table-cell>
          <table:table-cell office:value-type="float" office:value="151883.6" calcext:value-type="float">
            <text:p>151883,6</text:p>
          </table:table-cell>
          <table:table-cell office:value-type="float" office:value="177636.4" calcext:value-type="float">
            <text:p>177636,4</text:p>
          </table:table-cell>
          <table:table-cell office:value-type="float" office:value="192617.2" calcext:value-type="float">
            <text:p>192617,2</text:p>
          </table:table-cell>
          <table:table-cell table:number-columns-repeated="1002"/>
        </table:table-row>
        <table:table-row table:style-name="ro1">
          <table:table-cell office:value-type="float" office:value="28.3" calcext:value-type="float">
            <text:p>28,3</text:p>
          </table:table-cell>
          <table:table-cell office:value-type="float" office:value="70657" calcext:value-type="float">
            <text:p>70657</text:p>
          </table:table-cell>
          <table:table-cell office:value-type="float" office:value="34095" calcext:value-type="float">
            <text:p>34095</text:p>
          </table:table-cell>
          <table:table-cell office:value-type="float" office:value="40972.6" calcext:value-type="float">
            <text:p>40972,6</text:p>
          </table:table-cell>
          <table:table-cell office:value-type="float" office:value="862172" calcext:value-type="float">
            <text:p>862172</text:p>
          </table:table-cell>
          <table:table-cell office:value-type="float" office:value="27331" calcext:value-type="float">
            <text:p>27331</text:p>
          </table:table-cell>
          <table:table-cell office:value-type="float" office:value="254488" calcext:value-type="float">
            <text:p>254488</text:p>
          </table:table-cell>
          <table:table-cell office:value-type="float" office:value="24969.4" calcext:value-type="float">
            <text:p>24969,4</text:p>
          </table:table-cell>
          <table:table-cell office:value-type="float" office:value="388571.4" calcext:value-type="float">
            <text:p>388571,4</text:p>
          </table:table-cell>
          <table:table-cell office:value-type="float" office:value="86922.4" calcext:value-type="float">
            <text:p>86922,4</text:p>
          </table:table-cell>
          <table:table-cell office:value-type="float" office:value="70697.2" calcext:value-type="float">
            <text:p>70697,2</text:p>
          </table:table-cell>
          <table:table-cell office:value-type="float" office:value="50621" calcext:value-type="float">
            <text:p>50621</text:p>
          </table:table-cell>
          <table:table-cell office:value-type="float" office:value="237081.6" calcext:value-type="float">
            <text:p>237081,6</text:p>
          </table:table-cell>
          <table:table-cell office:value-type="float" office:value="118350" calcext:value-type="float">
            <text:p>118350</text:p>
          </table:table-cell>
          <table:table-cell office:value-type="float" office:value="243865.5" calcext:value-type="float">
            <text:p>243865,5</text:p>
          </table:table-cell>
          <table:table-cell office:value-type="float" office:value="22041" calcext:value-type="float">
            <text:p>22041</text:p>
          </table:table-cell>
          <table:table-cell office:value-type="float" office:value="17709.4" calcext:value-type="float">
            <text:p>17709,4</text:p>
          </table:table-cell>
          <table:table-cell office:value-type="float" office:value="94503.6" calcext:value-type="float">
            <text:p>94503,6</text:p>
          </table:table-cell>
          <table:table-cell office:value-type="float" office:value="355706.2" calcext:value-type="float">
            <text:p>355706,2</text:p>
          </table:table-cell>
          <table:table-cell office:value-type="float" office:value="176613.6" calcext:value-type="float">
            <text:p>176613,6</text:p>
          </table:table-cell>
          <table:table-cell office:value-type="float" office:value="204711.6" calcext:value-type="float">
            <text:p>204711,6</text:p>
          </table:table-cell>
          <table:table-cell office:value-type="float" office:value="225328" calcext:value-type="float">
            <text:p>225328</text:p>
          </table:table-cell>
          <table:table-cell table:number-columns-repeated="6"/>
          <table:table-cell table:style-name="ce2" table:number-columns-repeated="996"/>
        </table:table-row>
        <table:table-row table:style-name="ro1">
          <table:table-cell table:style-name="ce2" office:value-type="float" office:value="30.1" calcext:value-type="float">
            <text:p>30,1</text:p>
          </table:table-cell>
          <table:table-cell table:style-name="ce2" office:value-type="float" office:value="76914.2" calcext:value-type="float">
            <text:p>76914,2</text:p>
          </table:table-cell>
          <table:table-cell table:style-name="ce2" office:value-type="float" office:value="56908.5" calcext:value-type="float">
            <text:p>56908,5</text:p>
          </table:table-cell>
          <table:table-cell table:style-name="ce2" office:value-type="float" office:value="56018.7" calcext:value-type="float">
            <text:p>56018,7</text:p>
          </table:table-cell>
          <table:table-cell table:style-name="ce2" office:value-type="float" office:value="934869.7" calcext:value-type="float">
            <text:p>934869,7</text:p>
          </table:table-cell>
          <table:table-cell table:style-name="ce2" office:value-type="float" office:value="15982.5" calcext:value-type="float">
            <text:p>15982,5</text:p>
          </table:table-cell>
          <table:table-cell table:style-name="ce2" office:value-type="float" office:value="293739.2" calcext:value-type="float">
            <text:p>293739,2</text:p>
          </table:table-cell>
          <table:table-cell table:style-name="ce2" office:value-type="float" office:value="26393.2" calcext:value-type="float">
            <text:p>26393,2</text:p>
          </table:table-cell>
          <table:table-cell table:style-name="ce2" office:value-type="float" office:value="389946.4" calcext:value-type="float">
            <text:p>389946,4</text:p>
          </table:table-cell>
          <table:table-cell table:style-name="ce2" office:value-type="float" office:value="88306.4" calcext:value-type="float">
            <text:p>88306,4</text:p>
          </table:table-cell>
          <table:table-cell table:style-name="ce2" office:value-type="float" office:value="100039" calcext:value-type="float">
            <text:p>100039</text:p>
          </table:table-cell>
          <table:table-cell table:style-name="ce2" office:value-type="float" office:value="47592.8" calcext:value-type="float">
            <text:p>47592,8</text:p>
          </table:table-cell>
          <table:table-cell table:style-name="ce2" office:value-type="float" office:value="262933.6" calcext:value-type="float">
            <text:p>262933,6</text:p>
          </table:table-cell>
          <table:table-cell table:style-name="ce2" office:value-type="float" office:value="125008" calcext:value-type="float">
            <text:p>125008</text:p>
          </table:table-cell>
          <table:table-cell table:style-name="ce2" office:value-type="float" office:value="277061.5" calcext:value-type="float">
            <text:p>277061,5</text:p>
          </table:table-cell>
          <table:table-cell table:style-name="ce2" office:value-type="float" office:value="28720" calcext:value-type="float">
            <text:p>28720</text:p>
          </table:table-cell>
          <table:table-cell table:style-name="ce2" office:value-type="float" office:value="19293.4" calcext:value-type="float">
            <text:p>19293,4</text:p>
          </table:table-cell>
          <table:table-cell table:style-name="ce2" office:value-type="float" office:value="100629.6" calcext:value-type="float">
            <text:p>100629,6</text:p>
          </table:table-cell>
          <table:table-cell table:style-name="ce2" office:value-type="float" office:value="373884" calcext:value-type="float">
            <text:p>373884</text:p>
          </table:table-cell>
          <table:table-cell table:style-name="ce2" office:value-type="float" office:value="205954.4" calcext:value-type="float">
            <text:p>205954,4</text:p>
          </table:table-cell>
          <table:table-cell table:style-name="ce2" office:value-type="float" office:value="237501.6" calcext:value-type="float">
            <text:p>237501,6</text:p>
          </table:table-cell>
          <table:table-cell table:style-name="ce2" office:value-type="float" office:value="249255.2" calcext:value-type="float">
            <text:p>249255,2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31.8" calcext:value-type="float">
            <text:p>31,8</text:p>
          </table:table-cell>
          <table:table-cell table:style-name="ce2" office:value-type="float" office:value="89449.4" calcext:value-type="float">
            <text:p>89449,4</text:p>
          </table:table-cell>
          <table:table-cell table:style-name="ce2" office:value-type="float" office:value="44323.2" calcext:value-type="float">
            <text:p>44323,2</text:p>
          </table:table-cell>
          <table:table-cell table:style-name="ce2" office:value-type="float" office:value="47427.3" calcext:value-type="float">
            <text:p>47427,3</text:p>
          </table:table-cell>
          <table:table-cell table:style-name="ce2" office:value-type="float" office:value="1123263.4" calcext:value-type="float">
            <text:p>1123263,4</text:p>
          </table:table-cell>
          <table:table-cell table:style-name="ce2" office:value-type="float" office:value="24382.4" calcext:value-type="float">
            <text:p>24382,4</text:p>
          </table:table-cell>
          <table:table-cell table:style-name="ce2" office:value-type="float" office:value="346848" calcext:value-type="float">
            <text:p>346848</text:p>
          </table:table-cell>
          <table:table-cell table:style-name="ce2" office:value-type="float" office:value="30123.8" calcext:value-type="float">
            <text:p>30123,8</text:p>
          </table:table-cell>
          <table:table-cell table:style-name="ce2" office:value-type="float" office:value="488902.6" calcext:value-type="float">
            <text:p>488902,6</text:p>
          </table:table-cell>
          <table:table-cell table:style-name="ce2" office:value-type="float" office:value="94182.8" calcext:value-type="float">
            <text:p>94182,8</text:p>
          </table:table-cell>
          <table:table-cell table:style-name="ce2" office:value-type="float" office:value="84175" calcext:value-type="float">
            <text:p>84175</text:p>
          </table:table-cell>
          <table:table-cell table:style-name="ce2" office:value-type="float" office:value="45085.6" calcext:value-type="float">
            <text:p>45085,6</text:p>
          </table:table-cell>
          <table:table-cell table:style-name="ce2" office:value-type="float" office:value="284614.4" calcext:value-type="float">
            <text:p>284614,4</text:p>
          </table:table-cell>
          <table:table-cell table:style-name="ce2" office:value-type="float" office:value="132268" calcext:value-type="float">
            <text:p>132268</text:p>
          </table:table-cell>
          <table:table-cell table:style-name="ce2" office:value-type="float" office:value="303436.5" calcext:value-type="float">
            <text:p>303436,5</text:p>
          </table:table-cell>
          <table:table-cell table:style-name="ce2" office:value-type="float" office:value="30846" calcext:value-type="float">
            <text:p>30846</text:p>
          </table:table-cell>
          <table:table-cell table:style-name="ce2" office:value-type="float" office:value="19755" calcext:value-type="float">
            <text:p>19755</text:p>
          </table:table-cell>
          <table:table-cell table:style-name="ce2" office:value-type="float" office:value="110669.6" calcext:value-type="float">
            <text:p>110669,6</text:p>
          </table:table-cell>
          <table:table-cell table:style-name="ce2" office:value-type="float" office:value="449723.9" calcext:value-type="float">
            <text:p>449723,9</text:p>
          </table:table-cell>
          <table:table-cell table:style-name="ce2" office:value-type="float" office:value="228798.4" calcext:value-type="float">
            <text:p>228798,4</text:p>
          </table:table-cell>
          <table:table-cell table:style-name="ce2" office:value-type="float" office:value="259303.2" calcext:value-type="float">
            <text:p>259303,2</text:p>
          </table:table-cell>
          <table:table-cell table:style-name="ce2" office:value-type="float" office:value="267084.8" calcext:value-type="float">
            <text:p>267084,8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33.6" calcext:value-type="float">
            <text:p>33,6</text:p>
          </table:table-cell>
          <table:table-cell table:style-name="ce2" office:value-type="float" office:value="93942" calcext:value-type="float">
            <text:p>93942</text:p>
          </table:table-cell>
          <table:table-cell table:style-name="ce2" office:value-type="float" office:value="32289.8" calcext:value-type="float">
            <text:p>32289,8</text:p>
          </table:table-cell>
          <table:table-cell table:style-name="ce2" office:value-type="float" office:value="49678.9" calcext:value-type="float">
            <text:p>49678,9</text:p>
          </table:table-cell>
          <table:table-cell table:style-name="ce2" office:value-type="float" office:value="1202521.5" calcext:value-type="float">
            <text:p>1202521,5</text:p>
          </table:table-cell>
          <table:table-cell table:style-name="ce2" office:value-type="float" office:value="16541.3" calcext:value-type="float">
            <text:p>16541,3</text:p>
          </table:table-cell>
          <table:table-cell table:style-name="ce2" office:value-type="float" office:value="343036.8" calcext:value-type="float">
            <text:p>343036,8</text:p>
          </table:table-cell>
          <table:table-cell table:style-name="ce2" office:value-type="float" office:value="31367.4" calcext:value-type="float">
            <text:p>31367,4</text:p>
          </table:table-cell>
          <table:table-cell table:style-name="ce2" office:value-type="float" office:value="458854.3" calcext:value-type="float">
            <text:p>458854,3</text:p>
          </table:table-cell>
          <table:table-cell table:style-name="ce2" office:value-type="float" office:value="86100.4" calcext:value-type="float">
            <text:p>86100,4</text:p>
          </table:table-cell>
          <table:table-cell table:style-name="ce2" office:value-type="float" office:value="85077.6" calcext:value-type="float">
            <text:p>85077,6</text:p>
          </table:table-cell>
          <table:table-cell table:style-name="ce2" office:value-type="float" office:value="47332.2" calcext:value-type="float">
            <text:p>47332,2</text:p>
          </table:table-cell>
          <table:table-cell table:style-name="ce2" office:value-type="float" office:value="293379.2" calcext:value-type="float">
            <text:p>293379,2</text:p>
          </table:table-cell>
          <table:table-cell table:style-name="ce2" office:value-type="float" office:value="134636.4" calcext:value-type="float">
            <text:p>134636,4</text:p>
          </table:table-cell>
          <table:table-cell table:style-name="ce2" office:value-type="float" office:value="303112" calcext:value-type="float">
            <text:p>303112</text:p>
          </table:table-cell>
          <table:table-cell table:style-name="ce2" office:value-type="float" office:value="31106.4" calcext:value-type="float">
            <text:p>31106,4</text:p>
          </table:table-cell>
          <table:table-cell table:style-name="ce2" office:value-type="float" office:value="19173.2" calcext:value-type="float">
            <text:p>19173,2</text:p>
          </table:table-cell>
          <table:table-cell table:style-name="ce2" office:value-type="float" office:value="104433.2" calcext:value-type="float">
            <text:p>104433,2</text:p>
          </table:table-cell>
          <table:table-cell table:style-name="ce2" office:value-type="float" office:value="411849.6" calcext:value-type="float">
            <text:p>411849,6</text:p>
          </table:table-cell>
          <table:table-cell table:style-name="ce2" office:value-type="float" office:value="213516" calcext:value-type="float">
            <text:p>213516</text:p>
          </table:table-cell>
          <table:table-cell table:style-name="ce2" office:value-type="float" office:value="244481.6" calcext:value-type="float">
            <text:p>244481,6</text:p>
          </table:table-cell>
          <table:table-cell table:style-name="ce2" office:value-type="float" office:value="252625.6" calcext:value-type="float">
            <text:p>252625,6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35.4" calcext:value-type="float">
            <text:p>35,4</text:p>
          </table:table-cell>
          <table:table-cell table:style-name="ce2" office:value-type="float" office:value="86501.6" calcext:value-type="float">
            <text:p>86501,6</text:p>
          </table:table-cell>
          <table:table-cell table:style-name="ce2" office:value-type="float" office:value="32510.6" calcext:value-type="float">
            <text:p>32510,6</text:p>
          </table:table-cell>
          <table:table-cell table:style-name="ce2" office:value-type="float" office:value="43467.2" calcext:value-type="float">
            <text:p>43467,2</text:p>
          </table:table-cell>
          <table:table-cell table:style-name="ce2" office:value-type="float" office:value="980087.8" calcext:value-type="float">
            <text:p>980087,8</text:p>
          </table:table-cell>
          <table:table-cell table:style-name="ce2" office:value-type="float" office:value="16290" calcext:value-type="float">
            <text:p>16290</text:p>
          </table:table-cell>
          <table:table-cell table:style-name="ce2" office:value-type="float" office:value="325247.2" calcext:value-type="float">
            <text:p>325247,2</text:p>
          </table:table-cell>
          <table:table-cell table:style-name="ce2" office:value-type="float" office:value="27275.8" calcext:value-type="float">
            <text:p>27275,8</text:p>
          </table:table-cell>
          <table:table-cell table:style-name="ce2" office:value-type="float" office:value="400136.7" calcext:value-type="float">
            <text:p>400136,7</text:p>
          </table:table-cell>
          <table:table-cell table:style-name="ce2" office:value-type="float" office:value="79180.4" calcext:value-type="float">
            <text:p>79180,4</text:p>
          </table:table-cell>
          <table:table-cell table:style-name="ce2" office:value-type="float" office:value="71017.6" calcext:value-type="float">
            <text:p>71017,6</text:p>
          </table:table-cell>
          <table:table-cell table:style-name="ce2" office:value-type="float" office:value="33533.4" calcext:value-type="float">
            <text:p>33533,4</text:p>
          </table:table-cell>
          <table:table-cell table:style-name="ce2" office:value-type="float" office:value="259505.6" calcext:value-type="float">
            <text:p>259505,6</text:p>
          </table:table-cell>
          <table:table-cell table:style-name="ce2" office:value-type="float" office:value="116404.8" calcext:value-type="float">
            <text:p>116404,8</text:p>
          </table:table-cell>
          <table:table-cell table:style-name="ce2" office:value-type="float" office:value="266775.8" calcext:value-type="float">
            <text:p>266775,8</text:p>
          </table:table-cell>
          <table:table-cell table:style-name="ce2" office:value-type="float" office:value="23064.2" calcext:value-type="float">
            <text:p>23064,2</text:p>
          </table:table-cell>
          <table:table-cell table:style-name="ce2" office:value-type="float" office:value="17488.4" calcext:value-type="float">
            <text:p>17488,4</text:p>
          </table:table-cell>
          <table:table-cell table:style-name="ce2" office:value-type="float" office:value="90269.2" calcext:value-type="float">
            <text:p>90269,2</text:p>
          </table:table-cell>
          <table:table-cell table:style-name="ce2" office:value-type="float" office:value="334813.8" calcext:value-type="float">
            <text:p>334813,8</text:p>
          </table:table-cell>
          <table:table-cell table:style-name="ce2" office:value-type="float" office:value="178679.2" calcext:value-type="float">
            <text:p>178679,2</text:p>
          </table:table-cell>
          <table:table-cell table:style-name="ce2" office:value-type="float" office:value="207779.2" calcext:value-type="float">
            <text:p>207779,2</text:p>
          </table:table-cell>
          <table:table-cell table:style-name="ce2" office:value-type="float" office:value="213536.8" calcext:value-type="float">
            <text:p>213536,8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37.1" calcext:value-type="float">
            <text:p>37,1</text:p>
          </table:table-cell>
          <table:table-cell table:style-name="ce2" office:value-type="float" office:value="72141.2" calcext:value-type="float">
            <text:p>72141,2</text:p>
          </table:table-cell>
          <table:table-cell table:style-name="ce2" office:value-type="float" office:value="40512.8" calcext:value-type="float">
            <text:p>40512,8</text:p>
          </table:table-cell>
          <table:table-cell table:style-name="ce2" office:value-type="float" office:value="77580" calcext:value-type="float">
            <text:p>77580</text:p>
          </table:table-cell>
          <table:table-cell table:style-name="ce2" office:value-type="float" office:value="883253.9" calcext:value-type="float">
            <text:p>883253,9</text:p>
          </table:table-cell>
          <table:table-cell table:style-name="ce2" office:value-type="float" office:value="16162.5" calcext:value-type="float">
            <text:p>16162,5</text:p>
          </table:table-cell>
          <table:table-cell table:style-name="ce2" office:value-type="float" office:value="267285.6" calcext:value-type="float">
            <text:p>267285,6</text:p>
          </table:table-cell>
          <table:table-cell table:style-name="ce2" office:value-type="float" office:value="26634" calcext:value-type="float">
            <text:p>26634</text:p>
          </table:table-cell>
          <table:table-cell table:style-name="ce2" office:value-type="float" office:value="372707.3" calcext:value-type="float">
            <text:p>372707,3</text:p>
          </table:table-cell>
          <table:table-cell table:style-name="ce2" office:value-type="float" office:value="70717.2" calcext:value-type="float">
            <text:p>70717,2</text:p>
          </table:table-cell>
          <table:table-cell table:style-name="ce2" office:value-type="float" office:value="62334" calcext:value-type="float">
            <text:p>62334</text:p>
          </table:table-cell>
          <table:table-cell table:style-name="ce2" office:value-type="float" office:value="31969.2" calcext:value-type="float">
            <text:p>31969,2</text:p>
          </table:table-cell>
          <table:table-cell table:style-name="ce2" office:value-type="float" office:value="223564" calcext:value-type="float">
            <text:p>223564</text:p>
          </table:table-cell>
          <table:table-cell table:style-name="ce2" office:value-type="float" office:value="109645.6" calcext:value-type="float">
            <text:p>109645,6</text:p>
          </table:table-cell>
          <table:table-cell table:style-name="ce2" office:value-type="float" office:value="233806.8" calcext:value-type="float">
            <text:p>233806,8</text:p>
          </table:table-cell>
          <table:table-cell table:style-name="ce2" office:value-type="float" office:value="21820.4" calcext:value-type="float">
            <text:p>21820,4</text:p>
          </table:table-cell>
          <table:table-cell table:style-name="ce2" office:value-type="float" office:value="17488.4" calcext:value-type="float">
            <text:p>17488,4</text:p>
          </table:table-cell>
          <table:table-cell table:style-name="ce2" office:value-type="float" office:value="84933.6" calcext:value-type="float">
            <text:p>84933,6</text:p>
          </table:table-cell>
          <table:table-cell table:style-name="ce2" office:value-type="float" office:value="302481.2" calcext:value-type="float">
            <text:p>302481,2</text:p>
          </table:table-cell>
          <table:table-cell table:style-name="ce2" office:value-type="float" office:value="162533.2" calcext:value-type="float">
            <text:p>162533,2</text:p>
          </table:table-cell>
          <table:table-cell table:style-name="ce2" office:value-type="float" office:value="188927.2" calcext:value-type="float">
            <text:p>188927,2</text:p>
          </table:table-cell>
          <table:table-cell table:style-name="ce2" office:value-type="float" office:value="199516.8" calcext:value-type="float">
            <text:p>199516,8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38.9" calcext:value-type="float">
            <text:p>38,9</text:p>
          </table:table-cell>
          <table:table-cell table:style-name="ce2" office:value-type="float" office:value="69493.8" calcext:value-type="float">
            <text:p>69493,8</text:p>
          </table:table-cell>
          <table:table-cell table:style-name="ce2" office:value-type="float" office:value="36140.6" calcext:value-type="float">
            <text:p>36140,6</text:p>
          </table:table-cell>
          <table:table-cell table:style-name="ce2" office:value-type="float" office:value="35490" calcext:value-type="float">
            <text:p>35490</text:p>
          </table:table-cell>
          <table:table-cell table:style-name="ce2" office:value-type="float" office:value="837645.9" calcext:value-type="float">
            <text:p>837645,9</text:p>
          </table:table-cell>
          <table:table-cell table:style-name="ce2" office:value-type="float" office:value="13650" calcext:value-type="float">
            <text:p>13650</text:p>
          </table:table-cell>
          <table:table-cell table:style-name="ce2" office:value-type="float" office:value="272218.4" calcext:value-type="float">
            <text:p>272218,4</text:p>
          </table:table-cell>
          <table:table-cell table:style-name="ce2" office:value-type="float" office:value="26213" calcext:value-type="float">
            <text:p>26213</text:p>
          </table:table-cell>
          <table:table-cell table:style-name="ce2" office:value-type="float" office:value="394130.1" calcext:value-type="float">
            <text:p>394130,1</text:p>
          </table:table-cell>
          <table:table-cell table:style-name="ce2" office:value-type="float" office:value="68691.8" calcext:value-type="float">
            <text:p>68691,8</text:p>
          </table:table-cell>
          <table:table-cell table:style-name="ce2" office:value-type="float" office:value="77376" calcext:value-type="float">
            <text:p>77376</text:p>
          </table:table-cell>
          <table:table-cell table:style-name="ce2" office:value-type="float" office:value="36902.6" calcext:value-type="float">
            <text:p>36902,6</text:p>
          </table:table-cell>
          <table:table-cell table:style-name="ce2" office:value-type="float" office:value="233231.2" calcext:value-type="float">
            <text:p>233231,2</text:p>
          </table:table-cell>
          <table:table-cell table:style-name="ce2" office:value-type="float" office:value="114639.6" calcext:value-type="float">
            <text:p>114639,6</text:p>
          </table:table-cell>
          <table:table-cell table:style-name="ce2" office:value-type="float" office:value="257916" calcext:value-type="float">
            <text:p>257916</text:p>
          </table:table-cell>
          <table:table-cell table:style-name="ce2" office:value-type="float" office:value="22562.6" calcext:value-type="float">
            <text:p>22562,6</text:p>
          </table:table-cell>
          <table:table-cell table:style-name="ce2" office:value-type="float" office:value="18411.2" calcext:value-type="float">
            <text:p>18411,2</text:p>
          </table:table-cell>
          <table:table-cell table:style-name="ce2" office:value-type="float" office:value="89818.8" calcext:value-type="float">
            <text:p>89818,8</text:p>
          </table:table-cell>
          <table:table-cell table:style-name="ce2" office:value-type="float" office:value="339420.9" calcext:value-type="float">
            <text:p>339420,9</text:p>
          </table:table-cell>
          <table:table-cell table:style-name="ce2" office:value-type="float" office:value="180062.4" calcext:value-type="float">
            <text:p>180062,4</text:p>
          </table:table-cell>
          <table:table-cell table:style-name="ce2" office:value-type="float" office:value="217145.6" calcext:value-type="float">
            <text:p>217145,6</text:p>
          </table:table-cell>
          <table:table-cell table:style-name="ce2" office:value-type="float" office:value="228517.6" calcext:value-type="float">
            <text:p>228517,6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40.7" calcext:value-type="float">
            <text:p>40,7</text:p>
          </table:table-cell>
          <table:table-cell table:style-name="ce2" office:value-type="float" office:value="77877" calcext:value-type="float">
            <text:p>77877</text:p>
          </table:table-cell>
          <table:table-cell table:style-name="ce2" office:value-type="float" office:value="34235.4" calcext:value-type="float">
            <text:p>34235,4</text:p>
          </table:table-cell>
          <table:table-cell table:style-name="ce2" office:value-type="float" office:value="35124.4" calcext:value-type="float">
            <text:p>35124,4</text:p>
          </table:table-cell>
          <table:table-cell table:style-name="ce2" office:value-type="float" office:value="980726.6" calcext:value-type="float">
            <text:p>980726,6</text:p>
          </table:table-cell>
          <table:table-cell table:style-name="ce2" office:value-type="float" office:value="23641.4" calcext:value-type="float">
            <text:p>23641,4</text:p>
          </table:table-cell>
          <table:table-cell table:style-name="ce2" office:value-type="float" office:value="312571.2" calcext:value-type="float">
            <text:p>312571,2</text:p>
          </table:table-cell>
          <table:table-cell table:style-name="ce2" office:value-type="float" office:value="29622.4" calcext:value-type="float">
            <text:p>29622,4</text:p>
          </table:table-cell>
          <table:table-cell table:style-name="ce2" office:value-type="float" office:value="438865.6" calcext:value-type="float">
            <text:p>438865,6</text:p>
          </table:table-cell>
          <table:table-cell table:style-name="ce2" office:value-type="float" office:value="78699.2" calcext:value-type="float">
            <text:p>78699,2</text:p>
          </table:table-cell>
          <table:table-cell table:style-name="ce2" office:value-type="float" office:value="70937.8" calcext:value-type="float">
            <text:p>70937,8</text:p>
          </table:table-cell>
          <table:table-cell table:style-name="ce2" office:value-type="float" office:value="37163.6" calcext:value-type="float">
            <text:p>37163,6</text:p>
          </table:table-cell>
          <table:table-cell table:style-name="ce2" office:value-type="float" office:value="280060.8" calcext:value-type="float">
            <text:p>280060,8</text:p>
          </table:table-cell>
          <table:table-cell table:style-name="ce2" office:value-type="float" office:value="126573.2" calcext:value-type="float">
            <text:p>126573,2</text:p>
          </table:table-cell>
          <table:table-cell table:style-name="ce2" office:value-type="float" office:value="299682.5" calcext:value-type="float">
            <text:p>299682,5</text:p>
          </table:table-cell>
          <table:table-cell table:style-name="ce2" office:value-type="float" office:value="30324.4" calcext:value-type="float">
            <text:p>30324,4</text:p>
          </table:table-cell>
          <table:table-cell table:style-name="ce2" office:value-type="float" office:value="21840.6" calcext:value-type="float">
            <text:p>21840,6</text:p>
          </table:table-cell>
          <table:table-cell table:style-name="ce2" office:value-type="float" office:value="106635.6" calcext:value-type="float">
            <text:p>106635,6</text:p>
          </table:table-cell>
          <table:table-cell table:style-name="ce2" office:value-type="float" office:value="406335" calcext:value-type="float">
            <text:p>406335</text:p>
          </table:table-cell>
          <table:table-cell table:style-name="ce2" office:value-type="float" office:value="200199.2" calcext:value-type="float">
            <text:p>200199,2</text:p>
          </table:table-cell>
          <table:table-cell table:style-name="ce2" office:value-type="float" office:value="250376.8" calcext:value-type="float">
            <text:p>250376,8</text:p>
          </table:table-cell>
          <table:table-cell table:style-name="ce2" office:value-type="float" office:value="260364.8" calcext:value-type="float">
            <text:p>260364,8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42.4" calcext:value-type="float">
            <text:p>42,4</text:p>
          </table:table-cell>
          <table:table-cell table:style-name="ce2" office:value-type="float" office:value="91535.6" calcext:value-type="float">
            <text:p>91535,6</text:p>
          </table:table-cell>
          <table:table-cell table:style-name="ce2" office:value-type="float" office:value="44604.4" calcext:value-type="float">
            <text:p>44604,4</text:p>
          </table:table-cell>
          <table:table-cell table:style-name="ce2" office:value-type="float" office:value="48551.4" calcext:value-type="float">
            <text:p>48551,4</text:p>
          </table:table-cell>
          <table:table-cell table:style-name="ce2" office:value-type="float" office:value="1144849.4" calcext:value-type="float">
            <text:p>1144849,4</text:p>
          </table:table-cell>
          <table:table-cell table:style-name="ce2" office:value-type="float" office:value="16156.9" calcext:value-type="float">
            <text:p>16156,9</text:p>
          </table:table-cell>
          <table:table-cell table:style-name="ce2" office:value-type="float" office:value="374665.6" calcext:value-type="float">
            <text:p>374665,6</text:p>
          </table:table-cell>
          <table:table-cell table:style-name="ce2" office:value-type="float" office:value="31868.8" calcext:value-type="float">
            <text:p>31868,8</text:p>
          </table:table-cell>
          <table:table-cell table:style-name="ce2" office:value-type="float" office:value="448138.3" calcext:value-type="float">
            <text:p>448138,3</text:p>
          </table:table-cell>
          <table:table-cell table:style-name="ce2" office:value-type="float" office:value="86501.6" calcext:value-type="float">
            <text:p>86501,6</text:p>
          </table:table-cell>
          <table:table-cell table:style-name="ce2" office:value-type="float" office:value="83252.4" calcext:value-type="float">
            <text:p>83252,4</text:p>
          </table:table-cell>
          <table:table-cell table:style-name="ce2" office:value-type="float" office:value="49899" calcext:value-type="float">
            <text:p>49899</text:p>
          </table:table-cell>
          <table:table-cell table:style-name="ce2" office:value-type="float" office:value="307176" calcext:value-type="float">
            <text:p>307176</text:p>
          </table:table-cell>
          <table:table-cell table:style-name="ce2" office:value-type="float" office:value="140010" calcext:value-type="float">
            <text:p>140010</text:p>
          </table:table-cell>
          <table:table-cell table:style-name="ce2" office:value-type="float" office:value="349044.5" calcext:value-type="float">
            <text:p>349044,5</text:p>
          </table:table-cell>
          <table:table-cell table:style-name="ce2" office:value-type="float" office:value="31888.8" calcext:value-type="float">
            <text:p>31888,8</text:p>
          </table:table-cell>
          <table:table-cell table:style-name="ce2" office:value-type="float" office:value="22923.6" calcext:value-type="float">
            <text:p>22923,6</text:p>
          </table:table-cell>
          <table:table-cell table:style-name="ce2" office:value-type="float" office:value="119749.2" calcext:value-type="float">
            <text:p>119749,2</text:p>
          </table:table-cell>
          <table:table-cell table:style-name="ce2" office:value-type="float" office:value="453497.2" calcext:value-type="float">
            <text:p>453497,2</text:p>
          </table:table-cell>
          <table:table-cell table:style-name="ce2" office:value-type="float" office:value="224245.6" calcext:value-type="float">
            <text:p>224245,6</text:p>
          </table:table-cell>
          <table:table-cell table:style-name="ce2" office:value-type="float" office:value="284993.6" calcext:value-type="float">
            <text:p>284993,6</text:p>
          </table:table-cell>
          <table:table-cell table:style-name="ce2" office:value-type="float" office:value="284472.8" calcext:value-type="float">
            <text:p>284472,8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44.2" calcext:value-type="float">
            <text:p>44,2</text:p>
          </table:table-cell>
          <table:table-cell table:style-name="ce2" office:value-type="float" office:value="104230.8" calcext:value-type="float">
            <text:p>104230,8</text:p>
          </table:table-cell>
          <table:table-cell table:style-name="ce2" office:value-type="float" office:value="30825.6" calcext:value-type="float">
            <text:p>30825,6</text:p>
          </table:table-cell>
          <table:table-cell table:style-name="ce2" office:value-type="float" office:value="43364.1" calcext:value-type="float">
            <text:p>43364,1</text:p>
          </table:table-cell>
          <table:table-cell table:style-name="ce2" office:value-type="float" office:value="1283870.8" calcext:value-type="float">
            <text:p>1283870,8</text:p>
          </table:table-cell>
          <table:table-cell table:style-name="ce2" office:value-type="float" office:value="18948.1" calcext:value-type="float">
            <text:p>18948,1</text:p>
          </table:table-cell>
          <table:table-cell table:style-name="ce2" office:value-type="float" office:value="416641.6" calcext:value-type="float">
            <text:p>416641,6</text:p>
          </table:table-cell>
          <table:table-cell table:style-name="ce2" office:value-type="float" office:value="37504.4" calcext:value-type="float">
            <text:p>37504,4</text:p>
          </table:table-cell>
          <table:table-cell table:style-name="ce2" office:value-type="float" office:value="483096" calcext:value-type="float">
            <text:p>483096</text:p>
          </table:table-cell>
          <table:table-cell table:style-name="ce2" office:value-type="float" office:value="96850" calcext:value-type="float">
            <text:p>96850</text:p>
          </table:table-cell>
          <table:table-cell table:style-name="ce2" office:value-type="float" office:value="83854" calcext:value-type="float">
            <text:p>83854</text:p>
          </table:table-cell>
          <table:table-cell table:style-name="ce2" office:value-type="float" office:value="38567.8" calcext:value-type="float">
            <text:p>38567,8</text:p>
          </table:table-cell>
          <table:table-cell table:style-name="ce2" office:value-type="float" office:value="338724.8" calcext:value-type="float">
            <text:p>338724,8</text:p>
          </table:table-cell>
          <table:table-cell table:style-name="ce2" office:value-type="float" office:value="148955.2" calcext:value-type="float">
            <text:p>148955,2</text:p>
          </table:table-cell>
          <table:table-cell table:style-name="ce2" office:value-type="float" office:value="370955.5" calcext:value-type="float">
            <text:p>370955,5</text:p>
          </table:table-cell>
          <table:table-cell table:style-name="ce2" office:value-type="float" office:value="33092.2" calcext:value-type="float">
            <text:p>33092,2</text:p>
          </table:table-cell>
          <table:table-cell table:style-name="ce2" office:value-type="float" office:value="23424.8" calcext:value-type="float">
            <text:p>23424,8</text:p>
          </table:table-cell>
          <table:table-cell table:style-name="ce2" office:value-type="float" office:value="126975.6" calcext:value-type="float">
            <text:p>126975,6</text:p>
          </table:table-cell>
          <table:table-cell table:style-name="ce2" office:value-type="float" office:value="447825.4" calcext:value-type="float">
            <text:p>447825,4</text:p>
          </table:table-cell>
          <table:table-cell table:style-name="ce2" office:value-type="float" office:value="227896" calcext:value-type="float">
            <text:p>227896</text:p>
          </table:table-cell>
          <table:table-cell table:style-name="ce2" office:value-type="float" office:value="293417.6" calcext:value-type="float">
            <text:p>293417,6</text:p>
          </table:table-cell>
          <table:table-cell table:style-name="ce2" office:value-type="float" office:value="291411.2" calcext:value-type="float">
            <text:p>291411,2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07961.6" calcext:value-type="float">
            <text:p>107961,6</text:p>
          </table:table-cell>
          <table:table-cell table:style-name="ce2" office:value-type="float" office:value="51624" calcext:value-type="float">
            <text:p>51624</text:p>
          </table:table-cell>
          <table:table-cell table:style-name="ce2" office:value-type="float" office:value="50932" calcext:value-type="float">
            <text:p>50932</text:p>
          </table:table-cell>
          <table:table-cell table:style-name="ce2" office:value-type="float" office:value="1263375.8" calcext:value-type="float">
            <text:p>1263375,8</text:p>
          </table:table-cell>
          <table:table-cell table:style-name="ce2" office:value-type="float" office:value="23406.3" calcext:value-type="float">
            <text:p>23406,3</text:p>
          </table:table-cell>
          <table:table-cell table:style-name="ce2" office:value-type="float" office:value="403185.6" calcext:value-type="float">
            <text:p>403185,6</text:p>
          </table:table-cell>
          <table:table-cell table:style-name="ce2" office:value-type="float" office:value="34837.2" calcext:value-type="float">
            <text:p>34837,2</text:p>
          </table:table-cell>
          <table:table-cell table:style-name="ce2" office:value-type="float" office:value="461303.8" calcext:value-type="float">
            <text:p>461303,8</text:p>
          </table:table-cell>
          <table:table-cell table:style-name="ce2" office:value-type="float" office:value="92839.2" calcext:value-type="float">
            <text:p>92839,2</text:p>
          </table:table-cell>
          <table:table-cell table:style-name="ce2" office:value-type="float" office:value="82009" calcext:value-type="float">
            <text:p>82009</text:p>
          </table:table-cell>
          <table:table-cell table:style-name="ce2" office:value-type="float" office:value="36582" calcext:value-type="float">
            <text:p>36582</text:p>
          </table:table-cell>
          <table:table-cell table:style-name="ce2" office:value-type="float" office:value="322077.6" calcext:value-type="float">
            <text:p>322077,6</text:p>
          </table:table-cell>
          <table:table-cell table:style-name="ce2" office:value-type="float" office:value="142136" calcext:value-type="float">
            <text:p>142136</text:p>
          </table:table-cell>
          <table:table-cell table:style-name="ce2" office:value-type="float" office:value="363348" calcext:value-type="float">
            <text:p>363348</text:p>
          </table:table-cell>
          <table:table-cell table:style-name="ce2" office:value-type="float" office:value="34596.4" calcext:value-type="float">
            <text:p>34596,4</text:p>
          </table:table-cell>
          <table:table-cell table:style-name="ce2" office:value-type="float" office:value="24267.4" calcext:value-type="float">
            <text:p>24267,4</text:p>
          </table:table-cell>
          <table:table-cell table:style-name="ce2" office:value-type="float" office:value="113422.8" calcext:value-type="float">
            <text:p>113422,8</text:p>
          </table:table-cell>
          <table:table-cell table:style-name="ce2" office:value-type="float" office:value="429123.5" calcext:value-type="float">
            <text:p>429123,5</text:p>
          </table:table-cell>
          <table:table-cell table:style-name="ce2" office:value-type="float" office:value="211691.2" calcext:value-type="float">
            <text:p>211691,2</text:p>
          </table:table-cell>
          <table:table-cell table:style-name="ce2" office:value-type="float" office:value="277994.4" calcext:value-type="float">
            <text:p>277994,4</text:p>
          </table:table-cell>
          <table:table-cell table:style-name="ce2" office:value-type="float" office:value="281204" calcext:value-type="float">
            <text:p>281204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47.7" calcext:value-type="float">
            <text:p>47,7</text:p>
          </table:table-cell>
          <table:table-cell table:style-name="ce2" office:value-type="float" office:value="96148.4" calcext:value-type="float">
            <text:p>96148,4</text:p>
          </table:table-cell>
          <table:table-cell table:style-name="ce2" office:value-type="float" office:value="31166.8" calcext:value-type="float">
            <text:p>31166,8</text:p>
          </table:table-cell>
          <table:table-cell table:style-name="ce2" office:value-type="float" office:value="43474.3" calcext:value-type="float">
            <text:p>43474,3</text:p>
          </table:table-cell>
          <table:table-cell table:style-name="ce2" office:value-type="float" office:value="1186397.4" calcext:value-type="float">
            <text:p>1186397,4</text:p>
          </table:table-cell>
          <table:table-cell table:style-name="ce2" office:value-type="float" office:value="18996.3" calcext:value-type="float">
            <text:p>18996,3</text:p>
          </table:table-cell>
          <table:table-cell table:style-name="ce2" office:value-type="float" office:value="382888" calcext:value-type="float">
            <text:p>382888</text:p>
          </table:table-cell>
          <table:table-cell table:style-name="ce2" office:value-type="float" office:value="33553.4" calcext:value-type="float">
            <text:p>33553,4</text:p>
          </table:table-cell>
          <table:table-cell table:style-name="ce2" office:value-type="float" office:value="451703.7" calcext:value-type="float">
            <text:p>451703,7</text:p>
          </table:table-cell>
          <table:table-cell table:style-name="ce2" office:value-type="float" office:value="84435.6" calcext:value-type="float">
            <text:p>84435,6</text:p>
          </table:table-cell>
          <table:table-cell table:style-name="ce2" office:value-type="float" office:value="78638.8" calcext:value-type="float">
            <text:p>78638,8</text:p>
          </table:table-cell>
          <table:table-cell table:style-name="ce2" office:value-type="float" office:value="37424.2" calcext:value-type="float">
            <text:p>37424,2</text:p>
          </table:table-cell>
          <table:table-cell table:style-name="ce2" office:value-type="float" office:value="299796" calcext:value-type="float">
            <text:p>299796</text:p>
          </table:table-cell>
          <table:table-cell table:style-name="ce2" office:value-type="float" office:value="135176.4" calcext:value-type="float">
            <text:p>135176,4</text:p>
          </table:table-cell>
          <table:table-cell table:style-name="ce2" office:value-type="float" office:value="333255" calcext:value-type="float">
            <text:p>333255</text:p>
          </table:table-cell>
          <table:table-cell table:style-name="ce2" office:value-type="float" office:value="30665.4" calcext:value-type="float">
            <text:p>30665,4</text:p>
          </table:table-cell>
          <table:table-cell table:style-name="ce2" office:value-type="float" office:value="20316.6" calcext:value-type="float">
            <text:p>20316,6</text:p>
          </table:table-cell>
          <table:table-cell table:style-name="ce2" office:value-type="float" office:value="109729.2" calcext:value-type="float">
            <text:p>109729,2</text:p>
          </table:table-cell>
          <table:table-cell table:style-name="ce2" office:value-type="float" office:value="427171.4" calcext:value-type="float">
            <text:p>427171,4</text:p>
          </table:table-cell>
          <table:table-cell table:style-name="ce2" office:value-type="float" office:value="199736.8" calcext:value-type="float">
            <text:p>199736,8</text:p>
          </table:table-cell>
          <table:table-cell table:style-name="ce2" office:value-type="float" office:value="261628.8" calcext:value-type="float">
            <text:p>261628,8</text:p>
          </table:table-cell>
          <table:table-cell table:style-name="ce2" office:value-type="float" office:value="273902.4" calcext:value-type="float">
            <text:p>273902,4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49.5" calcext:value-type="float">
            <text:p>49,5</text:p>
          </table:table-cell>
          <table:table-cell table:style-name="ce2" office:value-type="float" office:value="92718.4" calcext:value-type="float">
            <text:p>92718,4</text:p>
          </table:table-cell>
          <table:table-cell table:style-name="ce2" office:value-type="float" office:value="33012" calcext:value-type="float">
            <text:p>33012</text:p>
          </table:table-cell>
          <table:table-cell table:style-name="ce2" office:value-type="float" office:value="43317.1" calcext:value-type="float">
            <text:p>43317,1</text:p>
          </table:table-cell>
          <table:table-cell table:style-name="ce2" office:value-type="float" office:value="1101460.1" calcext:value-type="float">
            <text:p>1101460,1</text:p>
          </table:table-cell>
          <table:table-cell table:style-name="ce2" office:value-type="float" office:value="16233.8" calcext:value-type="float">
            <text:p>16233,8</text:p>
          </table:table-cell>
          <table:table-cell table:style-name="ce2" office:value-type="float" office:value="355452.8" calcext:value-type="float">
            <text:p>355452,8</text:p>
          </table:table-cell>
          <table:table-cell table:style-name="ce2" office:value-type="float" office:value="30384.4" calcext:value-type="float">
            <text:p>30384,4</text:p>
          </table:table-cell>
          <table:table-cell table:style-name="ce2" office:value-type="float" office:value="423213.9" calcext:value-type="float">
            <text:p>423213,9</text:p>
          </table:table-cell>
          <table:table-cell table:style-name="ce2" office:value-type="float" office:value="81246.4" calcext:value-type="float">
            <text:p>81246,4</text:p>
          </table:table-cell>
          <table:table-cell table:style-name="ce2" office:value-type="float" office:value="76232.6" calcext:value-type="float">
            <text:p>76232,6</text:p>
          </table:table-cell>
          <table:table-cell table:style-name="ce2" office:value-type="float" office:value="31206.8" calcext:value-type="float">
            <text:p>31206,8</text:p>
          </table:table-cell>
          <table:table-cell table:style-name="ce2" office:value-type="float" office:value="283609.6" calcext:value-type="float">
            <text:p>283609,6</text:p>
          </table:table-cell>
          <table:table-cell table:style-name="ce2" office:value-type="float" office:value="132790.4" calcext:value-type="float">
            <text:p>132790,4</text:p>
          </table:table-cell>
          <table:table-cell table:style-name="ce2" office:value-type="float" office:value="319866" calcext:value-type="float">
            <text:p>319866</text:p>
          </table:table-cell>
          <table:table-cell table:style-name="ce2" office:value-type="float" office:value="29181" calcext:value-type="float">
            <text:p>29181</text:p>
          </table:table-cell>
          <table:table-cell table:style-name="ce2" office:value-type="float" office:value="18671.8" calcext:value-type="float">
            <text:p>18671,8</text:p>
          </table:table-cell>
          <table:table-cell table:style-name="ce2" office:value-type="float" office:value="107566.4" calcext:value-type="float">
            <text:p>107566,4</text:p>
          </table:table-cell>
          <table:table-cell table:style-name="ce2" office:value-type="float" office:value="398782.1" calcext:value-type="float">
            <text:p>398782,1</text:p>
          </table:table-cell>
          <table:table-cell table:style-name="ce2" office:value-type="float" office:value="186982.4" calcext:value-type="float">
            <text:p>186982,4</text:p>
          </table:table-cell>
          <table:table-cell table:style-name="ce2" office:value-type="float" office:value="245304" calcext:value-type="float">
            <text:p>245304</text:p>
          </table:table-cell>
          <table:table-cell table:style-name="ce2" office:value-type="float" office:value="251801.6" calcext:value-type="float">
            <text:p>251801,6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51.3" calcext:value-type="float">
            <text:p>51,3</text:p>
          </table:table-cell>
          <table:table-cell table:style-name="ce2" office:value-type="float" office:value="89389.4" calcext:value-type="float">
            <text:p>89389,4</text:p>
          </table:table-cell>
          <table:table-cell table:style-name="ce2" office:value-type="float" office:value="32550.8" calcext:value-type="float">
            <text:p>32550,8</text:p>
          </table:table-cell>
          <table:table-cell table:style-name="ce2" office:value-type="float" office:value="40306.5" calcext:value-type="float">
            <text:p>40306,5</text:p>
          </table:table-cell>
          <table:table-cell table:style-name="ce2" office:value-type="float" office:value="1050091.7" calcext:value-type="float">
            <text:p>1050091,7</text:p>
          </table:table-cell>
          <table:table-cell table:style-name="ce2" office:value-type="float" office:value="23496.5" calcext:value-type="float">
            <text:p>23496,5</text:p>
          </table:table-cell>
          <table:table-cell table:style-name="ce2" office:value-type="float" office:value="337500.8" calcext:value-type="float">
            <text:p>337500,8</text:p>
          </table:table-cell>
          <table:table-cell table:style-name="ce2" office:value-type="float" office:value="28559.4" calcext:value-type="float">
            <text:p>28559,4</text:p>
          </table:table-cell>
          <table:table-cell table:style-name="ce2" office:value-type="float" office:value="420009.9" calcext:value-type="float">
            <text:p>420009,9</text:p>
          </table:table-cell>
          <table:table-cell table:style-name="ce2" office:value-type="float" office:value="77054.4" calcext:value-type="float">
            <text:p>77054,4</text:p>
          </table:table-cell>
          <table:table-cell table:style-name="ce2" office:value-type="float" office:value="76393" calcext:value-type="float">
            <text:p>76393</text:p>
          </table:table-cell>
          <table:table-cell table:style-name="ce2" office:value-type="float" office:value="31828.6" calcext:value-type="float">
            <text:p>31828,6</text:p>
          </table:table-cell>
          <table:table-cell table:style-name="ce2" office:value-type="float" office:value="278796.8" calcext:value-type="float">
            <text:p>278796,8</text:p>
          </table:table-cell>
          <table:table-cell table:style-name="ce2" office:value-type="float" office:value="128537.2" calcext:value-type="float">
            <text:p>128537,2</text:p>
          </table:table-cell>
          <table:table-cell table:style-name="ce2" office:value-type="float" office:value="311922" calcext:value-type="float">
            <text:p>311922</text:p>
          </table:table-cell>
          <table:table-cell table:style-name="ce2" office:value-type="float" office:value="26513.6" calcext:value-type="float">
            <text:p>26513,6</text:p>
          </table:table-cell>
          <table:table-cell table:style-name="ce2" office:value-type="float" office:value="18832.2" calcext:value-type="float">
            <text:p>18832,2</text:p>
          </table:table-cell>
          <table:table-cell table:style-name="ce2" office:value-type="float" office:value="103402.4" calcext:value-type="float">
            <text:p>103402,4</text:p>
          </table:table-cell>
          <table:table-cell table:style-name="ce2" office:value-type="float" office:value="363457.1" calcext:value-type="float">
            <text:p>363457,1</text:p>
          </table:table-cell>
          <table:table-cell table:style-name="ce2" office:value-type="float" office:value="191314.4" calcext:value-type="float">
            <text:p>191314,4</text:p>
          </table:table-cell>
          <table:table-cell table:style-name="ce2" office:value-type="float" office:value="247268.8" calcext:value-type="float">
            <text:p>247268,8</text:p>
          </table:table-cell>
          <table:table-cell table:style-name="ce2" office:value-type="float" office:value="253688" calcext:value-type="float">
            <text:p>253688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80986.2" calcext:value-type="float">
            <text:p>80986,2</text:p>
          </table:table-cell>
          <table:table-cell table:style-name="ce2" office:value-type="float" office:value="28439.2" calcext:value-type="float">
            <text:p>28439,2</text:p>
          </table:table-cell>
          <table:table-cell table:style-name="ce2" office:value-type="float" office:value="43063.8" calcext:value-type="float">
            <text:p>43063,8</text:p>
          </table:table-cell>
          <table:table-cell table:style-name="ce2" office:value-type="float" office:value="1010708.7" calcext:value-type="float">
            <text:p>1010708,7</text:p>
          </table:table-cell>
          <table:table-cell table:style-name="ce2" office:value-type="float" office:value="16128.8" calcext:value-type="float">
            <text:p>16128,8</text:p>
          </table:table-cell>
          <table:table-cell table:style-name="ce2" office:value-type="float" office:value="330461.6" calcext:value-type="float">
            <text:p>330461,6</text:p>
          </table:table-cell>
          <table:table-cell table:style-name="ce2" office:value-type="float" office:value="30946.2" calcext:value-type="float">
            <text:p>30946,2</text:p>
          </table:table-cell>
          <table:table-cell table:style-name="ce2" office:value-type="float" office:value="404294" calcext:value-type="float">
            <text:p>404294</text:p>
          </table:table-cell>
          <table:table-cell table:style-name="ce2" office:value-type="float" office:value="76593.2" calcext:value-type="float">
            <text:p>76593,2</text:p>
          </table:table-cell>
          <table:table-cell table:style-name="ce2" office:value-type="float" office:value="68531.2" calcext:value-type="float">
            <text:p>68531,2</text:p>
          </table:table-cell>
          <table:table-cell table:style-name="ce2" office:value-type="float" office:value="27456.2" calcext:value-type="float">
            <text:p>27456,2</text:p>
          </table:table-cell>
          <table:table-cell table:style-name="ce2" office:value-type="float" office:value="276008.8" calcext:value-type="float">
            <text:p>276008,8</text:p>
          </table:table-cell>
          <table:table-cell table:style-name="ce2" office:value-type="float" office:value="123945.6" calcext:value-type="float">
            <text:p>123945,6</text:p>
          </table:table-cell>
          <table:table-cell table:style-name="ce2" office:value-type="float" office:value="300785.5" calcext:value-type="float">
            <text:p>300785,5</text:p>
          </table:table-cell>
          <table:table-cell table:style-name="ce2" office:value-type="float" office:value="27436.6" calcext:value-type="float">
            <text:p>27436,6</text:p>
          </table:table-cell>
          <table:table-cell table:style-name="ce2" office:value-type="float" office:value="18892.6" calcext:value-type="float">
            <text:p>18892,6</text:p>
          </table:table-cell>
          <table:table-cell table:style-name="ce2" office:value-type="float" office:value="95764.8" calcext:value-type="float">
            <text:p>95764,8</text:p>
          </table:table-cell>
          <table:table-cell table:style-name="ce2" office:value-type="float" office:value="374590.2" calcext:value-type="float">
            <text:p>374590,2</text:p>
          </table:table-cell>
          <table:table-cell table:style-name="ce2" office:value-type="float" office:value="174285.6" calcext:value-type="float">
            <text:p>174285,6</text:p>
          </table:table-cell>
          <table:table-cell table:style-name="ce2" office:value-type="float" office:value="237260.8" calcext:value-type="float">
            <text:p>237260,8</text:p>
          </table:table-cell>
          <table:table-cell table:style-name="ce2" office:value-type="float" office:value="242956.8" calcext:value-type="float">
            <text:p>242956,8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54.8" calcext:value-type="float">
            <text:p>54,8</text:p>
          </table:table-cell>
          <table:table-cell table:style-name="ce2" office:value-type="float" office:value="85057.4" calcext:value-type="float">
            <text:p>85057,4</text:p>
          </table:table-cell>
          <table:table-cell table:style-name="ce2" office:value-type="float" office:value="30625.2" calcext:value-type="float">
            <text:p>30625,2</text:p>
          </table:table-cell>
          <table:table-cell table:style-name="ce2" office:value-type="float" office:value="37787.6" calcext:value-type="float">
            <text:p>37787,6</text:p>
          </table:table-cell>
          <table:table-cell table:style-name="ce2" office:value-type="float" office:value="1049341.2" calcext:value-type="float">
            <text:p>1049341,2</text:p>
          </table:table-cell>
          <table:table-cell table:style-name="ce2" office:value-type="float" office:value="18880.3" calcext:value-type="float">
            <text:p>18880,3</text:p>
          </table:table-cell>
          <table:table-cell table:style-name="ce2" office:value-type="float" office:value="335296" calcext:value-type="float">
            <text:p>335296</text:p>
          </table:table-cell>
          <table:table-cell table:style-name="ce2" office:value-type="float" office:value="29241.6" calcext:value-type="float">
            <text:p>29241,6</text:p>
          </table:table-cell>
          <table:table-cell table:style-name="ce2" office:value-type="float" office:value="421840.3" calcext:value-type="float">
            <text:p>421840,3</text:p>
          </table:table-cell>
          <table:table-cell table:style-name="ce2" office:value-type="float" office:value="77496" calcext:value-type="float">
            <text:p>77496</text:p>
          </table:table-cell>
          <table:table-cell table:style-name="ce2" office:value-type="float" office:value="74407.6" calcext:value-type="float">
            <text:p>74407,6</text:p>
          </table:table-cell>
          <table:table-cell table:style-name="ce2" office:value-type="float" office:value="29040.8" calcext:value-type="float">
            <text:p>29040,8</text:p>
          </table:table-cell>
          <table:table-cell table:style-name="ce2" office:value-type="float" office:value="274144.8" calcext:value-type="float">
            <text:p>274144,8</text:p>
          </table:table-cell>
          <table:table-cell table:style-name="ce2" office:value-type="float" office:value="123524.4" calcext:value-type="float">
            <text:p>123524,4</text:p>
          </table:table-cell>
          <table:table-cell table:style-name="ce2" office:value-type="float" office:value="307329.5" calcext:value-type="float">
            <text:p>307329,5</text:p>
          </table:table-cell>
          <table:table-cell table:style-name="ce2" office:value-type="float" office:value="27556.8" calcext:value-type="float">
            <text:p>27556,8</text:p>
          </table:table-cell>
          <table:table-cell table:style-name="ce2" office:value-type="float" office:value="19133" calcext:value-type="float">
            <text:p>19133</text:p>
          </table:table-cell>
          <table:table-cell table:style-name="ce2" office:value-type="float" office:value="102411.2" calcext:value-type="float">
            <text:p>102411,2</text:p>
          </table:table-cell>
          <table:table-cell table:style-name="ce2" office:value-type="float" office:value="373183.1" calcext:value-type="float">
            <text:p>373183,1</text:p>
          </table:table-cell>
          <table:table-cell table:style-name="ce2" office:value-type="float" office:value="189328" calcext:value-type="float">
            <text:p>189328</text:p>
          </table:table-cell>
          <table:table-cell table:style-name="ce2" office:value-type="float" office:value="244742.4" calcext:value-type="float">
            <text:p>244742,4</text:p>
          </table:table-cell>
          <table:table-cell table:style-name="ce2" office:value-type="float" office:value="249094.4" calcext:value-type="float">
            <text:p>249094,4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56.6" calcext:value-type="float">
            <text:p>56,6</text:p>
          </table:table-cell>
          <table:table-cell table:style-name="ce2" office:value-type="float" office:value="83974.8" calcext:value-type="float">
            <text:p>83974,8</text:p>
          </table:table-cell>
          <table:table-cell table:style-name="ce2" office:value-type="float" office:value="36060.6" calcext:value-type="float">
            <text:p>36060,6</text:p>
          </table:table-cell>
          <table:table-cell table:style-name="ce2" office:value-type="float" office:value="37756.3" calcext:value-type="float">
            <text:p>37756,3</text:p>
          </table:table-cell>
          <table:table-cell table:style-name="ce2" office:value-type="float" office:value="1062757.5" calcext:value-type="float">
            <text:p>1062757,5</text:p>
          </table:table-cell>
          <table:table-cell table:style-name="ce2" office:value-type="float" office:value="21575" calcext:value-type="float">
            <text:p>21575</text:p>
          </table:table-cell>
          <table:table-cell table:style-name="ce2" office:value-type="float" office:value="335996.8" calcext:value-type="float">
            <text:p>335996,8</text:p>
          </table:table-cell>
          <table:table-cell table:style-name="ce2" office:value-type="float" office:value="30083.8" calcext:value-type="float">
            <text:p>30083,8</text:p>
          </table:table-cell>
          <table:table-cell table:style-name="ce2" office:value-type="float" office:value="424542.1" calcext:value-type="float">
            <text:p>424542,1</text:p>
          </table:table-cell>
          <table:table-cell table:style-name="ce2" office:value-type="float" office:value="76894.4" calcext:value-type="float">
            <text:p>76894,4</text:p>
          </table:table-cell>
          <table:table-cell table:style-name="ce2" office:value-type="float" office:value="70355.6" calcext:value-type="float">
            <text:p>70355,6</text:p>
          </table:table-cell>
          <table:table-cell table:style-name="ce2" office:value-type="float" office:value="33392.8" calcext:value-type="float">
            <text:p>33392,8</text:p>
          </table:table-cell>
          <table:table-cell table:style-name="ce2" office:value-type="float" office:value="272420.8" calcext:value-type="float">
            <text:p>272420,8</text:p>
          </table:table-cell>
          <table:table-cell table:style-name="ce2" office:value-type="float" office:value="129119.2" calcext:value-type="float">
            <text:p>129119,2</text:p>
          </table:table-cell>
          <table:table-cell table:style-name="ce2" office:value-type="float" office:value="306253.5" calcext:value-type="float">
            <text:p>306253,5</text:p>
          </table:table-cell>
          <table:table-cell table:style-name="ce2" office:value-type="float" office:value="29101" calcext:value-type="float">
            <text:p>29101</text:p>
          </table:table-cell>
          <table:table-cell table:style-name="ce2" office:value-type="float" office:value="18892.4" calcext:value-type="float">
            <text:p>18892,4</text:p>
          </table:table-cell>
          <table:table-cell table:style-name="ce2" office:value-type="float" office:value="104373.6" calcext:value-type="float">
            <text:p>104373,6</text:p>
          </table:table-cell>
          <table:table-cell table:style-name="ce2" office:value-type="float" office:value="367718.9" calcext:value-type="float">
            <text:p>367718,9</text:p>
          </table:table-cell>
          <table:table-cell table:style-name="ce2" office:value-type="float" office:value="194903.6" calcext:value-type="float">
            <text:p>194903,6</text:p>
          </table:table-cell>
          <table:table-cell table:style-name="ce2" office:value-type="float" office:value="236500.8" calcext:value-type="float">
            <text:p>236500,8</text:p>
          </table:table-cell>
          <table:table-cell table:style-name="ce2" office:value-type="float" office:value="242316.8" calcext:value-type="float">
            <text:p>242316,8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58.3" calcext:value-type="float">
            <text:p>58,3</text:p>
          </table:table-cell>
          <table:table-cell table:style-name="ce2" office:value-type="float" office:value="83111.6" calcext:value-type="float">
            <text:p>83111,6</text:p>
          </table:table-cell>
          <table:table-cell table:style-name="ce2" office:value-type="float" office:value="29702.6" calcext:value-type="float">
            <text:p>29702,6</text:p>
          </table:table-cell>
          <table:table-cell table:style-name="ce2" office:value-type="float" office:value="40564.5" calcext:value-type="float">
            <text:p>40564,5</text:p>
          </table:table-cell>
          <table:table-cell table:style-name="ce2" office:value-type="float" office:value="1054164.2" calcext:value-type="float">
            <text:p>1054164,2</text:p>
          </table:table-cell>
          <table:table-cell table:style-name="ce2" office:value-type="float" office:value="18917.5" calcext:value-type="float">
            <text:p>18917,5</text:p>
          </table:table-cell>
          <table:table-cell table:style-name="ce2" office:value-type="float" office:value="342233.6" calcext:value-type="float">
            <text:p>342233,6</text:p>
          </table:table-cell>
          <table:table-cell table:style-name="ce2" office:value-type="float" office:value="32771.2" calcext:value-type="float">
            <text:p>32771,2</text:p>
          </table:table-cell>
          <table:table-cell table:style-name="ce2" office:value-type="float" office:value="419995.5" calcext:value-type="float">
            <text:p>419995,5</text:p>
          </table:table-cell>
          <table:table-cell table:style-name="ce2" office:value-type="float" office:value="74426.8" calcext:value-type="float">
            <text:p>74426,8</text:p>
          </table:table-cell>
          <table:table-cell table:style-name="ce2" office:value-type="float" office:value="73725.4" calcext:value-type="float">
            <text:p>73725,4</text:p>
          </table:table-cell>
          <table:table-cell table:style-name="ce2" office:value-type="float" office:value="29923.2" calcext:value-type="float">
            <text:p>29923,2</text:p>
          </table:table-cell>
          <table:table-cell table:style-name="ce2" office:value-type="float" office:value="275648.8" calcext:value-type="float">
            <text:p>275648,8</text:p>
          </table:table-cell>
          <table:table-cell table:style-name="ce2" office:value-type="float" office:value="122320.8" calcext:value-type="float">
            <text:p>122320,8</text:p>
          </table:table-cell>
          <table:table-cell table:style-name="ce2" office:value-type="float" office:value="310995" calcext:value-type="float">
            <text:p>310995</text:p>
          </table:table-cell>
          <table:table-cell table:style-name="ce2" office:value-type="float" office:value="28960.8" calcext:value-type="float">
            <text:p>28960,8</text:p>
          </table:table-cell>
          <table:table-cell table:style-name="ce2" office:value-type="float" office:value="17248" calcext:value-type="float">
            <text:p>17248</text:p>
          </table:table-cell>
          <table:table-cell table:style-name="ce2" office:value-type="float" office:value="101710.8" calcext:value-type="float">
            <text:p>101710,8</text:p>
          </table:table-cell>
          <table:table-cell table:style-name="ce2" office:value-type="float" office:value="371215.4" calcext:value-type="float">
            <text:p>371215,4</text:p>
          </table:table-cell>
          <table:table-cell table:style-name="ce2" office:value-type="float" office:value="186621.2" calcext:value-type="float">
            <text:p>186621,2</text:p>
          </table:table-cell>
          <table:table-cell table:style-name="ce2" office:value-type="float" office:value="239148" calcext:value-type="float">
            <text:p>239148</text:p>
          </table:table-cell>
          <table:table-cell table:style-name="ce2" office:value-type="float" office:value="244241.6" calcext:value-type="float">
            <text:p>244241,6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60.1" calcext:value-type="float">
            <text:p>60,1</text:p>
          </table:table-cell>
          <table:table-cell table:style-name="ce2" office:value-type="float" office:value="81287.4" calcext:value-type="float">
            <text:p>81287,4</text:p>
          </table:table-cell>
          <table:table-cell table:style-name="ce2" office:value-type="float" office:value="31206.8" calcext:value-type="float">
            <text:p>31206,8</text:p>
          </table:table-cell>
          <table:table-cell table:style-name="ce2" office:value-type="float" office:value="40442.6" calcext:value-type="float">
            <text:p>40442,6</text:p>
          </table:table-cell>
          <table:table-cell table:style-name="ce2" office:value-type="float" office:value="1048300.5" calcext:value-type="float">
            <text:p>1048300,5</text:p>
          </table:table-cell>
          <table:table-cell table:style-name="ce2" office:value-type="float" office:value="16166.3" calcext:value-type="float">
            <text:p>16166,3</text:p>
          </table:table-cell>
          <table:table-cell table:style-name="ce2" office:value-type="float" office:value="334814.4" calcext:value-type="float">
            <text:p>334814,4</text:p>
          </table:table-cell>
          <table:table-cell table:style-name="ce2" office:value-type="float" office:value="29622.4" calcext:value-type="float">
            <text:p>29622,4</text:p>
          </table:table-cell>
          <table:table-cell table:style-name="ce2" office:value-type="float" office:value="416038.4" calcext:value-type="float">
            <text:p>416038,4</text:p>
          </table:table-cell>
          <table:table-cell table:style-name="ce2" office:value-type="float" office:value="81046" calcext:value-type="float">
            <text:p>81046</text:p>
          </table:table-cell>
          <table:table-cell table:style-name="ce2" office:value-type="float" office:value="70917.6" calcext:value-type="float">
            <text:p>70917,6</text:p>
          </table:table-cell>
          <table:table-cell table:style-name="ce2" office:value-type="float" office:value="30224.2" calcext:value-type="float">
            <text:p>30224,2</text:p>
          </table:table-cell>
          <table:table-cell table:style-name="ce2" office:value-type="float" office:value="267744.8" calcext:value-type="float">
            <text:p>267744,8</text:p>
          </table:table-cell>
          <table:table-cell table:style-name="ce2" office:value-type="float" office:value="127294.8" calcext:value-type="float">
            <text:p>127294,8</text:p>
          </table:table-cell>
          <table:table-cell table:style-name="ce2" office:value-type="float" office:value="312347.5" calcext:value-type="float">
            <text:p>312347,5</text:p>
          </table:table-cell>
          <table:table-cell table:style-name="ce2" office:value-type="float" office:value="27757.4" calcext:value-type="float">
            <text:p>27757,4</text:p>
          </table:table-cell>
          <table:table-cell table:style-name="ce2" office:value-type="float" office:value="18812.2" calcext:value-type="float">
            <text:p>18812,2</text:p>
          </table:table-cell>
          <table:table-cell table:style-name="ce2" office:value-type="float" office:value="100750" calcext:value-type="float">
            <text:p>100750</text:p>
          </table:table-cell>
          <table:table-cell table:style-name="ce2" office:value-type="float" office:value="378209.4" calcext:value-type="float">
            <text:p>378209,4</text:p>
          </table:table-cell>
          <table:table-cell table:style-name="ce2" office:value-type="float" office:value="189268" calcext:value-type="float">
            <text:p>189268</text:p>
          </table:table-cell>
          <table:table-cell table:style-name="ce2" office:value-type="float" office:value="244259.2" calcext:value-type="float">
            <text:p>244259,2</text:p>
          </table:table-cell>
          <table:table-cell table:style-name="ce2" office:value-type="float" office:value="237441.6" calcext:value-type="float">
            <text:p>237441,6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61.9" calcext:value-type="float">
            <text:p>61,9</text:p>
          </table:table-cell>
          <table:table-cell table:style-name="ce2" office:value-type="float" office:value="82771" calcext:value-type="float">
            <text:p>82771</text:p>
          </table:table-cell>
          <table:table-cell table:style-name="ce2" office:value-type="float" office:value="27837.6" calcext:value-type="float">
            <text:p>27837,6</text:p>
          </table:table-cell>
          <table:table-cell table:style-name="ce2" office:value-type="float" office:value="39748.4" calcext:value-type="float">
            <text:p>39748,4</text:p>
          </table:table-cell>
          <table:table-cell table:style-name="ce2" office:value-type="float" office:value="1032901.4" calcext:value-type="float">
            <text:p>1032901,4</text:p>
          </table:table-cell>
          <table:table-cell table:style-name="ce2" office:value-type="float" office:value="79620.3" calcext:value-type="float">
            <text:p>79620,3</text:p>
          </table:table-cell>
          <table:table-cell table:style-name="ce2" office:value-type="float" office:value="330482.4" calcext:value-type="float">
            <text:p>330482,4</text:p>
          </table:table-cell>
          <table:table-cell table:style-name="ce2" office:value-type="float" office:value="31608" calcext:value-type="float">
            <text:p>31608</text:p>
          </table:table-cell>
          <table:table-cell table:style-name="ce2" office:value-type="float" office:value="387659" calcext:value-type="float">
            <text:p>387659</text:p>
          </table:table-cell>
          <table:table-cell table:style-name="ce2" office:value-type="float" office:value="73805.6" calcext:value-type="float">
            <text:p>73805,6</text:p>
          </table:table-cell>
          <table:table-cell table:style-name="ce2" office:value-type="float" office:value="72983.8" calcext:value-type="float">
            <text:p>72983,8</text:p>
          </table:table-cell>
          <table:table-cell table:style-name="ce2" office:value-type="float" office:value="26513.8" calcext:value-type="float">
            <text:p>26513,8</text:p>
          </table:table-cell>
          <table:table-cell table:style-name="ce2" office:value-type="float" office:value="263053.6" calcext:value-type="float">
            <text:p>263053,6</text:p>
          </table:table-cell>
          <table:table-cell table:style-name="ce2" office:value-type="float" office:value="125550" calcext:value-type="float">
            <text:p>125550</text:p>
          </table:table-cell>
          <table:table-cell table:style-name="ce2" office:value-type="float" office:value="302649" calcext:value-type="float">
            <text:p>302649</text:p>
          </table:table-cell>
          <table:table-cell table:style-name="ce2" office:value-type="float" office:value="28138.4" calcext:value-type="float">
            <text:p>28138,4</text:p>
          </table:table-cell>
          <table:table-cell table:style-name="ce2" office:value-type="float" office:value="15824" calcext:value-type="float">
            <text:p>15824</text:p>
          </table:table-cell>
          <table:table-cell table:style-name="ce2" office:value-type="float" office:value="98487.6" calcext:value-type="float">
            <text:p>98487,6</text:p>
          </table:table-cell>
          <table:table-cell table:style-name="ce2" office:value-type="float" office:value="353127.5" calcext:value-type="float">
            <text:p>353127,5</text:p>
          </table:table-cell>
          <table:table-cell table:style-name="ce2" office:value-type="float" office:value="181185.6" calcext:value-type="float">
            <text:p>181185,6</text:p>
          </table:table-cell>
          <table:table-cell table:style-name="ce2" office:value-type="float" office:value="235056" calcext:value-type="float">
            <text:p>235056</text:p>
          </table:table-cell>
          <table:table-cell table:style-name="ce2" office:value-type="float" office:value="236319.2" calcext:value-type="float">
            <text:p>236319,2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63.6" calcext:value-type="float">
            <text:p>63,6</text:p>
          </table:table-cell>
          <table:table-cell table:style-name="ce2" office:value-type="float" office:value="76031.8" calcext:value-type="float">
            <text:p>76031,8</text:p>
          </table:table-cell>
          <table:table-cell table:style-name="ce2" office:value-type="float" office:value="27075.2" calcext:value-type="float">
            <text:p>27075,2</text:p>
          </table:table-cell>
          <table:table-cell table:style-name="ce2" office:value-type="float" office:value="38036.3" calcext:value-type="float">
            <text:p>38036,3</text:p>
          </table:table-cell>
          <table:table-cell table:style-name="ce2" office:value-type="float" office:value="1018828.5" calcext:value-type="float">
            <text:p>1018828,5</text:p>
          </table:table-cell>
          <table:table-cell table:style-name="ce2" office:value-type="float" office:value="16980.5" calcext:value-type="float">
            <text:p>16980,5</text:p>
          </table:table-cell>
          <table:table-cell table:style-name="ce2" office:value-type="float" office:value="313955.2" calcext:value-type="float">
            <text:p>313955,2</text:p>
          </table:table-cell>
          <table:table-cell table:style-name="ce2" office:value-type="float" office:value="29121" calcext:value-type="float">
            <text:p>29121</text:p>
          </table:table-cell>
          <table:table-cell table:style-name="ce2" office:value-type="float" office:value="397723.3" calcext:value-type="float">
            <text:p>397723,3</text:p>
          </table:table-cell>
          <table:table-cell table:style-name="ce2" office:value-type="float" office:value="75229.6" calcext:value-type="float">
            <text:p>75229,6</text:p>
          </table:table-cell>
          <table:table-cell table:style-name="ce2" office:value-type="float" office:value="65101.2" calcext:value-type="float">
            <text:p>65101,2</text:p>
          </table:table-cell>
          <table:table-cell table:style-name="ce2" office:value-type="float" office:value="26353.4" calcext:value-type="float">
            <text:p>26353,4</text:p>
          </table:table-cell>
          <table:table-cell table:style-name="ce2" office:value-type="float" office:value="255052.8" calcext:value-type="float">
            <text:p>255052,8</text:p>
          </table:table-cell>
          <table:table-cell table:style-name="ce2" office:value-type="float" office:value="123022.8" calcext:value-type="float">
            <text:p>123022,8</text:p>
          </table:table-cell>
          <table:table-cell table:style-name="ce2" office:value-type="float" office:value="288584.5" calcext:value-type="float">
            <text:p>288584,5</text:p>
          </table:table-cell>
          <table:table-cell table:style-name="ce2" office:value-type="float" office:value="25531" calcext:value-type="float">
            <text:p>25531</text:p>
          </table:table-cell>
          <table:table-cell table:style-name="ce2" office:value-type="float" office:value="14981.4" calcext:value-type="float">
            <text:p>14981,4</text:p>
          </table:table-cell>
          <table:table-cell table:style-name="ce2" office:value-type="float" office:value="96915.6" calcext:value-type="float">
            <text:p>96915,6</text:p>
          </table:table-cell>
          <table:table-cell table:style-name="ce2" office:value-type="float" office:value="365039.3" calcext:value-type="float">
            <text:p>365039,3</text:p>
          </table:table-cell>
          <table:table-cell table:style-name="ce2" office:value-type="float" office:value="175008.4" calcext:value-type="float">
            <text:p>175008,4</text:p>
          </table:table-cell>
          <table:table-cell table:style-name="ce2" office:value-type="float" office:value="226872.8" calcext:value-type="float">
            <text:p>226872,8</text:p>
          </table:table-cell>
          <table:table-cell table:style-name="ce2" office:value-type="float" office:value="220716" calcext:value-type="float">
            <text:p>220716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65.4" calcext:value-type="float">
            <text:p>65,4</text:p>
          </table:table-cell>
          <table:table-cell table:style-name="ce2" office:value-type="float" office:value="78157.8" calcext:value-type="float">
            <text:p>78157,8</text:p>
          </table:table-cell>
          <table:table-cell table:style-name="ce2" office:value-type="float" office:value="26112.4" calcext:value-type="float">
            <text:p>26112,4</text:p>
          </table:table-cell>
          <table:table-cell table:style-name="ce2" office:value-type="float" office:value="46118.4" calcext:value-type="float">
            <text:p>46118,4</text:p>
          </table:table-cell>
          <table:table-cell table:style-name="ce2" office:value-type="float" office:value="970573.3" calcext:value-type="float">
            <text:p>970573,3</text:p>
          </table:table-cell>
          <table:table-cell table:style-name="ce2" office:value-type="float" office:value="16267.5" calcext:value-type="float">
            <text:p>16267,5</text:p>
          </table:table-cell>
          <table:table-cell table:style-name="ce2" office:value-type="float" office:value="309504.8" calcext:value-type="float">
            <text:p>309504,8</text:p>
          </table:table-cell>
          <table:table-cell table:style-name="ce2" office:value-type="float" office:value="28038" calcext:value-type="float">
            <text:p>28038</text:p>
          </table:table-cell>
          <table:table-cell table:style-name="ce2" office:value-type="float" office:value="388766.1" calcext:value-type="float">
            <text:p>388766,1</text:p>
          </table:table-cell>
          <table:table-cell table:style-name="ce2" office:value-type="float" office:value="73765.6" calcext:value-type="float">
            <text:p>73765,6</text:p>
          </table:table-cell>
          <table:table-cell table:style-name="ce2" office:value-type="float" office:value="62975.4" calcext:value-type="float">
            <text:p>62975,4</text:p>
          </table:table-cell>
          <table:table-cell table:style-name="ce2" office:value-type="float" office:value="28920.4" calcext:value-type="float">
            <text:p>28920,4</text:p>
          </table:table-cell>
          <table:table-cell table:style-name="ce2" office:value-type="float" office:value="256916.8" calcext:value-type="float">
            <text:p>256916,8</text:p>
          </table:table-cell>
          <table:table-cell table:style-name="ce2" office:value-type="float" office:value="121840.4" calcext:value-type="float">
            <text:p>121840,4</text:p>
          </table:table-cell>
          <table:table-cell table:style-name="ce2" office:value-type="float" office:value="296330" calcext:value-type="float">
            <text:p>296330</text:p>
          </table:table-cell>
          <table:table-cell table:style-name="ce2" office:value-type="float" office:value="25290.2" calcext:value-type="float">
            <text:p>25290,2</text:p>
          </table:table-cell>
          <table:table-cell table:style-name="ce2" office:value-type="float" office:value="16766.4" calcext:value-type="float">
            <text:p>16766,4</text:p>
          </table:table-cell>
          <table:table-cell table:style-name="ce2" office:value-type="float" office:value="96545.6" calcext:value-type="float">
            <text:p>96545,6</text:p>
          </table:table-cell>
          <table:table-cell table:style-name="ce2" office:value-type="float" office:value="345223.5" calcext:value-type="float">
            <text:p>345223,5</text:p>
          </table:table-cell>
          <table:table-cell table:style-name="ce2" office:value-type="float" office:value="172360" calcext:value-type="float">
            <text:p>172360</text:p>
          </table:table-cell>
          <table:table-cell table:style-name="ce2" office:value-type="float" office:value="227334.4" calcext:value-type="float">
            <text:p>227334,4</text:p>
          </table:table-cell>
          <table:table-cell table:style-name="ce2" office:value-type="float" office:value="223061.6" calcext:value-type="float">
            <text:p>223061,6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67.2" calcext:value-type="float">
            <text:p>67,2</text:p>
          </table:table-cell>
          <table:table-cell table:style-name="ce2" office:value-type="float" office:value="76132.6" calcext:value-type="float">
            <text:p>76132,6</text:p>
          </table:table-cell>
          <table:table-cell table:style-name="ce2" office:value-type="float" office:value="21660" calcext:value-type="float">
            <text:p>21660</text:p>
          </table:table-cell>
          <table:table-cell table:style-name="ce2" office:value-type="float" office:value="48372.4" calcext:value-type="float">
            <text:p>48372,4</text:p>
          </table:table-cell>
          <table:table-cell table:style-name="ce2" office:value-type="float" office:value="960899.1" calcext:value-type="float">
            <text:p>960899,1</text:p>
          </table:table-cell>
          <table:table-cell table:style-name="ce2" office:value-type="float" office:value="16106.3" calcext:value-type="float">
            <text:p>16106,3</text:p>
          </table:table-cell>
          <table:table-cell table:style-name="ce2" office:value-type="float" office:value="306834.4" calcext:value-type="float">
            <text:p>306834,4</text:p>
          </table:table-cell>
          <table:table-cell table:style-name="ce2" office:value-type="float" office:value="28379.2" calcext:value-type="float">
            <text:p>28379,2</text:p>
          </table:table-cell>
          <table:table-cell table:style-name="ce2" office:value-type="float" office:value="395623.2" calcext:value-type="float">
            <text:p>395623,2</text:p>
          </table:table-cell>
          <table:table-cell table:style-name="ce2" office:value-type="float" office:value="68871.8" calcext:value-type="float">
            <text:p>68871,8</text:p>
          </table:table-cell>
          <table:table-cell table:style-name="ce2" office:value-type="float" office:value="70737.2" calcext:value-type="float">
            <text:p>70737,2</text:p>
          </table:table-cell>
          <table:table-cell table:style-name="ce2" office:value-type="float" office:value="26052.4" calcext:value-type="float">
            <text:p>26052,4</text:p>
          </table:table-cell>
          <table:table-cell table:style-name="ce2" office:value-type="float" office:value="249816" calcext:value-type="float">
            <text:p>249816</text:p>
          </table:table-cell>
          <table:table-cell table:style-name="ce2" office:value-type="float" office:value="117608.4" calcext:value-type="float">
            <text:p>117608,4</text:p>
          </table:table-cell>
          <table:table-cell table:style-name="ce2" office:value-type="float" office:value="288648" calcext:value-type="float">
            <text:p>288648</text:p>
          </table:table-cell>
          <table:table-cell table:style-name="ce2" office:value-type="float" office:value="26554" calcext:value-type="float">
            <text:p>26554</text:p>
          </table:table-cell>
          <table:table-cell table:style-name="ce2" office:value-type="float" office:value="16686.2" calcext:value-type="float">
            <text:p>16686,2</text:p>
          </table:table-cell>
          <table:table-cell table:style-name="ce2" office:value-type="float" office:value="92141.6" calcext:value-type="float">
            <text:p>92141,6</text:p>
          </table:table-cell>
          <table:table-cell table:style-name="ce2" office:value-type="float" office:value="344485.8" calcext:value-type="float">
            <text:p>344485,8</text:p>
          </table:table-cell>
          <table:table-cell table:style-name="ce2" office:value-type="float" office:value="170997.2" calcext:value-type="float">
            <text:p>170997,2</text:p>
          </table:table-cell>
          <table:table-cell table:style-name="ce2" office:value-type="float" office:value="221938.4" calcext:value-type="float">
            <text:p>221938,4</text:p>
          </table:table-cell>
          <table:table-cell table:style-name="ce2" office:value-type="float" office:value="220233.6" calcext:value-type="float">
            <text:p>220233,6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68.9" calcext:value-type="float">
            <text:p>68,9</text:p>
          </table:table-cell>
          <table:table-cell table:style-name="ce2" office:value-type="float" office:value="76794" calcext:value-type="float">
            <text:p>76794</text:p>
          </table:table-cell>
          <table:table-cell table:style-name="ce2" office:value-type="float" office:value="23966.8" calcext:value-type="float">
            <text:p>23966,8</text:p>
          </table:table-cell>
          <table:table-cell table:style-name="ce2" office:value-type="float" office:value="35456.3" calcext:value-type="float">
            <text:p>35456,3</text:p>
          </table:table-cell>
          <table:table-cell table:style-name="ce2" office:value-type="float" office:value="953750.6" calcext:value-type="float">
            <text:p>953750,6</text:p>
          </table:table-cell>
          <table:table-cell table:style-name="ce2" office:value-type="float" office:value="16351.9" calcext:value-type="float">
            <text:p>16351,9</text:p>
          </table:table-cell>
          <table:table-cell table:style-name="ce2" office:value-type="float" office:value="308220.8" calcext:value-type="float">
            <text:p>308220,8</text:p>
          </table:table-cell>
          <table:table-cell table:style-name="ce2" office:value-type="float" office:value="30765.8" calcext:value-type="float">
            <text:p>30765,8</text:p>
          </table:table-cell>
          <table:table-cell table:style-name="ce2" office:value-type="float" office:value="377101.5" calcext:value-type="float">
            <text:p>377101,5</text:p>
          </table:table-cell>
          <table:table-cell table:style-name="ce2" office:value-type="float" office:value="67568.4" calcext:value-type="float">
            <text:p>67568,4</text:p>
          </table:table-cell>
          <table:table-cell table:style-name="ce2" office:value-type="float" office:value="65582.4" calcext:value-type="float">
            <text:p>65582,4</text:p>
          </table:table-cell>
          <table:table-cell table:style-name="ce2" office:value-type="float" office:value="26132.6" calcext:value-type="float">
            <text:p>26132,6</text:p>
          </table:table-cell>
          <table:table-cell table:style-name="ce2" office:value-type="float" office:value="251222.4" calcext:value-type="float">
            <text:p>251222,4</text:p>
          </table:table-cell>
          <table:table-cell table:style-name="ce2" office:value-type="float" office:value="118470.4" calcext:value-type="float">
            <text:p>118470,4</text:p>
          </table:table-cell>
          <table:table-cell table:style-name="ce2" office:value-type="float" office:value="284143" calcext:value-type="float">
            <text:p>284143</text:p>
          </table:table-cell>
          <table:table-cell table:style-name="ce2" office:value-type="float" office:value="27336" calcext:value-type="float">
            <text:p>27336</text:p>
          </table:table-cell>
          <table:table-cell table:style-name="ce2" office:value-type="float" office:value="15462.8" calcext:value-type="float">
            <text:p>15462,8</text:p>
          </table:table-cell>
          <table:table-cell table:style-name="ce2" office:value-type="float" office:value="94373.2" calcext:value-type="float">
            <text:p>94373,2</text:p>
          </table:table-cell>
          <table:table-cell table:style-name="ce2" office:value-type="float" office:value="355162.9" calcext:value-type="float">
            <text:p>355162,9</text:p>
          </table:table-cell>
          <table:table-cell table:style-name="ce2" office:value-type="float" office:value="165581.6" calcext:value-type="float">
            <text:p>165581,6</text:p>
          </table:table-cell>
          <table:table-cell table:style-name="ce2" office:value-type="float" office:value="223564" calcext:value-type="float">
            <text:p>223564</text:p>
          </table:table-cell>
          <table:table-cell table:style-name="ce2" office:value-type="float" office:value="216925.6" calcext:value-type="float">
            <text:p>216925,6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70.7" calcext:value-type="float">
            <text:p>70,7</text:p>
          </table:table-cell>
          <table:table-cell table:style-name="ce2" office:value-type="float" office:value="76353" calcext:value-type="float">
            <text:p>76353</text:p>
          </table:table-cell>
          <table:table-cell table:style-name="ce2" office:value-type="float" office:value="28358.8" calcext:value-type="float">
            <text:p>28358,8</text:p>
          </table:table-cell>
          <table:table-cell table:style-name="ce2" office:value-type="float" office:value="35217.8" calcext:value-type="float">
            <text:p>35217,8</text:p>
          </table:table-cell>
          <table:table-cell table:style-name="ce2" office:value-type="float" office:value="947982.7" calcext:value-type="float">
            <text:p>947982,7</text:p>
          </table:table-cell>
          <table:table-cell table:style-name="ce2" office:value-type="float" office:value="16254.4" calcext:value-type="float">
            <text:p>16254,4</text:p>
          </table:table-cell>
          <table:table-cell table:style-name="ce2" office:value-type="float" office:value="300356.8" calcext:value-type="float">
            <text:p>300356,8</text:p>
          </table:table-cell>
          <table:table-cell table:style-name="ce2" office:value-type="float" office:value="29743" calcext:value-type="float">
            <text:p>29743</text:p>
          </table:table-cell>
          <table:table-cell table:style-name="ce2" office:value-type="float" office:value="374799" calcext:value-type="float">
            <text:p>374799</text:p>
          </table:table-cell>
          <table:table-cell table:style-name="ce2" office:value-type="float" office:value="77195.2" calcext:value-type="float">
            <text:p>77195,2</text:p>
          </table:table-cell>
          <table:table-cell table:style-name="ce2" office:value-type="float" office:value="61711.8" calcext:value-type="float">
            <text:p>61711,8</text:p>
          </table:table-cell>
          <table:table-cell table:style-name="ce2" office:value-type="float" office:value="25089.8" calcext:value-type="float">
            <text:p>25089,8</text:p>
          </table:table-cell>
          <table:table-cell table:style-name="ce2" office:value-type="float" office:value="249133.6" calcext:value-type="float">
            <text:p>249133,6</text:p>
          </table:table-cell>
          <table:table-cell table:style-name="ce2" office:value-type="float" office:value="118049.6" calcext:value-type="float">
            <text:p>118049,6</text:p>
          </table:table-cell>
          <table:table-cell table:style-name="ce2" office:value-type="float" office:value="282967" calcext:value-type="float">
            <text:p>282967</text:p>
          </table:table-cell>
          <table:table-cell table:style-name="ce2" office:value-type="float" office:value="25450.6" calcext:value-type="float">
            <text:p>25450,6</text:p>
          </table:table-cell>
          <table:table-cell table:style-name="ce2" office:value-type="float" office:value="15683.4" calcext:value-type="float">
            <text:p>15683,4</text:p>
          </table:table-cell>
          <table:table-cell table:style-name="ce2" office:value-type="float" office:value="93632.8" calcext:value-type="float">
            <text:p>93632,8</text:p>
          </table:table-cell>
          <table:table-cell table:style-name="ce2" office:value-type="float" office:value="336763.8" calcext:value-type="float">
            <text:p>336763,8</text:p>
          </table:table-cell>
          <table:table-cell table:style-name="ce2" office:value-type="float" office:value="166524.8" calcext:value-type="float">
            <text:p>166524,8</text:p>
          </table:table-cell>
          <table:table-cell table:style-name="ce2" office:value-type="float" office:value="217106.4" calcext:value-type="float">
            <text:p>217106,4</text:p>
          </table:table-cell>
          <table:table-cell table:style-name="ce2" office:value-type="float" office:value="213716" calcext:value-type="float">
            <text:p>213716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72.5" calcext:value-type="float">
            <text:p>72,5</text:p>
          </table:table-cell>
          <table:table-cell table:style-name="ce2" office:value-type="float" office:value="70616.6" calcext:value-type="float">
            <text:p>70616,6</text:p>
          </table:table-cell>
          <table:table-cell table:style-name="ce2" office:value-type="float" office:value="22562.8" calcext:value-type="float">
            <text:p>22562,8</text:p>
          </table:table-cell>
          <table:table-cell table:style-name="ce2" office:value-type="float" office:value="35209.7" calcext:value-type="float">
            <text:p>35209,7</text:p>
          </table:table-cell>
          <table:table-cell table:style-name="ce2" office:value-type="float" office:value="920625.4" calcext:value-type="float">
            <text:p>920625,4</text:p>
          </table:table-cell>
          <table:table-cell table:style-name="ce2" office:value-type="float" office:value="13542.2" calcext:value-type="float">
            <text:p>13542,2</text:p>
          </table:table-cell>
          <table:table-cell table:style-name="ce2" office:value-type="float" office:value="301560.8" calcext:value-type="float">
            <text:p>301560,8</text:p>
          </table:table-cell>
          <table:table-cell table:style-name="ce2" office:value-type="float" office:value="29502" calcext:value-type="float">
            <text:p>29502</text:p>
          </table:table-cell>
          <table:table-cell table:style-name="ce2" office:value-type="float" office:value="369268.8" calcext:value-type="float">
            <text:p>369268,8</text:p>
          </table:table-cell>
          <table:table-cell table:style-name="ce2" office:value-type="float" office:value="65262.2" calcext:value-type="float">
            <text:p>65262,2</text:p>
          </table:table-cell>
          <table:table-cell table:style-name="ce2" office:value-type="float" office:value="61832.8" calcext:value-type="float">
            <text:p>61832,8</text:p>
          </table:table-cell>
          <table:table-cell table:style-name="ce2" office:value-type="float" office:value="23926.6" calcext:value-type="float">
            <text:p>23926,6</text:p>
          </table:table-cell>
          <table:table-cell table:style-name="ce2" office:value-type="float" office:value="231586.4" calcext:value-type="float">
            <text:p>231586,4</text:p>
          </table:table-cell>
          <table:table-cell table:style-name="ce2" office:value-type="float" office:value="113837.6" calcext:value-type="float">
            <text:p>113837,6</text:p>
          </table:table-cell>
          <table:table-cell table:style-name="ce2" office:value-type="float" office:value="275273" calcext:value-type="float">
            <text:p>275273</text:p>
          </table:table-cell>
          <table:table-cell table:style-name="ce2" office:value-type="float" office:value="24448" calcext:value-type="float">
            <text:p>24448</text:p>
          </table:table-cell>
          <table:table-cell table:style-name="ce2" office:value-type="float" office:value="14359.8" calcext:value-type="float">
            <text:p>14359,8</text:p>
          </table:table-cell>
          <table:table-cell table:style-name="ce2" office:value-type="float" office:value="88217.2" calcext:value-type="float">
            <text:p>88217,2</text:p>
          </table:table-cell>
          <table:table-cell table:style-name="ce2" office:value-type="float" office:value="336632.3" calcext:value-type="float">
            <text:p>336632,3</text:p>
          </table:table-cell>
          <table:table-cell table:style-name="ce2" office:value-type="float" office:value="165622" calcext:value-type="float">
            <text:p>165622</text:p>
          </table:table-cell>
          <table:table-cell table:style-name="ce2" office:value-type="float" office:value="222019.2" calcext:value-type="float">
            <text:p>222019,2</text:p>
          </table:table-cell>
          <table:table-cell table:style-name="ce2" office:value-type="float" office:value="208200.8" calcext:value-type="float">
            <text:p>208200,8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74.2" calcext:value-type="float">
            <text:p>74,2</text:p>
          </table:table-cell>
          <table:table-cell table:style-name="ce2" office:value-type="float" office:value="72602.4" calcext:value-type="float">
            <text:p>72602,4</text:p>
          </table:table-cell>
          <table:table-cell table:style-name="ce2" office:value-type="float" office:value="23064" calcext:value-type="float">
            <text:p>23064</text:p>
          </table:table-cell>
          <table:table-cell table:style-name="ce2" office:value-type="float" office:value="35010.6" calcext:value-type="float">
            <text:p>35010,6</text:p>
          </table:table-cell>
          <table:table-cell table:style-name="ce2" office:value-type="float" office:value="910087.7" calcext:value-type="float">
            <text:p>910087,7</text:p>
          </table:table-cell>
          <table:table-cell table:style-name="ce2" office:value-type="float" office:value="16158.8" calcext:value-type="float">
            <text:p>16158,8</text:p>
          </table:table-cell>
          <table:table-cell table:style-name="ce2" office:value-type="float" office:value="290690.4" calcext:value-type="float">
            <text:p>290690,4</text:p>
          </table:table-cell>
          <table:table-cell table:style-name="ce2" office:value-type="float" office:value="29261.4" calcext:value-type="float">
            <text:p>29261,4</text:p>
          </table:table-cell>
          <table:table-cell table:style-name="ce2" office:value-type="float" office:value="353715" calcext:value-type="float">
            <text:p>353715</text:p>
          </table:table-cell>
          <table:table-cell table:style-name="ce2" office:value-type="float" office:value="68030" calcext:value-type="float">
            <text:p>68030</text:p>
          </table:table-cell>
          <table:table-cell table:style-name="ce2" office:value-type="float" office:value="62855.6" calcext:value-type="float">
            <text:p>62855,6</text:p>
          </table:table-cell>
          <table:table-cell table:style-name="ce2" office:value-type="float" office:value="24347.6" calcext:value-type="float">
            <text:p>24347,6</text:p>
          </table:table-cell>
          <table:table-cell table:style-name="ce2" office:value-type="float" office:value="238646.4" calcext:value-type="float">
            <text:p>238646,4</text:p>
          </table:table-cell>
          <table:table-cell table:style-name="ce2" office:value-type="float" office:value="114098.4" calcext:value-type="float">
            <text:p>114098,4</text:p>
          </table:table-cell>
          <table:table-cell table:style-name="ce2" office:value-type="float" office:value="274596" calcext:value-type="float">
            <text:p>274596</text:p>
          </table:table-cell>
          <table:table-cell table:style-name="ce2" office:value-type="float" office:value="25671.2" calcext:value-type="float">
            <text:p>25671,2</text:p>
          </table:table-cell>
          <table:table-cell table:style-name="ce2" office:value-type="float" office:value="15984" calcext:value-type="float">
            <text:p>15984</text:p>
          </table:table-cell>
          <table:table-cell table:style-name="ce2" office:value-type="float" office:value="89918.8" calcext:value-type="float">
            <text:p>89918,8</text:p>
          </table:table-cell>
          <table:table-cell table:style-name="ce2" office:value-type="float" office:value="334809.3" calcext:value-type="float">
            <text:p>334809,3</text:p>
          </table:table-cell>
          <table:table-cell table:style-name="ce2" office:value-type="float" office:value="164198.4" calcext:value-type="float">
            <text:p>164198,4</text:p>
          </table:table-cell>
          <table:table-cell table:style-name="ce2" office:value-type="float" office:value="219793.6" calcext:value-type="float">
            <text:p>219793,6</text:p>
          </table:table-cell>
          <table:table-cell table:style-name="ce2" office:value-type="float" office:value="211570.4" calcext:value-type="float">
            <text:p>211570,4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71779.6" calcext:value-type="float">
            <text:p>71779,6</text:p>
          </table:table-cell>
          <table:table-cell table:style-name="ce2" office:value-type="float" office:value="19293.6" calcext:value-type="float">
            <text:p>19293,6</text:p>
          </table:table-cell>
          <table:table-cell table:style-name="ce2" office:value-type="float" office:value="37852.5" calcext:value-type="float">
            <text:p>37852,5</text:p>
          </table:table-cell>
          <table:table-cell table:style-name="ce2" office:value-type="float" office:value="910947.5" calcext:value-type="float">
            <text:p>910947,5</text:p>
          </table:table-cell>
          <table:table-cell table:style-name="ce2" office:value-type="float" office:value="16898.4" calcext:value-type="float">
            <text:p>16898,4</text:p>
          </table:table-cell>
          <table:table-cell table:style-name="ce2" office:value-type="float" office:value="290310.4" calcext:value-type="float">
            <text:p>290310,4</text:p>
          </table:table-cell>
          <table:table-cell table:style-name="ce2" office:value-type="float" office:value="27657.2" calcext:value-type="float">
            <text:p>27657,2</text:p>
          </table:table-cell>
          <table:table-cell table:style-name="ce2" office:value-type="float" office:value="379525.4" calcext:value-type="float">
            <text:p>379525,4</text:p>
          </table:table-cell>
          <table:table-cell table:style-name="ce2" office:value-type="float" office:value="70596.6" calcext:value-type="float">
            <text:p>70596,6</text:p>
          </table:table-cell>
          <table:table-cell table:style-name="ce2" office:value-type="float" office:value="60609.2" calcext:value-type="float">
            <text:p>60609,2</text:p>
          </table:table-cell>
          <table:table-cell table:style-name="ce2" office:value-type="float" office:value="25009.6" calcext:value-type="float">
            <text:p>25009,6</text:p>
          </table:table-cell>
          <table:table-cell table:style-name="ce2" office:value-type="float" office:value="240310.4" calcext:value-type="float">
            <text:p>240310,4</text:p>
          </table:table-cell>
          <table:table-cell table:style-name="ce2" office:value-type="float" office:value="110287.2" calcext:value-type="float">
            <text:p>110287,2</text:p>
          </table:table-cell>
          <table:table-cell table:style-name="ce2" office:value-type="float" office:value="281778.5" calcext:value-type="float">
            <text:p>281778,5</text:p>
          </table:table-cell>
          <table:table-cell table:style-name="ce2" office:value-type="float" office:value="24327.6" calcext:value-type="float">
            <text:p>24327,6</text:p>
          </table:table-cell>
          <table:table-cell table:style-name="ce2" office:value-type="float" office:value="16786.6" calcext:value-type="float">
            <text:p>16786,6</text:p>
          </table:table-cell>
          <table:table-cell table:style-name="ce2" office:value-type="float" office:value="89638.8" calcext:value-type="float">
            <text:p>89638,8</text:p>
          </table:table-cell>
          <table:table-cell table:style-name="ce2" office:value-type="float" office:value="325288.2" calcext:value-type="float">
            <text:p>325288,2</text:p>
          </table:table-cell>
          <table:table-cell table:style-name="ce2" office:value-type="float" office:value="174768" calcext:value-type="float">
            <text:p>174768</text:p>
          </table:table-cell>
          <table:table-cell table:style-name="ce2" office:value-type="float" office:value="222461.6" calcext:value-type="float">
            <text:p>222461,6</text:p>
          </table:table-cell>
          <table:table-cell table:style-name="ce2" office:value-type="float" office:value="201402.4" calcext:value-type="float">
            <text:p>201402,4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77.8" calcext:value-type="float">
            <text:p>77,8</text:p>
          </table:table-cell>
          <table:table-cell table:style-name="ce2" office:value-type="float" office:value="74367.4" calcext:value-type="float">
            <text:p>74367,4</text:p>
          </table:table-cell>
          <table:table-cell table:style-name="ce2" office:value-type="float" office:value="21840.8" calcext:value-type="float">
            <text:p>21840,8</text:p>
          </table:table-cell>
          <table:table-cell table:style-name="ce2" office:value-type="float" office:value="35660.6" calcext:value-type="float">
            <text:p>35660,6</text:p>
          </table:table-cell>
          <table:table-cell table:style-name="ce2" office:value-type="float" office:value="946213.7" calcext:value-type="float">
            <text:p>946213,7</text:p>
          </table:table-cell>
          <table:table-cell table:style-name="ce2" office:value-type="float" office:value="16458.8" calcext:value-type="float">
            <text:p>16458,8</text:p>
          </table:table-cell>
          <table:table-cell table:style-name="ce2" office:value-type="float" office:value="293879.2" calcext:value-type="float">
            <text:p>293879,2</text:p>
          </table:table-cell>
          <table:table-cell table:style-name="ce2" office:value-type="float" office:value="27195.6" calcext:value-type="float">
            <text:p>27195,6</text:p>
          </table:table-cell>
          <table:table-cell table:style-name="ce2" office:value-type="float" office:value="365795.7" calcext:value-type="float">
            <text:p>365795,7</text:p>
          </table:table-cell>
          <table:table-cell table:style-name="ce2" office:value-type="float" office:value="64319.4" calcext:value-type="float">
            <text:p>64319,4</text:p>
          </table:table-cell>
          <table:table-cell table:style-name="ce2" office:value-type="float" office:value="64359.2" calcext:value-type="float">
            <text:p>64359,2</text:p>
          </table:table-cell>
          <table:table-cell table:style-name="ce2" office:value-type="float" office:value="25069.6" calcext:value-type="float">
            <text:p>25069,6</text:p>
          </table:table-cell>
          <table:table-cell table:style-name="ce2" office:value-type="float" office:value="234172.8" calcext:value-type="float">
            <text:p>234172,8</text:p>
          </table:table-cell>
          <table:table-cell table:style-name="ce2" office:value-type="float" office:value="115442" calcext:value-type="float">
            <text:p>115442</text:p>
          </table:table-cell>
          <table:table-cell table:style-name="ce2" office:value-type="float" office:value="277762" calcext:value-type="float">
            <text:p>277762</text:p>
          </table:table-cell>
          <table:table-cell table:style-name="ce2" office:value-type="float" office:value="25711.4" calcext:value-type="float">
            <text:p>25711,4</text:p>
          </table:table-cell>
          <table:table-cell table:style-name="ce2" office:value-type="float" office:value="15021.6" calcext:value-type="float">
            <text:p>15021,6</text:p>
          </table:table-cell>
          <table:table-cell table:style-name="ce2" office:value-type="float" office:value="85054" calcext:value-type="float">
            <text:p>85054</text:p>
          </table:table-cell>
          <table:table-cell table:style-name="ce2" office:value-type="float" office:value="349309.5" calcext:value-type="float">
            <text:p>349309,5</text:p>
          </table:table-cell>
          <table:table-cell table:style-name="ce2" office:value-type="float" office:value="168570.4" calcext:value-type="float">
            <text:p>168570,4</text:p>
          </table:table-cell>
          <table:table-cell table:style-name="ce2" office:value-type="float" office:value="219352.8" calcext:value-type="float">
            <text:p>219352,8</text:p>
          </table:table-cell>
          <table:table-cell table:style-name="ce2" office:value-type="float" office:value="202124.4" calcext:value-type="float">
            <text:p>202124,4</text:p>
          </table:table-cell>
          <table:table-cell table:style-name="ce2" table:number-columns-repeated="1002"/>
        </table:table-row>
        <table:table-row table:style-name="ro1">
          <table:table-cell office:value-type="float" office:value="79.5" calcext:value-type="float">
            <text:p>79,5</text:p>
          </table:table-cell>
          <table:table-cell office:value-type="float" office:value="69393.6" calcext:value-type="float">
            <text:p>69393,6</text:p>
          </table:table-cell>
          <table:table-cell office:value-type="float" office:value="19514.4" calcext:value-type="float">
            <text:p>19514,4</text:p>
          </table:table-cell>
          <table:table-cell office:value-type="float" office:value="34848.1" calcext:value-type="float">
            <text:p>34848,1</text:p>
          </table:table-cell>
          <table:table-cell office:value-type="float" office:value="940738.9" calcext:value-type="float">
            <text:p>940738,9</text:p>
          </table:table-cell>
          <table:table-cell office:value-type="float" office:value="16083.8" calcext:value-type="float">
            <text:p>16083,8</text:p>
          </table:table-cell>
          <table:table-cell office:value-type="float" office:value="281064" calcext:value-type="float">
            <text:p>281064</text:p>
          </table:table-cell>
          <table:table-cell office:value-type="float" office:value="29261.4" calcext:value-type="float">
            <text:p>29261,4</text:p>
          </table:table-cell>
          <table:table-cell office:value-type="float" office:value="365530" calcext:value-type="float">
            <text:p>365530</text:p>
          </table:table-cell>
          <table:table-cell office:value-type="float" office:value="65482.6" calcext:value-type="float">
            <text:p>65482,6</text:p>
          </table:table-cell>
          <table:table-cell office:value-type="float" office:value="61531.8" calcext:value-type="float">
            <text:p>61531,8</text:p>
          </table:table-cell>
          <table:table-cell office:value-type="float" office:value="22863.4" calcext:value-type="float">
            <text:p>22863,4</text:p>
          </table:table-cell>
          <table:table-cell office:value-type="float" office:value="230102.4" calcext:value-type="float">
            <text:p>230102,4</text:p>
          </table:table-cell>
          <table:table-cell office:value-type="float" office:value="110187.2" calcext:value-type="float">
            <text:p>110187,2</text:p>
          </table:table-cell>
          <table:table-cell office:value-type="float" office:value="270404" calcext:value-type="float">
            <text:p>270404</text:p>
          </table:table-cell>
          <table:table-cell office:value-type="float" office:value="23605.4" calcext:value-type="float">
            <text:p>23605,4</text:p>
          </table:table-cell>
          <table:table-cell office:value-type="float" office:value="14400" calcext:value-type="float">
            <text:p>14400</text:p>
          </table:table-cell>
          <table:table-cell office:value-type="float" office:value="87696.6" calcext:value-type="float">
            <text:p>87696,6</text:p>
          </table:table-cell>
          <table:table-cell office:value-type="float" office:value="317144.7" calcext:value-type="float">
            <text:p>317144,7</text:p>
          </table:table-cell>
          <table:table-cell office:value-type="float" office:value="171077.2" calcext:value-type="float">
            <text:p>171077,2</text:p>
          </table:table-cell>
          <table:table-cell office:value-type="float" office:value="211208.8" calcext:value-type="float">
            <text:p>211208,8</text:p>
          </table:table-cell>
          <table:table-cell office:value-type="float" office:value="205373.6" calcext:value-type="float">
            <text:p>205373,6</text:p>
          </table:table-cell>
          <table:table-cell table:number-columns-repeated="6"/>
          <table:table-cell table:style-name="ce2" table:number-columns-repeated="996"/>
        </table:table-row>
        <table:table-row table:style-name="ro1">
          <table:table-cell office:value-type="float" office:value="81.3" calcext:value-type="float">
            <text:p>81,3</text:p>
          </table:table-cell>
          <table:table-cell office:value-type="float" office:value="70215.6" calcext:value-type="float">
            <text:p>70215,6</text:p>
          </table:table-cell>
          <table:table-cell office:value-type="float" office:value="25069.6" calcext:value-type="float">
            <text:p>25069,6</text:p>
          </table:table-cell>
          <table:table-cell office:value-type="float" office:value="32497.5" calcext:value-type="float">
            <text:p>32497,5</text:p>
          </table:table-cell>
          <table:table-cell office:value-type="float" office:value="896145.7" calcext:value-type="float">
            <text:p>896145,7</text:p>
          </table:table-cell>
          <table:table-cell office:value-type="float" office:value="13540.6" calcext:value-type="float">
            <text:p>13540,6</text:p>
          </table:table-cell>
          <table:table-cell office:value-type="float" office:value="290049.6" calcext:value-type="float">
            <text:p>290049,6</text:p>
          </table:table-cell>
          <table:table-cell office:value-type="float" office:value="26353.4" calcext:value-type="float">
            <text:p>26353,4</text:p>
          </table:table-cell>
          <table:table-cell office:value-type="float" office:value="358420.3" calcext:value-type="float">
            <text:p>358420,3</text:p>
          </table:table-cell>
          <table:table-cell office:value-type="float" office:value="72241.2" calcext:value-type="float">
            <text:p>72241,2</text:p>
          </table:table-cell>
          <table:table-cell office:value-type="float" office:value="59906.8" calcext:value-type="float">
            <text:p>59906,8</text:p>
          </table:table-cell>
          <table:table-cell office:value-type="float" office:value="24367.6" calcext:value-type="float">
            <text:p>24367,6</text:p>
          </table:table-cell>
          <table:table-cell office:value-type="float" office:value="223784.8" calcext:value-type="float">
            <text:p>223784,8</text:p>
          </table:table-cell>
          <table:table-cell office:value-type="float" office:value="112554.4" calcext:value-type="float">
            <text:p>112554,4</text:p>
          </table:table-cell>
          <table:table-cell office:value-type="float" office:value="273020" calcext:value-type="float">
            <text:p>273020</text:p>
          </table:table-cell>
          <table:table-cell office:value-type="float" office:value="23385" calcext:value-type="float">
            <text:p>23385</text:p>
          </table:table-cell>
          <table:table-cell office:value-type="float" office:value="16385.2" calcext:value-type="float">
            <text:p>16385,2</text:p>
          </table:table-cell>
          <table:table-cell office:value-type="float" office:value="85544.4" calcext:value-type="float">
            <text:p>85544,4</text:p>
          </table:table-cell>
          <table:table-cell office:value-type="float" office:value="320398.3" calcext:value-type="float">
            <text:p>320398,3</text:p>
          </table:table-cell>
          <table:table-cell office:value-type="float" office:value="163836.4" calcext:value-type="float">
            <text:p>163836,4</text:p>
          </table:table-cell>
          <table:table-cell office:value-type="float" office:value="203768.8" calcext:value-type="float">
            <text:p>203768,8</text:p>
          </table:table-cell>
          <table:table-cell office:value-type="float" office:value="215621.6" calcext:value-type="float">
            <text:p>215621,6</text:p>
          </table:table-cell>
          <table:table-cell table:number-columns-repeated="6"/>
          <table:table-cell table:style-name="ce2" table:number-columns-repeated="996"/>
        </table:table-row>
        <table:table-row table:style-name="ro1">
          <table:table-cell office:value-type="float" office:value="83.1" calcext:value-type="float">
            <text:p>83,1</text:p>
          </table:table-cell>
          <table:table-cell office:value-type="float" office:value="68130.4" calcext:value-type="float">
            <text:p>68130,4</text:p>
          </table:table-cell>
          <table:table-cell office:value-type="float" office:value="22723" calcext:value-type="float">
            <text:p>22723</text:p>
          </table:table-cell>
          <table:table-cell office:value-type="float" office:value="29782" calcext:value-type="float">
            <text:p>29782</text:p>
          </table:table-cell>
          <table:table-cell office:value-type="float" office:value="865248.3" calcext:value-type="float">
            <text:p>865248,3</text:p>
          </table:table-cell>
          <table:table-cell office:value-type="float" office:value="10820" calcext:value-type="float">
            <text:p>10820</text:p>
          </table:table-cell>
          <table:table-cell office:value-type="float" office:value="278496.8" calcext:value-type="float">
            <text:p>278496,8</text:p>
          </table:table-cell>
          <table:table-cell office:value-type="float" office:value="27396.4" calcext:value-type="float">
            <text:p>27396,4</text:p>
          </table:table-cell>
          <table:table-cell office:value-type="float" office:value="363389.7" calcext:value-type="float">
            <text:p>363389,7</text:p>
          </table:table-cell>
          <table:table-cell office:value-type="float" office:value="64500" calcext:value-type="float">
            <text:p>64500</text:p>
          </table:table-cell>
          <table:table-cell office:value-type="float" office:value="58002" calcext:value-type="float">
            <text:p>58002</text:p>
          </table:table-cell>
          <table:table-cell office:value-type="float" office:value="24227.6" calcext:value-type="float">
            <text:p>24227,6</text:p>
          </table:table-cell>
          <table:table-cell office:value-type="float" office:value="221597.6" calcext:value-type="float">
            <text:p>221597,6</text:p>
          </table:table-cell>
          <table:table-cell office:value-type="float" office:value="109184.4" calcext:value-type="float">
            <text:p>109184,4</text:p>
          </table:table-cell>
          <table:table-cell office:value-type="float" office:value="261608.3" calcext:value-type="float">
            <text:p>261608,3</text:p>
          </table:table-cell>
          <table:table-cell office:value-type="float" office:value="22582.6" calcext:value-type="float">
            <text:p>22582,6</text:p>
          </table:table-cell>
          <table:table-cell office:value-type="float" office:value="13958.6" calcext:value-type="float">
            <text:p>13958,6</text:p>
          </table:table-cell>
          <table:table-cell office:value-type="float" office:value="83943" calcext:value-type="float">
            <text:p>83943</text:p>
          </table:table-cell>
          <table:table-cell office:value-type="float" office:value="339017.7" calcext:value-type="float">
            <text:p>339017,7</text:p>
          </table:table-cell>
          <table:table-cell office:value-type="float" office:value="174125.6" calcext:value-type="float">
            <text:p>174125,6</text:p>
          </table:table-cell>
          <table:table-cell office:value-type="float" office:value="201562.4" calcext:value-type="float">
            <text:p>201562,4</text:p>
          </table:table-cell>
          <table:table-cell office:value-type="float" office:value="187162.8" calcext:value-type="float">
            <text:p>187162,8</text:p>
          </table:table-cell>
          <table:table-cell table:number-columns-repeated="6"/>
          <table:table-cell table:style-name="ce2" table:number-columns-repeated="996"/>
        </table:table-row>
        <table:table-row table:style-name="ro1">
          <table:table-cell office:value-type="float" office:value="84.8" calcext:value-type="float">
            <text:p>84,8</text:p>
          </table:table-cell>
          <table:table-cell office:value-type="float" office:value="68009.6" calcext:value-type="float">
            <text:p>68009,6</text:p>
          </table:table-cell>
          <table:table-cell office:value-type="float" office:value="29883.3" calcext:value-type="float">
            <text:p>29883,3</text:p>
          </table:table-cell>
          <table:table-cell office:value-type="float" office:value="37931.3" calcext:value-type="float">
            <text:p>37931,3</text:p>
          </table:table-cell>
          <table:table-cell office:value-type="float" office:value="842182.5" calcext:value-type="float">
            <text:p>842182,5</text:p>
          </table:table-cell>
          <table:table-cell office:value-type="float" office:value="13546.9" calcext:value-type="float">
            <text:p>13546,9</text:p>
          </table:table-cell>
          <table:table-cell office:value-type="float" office:value="274646.4" calcext:value-type="float">
            <text:p>274646,4</text:p>
          </table:table-cell>
          <table:table-cell office:value-type="float" office:value="24628.4" calcext:value-type="float">
            <text:p>24628,4</text:p>
          </table:table-cell>
          <table:table-cell office:value-type="float" office:value="358558.7" calcext:value-type="float">
            <text:p>358558,7</text:p>
          </table:table-cell>
          <table:table-cell office:value-type="float" office:value="58323" calcext:value-type="float">
            <text:p>58323</text:p>
          </table:table-cell>
          <table:table-cell office:value-type="float" office:value="57400.2" calcext:value-type="float">
            <text:p>57400,2</text:p>
          </table:table-cell>
          <table:table-cell office:value-type="float" office:value="21580" calcext:value-type="float">
            <text:p>21580</text:p>
          </table:table-cell>
          <table:table-cell office:value-type="float" office:value="220916.8" calcext:value-type="float">
            <text:p>220916,8</text:p>
          </table:table-cell>
          <table:table-cell office:value-type="float" office:value="110769.2" calcext:value-type="float">
            <text:p>110769,2</text:p>
          </table:table-cell>
          <table:table-cell office:value-type="float" office:value="268428" calcext:value-type="float">
            <text:p>268428</text:p>
          </table:table-cell>
          <table:table-cell office:value-type="float" office:value="23023.8" calcext:value-type="float">
            <text:p>23023,8</text:p>
          </table:table-cell>
          <table:table-cell office:value-type="float" office:value="15061.6" calcext:value-type="float">
            <text:p>15061,6</text:p>
          </table:table-cell>
          <table:table-cell office:value-type="float" office:value="85554.8" calcext:value-type="float">
            <text:p>85554,8</text:p>
          </table:table-cell>
          <table:table-cell office:value-type="float" office:value="312418" calcext:value-type="float">
            <text:p>312418</text:p>
          </table:table-cell>
          <table:table-cell office:value-type="float" office:value="159865.6" calcext:value-type="float">
            <text:p>159865,6</text:p>
          </table:table-cell>
          <table:table-cell office:value-type="float" office:value="200840.8" calcext:value-type="float">
            <text:p>200840,8</text:p>
          </table:table-cell>
          <table:table-cell office:value-type="float" office:value="184494.4" calcext:value-type="float">
            <text:p>184494,4</text:p>
          </table:table-cell>
          <table:table-cell table:number-columns-repeated="6"/>
          <table:table-cell table:style-name="ce2" table:number-columns-repeated="996"/>
        </table:table-row>
        <table:table-row table:style-name="ro1">
          <table:table-cell office:value-type="float" office:value="86.6" calcext:value-type="float">
            <text:p>86,6</text:p>
          </table:table-cell>
          <table:table-cell office:value-type="float" office:value="70015.2" calcext:value-type="float">
            <text:p>70015,2</text:p>
          </table:table-cell>
          <table:table-cell office:value-type="float" office:value="31788.3" calcext:value-type="float">
            <text:p>31788,3</text:p>
          </table:table-cell>
          <table:table-cell office:value-type="float" office:value="32156.3" calcext:value-type="float">
            <text:p>32156,3</text:p>
          </table:table-cell>
          <table:table-cell office:value-type="float" office:value="849032.6" calcext:value-type="float">
            <text:p>849032,6</text:p>
          </table:table-cell>
          <table:table-cell office:value-type="float" office:value="16748" calcext:value-type="float">
            <text:p>16748</text:p>
          </table:table-cell>
          <table:table-cell office:value-type="float" office:value="267866.4" calcext:value-type="float">
            <text:p>267866,4</text:p>
          </table:table-cell>
          <table:table-cell office:value-type="float" office:value="23906.4" calcext:value-type="float">
            <text:p>23906,4</text:p>
          </table:table-cell>
          <table:table-cell office:value-type="float" office:value="349137.3" calcext:value-type="float">
            <text:p>349137,3</text:p>
          </table:table-cell>
          <table:table-cell office:value-type="float" office:value="60869.6" calcext:value-type="float">
            <text:p>60869,6</text:p>
          </table:table-cell>
          <table:table-cell office:value-type="float" office:value="55294.2" calcext:value-type="float">
            <text:p>55294,2</text:p>
          </table:table-cell>
          <table:table-cell office:value-type="float" office:value="22582.8" calcext:value-type="float">
            <text:p>22582,8</text:p>
          </table:table-cell>
          <table:table-cell office:value-type="float" office:value="218148.8" calcext:value-type="float">
            <text:p>218148,8</text:p>
          </table:table-cell>
          <table:table-cell office:value-type="float" office:value="107540.4" calcext:value-type="float">
            <text:p>107540,4</text:p>
          </table:table-cell>
          <table:table-cell office:value-type="float" office:value="252224.5" calcext:value-type="float">
            <text:p>252224,5</text:p>
          </table:table-cell>
          <table:table-cell office:value-type="float" office:value="22161.6" calcext:value-type="float">
            <text:p>22161,6</text:p>
          </table:table-cell>
          <table:table-cell office:value-type="float" office:value="13878.2" calcext:value-type="float">
            <text:p>13878,2</text:p>
          </table:table-cell>
          <table:table-cell office:value-type="float" office:value="84524" calcext:value-type="float">
            <text:p>84524</text:p>
          </table:table-cell>
          <table:table-cell office:value-type="float" office:value="298222.4" calcext:value-type="float">
            <text:p>298222,4</text:p>
          </table:table-cell>
          <table:table-cell office:value-type="float" office:value="156877.2" calcext:value-type="float">
            <text:p>156877,2</text:p>
          </table:table-cell>
          <table:table-cell office:value-type="float" office:value="186500.4" calcext:value-type="float">
            <text:p>186500,4</text:p>
          </table:table-cell>
          <table:table-cell office:value-type="float" office:value="188666.8" calcext:value-type="float">
            <text:p>188666,8</text:p>
          </table:table-cell>
          <table:table-cell table:number-columns-repeated="1002"/>
        </table:table-row>
        <table:table-row table:style-name="ro1">
          <table:table-cell office:value-type="float" office:value="88.4" calcext:value-type="float">
            <text:p>88,4</text:p>
          </table:table-cell>
          <table:table-cell office:value-type="float" office:value="64319" calcext:value-type="float">
            <text:p>64319</text:p>
          </table:table-cell>
          <table:table-cell office:value-type="float" office:value="19153.2" calcext:value-type="float">
            <text:p>19153,2</text:p>
          </table:table-cell>
          <table:table-cell office:value-type="float" office:value="32613.8" calcext:value-type="float">
            <text:p>32613,8</text:p>
          </table:table-cell>
          <table:table-cell office:value-type="float" office:value="817464.4" calcext:value-type="float">
            <text:p>817464,4</text:p>
          </table:table-cell>
          <table:table-cell office:value-type="float" office:value="13589.1" calcext:value-type="float">
            <text:p>13589,1</text:p>
          </table:table-cell>
          <table:table-cell office:value-type="float" office:value="256896.8" calcext:value-type="float">
            <text:p>256896,8</text:p>
          </table:table-cell>
          <table:table-cell office:value-type="float" office:value="25370.6" calcext:value-type="float">
            <text:p>25370,6</text:p>
          </table:table-cell>
          <table:table-cell office:value-type="float" office:value="354239.7" calcext:value-type="float">
            <text:p>354239,7</text:p>
          </table:table-cell>
          <table:table-cell office:value-type="float" office:value="61792.6" calcext:value-type="float">
            <text:p>61792,6</text:p>
          </table:table-cell>
          <table:table-cell office:value-type="float" office:value="54612.2" calcext:value-type="float">
            <text:p>54612,2</text:p>
          </table:table-cell>
          <table:table-cell office:value-type="float" office:value="21880.8" calcext:value-type="float">
            <text:p>21880,8</text:p>
          </table:table-cell>
          <table:table-cell office:value-type="float" office:value="212473.6" calcext:value-type="float">
            <text:p>212473,6</text:p>
          </table:table-cell>
          <table:table-cell office:value-type="float" office:value="105032.8" calcext:value-type="float">
            <text:p>105032,8</text:p>
          </table:table-cell>
          <table:table-cell office:value-type="float" office:value="250685" calcext:value-type="float">
            <text:p>250685</text:p>
          </table:table-cell>
          <table:table-cell office:value-type="float" office:value="20637.4" calcext:value-type="float">
            <text:p>20637,4</text:p>
          </table:table-cell>
          <table:table-cell office:value-type="float" office:value="13878.4" calcext:value-type="float">
            <text:p>13878,4</text:p>
          </table:table-cell>
          <table:table-cell office:value-type="float" office:value="81430.2" calcext:value-type="float">
            <text:p>81430,2</text:p>
          </table:table-cell>
          <table:table-cell office:value-type="float" office:value="294257.8" calcext:value-type="float">
            <text:p>294257,8</text:p>
          </table:table-cell>
          <table:table-cell office:value-type="float" office:value="154591.6" calcext:value-type="float">
            <text:p>154591,6</text:p>
          </table:table-cell>
          <table:table-cell office:value-type="float" office:value="190070" calcext:value-type="float">
            <text:p>190070</text:p>
          </table:table-cell>
          <table:table-cell office:value-type="float" office:value="182529.2" calcext:value-type="float">
            <text:p>182529,2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:.B8])" office:value-type="float" office:value="3093.88571428571" calcext:value-type="float">
            <text:p>3093,8857142857</text:p>
          </table:table-cell>
          <table:table-cell table:formula="of:=AVERAGE([.C2:.C8])" office:value-type="float" office:value="370.5" calcext:value-type="float">
            <text:p>370,5</text:p>
          </table:table-cell>
          <table:table-cell table:formula="of:=AVERAGE([.D2:.D8])" office:value-type="float" office:value="5386.5" calcext:value-type="float">
            <text:p>5386,5</text:p>
          </table:table-cell>
          <table:table-cell table:formula="of:=AVERAGE([.E2:.E8])" office:value-type="float" office:value="8031.35714285714" calcext:value-type="float">
            <text:p>8031,3571428572</text:p>
          </table:table-cell>
          <table:table-cell table:formula="of:=AVERAGE([.F2:.F8])" office:value-type="float" office:value="870.871428571429" calcext:value-type="float">
            <text:p>870,8714285714</text:p>
          </table:table-cell>
          <table:table-cell table:formula="of:=AVERAGE([.G2:.G8])" office:value-type="float" office:value="1958.62857142857" calcext:value-type="float">
            <text:p>1958,6285714286</text:p>
          </table:table-cell>
          <table:table-cell table:formula="of:=AVERAGE([.H2:.H8])" office:value-type="float" office:value="3306.6" calcext:value-type="float">
            <text:p>3306,6</text:p>
          </table:table-cell>
          <table:table-cell table:formula="of:=AVERAGE([.I2:.I8])" office:value-type="float" office:value="105510.8" calcext:value-type="float">
            <text:p>105510,8</text:p>
          </table:table-cell>
          <table:table-cell table:formula="of:=AVERAGE([.J2:.J8])" office:value-type="float" office:value="3325.97142857143" calcext:value-type="float">
            <text:p>3325,9714285714</text:p>
          </table:table-cell>
          <table:table-cell table:formula="of:=AVERAGE([.K2:.K8])" office:value-type="float" office:value="2545.81428571429" calcext:value-type="float">
            <text:p>2545,8142857143</text:p>
          </table:table-cell>
          <table:table-cell table:formula="of:=AVERAGE([.L2:.L8])" office:value-type="float" office:value="574.671428571429" calcext:value-type="float">
            <text:p>574,6714285714</text:p>
          </table:table-cell>
          <table:table-cell table:formula="of:=AVERAGE([.M2:.M8])" office:value-type="float" office:value="122.185714285714" calcext:value-type="float">
            <text:p>122,1857142857</text:p>
          </table:table-cell>
          <table:table-cell table:formula="of:=AVERAGE([.N2:.N8])" office:value-type="float" office:value="37845.4857142857" calcext:value-type="float">
            <text:p>37845,4857142857</text:p>
          </table:table-cell>
          <table:table-cell table:formula="of:=AVERAGE([.O2:.O8])" office:value-type="float" office:value="23.2142857142857" calcext:value-type="float">
            <text:p>23,2142857143</text:p>
          </table:table-cell>
          <table:table-cell table:formula="of:=AVERAGE([.P2:.P8])" office:value-type="float" office:value="105.128571428571" calcext:value-type="float">
            <text:p>105,1285714286</text:p>
          </table:table-cell>
          <table:table-cell table:formula="of:=AVERAGE([.Q2:.Q8])" office:value-type="float" office:value="1344.64285714286" calcext:value-type="float">
            <text:p>1344,6428571429</text:p>
          </table:table-cell>
          <table:table-cell table:formula="of:=AVERAGE([.R2:.R8])" office:value-type="float" office:value="117.142857142857" calcext:value-type="float">
            <text:p>117,1428571429</text:p>
          </table:table-cell>
          <table:table-cell table:formula="of:=AVERAGE([.S2:.S8])" office:value-type="float" office:value="2322.31428571428" calcext:value-type="float">
            <text:p>2322,3142857143</text:p>
          </table:table-cell>
          <table:table-cell table:formula="of:=AVERAGE([.T2:.T8])" office:value-type="float" office:value="45.7142857142857" calcext:value-type="float">
            <text:p>45,7142857143</text:p>
          </table:table-cell>
          <table:table-cell table:formula="of:=AVERAGE([.U2:.U8])" office:value-type="float" office:value="0" calcext:value-type="float">
            <text:p>0</text:p>
          </table:table-cell>
          <table:table-cell table:formula="of:=AVERAGE([.V2:.V8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OD</text:p>
          </table:table-cell>
          <table:table-cell table:formula="of:=3*STDEV([.B2:.B8])" office:value-type="float" office:value="1129.80428077484" calcext:value-type="float">
            <text:p>1129,8042807748</text:p>
          </table:table-cell>
          <table:table-cell table:formula="of:=3*STDEV([.C2:.C8])" office:value-type="float" office:value="139.857284400921" calcext:value-type="float">
            <text:p>139,8572844009</text:p>
          </table:table-cell>
          <table:table-cell table:formula="of:=3*STDEV([.D2:.D8])" office:value-type="float" office:value="3593.28121777297" calcext:value-type="float">
            <text:p>3593,281217773</text:p>
          </table:table-cell>
          <table:table-cell table:formula="of:=3*STDEV([.E2:.E8])" office:value-type="float" office:value="4135.98041046066" calcext:value-type="float">
            <text:p>4135,9804104607</text:p>
          </table:table-cell>
          <table:table-cell table:formula="of:=3*STDEV([.F2:.F8])" office:value-type="float" office:value="4500.27764714896" calcext:value-type="float">
            <text:p>4500,277647149</text:p>
          </table:table-cell>
          <table:table-cell table:formula="of:=3*STDEV([.G2:.G8])" office:value-type="float" office:value="748.789597569685" calcext:value-type="float">
            <text:p>748,7895975697</text:p>
          </table:table-cell>
          <table:table-cell table:formula="of:=3*STDEV([.H2:.H8])" office:value-type="float" office:value="1344.93177522133" calcext:value-type="float">
            <text:p>1344,9317752213</text:p>
          </table:table-cell>
          <table:table-cell table:formula="of:=3*STDEV([.I2:.I8])" office:value-type="float" office:value="8721.94427464427" calcext:value-type="float">
            <text:p>8721,9442746443</text:p>
          </table:table-cell>
          <table:table-cell table:formula="of:=3*STDEV([.J2:.J8])" office:value-type="float" office:value="766.727964423218" calcext:value-type="float">
            <text:p>766,7279644232</text:p>
          </table:table-cell>
          <table:table-cell table:formula="of:=3*STDEV([.K2:.K8])" office:value-type="float" office:value="991.972329683214" calcext:value-type="float">
            <text:p>991,9723296832</text:p>
          </table:table-cell>
          <table:table-cell table:formula="of:=3*STDEV([.L2:.L8])" office:value-type="float" office:value="412.246202442874" calcext:value-type="float">
            <text:p>412,2462024429</text:p>
          </table:table-cell>
          <table:table-cell table:formula="of:=3*STDEV([.M2:.M8])" office:value-type="float" office:value="195.593897801396" calcext:value-type="float">
            <text:p>195,5938978014</text:p>
          </table:table-cell>
          <table:table-cell table:formula="of:=3*STDEV([.N2:.N8])" office:value-type="float" office:value="3311.17567381393" calcext:value-type="float">
            <text:p>3311,1756738139</text:p>
          </table:table-cell>
          <table:table-cell table:formula="of:=3*STDEV([.O2:.O8])" office:value-type="float" office:value="45.5619672220467" calcext:value-type="float">
            <text:p>45,561967222</text:p>
          </table:table-cell>
          <table:table-cell table:formula="of:=3*STDEV([.P2:.P8])" office:value-type="float" office:value="299.339658963812" calcext:value-type="float">
            <text:p>299,3396589638</text:p>
          </table:table-cell>
          <table:table-cell table:formula="of:=3*STDEV([.Q2:.Q8])" office:value-type="float" office:value="630.287835607102" calcext:value-type="float">
            <text:p>630,2878356071</text:p>
          </table:table-cell>
          <table:table-cell table:formula="of:=3*STDEV([.R2:.R8])" office:value-type="float" office:value="130.51067279838" calcext:value-type="float">
            <text:p>130,5106727984</text:p>
          </table:table-cell>
          <table:table-cell table:formula="of:=3*STDEV([.S2:.S8])" office:value-type="float" office:value="7590.1842080978" calcext:value-type="float">
            <text:p>7590,1842080978</text:p>
          </table:table-cell>
          <table:table-cell table:formula="of:=3*STDEV([.T2:.T8])" office:value-type="float" office:value="123.519807549813" calcext:value-type="float">
            <text:p>123,5198075498</text:p>
          </table:table-cell>
          <table:table-cell table:formula="of:=3*STDEV([.U2:.U8])" office:value-type="float" office:value="0" calcext:value-type="float">
            <text:p>0</text:p>
          </table:table-cell>
          <table:table-cell table:formula="of:=3*STDEV([.V2:.V8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Blanc</text:p>
          </table:table-cell>
          <table:table-cell table:number-columns-repeated="1023"/>
        </table:table-row>
        <table:table-row table:style-name="ro1">
          <table:table-cell table:style-name="ce2" office:value-type="float" office:value="30.1" calcext:value-type="float">
            <text:p>30,1</text:p>
          </table:table-cell>
          <table:table-cell table:style-name="ce3" table:formula="of:=[.B18]-[.B$54]" office:value-type="float" office:value="73820.3142857143" calcext:value-type="float">
            <text:p>73820,3142857143</text:p>
          </table:table-cell>
          <table:table-cell table:style-name="ce3" table:formula="of:=[.C18]-[.C$54]" office:value-type="float" office:value="56538" calcext:value-type="float">
            <text:p>56538</text:p>
          </table:table-cell>
          <table:table-cell table:style-name="ce3" table:formula="of:=[.D18]-[.D$54]" office:value-type="float" office:value="50632.2" calcext:value-type="float">
            <text:p>50632,2</text:p>
          </table:table-cell>
          <table:table-cell table:style-name="ce3" table:formula="of:=[.E18]-[.E$54]" office:value-type="float" office:value="926838.342857143" calcext:value-type="float">
            <text:p>926838,342857143</text:p>
          </table:table-cell>
          <table:table-cell table:style-name="ce3" table:formula="of:=[.F18]-[.F$54]" office:value-type="float" office:value="15111.6285714286" calcext:value-type="float">
            <text:p>15111,6285714286</text:p>
          </table:table-cell>
          <table:table-cell table:style-name="ce3" table:formula="of:=[.G18]-[.G$54]" office:value-type="float" office:value="291780.571428571" calcext:value-type="float">
            <text:p>291780,571428571</text:p>
          </table:table-cell>
          <table:table-cell table:style-name="ce3" table:formula="of:=[.H18]-[.H$54]" office:value-type="float" office:value="23086.6" calcext:value-type="float">
            <text:p>23086,6</text:p>
          </table:table-cell>
          <table:table-cell table:style-name="ce3" table:formula="of:=[.I18]-[.I$54]" office:value-type="float" office:value="284435.6" calcext:value-type="float">
            <text:p>284435,6</text:p>
          </table:table-cell>
          <table:table-cell table:style-name="ce3" table:formula="of:=[.J18]-[.J$54]" office:value-type="float" office:value="84980.4285714286" calcext:value-type="float">
            <text:p>84980,4285714286</text:p>
          </table:table-cell>
          <table:table-cell table:style-name="ce3" table:formula="of:=[.K18]-[.K$54]" office:value-type="float" office:value="97493.1857142857" calcext:value-type="float">
            <text:p>97493,1857142857</text:p>
          </table:table-cell>
          <table:table-cell table:style-name="ce3" table:formula="of:=[.L18]-[.L$54]" office:value-type="float" office:value="47018.1285714286" calcext:value-type="float">
            <text:p>47018,1285714286</text:p>
          </table:table-cell>
          <table:table-cell table:style-name="ce3" table:formula="of:=[.M18]-[.M$54]" office:value-type="float" office:value="262811.414285714" calcext:value-type="float">
            <text:p>262811,414285714</text:p>
          </table:table-cell>
          <table:table-cell table:style-name="ce3" table:formula="of:=[.N18]-[.N$54]" office:value-type="float" office:value="87162.5142857143" calcext:value-type="float">
            <text:p>87162,5142857143</text:p>
          </table:table-cell>
          <table:table-cell table:style-name="ce3" table:formula="of:=[.O18]-[.O$54]" office:value-type="float" office:value="277038.285714286" calcext:value-type="float">
            <text:p>277038,285714286</text:p>
          </table:table-cell>
          <table:table-cell table:style-name="ce3" table:formula="of:=[.P18]-[.P$54]" office:value-type="float" office:value="28614.8714285714" calcext:value-type="float">
            <text:p>28614,8714285714</text:p>
          </table:table-cell>
          <table:table-cell table:style-name="ce3" table:formula="of:=[.Q18]-[.Q$54]" office:value-type="float" office:value="17948.7571428571" calcext:value-type="float">
            <text:p>17948,7571428571</text:p>
          </table:table-cell>
          <table:table-cell table:style-name="ce3" table:formula="of:=[.R18]-[.R$54]" office:value-type="float" office:value="100512.457142857" calcext:value-type="float">
            <text:p>100512,457142857</text:p>
          </table:table-cell>
          <table:table-cell table:style-name="ce3" table:formula="of:=[.S18]-[.S$54]" office:value-type="float" office:value="371561.685714286" calcext:value-type="float">
            <text:p>371561,685714286</text:p>
          </table:table-cell>
          <table:table-cell table:style-name="ce3" table:formula="of:=[.T18]-[.T$54]" office:value-type="float" office:value="205908.685714286" calcext:value-type="float">
            <text:p>205908,685714286</text:p>
          </table:table-cell>
          <table:table-cell table:style-name="ce3" table:formula="of:=[.U18]-[.U$54]" office:value-type="float" office:value="237501.6" calcext:value-type="float">
            <text:p>237501,6</text:p>
          </table:table-cell>
          <table:table-cell table:style-name="ce3" table:formula="of:=[.V18]-[.V$54]" office:value-type="float" office:value="249255.2" calcext:value-type="float">
            <text:p>249255,2</text:p>
          </table:table-cell>
          <table:table-cell table:number-columns-repeated="1002"/>
        </table:table-row>
        <table:table-row table:style-name="ro1">
          <table:table-cell table:style-name="ce2" office:value-type="float" office:value="31.8" calcext:value-type="float">
            <text:p>31,8</text:p>
          </table:table-cell>
          <table:table-cell table:style-name="ce3" table:formula="of:=[.B19]-[.B$54]" office:value-type="float" office:value="86355.5142857143" calcext:value-type="float">
            <text:p>86355,5142857143</text:p>
          </table:table-cell>
          <table:table-cell table:style-name="ce3" table:formula="of:=[.C19]-[.C$54]" office:value-type="float" office:value="43952.7" calcext:value-type="float">
            <text:p>43952,7</text:p>
          </table:table-cell>
          <table:table-cell table:style-name="ce3" table:formula="of:=[.D19]-[.D$54]" office:value-type="float" office:value="42040.8" calcext:value-type="float">
            <text:p>42040,8</text:p>
          </table:table-cell>
          <table:table-cell table:style-name="ce3" table:formula="of:=[.E19]-[.E$54]" office:value-type="float" office:value="1115232.04285714" calcext:value-type="float">
            <text:p>1115232,04285714</text:p>
          </table:table-cell>
          <table:table-cell table:style-name="ce3" table:formula="of:=[.F19]-[.F$54]" office:value-type="float" office:value="23511.5285714286" calcext:value-type="float">
            <text:p>23511,5285714286</text:p>
          </table:table-cell>
          <table:table-cell table:style-name="ce3" table:formula="of:=[.G19]-[.G$54]" office:value-type="float" office:value="344889.371428571" calcext:value-type="float">
            <text:p>344889,371428571</text:p>
          </table:table-cell>
          <table:table-cell table:style-name="ce3" table:formula="of:=[.H19]-[.H$54]" office:value-type="float" office:value="26817.2" calcext:value-type="float">
            <text:p>26817,2</text:p>
          </table:table-cell>
          <table:table-cell table:style-name="ce3" table:formula="of:=[.I19]-[.I$54]" office:value-type="float" office:value="383391.8" calcext:value-type="float">
            <text:p>383391,8</text:p>
          </table:table-cell>
          <table:table-cell table:style-name="ce3" table:formula="of:=[.J19]-[.J$54]" office:value-type="float" office:value="90856.8285714286" calcext:value-type="float">
            <text:p>90856,8285714286</text:p>
          </table:table-cell>
          <table:table-cell table:style-name="ce3" table:formula="of:=[.K19]-[.K$54]" office:value-type="float" office:value="81629.1857142857" calcext:value-type="float">
            <text:p>81629,1857142857</text:p>
          </table:table-cell>
          <table:table-cell table:style-name="ce3" table:formula="of:=[.L19]-[.L$54]" office:value-type="float" office:value="44510.9285714286" calcext:value-type="float">
            <text:p>44510,9285714286</text:p>
          </table:table-cell>
          <table:table-cell table:style-name="ce3" table:formula="of:=[.M19]-[.M$54]" office:value-type="float" office:value="284492.214285714" calcext:value-type="float">
            <text:p>284492,214285714</text:p>
          </table:table-cell>
          <table:table-cell table:style-name="ce3" table:formula="of:=[.N19]-[.N$54]" office:value-type="float" office:value="94422.5142857143" calcext:value-type="float">
            <text:p>94422,5142857143</text:p>
          </table:table-cell>
          <table:table-cell table:style-name="ce3" table:formula="of:=[.O19]-[.O$54]" office:value-type="float" office:value="303413.285714286" calcext:value-type="float">
            <text:p>303413,285714286</text:p>
          </table:table-cell>
          <table:table-cell table:style-name="ce3" table:formula="of:=[.P19]-[.P$54]" office:value-type="float" office:value="30740.8714285714" calcext:value-type="float">
            <text:p>30740,8714285714</text:p>
          </table:table-cell>
          <table:table-cell table:style-name="ce3" table:formula="of:=[.Q19]-[.Q$54]" office:value-type="float" office:value="18410.3571428571" calcext:value-type="float">
            <text:p>18410,3571428571</text:p>
          </table:table-cell>
          <table:table-cell table:style-name="ce3" table:formula="of:=[.R19]-[.R$54]" office:value-type="float" office:value="110552.457142857" calcext:value-type="float">
            <text:p>110552,457142857</text:p>
          </table:table-cell>
          <table:table-cell table:style-name="ce3" table:formula="of:=[.S19]-[.S$54]" office:value-type="float" office:value="447401.585714286" calcext:value-type="float">
            <text:p>447401,585714286</text:p>
          </table:table-cell>
          <table:table-cell table:style-name="ce3" table:formula="of:=[.T19]-[.T$54]" office:value-type="float" office:value="228752.685714286" calcext:value-type="float">
            <text:p>228752,685714286</text:p>
          </table:table-cell>
          <table:table-cell table:style-name="ce3" table:formula="of:=[.U19]-[.U$54]" office:value-type="float" office:value="259303.2" calcext:value-type="float">
            <text:p>259303,2</text:p>
          </table:table-cell>
          <table:table-cell table:style-name="ce3" table:formula="of:=[.V19]-[.V$54]" office:value-type="float" office:value="267084.8" calcext:value-type="float">
            <text:p>267084,8</text:p>
          </table:table-cell>
          <table:table-cell table:number-columns-repeated="1002"/>
        </table:table-row>
        <table:table-row table:style-name="ro1">
          <table:table-cell table:style-name="ce2" office:value-type="float" office:value="33.6" calcext:value-type="float">
            <text:p>33,6</text:p>
          </table:table-cell>
          <table:table-cell table:style-name="ce3" table:formula="of:=[.B20]-[.B$54]" office:value-type="float" office:value="90848.1142857143" calcext:value-type="float">
            <text:p>90848,1142857143</text:p>
          </table:table-cell>
          <table:table-cell table:style-name="ce3" table:formula="of:=[.C20]-[.C$54]" office:value-type="float" office:value="31919.3" calcext:value-type="float">
            <text:p>31919,3</text:p>
          </table:table-cell>
          <table:table-cell table:style-name="ce3" table:formula="of:=[.D20]-[.D$54]" office:value-type="float" office:value="44292.4" calcext:value-type="float">
            <text:p>44292,4</text:p>
          </table:table-cell>
          <table:table-cell table:style-name="ce3" table:formula="of:=[.E20]-[.E$54]" office:value-type="float" office:value="1194490.14285714" calcext:value-type="float">
            <text:p>1194490,14285714</text:p>
          </table:table-cell>
          <table:table-cell table:style-name="ce3" table:formula="of:=[.F20]-[.F$54]" office:value-type="float" office:value="15670.4285714286" calcext:value-type="float">
            <text:p>15670,4285714286</text:p>
          </table:table-cell>
          <table:table-cell table:style-name="ce3" table:formula="of:=[.G20]-[.G$54]" office:value-type="float" office:value="341078.171428571" calcext:value-type="float">
            <text:p>341078,171428571</text:p>
          </table:table-cell>
          <table:table-cell table:style-name="ce3" table:formula="of:=[.H20]-[.H$54]" office:value-type="float" office:value="28060.8" calcext:value-type="float">
            <text:p>28060,8</text:p>
          </table:table-cell>
          <table:table-cell table:style-name="ce3" table:formula="of:=[.I20]-[.I$54]" office:value-type="float" office:value="353343.5" calcext:value-type="float">
            <text:p>353343,5</text:p>
          </table:table-cell>
          <table:table-cell table:style-name="ce3" table:formula="of:=[.J20]-[.J$54]" office:value-type="float" office:value="82774.4285714286" calcext:value-type="float">
            <text:p>82774,4285714286</text:p>
          </table:table-cell>
          <table:table-cell table:style-name="ce3" table:formula="of:=[.K20]-[.K$54]" office:value-type="float" office:value="82531.7857142857" calcext:value-type="float">
            <text:p>82531,7857142857</text:p>
          </table:table-cell>
          <table:table-cell table:style-name="ce3" table:formula="of:=[.L20]-[.L$54]" office:value-type="float" office:value="46757.5285714286" calcext:value-type="float">
            <text:p>46757,5285714286</text:p>
          </table:table-cell>
          <table:table-cell table:style-name="ce3" table:formula="of:=[.M20]-[.M$54]" office:value-type="float" office:value="293257.014285714" calcext:value-type="float">
            <text:p>293257,014285714</text:p>
          </table:table-cell>
          <table:table-cell table:style-name="ce3" table:formula="of:=[.N20]-[.N$54]" office:value-type="float" office:value="96790.9142857143" calcext:value-type="float">
            <text:p>96790,9142857143</text:p>
          </table:table-cell>
          <table:table-cell table:style-name="ce3" table:formula="of:=[.O20]-[.O$54]" office:value-type="float" office:value="303088.785714286" calcext:value-type="float">
            <text:p>303088,785714286</text:p>
          </table:table-cell>
          <table:table-cell table:style-name="ce3" table:formula="of:=[.P20]-[.P$54]" office:value-type="float" office:value="31001.2714285714" calcext:value-type="float">
            <text:p>31001,2714285714</text:p>
          </table:table-cell>
          <table:table-cell table:style-name="ce3" table:formula="of:=[.Q20]-[.Q$54]" office:value-type="float" office:value="17828.5571428571" calcext:value-type="float">
            <text:p>17828,5571428571</text:p>
          </table:table-cell>
          <table:table-cell table:style-name="ce3" table:formula="of:=[.R20]-[.R$54]" office:value-type="float" office:value="104316.057142857" calcext:value-type="float">
            <text:p>104316,057142857</text:p>
          </table:table-cell>
          <table:table-cell table:style-name="ce3" table:formula="of:=[.S20]-[.S$54]" office:value-type="float" office:value="409527.285714286" calcext:value-type="float">
            <text:p>409527,285714286</text:p>
          </table:table-cell>
          <table:table-cell table:style-name="ce3" table:formula="of:=[.T20]-[.T$54]" office:value-type="float" office:value="213470.285714286" calcext:value-type="float">
            <text:p>213470,285714286</text:p>
          </table:table-cell>
          <table:table-cell table:style-name="ce3" table:formula="of:=[.U20]-[.U$54]" office:value-type="float" office:value="244481.6" calcext:value-type="float">
            <text:p>244481,6</text:p>
          </table:table-cell>
          <table:table-cell table:style-name="ce3" table:formula="of:=[.V20]-[.V$54]" office:value-type="float" office:value="252625.6" calcext:value-type="float">
            <text:p>252625,6</text:p>
          </table:table-cell>
          <table:table-cell table:number-columns-repeated="1002"/>
        </table:table-row>
        <table:table-row table:style-name="ro1">
          <table:table-cell table:style-name="ce2" office:value-type="float" office:value="35.4" calcext:value-type="float">
            <text:p>35,4</text:p>
          </table:table-cell>
          <table:table-cell table:style-name="ce3" table:formula="of:=[.B21]-[.B$54]" office:value-type="float" office:value="83407.7142857143" calcext:value-type="float">
            <text:p>83407,7142857143</text:p>
          </table:table-cell>
          <table:table-cell table:style-name="ce3" table:formula="of:=[.C21]-[.C$54]" office:value-type="float" office:value="32140.1" calcext:value-type="float">
            <text:p>32140,1</text:p>
          </table:table-cell>
          <table:table-cell table:style-name="ce3" table:formula="of:=[.D21]-[.D$54]" office:value-type="float" office:value="38080.7" calcext:value-type="float">
            <text:p>38080,7</text:p>
          </table:table-cell>
          <table:table-cell table:style-name="ce3" table:formula="of:=[.E21]-[.E$54]" office:value-type="float" office:value="972056.442857143" calcext:value-type="float">
            <text:p>972056,442857143</text:p>
          </table:table-cell>
          <table:table-cell table:style-name="ce3" table:formula="of:=[.F21]-[.F$54]" office:value-type="float" office:value="15419.1285714286" calcext:value-type="float">
            <text:p>15419,1285714286</text:p>
          </table:table-cell>
          <table:table-cell table:style-name="ce3" table:formula="of:=[.G21]-[.G$54]" office:value-type="float" office:value="323288.571428571" calcext:value-type="float">
            <text:p>323288,571428571</text:p>
          </table:table-cell>
          <table:table-cell table:style-name="ce3" table:formula="of:=[.H21]-[.H$54]" office:value-type="float" office:value="23969.2" calcext:value-type="float">
            <text:p>23969,2</text:p>
          </table:table-cell>
          <table:table-cell table:style-name="ce3" table:formula="of:=[.I21]-[.I$54]" office:value-type="float" office:value="294625.9" calcext:value-type="float">
            <text:p>294625,9</text:p>
          </table:table-cell>
          <table:table-cell table:style-name="ce3" table:formula="of:=[.J21]-[.J$54]" office:value-type="float" office:value="75854.4285714286" calcext:value-type="float">
            <text:p>75854,4285714286</text:p>
          </table:table-cell>
          <table:table-cell table:style-name="ce3" table:formula="of:=[.K21]-[.K$54]" office:value-type="float" office:value="68471.7857142857" calcext:value-type="float">
            <text:p>68471,7857142857</text:p>
          </table:table-cell>
          <table:table-cell table:style-name="ce3" table:formula="of:=[.L21]-[.L$54]" office:value-type="float" office:value="32958.7285714286" calcext:value-type="float">
            <text:p>32958,7285714286</text:p>
          </table:table-cell>
          <table:table-cell table:style-name="ce3" table:formula="of:=[.M21]-[.M$54]" office:value-type="float" office:value="259383.414285714" calcext:value-type="float">
            <text:p>259383,414285714</text:p>
          </table:table-cell>
          <table:table-cell table:style-name="ce3" table:formula="of:=[.N21]-[.N$54]" office:value-type="float" office:value="78559.3142857143" calcext:value-type="float">
            <text:p>78559,3142857143</text:p>
          </table:table-cell>
          <table:table-cell table:style-name="ce3" table:formula="of:=[.O21]-[.O$54]" office:value-type="float" office:value="266752.585714286" calcext:value-type="float">
            <text:p>266752,585714286</text:p>
          </table:table-cell>
          <table:table-cell table:style-name="ce3" table:formula="of:=[.P21]-[.P$54]" office:value-type="float" office:value="22959.0714285714" calcext:value-type="float">
            <text:p>22959,0714285714</text:p>
          </table:table-cell>
          <table:table-cell table:style-name="ce3" table:formula="of:=[.Q21]-[.Q$54]" office:value-type="float" office:value="16143.7571428571" calcext:value-type="float">
            <text:p>16143,7571428571</text:p>
          </table:table-cell>
          <table:table-cell table:style-name="ce3" table:formula="of:=[.R21]-[.R$54]" office:value-type="float" office:value="90152.0571428572" calcext:value-type="float">
            <text:p>90152,0571428572</text:p>
          </table:table-cell>
          <table:table-cell table:style-name="ce3" table:formula="of:=[.S21]-[.S$54]" office:value-type="float" office:value="332491.485714286" calcext:value-type="float">
            <text:p>332491,485714286</text:p>
          </table:table-cell>
          <table:table-cell table:style-name="ce3" table:formula="of:=[.T21]-[.T$54]" office:value-type="float" office:value="178633.485714286" calcext:value-type="float">
            <text:p>178633,485714286</text:p>
          </table:table-cell>
          <table:table-cell table:style-name="ce3" table:formula="of:=[.U21]-[.U$54]" office:value-type="float" office:value="207779.2" calcext:value-type="float">
            <text:p>207779,2</text:p>
          </table:table-cell>
          <table:table-cell table:style-name="ce3" table:formula="of:=[.V21]-[.V$54]" office:value-type="float" office:value="213536.8" calcext:value-type="float">
            <text:p>213536,8</text:p>
          </table:table-cell>
          <table:table-cell table:number-columns-repeated="1002"/>
        </table:table-row>
        <table:table-row table:style-name="ro1">
          <table:table-cell table:style-name="ce2" office:value-type="float" office:value="37.1" calcext:value-type="float">
            <text:p>37,1</text:p>
          </table:table-cell>
          <table:table-cell table:style-name="ce3" table:formula="of:=[.B22]-[.B$54]" office:value-type="float" office:value="69047.3142857143" calcext:value-type="float">
            <text:p>69047,3142857143</text:p>
          </table:table-cell>
          <table:table-cell table:style-name="ce3" table:formula="of:=[.C22]-[.C$54]" office:value-type="float" office:value="40142.3" calcext:value-type="float">
            <text:p>40142,3</text:p>
          </table:table-cell>
          <table:table-cell table:style-name="ce3" table:formula="of:=[.D22]-[.D$54]" office:value-type="float" office:value="72193.5" calcext:value-type="float">
            <text:p>72193,5</text:p>
          </table:table-cell>
          <table:table-cell table:style-name="ce3" table:formula="of:=[.E22]-[.E$54]" office:value-type="float" office:value="875222.542857143" calcext:value-type="float">
            <text:p>875222,542857143</text:p>
          </table:table-cell>
          <table:table-cell table:style-name="ce3" table:formula="of:=[.F22]-[.F$54]" office:value-type="float" office:value="15291.6285714286" calcext:value-type="float">
            <text:p>15291,6285714286</text:p>
          </table:table-cell>
          <table:table-cell table:style-name="ce3" table:formula="of:=[.G22]-[.G$54]" office:value-type="float" office:value="265326.971428571" calcext:value-type="float">
            <text:p>265326,971428571</text:p>
          </table:table-cell>
          <table:table-cell table:style-name="ce3" table:formula="of:=[.H22]-[.H$54]" office:value-type="float" office:value="23327.4" calcext:value-type="float">
            <text:p>23327,4</text:p>
          </table:table-cell>
          <table:table-cell table:style-name="ce3" table:formula="of:=[.I22]-[.I$54]" office:value-type="float" office:value="267196.5" calcext:value-type="float">
            <text:p>267196,5</text:p>
          </table:table-cell>
          <table:table-cell table:style-name="ce3" table:formula="of:=[.J22]-[.J$54]" office:value-type="float" office:value="67391.2285714286" calcext:value-type="float">
            <text:p>67391,2285714286</text:p>
          </table:table-cell>
          <table:table-cell table:style-name="ce3" table:formula="of:=[.K22]-[.K$54]" office:value-type="float" office:value="59788.1857142857" calcext:value-type="float">
            <text:p>59788,1857142857</text:p>
          </table:table-cell>
          <table:table-cell table:style-name="ce3" table:formula="of:=[.L22]-[.L$54]" office:value-type="float" office:value="31394.5285714286" calcext:value-type="float">
            <text:p>31394,5285714286</text:p>
          </table:table-cell>
          <table:table-cell table:style-name="ce3" table:formula="of:=[.M22]-[.M$54]" office:value-type="float" office:value="223441.814285714" calcext:value-type="float">
            <text:p>223441,814285714</text:p>
          </table:table-cell>
          <table:table-cell table:style-name="ce3" table:formula="of:=[.N22]-[.N$54]" office:value-type="float" office:value="71800.1142857143" calcext:value-type="float">
            <text:p>71800,1142857143</text:p>
          </table:table-cell>
          <table:table-cell table:style-name="ce3" table:formula="of:=[.O22]-[.O$54]" office:value-type="float" office:value="233783.585714286" calcext:value-type="float">
            <text:p>233783,585714286</text:p>
          </table:table-cell>
          <table:table-cell table:style-name="ce3" table:formula="of:=[.P22]-[.P$54]" office:value-type="float" office:value="21715.2714285714" calcext:value-type="float">
            <text:p>21715,2714285714</text:p>
          </table:table-cell>
          <table:table-cell table:style-name="ce3" table:formula="of:=[.Q22]-[.Q$54]" office:value-type="float" office:value="16143.7571428571" calcext:value-type="float">
            <text:p>16143,7571428571</text:p>
          </table:table-cell>
          <table:table-cell table:style-name="ce3" table:formula="of:=[.R22]-[.R$54]" office:value-type="float" office:value="84816.4571428572" calcext:value-type="float">
            <text:p>84816,4571428572</text:p>
          </table:table-cell>
          <table:table-cell table:style-name="ce3" table:formula="of:=[.S22]-[.S$54]" office:value-type="float" office:value="300158.885714286" calcext:value-type="float">
            <text:p>300158,885714286</text:p>
          </table:table-cell>
          <table:table-cell table:style-name="ce3" table:formula="of:=[.T22]-[.T$54]" office:value-type="float" office:value="162487.485714286" calcext:value-type="float">
            <text:p>162487,485714286</text:p>
          </table:table-cell>
          <table:table-cell table:style-name="ce3" table:formula="of:=[.U22]-[.U$54]" office:value-type="float" office:value="188927.2" calcext:value-type="float">
            <text:p>188927,2</text:p>
          </table:table-cell>
          <table:table-cell table:style-name="ce3" table:formula="of:=[.V22]-[.V$54]" office:value-type="float" office:value="199516.8" calcext:value-type="float">
            <text:p>199516,8</text:p>
          </table:table-cell>
          <table:table-cell table:number-columns-repeated="1002"/>
        </table:table-row>
        <table:table-row table:style-name="ro1">
          <table:table-cell table:style-name="ce2" office:value-type="float" office:value="38.9" calcext:value-type="float">
            <text:p>38,9</text:p>
          </table:table-cell>
          <table:table-cell table:style-name="ce3" table:formula="of:=[.B23]-[.B$54]" office:value-type="float" office:value="66399.9142857143" calcext:value-type="float">
            <text:p>66399,9142857143</text:p>
          </table:table-cell>
          <table:table-cell table:style-name="ce3" table:formula="of:=[.C23]-[.C$54]" office:value-type="float" office:value="35770.1" calcext:value-type="float">
            <text:p>35770,1</text:p>
          </table:table-cell>
          <table:table-cell table:style-name="ce3" table:formula="of:=[.D23]-[.D$54]" office:value-type="float" office:value="30103.5" calcext:value-type="float">
            <text:p>30103,5</text:p>
          </table:table-cell>
          <table:table-cell table:style-name="ce3" table:formula="of:=[.E23]-[.E$54]" office:value-type="float" office:value="829614.542857143" calcext:value-type="float">
            <text:p>829614,542857143</text:p>
          </table:table-cell>
          <table:table-cell table:style-name="ce3" table:formula="of:=[.F23]-[.F$54]" office:value-type="float" office:value="12779.1285714286" calcext:value-type="float">
            <text:p>12779,1285714286</text:p>
          </table:table-cell>
          <table:table-cell table:style-name="ce3" table:formula="of:=[.G23]-[.G$54]" office:value-type="float" office:value="270259.771428571" calcext:value-type="float">
            <text:p>270259,771428571</text:p>
          </table:table-cell>
          <table:table-cell table:style-name="ce3" table:formula="of:=[.H23]-[.H$54]" office:value-type="float" office:value="22906.4" calcext:value-type="float">
            <text:p>22906,4</text:p>
          </table:table-cell>
          <table:table-cell table:style-name="ce3" table:formula="of:=[.I23]-[.I$54]" office:value-type="float" office:value="288619.3" calcext:value-type="float">
            <text:p>288619,3</text:p>
          </table:table-cell>
          <table:table-cell table:style-name="ce3" table:formula="of:=[.J23]-[.J$54]" office:value-type="float" office:value="65365.8285714286" calcext:value-type="float">
            <text:p>65365,8285714286</text:p>
          </table:table-cell>
          <table:table-cell table:style-name="ce3" table:formula="of:=[.K23]-[.K$54]" office:value-type="float" office:value="74830.1857142857" calcext:value-type="float">
            <text:p>74830,1857142857</text:p>
          </table:table-cell>
          <table:table-cell table:style-name="ce3" table:formula="of:=[.L23]-[.L$54]" office:value-type="float" office:value="36327.9285714286" calcext:value-type="float">
            <text:p>36327,9285714286</text:p>
          </table:table-cell>
          <table:table-cell table:style-name="ce3" table:formula="of:=[.M23]-[.M$54]" office:value-type="float" office:value="233109.014285714" calcext:value-type="float">
            <text:p>233109,014285714</text:p>
          </table:table-cell>
          <table:table-cell table:style-name="ce3" table:formula="of:=[.N23]-[.N$54]" office:value-type="float" office:value="76794.1142857143" calcext:value-type="float">
            <text:p>76794,1142857143</text:p>
          </table:table-cell>
          <table:table-cell table:style-name="ce3" table:formula="of:=[.O23]-[.O$54]" office:value-type="float" office:value="257892.785714286" calcext:value-type="float">
            <text:p>257892,785714286</text:p>
          </table:table-cell>
          <table:table-cell table:style-name="ce3" table:formula="of:=[.P23]-[.P$54]" office:value-type="float" office:value="22457.4714285714" calcext:value-type="float">
            <text:p>22457,4714285714</text:p>
          </table:table-cell>
          <table:table-cell table:style-name="ce3" table:formula="of:=[.Q23]-[.Q$54]" office:value-type="float" office:value="17066.5571428571" calcext:value-type="float">
            <text:p>17066,5571428571</text:p>
          </table:table-cell>
          <table:table-cell table:style-name="ce3" table:formula="of:=[.R23]-[.R$54]" office:value-type="float" office:value="89701.6571428572" calcext:value-type="float">
            <text:p>89701,6571428572</text:p>
          </table:table-cell>
          <table:table-cell table:style-name="ce3" table:formula="of:=[.S23]-[.S$54]" office:value-type="float" office:value="337098.585714286" calcext:value-type="float">
            <text:p>337098,585714286</text:p>
          </table:table-cell>
          <table:table-cell table:style-name="ce3" table:formula="of:=[.T23]-[.T$54]" office:value-type="float" office:value="180016.685714286" calcext:value-type="float">
            <text:p>180016,685714286</text:p>
          </table:table-cell>
          <table:table-cell table:style-name="ce3" table:formula="of:=[.U23]-[.U$54]" office:value-type="float" office:value="217145.6" calcext:value-type="float">
            <text:p>217145,6</text:p>
          </table:table-cell>
          <table:table-cell table:style-name="ce3" table:formula="of:=[.V23]-[.V$54]" office:value-type="float" office:value="228517.6" calcext:value-type="float">
            <text:p>228517,6</text:p>
          </table:table-cell>
          <table:table-cell table:number-columns-repeated="1002"/>
        </table:table-row>
        <table:table-row table:style-name="ro1">
          <table:table-cell table:style-name="ce2" office:value-type="float" office:value="40.7" calcext:value-type="float">
            <text:p>40,7</text:p>
          </table:table-cell>
          <table:table-cell table:style-name="ce3" table:formula="of:=[.B24]-[.B$54]" office:value-type="float" office:value="74783.1142857143" calcext:value-type="float">
            <text:p>74783,1142857143</text:p>
          </table:table-cell>
          <table:table-cell table:style-name="ce3" table:formula="of:=[.C24]-[.C$54]" office:value-type="float" office:value="33864.9" calcext:value-type="float">
            <text:p>33864,9</text:p>
          </table:table-cell>
          <table:table-cell table:style-name="ce3" table:formula="of:=[.D24]-[.D$54]" office:value-type="float" office:value="29737.9" calcext:value-type="float">
            <text:p>29737,9</text:p>
          </table:table-cell>
          <table:table-cell table:style-name="ce3" table:formula="of:=[.E24]-[.E$54]" office:value-type="float" office:value="972695.242857143" calcext:value-type="float">
            <text:p>972695,242857143</text:p>
          </table:table-cell>
          <table:table-cell table:style-name="ce3" table:formula="of:=[.F24]-[.F$54]" office:value-type="float" office:value="22770.5285714286" calcext:value-type="float">
            <text:p>22770,5285714286</text:p>
          </table:table-cell>
          <table:table-cell table:style-name="ce3" table:formula="of:=[.G24]-[.G$54]" office:value-type="float" office:value="310612.571428571" calcext:value-type="float">
            <text:p>310612,571428571</text:p>
          </table:table-cell>
          <table:table-cell table:style-name="ce3" table:formula="of:=[.H24]-[.H$54]" office:value-type="float" office:value="26315.8" calcext:value-type="float">
            <text:p>26315,8</text:p>
          </table:table-cell>
          <table:table-cell table:style-name="ce3" table:formula="of:=[.I24]-[.I$54]" office:value-type="float" office:value="333354.8" calcext:value-type="float">
            <text:p>333354,8</text:p>
          </table:table-cell>
          <table:table-cell table:style-name="ce3" table:formula="of:=[.J24]-[.J$54]" office:value-type="float" office:value="75373.2285714286" calcext:value-type="float">
            <text:p>75373,2285714286</text:p>
          </table:table-cell>
          <table:table-cell table:style-name="ce3" table:formula="of:=[.K24]-[.K$54]" office:value-type="float" office:value="68391.9857142857" calcext:value-type="float">
            <text:p>68391,9857142857</text:p>
          </table:table-cell>
          <table:table-cell table:style-name="ce3" table:formula="of:=[.L24]-[.L$54]" office:value-type="float" office:value="36588.9285714286" calcext:value-type="float">
            <text:p>36588,9285714286</text:p>
          </table:table-cell>
          <table:table-cell table:style-name="ce3" table:formula="of:=[.M24]-[.M$54]" office:value-type="float" office:value="279938.614285714" calcext:value-type="float">
            <text:p>279938,614285714</text:p>
          </table:table-cell>
          <table:table-cell table:style-name="ce3" table:formula="of:=[.N24]-[.N$54]" office:value-type="float" office:value="88727.7142857143" calcext:value-type="float">
            <text:p>88727,7142857143</text:p>
          </table:table-cell>
          <table:table-cell table:style-name="ce3" table:formula="of:=[.O24]-[.O$54]" office:value-type="float" office:value="299659.285714286" calcext:value-type="float">
            <text:p>299659,285714286</text:p>
          </table:table-cell>
          <table:table-cell table:style-name="ce3" table:formula="of:=[.P24]-[.P$54]" office:value-type="float" office:value="30219.2714285714" calcext:value-type="float">
            <text:p>30219,2714285714</text:p>
          </table:table-cell>
          <table:table-cell table:style-name="ce3" table:formula="of:=[.Q24]-[.Q$54]" office:value-type="float" office:value="20495.9571428571" calcext:value-type="float">
            <text:p>20495,9571428571</text:p>
          </table:table-cell>
          <table:table-cell table:style-name="ce3" table:formula="of:=[.R24]-[.R$54]" office:value-type="float" office:value="106518.457142857" calcext:value-type="float">
            <text:p>106518,457142857</text:p>
          </table:table-cell>
          <table:table-cell table:style-name="ce3" table:formula="of:=[.S24]-[.S$54]" office:value-type="float" office:value="404012.685714286" calcext:value-type="float">
            <text:p>404012,685714286</text:p>
          </table:table-cell>
          <table:table-cell table:style-name="ce3" table:formula="of:=[.T24]-[.T$54]" office:value-type="float" office:value="200153.485714286" calcext:value-type="float">
            <text:p>200153,485714286</text:p>
          </table:table-cell>
          <table:table-cell table:style-name="ce3" table:formula="of:=[.U24]-[.U$54]" office:value-type="float" office:value="250376.8" calcext:value-type="float">
            <text:p>250376,8</text:p>
          </table:table-cell>
          <table:table-cell table:style-name="ce3" table:formula="of:=[.V24]-[.V$54]" office:value-type="float" office:value="260364.8" calcext:value-type="float">
            <text:p>260364,8</text:p>
          </table:table-cell>
          <table:table-cell table:number-columns-repeated="1002"/>
        </table:table-row>
        <table:table-row table:style-name="ro1">
          <table:table-cell table:style-name="ce2" office:value-type="float" office:value="42.4" calcext:value-type="float">
            <text:p>42,4</text:p>
          </table:table-cell>
          <table:table-cell table:style-name="ce3" table:formula="of:=[.B25]-[.B$54]" office:value-type="float" office:value="88441.7142857143" calcext:value-type="float">
            <text:p>88441,7142857143</text:p>
          </table:table-cell>
          <table:table-cell table:style-name="ce3" table:formula="of:=[.C25]-[.C$54]" office:value-type="float" office:value="44233.9" calcext:value-type="float">
            <text:p>44233,9</text:p>
          </table:table-cell>
          <table:table-cell table:style-name="ce3" table:formula="of:=[.D25]-[.D$54]" office:value-type="float" office:value="43164.9" calcext:value-type="float">
            <text:p>43164,9</text:p>
          </table:table-cell>
          <table:table-cell table:style-name="ce3" table:formula="of:=[.E25]-[.E$54]" office:value-type="float" office:value="1136818.04285714" calcext:value-type="float">
            <text:p>1136818,04285714</text:p>
          </table:table-cell>
          <table:table-cell table:style-name="ce3" table:formula="of:=[.F25]-[.F$54]" office:value-type="float" office:value="15286.0285714286" calcext:value-type="float">
            <text:p>15286,0285714286</text:p>
          </table:table-cell>
          <table:table-cell table:style-name="ce3" table:formula="of:=[.G25]-[.G$54]" office:value-type="float" office:value="372706.971428571" calcext:value-type="float">
            <text:p>372706,971428571</text:p>
          </table:table-cell>
          <table:table-cell table:style-name="ce3" table:formula="of:=[.H25]-[.H$54]" office:value-type="float" office:value="28562.2" calcext:value-type="float">
            <text:p>28562,2</text:p>
          </table:table-cell>
          <table:table-cell table:style-name="ce3" table:formula="of:=[.I25]-[.I$54]" office:value-type="float" office:value="342627.5" calcext:value-type="float">
            <text:p>342627,5</text:p>
          </table:table-cell>
          <table:table-cell table:style-name="ce3" table:formula="of:=[.J25]-[.J$54]" office:value-type="float" office:value="83175.6285714286" calcext:value-type="float">
            <text:p>83175,6285714286</text:p>
          </table:table-cell>
          <table:table-cell table:style-name="ce3" table:formula="of:=[.K25]-[.K$54]" office:value-type="float" office:value="80706.5857142857" calcext:value-type="float">
            <text:p>80706,5857142857</text:p>
          </table:table-cell>
          <table:table-cell table:style-name="ce3" table:formula="of:=[.L25]-[.L$54]" office:value-type="float" office:value="49324.3285714286" calcext:value-type="float">
            <text:p>49324,3285714286</text:p>
          </table:table-cell>
          <table:table-cell table:style-name="ce3" table:formula="of:=[.M25]-[.M$54]" office:value-type="float" office:value="307053.814285714" calcext:value-type="float">
            <text:p>307053,814285714</text:p>
          </table:table-cell>
          <table:table-cell table:style-name="ce3" table:formula="of:=[.N25]-[.N$54]" office:value-type="float" office:value="102164.514285714" calcext:value-type="float">
            <text:p>102164,514285714</text:p>
          </table:table-cell>
          <table:table-cell table:style-name="ce3" table:formula="of:=[.O25]-[.O$54]" office:value-type="float" office:value="349021.285714286" calcext:value-type="float">
            <text:p>349021,285714286</text:p>
          </table:table-cell>
          <table:table-cell table:style-name="ce3" table:formula="of:=[.P25]-[.P$54]" office:value-type="float" office:value="31783.6714285714" calcext:value-type="float">
            <text:p>31783,6714285714</text:p>
          </table:table-cell>
          <table:table-cell table:style-name="ce3" table:formula="of:=[.Q25]-[.Q$54]" office:value-type="float" office:value="21578.9571428571" calcext:value-type="float">
            <text:p>21578,9571428571</text:p>
          </table:table-cell>
          <table:table-cell table:style-name="ce3" table:formula="of:=[.R25]-[.R$54]" office:value-type="float" office:value="119632.057142857" calcext:value-type="float">
            <text:p>119632,057142857</text:p>
          </table:table-cell>
          <table:table-cell table:style-name="ce3" table:formula="of:=[.S25]-[.S$54]" office:value-type="float" office:value="451174.885714286" calcext:value-type="float">
            <text:p>451174,885714286</text:p>
          </table:table-cell>
          <table:table-cell table:style-name="ce3" table:formula="of:=[.T25]-[.T$54]" office:value-type="float" office:value="224199.885714286" calcext:value-type="float">
            <text:p>224199,885714286</text:p>
          </table:table-cell>
          <table:table-cell table:style-name="ce3" table:formula="of:=[.U25]-[.U$54]" office:value-type="float" office:value="284993.6" calcext:value-type="float">
            <text:p>284993,6</text:p>
          </table:table-cell>
          <table:table-cell table:style-name="ce3" table:formula="of:=[.V25]-[.V$54]" office:value-type="float" office:value="284472.8" calcext:value-type="float">
            <text:p>284472,8</text:p>
          </table:table-cell>
          <table:table-cell table:number-columns-repeated="1002"/>
        </table:table-row>
        <table:table-row table:style-name="ro1">
          <table:table-cell table:style-name="ce2" office:value-type="float" office:value="44.2" calcext:value-type="float">
            <text:p>44,2</text:p>
          </table:table-cell>
          <table:table-cell table:style-name="ce3" table:formula="of:=[.B26]-[.B$54]" office:value-type="float" office:value="101136.914285714" calcext:value-type="float">
            <text:p>101136,914285714</text:p>
          </table:table-cell>
          <table:table-cell table:style-name="ce3" table:formula="of:=[.C26]-[.C$54]" office:value-type="float" office:value="30455.1" calcext:value-type="float">
            <text:p>30455,1</text:p>
          </table:table-cell>
          <table:table-cell table:style-name="ce3" table:formula="of:=[.D26]-[.D$54]" office:value-type="float" office:value="37977.6" calcext:value-type="float">
            <text:p>37977,6</text:p>
          </table:table-cell>
          <table:table-cell table:style-name="ce3" table:formula="of:=[.E26]-[.E$54]" office:value-type="float" office:value="1275839.44285714" calcext:value-type="float">
            <text:p>1275839,44285714</text:p>
          </table:table-cell>
          <table:table-cell table:style-name="ce3" table:formula="of:=[.F26]-[.F$54]" office:value-type="float" office:value="18077.2285714286" calcext:value-type="float">
            <text:p>18077,2285714286</text:p>
          </table:table-cell>
          <table:table-cell table:style-name="ce3" table:formula="of:=[.G26]-[.G$54]" office:value-type="float" office:value="414682.971428571" calcext:value-type="float">
            <text:p>414682,971428571</text:p>
          </table:table-cell>
          <table:table-cell table:style-name="ce3" table:formula="of:=[.H26]-[.H$54]" office:value-type="float" office:value="34197.8" calcext:value-type="float">
            <text:p>34197,8</text:p>
          </table:table-cell>
          <table:table-cell table:style-name="ce3" table:formula="of:=[.I26]-[.I$54]" office:value-type="float" office:value="377585.2" calcext:value-type="float">
            <text:p>377585,2</text:p>
          </table:table-cell>
          <table:table-cell table:style-name="ce3" table:formula="of:=[.J26]-[.J$54]" office:value-type="float" office:value="93524.0285714286" calcext:value-type="float">
            <text:p>93524,0285714286</text:p>
          </table:table-cell>
          <table:table-cell table:style-name="ce3" table:formula="of:=[.K26]-[.K$54]" office:value-type="float" office:value="81308.1857142857" calcext:value-type="float">
            <text:p>81308,1857142857</text:p>
          </table:table-cell>
          <table:table-cell table:style-name="ce3" table:formula="of:=[.L26]-[.L$54]" office:value-type="float" office:value="37993.1285714286" calcext:value-type="float">
            <text:p>37993,1285714286</text:p>
          </table:table-cell>
          <table:table-cell table:style-name="ce3" table:formula="of:=[.M26]-[.M$54]" office:value-type="float" office:value="338602.614285714" calcext:value-type="float">
            <text:p>338602,614285714</text:p>
          </table:table-cell>
          <table:table-cell table:style-name="ce3" table:formula="of:=[.N26]-[.N$54]" office:value-type="float" office:value="111109.714285714" calcext:value-type="float">
            <text:p>111109,714285714</text:p>
          </table:table-cell>
          <table:table-cell table:style-name="ce3" table:formula="of:=[.O26]-[.O$54]" office:value-type="float" office:value="370932.285714286" calcext:value-type="float">
            <text:p>370932,285714286</text:p>
          </table:table-cell>
          <table:table-cell table:style-name="ce3" table:formula="of:=[.P26]-[.P$54]" office:value-type="float" office:value="32987.0714285714" calcext:value-type="float">
            <text:p>32987,0714285714</text:p>
          </table:table-cell>
          <table:table-cell table:style-name="ce3" table:formula="of:=[.Q26]-[.Q$54]" office:value-type="float" office:value="22080.1571428571" calcext:value-type="float">
            <text:p>22080,1571428571</text:p>
          </table:table-cell>
          <table:table-cell table:style-name="ce3" table:formula="of:=[.R26]-[.R$54]" office:value-type="float" office:value="126858.457142857" calcext:value-type="float">
            <text:p>126858,457142857</text:p>
          </table:table-cell>
          <table:table-cell table:style-name="ce3" table:formula="of:=[.S26]-[.S$54]" office:value-type="float" office:value="445503.085714286" calcext:value-type="float">
            <text:p>445503,085714286</text:p>
          </table:table-cell>
          <table:table-cell table:style-name="ce3" table:formula="of:=[.T26]-[.T$54]" office:value-type="float" office:value="227850.285714286" calcext:value-type="float">
            <text:p>227850,285714286</text:p>
          </table:table-cell>
          <table:table-cell table:style-name="ce3" table:formula="of:=[.U26]-[.U$54]" office:value-type="float" office:value="293417.6" calcext:value-type="float">
            <text:p>293417,6</text:p>
          </table:table-cell>
          <table:table-cell table:style-name="ce3" table:formula="of:=[.V26]-[.V$54]" office:value-type="float" office:value="291411.2" calcext:value-type="float">
            <text:p>291411,2</text:p>
          </table:table-cell>
          <table:table-cell table:number-columns-repeated="100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3" table:formula="of:=[.B27]-[.B$54]" office:value-type="float" office:value="104867.714285714" calcext:value-type="float">
            <text:p>104867,714285714</text:p>
          </table:table-cell>
          <table:table-cell table:style-name="ce3" table:formula="of:=[.C27]-[.C$54]" office:value-type="float" office:value="51253.5" calcext:value-type="float">
            <text:p>51253,5</text:p>
          </table:table-cell>
          <table:table-cell table:style-name="ce3" table:formula="of:=[.D27]-[.D$54]" office:value-type="float" office:value="45545.5" calcext:value-type="float">
            <text:p>45545,5</text:p>
          </table:table-cell>
          <table:table-cell table:style-name="ce3" table:formula="of:=[.E27]-[.E$54]" office:value-type="float" office:value="1255344.44285714" calcext:value-type="float">
            <text:p>1255344,44285714</text:p>
          </table:table-cell>
          <table:table-cell table:style-name="ce3" table:formula="of:=[.F27]-[.F$54]" office:value-type="float" office:value="22535.4285714286" calcext:value-type="float">
            <text:p>22535,4285714286</text:p>
          </table:table-cell>
          <table:table-cell table:style-name="ce3" table:formula="of:=[.G27]-[.G$54]" office:value-type="float" office:value="401226.971428571" calcext:value-type="float">
            <text:p>401226,971428571</text:p>
          </table:table-cell>
          <table:table-cell table:style-name="ce3" table:formula="of:=[.H27]-[.H$54]" office:value-type="float" office:value="31530.6" calcext:value-type="float">
            <text:p>31530,6</text:p>
          </table:table-cell>
          <table:table-cell table:style-name="ce3" table:formula="of:=[.I27]-[.I$54]" office:value-type="float" office:value="355793" calcext:value-type="float">
            <text:p>355793</text:p>
          </table:table-cell>
          <table:table-cell table:style-name="ce3" table:formula="of:=[.J27]-[.J$54]" office:value-type="float" office:value="89513.2285714286" calcext:value-type="float">
            <text:p>89513,2285714286</text:p>
          </table:table-cell>
          <table:table-cell table:style-name="ce3" table:formula="of:=[.K27]-[.K$54]" office:value-type="float" office:value="79463.1857142857" calcext:value-type="float">
            <text:p>79463,1857142857</text:p>
          </table:table-cell>
          <table:table-cell table:style-name="ce3" table:formula="of:=[.L27]-[.L$54]" office:value-type="float" office:value="36007.3285714286" calcext:value-type="float">
            <text:p>36007,3285714286</text:p>
          </table:table-cell>
          <table:table-cell table:style-name="ce3" table:formula="of:=[.M27]-[.M$54]" office:value-type="float" office:value="321955.414285714" calcext:value-type="float">
            <text:p>321955,414285714</text:p>
          </table:table-cell>
          <table:table-cell table:style-name="ce3" table:formula="of:=[.N27]-[.N$54]" office:value-type="float" office:value="104290.514285714" calcext:value-type="float">
            <text:p>104290,514285714</text:p>
          </table:table-cell>
          <table:table-cell table:style-name="ce3" table:formula="of:=[.O27]-[.O$54]" office:value-type="float" office:value="363324.785714286" calcext:value-type="float">
            <text:p>363324,785714286</text:p>
          </table:table-cell>
          <table:table-cell table:style-name="ce3" table:formula="of:=[.P27]-[.P$54]" office:value-type="float" office:value="34491.2714285714" calcext:value-type="float">
            <text:p>34491,2714285714</text:p>
          </table:table-cell>
          <table:table-cell table:style-name="ce3" table:formula="of:=[.Q27]-[.Q$54]" office:value-type="float" office:value="22922.7571428571" calcext:value-type="float">
            <text:p>22922,7571428571</text:p>
          </table:table-cell>
          <table:table-cell table:style-name="ce3" table:formula="of:=[.R27]-[.R$54]" office:value-type="float" office:value="113305.657142857" calcext:value-type="float">
            <text:p>113305,657142857</text:p>
          </table:table-cell>
          <table:table-cell table:style-name="ce3" table:formula="of:=[.S27]-[.S$54]" office:value-type="float" office:value="426801.185714286" calcext:value-type="float">
            <text:p>426801,185714286</text:p>
          </table:table-cell>
          <table:table-cell table:style-name="ce3" table:formula="of:=[.T27]-[.T$54]" office:value-type="float" office:value="211645.485714286" calcext:value-type="float">
            <text:p>211645,485714286</text:p>
          </table:table-cell>
          <table:table-cell table:style-name="ce3" table:formula="of:=[.U27]-[.U$54]" office:value-type="float" office:value="277994.4" calcext:value-type="float">
            <text:p>277994,4</text:p>
          </table:table-cell>
          <table:table-cell table:style-name="ce3" table:formula="of:=[.V27]-[.V$54]" office:value-type="float" office:value="281204" calcext:value-type="float">
            <text:p>281204</text:p>
          </table:table-cell>
          <table:table-cell table:number-columns-repeated="1002"/>
        </table:table-row>
        <table:table-row table:style-name="ro1">
          <table:table-cell table:style-name="ce2" office:value-type="float" office:value="47.7" calcext:value-type="float">
            <text:p>47,7</text:p>
          </table:table-cell>
          <table:table-cell table:style-name="ce3" table:formula="of:=[.B28]-[.B$54]" office:value-type="float" office:value="93054.5142857143" calcext:value-type="float">
            <text:p>93054,5142857143</text:p>
          </table:table-cell>
          <table:table-cell table:style-name="ce3" table:formula="of:=[.C28]-[.C$54]" office:value-type="float" office:value="30796.3" calcext:value-type="float">
            <text:p>30796,3</text:p>
          </table:table-cell>
          <table:table-cell table:style-name="ce3" table:formula="of:=[.D28]-[.D$54]" office:value-type="float" office:value="38087.8" calcext:value-type="float">
            <text:p>38087,8</text:p>
          </table:table-cell>
          <table:table-cell table:style-name="ce3" table:formula="of:=[.E28]-[.E$54]" office:value-type="float" office:value="1178366.04285714" calcext:value-type="float">
            <text:p>1178366,04285714</text:p>
          </table:table-cell>
          <table:table-cell table:style-name="ce3" table:formula="of:=[.F28]-[.F$54]" office:value-type="float" office:value="18125.4285714286" calcext:value-type="float">
            <text:p>18125,4285714286</text:p>
          </table:table-cell>
          <table:table-cell table:style-name="ce3" table:formula="of:=[.G28]-[.G$54]" office:value-type="float" office:value="380929.371428571" calcext:value-type="float">
            <text:p>380929,371428571</text:p>
          </table:table-cell>
          <table:table-cell table:style-name="ce3" table:formula="of:=[.H28]-[.H$54]" office:value-type="float" office:value="30246.8" calcext:value-type="float">
            <text:p>30246,8</text:p>
          </table:table-cell>
          <table:table-cell table:style-name="ce3" table:formula="of:=[.I28]-[.I$54]" office:value-type="float" office:value="346192.9" calcext:value-type="float">
            <text:p>346192,9</text:p>
          </table:table-cell>
          <table:table-cell table:style-name="ce3" table:formula="of:=[.J28]-[.J$54]" office:value-type="float" office:value="81109.6285714286" calcext:value-type="float">
            <text:p>81109,6285714286</text:p>
          </table:table-cell>
          <table:table-cell table:style-name="ce3" table:formula="of:=[.K28]-[.K$54]" office:value-type="float" office:value="76092.9857142857" calcext:value-type="float">
            <text:p>76092,9857142857</text:p>
          </table:table-cell>
          <table:table-cell table:style-name="ce3" table:formula="of:=[.L28]-[.L$54]" office:value-type="float" office:value="36849.5285714286" calcext:value-type="float">
            <text:p>36849,5285714286</text:p>
          </table:table-cell>
          <table:table-cell table:style-name="ce3" table:formula="of:=[.M28]-[.M$54]" office:value-type="float" office:value="299673.814285714" calcext:value-type="float">
            <text:p>299673,814285714</text:p>
          </table:table-cell>
          <table:table-cell table:style-name="ce3" table:formula="of:=[.N28]-[.N$54]" office:value-type="float" office:value="97330.9142857143" calcext:value-type="float">
            <text:p>97330,9142857143</text:p>
          </table:table-cell>
          <table:table-cell table:style-name="ce3" table:formula="of:=[.O28]-[.O$54]" office:value-type="float" office:value="333231.785714286" calcext:value-type="float">
            <text:p>333231,785714286</text:p>
          </table:table-cell>
          <table:table-cell table:style-name="ce3" table:formula="of:=[.P28]-[.P$54]" office:value-type="float" office:value="30560.2714285714" calcext:value-type="float">
            <text:p>30560,2714285714</text:p>
          </table:table-cell>
          <table:table-cell table:style-name="ce3" table:formula="of:=[.Q28]-[.Q$54]" office:value-type="float" office:value="18971.9571428571" calcext:value-type="float">
            <text:p>18971,9571428571</text:p>
          </table:table-cell>
          <table:table-cell table:style-name="ce3" table:formula="of:=[.R28]-[.R$54]" office:value-type="float" office:value="109612.057142857" calcext:value-type="float">
            <text:p>109612,057142857</text:p>
          </table:table-cell>
          <table:table-cell table:style-name="ce3" table:formula="of:=[.S28]-[.S$54]" office:value-type="float" office:value="424849.085714286" calcext:value-type="float">
            <text:p>424849,085714286</text:p>
          </table:table-cell>
          <table:table-cell table:style-name="ce3" table:formula="of:=[.T28]-[.T$54]" office:value-type="float" office:value="199691.085714286" calcext:value-type="float">
            <text:p>199691,085714286</text:p>
          </table:table-cell>
          <table:table-cell table:style-name="ce3" table:formula="of:=[.U28]-[.U$54]" office:value-type="float" office:value="261628.8" calcext:value-type="float">
            <text:p>261628,8</text:p>
          </table:table-cell>
          <table:table-cell table:style-name="ce3" table:formula="of:=[.V28]-[.V$54]" office:value-type="float" office:value="273902.4" calcext:value-type="float">
            <text:p>273902,4</text:p>
          </table:table-cell>
          <table:table-cell table:number-columns-repeated="1002"/>
        </table:table-row>
        <table:table-row table:style-name="ro1">
          <table:table-cell table:style-name="ce2" office:value-type="float" office:value="49.5" calcext:value-type="float">
            <text:p>49,5</text:p>
          </table:table-cell>
          <table:table-cell table:style-name="ce3" table:formula="of:=[.B29]-[.B$54]" office:value-type="float" office:value="89624.5142857143" calcext:value-type="float">
            <text:p>89624,5142857143</text:p>
          </table:table-cell>
          <table:table-cell table:style-name="ce3" table:formula="of:=[.C29]-[.C$54]" office:value-type="float" office:value="32641.5" calcext:value-type="float">
            <text:p>32641,5</text:p>
          </table:table-cell>
          <table:table-cell table:style-name="ce3" table:formula="of:=[.D29]-[.D$54]" office:value-type="float" office:value="37930.6" calcext:value-type="float">
            <text:p>37930,6</text:p>
          </table:table-cell>
          <table:table-cell table:style-name="ce3" table:formula="of:=[.E29]-[.E$54]" office:value-type="float" office:value="1093428.74285714" calcext:value-type="float">
            <text:p>1093428,74285714</text:p>
          </table:table-cell>
          <table:table-cell table:style-name="ce3" table:formula="of:=[.F29]-[.F$54]" office:value-type="float" office:value="15362.9285714286" calcext:value-type="float">
            <text:p>15362,9285714286</text:p>
          </table:table-cell>
          <table:table-cell table:style-name="ce3" table:formula="of:=[.G29]-[.G$54]" office:value-type="float" office:value="353494.171428571" calcext:value-type="float">
            <text:p>353494,171428571</text:p>
          </table:table-cell>
          <table:table-cell table:style-name="ce3" table:formula="of:=[.H29]-[.H$54]" office:value-type="float" office:value="27077.8" calcext:value-type="float">
            <text:p>27077,8</text:p>
          </table:table-cell>
          <table:table-cell table:style-name="ce3" table:formula="of:=[.I29]-[.I$54]" office:value-type="float" office:value="317703.1" calcext:value-type="float">
            <text:p>317703,1</text:p>
          </table:table-cell>
          <table:table-cell table:style-name="ce3" table:formula="of:=[.J29]-[.J$54]" office:value-type="float" office:value="77920.4285714286" calcext:value-type="float">
            <text:p>77920,4285714286</text:p>
          </table:table-cell>
          <table:table-cell table:style-name="ce3" table:formula="of:=[.K29]-[.K$54]" office:value-type="float" office:value="73686.7857142857" calcext:value-type="float">
            <text:p>73686,7857142857</text:p>
          </table:table-cell>
          <table:table-cell table:style-name="ce3" table:formula="of:=[.L29]-[.L$54]" office:value-type="float" office:value="30632.1285714286" calcext:value-type="float">
            <text:p>30632,1285714286</text:p>
          </table:table-cell>
          <table:table-cell table:style-name="ce3" table:formula="of:=[.M29]-[.M$54]" office:value-type="float" office:value="283487.414285714" calcext:value-type="float">
            <text:p>283487,414285714</text:p>
          </table:table-cell>
          <table:table-cell table:style-name="ce3" table:formula="of:=[.N29]-[.N$54]" office:value-type="float" office:value="94944.9142857143" calcext:value-type="float">
            <text:p>94944,9142857143</text:p>
          </table:table-cell>
          <table:table-cell table:style-name="ce3" table:formula="of:=[.O29]-[.O$54]" office:value-type="float" office:value="319842.785714286" calcext:value-type="float">
            <text:p>319842,785714286</text:p>
          </table:table-cell>
          <table:table-cell table:style-name="ce3" table:formula="of:=[.P29]-[.P$54]" office:value-type="float" office:value="29075.8714285714" calcext:value-type="float">
            <text:p>29075,8714285714</text:p>
          </table:table-cell>
          <table:table-cell table:style-name="ce3" table:formula="of:=[.Q29]-[.Q$54]" office:value-type="float" office:value="17327.1571428571" calcext:value-type="float">
            <text:p>17327,1571428571</text:p>
          </table:table-cell>
          <table:table-cell table:style-name="ce3" table:formula="of:=[.R29]-[.R$54]" office:value-type="float" office:value="107449.257142857" calcext:value-type="float">
            <text:p>107449,257142857</text:p>
          </table:table-cell>
          <table:table-cell table:style-name="ce3" table:formula="of:=[.S29]-[.S$54]" office:value-type="float" office:value="396459.785714286" calcext:value-type="float">
            <text:p>396459,785714286</text:p>
          </table:table-cell>
          <table:table-cell table:style-name="ce3" table:formula="of:=[.T29]-[.T$54]" office:value-type="float" office:value="186936.685714286" calcext:value-type="float">
            <text:p>186936,685714286</text:p>
          </table:table-cell>
          <table:table-cell table:style-name="ce3" table:formula="of:=[.U29]-[.U$54]" office:value-type="float" office:value="245304" calcext:value-type="float">
            <text:p>245304</text:p>
          </table:table-cell>
          <table:table-cell table:style-name="ce3" table:formula="of:=[.V29]-[.V$54]" office:value-type="float" office:value="251801.6" calcext:value-type="float">
            <text:p>251801,6</text:p>
          </table:table-cell>
          <table:table-cell table:number-columns-repeated="1002"/>
        </table:table-row>
        <table:table-row table:style-name="ro1">
          <table:table-cell table:style-name="ce2" office:value-type="float" office:value="51.3" calcext:value-type="float">
            <text:p>51,3</text:p>
          </table:table-cell>
          <table:table-cell table:style-name="ce3" table:formula="of:=[.B30]-[.B$54]" office:value-type="float" office:value="86295.5142857143" calcext:value-type="float">
            <text:p>86295,5142857143</text:p>
          </table:table-cell>
          <table:table-cell table:style-name="ce3" table:formula="of:=[.C30]-[.C$54]" office:value-type="float" office:value="32180.3" calcext:value-type="float">
            <text:p>32180,3</text:p>
          </table:table-cell>
          <table:table-cell table:style-name="ce3" table:formula="of:=[.D30]-[.D$54]" office:value-type="float" office:value="34920" calcext:value-type="float">
            <text:p>34920</text:p>
          </table:table-cell>
          <table:table-cell table:style-name="ce3" table:formula="of:=[.E30]-[.E$54]" office:value-type="float" office:value="1042060.34285714" calcext:value-type="float">
            <text:p>1042060,34285714</text:p>
          </table:table-cell>
          <table:table-cell table:style-name="ce3" table:formula="of:=[.F30]-[.F$54]" office:value-type="float" office:value="22625.6285714286" calcext:value-type="float">
            <text:p>22625,6285714286</text:p>
          </table:table-cell>
          <table:table-cell table:style-name="ce3" table:formula="of:=[.G30]-[.G$54]" office:value-type="float" office:value="335542.171428571" calcext:value-type="float">
            <text:p>335542,171428571</text:p>
          </table:table-cell>
          <table:table-cell table:style-name="ce3" table:formula="of:=[.H30]-[.H$54]" office:value-type="float" office:value="25252.8" calcext:value-type="float">
            <text:p>25252,8</text:p>
          </table:table-cell>
          <table:table-cell table:style-name="ce3" table:formula="of:=[.I30]-[.I$54]" office:value-type="float" office:value="314499.1" calcext:value-type="float">
            <text:p>314499,1</text:p>
          </table:table-cell>
          <table:table-cell table:style-name="ce3" table:formula="of:=[.J30]-[.J$54]" office:value-type="float" office:value="73728.4285714286" calcext:value-type="float">
            <text:p>73728,4285714286</text:p>
          </table:table-cell>
          <table:table-cell table:style-name="ce3" table:formula="of:=[.K30]-[.K$54]" office:value-type="float" office:value="73847.1857142857" calcext:value-type="float">
            <text:p>73847,1857142857</text:p>
          </table:table-cell>
          <table:table-cell table:style-name="ce3" table:formula="of:=[.L30]-[.L$54]" office:value-type="float" office:value="31253.9285714286" calcext:value-type="float">
            <text:p>31253,9285714286</text:p>
          </table:table-cell>
          <table:table-cell table:style-name="ce3" table:formula="of:=[.M30]-[.M$54]" office:value-type="float" office:value="278674.614285714" calcext:value-type="float">
            <text:p>278674,614285714</text:p>
          </table:table-cell>
          <table:table-cell table:style-name="ce3" table:formula="of:=[.N30]-[.N$54]" office:value-type="float" office:value="90691.7142857143" calcext:value-type="float">
            <text:p>90691,7142857143</text:p>
          </table:table-cell>
          <table:table-cell table:style-name="ce3" table:formula="of:=[.O30]-[.O$54]" office:value-type="float" office:value="311898.785714286" calcext:value-type="float">
            <text:p>311898,785714286</text:p>
          </table:table-cell>
          <table:table-cell table:style-name="ce3" table:formula="of:=[.P30]-[.P$54]" office:value-type="float" office:value="26408.4714285714" calcext:value-type="float">
            <text:p>26408,4714285714</text:p>
          </table:table-cell>
          <table:table-cell table:style-name="ce3" table:formula="of:=[.Q30]-[.Q$54]" office:value-type="float" office:value="17487.5571428571" calcext:value-type="float">
            <text:p>17487,5571428571</text:p>
          </table:table-cell>
          <table:table-cell table:style-name="ce3" table:formula="of:=[.R30]-[.R$54]" office:value-type="float" office:value="103285.257142857" calcext:value-type="float">
            <text:p>103285,257142857</text:p>
          </table:table-cell>
          <table:table-cell table:style-name="ce3" table:formula="of:=[.S30]-[.S$54]" office:value-type="float" office:value="361134.785714286" calcext:value-type="float">
            <text:p>361134,785714286</text:p>
          </table:table-cell>
          <table:table-cell table:style-name="ce3" table:formula="of:=[.T30]-[.T$54]" office:value-type="float" office:value="191268.685714286" calcext:value-type="float">
            <text:p>191268,685714286</text:p>
          </table:table-cell>
          <table:table-cell table:style-name="ce3" table:formula="of:=[.U30]-[.U$54]" office:value-type="float" office:value="247268.8" calcext:value-type="float">
            <text:p>247268,8</text:p>
          </table:table-cell>
          <table:table-cell table:style-name="ce3" table:formula="of:=[.V30]-[.V$54]" office:value-type="float" office:value="253688" calcext:value-type="float">
            <text:p>253688</text:p>
          </table:table-cell>
          <table:table-cell table:number-columns-repeated="100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3" table:formula="of:=[.B31]-[.B$54]" office:value-type="float" office:value="77892.3142857143" calcext:value-type="float">
            <text:p>77892,3142857143</text:p>
          </table:table-cell>
          <table:table-cell table:style-name="ce3" table:formula="of:=[.C31]-[.C$54]" office:value-type="float" office:value="28068.7" calcext:value-type="float">
            <text:p>28068,7</text:p>
          </table:table-cell>
          <table:table-cell table:style-name="ce3" table:formula="of:=[.D31]-[.D$54]" office:value-type="float" office:value="37677.3" calcext:value-type="float">
            <text:p>37677,3</text:p>
          </table:table-cell>
          <table:table-cell table:style-name="ce3" table:formula="of:=[.E31]-[.E$54]" office:value-type="float" office:value="1002677.34285714" calcext:value-type="float">
            <text:p>1002677,34285714</text:p>
          </table:table-cell>
          <table:table-cell table:style-name="ce3" table:formula="of:=[.F31]-[.F$54]" office:value-type="float" office:value="15257.9285714286" calcext:value-type="float">
            <text:p>15257,9285714286</text:p>
          </table:table-cell>
          <table:table-cell table:style-name="ce3" table:formula="of:=[.G31]-[.G$54]" office:value-type="float" office:value="328502.971428571" calcext:value-type="float">
            <text:p>328502,971428571</text:p>
          </table:table-cell>
          <table:table-cell table:style-name="ce3" table:formula="of:=[.H31]-[.H$54]" office:value-type="float" office:value="27639.6" calcext:value-type="float">
            <text:p>27639,6</text:p>
          </table:table-cell>
          <table:table-cell table:style-name="ce3" table:formula="of:=[.I31]-[.I$54]" office:value-type="float" office:value="298783.2" calcext:value-type="float">
            <text:p>298783,2</text:p>
          </table:table-cell>
          <table:table-cell table:style-name="ce3" table:formula="of:=[.J31]-[.J$54]" office:value-type="float" office:value="73267.2285714286" calcext:value-type="float">
            <text:p>73267,2285714286</text:p>
          </table:table-cell>
          <table:table-cell table:style-name="ce3" table:formula="of:=[.K31]-[.K$54]" office:value-type="float" office:value="65985.3857142857" calcext:value-type="float">
            <text:p>65985,3857142857</text:p>
          </table:table-cell>
          <table:table-cell table:style-name="ce3" table:formula="of:=[.L31]-[.L$54]" office:value-type="float" office:value="26881.5285714286" calcext:value-type="float">
            <text:p>26881,5285714286</text:p>
          </table:table-cell>
          <table:table-cell table:style-name="ce3" table:formula="of:=[.M31]-[.M$54]" office:value-type="float" office:value="275886.614285714" calcext:value-type="float">
            <text:p>275886,614285714</text:p>
          </table:table-cell>
          <table:table-cell table:style-name="ce3" table:formula="of:=[.N31]-[.N$54]" office:value-type="float" office:value="86100.1142857143" calcext:value-type="float">
            <text:p>86100,1142857143</text:p>
          </table:table-cell>
          <table:table-cell table:style-name="ce3" table:formula="of:=[.O31]-[.O$54]" office:value-type="float" office:value="300762.285714286" calcext:value-type="float">
            <text:p>300762,285714286</text:p>
          </table:table-cell>
          <table:table-cell table:style-name="ce3" table:formula="of:=[.P31]-[.P$54]" office:value-type="float" office:value="27331.4714285714" calcext:value-type="float">
            <text:p>27331,4714285714</text:p>
          </table:table-cell>
          <table:table-cell table:style-name="ce3" table:formula="of:=[.Q31]-[.Q$54]" office:value-type="float" office:value="17547.9571428571" calcext:value-type="float">
            <text:p>17547,9571428571</text:p>
          </table:table-cell>
          <table:table-cell table:style-name="ce3" table:formula="of:=[.R31]-[.R$54]" office:value-type="float" office:value="95647.6571428571" calcext:value-type="float">
            <text:p>95647,6571428571</text:p>
          </table:table-cell>
          <table:table-cell table:style-name="ce3" table:formula="of:=[.S31]-[.S$54]" office:value-type="float" office:value="372267.885714286" calcext:value-type="float">
            <text:p>372267,885714286</text:p>
          </table:table-cell>
          <table:table-cell table:style-name="ce3" table:formula="of:=[.T31]-[.T$54]" office:value-type="float" office:value="174239.885714286" calcext:value-type="float">
            <text:p>174239,885714286</text:p>
          </table:table-cell>
          <table:table-cell table:style-name="ce3" table:formula="of:=[.U31]-[.U$54]" office:value-type="float" office:value="237260.8" calcext:value-type="float">
            <text:p>237260,8</text:p>
          </table:table-cell>
          <table:table-cell table:style-name="ce3" table:formula="of:=[.V31]-[.V$54]" office:value-type="float" office:value="242956.8" calcext:value-type="float">
            <text:p>242956,8</text:p>
          </table:table-cell>
          <table:table-cell table:number-columns-repeated="1002"/>
        </table:table-row>
        <table:table-row table:style-name="ro1">
          <table:table-cell table:style-name="ce2" office:value-type="float" office:value="54.8" calcext:value-type="float">
            <text:p>54,8</text:p>
          </table:table-cell>
          <table:table-cell table:style-name="ce3" table:formula="of:=[.B32]-[.B$54]" office:value-type="float" office:value="81963.5142857143" calcext:value-type="float">
            <text:p>81963,5142857143</text:p>
          </table:table-cell>
          <table:table-cell table:style-name="ce3" table:formula="of:=[.C32]-[.C$54]" office:value-type="float" office:value="30254.7" calcext:value-type="float">
            <text:p>30254,7</text:p>
          </table:table-cell>
          <table:table-cell table:style-name="ce3" table:formula="of:=[.D32]-[.D$54]" office:value-type="float" office:value="32401.1" calcext:value-type="float">
            <text:p>32401,1</text:p>
          </table:table-cell>
          <table:table-cell table:style-name="ce3" table:formula="of:=[.E32]-[.E$54]" office:value-type="float" office:value="1041309.84285714" calcext:value-type="float">
            <text:p>1041309,84285714</text:p>
          </table:table-cell>
          <table:table-cell table:style-name="ce3" table:formula="of:=[.F32]-[.F$54]" office:value-type="float" office:value="18009.4285714286" calcext:value-type="float">
            <text:p>18009,4285714286</text:p>
          </table:table-cell>
          <table:table-cell table:style-name="ce3" table:formula="of:=[.G32]-[.G$54]" office:value-type="float" office:value="333337.371428571" calcext:value-type="float">
            <text:p>333337,371428571</text:p>
          </table:table-cell>
          <table:table-cell table:style-name="ce3" table:formula="of:=[.H32]-[.H$54]" office:value-type="float" office:value="25935" calcext:value-type="float">
            <text:p>25935</text:p>
          </table:table-cell>
          <table:table-cell table:style-name="ce3" table:formula="of:=[.I32]-[.I$54]" office:value-type="float" office:value="316329.5" calcext:value-type="float">
            <text:p>316329,5</text:p>
          </table:table-cell>
          <table:table-cell table:style-name="ce3" table:formula="of:=[.J32]-[.J$54]" office:value-type="float" office:value="74170.0285714286" calcext:value-type="float">
            <text:p>74170,0285714286</text:p>
          </table:table-cell>
          <table:table-cell table:style-name="ce3" table:formula="of:=[.K32]-[.K$54]" office:value-type="float" office:value="71861.7857142857" calcext:value-type="float">
            <text:p>71861,7857142857</text:p>
          </table:table-cell>
          <table:table-cell table:style-name="ce3" table:formula="of:=[.L32]-[.L$54]" office:value-type="float" office:value="28466.1285714286" calcext:value-type="float">
            <text:p>28466,1285714286</text:p>
          </table:table-cell>
          <table:table-cell table:style-name="ce3" table:formula="of:=[.M32]-[.M$54]" office:value-type="float" office:value="274022.614285714" calcext:value-type="float">
            <text:p>274022,614285714</text:p>
          </table:table-cell>
          <table:table-cell table:style-name="ce3" table:formula="of:=[.N32]-[.N$54]" office:value-type="float" office:value="85678.9142857143" calcext:value-type="float">
            <text:p>85678,9142857143</text:p>
          </table:table-cell>
          <table:table-cell table:style-name="ce3" table:formula="of:=[.O32]-[.O$54]" office:value-type="float" office:value="307306.285714286" calcext:value-type="float">
            <text:p>307306,285714286</text:p>
          </table:table-cell>
          <table:table-cell table:style-name="ce3" table:formula="of:=[.P32]-[.P$54]" office:value-type="float" office:value="27451.6714285714" calcext:value-type="float">
            <text:p>27451,6714285714</text:p>
          </table:table-cell>
          <table:table-cell table:style-name="ce3" table:formula="of:=[.Q32]-[.Q$54]" office:value-type="float" office:value="17788.3571428571" calcext:value-type="float">
            <text:p>17788,3571428571</text:p>
          </table:table-cell>
          <table:table-cell table:style-name="ce3" table:formula="of:=[.R32]-[.R$54]" office:value-type="float" office:value="102294.057142857" calcext:value-type="float">
            <text:p>102294,057142857</text:p>
          </table:table-cell>
          <table:table-cell table:style-name="ce3" table:formula="of:=[.S32]-[.S$54]" office:value-type="float" office:value="370860.785714286" calcext:value-type="float">
            <text:p>370860,785714286</text:p>
          </table:table-cell>
          <table:table-cell table:style-name="ce3" table:formula="of:=[.T32]-[.T$54]" office:value-type="float" office:value="189282.285714286" calcext:value-type="float">
            <text:p>189282,285714286</text:p>
          </table:table-cell>
          <table:table-cell table:style-name="ce3" table:formula="of:=[.U32]-[.U$54]" office:value-type="float" office:value="244742.4" calcext:value-type="float">
            <text:p>244742,4</text:p>
          </table:table-cell>
          <table:table-cell table:style-name="ce3" table:formula="of:=[.V32]-[.V$54]" office:value-type="float" office:value="249094.4" calcext:value-type="float">
            <text:p>249094,4</text:p>
          </table:table-cell>
          <table:table-cell table:number-columns-repeated="1002"/>
        </table:table-row>
        <table:table-row table:style-name="ro1">
          <table:table-cell table:style-name="ce2" office:value-type="float" office:value="56.6" calcext:value-type="float">
            <text:p>56,6</text:p>
          </table:table-cell>
          <table:table-cell table:style-name="ce3" table:formula="of:=[.B33]-[.B$54]" office:value-type="float" office:value="80880.9142857143" calcext:value-type="float">
            <text:p>80880,9142857143</text:p>
          </table:table-cell>
          <table:table-cell table:style-name="ce3" table:formula="of:=[.C33]-[.C$54]" office:value-type="float" office:value="35690.1" calcext:value-type="float">
            <text:p>35690,1</text:p>
          </table:table-cell>
          <table:table-cell table:style-name="ce3" table:formula="of:=[.D33]-[.D$54]" office:value-type="float" office:value="32369.8" calcext:value-type="float">
            <text:p>32369,8</text:p>
          </table:table-cell>
          <table:table-cell table:style-name="ce3" table:formula="of:=[.E33]-[.E$54]" office:value-type="float" office:value="1054726.14285714" calcext:value-type="float">
            <text:p>1054726,14285714</text:p>
          </table:table-cell>
          <table:table-cell table:style-name="ce3" table:formula="of:=[.F33]-[.F$54]" office:value-type="float" office:value="20704.1285714286" calcext:value-type="float">
            <text:p>20704,1285714286</text:p>
          </table:table-cell>
          <table:table-cell table:style-name="ce3" table:formula="of:=[.G33]-[.G$54]" office:value-type="float" office:value="334038.171428571" calcext:value-type="float">
            <text:p>334038,171428571</text:p>
          </table:table-cell>
          <table:table-cell table:style-name="ce3" table:formula="of:=[.H33]-[.H$54]" office:value-type="float" office:value="26777.2" calcext:value-type="float">
            <text:p>26777,2</text:p>
          </table:table-cell>
          <table:table-cell table:style-name="ce3" table:formula="of:=[.I33]-[.I$54]" office:value-type="float" office:value="319031.3" calcext:value-type="float">
            <text:p>319031,3</text:p>
          </table:table-cell>
          <table:table-cell table:style-name="ce3" table:formula="of:=[.J33]-[.J$54]" office:value-type="float" office:value="73568.4285714286" calcext:value-type="float">
            <text:p>73568,4285714286</text:p>
          </table:table-cell>
          <table:table-cell table:style-name="ce3" table:formula="of:=[.K33]-[.K$54]" office:value-type="float" office:value="67809.7857142857" calcext:value-type="float">
            <text:p>67809,7857142857</text:p>
          </table:table-cell>
          <table:table-cell table:style-name="ce3" table:formula="of:=[.L33]-[.L$54]" office:value-type="float" office:value="32818.1285714286" calcext:value-type="float">
            <text:p>32818,1285714286</text:p>
          </table:table-cell>
          <table:table-cell table:style-name="ce3" table:formula="of:=[.M33]-[.M$54]" office:value-type="float" office:value="272298.614285714" calcext:value-type="float">
            <text:p>272298,614285714</text:p>
          </table:table-cell>
          <table:table-cell table:style-name="ce3" table:formula="of:=[.N33]-[.N$54]" office:value-type="float" office:value="91273.7142857143" calcext:value-type="float">
            <text:p>91273,7142857143</text:p>
          </table:table-cell>
          <table:table-cell table:style-name="ce3" table:formula="of:=[.O33]-[.O$54]" office:value-type="float" office:value="306230.285714286" calcext:value-type="float">
            <text:p>306230,285714286</text:p>
          </table:table-cell>
          <table:table-cell table:style-name="ce3" table:formula="of:=[.P33]-[.P$54]" office:value-type="float" office:value="28995.8714285714" calcext:value-type="float">
            <text:p>28995,8714285714</text:p>
          </table:table-cell>
          <table:table-cell table:style-name="ce3" table:formula="of:=[.Q33]-[.Q$54]" office:value-type="float" office:value="17547.7571428571" calcext:value-type="float">
            <text:p>17547,7571428571</text:p>
          </table:table-cell>
          <table:table-cell table:style-name="ce3" table:formula="of:=[.R33]-[.R$54]" office:value-type="float" office:value="104256.457142857" calcext:value-type="float">
            <text:p>104256,457142857</text:p>
          </table:table-cell>
          <table:table-cell table:style-name="ce3" table:formula="of:=[.S33]-[.S$54]" office:value-type="float" office:value="365396.585714286" calcext:value-type="float">
            <text:p>365396,585714286</text:p>
          </table:table-cell>
          <table:table-cell table:style-name="ce3" table:formula="of:=[.T33]-[.T$54]" office:value-type="float" office:value="194857.885714286" calcext:value-type="float">
            <text:p>194857,885714286</text:p>
          </table:table-cell>
          <table:table-cell table:style-name="ce3" table:formula="of:=[.U33]-[.U$54]" office:value-type="float" office:value="236500.8" calcext:value-type="float">
            <text:p>236500,8</text:p>
          </table:table-cell>
          <table:table-cell table:style-name="ce3" table:formula="of:=[.V33]-[.V$54]" office:value-type="float" office:value="242316.8" calcext:value-type="float">
            <text:p>242316,8</text:p>
          </table:table-cell>
          <table:table-cell table:number-columns-repeated="1002"/>
        </table:table-row>
        <table:table-row table:style-name="ro1">
          <table:table-cell table:style-name="ce2" office:value-type="float" office:value="58.3" calcext:value-type="float">
            <text:p>58,3</text:p>
          </table:table-cell>
          <table:table-cell table:style-name="ce3" table:formula="of:=[.B34]-[.B$54]" office:value-type="float" office:value="80017.7142857143" calcext:value-type="float">
            <text:p>80017,7142857143</text:p>
          </table:table-cell>
          <table:table-cell table:style-name="ce3" table:formula="of:=[.C34]-[.C$54]" office:value-type="float" office:value="29332.1" calcext:value-type="float">
            <text:p>29332,1</text:p>
          </table:table-cell>
          <table:table-cell table:style-name="ce3" table:formula="of:=[.D34]-[.D$54]" office:value-type="float" office:value="35178" calcext:value-type="float">
            <text:p>35178</text:p>
          </table:table-cell>
          <table:table-cell table:style-name="ce3" table:formula="of:=[.E34]-[.E$54]" office:value-type="float" office:value="1046132.84285714" calcext:value-type="float">
            <text:p>1046132,84285714</text:p>
          </table:table-cell>
          <table:table-cell table:style-name="ce3" table:formula="of:=[.F34]-[.F$54]" office:value-type="float" office:value="18046.6285714286" calcext:value-type="float">
            <text:p>18046,6285714286</text:p>
          </table:table-cell>
          <table:table-cell table:style-name="ce3" table:formula="of:=[.G34]-[.G$54]" office:value-type="float" office:value="340274.971428571" calcext:value-type="float">
            <text:p>340274,971428571</text:p>
          </table:table-cell>
          <table:table-cell table:style-name="ce3" table:formula="of:=[.H34]-[.H$54]" office:value-type="float" office:value="29464.6" calcext:value-type="float">
            <text:p>29464,6</text:p>
          </table:table-cell>
          <table:table-cell table:style-name="ce3" table:formula="of:=[.I34]-[.I$54]" office:value-type="float" office:value="314484.7" calcext:value-type="float">
            <text:p>314484,7</text:p>
          </table:table-cell>
          <table:table-cell table:style-name="ce3" table:formula="of:=[.J34]-[.J$54]" office:value-type="float" office:value="71100.8285714286" calcext:value-type="float">
            <text:p>71100,8285714286</text:p>
          </table:table-cell>
          <table:table-cell table:style-name="ce3" table:formula="of:=[.K34]-[.K$54]" office:value-type="float" office:value="71179.5857142857" calcext:value-type="float">
            <text:p>71179,5857142857</text:p>
          </table:table-cell>
          <table:table-cell table:style-name="ce3" table:formula="of:=[.L34]-[.L$54]" office:value-type="float" office:value="29348.5285714286" calcext:value-type="float">
            <text:p>29348,5285714286</text:p>
          </table:table-cell>
          <table:table-cell table:style-name="ce3" table:formula="of:=[.M34]-[.M$54]" office:value-type="float" office:value="275526.614285714" calcext:value-type="float">
            <text:p>275526,614285714</text:p>
          </table:table-cell>
          <table:table-cell table:style-name="ce3" table:formula="of:=[.N34]-[.N$54]" office:value-type="float" office:value="84475.3142857143" calcext:value-type="float">
            <text:p>84475,3142857143</text:p>
          </table:table-cell>
          <table:table-cell table:style-name="ce3" table:formula="of:=[.O34]-[.O$54]" office:value-type="float" office:value="310971.785714286" calcext:value-type="float">
            <text:p>310971,785714286</text:p>
          </table:table-cell>
          <table:table-cell table:style-name="ce3" table:formula="of:=[.P34]-[.P$54]" office:value-type="float" office:value="28855.6714285714" calcext:value-type="float">
            <text:p>28855,6714285714</text:p>
          </table:table-cell>
          <table:table-cell table:style-name="ce3" table:formula="of:=[.Q34]-[.Q$54]" office:value-type="float" office:value="15903.3571428571" calcext:value-type="float">
            <text:p>15903,3571428571</text:p>
          </table:table-cell>
          <table:table-cell table:style-name="ce3" table:formula="of:=[.R34]-[.R$54]" office:value-type="float" office:value="101593.657142857" calcext:value-type="float">
            <text:p>101593,657142857</text:p>
          </table:table-cell>
          <table:table-cell table:style-name="ce3" table:formula="of:=[.S34]-[.S$54]" office:value-type="float" office:value="368893.085714286" calcext:value-type="float">
            <text:p>368893,085714286</text:p>
          </table:table-cell>
          <table:table-cell table:style-name="ce3" table:formula="of:=[.T34]-[.T$54]" office:value-type="float" office:value="186575.485714286" calcext:value-type="float">
            <text:p>186575,485714286</text:p>
          </table:table-cell>
          <table:table-cell table:style-name="ce3" table:formula="of:=[.U34]-[.U$54]" office:value-type="float" office:value="239148" calcext:value-type="float">
            <text:p>239148</text:p>
          </table:table-cell>
          <table:table-cell table:style-name="ce3" table:formula="of:=[.V34]-[.V$54]" office:value-type="float" office:value="244241.6" calcext:value-type="float">
            <text:p>244241,6</text:p>
          </table:table-cell>
          <table:table-cell table:number-columns-repeated="1002"/>
        </table:table-row>
        <table:table-row table:style-name="ro1">
          <table:table-cell table:style-name="ce2" office:value-type="float" office:value="60.1" calcext:value-type="float">
            <text:p>60,1</text:p>
          </table:table-cell>
          <table:table-cell table:style-name="ce3" table:formula="of:=[.B35]-[.B$54]" office:value-type="float" office:value="78193.5142857143" calcext:value-type="float">
            <text:p>78193,5142857143</text:p>
          </table:table-cell>
          <table:table-cell table:style-name="ce3" table:formula="of:=[.C35]-[.C$54]" office:value-type="float" office:value="30836.3" calcext:value-type="float">
            <text:p>30836,3</text:p>
          </table:table-cell>
          <table:table-cell table:style-name="ce3" table:formula="of:=[.D35]-[.D$54]" office:value-type="float" office:value="35056.1" calcext:value-type="float">
            <text:p>35056,1</text:p>
          </table:table-cell>
          <table:table-cell table:style-name="ce3" table:formula="of:=[.E35]-[.E$54]" office:value-type="float" office:value="1040269.14285714" calcext:value-type="float">
            <text:p>1040269,14285714</text:p>
          </table:table-cell>
          <table:table-cell table:style-name="ce3" table:formula="of:=[.F35]-[.F$54]" office:value-type="float" office:value="15295.4285714286" calcext:value-type="float">
            <text:p>15295,4285714286</text:p>
          </table:table-cell>
          <table:table-cell table:style-name="ce3" table:formula="of:=[.G35]-[.G$54]" office:value-type="float" office:value="332855.771428571" calcext:value-type="float">
            <text:p>332855,771428571</text:p>
          </table:table-cell>
          <table:table-cell table:style-name="ce3" table:formula="of:=[.H35]-[.H$54]" office:value-type="float" office:value="26315.8" calcext:value-type="float">
            <text:p>26315,8</text:p>
          </table:table-cell>
          <table:table-cell table:style-name="ce3" table:formula="of:=[.I35]-[.I$54]" office:value-type="float" office:value="310527.6" calcext:value-type="float">
            <text:p>310527,6</text:p>
          </table:table-cell>
          <table:table-cell table:style-name="ce3" table:formula="of:=[.J35]-[.J$54]" office:value-type="float" office:value="77720.0285714286" calcext:value-type="float">
            <text:p>77720,0285714286</text:p>
          </table:table-cell>
          <table:table-cell table:style-name="ce3" table:formula="of:=[.K35]-[.K$54]" office:value-type="float" office:value="68371.7857142857" calcext:value-type="float">
            <text:p>68371,7857142857</text:p>
          </table:table-cell>
          <table:table-cell table:style-name="ce3" table:formula="of:=[.L35]-[.L$54]" office:value-type="float" office:value="29649.5285714286" calcext:value-type="float">
            <text:p>29649,5285714286</text:p>
          </table:table-cell>
          <table:table-cell table:style-name="ce3" table:formula="of:=[.M35]-[.M$54]" office:value-type="float" office:value="267622.614285714" calcext:value-type="float">
            <text:p>267622,614285714</text:p>
          </table:table-cell>
          <table:table-cell table:style-name="ce3" table:formula="of:=[.N35]-[.N$54]" office:value-type="float" office:value="89449.3142857143" calcext:value-type="float">
            <text:p>89449,3142857143</text:p>
          </table:table-cell>
          <table:table-cell table:style-name="ce3" table:formula="of:=[.O35]-[.O$54]" office:value-type="float" office:value="312324.285714286" calcext:value-type="float">
            <text:p>312324,285714286</text:p>
          </table:table-cell>
          <table:table-cell table:style-name="ce3" table:formula="of:=[.P35]-[.P$54]" office:value-type="float" office:value="27652.2714285714" calcext:value-type="float">
            <text:p>27652,2714285714</text:p>
          </table:table-cell>
          <table:table-cell table:style-name="ce3" table:formula="of:=[.Q35]-[.Q$54]" office:value-type="float" office:value="17467.5571428571" calcext:value-type="float">
            <text:p>17467,5571428571</text:p>
          </table:table-cell>
          <table:table-cell table:style-name="ce3" table:formula="of:=[.R35]-[.R$54]" office:value-type="float" office:value="100632.857142857" calcext:value-type="float">
            <text:p>100632,857142857</text:p>
          </table:table-cell>
          <table:table-cell table:style-name="ce3" table:formula="of:=[.S35]-[.S$54]" office:value-type="float" office:value="375887.085714286" calcext:value-type="float">
            <text:p>375887,085714286</text:p>
          </table:table-cell>
          <table:table-cell table:style-name="ce3" table:formula="of:=[.T35]-[.T$54]" office:value-type="float" office:value="189222.285714286" calcext:value-type="float">
            <text:p>189222,285714286</text:p>
          </table:table-cell>
          <table:table-cell table:style-name="ce3" table:formula="of:=[.U35]-[.U$54]" office:value-type="float" office:value="244259.2" calcext:value-type="float">
            <text:p>244259,2</text:p>
          </table:table-cell>
          <table:table-cell table:style-name="ce3" table:formula="of:=[.V35]-[.V$54]" office:value-type="float" office:value="237441.6" calcext:value-type="float">
            <text:p>237441,6</text:p>
          </table:table-cell>
          <table:table-cell table:number-columns-repeated="1002"/>
        </table:table-row>
        <table:table-row table:style-name="ro1">
          <table:table-cell table:style-name="ce2" office:value-type="float" office:value="61.9" calcext:value-type="float">
            <text:p>61,9</text:p>
          </table:table-cell>
          <table:table-cell table:style-name="ce3" table:formula="of:=[.B36]-[.B$54]" office:value-type="float" office:value="79677.1142857143" calcext:value-type="float">
            <text:p>79677,1142857143</text:p>
          </table:table-cell>
          <table:table-cell table:style-name="ce3" table:formula="of:=[.C36]-[.C$54]" office:value-type="float" office:value="27467.1" calcext:value-type="float">
            <text:p>27467,1</text:p>
          </table:table-cell>
          <table:table-cell table:style-name="ce3" table:formula="of:=[.D36]-[.D$54]" office:value-type="float" office:value="34361.9" calcext:value-type="float">
            <text:p>34361,9</text:p>
          </table:table-cell>
          <table:table-cell table:style-name="ce3" table:formula="of:=[.E36]-[.E$54]" office:value-type="float" office:value="1024870.04285714" calcext:value-type="float">
            <text:p>1024870,04285714</text:p>
          </table:table-cell>
          <table:table-cell table:style-name="ce3" table:formula="of:=[.F36]-[.F$54]" office:value-type="float" office:value="78749.4285714286" calcext:value-type="float">
            <text:p>78749,4285714286</text:p>
          </table:table-cell>
          <table:table-cell table:style-name="ce3" table:formula="of:=[.G36]-[.G$54]" office:value-type="float" office:value="328523.771428571" calcext:value-type="float">
            <text:p>328523,771428571</text:p>
          </table:table-cell>
          <table:table-cell table:style-name="ce3" table:formula="of:=[.H36]-[.H$54]" office:value-type="float" office:value="28301.4" calcext:value-type="float">
            <text:p>28301,4</text:p>
          </table:table-cell>
          <table:table-cell table:style-name="ce3" table:formula="of:=[.I36]-[.I$54]" office:value-type="float" office:value="282148.2" calcext:value-type="float">
            <text:p>282148,2</text:p>
          </table:table-cell>
          <table:table-cell table:style-name="ce3" table:formula="of:=[.J36]-[.J$54]" office:value-type="float" office:value="70479.6285714286" calcext:value-type="float">
            <text:p>70479,6285714286</text:p>
          </table:table-cell>
          <table:table-cell table:style-name="ce3" table:formula="of:=[.K36]-[.K$54]" office:value-type="float" office:value="70437.9857142857" calcext:value-type="float">
            <text:p>70437,9857142857</text:p>
          </table:table-cell>
          <table:table-cell table:style-name="ce3" table:formula="of:=[.L36]-[.L$54]" office:value-type="float" office:value="25939.1285714286" calcext:value-type="float">
            <text:p>25939,1285714286</text:p>
          </table:table-cell>
          <table:table-cell table:style-name="ce3" table:formula="of:=[.M36]-[.M$54]" office:value-type="float" office:value="262931.414285714" calcext:value-type="float">
            <text:p>262931,414285714</text:p>
          </table:table-cell>
          <table:table-cell table:style-name="ce3" table:formula="of:=[.N36]-[.N$54]" office:value-type="float" office:value="87704.5142857143" calcext:value-type="float">
            <text:p>87704,5142857143</text:p>
          </table:table-cell>
          <table:table-cell table:style-name="ce3" table:formula="of:=[.O36]-[.O$54]" office:value-type="float" office:value="302625.785714286" calcext:value-type="float">
            <text:p>302625,785714286</text:p>
          </table:table-cell>
          <table:table-cell table:style-name="ce3" table:formula="of:=[.P36]-[.P$54]" office:value-type="float" office:value="28033.2714285714" calcext:value-type="float">
            <text:p>28033,2714285714</text:p>
          </table:table-cell>
          <table:table-cell table:style-name="ce3" table:formula="of:=[.Q36]-[.Q$54]" office:value-type="float" office:value="14479.3571428571" calcext:value-type="float">
            <text:p>14479,3571428571</text:p>
          </table:table-cell>
          <table:table-cell table:style-name="ce3" table:formula="of:=[.R36]-[.R$54]" office:value-type="float" office:value="98370.4571428572" calcext:value-type="float">
            <text:p>98370,4571428572</text:p>
          </table:table-cell>
          <table:table-cell table:style-name="ce3" table:formula="of:=[.S36]-[.S$54]" office:value-type="float" office:value="350805.185714286" calcext:value-type="float">
            <text:p>350805,185714286</text:p>
          </table:table-cell>
          <table:table-cell table:style-name="ce3" table:formula="of:=[.T36]-[.T$54]" office:value-type="float" office:value="181139.885714286" calcext:value-type="float">
            <text:p>181139,885714286</text:p>
          </table:table-cell>
          <table:table-cell table:style-name="ce3" table:formula="of:=[.U36]-[.U$54]" office:value-type="float" office:value="235056" calcext:value-type="float">
            <text:p>235056</text:p>
          </table:table-cell>
          <table:table-cell table:style-name="ce3" table:formula="of:=[.V36]-[.V$54]" office:value-type="float" office:value="236319.2" calcext:value-type="float">
            <text:p>236319,2</text:p>
          </table:table-cell>
          <table:table-cell table:number-columns-repeated="1002"/>
        </table:table-row>
        <table:table-row table:style-name="ro1">
          <table:table-cell table:style-name="ce2" office:value-type="float" office:value="63.6" calcext:value-type="float">
            <text:p>63,6</text:p>
          </table:table-cell>
          <table:table-cell table:style-name="ce3" table:formula="of:=[.B37]-[.B$54]" office:value-type="float" office:value="72937.9142857143" calcext:value-type="float">
            <text:p>72937,9142857143</text:p>
          </table:table-cell>
          <table:table-cell table:style-name="ce3" table:formula="of:=[.C37]-[.C$54]" office:value-type="float" office:value="26704.7" calcext:value-type="float">
            <text:p>26704,7</text:p>
          </table:table-cell>
          <table:table-cell table:style-name="ce3" table:formula="of:=[.D37]-[.D$54]" office:value-type="float" office:value="32649.8" calcext:value-type="float">
            <text:p>32649,8</text:p>
          </table:table-cell>
          <table:table-cell table:style-name="ce3" table:formula="of:=[.E37]-[.E$54]" office:value-type="float" office:value="1010797.14285714" calcext:value-type="float">
            <text:p>1010797,14285714</text:p>
          </table:table-cell>
          <table:table-cell table:style-name="ce3" table:formula="of:=[.F37]-[.F$54]" office:value-type="float" office:value="16109.6285714286" calcext:value-type="float">
            <text:p>16109,6285714286</text:p>
          </table:table-cell>
          <table:table-cell table:style-name="ce3" table:formula="of:=[.G37]-[.G$54]" office:value-type="float" office:value="311996.571428571" calcext:value-type="float">
            <text:p>311996,571428571</text:p>
          </table:table-cell>
          <table:table-cell table:style-name="ce3" table:formula="of:=[.H37]-[.H$54]" office:value-type="float" office:value="25814.4" calcext:value-type="float">
            <text:p>25814,4</text:p>
          </table:table-cell>
          <table:table-cell table:style-name="ce3" table:formula="of:=[.I37]-[.I$54]" office:value-type="float" office:value="292212.5" calcext:value-type="float">
            <text:p>292212,5</text:p>
          </table:table-cell>
          <table:table-cell table:style-name="ce3" table:formula="of:=[.J37]-[.J$54]" office:value-type="float" office:value="71903.6285714286" calcext:value-type="float">
            <text:p>71903,6285714286</text:p>
          </table:table-cell>
          <table:table-cell table:style-name="ce3" table:formula="of:=[.K37]-[.K$54]" office:value-type="float" office:value="62555.3857142857" calcext:value-type="float">
            <text:p>62555,3857142857</text:p>
          </table:table-cell>
          <table:table-cell table:style-name="ce3" table:formula="of:=[.L37]-[.L$54]" office:value-type="float" office:value="25778.7285714286" calcext:value-type="float">
            <text:p>25778,7285714286</text:p>
          </table:table-cell>
          <table:table-cell table:style-name="ce3" table:formula="of:=[.M37]-[.M$54]" office:value-type="float" office:value="254930.614285714" calcext:value-type="float">
            <text:p>254930,614285714</text:p>
          </table:table-cell>
          <table:table-cell table:style-name="ce3" table:formula="of:=[.N37]-[.N$54]" office:value-type="float" office:value="85177.3142857143" calcext:value-type="float">
            <text:p>85177,3142857143</text:p>
          </table:table-cell>
          <table:table-cell table:style-name="ce3" table:formula="of:=[.O37]-[.O$54]" office:value-type="float" office:value="288561.285714286" calcext:value-type="float">
            <text:p>288561,285714286</text:p>
          </table:table-cell>
          <table:table-cell table:style-name="ce3" table:formula="of:=[.P37]-[.P$54]" office:value-type="float" office:value="25425.8714285714" calcext:value-type="float">
            <text:p>25425,8714285714</text:p>
          </table:table-cell>
          <table:table-cell table:style-name="ce3" table:formula="of:=[.Q37]-[.Q$54]" office:value-type="float" office:value="13636.7571428571" calcext:value-type="float">
            <text:p>13636,7571428571</text:p>
          </table:table-cell>
          <table:table-cell table:style-name="ce3" table:formula="of:=[.R37]-[.R$54]" office:value-type="float" office:value="96798.4571428572" calcext:value-type="float">
            <text:p>96798,4571428572</text:p>
          </table:table-cell>
          <table:table-cell table:style-name="ce3" table:formula="of:=[.S37]-[.S$54]" office:value-type="float" office:value="362716.985714286" calcext:value-type="float">
            <text:p>362716,985714286</text:p>
          </table:table-cell>
          <table:table-cell table:style-name="ce3" table:formula="of:=[.T37]-[.T$54]" office:value-type="float" office:value="174962.685714286" calcext:value-type="float">
            <text:p>174962,685714286</text:p>
          </table:table-cell>
          <table:table-cell table:style-name="ce3" table:formula="of:=[.U37]-[.U$54]" office:value-type="float" office:value="226872.8" calcext:value-type="float">
            <text:p>226872,8</text:p>
          </table:table-cell>
          <table:table-cell table:style-name="ce3" table:formula="of:=[.V37]-[.V$54]" office:value-type="float" office:value="220716" calcext:value-type="float">
            <text:p>220716</text:p>
          </table:table-cell>
          <table:table-cell table:number-columns-repeated="1002"/>
        </table:table-row>
        <table:table-row table:style-name="ro1">
          <table:table-cell table:style-name="ce2" office:value-type="float" office:value="65.4" calcext:value-type="float">
            <text:p>65,4</text:p>
          </table:table-cell>
          <table:table-cell table:style-name="ce3" table:formula="of:=[.B38]-[.B$54]" office:value-type="float" office:value="75063.9142857143" calcext:value-type="float">
            <text:p>75063,9142857143</text:p>
          </table:table-cell>
          <table:table-cell table:style-name="ce3" table:formula="of:=[.C38]-[.C$54]" office:value-type="float" office:value="25741.9" calcext:value-type="float">
            <text:p>25741,9</text:p>
          </table:table-cell>
          <table:table-cell table:style-name="ce3" table:formula="of:=[.D38]-[.D$54]" office:value-type="float" office:value="40731.9" calcext:value-type="float">
            <text:p>40731,9</text:p>
          </table:table-cell>
          <table:table-cell table:style-name="ce3" table:formula="of:=[.E38]-[.E$54]" office:value-type="float" office:value="962541.942857143" calcext:value-type="float">
            <text:p>962541,942857143</text:p>
          </table:table-cell>
          <table:table-cell table:style-name="ce3" table:formula="of:=[.F38]-[.F$54]" office:value-type="float" office:value="15396.6285714286" calcext:value-type="float">
            <text:p>15396,6285714286</text:p>
          </table:table-cell>
          <table:table-cell table:style-name="ce3" table:formula="of:=[.G38]-[.G$54]" office:value-type="float" office:value="307546.171428571" calcext:value-type="float">
            <text:p>307546,171428571</text:p>
          </table:table-cell>
          <table:table-cell table:style-name="ce3" table:formula="of:=[.H38]-[.H$54]" office:value-type="float" office:value="24731.4" calcext:value-type="float">
            <text:p>24731,4</text:p>
          </table:table-cell>
          <table:table-cell table:style-name="ce3" table:formula="of:=[.I38]-[.I$54]" office:value-type="float" office:value="283255.3" calcext:value-type="float">
            <text:p>283255,3</text:p>
          </table:table-cell>
          <table:table-cell table:style-name="ce3" table:formula="of:=[.J38]-[.J$54]" office:value-type="float" office:value="70439.6285714286" calcext:value-type="float">
            <text:p>70439,6285714286</text:p>
          </table:table-cell>
          <table:table-cell table:style-name="ce3" table:formula="of:=[.K38]-[.K$54]" office:value-type="float" office:value="60429.5857142857" calcext:value-type="float">
            <text:p>60429,5857142857</text:p>
          </table:table-cell>
          <table:table-cell table:style-name="ce3" table:formula="of:=[.L38]-[.L$54]" office:value-type="float" office:value="28345.7285714286" calcext:value-type="float">
            <text:p>28345,7285714286</text:p>
          </table:table-cell>
          <table:table-cell table:style-name="ce3" table:formula="of:=[.M38]-[.M$54]" office:value-type="float" office:value="256794.614285714" calcext:value-type="float">
            <text:p>256794,614285714</text:p>
          </table:table-cell>
          <table:table-cell table:style-name="ce3" table:formula="of:=[.N38]-[.N$54]" office:value-type="float" office:value="83994.9142857143" calcext:value-type="float">
            <text:p>83994,9142857143</text:p>
          </table:table-cell>
          <table:table-cell table:style-name="ce3" table:formula="of:=[.O38]-[.O$54]" office:value-type="float" office:value="296306.785714286" calcext:value-type="float">
            <text:p>296306,785714286</text:p>
          </table:table-cell>
          <table:table-cell table:style-name="ce3" table:formula="of:=[.P38]-[.P$54]" office:value-type="float" office:value="25185.0714285714" calcext:value-type="float">
            <text:p>25185,0714285714</text:p>
          </table:table-cell>
          <table:table-cell table:style-name="ce3" table:formula="of:=[.Q38]-[.Q$54]" office:value-type="float" office:value="15421.7571428571" calcext:value-type="float">
            <text:p>15421,7571428571</text:p>
          </table:table-cell>
          <table:table-cell table:style-name="ce3" table:formula="of:=[.R38]-[.R$54]" office:value-type="float" office:value="96428.4571428571" calcext:value-type="float">
            <text:p>96428,4571428571</text:p>
          </table:table-cell>
          <table:table-cell table:style-name="ce3" table:formula="of:=[.S38]-[.S$54]" office:value-type="float" office:value="342901.185714286" calcext:value-type="float">
            <text:p>342901,185714286</text:p>
          </table:table-cell>
          <table:table-cell table:style-name="ce3" table:formula="of:=[.T38]-[.T$54]" office:value-type="float" office:value="172314.285714286" calcext:value-type="float">
            <text:p>172314,285714286</text:p>
          </table:table-cell>
          <table:table-cell table:style-name="ce3" table:formula="of:=[.U38]-[.U$54]" office:value-type="float" office:value="227334.4" calcext:value-type="float">
            <text:p>227334,4</text:p>
          </table:table-cell>
          <table:table-cell table:style-name="ce3" table:formula="of:=[.V38]-[.V$54]" office:value-type="float" office:value="223061.6" calcext:value-type="float">
            <text:p>223061,6</text:p>
          </table:table-cell>
          <table:table-cell table:number-columns-repeated="1002"/>
        </table:table-row>
        <table:table-row table:style-name="ro1">
          <table:table-cell table:style-name="ce2" office:value-type="float" office:value="67.2" calcext:value-type="float">
            <text:p>67,2</text:p>
          </table:table-cell>
          <table:table-cell table:style-name="ce3" table:formula="of:=[.B39]-[.B$54]" office:value-type="float" office:value="73038.7142857143" calcext:value-type="float">
            <text:p>73038,7142857143</text:p>
          </table:table-cell>
          <table:table-cell table:style-name="ce3" table:formula="of:=[.C39]-[.C$54]" office:value-type="float" office:value="21289.5" calcext:value-type="float">
            <text:p>21289,5</text:p>
          </table:table-cell>
          <table:table-cell table:style-name="ce3" table:formula="of:=[.D39]-[.D$54]" office:value-type="float" office:value="42985.9" calcext:value-type="float">
            <text:p>42985,9</text:p>
          </table:table-cell>
          <table:table-cell table:style-name="ce3" table:formula="of:=[.E39]-[.E$54]" office:value-type="float" office:value="952867.742857143" calcext:value-type="float">
            <text:p>952867,742857143</text:p>
          </table:table-cell>
          <table:table-cell table:style-name="ce3" table:formula="of:=[.F39]-[.F$54]" office:value-type="float" office:value="15235.4285714286" calcext:value-type="float">
            <text:p>15235,4285714286</text:p>
          </table:table-cell>
          <table:table-cell table:style-name="ce3" table:formula="of:=[.G39]-[.G$54]" office:value-type="float" office:value="304875.771428571" calcext:value-type="float">
            <text:p>304875,771428571</text:p>
          </table:table-cell>
          <table:table-cell table:style-name="ce3" table:formula="of:=[.H39]-[.H$54]" office:value-type="float" office:value="25072.6" calcext:value-type="float">
            <text:p>25072,6</text:p>
          </table:table-cell>
          <table:table-cell table:style-name="ce3" table:formula="of:=[.I39]-[.I$54]" office:value-type="float" office:value="290112.4" calcext:value-type="float">
            <text:p>290112,4</text:p>
          </table:table-cell>
          <table:table-cell table:style-name="ce3" table:formula="of:=[.J39]-[.J$54]" office:value-type="float" office:value="65545.8285714286" calcext:value-type="float">
            <text:p>65545,8285714286</text:p>
          </table:table-cell>
          <table:table-cell table:style-name="ce3" table:formula="of:=[.K39]-[.K$54]" office:value-type="float" office:value="68191.3857142857" calcext:value-type="float">
            <text:p>68191,3857142857</text:p>
          </table:table-cell>
          <table:table-cell table:style-name="ce3" table:formula="of:=[.L39]-[.L$54]" office:value-type="float" office:value="25477.7285714286" calcext:value-type="float">
            <text:p>25477,7285714286</text:p>
          </table:table-cell>
          <table:table-cell table:style-name="ce3" table:formula="of:=[.M39]-[.M$54]" office:value-type="float" office:value="249693.814285714" calcext:value-type="float">
            <text:p>249693,814285714</text:p>
          </table:table-cell>
          <table:table-cell table:style-name="ce3" table:formula="of:=[.N39]-[.N$54]" office:value-type="float" office:value="79762.9142857143" calcext:value-type="float">
            <text:p>79762,9142857143</text:p>
          </table:table-cell>
          <table:table-cell table:style-name="ce3" table:formula="of:=[.O39]-[.O$54]" office:value-type="float" office:value="288624.785714286" calcext:value-type="float">
            <text:p>288624,785714286</text:p>
          </table:table-cell>
          <table:table-cell table:style-name="ce3" table:formula="of:=[.P39]-[.P$54]" office:value-type="float" office:value="26448.8714285714" calcext:value-type="float">
            <text:p>26448,8714285714</text:p>
          </table:table-cell>
          <table:table-cell table:style-name="ce3" table:formula="of:=[.Q39]-[.Q$54]" office:value-type="float" office:value="15341.5571428571" calcext:value-type="float">
            <text:p>15341,5571428571</text:p>
          </table:table-cell>
          <table:table-cell table:style-name="ce3" table:formula="of:=[.R39]-[.R$54]" office:value-type="float" office:value="92024.4571428572" calcext:value-type="float">
            <text:p>92024,4571428572</text:p>
          </table:table-cell>
          <table:table-cell table:style-name="ce3" table:formula="of:=[.S39]-[.S$54]" office:value-type="float" office:value="342163.485714286" calcext:value-type="float">
            <text:p>342163,485714286</text:p>
          </table:table-cell>
          <table:table-cell table:style-name="ce3" table:formula="of:=[.T39]-[.T$54]" office:value-type="float" office:value="170951.485714286" calcext:value-type="float">
            <text:p>170951,485714286</text:p>
          </table:table-cell>
          <table:table-cell table:style-name="ce3" table:formula="of:=[.U39]-[.U$54]" office:value-type="float" office:value="221938.4" calcext:value-type="float">
            <text:p>221938,4</text:p>
          </table:table-cell>
          <table:table-cell table:style-name="ce3" table:formula="of:=[.V39]-[.V$54]" office:value-type="float" office:value="220233.6" calcext:value-type="float">
            <text:p>220233,6</text:p>
          </table:table-cell>
          <table:table-cell table:number-columns-repeated="1002"/>
        </table:table-row>
        <table:table-row table:style-name="ro1">
          <table:table-cell table:style-name="ce2" office:value-type="float" office:value="68.9" calcext:value-type="float">
            <text:p>68,9</text:p>
          </table:table-cell>
          <table:table-cell table:style-name="ce3" table:formula="of:=[.B40]-[.B$54]" office:value-type="float" office:value="73700.1142857143" calcext:value-type="float">
            <text:p>73700,1142857143</text:p>
          </table:table-cell>
          <table:table-cell table:style-name="ce3" table:formula="of:=[.C40]-[.C$54]" office:value-type="float" office:value="23596.3" calcext:value-type="float">
            <text:p>23596,3</text:p>
          </table:table-cell>
          <table:table-cell table:style-name="ce3" table:formula="of:=[.D40]-[.D$54]" office:value-type="float" office:value="30069.8" calcext:value-type="float">
            <text:p>30069,8</text:p>
          </table:table-cell>
          <table:table-cell table:style-name="ce3" table:formula="of:=[.E40]-[.E$54]" office:value-type="float" office:value="945719.242857143" calcext:value-type="float">
            <text:p>945719,242857143</text:p>
          </table:table-cell>
          <table:table-cell table:style-name="ce3" table:formula="of:=[.F40]-[.F$54]" office:value-type="float" office:value="15481.0285714286" calcext:value-type="float">
            <text:p>15481,0285714286</text:p>
          </table:table-cell>
          <table:table-cell table:style-name="ce3" table:formula="of:=[.G40]-[.G$54]" office:value-type="float" office:value="306262.171428571" calcext:value-type="float">
            <text:p>306262,171428571</text:p>
          </table:table-cell>
          <table:table-cell table:style-name="ce3" table:formula="of:=[.H40]-[.H$54]" office:value-type="float" office:value="27459.2" calcext:value-type="float">
            <text:p>27459,2</text:p>
          </table:table-cell>
          <table:table-cell table:style-name="ce3" table:formula="of:=[.I40]-[.I$54]" office:value-type="float" office:value="271590.7" calcext:value-type="float">
            <text:p>271590,7</text:p>
          </table:table-cell>
          <table:table-cell table:style-name="ce3" table:formula="of:=[.J40]-[.J$54]" office:value-type="float" office:value="64242.4285714286" calcext:value-type="float">
            <text:p>64242,4285714286</text:p>
          </table:table-cell>
          <table:table-cell table:style-name="ce3" table:formula="of:=[.K40]-[.K$54]" office:value-type="float" office:value="63036.5857142857" calcext:value-type="float">
            <text:p>63036,5857142857</text:p>
          </table:table-cell>
          <table:table-cell table:style-name="ce3" table:formula="of:=[.L40]-[.L$54]" office:value-type="float" office:value="25557.9285714286" calcext:value-type="float">
            <text:p>25557,9285714286</text:p>
          </table:table-cell>
          <table:table-cell table:style-name="ce3" table:formula="of:=[.M40]-[.M$54]" office:value-type="float" office:value="251100.214285714" calcext:value-type="float">
            <text:p>251100,214285714</text:p>
          </table:table-cell>
          <table:table-cell table:style-name="ce3" table:formula="of:=[.N40]-[.N$54]" office:value-type="float" office:value="80624.9142857143" calcext:value-type="float">
            <text:p>80624,9142857143</text:p>
          </table:table-cell>
          <table:table-cell table:style-name="ce3" table:formula="of:=[.O40]-[.O$54]" office:value-type="float" office:value="284119.785714286" calcext:value-type="float">
            <text:p>284119,785714286</text:p>
          </table:table-cell>
          <table:table-cell table:style-name="ce3" table:formula="of:=[.P40]-[.P$54]" office:value-type="float" office:value="27230.8714285714" calcext:value-type="float">
            <text:p>27230,8714285714</text:p>
          </table:table-cell>
          <table:table-cell table:style-name="ce3" table:formula="of:=[.Q40]-[.Q$54]" office:value-type="float" office:value="14118.1571428571" calcext:value-type="float">
            <text:p>14118,1571428571</text:p>
          </table:table-cell>
          <table:table-cell table:style-name="ce3" table:formula="of:=[.R40]-[.R$54]" office:value-type="float" office:value="94256.0571428571" calcext:value-type="float">
            <text:p>94256,0571428571</text:p>
          </table:table-cell>
          <table:table-cell table:style-name="ce3" table:formula="of:=[.S40]-[.S$54]" office:value-type="float" office:value="352840.585714286" calcext:value-type="float">
            <text:p>352840,585714286</text:p>
          </table:table-cell>
          <table:table-cell table:style-name="ce3" table:formula="of:=[.T40]-[.T$54]" office:value-type="float" office:value="165535.885714286" calcext:value-type="float">
            <text:p>165535,885714286</text:p>
          </table:table-cell>
          <table:table-cell table:style-name="ce3" table:formula="of:=[.U40]-[.U$54]" office:value-type="float" office:value="223564" calcext:value-type="float">
            <text:p>223564</text:p>
          </table:table-cell>
          <table:table-cell table:style-name="ce3" table:formula="of:=[.V40]-[.V$54]" office:value-type="float" office:value="216925.6" calcext:value-type="float">
            <text:p>216925,6</text:p>
          </table:table-cell>
          <table:table-cell table:number-columns-repeated="1002"/>
        </table:table-row>
        <table:table-row table:style-name="ro1">
          <table:table-cell table:style-name="ce2" office:value-type="float" office:value="70.7" calcext:value-type="float">
            <text:p>70,7</text:p>
          </table:table-cell>
          <table:table-cell table:style-name="ce3" table:formula="of:=[.B41]-[.B$54]" office:value-type="float" office:value="73259.1142857143" calcext:value-type="float">
            <text:p>73259,1142857143</text:p>
          </table:table-cell>
          <table:table-cell table:style-name="ce3" table:formula="of:=[.C41]-[.C$54]" office:value-type="float" office:value="27988.3" calcext:value-type="float">
            <text:p>27988,3</text:p>
          </table:table-cell>
          <table:table-cell table:style-name="ce3" table:formula="of:=[.D41]-[.D$54]" office:value-type="float" office:value="29831.3" calcext:value-type="float">
            <text:p>29831,3</text:p>
          </table:table-cell>
          <table:table-cell table:style-name="ce3" table:formula="of:=[.E41]-[.E$54]" office:value-type="float" office:value="939951.342857143" calcext:value-type="float">
            <text:p>939951,342857143</text:p>
          </table:table-cell>
          <table:table-cell table:style-name="ce3" table:formula="of:=[.F41]-[.F$54]" office:value-type="float" office:value="15383.5285714286" calcext:value-type="float">
            <text:p>15383,5285714286</text:p>
          </table:table-cell>
          <table:table-cell table:style-name="ce3" table:formula="of:=[.G41]-[.G$54]" office:value-type="float" office:value="298398.171428571" calcext:value-type="float">
            <text:p>298398,171428571</text:p>
          </table:table-cell>
          <table:table-cell table:style-name="ce3" table:formula="of:=[.H41]-[.H$54]" office:value-type="float" office:value="26436.4" calcext:value-type="float">
            <text:p>26436,4</text:p>
          </table:table-cell>
          <table:table-cell table:style-name="ce3" table:formula="of:=[.I41]-[.I$54]" office:value-type="float" office:value="269288.2" calcext:value-type="float">
            <text:p>269288,2</text:p>
          </table:table-cell>
          <table:table-cell table:style-name="ce3" table:formula="of:=[.J41]-[.J$54]" office:value-type="float" office:value="73869.2285714286" calcext:value-type="float">
            <text:p>73869,2285714286</text:p>
          </table:table-cell>
          <table:table-cell table:style-name="ce3" table:formula="of:=[.K41]-[.K$54]" office:value-type="float" office:value="59165.9857142857" calcext:value-type="float">
            <text:p>59165,9857142857</text:p>
          </table:table-cell>
          <table:table-cell table:style-name="ce3" table:formula="of:=[.L41]-[.L$54]" office:value-type="float" office:value="24515.1285714286" calcext:value-type="float">
            <text:p>24515,1285714286</text:p>
          </table:table-cell>
          <table:table-cell table:style-name="ce3" table:formula="of:=[.M41]-[.M$54]" office:value-type="float" office:value="249011.414285714" calcext:value-type="float">
            <text:p>249011,414285714</text:p>
          </table:table-cell>
          <table:table-cell table:style-name="ce3" table:formula="of:=[.N41]-[.N$54]" office:value-type="float" office:value="80204.1142857143" calcext:value-type="float">
            <text:p>80204,1142857143</text:p>
          </table:table-cell>
          <table:table-cell table:style-name="ce3" table:formula="of:=[.O41]-[.O$54]" office:value-type="float" office:value="282943.785714286" calcext:value-type="float">
            <text:p>282943,785714286</text:p>
          </table:table-cell>
          <table:table-cell table:style-name="ce3" table:formula="of:=[.P41]-[.P$54]" office:value-type="float" office:value="25345.4714285714" calcext:value-type="float">
            <text:p>25345,4714285714</text:p>
          </table:table-cell>
          <table:table-cell table:style-name="ce3" table:formula="of:=[.Q41]-[.Q$54]" office:value-type="float" office:value="14338.7571428571" calcext:value-type="float">
            <text:p>14338,7571428571</text:p>
          </table:table-cell>
          <table:table-cell table:style-name="ce3" table:formula="of:=[.R41]-[.R$54]" office:value-type="float" office:value="93515.6571428571" calcext:value-type="float">
            <text:p>93515,6571428571</text:p>
          </table:table-cell>
          <table:table-cell table:style-name="ce3" table:formula="of:=[.S41]-[.S$54]" office:value-type="float" office:value="334441.485714286" calcext:value-type="float">
            <text:p>334441,485714286</text:p>
          </table:table-cell>
          <table:table-cell table:style-name="ce3" table:formula="of:=[.T41]-[.T$54]" office:value-type="float" office:value="166479.085714286" calcext:value-type="float">
            <text:p>166479,085714286</text:p>
          </table:table-cell>
          <table:table-cell table:style-name="ce3" table:formula="of:=[.U41]-[.U$54]" office:value-type="float" office:value="217106.4" calcext:value-type="float">
            <text:p>217106,4</text:p>
          </table:table-cell>
          <table:table-cell table:style-name="ce3" table:formula="of:=[.V41]-[.V$54]" office:value-type="float" office:value="213716" calcext:value-type="float">
            <text:p>213716</text:p>
          </table:table-cell>
          <table:table-cell table:number-columns-repeated="1002"/>
        </table:table-row>
        <table:table-row table:style-name="ro1">
          <table:table-cell table:style-name="ce2" office:value-type="float" office:value="72.5" calcext:value-type="float">
            <text:p>72,5</text:p>
          </table:table-cell>
          <table:table-cell table:style-name="ce3" table:formula="of:=[.B42]-[.B$54]" office:value-type="float" office:value="67522.7142857143" calcext:value-type="float">
            <text:p>67522,7142857143</text:p>
          </table:table-cell>
          <table:table-cell table:style-name="ce3" table:formula="of:=[.C42]-[.C$54]" office:value-type="float" office:value="22192.3" calcext:value-type="float">
            <text:p>22192,3</text:p>
          </table:table-cell>
          <table:table-cell table:style-name="ce3" table:formula="of:=[.D42]-[.D$54]" office:value-type="float" office:value="29823.2" calcext:value-type="float">
            <text:p>29823,2</text:p>
          </table:table-cell>
          <table:table-cell table:style-name="ce3" table:formula="of:=[.E42]-[.E$54]" office:value-type="float" office:value="912594.042857143" calcext:value-type="float">
            <text:p>912594,042857143</text:p>
          </table:table-cell>
          <table:table-cell table:style-name="ce3" table:formula="of:=[.F42]-[.F$54]" office:value-type="float" office:value="12671.3285714286" calcext:value-type="float">
            <text:p>12671,3285714286</text:p>
          </table:table-cell>
          <table:table-cell table:style-name="ce3" table:formula="of:=[.G42]-[.G$54]" office:value-type="float" office:value="299602.171428571" calcext:value-type="float">
            <text:p>299602,171428571</text:p>
          </table:table-cell>
          <table:table-cell table:style-name="ce3" table:formula="of:=[.H42]-[.H$54]" office:value-type="float" office:value="26195.4" calcext:value-type="float">
            <text:p>26195,4</text:p>
          </table:table-cell>
          <table:table-cell table:style-name="ce3" table:formula="of:=[.I42]-[.I$54]" office:value-type="float" office:value="263758" calcext:value-type="float">
            <text:p>263758</text:p>
          </table:table-cell>
          <table:table-cell table:style-name="ce3" table:formula="of:=[.J42]-[.J$54]" office:value-type="float" office:value="61936.2285714286" calcext:value-type="float">
            <text:p>61936,2285714286</text:p>
          </table:table-cell>
          <table:table-cell table:style-name="ce3" table:formula="of:=[.K42]-[.K$54]" office:value-type="float" office:value="59286.9857142857" calcext:value-type="float">
            <text:p>59286,9857142857</text:p>
          </table:table-cell>
          <table:table-cell table:style-name="ce3" table:formula="of:=[.L42]-[.L$54]" office:value-type="float" office:value="23351.9285714286" calcext:value-type="float">
            <text:p>23351,9285714286</text:p>
          </table:table-cell>
          <table:table-cell table:style-name="ce3" table:formula="of:=[.M42]-[.M$54]" office:value-type="float" office:value="231464.214285714" calcext:value-type="float">
            <text:p>231464,214285714</text:p>
          </table:table-cell>
          <table:table-cell table:style-name="ce3" table:formula="of:=[.N42]-[.N$54]" office:value-type="float" office:value="75992.1142857143" calcext:value-type="float">
            <text:p>75992,1142857143</text:p>
          </table:table-cell>
          <table:table-cell table:style-name="ce3" table:formula="of:=[.O42]-[.O$54]" office:value-type="float" office:value="275249.785714286" calcext:value-type="float">
            <text:p>275249,785714286</text:p>
          </table:table-cell>
          <table:table-cell table:style-name="ce3" table:formula="of:=[.P42]-[.P$54]" office:value-type="float" office:value="24342.8714285714" calcext:value-type="float">
            <text:p>24342,8714285714</text:p>
          </table:table-cell>
          <table:table-cell table:style-name="ce3" table:formula="of:=[.Q42]-[.Q$54]" office:value-type="float" office:value="13015.1571428571" calcext:value-type="float">
            <text:p>13015,1571428571</text:p>
          </table:table-cell>
          <table:table-cell table:style-name="ce3" table:formula="of:=[.R42]-[.R$54]" office:value-type="float" office:value="88100.0571428571" calcext:value-type="float">
            <text:p>88100,0571428571</text:p>
          </table:table-cell>
          <table:table-cell table:style-name="ce3" table:formula="of:=[.S42]-[.S$54]" office:value-type="float" office:value="334309.985714286" calcext:value-type="float">
            <text:p>334309,985714286</text:p>
          </table:table-cell>
          <table:table-cell table:style-name="ce3" table:formula="of:=[.T42]-[.T$54]" office:value-type="float" office:value="165576.285714286" calcext:value-type="float">
            <text:p>165576,285714286</text:p>
          </table:table-cell>
          <table:table-cell table:style-name="ce3" table:formula="of:=[.U42]-[.U$54]" office:value-type="float" office:value="222019.2" calcext:value-type="float">
            <text:p>222019,2</text:p>
          </table:table-cell>
          <table:table-cell table:style-name="ce3" table:formula="of:=[.V42]-[.V$54]" office:value-type="float" office:value="208200.8" calcext:value-type="float">
            <text:p>208200,8</text:p>
          </table:table-cell>
          <table:table-cell table:number-columns-repeated="1002"/>
        </table:table-row>
        <table:table-row table:style-name="ro1">
          <table:table-cell table:style-name="ce2" office:value-type="float" office:value="74.2" calcext:value-type="float">
            <text:p>74,2</text:p>
          </table:table-cell>
          <table:table-cell table:style-name="ce3" table:formula="of:=[.B43]-[.B$54]" office:value-type="float" office:value="69508.5142857143" calcext:value-type="float">
            <text:p>69508,5142857143</text:p>
          </table:table-cell>
          <table:table-cell table:style-name="ce3" table:formula="of:=[.C43]-[.C$54]" office:value-type="float" office:value="22693.5" calcext:value-type="float">
            <text:p>22693,5</text:p>
          </table:table-cell>
          <table:table-cell table:style-name="ce3" table:formula="of:=[.D43]-[.D$54]" office:value-type="float" office:value="29624.1" calcext:value-type="float">
            <text:p>29624,1</text:p>
          </table:table-cell>
          <table:table-cell table:style-name="ce3" table:formula="of:=[.E43]-[.E$54]" office:value-type="float" office:value="902056.342857143" calcext:value-type="float">
            <text:p>902056,342857143</text:p>
          </table:table-cell>
          <table:table-cell table:style-name="ce3" table:formula="of:=[.F43]-[.F$54]" office:value-type="float" office:value="15287.9285714286" calcext:value-type="float">
            <text:p>15287,9285714286</text:p>
          </table:table-cell>
          <table:table-cell table:style-name="ce3" table:formula="of:=[.G43]-[.G$54]" office:value-type="float" office:value="288731.771428571" calcext:value-type="float">
            <text:p>288731,771428571</text:p>
          </table:table-cell>
          <table:table-cell table:style-name="ce3" table:formula="of:=[.H43]-[.H$54]" office:value-type="float" office:value="25954.8" calcext:value-type="float">
            <text:p>25954,8</text:p>
          </table:table-cell>
          <table:table-cell table:style-name="ce3" table:formula="of:=[.I43]-[.I$54]" office:value-type="float" office:value="248204.2" calcext:value-type="float">
            <text:p>248204,2</text:p>
          </table:table-cell>
          <table:table-cell table:style-name="ce3" table:formula="of:=[.J43]-[.J$54]" office:value-type="float" office:value="64704.0285714286" calcext:value-type="float">
            <text:p>64704,0285714286</text:p>
          </table:table-cell>
          <table:table-cell table:style-name="ce3" table:formula="of:=[.K43]-[.K$54]" office:value-type="float" office:value="60309.7857142857" calcext:value-type="float">
            <text:p>60309,7857142857</text:p>
          </table:table-cell>
          <table:table-cell table:style-name="ce3" table:formula="of:=[.L43]-[.L$54]" office:value-type="float" office:value="23772.9285714286" calcext:value-type="float">
            <text:p>23772,9285714286</text:p>
          </table:table-cell>
          <table:table-cell table:style-name="ce3" table:formula="of:=[.M43]-[.M$54]" office:value-type="float" office:value="238524.214285714" calcext:value-type="float">
            <text:p>238524,214285714</text:p>
          </table:table-cell>
          <table:table-cell table:style-name="ce3" table:formula="of:=[.N43]-[.N$54]" office:value-type="float" office:value="76252.9142857143" calcext:value-type="float">
            <text:p>76252,9142857143</text:p>
          </table:table-cell>
          <table:table-cell table:style-name="ce3" table:formula="of:=[.O43]-[.O$54]" office:value-type="float" office:value="274572.785714286" calcext:value-type="float">
            <text:p>274572,785714286</text:p>
          </table:table-cell>
          <table:table-cell table:style-name="ce3" table:formula="of:=[.P43]-[.P$54]" office:value-type="float" office:value="25566.0714285714" calcext:value-type="float">
            <text:p>25566,0714285714</text:p>
          </table:table-cell>
          <table:table-cell table:style-name="ce3" table:formula="of:=[.Q43]-[.Q$54]" office:value-type="float" office:value="14639.3571428571" calcext:value-type="float">
            <text:p>14639,3571428571</text:p>
          </table:table-cell>
          <table:table-cell table:style-name="ce3" table:formula="of:=[.R43]-[.R$54]" office:value-type="float" office:value="89801.6571428571" calcext:value-type="float">
            <text:p>89801,6571428571</text:p>
          </table:table-cell>
          <table:table-cell table:style-name="ce3" table:formula="of:=[.S43]-[.S$54]" office:value-type="float" office:value="332486.985714286" calcext:value-type="float">
            <text:p>332486,985714286</text:p>
          </table:table-cell>
          <table:table-cell table:style-name="ce3" table:formula="of:=[.T43]-[.T$54]" office:value-type="float" office:value="164152.685714286" calcext:value-type="float">
            <text:p>164152,685714286</text:p>
          </table:table-cell>
          <table:table-cell table:style-name="ce3" table:formula="of:=[.U43]-[.U$54]" office:value-type="float" office:value="219793.6" calcext:value-type="float">
            <text:p>219793,6</text:p>
          </table:table-cell>
          <table:table-cell table:style-name="ce3" table:formula="of:=[.V43]-[.V$54]" office:value-type="float" office:value="211570.4" calcext:value-type="float">
            <text:p>211570,4</text:p>
          </table:table-cell>
          <table:table-cell table:number-columns-repeated="100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3" table:formula="of:=[.B44]-[.B$54]" office:value-type="float" office:value="68685.7142857143" calcext:value-type="float">
            <text:p>68685,7142857143</text:p>
          </table:table-cell>
          <table:table-cell table:style-name="ce3" table:formula="of:=[.C44]-[.C$54]" office:value-type="float" office:value="18923.1" calcext:value-type="float">
            <text:p>18923,1</text:p>
          </table:table-cell>
          <table:table-cell table:style-name="ce3" table:formula="of:=[.D44]-[.D$54]" office:value-type="float" office:value="32466" calcext:value-type="float">
            <text:p>32466</text:p>
          </table:table-cell>
          <table:table-cell table:style-name="ce3" table:formula="of:=[.E44]-[.E$54]" office:value-type="float" office:value="902916.142857143" calcext:value-type="float">
            <text:p>902916,142857143</text:p>
          </table:table-cell>
          <table:table-cell table:style-name="ce3" table:formula="of:=[.F44]-[.F$54]" office:value-type="float" office:value="16027.5285714286" calcext:value-type="float">
            <text:p>16027,5285714286</text:p>
          </table:table-cell>
          <table:table-cell table:style-name="ce3" table:formula="of:=[.G44]-[.G$54]" office:value-type="float" office:value="288351.771428571" calcext:value-type="float">
            <text:p>288351,771428571</text:p>
          </table:table-cell>
          <table:table-cell table:style-name="ce3" table:formula="of:=[.H44]-[.H$54]" office:value-type="float" office:value="24350.6" calcext:value-type="float">
            <text:p>24350,6</text:p>
          </table:table-cell>
          <table:table-cell table:style-name="ce3" table:formula="of:=[.I44]-[.I$54]" office:value-type="float" office:value="274014.6" calcext:value-type="float">
            <text:p>274014,6</text:p>
          </table:table-cell>
          <table:table-cell table:style-name="ce3" table:formula="of:=[.J44]-[.J$54]" office:value-type="float" office:value="67270.6285714286" calcext:value-type="float">
            <text:p>67270,6285714286</text:p>
          </table:table-cell>
          <table:table-cell table:style-name="ce3" table:formula="of:=[.K44]-[.K$54]" office:value-type="float" office:value="58063.3857142857" calcext:value-type="float">
            <text:p>58063,3857142857</text:p>
          </table:table-cell>
          <table:table-cell table:style-name="ce3" table:formula="of:=[.L44]-[.L$54]" office:value-type="float" office:value="24434.9285714286" calcext:value-type="float">
            <text:p>24434,9285714286</text:p>
          </table:table-cell>
          <table:table-cell table:style-name="ce3" table:formula="of:=[.M44]-[.M$54]" office:value-type="float" office:value="240188.214285714" calcext:value-type="float">
            <text:p>240188,214285714</text:p>
          </table:table-cell>
          <table:table-cell table:style-name="ce3" table:formula="of:=[.N44]-[.N$54]" office:value-type="float" office:value="72441.7142857143" calcext:value-type="float">
            <text:p>72441,7142857143</text:p>
          </table:table-cell>
          <table:table-cell table:style-name="ce3" table:formula="of:=[.O44]-[.O$54]" office:value-type="float" office:value="281755.285714286" calcext:value-type="float">
            <text:p>281755,285714286</text:p>
          </table:table-cell>
          <table:table-cell table:style-name="ce3" table:formula="of:=[.P44]-[.P$54]" office:value-type="float" office:value="24222.4714285714" calcext:value-type="float">
            <text:p>24222,4714285714</text:p>
          </table:table-cell>
          <table:table-cell table:style-name="ce3" table:formula="of:=[.Q44]-[.Q$54]" office:value-type="float" office:value="15441.9571428571" calcext:value-type="float">
            <text:p>15441,9571428571</text:p>
          </table:table-cell>
          <table:table-cell table:style-name="ce3" table:formula="of:=[.R44]-[.R$54]" office:value-type="float" office:value="89521.6571428571" calcext:value-type="float">
            <text:p>89521,6571428571</text:p>
          </table:table-cell>
          <table:table-cell table:style-name="ce3" table:formula="of:=[.S44]-[.S$54]" office:value-type="float" office:value="322965.885714286" calcext:value-type="float">
            <text:p>322965,885714286</text:p>
          </table:table-cell>
          <table:table-cell table:style-name="ce3" table:formula="of:=[.T44]-[.T$54]" office:value-type="float" office:value="174722.285714286" calcext:value-type="float">
            <text:p>174722,285714286</text:p>
          </table:table-cell>
          <table:table-cell table:style-name="ce3" table:formula="of:=[.U44]-[.U$54]" office:value-type="float" office:value="222461.6" calcext:value-type="float">
            <text:p>222461,6</text:p>
          </table:table-cell>
          <table:table-cell table:style-name="ce3" table:formula="of:=[.V44]-[.V$54]" office:value-type="float" office:value="201402.4" calcext:value-type="float">
            <text:p>201402,4</text:p>
          </table:table-cell>
          <table:table-cell table:number-columns-repeated="1002"/>
        </table:table-row>
        <table:table-row table:style-name="ro1">
          <table:table-cell table:style-name="ce2" office:value-type="float" office:value="77.8" calcext:value-type="float">
            <text:p>77,8</text:p>
          </table:table-cell>
          <table:table-cell table:style-name="ce3" table:formula="of:=[.B45]-[.B$54]" office:value-type="float" office:value="71273.5142857143" calcext:value-type="float">
            <text:p>71273,5142857143</text:p>
          </table:table-cell>
          <table:table-cell table:style-name="ce3" table:formula="of:=[.C45]-[.C$54]" office:value-type="float" office:value="21470.3" calcext:value-type="float">
            <text:p>21470,3</text:p>
          </table:table-cell>
          <table:table-cell table:style-name="ce3" table:formula="of:=[.D45]-[.D$54]" office:value-type="float" office:value="30274.1" calcext:value-type="float">
            <text:p>30274,1</text:p>
          </table:table-cell>
          <table:table-cell table:style-name="ce3" table:formula="of:=[.E45]-[.E$54]" office:value-type="float" office:value="938182.342857143" calcext:value-type="float">
            <text:p>938182,342857143</text:p>
          </table:table-cell>
          <table:table-cell table:style-name="ce3" table:formula="of:=[.F45]-[.F$54]" office:value-type="float" office:value="15587.9285714286" calcext:value-type="float">
            <text:p>15587,9285714286</text:p>
          </table:table-cell>
          <table:table-cell table:style-name="ce3" table:formula="of:=[.G45]-[.G$54]" office:value-type="float" office:value="291920.571428571" calcext:value-type="float">
            <text:p>291920,571428571</text:p>
          </table:table-cell>
          <table:table-cell table:style-name="ce3" table:formula="of:=[.H45]-[.H$54]" office:value-type="float" office:value="23889" calcext:value-type="float">
            <text:p>23889</text:p>
          </table:table-cell>
          <table:table-cell table:style-name="ce3" table:formula="of:=[.I45]-[.I$54]" office:value-type="float" office:value="260284.9" calcext:value-type="float">
            <text:p>260284,9</text:p>
          </table:table-cell>
          <table:table-cell table:style-name="ce3" table:formula="of:=[.J45]-[.J$54]" office:value-type="float" office:value="60993.4285714286" calcext:value-type="float">
            <text:p>60993,4285714286</text:p>
          </table:table-cell>
          <table:table-cell table:style-name="ce3" table:formula="of:=[.K45]-[.K$54]" office:value-type="float" office:value="61813.3857142857" calcext:value-type="float">
            <text:p>61813,3857142857</text:p>
          </table:table-cell>
          <table:table-cell table:style-name="ce3" table:formula="of:=[.L45]-[.L$54]" office:value-type="float" office:value="24494.9285714286" calcext:value-type="float">
            <text:p>24494,9285714286</text:p>
          </table:table-cell>
          <table:table-cell table:style-name="ce3" table:formula="of:=[.M45]-[.M$54]" office:value-type="float" office:value="234050.614285714" calcext:value-type="float">
            <text:p>234050,614285714</text:p>
          </table:table-cell>
          <table:table-cell table:style-name="ce3" table:formula="of:=[.N45]-[.N$54]" office:value-type="float" office:value="77596.5142857143" calcext:value-type="float">
            <text:p>77596,5142857143</text:p>
          </table:table-cell>
          <table:table-cell table:style-name="ce3" table:formula="of:=[.O45]-[.O$54]" office:value-type="float" office:value="277738.785714286" calcext:value-type="float">
            <text:p>277738,785714286</text:p>
          </table:table-cell>
          <table:table-cell table:style-name="ce3" table:formula="of:=[.P45]-[.P$54]" office:value-type="float" office:value="25606.2714285714" calcext:value-type="float">
            <text:p>25606,2714285714</text:p>
          </table:table-cell>
          <table:table-cell table:style-name="ce3" table:formula="of:=[.Q45]-[.Q$54]" office:value-type="float" office:value="13676.9571428571" calcext:value-type="float">
            <text:p>13676,9571428571</text:p>
          </table:table-cell>
          <table:table-cell table:style-name="ce3" table:formula="of:=[.R45]-[.R$54]" office:value-type="float" office:value="84936.8571428571" calcext:value-type="float">
            <text:p>84936,8571428571</text:p>
          </table:table-cell>
          <table:table-cell table:style-name="ce3" table:formula="of:=[.S45]-[.S$54]" office:value-type="float" office:value="346987.185714286" calcext:value-type="float">
            <text:p>346987,185714286</text:p>
          </table:table-cell>
          <table:table-cell table:style-name="ce3" table:formula="of:=[.T45]-[.T$54]" office:value-type="float" office:value="168524.685714286" calcext:value-type="float">
            <text:p>168524,685714286</text:p>
          </table:table-cell>
          <table:table-cell table:style-name="ce3" table:formula="of:=[.U45]-[.U$54]" office:value-type="float" office:value="219352.8" calcext:value-type="float">
            <text:p>219352,8</text:p>
          </table:table-cell>
          <table:table-cell table:style-name="ce3" table:formula="of:=[.V45]-[.V$54]" office:value-type="float" office:value="202124.4" calcext:value-type="float">
            <text:p>202124,4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3" table:number-columns-repeated="21"/>
          <table:table-cell table:number-columns-repeated="100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&gt; LO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2" office:value-type="float" office:value="30.1" calcext:value-type="float">
            <text:p>30,1</text:p>
          </table:table-cell>
          <table:table-cell table:style-name="ce3" table:formula="of:=IF([.B58]&gt;[.B$55];[.B58];'NA')" office:value-type="float" office:value="73820.3142857143" calcext:value-type="float">
            <text:p>73820,3142857143</text:p>
          </table:table-cell>
          <table:table-cell table:style-name="ce3" table:formula="of:=IF([.C58]&gt;[.C$55];[.C58];'NA')" office:value-type="float" office:value="56538" calcext:value-type="float">
            <text:p>56538</text:p>
          </table:table-cell>
          <table:table-cell table:style-name="ce3" table:formula="of:=IF([.D58]&gt;[.D$55];[.D58];'0,0546289440766092')" office:value-type="float" office:value="50632.2" calcext:value-type="float">
            <text:p>50632,2</text:p>
          </table:table-cell>
          <table:table-cell table:style-name="ce3" table:formula="of:=IF([.E58]&gt;[.E$55];[.E58];#NOM ?[.$D189])" office:value-type="float" office:value="926838.342857143" calcext:value-type="float">
            <text:p>926838,342857143</text:p>
          </table:table-cell>
          <table:table-cell table:style-name="ce3" table:formula="of:=IF([.F58]&gt;[.F$55];[.F58];'0,302195351440627')" office:value-type="float" office:value="15111.6285714286" calcext:value-type="float">
            <text:p>15111,6285714286</text:p>
          </table:table-cell>
          <table:table-cell table:style-name="ce3" table:formula="of:=IF([.G58]&gt;[.G$55];[.G58];'0,302195351440627')" office:value-type="float" office:value="291780.571428571" calcext:value-type="float">
            <text:p>291780,571428571</text:p>
          </table:table-cell>
          <table:table-cell table:style-name="ce3" table:formula="of:=IF([.H58]&gt;[.H$55];[.H58];#NOM ?[.$G189])" office:value-type="float" office:value="23086.6" calcext:value-type="float">
            <text:p>23086,6</text:p>
          </table:table-cell>
          <table:table-cell table:style-name="ce3" table:formula="of:=IF([.I58]&gt;[.I$55];[.I58];'0,306888037371412')" office:value-type="float" office:value="284435.6" calcext:value-type="float">
            <text:p>284435,6</text:p>
          </table:table-cell>
          <table:table-cell table:style-name="ce3" table:formula="of:=IF([.J58]&gt;[.J$55];[.J58];#NOM ?[.$I189])" office:value-type="float" office:value="84980.4285714286" calcext:value-type="float">
            <text:p>84980,4285714286</text:p>
          </table:table-cell>
          <table:table-cell table:style-name="ce3" table:formula="of:=IF([.K58]&gt;[.K$55];[.K58];#NOM ?[.$I189])" office:value-type="float" office:value="97493.1857142857" calcext:value-type="float">
            <text:p>97493,1857142857</text:p>
          </table:table-cell>
          <table:table-cell table:style-name="ce3" table:formula="of:=IF([.L58]&gt;[.L$55];[.L58];#NOM ?[.$I189])" office:value-type="float" office:value="47018.1285714286" calcext:value-type="float">
            <text:p>47018,1285714286</text:p>
          </table:table-cell>
          <table:table-cell table:style-name="ce3" table:formula="of:=IF([.M58]&gt;[.M$55];[.M58];'0,313084111040903')" office:value-type="float" office:value="262811.414285714" calcext:value-type="float">
            <text:p>262811,414285714</text:p>
          </table:table-cell>
          <table:table-cell table:style-name="ce3" table:formula="of:=IF([.N58]&gt;[.N$55];[.N58];'0,313084111040903')" office:value-type="float" office:value="87162.5142857143" calcext:value-type="float">
            <text:p>87162,5142857143</text:p>
          </table:table-cell>
          <table:table-cell table:style-name="ce3" table:formula="of:=IF([.O58]&gt;[.O$55];[.O58];'0,313084111040903')" office:value-type="float" office:value="277038.285714286" calcext:value-type="float">
            <text:p>277038,285714286</text:p>
          </table:table-cell>
          <table:table-cell table:style-name="ce3" table:formula="of:=IF([.P58]&gt;[.P$55];[.P58];'NA')" office:value-type="float" office:value="28614.8714285714" calcext:value-type="float">
            <text:p>28614,8714285714</text:p>
          </table:table-cell>
          <table:table-cell table:style-name="ce3" table:formula="of:=IF([.Q58]&gt;[.Q$55];[.Q58];'NA')" office:value-type="float" office:value="17948.7571428571" calcext:value-type="float">
            <text:p>17948,7571428571</text:p>
          </table:table-cell>
          <table:table-cell table:style-name="ce3" table:formula="of:=IF([.R58]&gt;[.R$55];[.R58];'0,400891577887122')" office:value-type="float" office:value="100512.457142857" calcext:value-type="float">
            <text:p>100512,457142857</text:p>
          </table:table-cell>
          <table:table-cell table:style-name="ce3" table:formula="of:=IF([.S58]&gt;[.S$55];[.S58];'0,400891577887122')" office:value-type="float" office:value="371561.685714286" calcext:value-type="float">
            <text:p>371561,685714286</text:p>
          </table:table-cell>
          <table:table-cell table:style-name="ce3" table:formula="of:=IF([.T58]&gt;[.T$55];[.T58];'NA')" office:value-type="float" office:value="205908.685714286" calcext:value-type="float">
            <text:p>205908,685714286</text:p>
          </table:table-cell>
          <table:table-cell table:style-name="ce3" table:formula="of:=IF([.U58]&gt;[.U$55];[.U58];'NA')" office:value-type="float" office:value="237501.6" calcext:value-type="float">
            <text:p>237501,6</text:p>
          </table:table-cell>
          <table:table-cell table:style-name="ce3" table:formula="of:=IF([.V58]&gt;[.V$55];[.V58];'NA')" office:value-type="float" office:value="249255.2" calcext:value-type="float">
            <text:p>249255,2</text:p>
          </table:table-cell>
          <table:table-cell table:number-columns-repeated="1002"/>
        </table:table-row>
        <table:table-row table:style-name="ro1">
          <table:table-cell table:style-name="ce2" office:value-type="float" office:value="31.8" calcext:value-type="float">
            <text:p>31,8</text:p>
          </table:table-cell>
          <table:table-cell table:style-name="ce3" table:formula="of:=IF([.B59]&gt;[.B$55];[.B59];'NA')" office:value-type="float" office:value="86355.5142857143" calcext:value-type="float">
            <text:p>86355,5142857143</text:p>
          </table:table-cell>
          <table:table-cell table:style-name="ce3" table:formula="of:=IF([.C59]&gt;[.C$55];[.C59];'NA')" office:value-type="float" office:value="43952.7" calcext:value-type="float">
            <text:p>43952,7</text:p>
          </table:table-cell>
          <table:table-cell table:style-name="ce3" table:formula="of:=IF([.D59]&gt;[.D$55];[.D59];'0,0546289440766092')" office:value-type="float" office:value="42040.8" calcext:value-type="float">
            <text:p>42040,8</text:p>
          </table:table-cell>
          <table:table-cell table:style-name="ce3" table:formula="of:=IF([.E59]&gt;[.E$55];[.E59];#NOM ?[.$D189])" office:value-type="float" office:value="1115232.04285714" calcext:value-type="float">
            <text:p>1115232,04285714</text:p>
          </table:table-cell>
          <table:table-cell table:style-name="ce3" table:formula="of:=IF([.F59]&gt;[.F$55];[.F59];'0,302195351440627')" office:value-type="float" office:value="23511.5285714286" calcext:value-type="float">
            <text:p>23511,5285714286</text:p>
          </table:table-cell>
          <table:table-cell table:style-name="ce3" table:formula="of:=IF([.G59]&gt;[.G$55];[.G59];'0,302195351440627')" office:value-type="float" office:value="344889.371428571" calcext:value-type="float">
            <text:p>344889,371428571</text:p>
          </table:table-cell>
          <table:table-cell table:style-name="ce3" table:formula="of:=IF([.H59]&gt;[.H$55];[.H59];#NOM ?[.$G189])" office:value-type="float" office:value="26817.2" calcext:value-type="float">
            <text:p>26817,2</text:p>
          </table:table-cell>
          <table:table-cell table:style-name="ce3" table:formula="of:=IF([.I59]&gt;[.I$55];[.I59];'0,306888037371412')" office:value-type="float" office:value="383391.8" calcext:value-type="float">
            <text:p>383391,8</text:p>
          </table:table-cell>
          <table:table-cell table:style-name="ce3" table:formula="of:=IF([.J59]&gt;[.J$55];[.J59];#NOM ?[.$I189])" office:value-type="float" office:value="90856.8285714286" calcext:value-type="float">
            <text:p>90856,8285714286</text:p>
          </table:table-cell>
          <table:table-cell table:style-name="ce3" table:formula="of:=IF([.K59]&gt;[.K$55];[.K59];#NOM ?[.$I189])" office:value-type="float" office:value="81629.1857142857" calcext:value-type="float">
            <text:p>81629,1857142857</text:p>
          </table:table-cell>
          <table:table-cell table:style-name="ce3" table:formula="of:=IF([.L59]&gt;[.L$55];[.L59];#NOM ?[.$I189])" office:value-type="float" office:value="44510.9285714286" calcext:value-type="float">
            <text:p>44510,9285714286</text:p>
          </table:table-cell>
          <table:table-cell table:style-name="ce3" table:formula="of:=IF([.M59]&gt;[.M$55];[.M59];'0,313084111040903')" office:value-type="float" office:value="284492.214285714" calcext:value-type="float">
            <text:p>284492,214285714</text:p>
          </table:table-cell>
          <table:table-cell table:style-name="ce3" table:formula="of:=IF([.N59]&gt;[.N$55];[.N59];'0,313084111040903')" office:value-type="float" office:value="94422.5142857143" calcext:value-type="float">
            <text:p>94422,5142857143</text:p>
          </table:table-cell>
          <table:table-cell table:style-name="ce3" table:formula="of:=IF([.O59]&gt;[.O$55];[.O59];'0,313084111040903')" office:value-type="float" office:value="303413.285714286" calcext:value-type="float">
            <text:p>303413,285714286</text:p>
          </table:table-cell>
          <table:table-cell table:style-name="ce3" table:formula="of:=IF([.P59]&gt;[.P$55];[.P59];'NA')" office:value-type="float" office:value="30740.8714285714" calcext:value-type="float">
            <text:p>30740,8714285714</text:p>
          </table:table-cell>
          <table:table-cell table:style-name="ce3" table:formula="of:=IF([.Q59]&gt;[.Q$55];[.Q59];'NA')" office:value-type="float" office:value="18410.3571428571" calcext:value-type="float">
            <text:p>18410,3571428571</text:p>
          </table:table-cell>
          <table:table-cell table:style-name="ce3" table:formula="of:=IF([.R59]&gt;[.R$55];[.R59];'0,400891577887122')" office:value-type="float" office:value="110552.457142857" calcext:value-type="float">
            <text:p>110552,457142857</text:p>
          </table:table-cell>
          <table:table-cell table:style-name="ce3" table:formula="of:=IF([.S59]&gt;[.S$55];[.S59];'0,400891577887122')" office:value-type="float" office:value="447401.585714286" calcext:value-type="float">
            <text:p>447401,585714286</text:p>
          </table:table-cell>
          <table:table-cell table:style-name="ce3" table:formula="of:=IF([.T59]&gt;[.T$55];[.T59];'NA')" office:value-type="float" office:value="228752.685714286" calcext:value-type="float">
            <text:p>228752,685714286</text:p>
          </table:table-cell>
          <table:table-cell table:style-name="ce3" table:formula="of:=IF([.U59]&gt;[.U$55];[.U59];'NA')" office:value-type="float" office:value="259303.2" calcext:value-type="float">
            <text:p>259303,2</text:p>
          </table:table-cell>
          <table:table-cell table:style-name="ce3" table:formula="of:=IF([.V59]&gt;[.V$55];[.V59];'NA')" office:value-type="float" office:value="267084.8" calcext:value-type="float">
            <text:p>267084,8</text:p>
          </table:table-cell>
          <table:table-cell table:number-columns-repeated="1002"/>
        </table:table-row>
        <table:table-row table:style-name="ro1">
          <table:table-cell table:style-name="ce2" office:value-type="float" office:value="33.6" calcext:value-type="float">
            <text:p>33,6</text:p>
          </table:table-cell>
          <table:table-cell table:style-name="ce3" table:formula="of:=IF([.B60]&gt;[.B$55];[.B60];[.B60])" office:value-type="float" office:value="90848.1142857143" calcext:value-type="float">
            <text:p>90848,1142857143</text:p>
          </table:table-cell>
          <table:table-cell table:style-name="ce3" table:formula="of:=IF([.C60]&gt;[.C$55];[.C60];[.C60])" office:value-type="float" office:value="31919.3" calcext:value-type="float">
            <text:p>31919,3</text:p>
          </table:table-cell>
          <table:table-cell table:style-name="ce3" table:formula="of:=IF([.D60]&gt;[.D$55];[.D60];[.D60])" office:value-type="float" office:value="44292.4" calcext:value-type="float">
            <text:p>44292,4</text:p>
          </table:table-cell>
          <table:table-cell table:style-name="ce3" table:formula="of:=IF([.E60]&gt;[.E$55];[.E60];[.E60])" office:value-type="float" office:value="1194490.14285714" calcext:value-type="float">
            <text:p>1194490,14285714</text:p>
          </table:table-cell>
          <table:table-cell table:style-name="ce3" table:formula="of:=IF([.F60]&gt;[.F$55];[.F60];[.F60])" office:value-type="float" office:value="15670.4285714286" calcext:value-type="float">
            <text:p>15670,4285714286</text:p>
          </table:table-cell>
          <table:table-cell table:style-name="ce3" table:formula="of:=IF([.G60]&gt;[.G$55];[.G60];[.G60])" office:value-type="float" office:value="341078.171428571" calcext:value-type="float">
            <text:p>341078,171428571</text:p>
          </table:table-cell>
          <table:table-cell table:style-name="ce3" table:formula="of:=IF([.H60]&gt;[.H$55];[.H60];[.H60])" office:value-type="float" office:value="28060.8" calcext:value-type="float">
            <text:p>28060,8</text:p>
          </table:table-cell>
          <table:table-cell table:style-name="ce3" table:formula="of:=IF([.I60]&gt;[.I$55];[.I60];[.I60])" office:value-type="float" office:value="353343.5" calcext:value-type="float">
            <text:p>353343,5</text:p>
          </table:table-cell>
          <table:table-cell table:style-name="ce3" table:formula="of:=IF([.J60]&gt;[.J$55];[.J60];[.J60])" office:value-type="float" office:value="82774.4285714286" calcext:value-type="float">
            <text:p>82774,4285714286</text:p>
          </table:table-cell>
          <table:table-cell table:style-name="ce3" table:formula="of:=IF([.K60]&gt;[.K$55];[.K60];[.K60])" office:value-type="float" office:value="82531.7857142857" calcext:value-type="float">
            <text:p>82531,7857142857</text:p>
          </table:table-cell>
          <table:table-cell table:style-name="ce3" table:formula="of:=IF([.L60]&gt;[.L$55];[.L60];[.L60])" office:value-type="float" office:value="46757.5285714286" calcext:value-type="float">
            <text:p>46757,5285714286</text:p>
          </table:table-cell>
          <table:table-cell table:style-name="ce3" table:formula="of:=IF([.M60]&gt;[.M$55];[.M60];[.M60])" office:value-type="float" office:value="293257.014285714" calcext:value-type="float">
            <text:p>293257,014285714</text:p>
          </table:table-cell>
          <table:table-cell table:style-name="ce3" table:formula="of:=IF([.N60]&gt;[.N$55];[.N60];[.N60])" office:value-type="float" office:value="96790.9142857143" calcext:value-type="float">
            <text:p>96790,9142857143</text:p>
          </table:table-cell>
          <table:table-cell table:style-name="ce3" table:formula="of:=IF([.O60]&gt;[.O$55];[.O60];[.O60])" office:value-type="float" office:value="303088.785714286" calcext:value-type="float">
            <text:p>303088,785714286</text:p>
          </table:table-cell>
          <table:table-cell table:style-name="ce3" table:formula="of:=IF([.P60]&gt;[.P$55];[.P60];[.P60])" office:value-type="float" office:value="31001.2714285714" calcext:value-type="float">
            <text:p>31001,2714285714</text:p>
          </table:table-cell>
          <table:table-cell table:style-name="ce3" table:formula="of:=IF([.Q60]&gt;[.Q$55];[.Q60];[.Q60])" office:value-type="float" office:value="17828.5571428571" calcext:value-type="float">
            <text:p>17828,5571428571</text:p>
          </table:table-cell>
          <table:table-cell table:style-name="ce3" table:formula="of:=IF([.R60]&gt;[.R$55];[.R60];[.R60])" office:value-type="float" office:value="104316.057142857" calcext:value-type="float">
            <text:p>104316,057142857</text:p>
          </table:table-cell>
          <table:table-cell table:style-name="ce3" table:formula="of:=IF([.S60]&gt;[.S$55];[.S60];[.S60])" office:value-type="float" office:value="409527.285714286" calcext:value-type="float">
            <text:p>409527,285714286</text:p>
          </table:table-cell>
          <table:table-cell table:style-name="ce3" table:formula="of:=IF([.T60]&gt;[.T$55];[.T60];[.T60])" office:value-type="float" office:value="213470.285714286" calcext:value-type="float">
            <text:p>213470,285714286</text:p>
          </table:table-cell>
          <table:table-cell table:style-name="ce3" table:formula="of:=IF([.U60]&gt;[.U$55];[.U60];[.U60])" office:value-type="float" office:value="244481.6" calcext:value-type="float">
            <text:p>244481,6</text:p>
          </table:table-cell>
          <table:table-cell table:style-name="ce3" table:formula="of:=IF([.V60]&gt;[.V$55];[.V60];[.V60])" office:value-type="float" office:value="252625.6" calcext:value-type="float">
            <text:p>252625,6</text:p>
          </table:table-cell>
          <table:table-cell table:number-columns-repeated="1002"/>
        </table:table-row>
        <table:table-row table:style-name="ro1">
          <table:table-cell table:style-name="ce2" office:value-type="float" office:value="35.4" calcext:value-type="float">
            <text:p>35,4</text:p>
          </table:table-cell>
          <table:table-cell table:style-name="ce3" table:formula="of:=IF([.B61]&gt;[.B$55];[.B61];[.B61])" office:value-type="float" office:value="83407.7142857143" calcext:value-type="float">
            <text:p>83407,7142857143</text:p>
          </table:table-cell>
          <table:table-cell table:style-name="ce3" table:formula="of:=IF([.C61]&gt;[.C$55];[.C61];[.C61])" office:value-type="float" office:value="32140.1" calcext:value-type="float">
            <text:p>32140,1</text:p>
          </table:table-cell>
          <table:table-cell table:style-name="ce3" table:formula="of:=IF([.D61]&gt;[.D$55];[.D61];[.D61])" office:value-type="float" office:value="38080.7" calcext:value-type="float">
            <text:p>38080,7</text:p>
          </table:table-cell>
          <table:table-cell table:style-name="ce3" table:formula="of:=IF([.E61]&gt;[.E$55];[.E61];[.E61])" office:value-type="float" office:value="972056.442857143" calcext:value-type="float">
            <text:p>972056,442857143</text:p>
          </table:table-cell>
          <table:table-cell table:style-name="ce3" table:formula="of:=IF([.F61]&gt;[.F$55];[.F61];[.F61])" office:value-type="float" office:value="15419.1285714286" calcext:value-type="float">
            <text:p>15419,1285714286</text:p>
          </table:table-cell>
          <table:table-cell table:style-name="ce3" table:formula="of:=IF([.G61]&gt;[.G$55];[.G61];[.G61])" office:value-type="float" office:value="323288.571428571" calcext:value-type="float">
            <text:p>323288,571428571</text:p>
          </table:table-cell>
          <table:table-cell table:style-name="ce3" table:formula="of:=IF([.H61]&gt;[.H$55];[.H61];[.H61])" office:value-type="float" office:value="23969.2" calcext:value-type="float">
            <text:p>23969,2</text:p>
          </table:table-cell>
          <table:table-cell table:style-name="ce3" table:formula="of:=IF([.I61]&gt;[.I$55];[.I61];[.I61])" office:value-type="float" office:value="294625.9" calcext:value-type="float">
            <text:p>294625,9</text:p>
          </table:table-cell>
          <table:table-cell table:style-name="ce3" table:formula="of:=IF([.J61]&gt;[.J$55];[.J61];[.J61])" office:value-type="float" office:value="75854.4285714286" calcext:value-type="float">
            <text:p>75854,4285714286</text:p>
          </table:table-cell>
          <table:table-cell table:style-name="ce3" table:formula="of:=IF([.K61]&gt;[.K$55];[.K61];[.K61])" office:value-type="float" office:value="68471.7857142857" calcext:value-type="float">
            <text:p>68471,7857142857</text:p>
          </table:table-cell>
          <table:table-cell table:style-name="ce3" table:formula="of:=IF([.L61]&gt;[.L$55];[.L61];[.L61])" office:value-type="float" office:value="32958.7285714286" calcext:value-type="float">
            <text:p>32958,7285714286</text:p>
          </table:table-cell>
          <table:table-cell table:style-name="ce3" table:formula="of:=IF([.M61]&gt;[.M$55];[.M61];[.M61])" office:value-type="float" office:value="259383.414285714" calcext:value-type="float">
            <text:p>259383,414285714</text:p>
          </table:table-cell>
          <table:table-cell table:style-name="ce3" table:formula="of:=IF([.N61]&gt;[.N$55];[.N61];[.N61])" office:value-type="float" office:value="78559.3142857143" calcext:value-type="float">
            <text:p>78559,3142857143</text:p>
          </table:table-cell>
          <table:table-cell table:style-name="ce3" table:formula="of:=IF([.O61]&gt;[.O$55];[.O61];[.O61])" office:value-type="float" office:value="266752.585714286" calcext:value-type="float">
            <text:p>266752,585714286</text:p>
          </table:table-cell>
          <table:table-cell table:style-name="ce3" table:formula="of:=IF([.P61]&gt;[.P$55];[.P61];[.P61])" office:value-type="float" office:value="22959.0714285714" calcext:value-type="float">
            <text:p>22959,0714285714</text:p>
          </table:table-cell>
          <table:table-cell table:style-name="ce3" table:formula="of:=IF([.Q61]&gt;[.Q$55];[.Q61];[.Q61])" office:value-type="float" office:value="16143.7571428571" calcext:value-type="float">
            <text:p>16143,7571428571</text:p>
          </table:table-cell>
          <table:table-cell table:style-name="ce3" table:formula="of:=IF([.R61]&gt;[.R$55];[.R61];[.R61])" office:value-type="float" office:value="90152.0571428572" calcext:value-type="float">
            <text:p>90152,0571428572</text:p>
          </table:table-cell>
          <table:table-cell table:style-name="ce3" table:formula="of:=IF([.S61]&gt;[.S$55];[.S61];[.S61])" office:value-type="float" office:value="332491.485714286" calcext:value-type="float">
            <text:p>332491,485714286</text:p>
          </table:table-cell>
          <table:table-cell table:style-name="ce3" table:formula="of:=IF([.T61]&gt;[.T$55];[.T61];[.T61])" office:value-type="float" office:value="178633.485714286" calcext:value-type="float">
            <text:p>178633,485714286</text:p>
          </table:table-cell>
          <table:table-cell table:style-name="ce3" table:formula="of:=IF([.U61]&gt;[.U$55];[.U61];[.U61])" office:value-type="float" office:value="207779.2" calcext:value-type="float">
            <text:p>207779,2</text:p>
          </table:table-cell>
          <table:table-cell table:style-name="ce3" table:formula="of:=IF([.V61]&gt;[.V$55];[.V61];[.V61])" office:value-type="float" office:value="213536.8" calcext:value-type="float">
            <text:p>213536,8</text:p>
          </table:table-cell>
          <table:table-cell table:number-columns-repeated="1002"/>
        </table:table-row>
        <table:table-row table:style-name="ro1">
          <table:table-cell table:style-name="ce2" office:value-type="float" office:value="37.1" calcext:value-type="float">
            <text:p>37,1</text:p>
          </table:table-cell>
          <table:table-cell table:style-name="ce3" table:formula="of:=IF([.B62]&gt;[.B$55];[.B62];[.B62])" office:value-type="float" office:value="69047.3142857143" calcext:value-type="float">
            <text:p>69047,3142857143</text:p>
          </table:table-cell>
          <table:table-cell table:style-name="ce3" table:formula="of:=IF([.C62]&gt;[.C$55];[.C62];[.C62])" office:value-type="float" office:value="40142.3" calcext:value-type="float">
            <text:p>40142,3</text:p>
          </table:table-cell>
          <table:table-cell table:style-name="ce3" table:formula="of:=IF([.D62]&gt;[.D$55];[.D62];[.D62])" office:value-type="float" office:value="72193.5" calcext:value-type="float">
            <text:p>72193,5</text:p>
          </table:table-cell>
          <table:table-cell table:style-name="ce3" table:formula="of:=IF([.E62]&gt;[.E$55];[.E62];[.E62])" office:value-type="float" office:value="875222.542857143" calcext:value-type="float">
            <text:p>875222,542857143</text:p>
          </table:table-cell>
          <table:table-cell table:style-name="ce3" table:formula="of:=IF([.F62]&gt;[.F$55];[.F62];[.F62])" office:value-type="float" office:value="15291.6285714286" calcext:value-type="float">
            <text:p>15291,6285714286</text:p>
          </table:table-cell>
          <table:table-cell table:style-name="ce3" table:formula="of:=IF([.G62]&gt;[.G$55];[.G62];[.G62])" office:value-type="float" office:value="265326.971428571" calcext:value-type="float">
            <text:p>265326,971428571</text:p>
          </table:table-cell>
          <table:table-cell table:style-name="ce3" table:formula="of:=IF([.H62]&gt;[.H$55];[.H62];[.H62])" office:value-type="float" office:value="23327.4" calcext:value-type="float">
            <text:p>23327,4</text:p>
          </table:table-cell>
          <table:table-cell table:style-name="ce3" table:formula="of:=IF([.I62]&gt;[.I$55];[.I62];[.I62])" office:value-type="float" office:value="267196.5" calcext:value-type="float">
            <text:p>267196,5</text:p>
          </table:table-cell>
          <table:table-cell table:style-name="ce3" table:formula="of:=IF([.J62]&gt;[.J$55];[.J62];[.J62])" office:value-type="float" office:value="67391.2285714286" calcext:value-type="float">
            <text:p>67391,2285714286</text:p>
          </table:table-cell>
          <table:table-cell table:style-name="ce3" table:formula="of:=IF([.K62]&gt;[.K$55];[.K62];[.K62])" office:value-type="float" office:value="59788.1857142857" calcext:value-type="float">
            <text:p>59788,1857142857</text:p>
          </table:table-cell>
          <table:table-cell table:style-name="ce3" table:formula="of:=IF([.L62]&gt;[.L$55];[.L62];[.L62])" office:value-type="float" office:value="31394.5285714286" calcext:value-type="float">
            <text:p>31394,5285714286</text:p>
          </table:table-cell>
          <table:table-cell table:style-name="ce3" table:formula="of:=IF([.M62]&gt;[.M$55];[.M62];[.M62])" office:value-type="float" office:value="223441.814285714" calcext:value-type="float">
            <text:p>223441,814285714</text:p>
          </table:table-cell>
          <table:table-cell table:style-name="ce3" table:formula="of:=IF([.N62]&gt;[.N$55];[.N62];[.N62])" office:value-type="float" office:value="71800.1142857143" calcext:value-type="float">
            <text:p>71800,1142857143</text:p>
          </table:table-cell>
          <table:table-cell table:style-name="ce3" table:formula="of:=IF([.O62]&gt;[.O$55];[.O62];[.O62])" office:value-type="float" office:value="233783.585714286" calcext:value-type="float">
            <text:p>233783,585714286</text:p>
          </table:table-cell>
          <table:table-cell table:style-name="ce3" table:formula="of:=IF([.P62]&gt;[.P$55];[.P62];[.P62])" office:value-type="float" office:value="21715.2714285714" calcext:value-type="float">
            <text:p>21715,2714285714</text:p>
          </table:table-cell>
          <table:table-cell table:style-name="ce3" table:formula="of:=IF([.Q62]&gt;[.Q$55];[.Q62];[.Q62])" office:value-type="float" office:value="16143.7571428571" calcext:value-type="float">
            <text:p>16143,7571428571</text:p>
          </table:table-cell>
          <table:table-cell table:style-name="ce3" table:formula="of:=IF([.R62]&gt;[.R$55];[.R62];[.R62])" office:value-type="float" office:value="84816.4571428572" calcext:value-type="float">
            <text:p>84816,4571428572</text:p>
          </table:table-cell>
          <table:table-cell table:style-name="ce3" table:formula="of:=IF([.S62]&gt;[.S$55];[.S62];[.S62])" office:value-type="float" office:value="300158.885714286" calcext:value-type="float">
            <text:p>300158,885714286</text:p>
          </table:table-cell>
          <table:table-cell table:style-name="ce3" table:formula="of:=IF([.T62]&gt;[.T$55];[.T62];[.T62])" office:value-type="float" office:value="162487.485714286" calcext:value-type="float">
            <text:p>162487,485714286</text:p>
          </table:table-cell>
          <table:table-cell table:style-name="ce3" table:formula="of:=IF([.U62]&gt;[.U$55];[.U62];[.U62])" office:value-type="float" office:value="188927.2" calcext:value-type="float">
            <text:p>188927,2</text:p>
          </table:table-cell>
          <table:table-cell table:style-name="ce3" table:formula="of:=IF([.V62]&gt;[.V$55];[.V62];[.V62])" office:value-type="float" office:value="199516.8" calcext:value-type="float">
            <text:p>199516,8</text:p>
          </table:table-cell>
          <table:table-cell table:number-columns-repeated="1002"/>
        </table:table-row>
        <table:table-row table:style-name="ro1">
          <table:table-cell table:style-name="ce2" office:value-type="float" office:value="38.9" calcext:value-type="float">
            <text:p>38,9</text:p>
          </table:table-cell>
          <table:table-cell table:style-name="ce3" table:formula="of:=IF([.B63]&gt;[.B$55];[.B63];[.B63])" office:value-type="float" office:value="66399.9142857143" calcext:value-type="float">
            <text:p>66399,9142857143</text:p>
          </table:table-cell>
          <table:table-cell table:style-name="ce3" table:formula="of:=IF([.C63]&gt;[.C$55];[.C63];[.C63])" office:value-type="float" office:value="35770.1" calcext:value-type="float">
            <text:p>35770,1</text:p>
          </table:table-cell>
          <table:table-cell table:style-name="ce3" table:formula="of:=IF([.D63]&gt;[.D$55];[.D63];[.D63])" office:value-type="float" office:value="30103.5" calcext:value-type="float">
            <text:p>30103,5</text:p>
          </table:table-cell>
          <table:table-cell table:style-name="ce3" table:formula="of:=IF([.E63]&gt;[.E$55];[.E63];[.E63])" office:value-type="float" office:value="829614.542857143" calcext:value-type="float">
            <text:p>829614,542857143</text:p>
          </table:table-cell>
          <table:table-cell table:style-name="ce3" table:formula="of:=IF([.F63]&gt;[.F$55];[.F63];[.F63])" office:value-type="float" office:value="12779.1285714286" calcext:value-type="float">
            <text:p>12779,1285714286</text:p>
          </table:table-cell>
          <table:table-cell table:style-name="ce3" table:formula="of:=IF([.G63]&gt;[.G$55];[.G63];[.G63])" office:value-type="float" office:value="270259.771428571" calcext:value-type="float">
            <text:p>270259,771428571</text:p>
          </table:table-cell>
          <table:table-cell table:style-name="ce3" table:formula="of:=IF([.H63]&gt;[.H$55];[.H63];[.H63])" office:value-type="float" office:value="22906.4" calcext:value-type="float">
            <text:p>22906,4</text:p>
          </table:table-cell>
          <table:table-cell table:style-name="ce3" table:formula="of:=IF([.I63]&gt;[.I$55];[.I63];[.I63])" office:value-type="float" office:value="288619.3" calcext:value-type="float">
            <text:p>288619,3</text:p>
          </table:table-cell>
          <table:table-cell table:style-name="ce3" table:formula="of:=IF([.J63]&gt;[.J$55];[.J63];[.J63])" office:value-type="float" office:value="65365.8285714286" calcext:value-type="float">
            <text:p>65365,8285714286</text:p>
          </table:table-cell>
          <table:table-cell table:style-name="ce3" table:formula="of:=IF([.K63]&gt;[.K$55];[.K63];[.K63])" office:value-type="float" office:value="74830.1857142857" calcext:value-type="float">
            <text:p>74830,1857142857</text:p>
          </table:table-cell>
          <table:table-cell table:style-name="ce3" table:formula="of:=IF([.L63]&gt;[.L$55];[.L63];[.L63])" office:value-type="float" office:value="36327.9285714286" calcext:value-type="float">
            <text:p>36327,9285714286</text:p>
          </table:table-cell>
          <table:table-cell table:style-name="ce3" table:formula="of:=IF([.M63]&gt;[.M$55];[.M63];[.M63])" office:value-type="float" office:value="233109.014285714" calcext:value-type="float">
            <text:p>233109,014285714</text:p>
          </table:table-cell>
          <table:table-cell table:style-name="ce3" table:formula="of:=IF([.N63]&gt;[.N$55];[.N63];[.N63])" office:value-type="float" office:value="76794.1142857143" calcext:value-type="float">
            <text:p>76794,1142857143</text:p>
          </table:table-cell>
          <table:table-cell table:style-name="ce3" table:formula="of:=IF([.O63]&gt;[.O$55];[.O63];[.O63])" office:value-type="float" office:value="257892.785714286" calcext:value-type="float">
            <text:p>257892,785714286</text:p>
          </table:table-cell>
          <table:table-cell table:style-name="ce3" table:formula="of:=IF([.P63]&gt;[.P$55];[.P63];[.P63])" office:value-type="float" office:value="22457.4714285714" calcext:value-type="float">
            <text:p>22457,4714285714</text:p>
          </table:table-cell>
          <table:table-cell table:style-name="ce3" table:formula="of:=IF([.Q63]&gt;[.Q$55];[.Q63];[.Q63])" office:value-type="float" office:value="17066.5571428571" calcext:value-type="float">
            <text:p>17066,5571428571</text:p>
          </table:table-cell>
          <table:table-cell table:style-name="ce3" table:formula="of:=IF([.R63]&gt;[.R$55];[.R63];[.R63])" office:value-type="float" office:value="89701.6571428572" calcext:value-type="float">
            <text:p>89701,6571428572</text:p>
          </table:table-cell>
          <table:table-cell table:style-name="ce3" table:formula="of:=IF([.S63]&gt;[.S$55];[.S63];[.S63])" office:value-type="float" office:value="337098.585714286" calcext:value-type="float">
            <text:p>337098,585714286</text:p>
          </table:table-cell>
          <table:table-cell table:style-name="ce3" table:formula="of:=IF([.T63]&gt;[.T$55];[.T63];[.T63])" office:value-type="float" office:value="180016.685714286" calcext:value-type="float">
            <text:p>180016,685714286</text:p>
          </table:table-cell>
          <table:table-cell table:style-name="ce3" table:formula="of:=IF([.U63]&gt;[.U$55];[.U63];[.U63])" office:value-type="float" office:value="217145.6" calcext:value-type="float">
            <text:p>217145,6</text:p>
          </table:table-cell>
          <table:table-cell table:style-name="ce3" table:formula="of:=IF([.V63]&gt;[.V$55];[.V63];[.V63])" office:value-type="float" office:value="228517.6" calcext:value-type="float">
            <text:p>228517,6</text:p>
          </table:table-cell>
          <table:table-cell table:number-columns-repeated="1002"/>
        </table:table-row>
        <table:table-row table:style-name="ro1">
          <table:table-cell table:style-name="ce2" office:value-type="float" office:value="40.7" calcext:value-type="float">
            <text:p>40,7</text:p>
          </table:table-cell>
          <table:table-cell table:style-name="ce3" table:formula="of:=IF([.B64]&gt;[.B$55];[.B64];[.B64])" office:value-type="float" office:value="74783.1142857143" calcext:value-type="float">
            <text:p>74783,1142857143</text:p>
          </table:table-cell>
          <table:table-cell table:style-name="ce3" table:formula="of:=IF([.C64]&gt;[.C$55];[.C64];[.C64])" office:value-type="float" office:value="33864.9" calcext:value-type="float">
            <text:p>33864,9</text:p>
          </table:table-cell>
          <table:table-cell table:style-name="ce3" table:formula="of:=IF([.D64]&gt;[.D$55];[.D64];[.D64])" office:value-type="float" office:value="29737.9" calcext:value-type="float">
            <text:p>29737,9</text:p>
          </table:table-cell>
          <table:table-cell table:style-name="ce3" table:formula="of:=IF([.E64]&gt;[.E$55];[.E64];[.E64])" office:value-type="float" office:value="972695.242857143" calcext:value-type="float">
            <text:p>972695,242857143</text:p>
          </table:table-cell>
          <table:table-cell table:style-name="ce3" table:formula="of:=IF([.F64]&gt;[.F$55];[.F64];[.F64])" office:value-type="float" office:value="22770.5285714286" calcext:value-type="float">
            <text:p>22770,5285714286</text:p>
          </table:table-cell>
          <table:table-cell table:style-name="ce3" table:formula="of:=IF([.G64]&gt;[.G$55];[.G64];[.G64])" office:value-type="float" office:value="310612.571428571" calcext:value-type="float">
            <text:p>310612,571428571</text:p>
          </table:table-cell>
          <table:table-cell table:style-name="ce3" table:formula="of:=IF([.H64]&gt;[.H$55];[.H64];[.H64])" office:value-type="float" office:value="26315.8" calcext:value-type="float">
            <text:p>26315,8</text:p>
          </table:table-cell>
          <table:table-cell table:style-name="ce3" table:formula="of:=IF([.I64]&gt;[.I$55];[.I64];[.I64])" office:value-type="float" office:value="333354.8" calcext:value-type="float">
            <text:p>333354,8</text:p>
          </table:table-cell>
          <table:table-cell table:style-name="ce3" table:formula="of:=IF([.J64]&gt;[.J$55];[.J64];[.J64])" office:value-type="float" office:value="75373.2285714286" calcext:value-type="float">
            <text:p>75373,2285714286</text:p>
          </table:table-cell>
          <table:table-cell table:style-name="ce3" table:formula="of:=IF([.K64]&gt;[.K$55];[.K64];[.K64])" office:value-type="float" office:value="68391.9857142857" calcext:value-type="float">
            <text:p>68391,9857142857</text:p>
          </table:table-cell>
          <table:table-cell table:style-name="ce3" table:formula="of:=IF([.L64]&gt;[.L$55];[.L64];[.L64])" office:value-type="float" office:value="36588.9285714286" calcext:value-type="float">
            <text:p>36588,9285714286</text:p>
          </table:table-cell>
          <table:table-cell table:style-name="ce3" table:formula="of:=IF([.M64]&gt;[.M$55];[.M64];[.M64])" office:value-type="float" office:value="279938.614285714" calcext:value-type="float">
            <text:p>279938,614285714</text:p>
          </table:table-cell>
          <table:table-cell table:style-name="ce3" table:formula="of:=IF([.N64]&gt;[.N$55];[.N64];[.N64])" office:value-type="float" office:value="88727.7142857143" calcext:value-type="float">
            <text:p>88727,7142857143</text:p>
          </table:table-cell>
          <table:table-cell table:style-name="ce3" table:formula="of:=IF([.O64]&gt;[.O$55];[.O64];[.O64])" office:value-type="float" office:value="299659.285714286" calcext:value-type="float">
            <text:p>299659,285714286</text:p>
          </table:table-cell>
          <table:table-cell table:style-name="ce3" table:formula="of:=IF([.P64]&gt;[.P$55];[.P64];[.P64])" office:value-type="float" office:value="30219.2714285714" calcext:value-type="float">
            <text:p>30219,2714285714</text:p>
          </table:table-cell>
          <table:table-cell table:style-name="ce3" table:formula="of:=IF([.Q64]&gt;[.Q$55];[.Q64];[.Q64])" office:value-type="float" office:value="20495.9571428571" calcext:value-type="float">
            <text:p>20495,9571428571</text:p>
          </table:table-cell>
          <table:table-cell table:style-name="ce3" table:formula="of:=IF([.R64]&gt;[.R$55];[.R64];[.R64])" office:value-type="float" office:value="106518.457142857" calcext:value-type="float">
            <text:p>106518,457142857</text:p>
          </table:table-cell>
          <table:table-cell table:style-name="ce3" table:formula="of:=IF([.S64]&gt;[.S$55];[.S64];[.S64])" office:value-type="float" office:value="404012.685714286" calcext:value-type="float">
            <text:p>404012,685714286</text:p>
          </table:table-cell>
          <table:table-cell table:style-name="ce3" table:formula="of:=IF([.T64]&gt;[.T$55];[.T64];[.T64])" office:value-type="float" office:value="200153.485714286" calcext:value-type="float">
            <text:p>200153,485714286</text:p>
          </table:table-cell>
          <table:table-cell table:style-name="ce3" table:formula="of:=IF([.U64]&gt;[.U$55];[.U64];[.U64])" office:value-type="float" office:value="250376.8" calcext:value-type="float">
            <text:p>250376,8</text:p>
          </table:table-cell>
          <table:table-cell table:style-name="ce3" table:formula="of:=IF([.V64]&gt;[.V$55];[.V64];[.V64])" office:value-type="float" office:value="260364.8" calcext:value-type="float">
            <text:p>260364,8</text:p>
          </table:table-cell>
          <table:table-cell table:number-columns-repeated="1002"/>
        </table:table-row>
        <table:table-row table:style-name="ro1">
          <table:table-cell table:style-name="ce2" office:value-type="float" office:value="42.4" calcext:value-type="float">
            <text:p>42,4</text:p>
          </table:table-cell>
          <table:table-cell table:style-name="ce3" table:formula="of:=IF([.B65]&gt;[.B$55];[.B65];[.B65])" office:value-type="float" office:value="88441.7142857143" calcext:value-type="float">
            <text:p>88441,7142857143</text:p>
          </table:table-cell>
          <table:table-cell table:style-name="ce3" table:formula="of:=IF([.C65]&gt;[.C$55];[.C65];[.C65])" office:value-type="float" office:value="44233.9" calcext:value-type="float">
            <text:p>44233,9</text:p>
          </table:table-cell>
          <table:table-cell table:style-name="ce3" table:formula="of:=IF([.D65]&gt;[.D$55];[.D65];[.D65])" office:value-type="float" office:value="43164.9" calcext:value-type="float">
            <text:p>43164,9</text:p>
          </table:table-cell>
          <table:table-cell table:style-name="ce3" table:formula="of:=IF([.E65]&gt;[.E$55];[.E65];[.E65])" office:value-type="float" office:value="1136818.04285714" calcext:value-type="float">
            <text:p>1136818,04285714</text:p>
          </table:table-cell>
          <table:table-cell table:style-name="ce3" table:formula="of:=IF([.F65]&gt;[.F$55];[.F65];[.F65])" office:value-type="float" office:value="15286.0285714286" calcext:value-type="float">
            <text:p>15286,0285714286</text:p>
          </table:table-cell>
          <table:table-cell table:style-name="ce3" table:formula="of:=IF([.G65]&gt;[.G$55];[.G65];[.G65])" office:value-type="float" office:value="372706.971428571" calcext:value-type="float">
            <text:p>372706,971428571</text:p>
          </table:table-cell>
          <table:table-cell table:style-name="ce3" table:formula="of:=IF([.H65]&gt;[.H$55];[.H65];[.H65])" office:value-type="float" office:value="28562.2" calcext:value-type="float">
            <text:p>28562,2</text:p>
          </table:table-cell>
          <table:table-cell table:style-name="ce3" table:formula="of:=IF([.I65]&gt;[.I$55];[.I65];[.I65])" office:value-type="float" office:value="342627.5" calcext:value-type="float">
            <text:p>342627,5</text:p>
          </table:table-cell>
          <table:table-cell table:style-name="ce3" table:formula="of:=IF([.J65]&gt;[.J$55];[.J65];[.J65])" office:value-type="float" office:value="83175.6285714286" calcext:value-type="float">
            <text:p>83175,6285714286</text:p>
          </table:table-cell>
          <table:table-cell table:style-name="ce3" table:formula="of:=IF([.K65]&gt;[.K$55];[.K65];[.K65])" office:value-type="float" office:value="80706.5857142857" calcext:value-type="float">
            <text:p>80706,5857142857</text:p>
          </table:table-cell>
          <table:table-cell table:style-name="ce3" table:formula="of:=IF([.L65]&gt;[.L$55];[.L65];[.L65])" office:value-type="float" office:value="49324.3285714286" calcext:value-type="float">
            <text:p>49324,3285714286</text:p>
          </table:table-cell>
          <table:table-cell table:style-name="ce3" table:formula="of:=IF([.M65]&gt;[.M$55];[.M65];[.M65])" office:value-type="float" office:value="307053.814285714" calcext:value-type="float">
            <text:p>307053,814285714</text:p>
          </table:table-cell>
          <table:table-cell table:style-name="ce3" table:formula="of:=IF([.N65]&gt;[.N$55];[.N65];[.N65])" office:value-type="float" office:value="102164.514285714" calcext:value-type="float">
            <text:p>102164,514285714</text:p>
          </table:table-cell>
          <table:table-cell table:style-name="ce3" table:formula="of:=IF([.O65]&gt;[.O$55];[.O65];[.O65])" office:value-type="float" office:value="349021.285714286" calcext:value-type="float">
            <text:p>349021,285714286</text:p>
          </table:table-cell>
          <table:table-cell table:style-name="ce3" table:formula="of:=IF([.P65]&gt;[.P$55];[.P65];[.P65])" office:value-type="float" office:value="31783.6714285714" calcext:value-type="float">
            <text:p>31783,6714285714</text:p>
          </table:table-cell>
          <table:table-cell table:style-name="ce3" table:formula="of:=IF([.Q65]&gt;[.Q$55];[.Q65];[.Q65])" office:value-type="float" office:value="21578.9571428571" calcext:value-type="float">
            <text:p>21578,9571428571</text:p>
          </table:table-cell>
          <table:table-cell table:style-name="ce3" table:formula="of:=IF([.R65]&gt;[.R$55];[.R65];[.R65])" office:value-type="float" office:value="119632.057142857" calcext:value-type="float">
            <text:p>119632,057142857</text:p>
          </table:table-cell>
          <table:table-cell table:style-name="ce3" table:formula="of:=IF([.S65]&gt;[.S$55];[.S65];[.S65])" office:value-type="float" office:value="451174.885714286" calcext:value-type="float">
            <text:p>451174,885714286</text:p>
          </table:table-cell>
          <table:table-cell table:style-name="ce3" table:formula="of:=IF([.T65]&gt;[.T$55];[.T65];[.T65])" office:value-type="float" office:value="224199.885714286" calcext:value-type="float">
            <text:p>224199,885714286</text:p>
          </table:table-cell>
          <table:table-cell table:style-name="ce3" table:formula="of:=IF([.U65]&gt;[.U$55];[.U65];[.U65])" office:value-type="float" office:value="284993.6" calcext:value-type="float">
            <text:p>284993,6</text:p>
          </table:table-cell>
          <table:table-cell table:style-name="ce3" table:formula="of:=IF([.V65]&gt;[.V$55];[.V65];[.V65])" office:value-type="float" office:value="284472.8" calcext:value-type="float">
            <text:p>284472,8</text:p>
          </table:table-cell>
          <table:table-cell table:number-columns-repeated="1002"/>
        </table:table-row>
        <table:table-row table:style-name="ro1">
          <table:table-cell table:style-name="ce2" office:value-type="float" office:value="44.2" calcext:value-type="float">
            <text:p>44,2</text:p>
          </table:table-cell>
          <table:table-cell table:style-name="ce3" table:formula="of:=IF([.B66]&gt;[.B$55];[.B66];[.B66])" office:value-type="float" office:value="101136.914285714" calcext:value-type="float">
            <text:p>101136,914285714</text:p>
          </table:table-cell>
          <table:table-cell table:style-name="ce3" table:formula="of:=IF([.C66]&gt;[.C$55];[.C66];[.C66])" office:value-type="float" office:value="30455.1" calcext:value-type="float">
            <text:p>30455,1</text:p>
          </table:table-cell>
          <table:table-cell table:style-name="ce3" table:formula="of:=IF([.D66]&gt;[.D$55];[.D66];[.D66])" office:value-type="float" office:value="37977.6" calcext:value-type="float">
            <text:p>37977,6</text:p>
          </table:table-cell>
          <table:table-cell table:style-name="ce3" table:formula="of:=IF([.E66]&gt;[.E$55];[.E66];[.E66])" office:value-type="float" office:value="1275839.44285714" calcext:value-type="float">
            <text:p>1275839,44285714</text:p>
          </table:table-cell>
          <table:table-cell table:style-name="ce3" table:formula="of:=IF([.F66]&gt;[.F$55];[.F66];[.F66])" office:value-type="float" office:value="18077.2285714286" calcext:value-type="float">
            <text:p>18077,2285714286</text:p>
          </table:table-cell>
          <table:table-cell table:style-name="ce3" table:formula="of:=IF([.G66]&gt;[.G$55];[.G66];[.G66])" office:value-type="float" office:value="414682.971428571" calcext:value-type="float">
            <text:p>414682,971428571</text:p>
          </table:table-cell>
          <table:table-cell table:style-name="ce3" table:formula="of:=IF([.H66]&gt;[.H$55];[.H66];[.H66])" office:value-type="float" office:value="34197.8" calcext:value-type="float">
            <text:p>34197,8</text:p>
          </table:table-cell>
          <table:table-cell table:style-name="ce3" table:formula="of:=IF([.I66]&gt;[.I$55];[.I66];[.I66])" office:value-type="float" office:value="377585.2" calcext:value-type="float">
            <text:p>377585,2</text:p>
          </table:table-cell>
          <table:table-cell table:style-name="ce3" table:formula="of:=IF([.J66]&gt;[.J$55];[.J66];[.J66])" office:value-type="float" office:value="93524.0285714286" calcext:value-type="float">
            <text:p>93524,0285714286</text:p>
          </table:table-cell>
          <table:table-cell table:style-name="ce3" table:formula="of:=IF([.K66]&gt;[.K$55];[.K66];[.K66])" office:value-type="float" office:value="81308.1857142857" calcext:value-type="float">
            <text:p>81308,1857142857</text:p>
          </table:table-cell>
          <table:table-cell table:style-name="ce3" table:formula="of:=IF([.L66]&gt;[.L$55];[.L66];[.L66])" office:value-type="float" office:value="37993.1285714286" calcext:value-type="float">
            <text:p>37993,1285714286</text:p>
          </table:table-cell>
          <table:table-cell table:style-name="ce3" table:formula="of:=IF([.M66]&gt;[.M$55];[.M66];[.M66])" office:value-type="float" office:value="338602.614285714" calcext:value-type="float">
            <text:p>338602,614285714</text:p>
          </table:table-cell>
          <table:table-cell table:style-name="ce3" table:formula="of:=IF([.N66]&gt;[.N$55];[.N66];[.N66])" office:value-type="float" office:value="111109.714285714" calcext:value-type="float">
            <text:p>111109,714285714</text:p>
          </table:table-cell>
          <table:table-cell table:style-name="ce3" table:formula="of:=IF([.O66]&gt;[.O$55];[.O66];[.O66])" office:value-type="float" office:value="370932.285714286" calcext:value-type="float">
            <text:p>370932,285714286</text:p>
          </table:table-cell>
          <table:table-cell table:style-name="ce3" table:formula="of:=IF([.P66]&gt;[.P$55];[.P66];[.P66])" office:value-type="float" office:value="32987.0714285714" calcext:value-type="float">
            <text:p>32987,0714285714</text:p>
          </table:table-cell>
          <table:table-cell table:style-name="ce3" table:formula="of:=IF([.Q66]&gt;[.Q$55];[.Q66];[.Q66])" office:value-type="float" office:value="22080.1571428571" calcext:value-type="float">
            <text:p>22080,1571428571</text:p>
          </table:table-cell>
          <table:table-cell table:style-name="ce3" table:formula="of:=IF([.R66]&gt;[.R$55];[.R66];[.R66])" office:value-type="float" office:value="126858.457142857" calcext:value-type="float">
            <text:p>126858,457142857</text:p>
          </table:table-cell>
          <table:table-cell table:style-name="ce3" table:formula="of:=IF([.S66]&gt;[.S$55];[.S66];[.S66])" office:value-type="float" office:value="445503.085714286" calcext:value-type="float">
            <text:p>445503,085714286</text:p>
          </table:table-cell>
          <table:table-cell table:style-name="ce3" table:formula="of:=IF([.T66]&gt;[.T$55];[.T66];[.T66])" office:value-type="float" office:value="227850.285714286" calcext:value-type="float">
            <text:p>227850,285714286</text:p>
          </table:table-cell>
          <table:table-cell table:style-name="ce3" table:formula="of:=IF([.U66]&gt;[.U$55];[.U66];[.U66])" office:value-type="float" office:value="293417.6" calcext:value-type="float">
            <text:p>293417,6</text:p>
          </table:table-cell>
          <table:table-cell table:style-name="ce3" table:formula="of:=IF([.V66]&gt;[.V$55];[.V66];[.V66])" office:value-type="float" office:value="291411.2" calcext:value-type="float">
            <text:p>291411,2</text:p>
          </table:table-cell>
          <table:table-cell table:number-columns-repeated="100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3" table:formula="of:=IF([.B67]&gt;[.B$55];[.B67];[.B67])" office:value-type="float" office:value="104867.714285714" calcext:value-type="float">
            <text:p>104867,714285714</text:p>
          </table:table-cell>
          <table:table-cell table:style-name="ce3" table:formula="of:=IF([.C67]&gt;[.C$55];[.C67];[.C67])" office:value-type="float" office:value="51253.5" calcext:value-type="float">
            <text:p>51253,5</text:p>
          </table:table-cell>
          <table:table-cell table:style-name="ce3" table:formula="of:=IF([.D67]&gt;[.D$55];[.D67];[.D67])" office:value-type="float" office:value="45545.5" calcext:value-type="float">
            <text:p>45545,5</text:p>
          </table:table-cell>
          <table:table-cell table:style-name="ce3" table:formula="of:=IF([.E67]&gt;[.E$55];[.E67];[.E67])" office:value-type="float" office:value="1255344.44285714" calcext:value-type="float">
            <text:p>1255344,44285714</text:p>
          </table:table-cell>
          <table:table-cell table:style-name="ce3" table:formula="of:=IF([.F67]&gt;[.F$55];[.F67];[.F67])" office:value-type="float" office:value="22535.4285714286" calcext:value-type="float">
            <text:p>22535,4285714286</text:p>
          </table:table-cell>
          <table:table-cell table:style-name="ce3" table:formula="of:=IF([.G67]&gt;[.G$55];[.G67];[.G67])" office:value-type="float" office:value="401226.971428571" calcext:value-type="float">
            <text:p>401226,971428571</text:p>
          </table:table-cell>
          <table:table-cell table:style-name="ce3" table:formula="of:=IF([.H67]&gt;[.H$55];[.H67];[.H67])" office:value-type="float" office:value="31530.6" calcext:value-type="float">
            <text:p>31530,6</text:p>
          </table:table-cell>
          <table:table-cell table:style-name="ce3" table:formula="of:=IF([.I67]&gt;[.I$55];[.I67];[.I67])" office:value-type="float" office:value="355793" calcext:value-type="float">
            <text:p>355793</text:p>
          </table:table-cell>
          <table:table-cell table:style-name="ce3" table:formula="of:=IF([.J67]&gt;[.J$55];[.J67];[.J67])" office:value-type="float" office:value="89513.2285714286" calcext:value-type="float">
            <text:p>89513,2285714286</text:p>
          </table:table-cell>
          <table:table-cell table:style-name="ce3" table:formula="of:=IF([.K67]&gt;[.K$55];[.K67];[.K67])" office:value-type="float" office:value="79463.1857142857" calcext:value-type="float">
            <text:p>79463,1857142857</text:p>
          </table:table-cell>
          <table:table-cell table:style-name="ce3" table:formula="of:=IF([.L67]&gt;[.L$55];[.L67];[.L67])" office:value-type="float" office:value="36007.3285714286" calcext:value-type="float">
            <text:p>36007,3285714286</text:p>
          </table:table-cell>
          <table:table-cell table:style-name="ce3" table:formula="of:=IF([.M67]&gt;[.M$55];[.M67];[.M67])" office:value-type="float" office:value="321955.414285714" calcext:value-type="float">
            <text:p>321955,414285714</text:p>
          </table:table-cell>
          <table:table-cell table:style-name="ce3" table:formula="of:=IF([.N67]&gt;[.N$55];[.N67];[.N67])" office:value-type="float" office:value="104290.514285714" calcext:value-type="float">
            <text:p>104290,514285714</text:p>
          </table:table-cell>
          <table:table-cell table:style-name="ce3" table:formula="of:=IF([.O67]&gt;[.O$55];[.O67];[.O67])" office:value-type="float" office:value="363324.785714286" calcext:value-type="float">
            <text:p>363324,785714286</text:p>
          </table:table-cell>
          <table:table-cell table:style-name="ce3" table:formula="of:=IF([.P67]&gt;[.P$55];[.P67];[.P67])" office:value-type="float" office:value="34491.2714285714" calcext:value-type="float">
            <text:p>34491,2714285714</text:p>
          </table:table-cell>
          <table:table-cell table:style-name="ce3" table:formula="of:=IF([.Q67]&gt;[.Q$55];[.Q67];[.Q67])" office:value-type="float" office:value="22922.7571428571" calcext:value-type="float">
            <text:p>22922,7571428571</text:p>
          </table:table-cell>
          <table:table-cell table:style-name="ce3" table:formula="of:=IF([.R67]&gt;[.R$55];[.R67];[.R67])" office:value-type="float" office:value="113305.657142857" calcext:value-type="float">
            <text:p>113305,657142857</text:p>
          </table:table-cell>
          <table:table-cell table:style-name="ce3" table:formula="of:=IF([.S67]&gt;[.S$55];[.S67];[.S67])" office:value-type="float" office:value="426801.185714286" calcext:value-type="float">
            <text:p>426801,185714286</text:p>
          </table:table-cell>
          <table:table-cell table:style-name="ce3" table:formula="of:=IF([.T67]&gt;[.T$55];[.T67];[.T67])" office:value-type="float" office:value="211645.485714286" calcext:value-type="float">
            <text:p>211645,485714286</text:p>
          </table:table-cell>
          <table:table-cell table:style-name="ce3" table:formula="of:=IF([.U67]&gt;[.U$55];[.U67];[.U67])" office:value-type="float" office:value="277994.4" calcext:value-type="float">
            <text:p>277994,4</text:p>
          </table:table-cell>
          <table:table-cell table:style-name="ce3" table:formula="of:=IF([.V67]&gt;[.V$55];[.V67];[.V67])" office:value-type="float" office:value="281204" calcext:value-type="float">
            <text:p>281204</text:p>
          </table:table-cell>
          <table:table-cell table:number-columns-repeated="1002"/>
        </table:table-row>
        <table:table-row table:style-name="ro1">
          <table:table-cell table:style-name="ce2" office:value-type="float" office:value="47.7" calcext:value-type="float">
            <text:p>47,7</text:p>
          </table:table-cell>
          <table:table-cell table:style-name="ce3" table:formula="of:=IF([.B68]&gt;[.B$55];[.B68];[.B68])" office:value-type="float" office:value="93054.5142857143" calcext:value-type="float">
            <text:p>93054,5142857143</text:p>
          </table:table-cell>
          <table:table-cell table:style-name="ce3" table:formula="of:=IF([.C68]&gt;[.C$55];[.C68];[.C68])" office:value-type="float" office:value="30796.3" calcext:value-type="float">
            <text:p>30796,3</text:p>
          </table:table-cell>
          <table:table-cell table:style-name="ce3" table:formula="of:=IF([.D68]&gt;[.D$55];[.D68];[.D68])" office:value-type="float" office:value="38087.8" calcext:value-type="float">
            <text:p>38087,8</text:p>
          </table:table-cell>
          <table:table-cell table:style-name="ce3" table:formula="of:=IF([.E68]&gt;[.E$55];[.E68];[.E68])" office:value-type="float" office:value="1178366.04285714" calcext:value-type="float">
            <text:p>1178366,04285714</text:p>
          </table:table-cell>
          <table:table-cell table:style-name="ce3" table:formula="of:=IF([.F68]&gt;[.F$55];[.F68];[.F68])" office:value-type="float" office:value="18125.4285714286" calcext:value-type="float">
            <text:p>18125,4285714286</text:p>
          </table:table-cell>
          <table:table-cell table:style-name="ce3" table:formula="of:=IF([.G68]&gt;[.G$55];[.G68];[.G68])" office:value-type="float" office:value="380929.371428571" calcext:value-type="float">
            <text:p>380929,371428571</text:p>
          </table:table-cell>
          <table:table-cell table:style-name="ce3" table:formula="of:=IF([.H68]&gt;[.H$55];[.H68];[.H68])" office:value-type="float" office:value="30246.8" calcext:value-type="float">
            <text:p>30246,8</text:p>
          </table:table-cell>
          <table:table-cell table:style-name="ce3" table:formula="of:=IF([.I68]&gt;[.I$55];[.I68];[.I68])" office:value-type="float" office:value="346192.9" calcext:value-type="float">
            <text:p>346192,9</text:p>
          </table:table-cell>
          <table:table-cell table:style-name="ce3" table:formula="of:=IF([.J68]&gt;[.J$55];[.J68];[.J68])" office:value-type="float" office:value="81109.6285714286" calcext:value-type="float">
            <text:p>81109,6285714286</text:p>
          </table:table-cell>
          <table:table-cell table:style-name="ce3" table:formula="of:=IF([.K68]&gt;[.K$55];[.K68];[.K68])" office:value-type="float" office:value="76092.9857142857" calcext:value-type="float">
            <text:p>76092,9857142857</text:p>
          </table:table-cell>
          <table:table-cell table:style-name="ce3" table:formula="of:=IF([.L68]&gt;[.L$55];[.L68];[.L68])" office:value-type="float" office:value="36849.5285714286" calcext:value-type="float">
            <text:p>36849,5285714286</text:p>
          </table:table-cell>
          <table:table-cell table:style-name="ce3" table:formula="of:=IF([.M68]&gt;[.M$55];[.M68];[.M68])" office:value-type="float" office:value="299673.814285714" calcext:value-type="float">
            <text:p>299673,814285714</text:p>
          </table:table-cell>
          <table:table-cell table:style-name="ce3" table:formula="of:=IF([.N68]&gt;[.N$55];[.N68];[.N68])" office:value-type="float" office:value="97330.9142857143" calcext:value-type="float">
            <text:p>97330,9142857143</text:p>
          </table:table-cell>
          <table:table-cell table:style-name="ce3" table:formula="of:=IF([.O68]&gt;[.O$55];[.O68];[.O68])" office:value-type="float" office:value="333231.785714286" calcext:value-type="float">
            <text:p>333231,785714286</text:p>
          </table:table-cell>
          <table:table-cell table:style-name="ce3" table:formula="of:=IF([.P68]&gt;[.P$55];[.P68];[.P68])" office:value-type="float" office:value="30560.2714285714" calcext:value-type="float">
            <text:p>30560,2714285714</text:p>
          </table:table-cell>
          <table:table-cell table:style-name="ce3" table:formula="of:=IF([.Q68]&gt;[.Q$55];[.Q68];[.Q68])" office:value-type="float" office:value="18971.9571428571" calcext:value-type="float">
            <text:p>18971,9571428571</text:p>
          </table:table-cell>
          <table:table-cell table:style-name="ce3" table:formula="of:=IF([.R68]&gt;[.R$55];[.R68];[.R68])" office:value-type="float" office:value="109612.057142857" calcext:value-type="float">
            <text:p>109612,057142857</text:p>
          </table:table-cell>
          <table:table-cell table:style-name="ce3" table:formula="of:=IF([.S68]&gt;[.S$55];[.S68];[.S68])" office:value-type="float" office:value="424849.085714286" calcext:value-type="float">
            <text:p>424849,085714286</text:p>
          </table:table-cell>
          <table:table-cell table:style-name="ce3" table:formula="of:=IF([.T68]&gt;[.T$55];[.T68];[.T68])" office:value-type="float" office:value="199691.085714286" calcext:value-type="float">
            <text:p>199691,085714286</text:p>
          </table:table-cell>
          <table:table-cell table:style-name="ce3" table:formula="of:=IF([.U68]&gt;[.U$55];[.U68];[.U68])" office:value-type="float" office:value="261628.8" calcext:value-type="float">
            <text:p>261628,8</text:p>
          </table:table-cell>
          <table:table-cell table:style-name="ce3" table:formula="of:=IF([.V68]&gt;[.V$55];[.V68];[.V68])" office:value-type="float" office:value="273902.4" calcext:value-type="float">
            <text:p>273902,4</text:p>
          </table:table-cell>
          <table:table-cell table:number-columns-repeated="1002"/>
        </table:table-row>
        <table:table-row table:style-name="ro1">
          <table:table-cell table:style-name="ce2" office:value-type="float" office:value="49.5" calcext:value-type="float">
            <text:p>49,5</text:p>
          </table:table-cell>
          <table:table-cell table:style-name="ce3" table:formula="of:=IF([.B69]&gt;[.B$55];[.B69];[.B69])" office:value-type="float" office:value="89624.5142857143" calcext:value-type="float">
            <text:p>89624,5142857143</text:p>
          </table:table-cell>
          <table:table-cell table:style-name="ce3" table:formula="of:=IF([.C69]&gt;[.C$55];[.C69];[.C69])" office:value-type="float" office:value="32641.5" calcext:value-type="float">
            <text:p>32641,5</text:p>
          </table:table-cell>
          <table:table-cell table:style-name="ce3" table:formula="of:=IF([.D69]&gt;[.D$55];[.D69];[.D69])" office:value-type="float" office:value="37930.6" calcext:value-type="float">
            <text:p>37930,6</text:p>
          </table:table-cell>
          <table:table-cell table:style-name="ce3" table:formula="of:=IF([.E69]&gt;[.E$55];[.E69];[.E69])" office:value-type="float" office:value="1093428.74285714" calcext:value-type="float">
            <text:p>1093428,74285714</text:p>
          </table:table-cell>
          <table:table-cell table:style-name="ce3" table:formula="of:=IF([.F69]&gt;[.F$55];[.F69];[.F69])" office:value-type="float" office:value="15362.9285714286" calcext:value-type="float">
            <text:p>15362,9285714286</text:p>
          </table:table-cell>
          <table:table-cell table:style-name="ce3" table:formula="of:=IF([.G69]&gt;[.G$55];[.G69];[.G69])" office:value-type="float" office:value="353494.171428571" calcext:value-type="float">
            <text:p>353494,171428571</text:p>
          </table:table-cell>
          <table:table-cell table:style-name="ce3" table:formula="of:=IF([.H69]&gt;[.H$55];[.H69];[.H69])" office:value-type="float" office:value="27077.8" calcext:value-type="float">
            <text:p>27077,8</text:p>
          </table:table-cell>
          <table:table-cell table:style-name="ce3" table:formula="of:=IF([.I69]&gt;[.I$55];[.I69];[.I69])" office:value-type="float" office:value="317703.1" calcext:value-type="float">
            <text:p>317703,1</text:p>
          </table:table-cell>
          <table:table-cell table:style-name="ce3" table:formula="of:=IF([.J69]&gt;[.J$55];[.J69];[.J69])" office:value-type="float" office:value="77920.4285714286" calcext:value-type="float">
            <text:p>77920,4285714286</text:p>
          </table:table-cell>
          <table:table-cell table:style-name="ce3" table:formula="of:=IF([.K69]&gt;[.K$55];[.K69];[.K69])" office:value-type="float" office:value="73686.7857142857" calcext:value-type="float">
            <text:p>73686,7857142857</text:p>
          </table:table-cell>
          <table:table-cell table:style-name="ce3" table:formula="of:=IF([.L69]&gt;[.L$55];[.L69];[.L69])" office:value-type="float" office:value="30632.1285714286" calcext:value-type="float">
            <text:p>30632,1285714286</text:p>
          </table:table-cell>
          <table:table-cell table:style-name="ce3" table:formula="of:=IF([.M69]&gt;[.M$55];[.M69];[.M69])" office:value-type="float" office:value="283487.414285714" calcext:value-type="float">
            <text:p>283487,414285714</text:p>
          </table:table-cell>
          <table:table-cell table:style-name="ce3" table:formula="of:=IF([.N69]&gt;[.N$55];[.N69];[.N69])" office:value-type="float" office:value="94944.9142857143" calcext:value-type="float">
            <text:p>94944,9142857143</text:p>
          </table:table-cell>
          <table:table-cell table:style-name="ce3" table:formula="of:=IF([.O69]&gt;[.O$55];[.O69];[.O69])" office:value-type="float" office:value="319842.785714286" calcext:value-type="float">
            <text:p>319842,785714286</text:p>
          </table:table-cell>
          <table:table-cell table:style-name="ce3" table:formula="of:=IF([.P69]&gt;[.P$55];[.P69];[.P69])" office:value-type="float" office:value="29075.8714285714" calcext:value-type="float">
            <text:p>29075,8714285714</text:p>
          </table:table-cell>
          <table:table-cell table:style-name="ce3" table:formula="of:=IF([.Q69]&gt;[.Q$55];[.Q69];[.Q69])" office:value-type="float" office:value="17327.1571428571" calcext:value-type="float">
            <text:p>17327,1571428571</text:p>
          </table:table-cell>
          <table:table-cell table:style-name="ce3" table:formula="of:=IF([.R69]&gt;[.R$55];[.R69];[.R69])" office:value-type="float" office:value="107449.257142857" calcext:value-type="float">
            <text:p>107449,257142857</text:p>
          </table:table-cell>
          <table:table-cell table:style-name="ce3" table:formula="of:=IF([.S69]&gt;[.S$55];[.S69];[.S69])" office:value-type="float" office:value="396459.785714286" calcext:value-type="float">
            <text:p>396459,785714286</text:p>
          </table:table-cell>
          <table:table-cell table:style-name="ce3" table:formula="of:=IF([.T69]&gt;[.T$55];[.T69];[.T69])" office:value-type="float" office:value="186936.685714286" calcext:value-type="float">
            <text:p>186936,685714286</text:p>
          </table:table-cell>
          <table:table-cell table:style-name="ce3" table:formula="of:=IF([.U69]&gt;[.U$55];[.U69];[.U69])" office:value-type="float" office:value="245304" calcext:value-type="float">
            <text:p>245304</text:p>
          </table:table-cell>
          <table:table-cell table:style-name="ce3" table:formula="of:=IF([.V69]&gt;[.V$55];[.V69];[.V69])" office:value-type="float" office:value="251801.6" calcext:value-type="float">
            <text:p>251801,6</text:p>
          </table:table-cell>
          <table:table-cell table:number-columns-repeated="1002"/>
        </table:table-row>
        <table:table-row table:style-name="ro1">
          <table:table-cell table:style-name="ce2" office:value-type="float" office:value="51.3" calcext:value-type="float">
            <text:p>51,3</text:p>
          </table:table-cell>
          <table:table-cell table:style-name="ce3" table:formula="of:=IF([.B70]&gt;[.B$55];[.B70];[.B70])" office:value-type="float" office:value="86295.5142857143" calcext:value-type="float">
            <text:p>86295,5142857143</text:p>
          </table:table-cell>
          <table:table-cell table:style-name="ce3" table:formula="of:=IF([.C70]&gt;[.C$55];[.C70];[.C70])" office:value-type="float" office:value="32180.3" calcext:value-type="float">
            <text:p>32180,3</text:p>
          </table:table-cell>
          <table:table-cell table:style-name="ce3" table:formula="of:=IF([.D70]&gt;[.D$55];[.D70];[.D70])" office:value-type="float" office:value="34920" calcext:value-type="float">
            <text:p>34920</text:p>
          </table:table-cell>
          <table:table-cell table:style-name="ce3" table:formula="of:=IF([.E70]&gt;[.E$55];[.E70];[.E70])" office:value-type="float" office:value="1042060.34285714" calcext:value-type="float">
            <text:p>1042060,34285714</text:p>
          </table:table-cell>
          <table:table-cell table:style-name="ce3" table:formula="of:=IF([.F70]&gt;[.F$55];[.F70];[.F70])" office:value-type="float" office:value="22625.6285714286" calcext:value-type="float">
            <text:p>22625,6285714286</text:p>
          </table:table-cell>
          <table:table-cell table:style-name="ce3" table:formula="of:=IF([.G70]&gt;[.G$55];[.G70];[.G70])" office:value-type="float" office:value="335542.171428571" calcext:value-type="float">
            <text:p>335542,171428571</text:p>
          </table:table-cell>
          <table:table-cell table:style-name="ce3" table:formula="of:=IF([.H70]&gt;[.H$55];[.H70];[.H70])" office:value-type="float" office:value="25252.8" calcext:value-type="float">
            <text:p>25252,8</text:p>
          </table:table-cell>
          <table:table-cell table:style-name="ce3" table:formula="of:=IF([.I70]&gt;[.I$55];[.I70];[.I70])" office:value-type="float" office:value="314499.1" calcext:value-type="float">
            <text:p>314499,1</text:p>
          </table:table-cell>
          <table:table-cell table:style-name="ce3" table:formula="of:=IF([.J70]&gt;[.J$55];[.J70];[.J70])" office:value-type="float" office:value="73728.4285714286" calcext:value-type="float">
            <text:p>73728,4285714286</text:p>
          </table:table-cell>
          <table:table-cell table:style-name="ce3" table:formula="of:=IF([.K70]&gt;[.K$55];[.K70];[.K70])" office:value-type="float" office:value="73847.1857142857" calcext:value-type="float">
            <text:p>73847,1857142857</text:p>
          </table:table-cell>
          <table:table-cell table:style-name="ce3" table:formula="of:=IF([.L70]&gt;[.L$55];[.L70];[.L70])" office:value-type="float" office:value="31253.9285714286" calcext:value-type="float">
            <text:p>31253,9285714286</text:p>
          </table:table-cell>
          <table:table-cell table:style-name="ce3" table:formula="of:=IF([.M70]&gt;[.M$55];[.M70];[.M70])" office:value-type="float" office:value="278674.614285714" calcext:value-type="float">
            <text:p>278674,614285714</text:p>
          </table:table-cell>
          <table:table-cell table:style-name="ce3" table:formula="of:=IF([.N70]&gt;[.N$55];[.N70];[.N70])" office:value-type="float" office:value="90691.7142857143" calcext:value-type="float">
            <text:p>90691,7142857143</text:p>
          </table:table-cell>
          <table:table-cell table:style-name="ce3" table:formula="of:=IF([.O70]&gt;[.O$55];[.O70];[.O70])" office:value-type="float" office:value="311898.785714286" calcext:value-type="float">
            <text:p>311898,785714286</text:p>
          </table:table-cell>
          <table:table-cell table:style-name="ce3" table:formula="of:=IF([.P70]&gt;[.P$55];[.P70];[.P70])" office:value-type="float" office:value="26408.4714285714" calcext:value-type="float">
            <text:p>26408,4714285714</text:p>
          </table:table-cell>
          <table:table-cell table:style-name="ce3" table:formula="of:=IF([.Q70]&gt;[.Q$55];[.Q70];[.Q70])" office:value-type="float" office:value="17487.5571428571" calcext:value-type="float">
            <text:p>17487,5571428571</text:p>
          </table:table-cell>
          <table:table-cell table:style-name="ce3" table:formula="of:=IF([.R70]&gt;[.R$55];[.R70];[.R70])" office:value-type="float" office:value="103285.257142857" calcext:value-type="float">
            <text:p>103285,257142857</text:p>
          </table:table-cell>
          <table:table-cell table:style-name="ce3" table:formula="of:=IF([.S70]&gt;[.S$55];[.S70];[.S70])" office:value-type="float" office:value="361134.785714286" calcext:value-type="float">
            <text:p>361134,785714286</text:p>
          </table:table-cell>
          <table:table-cell table:style-name="ce3" table:formula="of:=IF([.T70]&gt;[.T$55];[.T70];[.T70])" office:value-type="float" office:value="191268.685714286" calcext:value-type="float">
            <text:p>191268,685714286</text:p>
          </table:table-cell>
          <table:table-cell table:style-name="ce3" table:formula="of:=IF([.U70]&gt;[.U$55];[.U70];[.U70])" office:value-type="float" office:value="247268.8" calcext:value-type="float">
            <text:p>247268,8</text:p>
          </table:table-cell>
          <table:table-cell table:style-name="ce3" table:formula="of:=IF([.V70]&gt;[.V$55];[.V70];[.V70])" office:value-type="float" office:value="253688" calcext:value-type="float">
            <text:p>253688</text:p>
          </table:table-cell>
          <table:table-cell table:number-columns-repeated="100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3" table:formula="of:=IF([.B71]&gt;[.B$55];[.B71];[.B71])" office:value-type="float" office:value="77892.3142857143" calcext:value-type="float">
            <text:p>77892,3142857143</text:p>
          </table:table-cell>
          <table:table-cell table:style-name="ce3" table:formula="of:=IF([.C71]&gt;[.C$55];[.C71];[.C71])" office:value-type="float" office:value="28068.7" calcext:value-type="float">
            <text:p>28068,7</text:p>
          </table:table-cell>
          <table:table-cell table:style-name="ce3" table:formula="of:=IF([.D71]&gt;[.D$55];[.D71];[.D71])" office:value-type="float" office:value="37677.3" calcext:value-type="float">
            <text:p>37677,3</text:p>
          </table:table-cell>
          <table:table-cell table:style-name="ce3" table:formula="of:=IF([.E71]&gt;[.E$55];[.E71];[.E71])" office:value-type="float" office:value="1002677.34285714" calcext:value-type="float">
            <text:p>1002677,34285714</text:p>
          </table:table-cell>
          <table:table-cell table:style-name="ce3" table:formula="of:=IF([.F71]&gt;[.F$55];[.F71];[.F71])" office:value-type="float" office:value="15257.9285714286" calcext:value-type="float">
            <text:p>15257,9285714286</text:p>
          </table:table-cell>
          <table:table-cell table:style-name="ce3" table:formula="of:=IF([.G71]&gt;[.G$55];[.G71];[.G71])" office:value-type="float" office:value="328502.971428571" calcext:value-type="float">
            <text:p>328502,971428571</text:p>
          </table:table-cell>
          <table:table-cell table:style-name="ce3" table:formula="of:=IF([.H71]&gt;[.H$55];[.H71];[.H71])" office:value-type="float" office:value="27639.6" calcext:value-type="float">
            <text:p>27639,6</text:p>
          </table:table-cell>
          <table:table-cell table:style-name="ce3" table:formula="of:=IF([.I71]&gt;[.I$55];[.I71];[.I71])" office:value-type="float" office:value="298783.2" calcext:value-type="float">
            <text:p>298783,2</text:p>
          </table:table-cell>
          <table:table-cell table:style-name="ce3" table:formula="of:=IF([.J71]&gt;[.J$55];[.J71];[.J71])" office:value-type="float" office:value="73267.2285714286" calcext:value-type="float">
            <text:p>73267,2285714286</text:p>
          </table:table-cell>
          <table:table-cell table:style-name="ce3" table:formula="of:=IF([.K71]&gt;[.K$55];[.K71];[.K71])" office:value-type="float" office:value="65985.3857142857" calcext:value-type="float">
            <text:p>65985,3857142857</text:p>
          </table:table-cell>
          <table:table-cell table:style-name="ce3" table:formula="of:=IF([.L71]&gt;[.L$55];[.L71];[.L71])" office:value-type="float" office:value="26881.5285714286" calcext:value-type="float">
            <text:p>26881,5285714286</text:p>
          </table:table-cell>
          <table:table-cell table:style-name="ce3" table:formula="of:=IF([.M71]&gt;[.M$55];[.M71];[.M71])" office:value-type="float" office:value="275886.614285714" calcext:value-type="float">
            <text:p>275886,614285714</text:p>
          </table:table-cell>
          <table:table-cell table:style-name="ce3" table:formula="of:=IF([.N71]&gt;[.N$55];[.N71];[.N71])" office:value-type="float" office:value="86100.1142857143" calcext:value-type="float">
            <text:p>86100,1142857143</text:p>
          </table:table-cell>
          <table:table-cell table:style-name="ce3" table:formula="of:=IF([.O71]&gt;[.O$55];[.O71];[.O71])" office:value-type="float" office:value="300762.285714286" calcext:value-type="float">
            <text:p>300762,285714286</text:p>
          </table:table-cell>
          <table:table-cell table:style-name="ce3" table:formula="of:=IF([.P71]&gt;[.P$55];[.P71];[.P71])" office:value-type="float" office:value="27331.4714285714" calcext:value-type="float">
            <text:p>27331,4714285714</text:p>
          </table:table-cell>
          <table:table-cell table:style-name="ce3" table:formula="of:=IF([.Q71]&gt;[.Q$55];[.Q71];[.Q71])" office:value-type="float" office:value="17547.9571428571" calcext:value-type="float">
            <text:p>17547,9571428571</text:p>
          </table:table-cell>
          <table:table-cell table:style-name="ce3" table:formula="of:=IF([.R71]&gt;[.R$55];[.R71];[.R71])" office:value-type="float" office:value="95647.6571428571" calcext:value-type="float">
            <text:p>95647,6571428571</text:p>
          </table:table-cell>
          <table:table-cell table:style-name="ce3" table:formula="of:=IF([.S71]&gt;[.S$55];[.S71];[.S71])" office:value-type="float" office:value="372267.885714286" calcext:value-type="float">
            <text:p>372267,885714286</text:p>
          </table:table-cell>
          <table:table-cell table:style-name="ce3" table:formula="of:=IF([.T71]&gt;[.T$55];[.T71];[.T71])" office:value-type="float" office:value="174239.885714286" calcext:value-type="float">
            <text:p>174239,885714286</text:p>
          </table:table-cell>
          <table:table-cell table:style-name="ce3" table:formula="of:=IF([.U71]&gt;[.U$55];[.U71];[.U71])" office:value-type="float" office:value="237260.8" calcext:value-type="float">
            <text:p>237260,8</text:p>
          </table:table-cell>
          <table:table-cell table:style-name="ce3" table:formula="of:=IF([.V71]&gt;[.V$55];[.V71];[.V71])" office:value-type="float" office:value="242956.8" calcext:value-type="float">
            <text:p>242956,8</text:p>
          </table:table-cell>
          <table:table-cell table:number-columns-repeated="1002"/>
        </table:table-row>
        <table:table-row table:style-name="ro1">
          <table:table-cell table:style-name="ce2" office:value-type="float" office:value="54.8" calcext:value-type="float">
            <text:p>54,8</text:p>
          </table:table-cell>
          <table:table-cell table:style-name="ce3" table:formula="of:=IF([.B72]&gt;[.B$55];[.B72];[.B72])" office:value-type="float" office:value="81963.5142857143" calcext:value-type="float">
            <text:p>81963,5142857143</text:p>
          </table:table-cell>
          <table:table-cell table:style-name="ce3" table:formula="of:=IF([.C72]&gt;[.C$55];[.C72];[.C72])" office:value-type="float" office:value="30254.7" calcext:value-type="float">
            <text:p>30254,7</text:p>
          </table:table-cell>
          <table:table-cell table:style-name="ce3" table:formula="of:=IF([.D72]&gt;[.D$55];[.D72];[.D72])" office:value-type="float" office:value="32401.1" calcext:value-type="float">
            <text:p>32401,1</text:p>
          </table:table-cell>
          <table:table-cell table:style-name="ce3" table:formula="of:=IF([.E72]&gt;[.E$55];[.E72];[.E72])" office:value-type="float" office:value="1041309.84285714" calcext:value-type="float">
            <text:p>1041309,84285714</text:p>
          </table:table-cell>
          <table:table-cell table:style-name="ce3" table:formula="of:=IF([.F72]&gt;[.F$55];[.F72];[.F72])" office:value-type="float" office:value="18009.4285714286" calcext:value-type="float">
            <text:p>18009,4285714286</text:p>
          </table:table-cell>
          <table:table-cell table:style-name="ce3" table:formula="of:=IF([.G72]&gt;[.G$55];[.G72];[.G72])" office:value-type="float" office:value="333337.371428571" calcext:value-type="float">
            <text:p>333337,371428571</text:p>
          </table:table-cell>
          <table:table-cell table:style-name="ce3" table:formula="of:=IF([.H72]&gt;[.H$55];[.H72];[.H72])" office:value-type="float" office:value="25935" calcext:value-type="float">
            <text:p>25935</text:p>
          </table:table-cell>
          <table:table-cell table:style-name="ce3" table:formula="of:=IF([.I72]&gt;[.I$55];[.I72];[.I72])" office:value-type="float" office:value="316329.5" calcext:value-type="float">
            <text:p>316329,5</text:p>
          </table:table-cell>
          <table:table-cell table:style-name="ce3" table:formula="of:=IF([.J72]&gt;[.J$55];[.J72];[.J72])" office:value-type="float" office:value="74170.0285714286" calcext:value-type="float">
            <text:p>74170,0285714286</text:p>
          </table:table-cell>
          <table:table-cell table:style-name="ce3" table:formula="of:=IF([.K72]&gt;[.K$55];[.K72];[.K72])" office:value-type="float" office:value="71861.7857142857" calcext:value-type="float">
            <text:p>71861,7857142857</text:p>
          </table:table-cell>
          <table:table-cell table:style-name="ce3" table:formula="of:=IF([.L72]&gt;[.L$55];[.L72];[.L72])" office:value-type="float" office:value="28466.1285714286" calcext:value-type="float">
            <text:p>28466,1285714286</text:p>
          </table:table-cell>
          <table:table-cell table:style-name="ce3" table:formula="of:=IF([.M72]&gt;[.M$55];[.M72];[.M72])" office:value-type="float" office:value="274022.614285714" calcext:value-type="float">
            <text:p>274022,614285714</text:p>
          </table:table-cell>
          <table:table-cell table:style-name="ce3" table:formula="of:=IF([.N72]&gt;[.N$55];[.N72];[.N72])" office:value-type="float" office:value="85678.9142857143" calcext:value-type="float">
            <text:p>85678,9142857143</text:p>
          </table:table-cell>
          <table:table-cell table:style-name="ce3" table:formula="of:=IF([.O72]&gt;[.O$55];[.O72];[.O72])" office:value-type="float" office:value="307306.285714286" calcext:value-type="float">
            <text:p>307306,285714286</text:p>
          </table:table-cell>
          <table:table-cell table:style-name="ce3" table:formula="of:=IF([.P72]&gt;[.P$55];[.P72];[.P72])" office:value-type="float" office:value="27451.6714285714" calcext:value-type="float">
            <text:p>27451,6714285714</text:p>
          </table:table-cell>
          <table:table-cell table:style-name="ce3" table:formula="of:=IF([.Q72]&gt;[.Q$55];[.Q72];[.Q72])" office:value-type="float" office:value="17788.3571428571" calcext:value-type="float">
            <text:p>17788,3571428571</text:p>
          </table:table-cell>
          <table:table-cell table:style-name="ce3" table:formula="of:=IF([.R72]&gt;[.R$55];[.R72];[.R72])" office:value-type="float" office:value="102294.057142857" calcext:value-type="float">
            <text:p>102294,057142857</text:p>
          </table:table-cell>
          <table:table-cell table:style-name="ce3" table:formula="of:=IF([.S72]&gt;[.S$55];[.S72];[.S72])" office:value-type="float" office:value="370860.785714286" calcext:value-type="float">
            <text:p>370860,785714286</text:p>
          </table:table-cell>
          <table:table-cell table:style-name="ce3" table:formula="of:=IF([.T72]&gt;[.T$55];[.T72];[.T72])" office:value-type="float" office:value="189282.285714286" calcext:value-type="float">
            <text:p>189282,285714286</text:p>
          </table:table-cell>
          <table:table-cell table:style-name="ce3" table:formula="of:=IF([.U72]&gt;[.U$55];[.U72];[.U72])" office:value-type="float" office:value="244742.4" calcext:value-type="float">
            <text:p>244742,4</text:p>
          </table:table-cell>
          <table:table-cell table:style-name="ce3" table:formula="of:=IF([.V72]&gt;[.V$55];[.V72];[.V72])" office:value-type="float" office:value="249094.4" calcext:value-type="float">
            <text:p>249094,4</text:p>
          </table:table-cell>
          <table:table-cell table:number-columns-repeated="1002"/>
        </table:table-row>
        <table:table-row table:style-name="ro1">
          <table:table-cell table:style-name="ce2" office:value-type="float" office:value="56.6" calcext:value-type="float">
            <text:p>56,6</text:p>
          </table:table-cell>
          <table:table-cell table:style-name="ce3" table:formula="of:=IF([.B73]&gt;[.B$55];[.B73];[.B73])" office:value-type="float" office:value="80880.9142857143" calcext:value-type="float">
            <text:p>80880,9142857143</text:p>
          </table:table-cell>
          <table:table-cell table:style-name="ce3" table:formula="of:=IF([.C73]&gt;[.C$55];[.C73];[.C73])" office:value-type="float" office:value="35690.1" calcext:value-type="float">
            <text:p>35690,1</text:p>
          </table:table-cell>
          <table:table-cell table:style-name="ce3" table:formula="of:=IF([.D73]&gt;[.D$55];[.D73];[.D73])" office:value-type="float" office:value="32369.8" calcext:value-type="float">
            <text:p>32369,8</text:p>
          </table:table-cell>
          <table:table-cell table:style-name="ce3" table:formula="of:=IF([.E73]&gt;[.E$55];[.E73];[.E73])" office:value-type="float" office:value="1054726.14285714" calcext:value-type="float">
            <text:p>1054726,14285714</text:p>
          </table:table-cell>
          <table:table-cell table:style-name="ce3" table:formula="of:=IF([.F73]&gt;[.F$55];[.F73];[.F73])" office:value-type="float" office:value="20704.1285714286" calcext:value-type="float">
            <text:p>20704,1285714286</text:p>
          </table:table-cell>
          <table:table-cell table:style-name="ce3" table:formula="of:=IF([.G73]&gt;[.G$55];[.G73];[.G73])" office:value-type="float" office:value="334038.171428571" calcext:value-type="float">
            <text:p>334038,171428571</text:p>
          </table:table-cell>
          <table:table-cell table:style-name="ce3" table:formula="of:=IF([.H73]&gt;[.H$55];[.H73];[.H73])" office:value-type="float" office:value="26777.2" calcext:value-type="float">
            <text:p>26777,2</text:p>
          </table:table-cell>
          <table:table-cell table:style-name="ce3" table:formula="of:=IF([.I73]&gt;[.I$55];[.I73];[.I73])" office:value-type="float" office:value="319031.3" calcext:value-type="float">
            <text:p>319031,3</text:p>
          </table:table-cell>
          <table:table-cell table:style-name="ce3" table:formula="of:=IF([.J73]&gt;[.J$55];[.J73];[.J73])" office:value-type="float" office:value="73568.4285714286" calcext:value-type="float">
            <text:p>73568,4285714286</text:p>
          </table:table-cell>
          <table:table-cell table:style-name="ce3" table:formula="of:=IF([.K73]&gt;[.K$55];[.K73];[.K73])" office:value-type="float" office:value="67809.7857142857" calcext:value-type="float">
            <text:p>67809,7857142857</text:p>
          </table:table-cell>
          <table:table-cell table:style-name="ce3" table:formula="of:=IF([.L73]&gt;[.L$55];[.L73];[.L73])" office:value-type="float" office:value="32818.1285714286" calcext:value-type="float">
            <text:p>32818,1285714286</text:p>
          </table:table-cell>
          <table:table-cell table:style-name="ce3" table:formula="of:=IF([.M73]&gt;[.M$55];[.M73];[.M73])" office:value-type="float" office:value="272298.614285714" calcext:value-type="float">
            <text:p>272298,614285714</text:p>
          </table:table-cell>
          <table:table-cell table:style-name="ce3" table:formula="of:=IF([.N73]&gt;[.N$55];[.N73];[.N73])" office:value-type="float" office:value="91273.7142857143" calcext:value-type="float">
            <text:p>91273,7142857143</text:p>
          </table:table-cell>
          <table:table-cell table:style-name="ce3" table:formula="of:=IF([.O73]&gt;[.O$55];[.O73];[.O73])" office:value-type="float" office:value="306230.285714286" calcext:value-type="float">
            <text:p>306230,285714286</text:p>
          </table:table-cell>
          <table:table-cell table:style-name="ce3" table:formula="of:=IF([.P73]&gt;[.P$55];[.P73];[.P73])" office:value-type="float" office:value="28995.8714285714" calcext:value-type="float">
            <text:p>28995,8714285714</text:p>
          </table:table-cell>
          <table:table-cell table:style-name="ce3" table:formula="of:=IF([.Q73]&gt;[.Q$55];[.Q73];[.Q73])" office:value-type="float" office:value="17547.7571428571" calcext:value-type="float">
            <text:p>17547,7571428571</text:p>
          </table:table-cell>
          <table:table-cell table:style-name="ce3" table:formula="of:=IF([.R73]&gt;[.R$55];[.R73];[.R73])" office:value-type="float" office:value="104256.457142857" calcext:value-type="float">
            <text:p>104256,457142857</text:p>
          </table:table-cell>
          <table:table-cell table:style-name="ce3" table:formula="of:=IF([.S73]&gt;[.S$55];[.S73];[.S73])" office:value-type="float" office:value="365396.585714286" calcext:value-type="float">
            <text:p>365396,585714286</text:p>
          </table:table-cell>
          <table:table-cell table:style-name="ce3" table:formula="of:=IF([.T73]&gt;[.T$55];[.T73];[.T73])" office:value-type="float" office:value="194857.885714286" calcext:value-type="float">
            <text:p>194857,885714286</text:p>
          </table:table-cell>
          <table:table-cell table:style-name="ce3" table:formula="of:=IF([.U73]&gt;[.U$55];[.U73];[.U73])" office:value-type="float" office:value="236500.8" calcext:value-type="float">
            <text:p>236500,8</text:p>
          </table:table-cell>
          <table:table-cell table:style-name="ce3" table:formula="of:=IF([.V73]&gt;[.V$55];[.V73];[.V73])" office:value-type="float" office:value="242316.8" calcext:value-type="float">
            <text:p>242316,8</text:p>
          </table:table-cell>
          <table:table-cell table:number-columns-repeated="1002"/>
        </table:table-row>
        <table:table-row table:style-name="ro1">
          <table:table-cell table:style-name="ce2" office:value-type="float" office:value="58.3" calcext:value-type="float">
            <text:p>58,3</text:p>
          </table:table-cell>
          <table:table-cell table:style-name="ce3" table:formula="of:=IF([.B74]&gt;[.B$55];[.B74];[.B74])" office:value-type="float" office:value="80017.7142857143" calcext:value-type="float">
            <text:p>80017,7142857143</text:p>
          </table:table-cell>
          <table:table-cell table:style-name="ce3" table:formula="of:=IF([.C74]&gt;[.C$55];[.C74];[.C74])" office:value-type="float" office:value="29332.1" calcext:value-type="float">
            <text:p>29332,1</text:p>
          </table:table-cell>
          <table:table-cell table:style-name="ce3" table:formula="of:=IF([.D74]&gt;[.D$55];[.D74];[.D74])" office:value-type="float" office:value="35178" calcext:value-type="float">
            <text:p>35178</text:p>
          </table:table-cell>
          <table:table-cell table:style-name="ce3" table:formula="of:=IF([.E74]&gt;[.E$55];[.E74];[.E74])" office:value-type="float" office:value="1046132.84285714" calcext:value-type="float">
            <text:p>1046132,84285714</text:p>
          </table:table-cell>
          <table:table-cell table:style-name="ce3" table:formula="of:=IF([.F74]&gt;[.F$55];[.F74];[.F74])" office:value-type="float" office:value="18046.6285714286" calcext:value-type="float">
            <text:p>18046,6285714286</text:p>
          </table:table-cell>
          <table:table-cell table:style-name="ce3" table:formula="of:=IF([.G74]&gt;[.G$55];[.G74];[.G74])" office:value-type="float" office:value="340274.971428571" calcext:value-type="float">
            <text:p>340274,971428571</text:p>
          </table:table-cell>
          <table:table-cell table:style-name="ce3" table:formula="of:=IF([.H74]&gt;[.H$55];[.H74];[.H74])" office:value-type="float" office:value="29464.6" calcext:value-type="float">
            <text:p>29464,6</text:p>
          </table:table-cell>
          <table:table-cell table:style-name="ce3" table:formula="of:=IF([.I74]&gt;[.I$55];[.I74];[.I74])" office:value-type="float" office:value="314484.7" calcext:value-type="float">
            <text:p>314484,7</text:p>
          </table:table-cell>
          <table:table-cell table:style-name="ce3" table:formula="of:=IF([.J74]&gt;[.J$55];[.J74];[.J74])" office:value-type="float" office:value="71100.8285714286" calcext:value-type="float">
            <text:p>71100,8285714286</text:p>
          </table:table-cell>
          <table:table-cell table:style-name="ce3" table:formula="of:=IF([.K74]&gt;[.K$55];[.K74];[.K74])" office:value-type="float" office:value="71179.5857142857" calcext:value-type="float">
            <text:p>71179,5857142857</text:p>
          </table:table-cell>
          <table:table-cell table:style-name="ce3" table:formula="of:=IF([.L74]&gt;[.L$55];[.L74];[.L74])" office:value-type="float" office:value="29348.5285714286" calcext:value-type="float">
            <text:p>29348,5285714286</text:p>
          </table:table-cell>
          <table:table-cell table:style-name="ce3" table:formula="of:=IF([.M74]&gt;[.M$55];[.M74];[.M74])" office:value-type="float" office:value="275526.614285714" calcext:value-type="float">
            <text:p>275526,614285714</text:p>
          </table:table-cell>
          <table:table-cell table:style-name="ce3" table:formula="of:=IF([.N74]&gt;[.N$55];[.N74];[.N74])" office:value-type="float" office:value="84475.3142857143" calcext:value-type="float">
            <text:p>84475,3142857143</text:p>
          </table:table-cell>
          <table:table-cell table:style-name="ce3" table:formula="of:=IF([.O74]&gt;[.O$55];[.O74];[.O74])" office:value-type="float" office:value="310971.785714286" calcext:value-type="float">
            <text:p>310971,785714286</text:p>
          </table:table-cell>
          <table:table-cell table:style-name="ce3" table:formula="of:=IF([.P74]&gt;[.P$55];[.P74];[.P74])" office:value-type="float" office:value="28855.6714285714" calcext:value-type="float">
            <text:p>28855,6714285714</text:p>
          </table:table-cell>
          <table:table-cell table:style-name="ce3" table:formula="of:=IF([.Q74]&gt;[.Q$55];[.Q74];[.Q74])" office:value-type="float" office:value="15903.3571428571" calcext:value-type="float">
            <text:p>15903,3571428571</text:p>
          </table:table-cell>
          <table:table-cell table:style-name="ce3" table:formula="of:=IF([.R74]&gt;[.R$55];[.R74];[.R74])" office:value-type="float" office:value="101593.657142857" calcext:value-type="float">
            <text:p>101593,657142857</text:p>
          </table:table-cell>
          <table:table-cell table:style-name="ce3" table:formula="of:=IF([.S74]&gt;[.S$55];[.S74];[.S74])" office:value-type="float" office:value="368893.085714286" calcext:value-type="float">
            <text:p>368893,085714286</text:p>
          </table:table-cell>
          <table:table-cell table:style-name="ce3" table:formula="of:=IF([.T74]&gt;[.T$55];[.T74];[.T74])" office:value-type="float" office:value="186575.485714286" calcext:value-type="float">
            <text:p>186575,485714286</text:p>
          </table:table-cell>
          <table:table-cell table:style-name="ce3" table:formula="of:=IF([.U74]&gt;[.U$55];[.U74];[.U74])" office:value-type="float" office:value="239148" calcext:value-type="float">
            <text:p>239148</text:p>
          </table:table-cell>
          <table:table-cell table:style-name="ce3" table:formula="of:=IF([.V74]&gt;[.V$55];[.V74];[.V74])" office:value-type="float" office:value="244241.6" calcext:value-type="float">
            <text:p>244241,6</text:p>
          </table:table-cell>
          <table:table-cell table:number-columns-repeated="1002"/>
        </table:table-row>
        <table:table-row table:style-name="ro1">
          <table:table-cell table:style-name="ce2" office:value-type="float" office:value="60.1" calcext:value-type="float">
            <text:p>60,1</text:p>
          </table:table-cell>
          <table:table-cell table:style-name="ce3" table:formula="of:=IF([.B75]&gt;[.B$55];[.B75];[.B75])" office:value-type="float" office:value="78193.5142857143" calcext:value-type="float">
            <text:p>78193,5142857143</text:p>
          </table:table-cell>
          <table:table-cell table:style-name="ce3" table:formula="of:=IF([.C75]&gt;[.C$55];[.C75];[.C75])" office:value-type="float" office:value="30836.3" calcext:value-type="float">
            <text:p>30836,3</text:p>
          </table:table-cell>
          <table:table-cell table:style-name="ce3" table:formula="of:=IF([.D75]&gt;[.D$55];[.D75];[.D75])" office:value-type="float" office:value="35056.1" calcext:value-type="float">
            <text:p>35056,1</text:p>
          </table:table-cell>
          <table:table-cell table:style-name="ce3" table:formula="of:=IF([.E75]&gt;[.E$55];[.E75];[.E75])" office:value-type="float" office:value="1040269.14285714" calcext:value-type="float">
            <text:p>1040269,14285714</text:p>
          </table:table-cell>
          <table:table-cell table:style-name="ce3" table:formula="of:=IF([.F75]&gt;[.F$55];[.F75];[.F75])" office:value-type="float" office:value="15295.4285714286" calcext:value-type="float">
            <text:p>15295,4285714286</text:p>
          </table:table-cell>
          <table:table-cell table:style-name="ce3" table:formula="of:=IF([.G75]&gt;[.G$55];[.G75];[.G75])" office:value-type="float" office:value="332855.771428571" calcext:value-type="float">
            <text:p>332855,771428571</text:p>
          </table:table-cell>
          <table:table-cell table:style-name="ce3" table:formula="of:=IF([.H75]&gt;[.H$55];[.H75];[.H75])" office:value-type="float" office:value="26315.8" calcext:value-type="float">
            <text:p>26315,8</text:p>
          </table:table-cell>
          <table:table-cell table:style-name="ce3" table:formula="of:=IF([.I75]&gt;[.I$55];[.I75];[.I75])" office:value-type="float" office:value="310527.6" calcext:value-type="float">
            <text:p>310527,6</text:p>
          </table:table-cell>
          <table:table-cell table:style-name="ce3" table:formula="of:=IF([.J75]&gt;[.J$55];[.J75];[.J75])" office:value-type="float" office:value="77720.0285714286" calcext:value-type="float">
            <text:p>77720,0285714286</text:p>
          </table:table-cell>
          <table:table-cell table:style-name="ce3" table:formula="of:=IF([.K75]&gt;[.K$55];[.K75];[.K75])" office:value-type="float" office:value="68371.7857142857" calcext:value-type="float">
            <text:p>68371,7857142857</text:p>
          </table:table-cell>
          <table:table-cell table:style-name="ce3" table:formula="of:=IF([.L75]&gt;[.L$55];[.L75];[.L75])" office:value-type="float" office:value="29649.5285714286" calcext:value-type="float">
            <text:p>29649,5285714286</text:p>
          </table:table-cell>
          <table:table-cell table:style-name="ce3" table:formula="of:=IF([.M75]&gt;[.M$55];[.M75];[.M75])" office:value-type="float" office:value="267622.614285714" calcext:value-type="float">
            <text:p>267622,614285714</text:p>
          </table:table-cell>
          <table:table-cell table:style-name="ce3" table:formula="of:=IF([.N75]&gt;[.N$55];[.N75];[.N75])" office:value-type="float" office:value="89449.3142857143" calcext:value-type="float">
            <text:p>89449,3142857143</text:p>
          </table:table-cell>
          <table:table-cell table:style-name="ce3" table:formula="of:=IF([.O75]&gt;[.O$55];[.O75];[.O75])" office:value-type="float" office:value="312324.285714286" calcext:value-type="float">
            <text:p>312324,285714286</text:p>
          </table:table-cell>
          <table:table-cell table:style-name="ce3" table:formula="of:=IF([.P75]&gt;[.P$55];[.P75];[.P75])" office:value-type="float" office:value="27652.2714285714" calcext:value-type="float">
            <text:p>27652,2714285714</text:p>
          </table:table-cell>
          <table:table-cell table:style-name="ce3" table:formula="of:=IF([.Q75]&gt;[.Q$55];[.Q75];[.Q75])" office:value-type="float" office:value="17467.5571428571" calcext:value-type="float">
            <text:p>17467,5571428571</text:p>
          </table:table-cell>
          <table:table-cell table:style-name="ce3" table:formula="of:=IF([.R75]&gt;[.R$55];[.R75];[.R75])" office:value-type="float" office:value="100632.857142857" calcext:value-type="float">
            <text:p>100632,857142857</text:p>
          </table:table-cell>
          <table:table-cell table:style-name="ce3" table:formula="of:=IF([.S75]&gt;[.S$55];[.S75];[.S75])" office:value-type="float" office:value="375887.085714286" calcext:value-type="float">
            <text:p>375887,085714286</text:p>
          </table:table-cell>
          <table:table-cell table:style-name="ce3" table:formula="of:=IF([.T75]&gt;[.T$55];[.T75];[.T75])" office:value-type="float" office:value="189222.285714286" calcext:value-type="float">
            <text:p>189222,285714286</text:p>
          </table:table-cell>
          <table:table-cell table:style-name="ce3" table:formula="of:=IF([.U75]&gt;[.U$55];[.U75];[.U75])" office:value-type="float" office:value="244259.2" calcext:value-type="float">
            <text:p>244259,2</text:p>
          </table:table-cell>
          <table:table-cell table:style-name="ce3" table:formula="of:=IF([.V75]&gt;[.V$55];[.V75];[.V75])" office:value-type="float" office:value="237441.6" calcext:value-type="float">
            <text:p>237441,6</text:p>
          </table:table-cell>
          <table:table-cell table:number-columns-repeated="1002"/>
        </table:table-row>
        <table:table-row table:style-name="ro1">
          <table:table-cell table:style-name="ce2" office:value-type="float" office:value="61.9" calcext:value-type="float">
            <text:p>61,9</text:p>
          </table:table-cell>
          <table:table-cell table:style-name="ce3" table:formula="of:=IF([.B76]&gt;[.B$55];[.B76];[.B76])" office:value-type="float" office:value="79677.1142857143" calcext:value-type="float">
            <text:p>79677,1142857143</text:p>
          </table:table-cell>
          <table:table-cell table:style-name="ce3" table:formula="of:=IF([.C76]&gt;[.C$55];[.C76];[.C76])" office:value-type="float" office:value="27467.1" calcext:value-type="float">
            <text:p>27467,1</text:p>
          </table:table-cell>
          <table:table-cell table:style-name="ce3" table:formula="of:=IF([.D76]&gt;[.D$55];[.D76];[.D76])" office:value-type="float" office:value="34361.9" calcext:value-type="float">
            <text:p>34361,9</text:p>
          </table:table-cell>
          <table:table-cell table:style-name="ce3" table:formula="of:=IF([.E76]&gt;[.E$55];[.E76];[.E76])" office:value-type="float" office:value="1024870.04285714" calcext:value-type="float">
            <text:p>1024870,04285714</text:p>
          </table:table-cell>
          <table:table-cell table:style-name="ce3" table:formula="of:=IF([.F76]&gt;[.F$55];[.F76];[.F76])" office:value-type="float" office:value="78749.4285714286" calcext:value-type="float">
            <text:p>78749,4285714286</text:p>
          </table:table-cell>
          <table:table-cell table:style-name="ce3" table:formula="of:=IF([.G76]&gt;[.G$55];[.G76];[.G76])" office:value-type="float" office:value="328523.771428571" calcext:value-type="float">
            <text:p>328523,771428571</text:p>
          </table:table-cell>
          <table:table-cell table:style-name="ce3" table:formula="of:=IF([.H76]&gt;[.H$55];[.H76];[.H76])" office:value-type="float" office:value="28301.4" calcext:value-type="float">
            <text:p>28301,4</text:p>
          </table:table-cell>
          <table:table-cell table:style-name="ce3" table:formula="of:=IF([.I76]&gt;[.I$55];[.I76];[.I76])" office:value-type="float" office:value="282148.2" calcext:value-type="float">
            <text:p>282148,2</text:p>
          </table:table-cell>
          <table:table-cell table:style-name="ce3" table:formula="of:=IF([.J76]&gt;[.J$55];[.J76];[.J76])" office:value-type="float" office:value="70479.6285714286" calcext:value-type="float">
            <text:p>70479,6285714286</text:p>
          </table:table-cell>
          <table:table-cell table:style-name="ce3" table:formula="of:=IF([.K76]&gt;[.K$55];[.K76];[.K76])" office:value-type="float" office:value="70437.9857142857" calcext:value-type="float">
            <text:p>70437,9857142857</text:p>
          </table:table-cell>
          <table:table-cell table:style-name="ce3" table:formula="of:=IF([.L76]&gt;[.L$55];[.L76];[.L76])" office:value-type="float" office:value="25939.1285714286" calcext:value-type="float">
            <text:p>25939,1285714286</text:p>
          </table:table-cell>
          <table:table-cell table:style-name="ce3" table:formula="of:=IF([.M76]&gt;[.M$55];[.M76];[.M76])" office:value-type="float" office:value="262931.414285714" calcext:value-type="float">
            <text:p>262931,414285714</text:p>
          </table:table-cell>
          <table:table-cell table:style-name="ce3" table:formula="of:=IF([.N76]&gt;[.N$55];[.N76];[.N76])" office:value-type="float" office:value="87704.5142857143" calcext:value-type="float">
            <text:p>87704,5142857143</text:p>
          </table:table-cell>
          <table:table-cell table:style-name="ce3" table:formula="of:=IF([.O76]&gt;[.O$55];[.O76];[.O76])" office:value-type="float" office:value="302625.785714286" calcext:value-type="float">
            <text:p>302625,785714286</text:p>
          </table:table-cell>
          <table:table-cell table:style-name="ce3" table:formula="of:=IF([.P76]&gt;[.P$55];[.P76];[.P76])" office:value-type="float" office:value="28033.2714285714" calcext:value-type="float">
            <text:p>28033,2714285714</text:p>
          </table:table-cell>
          <table:table-cell table:style-name="ce3" table:formula="of:=IF([.Q76]&gt;[.Q$55];[.Q76];[.Q76])" office:value-type="float" office:value="14479.3571428571" calcext:value-type="float">
            <text:p>14479,3571428571</text:p>
          </table:table-cell>
          <table:table-cell table:style-name="ce3" table:formula="of:=IF([.R76]&gt;[.R$55];[.R76];[.R76])" office:value-type="float" office:value="98370.4571428572" calcext:value-type="float">
            <text:p>98370,4571428572</text:p>
          </table:table-cell>
          <table:table-cell table:style-name="ce3" table:formula="of:=IF([.S76]&gt;[.S$55];[.S76];[.S76])" office:value-type="float" office:value="350805.185714286" calcext:value-type="float">
            <text:p>350805,185714286</text:p>
          </table:table-cell>
          <table:table-cell table:style-name="ce3" table:formula="of:=IF([.T76]&gt;[.T$55];[.T76];[.T76])" office:value-type="float" office:value="181139.885714286" calcext:value-type="float">
            <text:p>181139,885714286</text:p>
          </table:table-cell>
          <table:table-cell table:style-name="ce3" table:formula="of:=IF([.U76]&gt;[.U$55];[.U76];[.U76])" office:value-type="float" office:value="235056" calcext:value-type="float">
            <text:p>235056</text:p>
          </table:table-cell>
          <table:table-cell table:style-name="ce3" table:formula="of:=IF([.V76]&gt;[.V$55];[.V76];[.V76])" office:value-type="float" office:value="236319.2" calcext:value-type="float">
            <text:p>236319,2</text:p>
          </table:table-cell>
          <table:table-cell table:number-columns-repeated="1002"/>
        </table:table-row>
        <table:table-row table:style-name="ro1">
          <table:table-cell table:style-name="ce2" office:value-type="float" office:value="63.6" calcext:value-type="float">
            <text:p>63,6</text:p>
          </table:table-cell>
          <table:table-cell table:style-name="ce3" table:formula="of:=IF([.B77]&gt;[.B$55];[.B77];[.B77])" office:value-type="float" office:value="72937.9142857143" calcext:value-type="float">
            <text:p>72937,9142857143</text:p>
          </table:table-cell>
          <table:table-cell table:style-name="ce3" table:formula="of:=IF([.C77]&gt;[.C$55];[.C77];[.C77])" office:value-type="float" office:value="26704.7" calcext:value-type="float">
            <text:p>26704,7</text:p>
          </table:table-cell>
          <table:table-cell table:style-name="ce3" table:formula="of:=IF([.D77]&gt;[.D$55];[.D77];[.D77])" office:value-type="float" office:value="32649.8" calcext:value-type="float">
            <text:p>32649,8</text:p>
          </table:table-cell>
          <table:table-cell table:style-name="ce3" table:formula="of:=IF([.E77]&gt;[.E$55];[.E77];[.E77])" office:value-type="float" office:value="1010797.14285714" calcext:value-type="float">
            <text:p>1010797,14285714</text:p>
          </table:table-cell>
          <table:table-cell table:style-name="ce3" table:formula="of:=IF([.F77]&gt;[.F$55];[.F77];[.F77])" office:value-type="float" office:value="16109.6285714286" calcext:value-type="float">
            <text:p>16109,6285714286</text:p>
          </table:table-cell>
          <table:table-cell table:style-name="ce3" table:formula="of:=IF([.G77]&gt;[.G$55];[.G77];[.G77])" office:value-type="float" office:value="311996.571428571" calcext:value-type="float">
            <text:p>311996,571428571</text:p>
          </table:table-cell>
          <table:table-cell table:style-name="ce3" table:formula="of:=IF([.H77]&gt;[.H$55];[.H77];[.H77])" office:value-type="float" office:value="25814.4" calcext:value-type="float">
            <text:p>25814,4</text:p>
          </table:table-cell>
          <table:table-cell table:style-name="ce3" table:formula="of:=IF([.I77]&gt;[.I$55];[.I77];[.I77])" office:value-type="float" office:value="292212.5" calcext:value-type="float">
            <text:p>292212,5</text:p>
          </table:table-cell>
          <table:table-cell table:style-name="ce3" table:formula="of:=IF([.J77]&gt;[.J$55];[.J77];[.J77])" office:value-type="float" office:value="71903.6285714286" calcext:value-type="float">
            <text:p>71903,6285714286</text:p>
          </table:table-cell>
          <table:table-cell table:style-name="ce3" table:formula="of:=IF([.K77]&gt;[.K$55];[.K77];[.K77])" office:value-type="float" office:value="62555.3857142857" calcext:value-type="float">
            <text:p>62555,3857142857</text:p>
          </table:table-cell>
          <table:table-cell table:style-name="ce3" table:formula="of:=IF([.L77]&gt;[.L$55];[.L77];[.L77])" office:value-type="float" office:value="25778.7285714286" calcext:value-type="float">
            <text:p>25778,7285714286</text:p>
          </table:table-cell>
          <table:table-cell table:style-name="ce3" table:formula="of:=IF([.M77]&gt;[.M$55];[.M77];[.M77])" office:value-type="float" office:value="254930.614285714" calcext:value-type="float">
            <text:p>254930,614285714</text:p>
          </table:table-cell>
          <table:table-cell table:style-name="ce3" table:formula="of:=IF([.N77]&gt;[.N$55];[.N77];[.N77])" office:value-type="float" office:value="85177.3142857143" calcext:value-type="float">
            <text:p>85177,3142857143</text:p>
          </table:table-cell>
          <table:table-cell table:style-name="ce3" table:formula="of:=IF([.O77]&gt;[.O$55];[.O77];[.O77])" office:value-type="float" office:value="288561.285714286" calcext:value-type="float">
            <text:p>288561,285714286</text:p>
          </table:table-cell>
          <table:table-cell table:style-name="ce3" table:formula="of:=IF([.P77]&gt;[.P$55];[.P77];[.P77])" office:value-type="float" office:value="25425.8714285714" calcext:value-type="float">
            <text:p>25425,8714285714</text:p>
          </table:table-cell>
          <table:table-cell table:style-name="ce3" table:formula="of:=IF([.Q77]&gt;[.Q$55];[.Q77];[.Q77])" office:value-type="float" office:value="13636.7571428571" calcext:value-type="float">
            <text:p>13636,7571428571</text:p>
          </table:table-cell>
          <table:table-cell table:style-name="ce3" table:formula="of:=IF([.R77]&gt;[.R$55];[.R77];[.R77])" office:value-type="float" office:value="96798.4571428572" calcext:value-type="float">
            <text:p>96798,4571428572</text:p>
          </table:table-cell>
          <table:table-cell table:style-name="ce3" table:formula="of:=IF([.S77]&gt;[.S$55];[.S77];[.S77])" office:value-type="float" office:value="362716.985714286" calcext:value-type="float">
            <text:p>362716,985714286</text:p>
          </table:table-cell>
          <table:table-cell table:style-name="ce3" table:formula="of:=IF([.T77]&gt;[.T$55];[.T77];[.T77])" office:value-type="float" office:value="174962.685714286" calcext:value-type="float">
            <text:p>174962,685714286</text:p>
          </table:table-cell>
          <table:table-cell table:style-name="ce3" table:formula="of:=IF([.U77]&gt;[.U$55];[.U77];[.U77])" office:value-type="float" office:value="226872.8" calcext:value-type="float">
            <text:p>226872,8</text:p>
          </table:table-cell>
          <table:table-cell table:style-name="ce3" table:formula="of:=IF([.V77]&gt;[.V$55];[.V77];[.V77])" office:value-type="float" office:value="220716" calcext:value-type="float">
            <text:p>220716</text:p>
          </table:table-cell>
          <table:table-cell table:number-columns-repeated="1002"/>
        </table:table-row>
        <table:table-row table:style-name="ro1">
          <table:table-cell table:style-name="ce2" office:value-type="float" office:value="65.4" calcext:value-type="float">
            <text:p>65,4</text:p>
          </table:table-cell>
          <table:table-cell table:style-name="ce3" table:formula="of:=IF([.B78]&gt;[.B$55];[.B78];[.B78])" office:value-type="float" office:value="75063.9142857143" calcext:value-type="float">
            <text:p>75063,9142857143</text:p>
          </table:table-cell>
          <table:table-cell table:style-name="ce3" table:formula="of:=IF([.C78]&gt;[.C$55];[.C78];[.C78])" office:value-type="float" office:value="25741.9" calcext:value-type="float">
            <text:p>25741,9</text:p>
          </table:table-cell>
          <table:table-cell table:style-name="ce3" table:formula="of:=IF([.D78]&gt;[.D$55];[.D78];[.D78])" office:value-type="float" office:value="40731.9" calcext:value-type="float">
            <text:p>40731,9</text:p>
          </table:table-cell>
          <table:table-cell table:style-name="ce3" table:formula="of:=IF([.E78]&gt;[.E$55];[.E78];[.E78])" office:value-type="float" office:value="962541.942857143" calcext:value-type="float">
            <text:p>962541,942857143</text:p>
          </table:table-cell>
          <table:table-cell table:style-name="ce3" table:formula="of:=IF([.F78]&gt;[.F$55];[.F78];[.F78])" office:value-type="float" office:value="15396.6285714286" calcext:value-type="float">
            <text:p>15396,6285714286</text:p>
          </table:table-cell>
          <table:table-cell table:style-name="ce3" table:formula="of:=IF([.G78]&gt;[.G$55];[.G78];[.G78])" office:value-type="float" office:value="307546.171428571" calcext:value-type="float">
            <text:p>307546,171428571</text:p>
          </table:table-cell>
          <table:table-cell table:style-name="ce3" table:formula="of:=IF([.H78]&gt;[.H$55];[.H78];[.H78])" office:value-type="float" office:value="24731.4" calcext:value-type="float">
            <text:p>24731,4</text:p>
          </table:table-cell>
          <table:table-cell table:style-name="ce3" table:formula="of:=IF([.I78]&gt;[.I$55];[.I78];[.I78])" office:value-type="float" office:value="283255.3" calcext:value-type="float">
            <text:p>283255,3</text:p>
          </table:table-cell>
          <table:table-cell table:style-name="ce3" table:formula="of:=IF([.J78]&gt;[.J$55];[.J78];[.J78])" office:value-type="float" office:value="70439.6285714286" calcext:value-type="float">
            <text:p>70439,6285714286</text:p>
          </table:table-cell>
          <table:table-cell table:style-name="ce3" table:formula="of:=IF([.K78]&gt;[.K$55];[.K78];[.K78])" office:value-type="float" office:value="60429.5857142857" calcext:value-type="float">
            <text:p>60429,5857142857</text:p>
          </table:table-cell>
          <table:table-cell table:style-name="ce3" table:formula="of:=IF([.L78]&gt;[.L$55];[.L78];[.L78])" office:value-type="float" office:value="28345.7285714286" calcext:value-type="float">
            <text:p>28345,7285714286</text:p>
          </table:table-cell>
          <table:table-cell table:style-name="ce3" table:formula="of:=IF([.M78]&gt;[.M$55];[.M78];[.M78])" office:value-type="float" office:value="256794.614285714" calcext:value-type="float">
            <text:p>256794,614285714</text:p>
          </table:table-cell>
          <table:table-cell table:style-name="ce3" table:formula="of:=IF([.N78]&gt;[.N$55];[.N78];[.N78])" office:value-type="float" office:value="83994.9142857143" calcext:value-type="float">
            <text:p>83994,9142857143</text:p>
          </table:table-cell>
          <table:table-cell table:style-name="ce3" table:formula="of:=IF([.O78]&gt;[.O$55];[.O78];[.O78])" office:value-type="float" office:value="296306.785714286" calcext:value-type="float">
            <text:p>296306,785714286</text:p>
          </table:table-cell>
          <table:table-cell table:style-name="ce3" table:formula="of:=IF([.P78]&gt;[.P$55];[.P78];[.P78])" office:value-type="float" office:value="25185.0714285714" calcext:value-type="float">
            <text:p>25185,0714285714</text:p>
          </table:table-cell>
          <table:table-cell table:style-name="ce3" table:formula="of:=IF([.Q78]&gt;[.Q$55];[.Q78];[.Q78])" office:value-type="float" office:value="15421.7571428571" calcext:value-type="float">
            <text:p>15421,7571428571</text:p>
          </table:table-cell>
          <table:table-cell table:style-name="ce3" table:formula="of:=IF([.R78]&gt;[.R$55];[.R78];[.R78])" office:value-type="float" office:value="96428.4571428571" calcext:value-type="float">
            <text:p>96428,4571428571</text:p>
          </table:table-cell>
          <table:table-cell table:style-name="ce3" table:formula="of:=IF([.S78]&gt;[.S$55];[.S78];[.S78])" office:value-type="float" office:value="342901.185714286" calcext:value-type="float">
            <text:p>342901,185714286</text:p>
          </table:table-cell>
          <table:table-cell table:style-name="ce3" table:formula="of:=IF([.T78]&gt;[.T$55];[.T78];[.T78])" office:value-type="float" office:value="172314.285714286" calcext:value-type="float">
            <text:p>172314,285714286</text:p>
          </table:table-cell>
          <table:table-cell table:style-name="ce3" table:formula="of:=IF([.U78]&gt;[.U$55];[.U78];[.U78])" office:value-type="float" office:value="227334.4" calcext:value-type="float">
            <text:p>227334,4</text:p>
          </table:table-cell>
          <table:table-cell table:style-name="ce3" table:formula="of:=IF([.V78]&gt;[.V$55];[.V78];[.V78])" office:value-type="float" office:value="223061.6" calcext:value-type="float">
            <text:p>223061,6</text:p>
          </table:table-cell>
          <table:table-cell table:number-columns-repeated="1002"/>
        </table:table-row>
        <table:table-row table:style-name="ro1">
          <table:table-cell table:style-name="ce2" office:value-type="float" office:value="67.2" calcext:value-type="float">
            <text:p>67,2</text:p>
          </table:table-cell>
          <table:table-cell table:style-name="ce3" table:formula="of:=IF([.B79]&gt;[.B$55];[.B79];[.B79])" office:value-type="float" office:value="73038.7142857143" calcext:value-type="float">
            <text:p>73038,7142857143</text:p>
          </table:table-cell>
          <table:table-cell table:style-name="ce3" table:formula="of:=IF([.C79]&gt;[.C$55];[.C79];[.C79])" office:value-type="float" office:value="21289.5" calcext:value-type="float">
            <text:p>21289,5</text:p>
          </table:table-cell>
          <table:table-cell table:style-name="ce3" table:formula="of:=IF([.D79]&gt;[.D$55];[.D79];[.D79])" office:value-type="float" office:value="42985.9" calcext:value-type="float">
            <text:p>42985,9</text:p>
          </table:table-cell>
          <table:table-cell table:style-name="ce3" table:formula="of:=IF([.E79]&gt;[.E$55];[.E79];[.E79])" office:value-type="float" office:value="952867.742857143" calcext:value-type="float">
            <text:p>952867,742857143</text:p>
          </table:table-cell>
          <table:table-cell table:style-name="ce3" table:formula="of:=IF([.F79]&gt;[.F$55];[.F79];[.F79])" office:value-type="float" office:value="15235.4285714286" calcext:value-type="float">
            <text:p>15235,4285714286</text:p>
          </table:table-cell>
          <table:table-cell table:style-name="ce3" table:formula="of:=IF([.G79]&gt;[.G$55];[.G79];[.G79])" office:value-type="float" office:value="304875.771428571" calcext:value-type="float">
            <text:p>304875,771428571</text:p>
          </table:table-cell>
          <table:table-cell table:style-name="ce3" table:formula="of:=IF([.H79]&gt;[.H$55];[.H79];[.H79])" office:value-type="float" office:value="25072.6" calcext:value-type="float">
            <text:p>25072,6</text:p>
          </table:table-cell>
          <table:table-cell table:style-name="ce3" table:formula="of:=IF([.I79]&gt;[.I$55];[.I79];[.I79])" office:value-type="float" office:value="290112.4" calcext:value-type="float">
            <text:p>290112,4</text:p>
          </table:table-cell>
          <table:table-cell table:style-name="ce3" table:formula="of:=IF([.J79]&gt;[.J$55];[.J79];[.J79])" office:value-type="float" office:value="65545.8285714286" calcext:value-type="float">
            <text:p>65545,8285714286</text:p>
          </table:table-cell>
          <table:table-cell table:style-name="ce3" table:formula="of:=IF([.K79]&gt;[.K$55];[.K79];[.K79])" office:value-type="float" office:value="68191.3857142857" calcext:value-type="float">
            <text:p>68191,3857142857</text:p>
          </table:table-cell>
          <table:table-cell table:style-name="ce3" table:formula="of:=IF([.L79]&gt;[.L$55];[.L79];[.L79])" office:value-type="float" office:value="25477.7285714286" calcext:value-type="float">
            <text:p>25477,7285714286</text:p>
          </table:table-cell>
          <table:table-cell table:style-name="ce3" table:formula="of:=IF([.M79]&gt;[.M$55];[.M79];[.M79])" office:value-type="float" office:value="249693.814285714" calcext:value-type="float">
            <text:p>249693,814285714</text:p>
          </table:table-cell>
          <table:table-cell table:style-name="ce3" table:formula="of:=IF([.N79]&gt;[.N$55];[.N79];[.N79])" office:value-type="float" office:value="79762.9142857143" calcext:value-type="float">
            <text:p>79762,9142857143</text:p>
          </table:table-cell>
          <table:table-cell table:style-name="ce3" table:formula="of:=IF([.O79]&gt;[.O$55];[.O79];[.O79])" office:value-type="float" office:value="288624.785714286" calcext:value-type="float">
            <text:p>288624,785714286</text:p>
          </table:table-cell>
          <table:table-cell table:style-name="ce3" table:formula="of:=IF([.P79]&gt;[.P$55];[.P79];[.P79])" office:value-type="float" office:value="26448.8714285714" calcext:value-type="float">
            <text:p>26448,8714285714</text:p>
          </table:table-cell>
          <table:table-cell table:style-name="ce3" table:formula="of:=IF([.Q79]&gt;[.Q$55];[.Q79];[.Q79])" office:value-type="float" office:value="15341.5571428571" calcext:value-type="float">
            <text:p>15341,5571428571</text:p>
          </table:table-cell>
          <table:table-cell table:style-name="ce3" table:formula="of:=IF([.R79]&gt;[.R$55];[.R79];[.R79])" office:value-type="float" office:value="92024.4571428572" calcext:value-type="float">
            <text:p>92024,4571428572</text:p>
          </table:table-cell>
          <table:table-cell table:style-name="ce3" table:formula="of:=IF([.S79]&gt;[.S$55];[.S79];[.S79])" office:value-type="float" office:value="342163.485714286" calcext:value-type="float">
            <text:p>342163,485714286</text:p>
          </table:table-cell>
          <table:table-cell table:style-name="ce3" table:formula="of:=IF([.T79]&gt;[.T$55];[.T79];[.T79])" office:value-type="float" office:value="170951.485714286" calcext:value-type="float">
            <text:p>170951,485714286</text:p>
          </table:table-cell>
          <table:table-cell table:style-name="ce3" table:formula="of:=IF([.U79]&gt;[.U$55];[.U79];[.U79])" office:value-type="float" office:value="221938.4" calcext:value-type="float">
            <text:p>221938,4</text:p>
          </table:table-cell>
          <table:table-cell table:style-name="ce3" table:formula="of:=IF([.V79]&gt;[.V$55];[.V79];[.V79])" office:value-type="float" office:value="220233.6" calcext:value-type="float">
            <text:p>220233,6</text:p>
          </table:table-cell>
          <table:table-cell table:number-columns-repeated="1002"/>
        </table:table-row>
        <table:table-row table:style-name="ro1">
          <table:table-cell table:style-name="ce2" office:value-type="float" office:value="68.9" calcext:value-type="float">
            <text:p>68,9</text:p>
          </table:table-cell>
          <table:table-cell table:style-name="ce3" table:formula="of:=IF([.B80]&gt;[.B$55];[.B80];[.B80])" office:value-type="float" office:value="73700.1142857143" calcext:value-type="float">
            <text:p>73700,1142857143</text:p>
          </table:table-cell>
          <table:table-cell table:style-name="ce3" table:formula="of:=IF([.C80]&gt;[.C$55];[.C80];[.C80])" office:value-type="float" office:value="23596.3" calcext:value-type="float">
            <text:p>23596,3</text:p>
          </table:table-cell>
          <table:table-cell table:style-name="ce3" table:formula="of:=IF([.D80]&gt;[.D$55];[.D80];[.D80])" office:value-type="float" office:value="30069.8" calcext:value-type="float">
            <text:p>30069,8</text:p>
          </table:table-cell>
          <table:table-cell table:style-name="ce3" table:formula="of:=IF([.E80]&gt;[.E$55];[.E80];[.E80])" office:value-type="float" office:value="945719.242857143" calcext:value-type="float">
            <text:p>945719,242857143</text:p>
          </table:table-cell>
          <table:table-cell table:style-name="ce3" table:formula="of:=IF([.F80]&gt;[.F$55];[.F80];[.F80])" office:value-type="float" office:value="15481.0285714286" calcext:value-type="float">
            <text:p>15481,0285714286</text:p>
          </table:table-cell>
          <table:table-cell table:style-name="ce3" table:formula="of:=IF([.G80]&gt;[.G$55];[.G80];[.G80])" office:value-type="float" office:value="306262.171428571" calcext:value-type="float">
            <text:p>306262,171428571</text:p>
          </table:table-cell>
          <table:table-cell table:style-name="ce3" table:formula="of:=IF([.H80]&gt;[.H$55];[.H80];[.H80])" office:value-type="float" office:value="27459.2" calcext:value-type="float">
            <text:p>27459,2</text:p>
          </table:table-cell>
          <table:table-cell table:style-name="ce3" table:formula="of:=IF([.I80]&gt;[.I$55];[.I80];[.I80])" office:value-type="float" office:value="271590.7" calcext:value-type="float">
            <text:p>271590,7</text:p>
          </table:table-cell>
          <table:table-cell table:style-name="ce3" table:formula="of:=IF([.J80]&gt;[.J$55];[.J80];[.J80])" office:value-type="float" office:value="64242.4285714286" calcext:value-type="float">
            <text:p>64242,4285714286</text:p>
          </table:table-cell>
          <table:table-cell table:style-name="ce3" table:formula="of:=IF([.K80]&gt;[.K$55];[.K80];[.K80])" office:value-type="float" office:value="63036.5857142857" calcext:value-type="float">
            <text:p>63036,5857142857</text:p>
          </table:table-cell>
          <table:table-cell table:style-name="ce3" table:formula="of:=IF([.L80]&gt;[.L$55];[.L80];[.L80])" office:value-type="float" office:value="25557.9285714286" calcext:value-type="float">
            <text:p>25557,9285714286</text:p>
          </table:table-cell>
          <table:table-cell table:style-name="ce3" table:formula="of:=IF([.M80]&gt;[.M$55];[.M80];[.M80])" office:value-type="float" office:value="251100.214285714" calcext:value-type="float">
            <text:p>251100,214285714</text:p>
          </table:table-cell>
          <table:table-cell table:style-name="ce3" table:formula="of:=IF([.N80]&gt;[.N$55];[.N80];[.N80])" office:value-type="float" office:value="80624.9142857143" calcext:value-type="float">
            <text:p>80624,9142857143</text:p>
          </table:table-cell>
          <table:table-cell table:style-name="ce3" table:formula="of:=IF([.O80]&gt;[.O$55];[.O80];[.O80])" office:value-type="float" office:value="284119.785714286" calcext:value-type="float">
            <text:p>284119,785714286</text:p>
          </table:table-cell>
          <table:table-cell table:style-name="ce3" table:formula="of:=IF([.P80]&gt;[.P$55];[.P80];[.P80])" office:value-type="float" office:value="27230.8714285714" calcext:value-type="float">
            <text:p>27230,8714285714</text:p>
          </table:table-cell>
          <table:table-cell table:style-name="ce3" table:formula="of:=IF([.Q80]&gt;[.Q$55];[.Q80];[.Q80])" office:value-type="float" office:value="14118.1571428571" calcext:value-type="float">
            <text:p>14118,1571428571</text:p>
          </table:table-cell>
          <table:table-cell table:style-name="ce3" table:formula="of:=IF([.R80]&gt;[.R$55];[.R80];[.R80])" office:value-type="float" office:value="94256.0571428571" calcext:value-type="float">
            <text:p>94256,0571428571</text:p>
          </table:table-cell>
          <table:table-cell table:style-name="ce3" table:formula="of:=IF([.S80]&gt;[.S$55];[.S80];[.S80])" office:value-type="float" office:value="352840.585714286" calcext:value-type="float">
            <text:p>352840,585714286</text:p>
          </table:table-cell>
          <table:table-cell table:style-name="ce3" table:formula="of:=IF([.T80]&gt;[.T$55];[.T80];[.T80])" office:value-type="float" office:value="165535.885714286" calcext:value-type="float">
            <text:p>165535,885714286</text:p>
          </table:table-cell>
          <table:table-cell table:style-name="ce3" table:formula="of:=IF([.U80]&gt;[.U$55];[.U80];[.U80])" office:value-type="float" office:value="223564" calcext:value-type="float">
            <text:p>223564</text:p>
          </table:table-cell>
          <table:table-cell table:style-name="ce3" table:formula="of:=IF([.V80]&gt;[.V$55];[.V80];[.V80])" office:value-type="float" office:value="216925.6" calcext:value-type="float">
            <text:p>216925,6</text:p>
          </table:table-cell>
          <table:table-cell table:number-columns-repeated="1002"/>
        </table:table-row>
        <table:table-row table:style-name="ro1">
          <table:table-cell table:style-name="ce2" office:value-type="float" office:value="70.7" calcext:value-type="float">
            <text:p>70,7</text:p>
          </table:table-cell>
          <table:table-cell table:style-name="ce3" table:formula="of:=IF([.B81]&gt;[.B$55];[.B81];[.B81])" office:value-type="float" office:value="73259.1142857143" calcext:value-type="float">
            <text:p>73259,1142857143</text:p>
          </table:table-cell>
          <table:table-cell table:style-name="ce3" table:formula="of:=IF([.C81]&gt;[.C$55];[.C81];[.C81])" office:value-type="float" office:value="27988.3" calcext:value-type="float">
            <text:p>27988,3</text:p>
          </table:table-cell>
          <table:table-cell table:style-name="ce3" table:formula="of:=IF([.D81]&gt;[.D$55];[.D81];[.D81])" office:value-type="float" office:value="29831.3" calcext:value-type="float">
            <text:p>29831,3</text:p>
          </table:table-cell>
          <table:table-cell table:style-name="ce3" table:formula="of:=IF([.E81]&gt;[.E$55];[.E81];[.E81])" office:value-type="float" office:value="939951.342857143" calcext:value-type="float">
            <text:p>939951,342857143</text:p>
          </table:table-cell>
          <table:table-cell table:style-name="ce3" table:formula="of:=IF([.F81]&gt;[.F$55];[.F81];[.F81])" office:value-type="float" office:value="15383.5285714286" calcext:value-type="float">
            <text:p>15383,5285714286</text:p>
          </table:table-cell>
          <table:table-cell table:style-name="ce3" table:formula="of:=IF([.G81]&gt;[.G$55];[.G81];[.G81])" office:value-type="float" office:value="298398.171428571" calcext:value-type="float">
            <text:p>298398,171428571</text:p>
          </table:table-cell>
          <table:table-cell table:style-name="ce3" table:formula="of:=IF([.H81]&gt;[.H$55];[.H81];[.H81])" office:value-type="float" office:value="26436.4" calcext:value-type="float">
            <text:p>26436,4</text:p>
          </table:table-cell>
          <table:table-cell table:style-name="ce3" table:formula="of:=IF([.I81]&gt;[.I$55];[.I81];[.I81])" office:value-type="float" office:value="269288.2" calcext:value-type="float">
            <text:p>269288,2</text:p>
          </table:table-cell>
          <table:table-cell table:style-name="ce3" table:formula="of:=IF([.J81]&gt;[.J$55];[.J81];[.J81])" office:value-type="float" office:value="73869.2285714286" calcext:value-type="float">
            <text:p>73869,2285714286</text:p>
          </table:table-cell>
          <table:table-cell table:style-name="ce3" table:formula="of:=IF([.K81]&gt;[.K$55];[.K81];[.K81])" office:value-type="float" office:value="59165.9857142857" calcext:value-type="float">
            <text:p>59165,9857142857</text:p>
          </table:table-cell>
          <table:table-cell table:style-name="ce3" table:formula="of:=IF([.L81]&gt;[.L$55];[.L81];[.L81])" office:value-type="float" office:value="24515.1285714286" calcext:value-type="float">
            <text:p>24515,1285714286</text:p>
          </table:table-cell>
          <table:table-cell table:style-name="ce3" table:formula="of:=IF([.M81]&gt;[.M$55];[.M81];[.M81])" office:value-type="float" office:value="249011.414285714" calcext:value-type="float">
            <text:p>249011,414285714</text:p>
          </table:table-cell>
          <table:table-cell table:style-name="ce3" table:formula="of:=IF([.N81]&gt;[.N$55];[.N81];[.N81])" office:value-type="float" office:value="80204.1142857143" calcext:value-type="float">
            <text:p>80204,1142857143</text:p>
          </table:table-cell>
          <table:table-cell table:style-name="ce3" table:formula="of:=IF([.O81]&gt;[.O$55];[.O81];[.O81])" office:value-type="float" office:value="282943.785714286" calcext:value-type="float">
            <text:p>282943,785714286</text:p>
          </table:table-cell>
          <table:table-cell table:style-name="ce3" table:formula="of:=IF([.P81]&gt;[.P$55];[.P81];[.P81])" office:value-type="float" office:value="25345.4714285714" calcext:value-type="float">
            <text:p>25345,4714285714</text:p>
          </table:table-cell>
          <table:table-cell table:style-name="ce3" table:formula="of:=IF([.Q81]&gt;[.Q$55];[.Q81];[.Q81])" office:value-type="float" office:value="14338.7571428571" calcext:value-type="float">
            <text:p>14338,7571428571</text:p>
          </table:table-cell>
          <table:table-cell table:style-name="ce3" table:formula="of:=IF([.R81]&gt;[.R$55];[.R81];[.R81])" office:value-type="float" office:value="93515.6571428571" calcext:value-type="float">
            <text:p>93515,6571428571</text:p>
          </table:table-cell>
          <table:table-cell table:style-name="ce3" table:formula="of:=IF([.S81]&gt;[.S$55];[.S81];[.S81])" office:value-type="float" office:value="334441.485714286" calcext:value-type="float">
            <text:p>334441,485714286</text:p>
          </table:table-cell>
          <table:table-cell table:style-name="ce3" table:formula="of:=IF([.T81]&gt;[.T$55];[.T81];[.T81])" office:value-type="float" office:value="166479.085714286" calcext:value-type="float">
            <text:p>166479,085714286</text:p>
          </table:table-cell>
          <table:table-cell table:style-name="ce3" table:formula="of:=IF([.U81]&gt;[.U$55];[.U81];[.U81])" office:value-type="float" office:value="217106.4" calcext:value-type="float">
            <text:p>217106,4</text:p>
          </table:table-cell>
          <table:table-cell table:style-name="ce3" table:formula="of:=IF([.V81]&gt;[.V$55];[.V81];[.V81])" office:value-type="float" office:value="213716" calcext:value-type="float">
            <text:p>213716</text:p>
          </table:table-cell>
          <table:table-cell table:number-columns-repeated="1002"/>
        </table:table-row>
        <table:table-row table:style-name="ro1">
          <table:table-cell table:style-name="ce2" office:value-type="float" office:value="72.5" calcext:value-type="float">
            <text:p>72,5</text:p>
          </table:table-cell>
          <table:table-cell table:style-name="ce3" table:formula="of:=IF([.B82]&gt;[.B$55];[.B82];[.B82])" office:value-type="float" office:value="67522.7142857143" calcext:value-type="float">
            <text:p>67522,7142857143</text:p>
          </table:table-cell>
          <table:table-cell table:style-name="ce3" table:formula="of:=IF([.C82]&gt;[.C$55];[.C82];[.C82])" office:value-type="float" office:value="22192.3" calcext:value-type="float">
            <text:p>22192,3</text:p>
          </table:table-cell>
          <table:table-cell table:style-name="ce3" table:formula="of:=IF([.D82]&gt;[.D$55];[.D82];[.D82])" office:value-type="float" office:value="29823.2" calcext:value-type="float">
            <text:p>29823,2</text:p>
          </table:table-cell>
          <table:table-cell table:style-name="ce3" table:formula="of:=IF([.E82]&gt;[.E$55];[.E82];[.E82])" office:value-type="float" office:value="912594.042857143" calcext:value-type="float">
            <text:p>912594,042857143</text:p>
          </table:table-cell>
          <table:table-cell table:style-name="ce3" table:formula="of:=IF([.F82]&gt;[.F$55];[.F82];[.F82])" office:value-type="float" office:value="12671.3285714286" calcext:value-type="float">
            <text:p>12671,3285714286</text:p>
          </table:table-cell>
          <table:table-cell table:style-name="ce3" table:formula="of:=IF([.G82]&gt;[.G$55];[.G82];[.G82])" office:value-type="float" office:value="299602.171428571" calcext:value-type="float">
            <text:p>299602,171428571</text:p>
          </table:table-cell>
          <table:table-cell table:style-name="ce3" table:formula="of:=IF([.H82]&gt;[.H$55];[.H82];[.H82])" office:value-type="float" office:value="26195.4" calcext:value-type="float">
            <text:p>26195,4</text:p>
          </table:table-cell>
          <table:table-cell table:style-name="ce3" table:formula="of:=IF([.I82]&gt;[.I$55];[.I82];[.I82])" office:value-type="float" office:value="263758" calcext:value-type="float">
            <text:p>263758</text:p>
          </table:table-cell>
          <table:table-cell table:style-name="ce3" table:formula="of:=IF([.J82]&gt;[.J$55];[.J82];[.J82])" office:value-type="float" office:value="61936.2285714286" calcext:value-type="float">
            <text:p>61936,2285714286</text:p>
          </table:table-cell>
          <table:table-cell table:style-name="ce3" table:formula="of:=IF([.K82]&gt;[.K$55];[.K82];[.K82])" office:value-type="float" office:value="59286.9857142857" calcext:value-type="float">
            <text:p>59286,9857142857</text:p>
          </table:table-cell>
          <table:table-cell table:style-name="ce3" table:formula="of:=IF([.L82]&gt;[.L$55];[.L82];[.L82])" office:value-type="float" office:value="23351.9285714286" calcext:value-type="float">
            <text:p>23351,9285714286</text:p>
          </table:table-cell>
          <table:table-cell table:style-name="ce3" table:formula="of:=IF([.M82]&gt;[.M$55];[.M82];[.M82])" office:value-type="float" office:value="231464.214285714" calcext:value-type="float">
            <text:p>231464,214285714</text:p>
          </table:table-cell>
          <table:table-cell table:style-name="ce3" table:formula="of:=IF([.N82]&gt;[.N$55];[.N82];[.N82])" office:value-type="float" office:value="75992.1142857143" calcext:value-type="float">
            <text:p>75992,1142857143</text:p>
          </table:table-cell>
          <table:table-cell table:style-name="ce3" table:formula="of:=IF([.O82]&gt;[.O$55];[.O82];[.O82])" office:value-type="float" office:value="275249.785714286" calcext:value-type="float">
            <text:p>275249,785714286</text:p>
          </table:table-cell>
          <table:table-cell table:style-name="ce3" table:formula="of:=IF([.P82]&gt;[.P$55];[.P82];[.P82])" office:value-type="float" office:value="24342.8714285714" calcext:value-type="float">
            <text:p>24342,8714285714</text:p>
          </table:table-cell>
          <table:table-cell table:style-name="ce3" table:formula="of:=IF([.Q82]&gt;[.Q$55];[.Q82];[.Q82])" office:value-type="float" office:value="13015.1571428571" calcext:value-type="float">
            <text:p>13015,1571428571</text:p>
          </table:table-cell>
          <table:table-cell table:style-name="ce3" table:formula="of:=IF([.R82]&gt;[.R$55];[.R82];[.R82])" office:value-type="float" office:value="88100.0571428571" calcext:value-type="float">
            <text:p>88100,0571428571</text:p>
          </table:table-cell>
          <table:table-cell table:style-name="ce3" table:formula="of:=IF([.S82]&gt;[.S$55];[.S82];[.S82])" office:value-type="float" office:value="334309.985714286" calcext:value-type="float">
            <text:p>334309,985714286</text:p>
          </table:table-cell>
          <table:table-cell table:style-name="ce3" table:formula="of:=IF([.T82]&gt;[.T$55];[.T82];[.T82])" office:value-type="float" office:value="165576.285714286" calcext:value-type="float">
            <text:p>165576,285714286</text:p>
          </table:table-cell>
          <table:table-cell table:style-name="ce3" table:formula="of:=IF([.U82]&gt;[.U$55];[.U82];[.U82])" office:value-type="float" office:value="222019.2" calcext:value-type="float">
            <text:p>222019,2</text:p>
          </table:table-cell>
          <table:table-cell table:style-name="ce3" table:formula="of:=IF([.V82]&gt;[.V$55];[.V82];[.V82])" office:value-type="float" office:value="208200.8" calcext:value-type="float">
            <text:p>208200,8</text:p>
          </table:table-cell>
          <table:table-cell table:number-columns-repeated="1002"/>
        </table:table-row>
        <table:table-row table:style-name="ro1">
          <table:table-cell table:style-name="ce2" office:value-type="float" office:value="74.2" calcext:value-type="float">
            <text:p>74,2</text:p>
          </table:table-cell>
          <table:table-cell table:style-name="ce3" table:formula="of:=IF([.B83]&gt;[.B$55];[.B83];[.B83])" office:value-type="float" office:value="69508.5142857143" calcext:value-type="float">
            <text:p>69508,5142857143</text:p>
          </table:table-cell>
          <table:table-cell table:style-name="ce3" table:formula="of:=IF([.C83]&gt;[.C$55];[.C83];[.C83])" office:value-type="float" office:value="22693.5" calcext:value-type="float">
            <text:p>22693,5</text:p>
          </table:table-cell>
          <table:table-cell table:style-name="ce3" table:formula="of:=IF([.D83]&gt;[.D$55];[.D83];[.D83])" office:value-type="float" office:value="29624.1" calcext:value-type="float">
            <text:p>29624,1</text:p>
          </table:table-cell>
          <table:table-cell table:style-name="ce3" table:formula="of:=IF([.E83]&gt;[.E$55];[.E83];[.E83])" office:value-type="float" office:value="902056.342857143" calcext:value-type="float">
            <text:p>902056,342857143</text:p>
          </table:table-cell>
          <table:table-cell table:style-name="ce3" table:formula="of:=IF([.F83]&gt;[.F$55];[.F83];[.F83])" office:value-type="float" office:value="15287.9285714286" calcext:value-type="float">
            <text:p>15287,9285714286</text:p>
          </table:table-cell>
          <table:table-cell table:style-name="ce3" table:formula="of:=IF([.G83]&gt;[.G$55];[.G83];[.G83])" office:value-type="float" office:value="288731.771428571" calcext:value-type="float">
            <text:p>288731,771428571</text:p>
          </table:table-cell>
          <table:table-cell table:style-name="ce3" table:formula="of:=IF([.H83]&gt;[.H$55];[.H83];[.H83])" office:value-type="float" office:value="25954.8" calcext:value-type="float">
            <text:p>25954,8</text:p>
          </table:table-cell>
          <table:table-cell table:style-name="ce3" table:formula="of:=IF([.I83]&gt;[.I$55];[.I83];[.I83])" office:value-type="float" office:value="248204.2" calcext:value-type="float">
            <text:p>248204,2</text:p>
          </table:table-cell>
          <table:table-cell table:style-name="ce3" table:formula="of:=IF([.J83]&gt;[.J$55];[.J83];[.J83])" office:value-type="float" office:value="64704.0285714286" calcext:value-type="float">
            <text:p>64704,0285714286</text:p>
          </table:table-cell>
          <table:table-cell table:style-name="ce3" table:formula="of:=IF([.K83]&gt;[.K$55];[.K83];[.K83])" office:value-type="float" office:value="60309.7857142857" calcext:value-type="float">
            <text:p>60309,7857142857</text:p>
          </table:table-cell>
          <table:table-cell table:style-name="ce3" table:formula="of:=IF([.L83]&gt;[.L$55];[.L83];[.L83])" office:value-type="float" office:value="23772.9285714286" calcext:value-type="float">
            <text:p>23772,9285714286</text:p>
          </table:table-cell>
          <table:table-cell table:style-name="ce3" table:formula="of:=IF([.M83]&gt;[.M$55];[.M83];[.M83])" office:value-type="float" office:value="238524.214285714" calcext:value-type="float">
            <text:p>238524,214285714</text:p>
          </table:table-cell>
          <table:table-cell table:style-name="ce3" table:formula="of:=IF([.N83]&gt;[.N$55];[.N83];[.N83])" office:value-type="float" office:value="76252.9142857143" calcext:value-type="float">
            <text:p>76252,9142857143</text:p>
          </table:table-cell>
          <table:table-cell table:style-name="ce3" table:formula="of:=IF([.O83]&gt;[.O$55];[.O83];[.O83])" office:value-type="float" office:value="274572.785714286" calcext:value-type="float">
            <text:p>274572,785714286</text:p>
          </table:table-cell>
          <table:table-cell table:style-name="ce3" table:formula="of:=IF([.P83]&gt;[.P$55];[.P83];[.P83])" office:value-type="float" office:value="25566.0714285714" calcext:value-type="float">
            <text:p>25566,0714285714</text:p>
          </table:table-cell>
          <table:table-cell table:style-name="ce3" table:formula="of:=IF([.Q83]&gt;[.Q$55];[.Q83];[.Q83])" office:value-type="float" office:value="14639.3571428571" calcext:value-type="float">
            <text:p>14639,3571428571</text:p>
          </table:table-cell>
          <table:table-cell table:style-name="ce3" table:formula="of:=IF([.R83]&gt;[.R$55];[.R83];[.R83])" office:value-type="float" office:value="89801.6571428571" calcext:value-type="float">
            <text:p>89801,6571428571</text:p>
          </table:table-cell>
          <table:table-cell table:style-name="ce3" table:formula="of:=IF([.S83]&gt;[.S$55];[.S83];[.S83])" office:value-type="float" office:value="332486.985714286" calcext:value-type="float">
            <text:p>332486,985714286</text:p>
          </table:table-cell>
          <table:table-cell table:style-name="ce3" table:formula="of:=IF([.T83]&gt;[.T$55];[.T83];[.T83])" office:value-type="float" office:value="164152.685714286" calcext:value-type="float">
            <text:p>164152,685714286</text:p>
          </table:table-cell>
          <table:table-cell table:style-name="ce3" table:formula="of:=IF([.U83]&gt;[.U$55];[.U83];[.U83])" office:value-type="float" office:value="219793.6" calcext:value-type="float">
            <text:p>219793,6</text:p>
          </table:table-cell>
          <table:table-cell table:style-name="ce3" table:formula="of:=IF([.V83]&gt;[.V$55];[.V83];[.V83])" office:value-type="float" office:value="211570.4" calcext:value-type="float">
            <text:p>211570,4</text:p>
          </table:table-cell>
          <table:table-cell table:number-columns-repeated="100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3" table:formula="of:=IF([.B84]&gt;[.B$55];[.B84];[.B84])" office:value-type="float" office:value="68685.7142857143" calcext:value-type="float">
            <text:p>68685,7142857143</text:p>
          </table:table-cell>
          <table:table-cell table:style-name="ce3" table:formula="of:=IF([.C84]&gt;[.C$55];[.C84];[.C84])" office:value-type="float" office:value="18923.1" calcext:value-type="float">
            <text:p>18923,1</text:p>
          </table:table-cell>
          <table:table-cell table:style-name="ce3" table:formula="of:=IF([.D84]&gt;[.D$55];[.D84];[.D84])" office:value-type="float" office:value="32466" calcext:value-type="float">
            <text:p>32466</text:p>
          </table:table-cell>
          <table:table-cell table:style-name="ce3" table:formula="of:=IF([.E84]&gt;[.E$55];[.E84];[.E84])" office:value-type="float" office:value="902916.142857143" calcext:value-type="float">
            <text:p>902916,142857143</text:p>
          </table:table-cell>
          <table:table-cell table:style-name="ce3" table:formula="of:=IF([.F84]&gt;[.F$55];[.F84];[.F84])" office:value-type="float" office:value="16027.5285714286" calcext:value-type="float">
            <text:p>16027,5285714286</text:p>
          </table:table-cell>
          <table:table-cell table:style-name="ce3" table:formula="of:=IF([.G84]&gt;[.G$55];[.G84];[.G84])" office:value-type="float" office:value="288351.771428571" calcext:value-type="float">
            <text:p>288351,771428571</text:p>
          </table:table-cell>
          <table:table-cell table:style-name="ce3" table:formula="of:=IF([.H84]&gt;[.H$55];[.H84];[.H84])" office:value-type="float" office:value="24350.6" calcext:value-type="float">
            <text:p>24350,6</text:p>
          </table:table-cell>
          <table:table-cell table:style-name="ce3" table:formula="of:=IF([.I84]&gt;[.I$55];[.I84];[.I84])" office:value-type="float" office:value="274014.6" calcext:value-type="float">
            <text:p>274014,6</text:p>
          </table:table-cell>
          <table:table-cell table:style-name="ce3" table:formula="of:=IF([.J84]&gt;[.J$55];[.J84];[.J84])" office:value-type="float" office:value="67270.6285714286" calcext:value-type="float">
            <text:p>67270,6285714286</text:p>
          </table:table-cell>
          <table:table-cell table:style-name="ce3" table:formula="of:=IF([.K84]&gt;[.K$55];[.K84];[.K84])" office:value-type="float" office:value="58063.3857142857" calcext:value-type="float">
            <text:p>58063,3857142857</text:p>
          </table:table-cell>
          <table:table-cell table:style-name="ce3" table:formula="of:=IF([.L84]&gt;[.L$55];[.L84];[.L84])" office:value-type="float" office:value="24434.9285714286" calcext:value-type="float">
            <text:p>24434,9285714286</text:p>
          </table:table-cell>
          <table:table-cell table:style-name="ce3" table:formula="of:=IF([.M84]&gt;[.M$55];[.M84];[.M84])" office:value-type="float" office:value="240188.214285714" calcext:value-type="float">
            <text:p>240188,214285714</text:p>
          </table:table-cell>
          <table:table-cell table:style-name="ce3" table:formula="of:=IF([.N84]&gt;[.N$55];[.N84];[.N84])" office:value-type="float" office:value="72441.7142857143" calcext:value-type="float">
            <text:p>72441,7142857143</text:p>
          </table:table-cell>
          <table:table-cell table:style-name="ce3" table:formula="of:=IF([.O84]&gt;[.O$55];[.O84];[.O84])" office:value-type="float" office:value="281755.285714286" calcext:value-type="float">
            <text:p>281755,285714286</text:p>
          </table:table-cell>
          <table:table-cell table:style-name="ce3" table:formula="of:=IF([.P84]&gt;[.P$55];[.P84];[.P84])" office:value-type="float" office:value="24222.4714285714" calcext:value-type="float">
            <text:p>24222,4714285714</text:p>
          </table:table-cell>
          <table:table-cell table:style-name="ce3" table:formula="of:=IF([.Q84]&gt;[.Q$55];[.Q84];[.Q84])" office:value-type="float" office:value="15441.9571428571" calcext:value-type="float">
            <text:p>15441,9571428571</text:p>
          </table:table-cell>
          <table:table-cell table:style-name="ce3" table:formula="of:=IF([.R84]&gt;[.R$55];[.R84];[.R84])" office:value-type="float" office:value="89521.6571428571" calcext:value-type="float">
            <text:p>89521,6571428571</text:p>
          </table:table-cell>
          <table:table-cell table:style-name="ce3" table:formula="of:=IF([.S84]&gt;[.S$55];[.S84];[.S84])" office:value-type="float" office:value="322965.885714286" calcext:value-type="float">
            <text:p>322965,885714286</text:p>
          </table:table-cell>
          <table:table-cell table:style-name="ce3" table:formula="of:=IF([.T84]&gt;[.T$55];[.T84];[.T84])" office:value-type="float" office:value="174722.285714286" calcext:value-type="float">
            <text:p>174722,285714286</text:p>
          </table:table-cell>
          <table:table-cell table:style-name="ce3" table:formula="of:=IF([.U84]&gt;[.U$55];[.U84];[.U84])" office:value-type="float" office:value="222461.6" calcext:value-type="float">
            <text:p>222461,6</text:p>
          </table:table-cell>
          <table:table-cell table:style-name="ce3" table:formula="of:=IF([.V84]&gt;[.V$55];[.V84];[.V84])" office:value-type="float" office:value="201402.4" calcext:value-type="float">
            <text:p>201402,4</text:p>
          </table:table-cell>
          <table:table-cell table:number-columns-repeated="1002"/>
        </table:table-row>
        <table:table-row table:style-name="ro1">
          <table:table-cell table:style-name="ce2" office:value-type="float" office:value="77.8" calcext:value-type="float">
            <text:p>77,8</text:p>
          </table:table-cell>
          <table:table-cell table:style-name="ce3" table:formula="of:=IF([.B85]&gt;[.B$55];[.B85];[.B85])" office:value-type="float" office:value="71273.5142857143" calcext:value-type="float">
            <text:p>71273,5142857143</text:p>
          </table:table-cell>
          <table:table-cell table:style-name="ce3" table:formula="of:=IF([.C85]&gt;[.C$55];[.C85];[.C85])" office:value-type="float" office:value="21470.3" calcext:value-type="float">
            <text:p>21470,3</text:p>
          </table:table-cell>
          <table:table-cell table:style-name="ce3" table:formula="of:=IF([.D85]&gt;[.D$55];[.D85];[.D85])" office:value-type="float" office:value="30274.1" calcext:value-type="float">
            <text:p>30274,1</text:p>
          </table:table-cell>
          <table:table-cell table:style-name="ce3" table:formula="of:=IF([.E85]&gt;[.E$55];[.E85];[.E85])" office:value-type="float" office:value="938182.342857143" calcext:value-type="float">
            <text:p>938182,342857143</text:p>
          </table:table-cell>
          <table:table-cell table:style-name="ce3" table:formula="of:=IF([.F85]&gt;[.F$55];[.F85];[.F85])" office:value-type="float" office:value="15587.9285714286" calcext:value-type="float">
            <text:p>15587,9285714286</text:p>
          </table:table-cell>
          <table:table-cell table:style-name="ce3" table:formula="of:=IF([.G85]&gt;[.G$55];[.G85];[.G85])" office:value-type="float" office:value="291920.571428571" calcext:value-type="float">
            <text:p>291920,571428571</text:p>
          </table:table-cell>
          <table:table-cell table:style-name="ce3" table:formula="of:=IF([.H85]&gt;[.H$55];[.H85];[.H85])" office:value-type="float" office:value="23889" calcext:value-type="float">
            <text:p>23889</text:p>
          </table:table-cell>
          <table:table-cell table:style-name="ce3" table:formula="of:=IF([.I85]&gt;[.I$55];[.I85];[.I85])" office:value-type="float" office:value="260284.9" calcext:value-type="float">
            <text:p>260284,9</text:p>
          </table:table-cell>
          <table:table-cell table:style-name="ce3" table:formula="of:=IF([.J85]&gt;[.J$55];[.J85];[.J85])" office:value-type="float" office:value="60993.4285714286" calcext:value-type="float">
            <text:p>60993,4285714286</text:p>
          </table:table-cell>
          <table:table-cell table:style-name="ce3" table:formula="of:=IF([.K85]&gt;[.K$55];[.K85];[.K85])" office:value-type="float" office:value="61813.3857142857" calcext:value-type="float">
            <text:p>61813,3857142857</text:p>
          </table:table-cell>
          <table:table-cell table:style-name="ce3" table:formula="of:=IF([.L85]&gt;[.L$55];[.L85];[.L85])" office:value-type="float" office:value="24494.9285714286" calcext:value-type="float">
            <text:p>24494,9285714286</text:p>
          </table:table-cell>
          <table:table-cell table:style-name="ce3" table:formula="of:=IF([.M85]&gt;[.M$55];[.M85];[.M85])" office:value-type="float" office:value="234050.614285714" calcext:value-type="float">
            <text:p>234050,614285714</text:p>
          </table:table-cell>
          <table:table-cell table:style-name="ce3" table:formula="of:=IF([.N85]&gt;[.N$55];[.N85];[.N85])" office:value-type="float" office:value="77596.5142857143" calcext:value-type="float">
            <text:p>77596,5142857143</text:p>
          </table:table-cell>
          <table:table-cell table:style-name="ce3" table:formula="of:=IF([.O85]&gt;[.O$55];[.O85];[.O85])" office:value-type="float" office:value="277738.785714286" calcext:value-type="float">
            <text:p>277738,785714286</text:p>
          </table:table-cell>
          <table:table-cell table:style-name="ce3" table:formula="of:=IF([.P85]&gt;[.P$55];[.P85];[.P85])" office:value-type="float" office:value="25606.2714285714" calcext:value-type="float">
            <text:p>25606,2714285714</text:p>
          </table:table-cell>
          <table:table-cell table:style-name="ce3" table:formula="of:=IF([.Q85]&gt;[.Q$55];[.Q85];[.Q85])" office:value-type="float" office:value="13676.9571428571" calcext:value-type="float">
            <text:p>13676,9571428571</text:p>
          </table:table-cell>
          <table:table-cell table:style-name="ce3" table:formula="of:=IF([.R85]&gt;[.R$55];[.R85];[.R85])" office:value-type="float" office:value="84936.8571428571" calcext:value-type="float">
            <text:p>84936,8571428571</text:p>
          </table:table-cell>
          <table:table-cell table:style-name="ce3" table:formula="of:=IF([.S85]&gt;[.S$55];[.S85];[.S85])" office:value-type="float" office:value="346987.185714286" calcext:value-type="float">
            <text:p>346987,185714286</text:p>
          </table:table-cell>
          <table:table-cell table:style-name="ce3" table:formula="of:=IF([.T85]&gt;[.T$55];[.T85];[.T85])" office:value-type="float" office:value="168524.685714286" calcext:value-type="float">
            <text:p>168524,685714286</text:p>
          </table:table-cell>
          <table:table-cell table:style-name="ce3" table:formula="of:=IF([.U85]&gt;[.U$55];[.U85];[.U85])" office:value-type="float" office:value="219352.8" calcext:value-type="float">
            <text:p>219352,8</text:p>
          </table:table-cell>
          <table:table-cell table:style-name="ce3" table:formula="of:=IF([.V85]&gt;[.V$55];[.V85];[.V85])" office:value-type="float" office:value="202124.4" calcext:value-type="float">
            <text:p>202124,4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3" table:number-columns-repeated="21"/>
          <table:table-cell table:number-columns-repeated="100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Normalisé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2" office:value-type="float" office:value="30.1" calcext:value-type="float">
            <text:p>30,1</text:p>
          </table:table-cell>
          <table:table-cell table:style-name="ce3" table:formula="of:=[.B89]/[.$E89]" office:value-type="float" office:value="0.0796474540081608" calcext:value-type="float">
            <text:p>0,079647454</text:p>
          </table:table-cell>
          <table:table-cell table:style-name="ce3" table:formula="of:=[.C89]/[.$E89]" office:value-type="float" office:value="0.061000929057069" calcext:value-type="float">
            <text:p>0,0610009291</text:p>
          </table:table-cell>
          <table:table-cell table:style-name="ce3" table:formula="of:=[.D89]/[.$E89]" office:value-type="float" office:value="0.0546289440766092" calcext:value-type="float">
            <text:p>0,0546289441</text:p>
          </table:table-cell>
          <table:table-cell table:style-name="ce3" table:formula="of:=[.E89]/[.$E89]" office:value-type="float" office:value="1" calcext:value-type="float">
            <text:p>1</text:p>
          </table:table-cell>
          <table:table-cell table:style-name="ce3" table:formula="of:=[.F89]/[.$E89]" office:value-type="float" office:value="0.0163044922427835" calcext:value-type="float">
            <text:p>0,0163044922</text:p>
          </table:table-cell>
          <table:table-cell table:style-name="ce3" table:formula="of:=[.G89]/[.$E89]" office:value-type="float" office:value="0.31481279737425" calcext:value-type="float">
            <text:p>0,3148127974</text:p>
          </table:table-cell>
          <table:table-cell table:style-name="ce3" table:formula="of:=[.H89]/[.$E89]" office:value-type="float" office:value="0.0249089824325043" calcext:value-type="float">
            <text:p>0,0249089824</text:p>
          </table:table-cell>
          <table:table-cell table:style-name="ce3" table:formula="of:=[.I89]/[.$E89]" office:value-type="float" office:value="0.306888037371412" calcext:value-type="float">
            <text:p>0,3068880374</text:p>
          </table:table-cell>
          <table:table-cell table:style-name="ce3" table:formula="of:=[.J89]/[.$E89]" office:value-type="float" office:value="0.0916885120542827" calcext:value-type="float">
            <text:p>0,0916885121</text:p>
          </table:table-cell>
          <table:table-cell table:style-name="ce3" table:formula="of:=[.K89]/[.$E89]" office:value-type="float" office:value="0.105188986262422" calcext:value-type="float">
            <text:p>0,1051889863</text:p>
          </table:table-cell>
          <table:table-cell table:style-name="ce3" table:formula="of:=[.L89]/[.$E89]" office:value-type="float" office:value="0.0507295893979601" calcext:value-type="float">
            <text:p>0,0507295894</text:p>
          </table:table-cell>
          <table:table-cell table:style-name="ce3" table:formula="of:=[.M89]/[.$E89]" office:value-type="float" office:value="0.283556907535301" calcext:value-type="float">
            <text:p>0,2835569075</text:p>
          </table:table-cell>
          <table:table-cell table:style-name="ce3" table:formula="of:=[.N89]/[.$E89]" office:value-type="float" office:value="0.0940428446421632" calcext:value-type="float">
            <text:p>0,0940428446</text:p>
          </table:table-cell>
          <table:table-cell table:style-name="ce3" table:formula="of:=[.O89]/[.$E89]" office:value-type="float" office:value="0.298906802733545" calcext:value-type="float">
            <text:p>0,2989068027</text:p>
          </table:table-cell>
          <table:table-cell table:style-name="ce3" table:formula="of:=[.P89]/[.$E89]" office:value-type="float" office:value="0.0308736379424712" calcext:value-type="float">
            <text:p>0,0308736379</text:p>
          </table:table-cell>
          <table:table-cell table:style-name="ce3" table:formula="of:=[.Q89]/[.$E89]" office:value-type="float" office:value="0.0193655746778094" calcext:value-type="float">
            <text:p>0,0193655747</text:p>
          </table:table-cell>
          <table:table-cell table:style-name="ce3" table:formula="of:=[.R89]/[.$E89]" office:value-type="float" office:value="0.10844658932971" calcext:value-type="float">
            <text:p>0,1084465893</text:p>
          </table:table-cell>
          <table:table-cell table:style-name="ce3" table:formula="of:=[.S89]/[.$E89]" office:value-type="float" office:value="0.400891577887122" calcext:value-type="float">
            <text:p>0,4008915779</text:p>
          </table:table-cell>
          <table:table-cell table:style-name="ce3" table:formula="of:=[.T89]/[.$E89]" office:value-type="float" office:value="0.222162459398837" calcext:value-type="float">
            <text:p>0,2221624594</text:p>
          </table:table-cell>
          <table:table-cell table:style-name="ce3" table:formula="of:=[.U89]/[.$E89]" office:value-type="float" office:value="0.256249217385482" calcext:value-type="float">
            <text:p>0,2562492174</text:p>
          </table:table-cell>
          <table:table-cell table:style-name="ce3" table:formula="of:=[.V89]/[.$E89]" office:value-type="float" office:value="0.268930609011736" calcext:value-type="float">
            <text:p>0,268930609</text:p>
          </table:table-cell>
          <table:table-cell table:number-columns-repeated="1002"/>
        </table:table-row>
        <table:table-row table:style-name="ro1">
          <table:table-cell table:style-name="ce2" office:value-type="float" office:value="31.8" calcext:value-type="float">
            <text:p>31,8</text:p>
          </table:table-cell>
          <table:table-cell table:style-name="ce3" table:formula="of:=[.B90]/[.$E90]" office:value-type="float" office:value="0.077432777186421" calcext:value-type="float">
            <text:p>0,0774327772</text:p>
          </table:table-cell>
          <table:table-cell table:style-name="ce3" table:formula="of:=[.C90]/[.$E90]" office:value-type="float" office:value="0.039411259998768" calcext:value-type="float">
            <text:p>0,03941126</text:p>
          </table:table-cell>
          <table:table-cell table:style-name="ce3" table:formula="of:=[.D90]/[.$E90]" office:value-type="float" office:value="0.037696908252649" calcext:value-type="float">
            <text:p>0,0376969083</text:p>
          </table:table-cell>
          <table:table-cell table:style-name="ce3" table:formula="of:=[.E90]/[.$E90]" office:value-type="float" office:value="1" calcext:value-type="float">
            <text:p>1</text:p>
          </table:table-cell>
          <table:table-cell table:style-name="ce3" table:formula="of:=[.F90]/[.$E90]" office:value-type="float" office:value="0.0210821852923036" calcext:value-type="float">
            <text:p>0,0210821853</text:p>
          </table:table-cell>
          <table:table-cell table:style-name="ce3" table:formula="of:=[.G90]/[.$E90]" office:value-type="float" office:value="0.309253463113372" calcext:value-type="float">
            <text:p>0,3092534631</text:p>
          </table:table-cell>
          <table:table-cell table:style-name="ce3" table:formula="of:=[.H90]/[.$E90]" office:value-type="float" office:value="0.0240462961692674" calcext:value-type="float">
            <text:p>0,0240462962</text:p>
          </table:table-cell>
          <table:table-cell table:style-name="ce3" table:formula="of:=[.I90]/[.$E90]" office:value-type="float" office:value="0.343777604360953" calcext:value-type="float">
            <text:p>0,3437776044</text:p>
          </table:table-cell>
          <table:table-cell table:style-name="ce3" table:formula="of:=[.J90]/[.$E90]" office:value-type="float" office:value="0.0814689903803876" calcext:value-type="float">
            <text:p>0,0814689904</text:p>
          </table:table-cell>
          <table:table-cell table:style-name="ce3" table:formula="of:=[.K90]/[.$E90]" office:value-type="float" office:value="0.0731947994474385" calcext:value-type="float">
            <text:p>0,0731947994</text:p>
          </table:table-cell>
          <table:table-cell table:style-name="ce3" table:formula="of:=[.L90]/[.$E90]" office:value-type="float" office:value="0.0399118092566591" calcext:value-type="float">
            <text:p>0,0399118093</text:p>
          </table:table-cell>
          <table:table-cell table:style-name="ce3" table:formula="of:=[.M90]/[.$E90]" office:value-type="float" office:value="0.255096879710223" calcext:value-type="float">
            <text:p>0,2550968797</text:p>
          </table:table-cell>
          <table:table-cell table:style-name="ce3" table:formula="of:=[.N90]/[.$E90]" office:value-type="float" office:value="0.084666249405649" calcext:value-type="float">
            <text:p>0,0846662494</text:p>
          </table:table-cell>
          <table:table-cell table:style-name="ce3" table:formula="of:=[.O90]/[.$E90]" office:value-type="float" office:value="0.272062919692446" calcext:value-type="float">
            <text:p>0,2720629197</text:p>
          </table:table-cell>
          <table:table-cell table:style-name="ce3" table:formula="of:=[.P90]/[.$E90]" office:value-type="float" office:value="0.027564551812747" calcext:value-type="float">
            <text:p>0,0275645518</text:p>
          </table:table-cell>
          <table:table-cell table:style-name="ce3" table:formula="of:=[.Q90]/[.$E90]" office:value-type="float" office:value="0.0165080955669917" calcext:value-type="float">
            <text:p>0,0165080956</text:p>
          </table:table-cell>
          <table:table-cell table:style-name="ce3" table:formula="of:=[.R90]/[.$E90]" office:value-type="float" office:value="0.0991295559080511" calcext:value-type="float">
            <text:p>0,0991295559</text:p>
          </table:table-cell>
          <table:table-cell table:style-name="ce3" table:formula="of:=[.S90]/[.$E90]" office:value-type="float" office:value="0.401173539246663" calcext:value-type="float">
            <text:p>0,4011735392</text:p>
          </table:table-cell>
          <table:table-cell table:style-name="ce3" table:formula="of:=[.T90]/[.$E90]" office:value-type="float" office:value="0.205116672516186" calcext:value-type="float">
            <text:p>0,2051166725</text:p>
          </table:table-cell>
          <table:table-cell table:style-name="ce3" table:formula="of:=[.U90]/[.$E90]" office:value-type="float" office:value="0.232510535955983" calcext:value-type="float">
            <text:p>0,232510536</text:p>
          </table:table-cell>
          <table:table-cell table:style-name="ce3" table:formula="of:=[.V90]/[.$E90]" office:value-type="float" office:value="0.239488097307309" calcext:value-type="float">
            <text:p>0,2394880973</text:p>
          </table:table-cell>
          <table:table-cell table:number-columns-repeated="1002"/>
        </table:table-row>
        <table:table-row table:style-name="ro1">
          <table:table-cell table:style-name="ce2" office:value-type="float" office:value="33.6" calcext:value-type="float">
            <text:p>33,6</text:p>
          </table:table-cell>
          <table:table-cell table:style-name="ce3" table:formula="of:=[.B91]/[.$E91]" office:value-type="float" office:value="0.0760559765427712" calcext:value-type="float">
            <text:p>0,0760559765</text:p>
          </table:table-cell>
          <table:table-cell table:style-name="ce3" table:formula="of:=[.C91]/[.$E91]" office:value-type="float" office:value="0.0267221125187782" calcext:value-type="float">
            <text:p>0,0267221125</text:p>
          </table:table-cell>
          <table:table-cell table:style-name="ce3" table:formula="of:=[.D91]/[.$E91]" office:value-type="float" office:value="0.0370805906309578" calcext:value-type="float">
            <text:p>0,0370805906</text:p>
          </table:table-cell>
          <table:table-cell table:style-name="ce3" table:formula="of:=[.E91]/[.$E91]" office:value-type="float" office:value="1" calcext:value-type="float">
            <text:p>1</text:p>
          </table:table-cell>
          <table:table-cell table:style-name="ce3" table:formula="of:=[.F91]/[.$E91]" office:value-type="float" office:value="0.0131189266526268" calcext:value-type="float">
            <text:p>0,0131189267</text:p>
          </table:table-cell>
          <table:table-cell table:style-name="ce3" table:formula="of:=[.G91]/[.$E91]" office:value-type="float" office:value="0.285542893315749" calcext:value-type="float">
            <text:p>0,2855428933</text:p>
          </table:table-cell>
          <table:table-cell table:style-name="ce3" table:formula="of:=[.H91]/[.$E91]" office:value-type="float" office:value="0.0234918640122725" calcext:value-type="float">
            <text:p>0,023491864</text:p>
          </table:table-cell>
          <table:table-cell table:style-name="ce3" table:formula="of:=[.I91]/[.$E91]" office:value-type="float" office:value="0.295811147637288" calcext:value-type="float">
            <text:p>0,2958111476</text:p>
          </table:table-cell>
          <table:table-cell table:style-name="ce3" table:formula="of:=[.J91]/[.$E91]" office:value-type="float" office:value="0.0692968703562823" calcext:value-type="float">
            <text:p>0,0692968704</text:p>
          </table:table-cell>
          <table:table-cell table:style-name="ce3" table:formula="of:=[.K91]/[.$E91]" office:value-type="float" office:value="0.0690937352709124" calcext:value-type="float">
            <text:p>0,0690937353</text:p>
          </table:table-cell>
          <table:table-cell table:style-name="ce3" table:formula="of:=[.L91]/[.$E91]" office:value-type="float" office:value="0.0391443402451088" calcext:value-type="float">
            <text:p>0,0391443402</text:p>
          </table:table-cell>
          <table:table-cell table:style-name="ce3" table:formula="of:=[.M91]/[.$E91]" office:value-type="float" office:value="0.245508107404103" calcext:value-type="float">
            <text:p>0,2455081074</text:p>
          </table:table-cell>
          <table:table-cell table:style-name="ce3" table:formula="of:=[.N91]/[.$E91]" office:value-type="float" office:value="0.0810311536386535" calcext:value-type="float">
            <text:p>0,0810311536</text:p>
          </table:table-cell>
          <table:table-cell table:style-name="ce3" table:formula="of:=[.O91]/[.$E91]" office:value-type="float" office:value="0.253739042993956" calcext:value-type="float">
            <text:p>0,253739043</text:p>
          </table:table-cell>
          <table:table-cell table:style-name="ce3" table:formula="of:=[.P91]/[.$E91]" office:value-type="float" office:value="0.0259535598631383" calcext:value-type="float">
            <text:p>0,0259535599</text:p>
          </table:table-cell>
          <table:table-cell table:style-name="ce3" table:formula="of:=[.Q91]/[.$E91]" office:value-type="float" office:value="0.0149256628440754" calcext:value-type="float">
            <text:p>0,0149256628</text:p>
          </table:table-cell>
          <table:table-cell table:style-name="ce3" table:formula="of:=[.R91]/[.$E91]" office:value-type="float" office:value="0.0873310322120699" calcext:value-type="float">
            <text:p>0,0873310322</text:p>
          </table:table-cell>
          <table:table-cell table:style-name="ce3" table:formula="of:=[.S91]/[.$E91]" office:value-type="float" office:value="0.342846936128517" calcext:value-type="float">
            <text:p>0,3428469361</text:p>
          </table:table-cell>
          <table:table-cell table:style-name="ce3" table:formula="of:=[.T91]/[.$E91]" office:value-type="float" office:value="0.178712471585306" calcext:value-type="float">
            <text:p>0,1787124716</text:p>
          </table:table-cell>
          <table:table-cell table:style-name="ce3" table:formula="of:=[.U91]/[.$E91]" office:value-type="float" office:value="0.204674439100197" calcext:value-type="float">
            <text:p>0,2046744391</text:p>
          </table:table-cell>
          <table:table-cell table:style-name="ce3" table:formula="of:=[.V91]/[.$E91]" office:value-type="float" office:value="0.211492410808628" calcext:value-type="float">
            <text:p>0,2114924108</text:p>
          </table:table-cell>
          <table:table-cell table:number-columns-repeated="1002"/>
        </table:table-row>
        <table:table-row table:style-name="ro1">
          <table:table-cell table:style-name="ce2" office:value-type="float" office:value="35.4" calcext:value-type="float">
            <text:p>35,4</text:p>
          </table:table-cell>
          <table:table-cell table:style-name="ce3" table:formula="of:=[.B92]/[.$E92]" office:value-type="float" office:value="0.0858054230272431" calcext:value-type="float">
            <text:p>0,085805423</text:p>
          </table:table-cell>
          <table:table-cell table:style-name="ce3" table:formula="of:=[.C92]/[.$E92]" office:value-type="float" office:value="0.0330640265142746" calcext:value-type="float">
            <text:p>0,0330640265</text:p>
          </table:table-cell>
          <table:table-cell table:style-name="ce3" table:formula="of:=[.D92]/[.$E92]" office:value-type="float" office:value="0.0391754000293134" calcext:value-type="float">
            <text:p>0,0391754</text:p>
          </table:table-cell>
          <table:table-cell table:style-name="ce3" table:formula="of:=[.E92]/[.$E92]" office:value-type="float" office:value="1" calcext:value-type="float">
            <text:p>1</text:p>
          </table:table-cell>
          <table:table-cell table:style-name="ce3" table:formula="of:=[.F92]/[.$E92]" office:value-type="float" office:value="0.0158623798903153" calcext:value-type="float">
            <text:p>0,0158623799</text:p>
          </table:table-cell>
          <table:table-cell table:style-name="ce3" table:formula="of:=[.G92]/[.$E92]" office:value-type="float" office:value="0.332582098297026" calcext:value-type="float">
            <text:p>0,3325820983</text:p>
          </table:table-cell>
          <table:table-cell table:style-name="ce3" table:formula="of:=[.H92]/[.$E92]" office:value-type="float" office:value="0.024658238907967" calcext:value-type="float">
            <text:p>0,0246582389</text:p>
          </table:table-cell>
          <table:table-cell table:style-name="ce3" table:formula="of:=[.I92]/[.$E92]" office:value-type="float" office:value="0.303095465458789" calcext:value-type="float">
            <text:p>0,3030954655</text:p>
          </table:table-cell>
          <table:table-cell table:style-name="ce3" table:formula="of:=[.J92]/[.$E92]" office:value-type="float" office:value="0.0780350041695844" calcext:value-type="float">
            <text:p>0,0780350042</text:p>
          </table:table-cell>
          <table:table-cell table:style-name="ce3" table:formula="of:=[.K92]/[.$E92]" office:value-type="float" office:value="0.0704401336130526" calcext:value-type="float">
            <text:p>0,0704401336</text:p>
          </table:table-cell>
          <table:table-cell table:style-name="ce3" table:formula="of:=[.L92]/[.$E92]" office:value-type="float" office:value="0.0339061880754103" calcext:value-type="float">
            <text:p>0,0339061881</text:p>
          </table:table-cell>
          <table:table-cell table:style-name="ce3" table:formula="of:=[.M92]/[.$E92]" office:value-type="float" office:value="0.266839869424984" calcext:value-type="float">
            <text:p>0,2668398694</text:p>
          </table:table-cell>
          <table:table-cell table:style-name="ce3" table:formula="of:=[.N92]/[.$E92]" office:value-type="float" office:value="0.0808176468177164" calcext:value-type="float">
            <text:p>0,0808176468</text:p>
          </table:table-cell>
          <table:table-cell table:style-name="ce3" table:formula="of:=[.O92]/[.$E92]" office:value-type="float" office:value="0.274420881291858" calcext:value-type="float">
            <text:p>0,2744208813</text:p>
          </table:table-cell>
          <table:table-cell table:style-name="ce3" table:formula="of:=[.P92]/[.$E92]" office:value-type="float" office:value="0.0236190723257678" calcext:value-type="float">
            <text:p>0,0236190723</text:p>
          </table:table-cell>
          <table:table-cell table:style-name="ce3" table:formula="of:=[.Q92]/[.$E92]" office:value-type="float" office:value="0.0166078392479002" calcext:value-type="float">
            <text:p>0,0166078392</text:p>
          </table:table-cell>
          <table:table-cell table:style-name="ce3" table:formula="of:=[.R92]/[.$E92]" office:value-type="float" office:value="0.0927436444717915" calcext:value-type="float">
            <text:p>0,0927436445</text:p>
          </table:table-cell>
          <table:table-cell table:style-name="ce3" table:formula="of:=[.S92]/[.$E92]" office:value-type="float" office:value="0.342049567345083" calcext:value-type="float">
            <text:p>0,3420495673</text:p>
          </table:table-cell>
          <table:table-cell table:style-name="ce3" table:formula="of:=[.T92]/[.$E92]" office:value-type="float" office:value="0.183768635069413" calcext:value-type="float">
            <text:p>0,1837686351</text:p>
          </table:table-cell>
          <table:table-cell table:style-name="ce3" table:formula="of:=[.U92]/[.$E92]" office:value-type="float" office:value="0.213752196723556" calcext:value-type="float">
            <text:p>0,2137521967</text:p>
          </table:table-cell>
          <table:table-cell table:style-name="ce3" table:formula="of:=[.V92]/[.$E92]" office:value-type="float" office:value="0.219675309565725" calcext:value-type="float">
            <text:p>0,2196753096</text:p>
          </table:table-cell>
          <table:table-cell table:number-columns-repeated="1002"/>
        </table:table-row>
        <table:table-row table:style-name="ro1">
          <table:table-cell table:style-name="ce2" office:value-type="float" office:value="37.1" calcext:value-type="float">
            <text:p>37,1</text:p>
          </table:table-cell>
          <table:table-cell table:style-name="ce3" table:formula="of:=[.B93]/[.$E93]" office:value-type="float" office:value="0.0788911515696465" calcext:value-type="float">
            <text:p>0,0788911516</text:p>
          </table:table-cell>
          <table:table-cell table:style-name="ce3" table:formula="of:=[.C93]/[.$E93]" office:value-type="float" office:value="0.0458652491616092" calcext:value-type="float">
            <text:p>0,0458652492</text:p>
          </table:table-cell>
          <table:table-cell table:style-name="ce3" table:formula="of:=[.D93]/[.$E93]" office:value-type="float" office:value="0.0824858781222957" calcext:value-type="float">
            <text:p>0,0824858781</text:p>
          </table:table-cell>
          <table:table-cell table:style-name="ce3" table:formula="of:=[.E93]/[.$E93]" office:value-type="float" office:value="1" calcext:value-type="float">
            <text:p>1</text:p>
          </table:table-cell>
          <table:table-cell table:style-name="ce3" table:formula="of:=[.F93]/[.$E93]" office:value-type="float" office:value="0.0174717032784707" calcext:value-type="float">
            <text:p>0,0174717033</text:p>
          </table:table-cell>
          <table:table-cell table:style-name="ce3" table:formula="of:=[.G93]/[.$E93]" office:value-type="float" office:value="0.303153721980718" calcext:value-type="float">
            <text:p>0,303153722</text:p>
          </table:table-cell>
          <table:table-cell table:style-name="ce3" table:formula="of:=[.H93]/[.$E93]" office:value-type="float" office:value="0.0266531069045003" calcext:value-type="float">
            <text:p>0,0266531069</text:p>
          </table:table-cell>
          <table:table-cell table:style-name="ce3" table:formula="of:=[.I93]/[.$E93]" office:value-type="float" office:value="0.305289782787979" calcext:value-type="float">
            <text:p>0,3052897828</text:p>
          </table:table-cell>
          <table:table-cell table:style-name="ce3" table:formula="of:=[.J93]/[.$E93]" office:value-type="float" office:value="0.0769989634309824" calcext:value-type="float">
            <text:p>0,0769989634</text:p>
          </table:table-cell>
          <table:table-cell table:style-name="ce3" table:formula="of:=[.K93]/[.$E93]" office:value-type="float" office:value="0.0683119809952662" calcext:value-type="float">
            <text:p>0,068311981</text:p>
          </table:table-cell>
          <table:table-cell table:style-name="ce3" table:formula="of:=[.L93]/[.$E93]" office:value-type="float" office:value="0.0358703381530164" calcext:value-type="float">
            <text:p>0,0358703382</text:p>
          </table:table-cell>
          <table:table-cell table:style-name="ce3" table:formula="of:=[.M93]/[.$E93]" office:value-type="float" office:value="0.25529714254879" calcext:value-type="float">
            <text:p>0,2552971425</text:p>
          </table:table-cell>
          <table:table-cell table:style-name="ce3" table:formula="of:=[.N93]/[.$E93]" office:value-type="float" office:value="0.0820364087644778" calcext:value-type="float">
            <text:p>0,0820364088</text:p>
          </table:table-cell>
          <table:table-cell table:style-name="ce3" table:formula="of:=[.O93]/[.$E93]" office:value-type="float" office:value="0.267113304635761" calcext:value-type="float">
            <text:p>0,2671133046</text:p>
          </table:table-cell>
          <table:table-cell table:style-name="ce3" table:formula="of:=[.P93]/[.$E93]" office:value-type="float" office:value="0.0248111427268343" calcext:value-type="float">
            <text:p>0,0248111427</text:p>
          </table:table-cell>
          <table:table-cell table:style-name="ce3" table:formula="of:=[.Q93]/[.$E93]" office:value-type="float" office:value="0.0184453168792434" calcext:value-type="float">
            <text:p>0,0184453169</text:p>
          </table:table-cell>
          <table:table-cell table:style-name="ce3" table:formula="of:=[.R93]/[.$E93]" office:value-type="float" office:value="0.0969084466974261" calcext:value-type="float">
            <text:p>0,0969084467</text:p>
          </table:table-cell>
          <table:table-cell table:style-name="ce3" table:formula="of:=[.S93]/[.$E93]" office:value-type="float" office:value="0.34295150206532" calcext:value-type="float">
            <text:p>0,3429515021</text:p>
          </table:table-cell>
          <table:table-cell table:style-name="ce3" table:formula="of:=[.T93]/[.$E93]" office:value-type="float" office:value="0.185652765734129" calcext:value-type="float">
            <text:p>0,1856527657</text:p>
          </table:table-cell>
          <table:table-cell table:style-name="ce3" table:formula="of:=[.U93]/[.$E93]" office:value-type="float" office:value="0.215861898830041" calcext:value-type="float">
            <text:p>0,2158618988</text:p>
          </table:table-cell>
          <table:table-cell table:style-name="ce3" table:formula="of:=[.V93]/[.$E93]" office:value-type="float" office:value="0.2279612215525" calcext:value-type="float">
            <text:p>0,2279612216</text:p>
          </table:table-cell>
          <table:table-cell table:number-columns-repeated="1002"/>
        </table:table-row>
        <table:table-row table:style-name="ro1">
          <table:table-cell table:style-name="ce2" office:value-type="float" office:value="38.9" calcext:value-type="float">
            <text:p>38,9</text:p>
          </table:table-cell>
          <table:table-cell table:style-name="ce3" table:formula="of:=[.B94]/[.$E94]" office:value-type="float" office:value="0.0800370664393574" calcext:value-type="float">
            <text:p>0,0800370664</text:p>
          </table:table-cell>
          <table:table-cell table:style-name="ce3" table:formula="of:=[.C94]/[.$E94]" office:value-type="float" office:value="0.0431165296076054" calcext:value-type="float">
            <text:p>0,0431165296</text:p>
          </table:table-cell>
          <table:table-cell table:style-name="ce3" table:formula="of:=[.D94]/[.$E94]" office:value-type="float" office:value="0.0362861286113975" calcext:value-type="float">
            <text:p>0,0362861286</text:p>
          </table:table-cell>
          <table:table-cell table:style-name="ce3" table:formula="of:=[.E94]/[.$E94]" office:value-type="float" office:value="1" calcext:value-type="float">
            <text:p>1</text:p>
          </table:table-cell>
          <table:table-cell table:style-name="ce3" table:formula="of:=[.F94]/[.$E94]" office:value-type="float" office:value="0.015403694018451" calcext:value-type="float">
            <text:p>0,015403694</text:p>
          </table:table-cell>
          <table:table-cell table:style-name="ce3" table:formula="of:=[.G94]/[.$E94]" office:value-type="float" office:value="0.325765469946818" calcext:value-type="float">
            <text:p>0,3257654699</text:p>
          </table:table-cell>
          <table:table-cell table:style-name="ce3" table:formula="of:=[.H94]/[.$E94]" office:value-type="float" office:value="0.027610894959859" calcext:value-type="float">
            <text:p>0,027610895</text:p>
          </table:table-cell>
          <table:table-cell table:style-name="ce3" table:formula="of:=[.I94]/[.$E94]" office:value-type="float" office:value="0.347895661286279" calcext:value-type="float">
            <text:p>0,3478956613</text:p>
          </table:table-cell>
          <table:table-cell table:style-name="ce3" table:formula="of:=[.J94]/[.$E94]" office:value-type="float" office:value="0.0787906011704093" calcext:value-type="float">
            <text:p>0,0787906012</text:p>
          </table:table-cell>
          <table:table-cell table:style-name="ce3" table:formula="of:=[.K94]/[.$E94]" office:value-type="float" office:value="0.0901987391115096" calcext:value-type="float">
            <text:p>0,0901987391</text:p>
          </table:table-cell>
          <table:table-cell table:style-name="ce3" table:formula="of:=[.L94]/[.$E94]" office:value-type="float" office:value="0.0437889244881332" calcext:value-type="float">
            <text:p>0,0437889245</text:p>
          </table:table-cell>
          <table:table-cell table:style-name="ce3" table:formula="of:=[.M94]/[.$E94]" office:value-type="float" office:value="0.280984725126564" calcext:value-type="float">
            <text:p>0,2809847251</text:p>
          </table:table-cell>
          <table:table-cell table:style-name="ce3" table:formula="of:=[.N94]/[.$E94]" office:value-type="float" office:value="0.0925660174919788" calcext:value-type="float">
            <text:p>0,0925660175</text:p>
          </table:table-cell>
          <table:table-cell table:style-name="ce3" table:formula="of:=[.O94]/[.$E94]" office:value-type="float" office:value="0.310858564299172" calcext:value-type="float">
            <text:p>0,3108585643</text:p>
          </table:table-cell>
          <table:table-cell table:style-name="ce3" table:formula="of:=[.P94]/[.$E94]" office:value-type="float" office:value="0.0270697658592498" calcext:value-type="float">
            <text:p>0,0270697659</text:p>
          </table:table-cell>
          <table:table-cell table:style-name="ce3" table:formula="of:=[.Q94]/[.$E94]" office:value-type="float" office:value="0.0205716706509037" calcext:value-type="float">
            <text:p>0,0205716707</text:p>
          </table:table-cell>
          <table:table-cell table:style-name="ce3" table:formula="of:=[.R94]/[.$E94]" office:value-type="float" office:value="0.10812449940177" calcext:value-type="float">
            <text:p>0,1081244994</text:p>
          </table:table-cell>
          <table:table-cell table:style-name="ce3" table:formula="of:=[.S94]/[.$E94]" office:value-type="float" office:value="0.406331577256756" calcext:value-type="float">
            <text:p>0,4063315773</text:p>
          </table:table-cell>
          <table:table-cell table:style-name="ce3" table:formula="of:=[.T94]/[.$E94]" office:value-type="float" office:value="0.216988343881146" calcext:value-type="float">
            <text:p>0,2169883439</text:p>
          </table:table-cell>
          <table:table-cell table:style-name="ce3" table:formula="of:=[.U94]/[.$E94]" office:value-type="float" office:value="0.261742759778732" calcext:value-type="float">
            <text:p>0,2617427598</text:p>
          </table:table-cell>
          <table:table-cell table:style-name="ce3" table:formula="of:=[.V94]/[.$E94]" office:value-type="float" office:value="0.275450330478778" calcext:value-type="float">
            <text:p>0,2754503305</text:p>
          </table:table-cell>
          <table:table-cell table:number-columns-repeated="1002"/>
        </table:table-row>
        <table:table-row table:style-name="ro1">
          <table:table-cell table:style-name="ce2" office:value-type="float" office:value="40.7" calcext:value-type="float">
            <text:p>40,7</text:p>
          </table:table-cell>
          <table:table-cell table:style-name="ce3" table:formula="of:=[.B95]/[.$E95]" office:value-type="float" office:value="0.0768823686914006" calcext:value-type="float">
            <text:p>0,0768823687</text:p>
          </table:table-cell>
          <table:table-cell table:style-name="ce3" table:formula="of:=[.C95]/[.$E95]" office:value-type="float" office:value="0.0348155295799814" calcext:value-type="float">
            <text:p>0,0348155296</text:p>
          </table:table-cell>
          <table:table-cell table:style-name="ce3" table:formula="of:=[.D95]/[.$E95]" office:value-type="float" office:value="0.030572679591451" calcext:value-type="float">
            <text:p>0,0305726796</text:p>
          </table:table-cell>
          <table:table-cell table:style-name="ce3" table:formula="of:=[.E95]/[.$E95]" office:value-type="float" office:value="1" calcext:value-type="float">
            <text:p>1</text:p>
          </table:table-cell>
          <table:table-cell table:style-name="ce3" table:formula="of:=[.F95]/[.$E95]" office:value-type="float" office:value="0.0234097254393304" calcext:value-type="float">
            <text:p>0,0234097254</text:p>
          </table:table-cell>
          <table:table-cell table:style-name="ce3" table:formula="of:=[.G95]/[.$E95]" office:value-type="float" office:value="0.319331850041946" calcext:value-type="float">
            <text:p>0,31933185</text:p>
          </table:table-cell>
          <table:table-cell table:style-name="ce3" table:formula="of:=[.H95]/[.$E95]" office:value-type="float" office:value="0.0270545170167599" calcext:value-type="float">
            <text:p>0,027054517</text:p>
          </table:table-cell>
          <table:table-cell table:style-name="ce3" table:formula="of:=[.I95]/[.$E95]" office:value-type="float" office:value="0.342712481065314" calcext:value-type="float">
            <text:p>0,3427124811</text:p>
          </table:table-cell>
          <table:table-cell table:style-name="ce3" table:formula="of:=[.J95]/[.$E95]" office:value-type="float" office:value="0.077489048214147" calcext:value-type="float">
            <text:p>0,0774890482</text:p>
          </table:table-cell>
          <table:table-cell table:style-name="ce3" table:formula="of:=[.K95]/[.$E95]" office:value-type="float" office:value="0.0703118332453182" calcext:value-type="float">
            <text:p>0,0703118332</text:p>
          </table:table-cell>
          <table:table-cell table:style-name="ce3" table:formula="of:=[.L95]/[.$E95]" office:value-type="float" office:value="0.0376160249986977" calcext:value-type="float">
            <text:p>0,037616025</text:p>
          </table:table-cell>
          <table:table-cell table:style-name="ce3" table:formula="of:=[.M95]/[.$E95]" office:value-type="float" office:value="0.287796837027225" calcext:value-type="float">
            <text:p>0,287796837</text:p>
          </table:table-cell>
          <table:table-cell table:style-name="ce3" table:formula="of:=[.N95]/[.$E95]" office:value-type="float" office:value="0.0912184108406763" calcext:value-type="float">
            <text:p>0,0912184108</text:p>
          </table:table-cell>
          <table:table-cell table:style-name="ce3" table:formula="of:=[.O95]/[.$E95]" office:value-type="float" office:value="0.308071092065879" calcext:value-type="float">
            <text:p>0,3080710921</text:p>
          </table:table-cell>
          <table:table-cell table:style-name="ce3" table:formula="of:=[.P95]/[.$E95]" office:value-type="float" office:value="0.0310675637107127" calcext:value-type="float">
            <text:p>0,0310675637</text:p>
          </table:table-cell>
          <table:table-cell table:style-name="ce3" table:formula="of:=[.Q95]/[.$E95]" office:value-type="float" office:value="0.0210713039807344" calcext:value-type="float">
            <text:p>0,021071304</text:p>
          </table:table-cell>
          <table:table-cell table:style-name="ce3" table:formula="of:=[.R95]/[.$E95]" office:value-type="float" office:value="0.109508561828652" calcext:value-type="float">
            <text:p>0,1095085618</text:p>
          </table:table-cell>
          <table:table-cell table:style-name="ce3" table:formula="of:=[.S95]/[.$E95]" office:value-type="float" office:value="0.415353820922944" calcext:value-type="float">
            <text:p>0,4153538209</text:p>
          </table:table-cell>
          <table:table-cell table:style-name="ce3" table:formula="of:=[.T95]/[.$E95]" office:value-type="float" office:value="0.20577204132958" calcext:value-type="float">
            <text:p>0,2057720413</text:p>
          </table:table-cell>
          <table:table-cell table:style-name="ce3" table:formula="of:=[.U95]/[.$E95]" office:value-type="float" office:value="0.257405186093598" calcext:value-type="float">
            <text:p>0,2574051861</text:p>
          </table:table-cell>
          <table:table-cell table:style-name="ce3" table:formula="of:=[.V95]/[.$E95]" office:value-type="float" office:value="0.267673561592857" calcext:value-type="float">
            <text:p>0,2676735616</text:p>
          </table:table-cell>
          <table:table-cell table:number-columns-repeated="1002"/>
        </table:table-row>
        <table:table-row table:style-name="ro1">
          <table:table-cell table:style-name="ce2" office:value-type="float" office:value="42.4" calcext:value-type="float">
            <text:p>42,4</text:p>
          </table:table-cell>
          <table:table-cell table:style-name="ce3" table:formula="of:=[.B96]/[.$E96]" office:value-type="float" office:value="0.0777975990453454" calcext:value-type="float">
            <text:p>0,077797599</text:p>
          </table:table-cell>
          <table:table-cell table:style-name="ce3" table:formula="of:=[.C96]/[.$E96]" office:value-type="float" office:value="0.0389102726491108" calcext:value-type="float">
            <text:p>0,0389102726</text:p>
          </table:table-cell>
          <table:table-cell table:style-name="ce3" table:formula="of:=[.D96]/[.$E96]" office:value-type="float" office:value="0.0379699286717112" calcext:value-type="float">
            <text:p>0,0379699287</text:p>
          </table:table-cell>
          <table:table-cell table:style-name="ce3" table:formula="of:=[.E96]/[.$E96]" office:value-type="float" office:value="1" calcext:value-type="float">
            <text:p>1</text:p>
          </table:table-cell>
          <table:table-cell table:style-name="ce3" table:formula="of:=[.F96]/[.$E96]" office:value-type="float" office:value="0.0134463282558487" calcext:value-type="float">
            <text:p>0,0134463283</text:p>
          </table:table-cell>
          <table:table-cell table:style-name="ce3" table:formula="of:=[.G96]/[.$E96]" office:value-type="float" office:value="0.327851034534827" calcext:value-type="float">
            <text:p>0,3278510345</text:p>
          </table:table-cell>
          <table:table-cell table:style-name="ce3" table:formula="of:=[.H96]/[.$E96]" office:value-type="float" office:value="0.0251246891967119" calcext:value-type="float">
            <text:p>0,0251246892</text:p>
          </table:table-cell>
          <table:table-cell table:style-name="ce3" table:formula="of:=[.I96]/[.$E96]" office:value-type="float" office:value="0.301391680183823" calcext:value-type="float">
            <text:p>0,3013916802</text:p>
          </table:table-cell>
          <table:table-cell table:style-name="ce3" table:formula="of:=[.J96]/[.$E96]" office:value-type="float" office:value="0.073165295971539" calcext:value-type="float">
            <text:p>0,073165296</text:p>
          </table:table-cell>
          <table:table-cell table:style-name="ce3" table:formula="of:=[.K96]/[.$E96]" office:value-type="float" office:value="0.0709934067473519" calcext:value-type="float">
            <text:p>0,0709934067</text:p>
          </table:table-cell>
          <table:table-cell table:style-name="ce3" table:formula="of:=[.L96]/[.$E96]" office:value-type="float" office:value="0.043388059224907" calcext:value-type="float">
            <text:p>0,0433880592</text:p>
          </table:table-cell>
          <table:table-cell table:style-name="ce3" table:formula="of:=[.M96]/[.$E96]" office:value-type="float" office:value="0.270099349860776" calcext:value-type="float">
            <text:p>0,2700993499</text:p>
          </table:table-cell>
          <table:table-cell table:style-name="ce3" table:formula="of:=[.N96]/[.$E96]" office:value-type="float" office:value="0.0898688360266927" calcext:value-type="float">
            <text:p>0,089868836</text:p>
          </table:table-cell>
          <table:table-cell table:style-name="ce3" table:formula="of:=[.O96]/[.$E96]" office:value-type="float" office:value="0.307015962587203" calcext:value-type="float">
            <text:p>0,3070159626</text:p>
          </table:table-cell>
          <table:table-cell table:style-name="ce3" table:formula="of:=[.P96]/[.$E96]" office:value-type="float" office:value="0.0279584508957037" calcext:value-type="float">
            <text:p>0,0279584509</text:p>
          </table:table-cell>
          <table:table-cell table:style-name="ce3" table:formula="of:=[.Q96]/[.$E96]" office:value-type="float" office:value="0.0189818918501884" calcext:value-type="float">
            <text:p>0,0189818919</text:p>
          </table:table-cell>
          <table:table-cell table:style-name="ce3" table:formula="of:=[.R96]/[.$E96]" office:value-type="float" office:value="0.105234129502544" calcext:value-type="float">
            <text:p>0,1052341295</text:p>
          </table:table-cell>
          <table:table-cell table:style-name="ce3" table:formula="of:=[.S96]/[.$E96]" office:value-type="float" office:value="0.396875197881586" calcext:value-type="float">
            <text:p>0,3968751979</text:p>
          </table:table-cell>
          <table:table-cell table:style-name="ce3" table:formula="of:=[.T96]/[.$E96]" office:value-type="float" office:value="0.197217036730705" calcext:value-type="float">
            <text:p>0,1972170367</text:p>
          </table:table-cell>
          <table:table-cell table:style-name="ce3" table:formula="of:=[.U96]/[.$E96]" office:value-type="float" office:value="0.250694121007906" calcext:value-type="float">
            <text:p>0,250694121</text:p>
          </table:table-cell>
          <table:table-cell table:style-name="ce3" table:formula="of:=[.V96]/[.$E96]" office:value-type="float" office:value="0.250236000200208" calcext:value-type="float">
            <text:p>0,2502360002</text:p>
          </table:table-cell>
          <table:table-cell table:number-columns-repeated="1002"/>
        </table:table-row>
        <table:table-row table:style-name="ro1">
          <table:table-cell table:style-name="ce2" office:value-type="float" office:value="44.2" calcext:value-type="float">
            <text:p>44,2</text:p>
          </table:table-cell>
          <table:table-cell table:style-name="ce3" table:formula="of:=[.B97]/[.$E97]" office:value-type="float" office:value="0.0792708791470078" calcext:value-type="float">
            <text:p>0,0792708791</text:p>
          </table:table-cell>
          <table:table-cell table:style-name="ce3" table:formula="of:=[.C97]/[.$E97]" office:value-type="float" office:value="0.0238706368348342" calcext:value-type="float">
            <text:p>0,0238706368</text:p>
          </table:table-cell>
          <table:table-cell table:style-name="ce3" table:formula="of:=[.D97]/[.$E97]" office:value-type="float" office:value="0.029766754909969" calcext:value-type="float">
            <text:p>0,0297667549</text:p>
          </table:table-cell>
          <table:table-cell table:style-name="ce3" table:formula="of:=[.E97]/[.$E97]" office:value-type="float" office:value="1" calcext:value-type="float">
            <text:p>1</text:p>
          </table:table-cell>
          <table:table-cell table:style-name="ce3" table:formula="of:=[.F97]/[.$E97]" office:value-type="float" office:value="0.0141688898808035" calcext:value-type="float">
            <text:p>0,0141688899</text:p>
          </table:table-cell>
          <table:table-cell table:style-name="ce3" table:formula="of:=[.G97]/[.$E97]" office:value-type="float" office:value="0.325027552448074" calcext:value-type="float">
            <text:p>0,3250275524</text:p>
          </table:table-cell>
          <table:table-cell table:style-name="ce3" table:formula="of:=[.H97]/[.$E97]" office:value-type="float" office:value="0.0268041564253702" calcext:value-type="float">
            <text:p>0,0268041564</text:p>
          </table:table-cell>
          <table:table-cell table:style-name="ce3" table:formula="of:=[.I97]/[.$E97]" office:value-type="float" office:value="0.295950405134385" calcext:value-type="float">
            <text:p>0,2959504051</text:p>
          </table:table-cell>
          <table:table-cell table:style-name="ce3" table:formula="of:=[.J97]/[.$E97]" office:value-type="float" office:value="0.0733039169583822" calcext:value-type="float">
            <text:p>0,073303917</text:p>
          </table:table-cell>
          <table:table-cell table:style-name="ce3" table:formula="of:=[.K97]/[.$E97]" office:value-type="float" office:value="0.0637291676233197" calcext:value-type="float">
            <text:p>0,0637291676</text:p>
          </table:table-cell>
          <table:table-cell table:style-name="ce3" table:formula="of:=[.L97]/[.$E97]" office:value-type="float" office:value="0.0297789261682849" calcext:value-type="float">
            <text:p>0,0297789262</text:p>
          </table:table-cell>
          <table:table-cell table:style-name="ce3" table:formula="of:=[.M97]/[.$E97]" office:value-type="float" office:value="0.265395944749474" calcext:value-type="float">
            <text:p>0,2653959447</text:p>
          </table:table-cell>
          <table:table-cell table:style-name="ce3" table:formula="of:=[.N97]/[.$E97]" office:value-type="float" office:value="0.0870875366863504" calcext:value-type="float">
            <text:p>0,0870875367</text:p>
          </table:table-cell>
          <table:table-cell table:style-name="ce3" table:formula="of:=[.O97]/[.$E97]" office:value-type="float" office:value="0.290735866327829" calcext:value-type="float">
            <text:p>0,2907358663</text:p>
          </table:table-cell>
          <table:table-cell table:style-name="ce3" table:formula="of:=[.P97]/[.$E97]" office:value-type="float" office:value="0.0258551901755753" calcext:value-type="float">
            <text:p>0,0258551902</text:p>
          </table:table-cell>
          <table:table-cell table:style-name="ce3" table:formula="of:=[.Q97]/[.$E97]" office:value-type="float" office:value="0.0173063760228406" calcext:value-type="float">
            <text:p>0,017306376</text:p>
          </table:table-cell>
          <table:table-cell table:style-name="ce3" table:formula="of:=[.R97]/[.$E97]" office:value-type="float" office:value="0.0994313648579225" calcext:value-type="float">
            <text:p>0,0994313649</text:p>
          </table:table-cell>
          <table:table-cell table:style-name="ce3" table:formula="of:=[.S97]/[.$E97]" office:value-type="float" office:value="0.349184286634544" calcext:value-type="float">
            <text:p>0,3491842866</text:p>
          </table:table-cell>
          <table:table-cell table:style-name="ce3" table:formula="of:=[.T97]/[.$E97]" office:value-type="float" office:value="0.178588526158145" calcext:value-type="float">
            <text:p>0,1785885262</text:p>
          </table:table-cell>
          <table:table-cell table:style-name="ce3" table:formula="of:=[.U97]/[.$E97]" office:value-type="float" office:value="0.229980035217374" calcext:value-type="float">
            <text:p>0,2299800352</text:p>
          </table:table-cell>
          <table:table-cell table:style-name="ce3" table:formula="of:=[.V97]/[.$E97]" office:value-type="float" office:value="0.228407423544931" calcext:value-type="float">
            <text:p>0,2284074235</text:p>
          </table:table-cell>
          <table:table-cell table:number-columns-repeated="100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3" table:formula="of:=[.B98]/[.$E98]" office:value-type="float" office:value="0.0835370044312596" calcext:value-type="float">
            <text:p>0,0835370044</text:p>
          </table:table-cell>
          <table:table-cell table:style-name="ce3" table:formula="of:=[.C98]/[.$E98]" office:value-type="float" office:value="0.0408282366577797" calcext:value-type="float">
            <text:p>0,0408282367</text:p>
          </table:table-cell>
          <table:table-cell table:style-name="ce3" table:formula="of:=[.D98]/[.$E98]" office:value-type="float" office:value="0.0362812774287981" calcext:value-type="float">
            <text:p>0,0362812774</text:p>
          </table:table-cell>
          <table:table-cell table:style-name="ce3" table:formula="of:=[.E98]/[.$E98]" office:value-type="float" office:value="1" calcext:value-type="float">
            <text:p>1</text:p>
          </table:table-cell>
          <table:table-cell table:style-name="ce3" table:formula="of:=[.F98]/[.$E98]" office:value-type="float" office:value="0.0179515898601808" calcext:value-type="float">
            <text:p>0,0179515899</text:p>
          </table:table-cell>
          <table:table-cell table:style-name="ce3" table:formula="of:=[.G98]/[.$E98]" office:value-type="float" office:value="0.319615045664587" calcext:value-type="float">
            <text:p>0,3196150457</text:p>
          </table:table-cell>
          <table:table-cell table:style-name="ce3" table:formula="of:=[.H98]/[.$E98]" office:value-type="float" office:value="0.0251170905159996" calcext:value-type="float">
            <text:p>0,0251170905</text:p>
          </table:table-cell>
          <table:table-cell table:style-name="ce3" table:formula="of:=[.I98]/[.$E98]" office:value-type="float" office:value="0.283422611239845" calcext:value-type="float">
            <text:p>0,2834226112</text:p>
          </table:table-cell>
          <table:table-cell table:style-name="ce3" table:formula="of:=[.J98]/[.$E98]" office:value-type="float" office:value="0.0713057114170976" calcext:value-type="float">
            <text:p>0,0713057114</text:p>
          </table:table-cell>
          <table:table-cell table:style-name="ce3" table:formula="of:=[.K98]/[.$E98]" office:value-type="float" office:value="0.0632999063853972" calcext:value-type="float">
            <text:p>0,0632999064</text:p>
          </table:table-cell>
          <table:table-cell table:style-name="ce3" table:formula="of:=[.L98]/[.$E98]" office:value-type="float" office:value="0.0286832261665782" calcext:value-type="float">
            <text:p>0,0286832262</text:p>
          </table:table-cell>
          <table:table-cell table:style-name="ce3" table:formula="of:=[.M98]/[.$E98]" office:value-type="float" office:value="0.256467789472146" calcext:value-type="float">
            <text:p>0,2564677895</text:p>
          </table:table-cell>
          <table:table-cell table:style-name="ce3" table:formula="of:=[.N98]/[.$E98]" office:value-type="float" office:value="0.0830772103060024" calcext:value-type="float">
            <text:p>0,0830772103</text:p>
          </table:table-cell>
          <table:table-cell table:style-name="ce3" table:formula="of:=[.O98]/[.$E98]" office:value-type="float" office:value="0.289422387442417" calcext:value-type="float">
            <text:p>0,2894223874</text:p>
          </table:table-cell>
          <table:table-cell table:style-name="ce3" table:formula="of:=[.P98]/[.$E98]" office:value-type="float" office:value="0.0274755439631133" calcext:value-type="float">
            <text:p>0,027475544</text:p>
          </table:table-cell>
          <table:table-cell table:style-name="ce3" table:formula="of:=[.Q98]/[.$E98]" office:value-type="float" office:value="0.0182601335221474" calcext:value-type="float">
            <text:p>0,0182601335</text:p>
          </table:table-cell>
          <table:table-cell table:style-name="ce3" table:formula="of:=[.R98]/[.$E98]" office:value-type="float" office:value="0.0902586200843614" calcext:value-type="float">
            <text:p>0,0902586201</text:p>
          </table:table-cell>
          <table:table-cell table:style-name="ce3" table:formula="of:=[.S98]/[.$E98]" office:value-type="float" office:value="0.33998731435246" calcext:value-type="float">
            <text:p>0,3399873144</text:p>
          </table:table-cell>
          <table:table-cell table:style-name="ce3" table:formula="of:=[.T98]/[.$E98]" office:value-type="float" office:value="0.168595549148713" calcext:value-type="float">
            <text:p>0,1685955491</text:p>
          </table:table-cell>
          <table:table-cell table:style-name="ce3" table:formula="of:=[.U98]/[.$E98]" office:value-type="float" office:value="0.221448704044357" calcext:value-type="float">
            <text:p>0,221448704</text:p>
          </table:table-cell>
          <table:table-cell table:style-name="ce3" table:formula="of:=[.V98]/[.$E98]" office:value-type="float" office:value="0.224005452527423" calcext:value-type="float">
            <text:p>0,2240054525</text:p>
          </table:table-cell>
          <table:table-cell table:number-columns-repeated="1002"/>
        </table:table-row>
        <table:table-row table:style-name="ro1">
          <table:table-cell table:style-name="ce2" office:value-type="float" office:value="47.7" calcext:value-type="float">
            <text:p>47,7</text:p>
          </table:table-cell>
          <table:table-cell table:style-name="ce3" table:formula="of:=[.B99]/[.$E99]" office:value-type="float" office:value="0.078969107137616" calcext:value-type="float">
            <text:p>0,0789691071</text:p>
          </table:table-cell>
          <table:table-cell table:style-name="ce3" table:formula="of:=[.C99]/[.$E99]" office:value-type="float" office:value="0.0261347483548739" calcext:value-type="float">
            <text:p>0,0261347484</text:p>
          </table:table-cell>
          <table:table-cell table:style-name="ce3" table:formula="of:=[.D99]/[.$E99]" office:value-type="float" office:value="0.0323225539558573" calcext:value-type="float">
            <text:p>0,032322554</text:p>
          </table:table-cell>
          <table:table-cell table:style-name="ce3" table:formula="of:=[.E99]/[.$E99]" office:value-type="float" office:value="1" calcext:value-type="float">
            <text:p>1</text:p>
          </table:table-cell>
          <table:table-cell table:style-name="ce3" table:formula="of:=[.F99]/[.$E99]" office:value-type="float" office:value="0.0153818320557511" calcext:value-type="float">
            <text:p>0,0153818321</text:p>
          </table:table-cell>
          <table:table-cell table:style-name="ce3" table:formula="of:=[.G99]/[.$E99]" office:value-type="float" office:value="0.323269135034599" calcext:value-type="float">
            <text:p>0,323269135</text:p>
          </table:table-cell>
          <table:table-cell table:style-name="ce3" table:formula="of:=[.H99]/[.$E99]" office:value-type="float" office:value="0.0256684246659566" calcext:value-type="float">
            <text:p>0,0256684247</text:p>
          </table:table-cell>
          <table:table-cell table:style-name="ce3" table:formula="of:=[.I99]/[.$E99]" office:value-type="float" office:value="0.293790628216508" calcext:value-type="float">
            <text:p>0,2937906282</text:p>
          </table:table-cell>
          <table:table-cell table:style-name="ce3" table:formula="of:=[.J99]/[.$E99]" office:value-type="float" office:value="0.0688322860821455" calcext:value-type="float">
            <text:p>0,0688322861</text:p>
          </table:table-cell>
          <table:table-cell table:style-name="ce3" table:formula="of:=[.K99]/[.$E99]" office:value-type="float" office:value="0.0645749987243232" calcext:value-type="float">
            <text:p>0,0645749987</text:p>
          </table:table-cell>
          <table:table-cell table:style-name="ce3" table:formula="of:=[.L99]/[.$E99]" office:value-type="float" office:value="0.0312717162844245" calcext:value-type="float">
            <text:p>0,0312717163</text:p>
          </table:table-cell>
          <table:table-cell table:style-name="ce3" table:formula="of:=[.M99]/[.$E99]" office:value-type="float" office:value="0.254313009189492" calcext:value-type="float">
            <text:p>0,2543130092</text:p>
          </table:table-cell>
          <table:table-cell table:style-name="ce3" table:formula="of:=[.N99]/[.$E99]" office:value-type="float" office:value="0.082598200173623" calcext:value-type="float">
            <text:p>0,0825982002</text:p>
          </table:table-cell>
          <table:table-cell table:style-name="ce3" table:formula="of:=[.O99]/[.$E99]" office:value-type="float" office:value="0.282791402327167" calcext:value-type="float">
            <text:p>0,2827914023</text:p>
          </table:table-cell>
          <table:table-cell table:style-name="ce3" table:formula="of:=[.P99]/[.$E99]" office:value-type="float" office:value="0.0259344467823199" calcext:value-type="float">
            <text:p>0,0259344468</text:p>
          </table:table-cell>
          <table:table-cell table:style-name="ce3" table:formula="of:=[.Q99]/[.$E99]" office:value-type="float" office:value="0.0161002239141723" calcext:value-type="float">
            <text:p>0,0161002239</text:p>
          </table:table-cell>
          <table:table-cell table:style-name="ce3" table:formula="of:=[.R99]/[.$E99]" office:value-type="float" office:value="0.0930203800485328" calcext:value-type="float">
            <text:p>0,09302038</text:p>
          </table:table-cell>
          <table:table-cell table:style-name="ce3" table:formula="of:=[.S99]/[.$E99]" office:value-type="float" office:value="0.360540842372009" calcext:value-type="float">
            <text:p>0,3605408424</text:p>
          </table:table-cell>
          <table:table-cell table:style-name="ce3" table:formula="of:=[.T99]/[.$E99]" office:value-type="float" office:value="0.169464392600878" calcext:value-type="float">
            <text:p>0,1694643926</text:p>
          </table:table-cell>
          <table:table-cell table:style-name="ce3" table:formula="of:=[.U99]/[.$E99]" office:value-type="float" office:value="0.222026764591449" calcext:value-type="float">
            <text:p>0,2220267646</text:p>
          </table:table-cell>
          <table:table-cell table:style-name="ce3" table:formula="of:=[.V99]/[.$E99]" office:value-type="float" office:value="0.232442543350858" calcext:value-type="float">
            <text:p>0,2324425434</text:p>
          </table:table-cell>
          <table:table-cell table:number-columns-repeated="1002"/>
        </table:table-row>
        <table:table-row table:style-name="ro1">
          <table:table-cell table:style-name="ce2" office:value-type="float" office:value="49.5" calcext:value-type="float">
            <text:p>49,5</text:p>
          </table:table-cell>
          <table:table-cell table:style-name="ce3" table:formula="of:=[.B100]/[.$E100]" office:value-type="float" office:value="0.0819664883250867" calcext:value-type="float">
            <text:p>0,0819664883</text:p>
          </table:table-cell>
          <table:table-cell table:style-name="ce3" table:formula="of:=[.C100]/[.$E100]" office:value-type="float" office:value="0.0298524254216213" calcext:value-type="float">
            <text:p>0,0298524254</text:p>
          </table:table-cell>
          <table:table-cell table:style-name="ce3" table:formula="of:=[.D100]/[.$E100]" office:value-type="float" office:value="0.0346895947703797" calcext:value-type="float">
            <text:p>0,0346895948</text:p>
          </table:table-cell>
          <table:table-cell table:style-name="ce3" table:formula="of:=[.E100]/[.$E100]" office:value-type="float" office:value="1" calcext:value-type="float">
            <text:p>1</text:p>
          </table:table-cell>
          <table:table-cell table:style-name="ce3" table:formula="of:=[.F100]/[.$E100]" office:value-type="float" office:value="0.014050232968346" calcext:value-type="float">
            <text:p>0,014050233</text:p>
          </table:table-cell>
          <table:table-cell table:style-name="ce3" table:formula="of:=[.G100]/[.$E100]" office:value-type="float" office:value="0.323289627913829" calcext:value-type="float">
            <text:p>0,3232896279</text:p>
          </table:table-cell>
          <table:table-cell table:style-name="ce3" table:formula="of:=[.H100]/[.$E100]" office:value-type="float" office:value="0.0247641194516667" calcext:value-type="float">
            <text:p>0,0247641195</text:p>
          </table:table-cell>
          <table:table-cell table:style-name="ce3" table:formula="of:=[.I100]/[.$E100]" office:value-type="float" office:value="0.29055674827958" calcext:value-type="float">
            <text:p>0,2905567483</text:p>
          </table:table-cell>
          <table:table-cell table:style-name="ce3" table:formula="of:=[.J100]/[.$E100]" office:value-type="float" office:value="0.0712624659635538" calcext:value-type="float">
            <text:p>0,071262466</text:p>
          </table:table-cell>
          <table:table-cell table:style-name="ce3" table:formula="of:=[.K100]/[.$E100]" office:value-type="float" office:value="0.0673905695232972" calcext:value-type="float">
            <text:p>0,0673905695</text:p>
          </table:table-cell>
          <table:table-cell table:style-name="ce3" table:formula="of:=[.L100]/[.$E100]" office:value-type="float" office:value="0.0280147460651038" calcext:value-type="float">
            <text:p>0,0280147461</text:p>
          </table:table-cell>
          <table:table-cell table:style-name="ce3" table:formula="of:=[.M100]/[.$E100]" office:value-type="float" office:value="0.259264644484247" calcext:value-type="float">
            <text:p>0,2592646445</text:p>
          </table:table-cell>
          <table:table-cell table:style-name="ce3" table:formula="of:=[.N100]/[.$E100]" office:value-type="float" office:value="0.0868322832246224" calcext:value-type="float">
            <text:p>0,0868322832</text:p>
          </table:table-cell>
          <table:table-cell table:style-name="ce3" table:formula="of:=[.O100]/[.$E100]" office:value-type="float" office:value="0.292513607131392" calcext:value-type="float">
            <text:p>0,2925136071</text:p>
          </table:table-cell>
          <table:table-cell table:style-name="ce3" table:formula="of:=[.P100]/[.$E100]" office:value-type="float" office:value="0.0265914643441655" calcext:value-type="float">
            <text:p>0,0265914643</text:p>
          </table:table-cell>
          <table:table-cell table:style-name="ce3" table:formula="of:=[.Q100]/[.$E100]" office:value-type="float" office:value="0.0158466267290368" calcext:value-type="float">
            <text:p>0,0158466267</text:p>
          </table:table-cell>
          <table:table-cell table:style-name="ce3" table:formula="of:=[.R100]/[.$E100]" office:value-type="float" office:value="0.0982681842276168" calcext:value-type="float">
            <text:p>0,0982681842</text:p>
          </table:table-cell>
          <table:table-cell table:style-name="ce3" table:formula="of:=[.S100]/[.$E100]" office:value-type="float" office:value="0.36258401684076" calcext:value-type="float">
            <text:p>0,3625840168</text:p>
          </table:table-cell>
          <table:table-cell table:style-name="ce3" table:formula="of:=[.T100]/[.$E100]" office:value-type="float" office:value="0.170963756838711" calcext:value-type="float">
            <text:p>0,1709637568</text:p>
          </table:table-cell>
          <table:table-cell table:style-name="ce3" table:formula="of:=[.U100]/[.$E100]" office:value-type="float" office:value="0.224343837312176" calcext:value-type="float">
            <text:p>0,2243438373</text:p>
          </table:table-cell>
          <table:table-cell table:style-name="ce3" table:formula="of:=[.V100]/[.$E100]" office:value-type="float" office:value="0.230286245578326" calcext:value-type="float">
            <text:p>0,2302862456</text:p>
          </table:table-cell>
          <table:table-cell table:number-columns-repeated="1002"/>
        </table:table-row>
        <table:table-row table:style-name="ro1">
          <table:table-cell table:style-name="ce2" office:value-type="float" office:value="51.3" calcext:value-type="float">
            <text:p>51,3</text:p>
          </table:table-cell>
          <table:table-cell table:style-name="ce3" table:formula="of:=[.B101]/[.$E101]" office:value-type="float" office:value="0.0828123964962599" calcext:value-type="float">
            <text:p>0,0828123965</text:p>
          </table:table-cell>
          <table:table-cell table:style-name="ce3" table:formula="of:=[.C101]/[.$E101]" office:value-type="float" office:value="0.0308814170125382" calcext:value-type="float">
            <text:p>0,030881417</text:p>
          </table:table-cell>
          <table:table-cell table:style-name="ce3" table:formula="of:=[.D101]/[.$E101]" office:value-type="float" office:value="0.0335105353920826" calcext:value-type="float">
            <text:p>0,0335105354</text:p>
          </table:table-cell>
          <table:table-cell table:style-name="ce3" table:formula="of:=[.E101]/[.$E101]" office:value-type="float" office:value="1" calcext:value-type="float">
            <text:p>1</text:p>
          </table:table-cell>
          <table:table-cell table:style-name="ce3" table:formula="of:=[.F101]/[.$E101]" office:value-type="float" office:value="0.0217123976807266" calcext:value-type="float">
            <text:p>0,0217123977</text:p>
          </table:table-cell>
          <table:table-cell table:style-name="ce3" table:formula="of:=[.G101]/[.$E101]" office:value-type="float" office:value="0.321998791844026" calcext:value-type="float">
            <text:p>0,3219987918</text:p>
          </table:table-cell>
          <table:table-cell table:style-name="ce3" table:formula="of:=[.H101]/[.$E101]" office:value-type="float" office:value="0.0242335294429892" calcext:value-type="float">
            <text:p>0,0242335294</text:p>
          </table:table-cell>
          <table:table-cell table:style-name="ce3" table:formula="of:=[.I101]/[.$E101]" office:value-type="float" office:value="0.30180507506667" calcext:value-type="float">
            <text:p>0,3018050751</text:p>
          </table:table-cell>
          <table:table-cell table:style-name="ce3" table:formula="of:=[.J101]/[.$E101]" office:value-type="float" office:value="0.0707525519772477" calcext:value-type="float">
            <text:p>0,070752552</text:p>
          </table:table-cell>
          <table:table-cell table:style-name="ce3" table:formula="of:=[.K101]/[.$E101]" office:value-type="float" office:value="0.0708665157641543" calcext:value-type="float">
            <text:p>0,0708665158</text:p>
          </table:table-cell>
          <table:table-cell table:style-name="ce3" table:formula="of:=[.L101]/[.$E101]" office:value-type="float" office:value="0.0299924364127857" calcext:value-type="float">
            <text:p>0,0299924364</text:p>
          </table:table-cell>
          <table:table-cell table:style-name="ce3" table:formula="of:=[.M101]/[.$E101]" office:value-type="float" office:value="0.26742656142315" calcext:value-type="float">
            <text:p>0,2674265614</text:p>
          </table:table-cell>
          <table:table-cell table:style-name="ce3" table:formula="of:=[.N101]/[.$E101]" office:value-type="float" office:value="0.087031154104813" calcext:value-type="float">
            <text:p>0,0870311541</text:p>
          </table:table-cell>
          <table:table-cell table:style-name="ce3" table:formula="of:=[.O101]/[.$E101]" office:value-type="float" office:value="0.299309716421138" calcext:value-type="float">
            <text:p>0,2993097164</text:p>
          </table:table-cell>
          <table:table-cell table:style-name="ce3" table:formula="of:=[.P101]/[.$E101]" office:value-type="float" office:value="0.0253425548813844" calcext:value-type="float">
            <text:p>0,0253425549</text:p>
          </table:table-cell>
          <table:table-cell table:style-name="ce3" table:formula="of:=[.Q101]/[.$E101]" office:value-type="float" office:value="0.0167817125588998" calcext:value-type="float">
            <text:p>0,0167817126</text:p>
          </table:table-cell>
          <table:table-cell table:style-name="ce3" table:formula="of:=[.R101]/[.$E101]" office:value-type="float" office:value="0.0991163878856261" calcext:value-type="float">
            <text:p>0,0991163879</text:p>
          </table:table-cell>
          <table:table-cell table:style-name="ce3" table:formula="of:=[.S101]/[.$E101]" office:value-type="float" office:value="0.346558419759185" calcext:value-type="float">
            <text:p>0,3465584198</text:p>
          </table:table-cell>
          <table:table-cell table:style-name="ce3" table:formula="of:=[.T101]/[.$E101]" office:value-type="float" office:value="0.183548569932007" calcext:value-type="float">
            <text:p>0,1835485699</text:p>
          </table:table-cell>
          <table:table-cell table:style-name="ce3" table:formula="of:=[.U101]/[.$E101]" office:value-type="float" office:value="0.237288369809788" calcext:value-type="float">
            <text:p>0,2372883698</text:p>
          </table:table-cell>
          <table:table-cell table:style-name="ce3" table:formula="of:=[.V101]/[.$E101]" office:value-type="float" office:value="0.243448473726994" calcext:value-type="float">
            <text:p>0,2434484737</text:p>
          </table:table-cell>
          <table:table-cell table:number-columns-repeated="100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3" table:formula="of:=[.B102]/[.$E102]" office:value-type="float" office:value="0.0776843267084894" calcext:value-type="float">
            <text:p>0,0776843267</text:p>
          </table:table-cell>
          <table:table-cell table:style-name="ce3" table:formula="of:=[.C102]/[.$E102]" office:value-type="float" office:value="0.0279937511303665" calcext:value-type="float">
            <text:p>0,0279937511</text:p>
          </table:table-cell>
          <table:table-cell table:style-name="ce3" table:formula="of:=[.D102]/[.$E102]" office:value-type="float" office:value="0.037576694305905" calcext:value-type="float">
            <text:p>0,0375766943</text:p>
          </table:table-cell>
          <table:table-cell table:style-name="ce3" table:formula="of:=[.E102]/[.$E102]" office:value-type="float" office:value="1" calcext:value-type="float">
            <text:p>1</text:p>
          </table:table-cell>
          <table:table-cell table:style-name="ce3" table:formula="of:=[.F102]/[.$E102]" office:value-type="float" office:value="0.0152171869446565" calcext:value-type="float">
            <text:p>0,0152171869</text:p>
          </table:table-cell>
          <table:table-cell table:style-name="ce3" table:formula="of:=[.G102]/[.$E102]" office:value-type="float" office:value="0.32762580482022" calcext:value-type="float">
            <text:p>0,3276258048</text:p>
          </table:table-cell>
          <table:table-cell table:style-name="ce3" table:formula="of:=[.H102]/[.$E102]" office:value-type="float" office:value="0.0275657969105401" calcext:value-type="float">
            <text:p>0,0275657969</text:p>
          </table:table-cell>
          <table:table-cell table:style-name="ce3" table:formula="of:=[.I102]/[.$E102]" office:value-type="float" office:value="0.297985390942028" calcext:value-type="float">
            <text:p>0,2979853909</text:p>
          </table:table-cell>
          <table:table-cell table:style-name="ce3" table:formula="of:=[.J102]/[.$E102]" office:value-type="float" office:value="0.0730715908695539" calcext:value-type="float">
            <text:p>0,0730715909</text:p>
          </table:table-cell>
          <table:table-cell table:style-name="ce3" table:formula="of:=[.K102]/[.$E102]" office:value-type="float" office:value="0.0658091919442993" calcext:value-type="float">
            <text:p>0,0658091919</text:p>
          </table:table-cell>
          <table:table-cell table:style-name="ce3" table:formula="of:=[.L102]/[.$E102]" office:value-type="float" office:value="0.026809749679622" calcext:value-type="float">
            <text:p>0,0268097497</text:p>
          </table:table-cell>
          <table:table-cell table:style-name="ce3" table:formula="of:=[.M102]/[.$E102]" office:value-type="float" office:value="0.275149943549708" calcext:value-type="float">
            <text:p>0,2751499435</text:p>
          </table:table-cell>
          <table:table-cell table:style-name="ce3" table:formula="of:=[.N102]/[.$E102]" office:value-type="float" office:value="0.0858702102915489" calcext:value-type="float">
            <text:p>0,0858702103</text:p>
          </table:table-cell>
          <table:table-cell table:style-name="ce3" table:formula="of:=[.O102]/[.$E102]" office:value-type="float" office:value="0.299959192113845" calcext:value-type="float">
            <text:p>0,2999591921</text:p>
          </table:table-cell>
          <table:table-cell table:style-name="ce3" table:formula="of:=[.P102]/[.$E102]" office:value-type="float" office:value="0.0272584911021227" calcext:value-type="float">
            <text:p>0,0272584911</text:p>
          </table:table-cell>
          <table:table-cell table:style-name="ce3" table:formula="of:=[.Q102]/[.$E102]" office:value-type="float" office:value="0.0175011006959168" calcext:value-type="float">
            <text:p>0,0175011007</text:p>
          </table:table-cell>
          <table:table-cell table:style-name="ce3" table:formula="of:=[.R102]/[.$E102]" office:value-type="float" office:value="0.0953922593586366" calcext:value-type="float">
            <text:p>0,0953922594</text:p>
          </table:table-cell>
          <table:table-cell table:style-name="ce3" table:formula="of:=[.S102]/[.$E102]" office:value-type="float" office:value="0.371273858301718" calcext:value-type="float">
            <text:p>0,3712738583</text:p>
          </table:table-cell>
          <table:table-cell table:style-name="ce3" table:formula="of:=[.T102]/[.$E102]" office:value-type="float" office:value="0.173774631446031" calcext:value-type="float">
            <text:p>0,1737746314</text:p>
          </table:table-cell>
          <table:table-cell table:style-name="ce3" table:formula="of:=[.U102]/[.$E102]" office:value-type="float" office:value="0.236627267675085" calcext:value-type="float">
            <text:p>0,2366272677</text:p>
          </table:table-cell>
          <table:table-cell table:style-name="ce3" table:formula="of:=[.V102]/[.$E102]" office:value-type="float" office:value="0.242308058251013" calcext:value-type="float">
            <text:p>0,2423080583</text:p>
          </table:table-cell>
          <table:table-cell table:number-columns-repeated="1002"/>
        </table:table-row>
        <table:table-row table:style-name="ro1">
          <table:table-cell table:style-name="ce2" office:value-type="float" office:value="54.8" calcext:value-type="float">
            <text:p>54,8</text:p>
          </table:table-cell>
          <table:table-cell table:style-name="ce3" table:formula="of:=[.B103]/[.$E103]" office:value-type="float" office:value="0.0787119365556202" calcext:value-type="float">
            <text:p>0,0787119366</text:p>
          </table:table-cell>
          <table:table-cell table:style-name="ce3" table:formula="of:=[.C103]/[.$E103]" office:value-type="float" office:value="0.0290544646317634" calcext:value-type="float">
            <text:p>0,0290544646</text:p>
          </table:table-cell>
          <table:table-cell table:style-name="ce3" table:formula="of:=[.D103]/[.$E103]" office:value-type="float" office:value="0.0311157147147461" calcext:value-type="float">
            <text:p>0,0311157147</text:p>
          </table:table-cell>
          <table:table-cell table:style-name="ce3" table:formula="of:=[.E103]/[.$E103]" office:value-type="float" office:value="1" calcext:value-type="float">
            <text:p>1</text:p>
          </table:table-cell>
          <table:table-cell table:style-name="ce3" table:formula="of:=[.F103]/[.$E103]" office:value-type="float" office:value="0.0172949758373688" calcext:value-type="float">
            <text:p>0,0172949758</text:p>
          </table:table-cell>
          <table:table-cell table:style-name="ce3" table:formula="of:=[.G103]/[.$E103]" office:value-type="float" office:value="0.320113531736108" calcext:value-type="float">
            <text:p>0,3201135317</text:p>
          </table:table-cell>
          <table:table-cell table:style-name="ce3" table:formula="of:=[.H103]/[.$E103]" office:value-type="float" office:value="0.0249061316167334" calcext:value-type="float">
            <text:p>0,0249061316</text:p>
          </table:table-cell>
          <table:table-cell table:style-name="ce3" table:formula="of:=[.I103]/[.$E103]" office:value-type="float" office:value="0.303780380229631" calcext:value-type="float">
            <text:p>0,3037803802</text:p>
          </table:table-cell>
          <table:table-cell table:style-name="ce3" table:formula="of:=[.J103]/[.$E103]" office:value-type="float" office:value="0.0712276265130857" calcext:value-type="float">
            <text:p>0,0712276265</text:p>
          </table:table-cell>
          <table:table-cell table:style-name="ce3" table:formula="of:=[.K103]/[.$E103]" office:value-type="float" office:value="0.0690109540471754" calcext:value-type="float">
            <text:p>0,069010954</text:p>
          </table:table-cell>
          <table:table-cell table:style-name="ce3" table:formula="of:=[.L103]/[.$E103]" office:value-type="float" office:value="0.0273368476891789" calcext:value-type="float">
            <text:p>0,0273368477</text:p>
          </table:table-cell>
          <table:table-cell table:style-name="ce3" table:formula="of:=[.M103]/[.$E103]" office:value-type="float" office:value="0.263151852606955" calcext:value-type="float">
            <text:p>0,2631518526</text:p>
          </table:table-cell>
          <table:table-cell table:style-name="ce3" table:formula="of:=[.N103]/[.$E103]" office:value-type="float" office:value="0.0822799427792104" calcext:value-type="float">
            <text:p>0,0822799428</text:p>
          </table:table-cell>
          <table:table-cell table:style-name="ce3" table:formula="of:=[.O103]/[.$E103]" office:value-type="float" office:value="0.295115126225159" calcext:value-type="float">
            <text:p>0,2951151262</text:p>
          </table:table-cell>
          <table:table-cell table:style-name="ce3" table:formula="of:=[.P103]/[.$E103]" office:value-type="float" office:value="0.0263626351146836" calcext:value-type="float">
            <text:p>0,0263626351</text:p>
          </table:table-cell>
          <table:table-cell table:style-name="ce3" table:formula="of:=[.Q103]/[.$E103]" office:value-type="float" office:value="0.0170826745419495" calcext:value-type="float">
            <text:p>0,0170826745</text:p>
          </table:table-cell>
          <table:table-cell table:style-name="ce3" table:formula="of:=[.R103]/[.$E103]" office:value-type="float" office:value="0.0982359456645325" calcext:value-type="float">
            <text:p>0,0982359457</text:p>
          </table:table-cell>
          <table:table-cell table:style-name="ce3" table:formula="of:=[.S103]/[.$E103]" office:value-type="float" office:value="0.356148353209376" calcext:value-type="float">
            <text:p>0,3561483532</text:p>
          </table:table-cell>
          <table:table-cell table:style-name="ce3" table:formula="of:=[.T103]/[.$E103]" office:value-type="float" office:value="0.181773260872032" calcext:value-type="float">
            <text:p>0,1817732609</text:p>
          </table:table-cell>
          <table:table-cell table:style-name="ce3" table:formula="of:=[.U103]/[.$E103]" office:value-type="float" office:value="0.235033214829197" calcext:value-type="float">
            <text:p>0,2350332148</text:p>
          </table:table-cell>
          <table:table-cell table:style-name="ce3" table:formula="of:=[.V103]/[.$E103]" office:value-type="float" office:value="0.239212566469683" calcext:value-type="float">
            <text:p>0,2392125665</text:p>
          </table:table-cell>
          <table:table-cell table:number-columns-repeated="1002"/>
        </table:table-row>
        <table:table-row table:style-name="ro1">
          <table:table-cell table:style-name="ce2" office:value-type="float" office:value="56.6" calcext:value-type="float">
            <text:p>56,6</text:p>
          </table:table-cell>
          <table:table-cell table:style-name="ce3" table:formula="of:=[.B104]/[.$E104]" office:value-type="float" office:value="0.0766842794534478" calcext:value-type="float">
            <text:p>0,0766842795</text:p>
          </table:table-cell>
          <table:table-cell table:style-name="ce3" table:formula="of:=[.C104]/[.$E104]" office:value-type="float" office:value="0.0338382624169334" calcext:value-type="float">
            <text:p>0,0338382624</text:p>
          </table:table-cell>
          <table:table-cell table:style-name="ce3" table:formula="of:=[.D104]/[.$E104]" office:value-type="float" office:value="0.0306902414614599" calcext:value-type="float">
            <text:p>0,0306902415</text:p>
          </table:table-cell>
          <table:table-cell table:style-name="ce3" table:formula="of:=[.E104]/[.$E104]" office:value-type="float" office:value="1" calcext:value-type="float">
            <text:p>1</text:p>
          </table:table-cell>
          <table:table-cell table:style-name="ce3" table:formula="of:=[.F104]/[.$E104]" office:value-type="float" office:value="0.0196298619424975" calcext:value-type="float">
            <text:p>0,0196298619</text:p>
          </table:table-cell>
          <table:table-cell table:style-name="ce3" table:formula="of:=[.G104]/[.$E104]" office:value-type="float" office:value="0.316706069808507" calcext:value-type="float">
            <text:p>0,3167060698</text:p>
          </table:table-cell>
          <table:table-cell table:style-name="ce3" table:formula="of:=[.H104]/[.$E104]" office:value-type="float" office:value="0.025387822404272" calcext:value-type="float">
            <text:p>0,0253878224</text:p>
          </table:table-cell>
          <table:table-cell table:style-name="ce3" table:formula="of:=[.I104]/[.$E104]" office:value-type="float" office:value="0.3024778537638" calcext:value-type="float">
            <text:p>0,3024778538</text:p>
          </table:table-cell>
          <table:table-cell table:style-name="ce3" table:formula="of:=[.J104]/[.$E104]" office:value-type="float" office:value="0.0697512136867485" calcext:value-type="float">
            <text:p>0,0697512137</text:p>
          </table:table-cell>
          <table:table-cell table:style-name="ce3" table:formula="of:=[.K104]/[.$E104]" office:value-type="float" office:value="0.0642913671700562" calcext:value-type="float">
            <text:p>0,0642913672</text:p>
          </table:table-cell>
          <table:table-cell table:style-name="ce3" table:formula="of:=[.L104]/[.$E104]" office:value-type="float" office:value="0.0311153077921513" calcext:value-type="float">
            <text:p>0,0311153078</text:p>
          </table:table-cell>
          <table:table-cell table:style-name="ce3" table:formula="of:=[.M104]/[.$E104]" office:value-type="float" office:value="0.258169967749245" calcext:value-type="float">
            <text:p>0,2581699677</text:p>
          </table:table-cell>
          <table:table-cell table:style-name="ce3" table:formula="of:=[.N104]/[.$E104]" office:value-type="float" office:value="0.0865378325016799" calcext:value-type="float">
            <text:p>0,0865378325</text:p>
          </table:table-cell>
          <table:table-cell table:style-name="ce3" table:formula="of:=[.O104]/[.$E104]" office:value-type="float" office:value="0.290341040456947" calcext:value-type="float">
            <text:p>0,2903410405</text:p>
          </table:table-cell>
          <table:table-cell table:style-name="ce3" table:formula="of:=[.P104]/[.$E104]" office:value-type="float" office:value="0.0274913745382518" calcext:value-type="float">
            <text:p>0,0274913745</text:p>
          </table:table-cell>
          <table:table-cell table:style-name="ce3" table:formula="of:=[.Q104]/[.$E104]" office:value-type="float" office:value="0.0166372638638899" calcext:value-type="float">
            <text:p>0,0166372639</text:p>
          </table:table-cell>
          <table:table-cell table:style-name="ce3" table:formula="of:=[.R104]/[.$E104]" office:value-type="float" office:value="0.0988469451040981" calcext:value-type="float">
            <text:p>0,0988469451</text:p>
          </table:table-cell>
          <table:table-cell table:style-name="ce3" table:formula="of:=[.S104]/[.$E104]" office:value-type="float" office:value="0.346437402911494" calcext:value-type="float">
            <text:p>0,3464374029</text:p>
          </table:table-cell>
          <table:table-cell table:style-name="ce3" table:formula="of:=[.T104]/[.$E104]" office:value-type="float" office:value="0.184747374504662" calcext:value-type="float">
            <text:p>0,1847473745</text:p>
          </table:table-cell>
          <table:table-cell table:style-name="ce3" table:formula="of:=[.U104]/[.$E104]" office:value-type="float" office:value="0.224229579973569" calcext:value-type="float">
            <text:p>0,22422958</text:p>
          </table:table-cell>
          <table:table-cell table:style-name="ce3" table:formula="of:=[.V104]/[.$E104]" office:value-type="float" office:value="0.229743807566568" calcext:value-type="float">
            <text:p>0,2297438076</text:p>
          </table:table-cell>
          <table:table-cell table:number-columns-repeated="1002"/>
        </table:table-row>
        <table:table-row table:style-name="ro1">
          <table:table-cell table:style-name="ce2" office:value-type="float" office:value="58.3" calcext:value-type="float">
            <text:p>58,3</text:p>
          </table:table-cell>
          <table:table-cell table:style-name="ce3" table:formula="of:=[.B105]/[.$E105]" office:value-type="float" office:value="0.0764890566547688" calcext:value-type="float">
            <text:p>0,0764890567</text:p>
          </table:table-cell>
          <table:table-cell table:style-name="ce3" table:formula="of:=[.C105]/[.$E105]" office:value-type="float" office:value="0.0280385996867183" calcext:value-type="float">
            <text:p>0,0280385997</text:p>
          </table:table-cell>
          <table:table-cell table:style-name="ce3" table:formula="of:=[.D105]/[.$E105]" office:value-type="float" office:value="0.0336267045243735" calcext:value-type="float">
            <text:p>0,0336267045</text:p>
          </table:table-cell>
          <table:table-cell table:style-name="ce3" table:formula="of:=[.E105]/[.$E105]" office:value-type="float" office:value="1" calcext:value-type="float">
            <text:p>1</text:p>
          </table:table-cell>
          <table:table-cell table:style-name="ce3" table:formula="of:=[.F105]/[.$E105]" office:value-type="float" office:value="0.017250800120318" calcext:value-type="float">
            <text:p>0,0172508001</text:p>
          </table:table-cell>
          <table:table-cell table:style-name="ce3" table:formula="of:=[.G105]/[.$E105]" office:value-type="float" office:value="0.325269370665422" calcext:value-type="float">
            <text:p>0,3252693707</text:p>
          </table:table-cell>
          <table:table-cell table:style-name="ce3" table:formula="of:=[.H105]/[.$E105]" office:value-type="float" office:value="0.0281652566413342" calcext:value-type="float">
            <text:p>0,0281652566</text:p>
          </table:table-cell>
          <table:table-cell table:style-name="ce3" table:formula="of:=[.I105]/[.$E105]" office:value-type="float" office:value="0.300616410379676" calcext:value-type="float">
            <text:p>0,3006164104</text:p>
          </table:table-cell>
          <table:table-cell table:style-name="ce3" table:formula="of:=[.J105]/[.$E105]" office:value-type="float" office:value="0.0679653918303929" calcext:value-type="float">
            <text:p>0,0679653918</text:p>
          </table:table-cell>
          <table:table-cell table:style-name="ce3" table:formula="of:=[.K105]/[.$E105]" office:value-type="float" office:value="0.0680406759048725" calcext:value-type="float">
            <text:p>0,0680406759</text:p>
          </table:table-cell>
          <table:table-cell table:style-name="ce3" table:formula="of:=[.L105]/[.$E105]" office:value-type="float" office:value="0.028054303783517" calcext:value-type="float">
            <text:p>0,0280543038</text:p>
          </table:table-cell>
          <table:table-cell table:style-name="ce3" table:formula="of:=[.M105]/[.$E105]" office:value-type="float" office:value="0.263376316083539" calcext:value-type="float">
            <text:p>0,2633763161</text:p>
          </table:table-cell>
          <table:table-cell table:style-name="ce3" table:formula="of:=[.N105]/[.$E105]" office:value-type="float" office:value="0.0807500833785122" calcext:value-type="float">
            <text:p>0,0807500834</text:p>
          </table:table-cell>
          <table:table-cell table:style-name="ce3" table:formula="of:=[.O105]/[.$E105]" office:value-type="float" office:value="0.297258410189069" calcext:value-type="float">
            <text:p>0,2972584102</text:p>
          </table:table-cell>
          <table:table-cell table:style-name="ce3" table:formula="of:=[.P105]/[.$E105]" office:value-type="float" office:value="0.0275831808795548" calcext:value-type="float">
            <text:p>0,0275831809</text:p>
          </table:table-cell>
          <table:table-cell table:style-name="ce3" table:formula="of:=[.Q105]/[.$E105]" office:value-type="float" office:value="0.0152020436519541" calcext:value-type="float">
            <text:p>0,0152020437</text:p>
          </table:table-cell>
          <table:table-cell table:style-name="ce3" table:formula="of:=[.R105]/[.$E105]" office:value-type="float" office:value="0.0971135337510195" calcext:value-type="float">
            <text:p>0,0971135338</text:p>
          </table:table-cell>
          <table:table-cell table:style-name="ce3" table:formula="of:=[.S105]/[.$E105]" office:value-type="float" office:value="0.352625470305267" calcext:value-type="float">
            <text:p>0,3526254703</text:p>
          </table:table-cell>
          <table:table-cell table:style-name="ce3" table:formula="of:=[.T105]/[.$E105]" office:value-type="float" office:value="0.178347794917441" calcext:value-type="float">
            <text:p>0,1783477949</text:p>
          </table:table-cell>
          <table:table-cell table:style-name="ce3" table:formula="of:=[.U105]/[.$E105]" office:value-type="float" office:value="0.228601942509377" calcext:value-type="float">
            <text:p>0,2286019425</text:p>
          </table:table-cell>
          <table:table-cell table:style-name="ce3" table:formula="of:=[.V105]/[.$E105]" office:value-type="float" office:value="0.233470922615277" calcext:value-type="float">
            <text:p>0,2334709226</text:p>
          </table:table-cell>
          <table:table-cell table:number-columns-repeated="1002"/>
        </table:table-row>
        <table:table-row table:style-name="ro1">
          <table:table-cell table:style-name="ce2" office:value-type="float" office:value="60.1" calcext:value-type="float">
            <text:p>60,1</text:p>
          </table:table-cell>
          <table:table-cell table:style-name="ce3" table:formula="of:=[.B106]/[.$E106]" office:value-type="float" office:value="0.0751666189683878" calcext:value-type="float">
            <text:p>0,075166619</text:p>
          </table:table-cell>
          <table:table-cell table:style-name="ce3" table:formula="of:=[.C106]/[.$E106]" office:value-type="float" office:value="0.0296426172127982" calcext:value-type="float">
            <text:p>0,0296426172</text:p>
          </table:table-cell>
          <table:table-cell table:style-name="ce3" table:formula="of:=[.D106]/[.$E106]" office:value-type="float" office:value="0.0336990674391407" calcext:value-type="float">
            <text:p>0,0336990674</text:p>
          </table:table-cell>
          <table:table-cell table:style-name="ce3" table:formula="of:=[.E106]/[.$E106]" office:value-type="float" office:value="1" calcext:value-type="float">
            <text:p>1</text:p>
          </table:table-cell>
          <table:table-cell table:style-name="ce3" table:formula="of:=[.F106]/[.$E106]" office:value-type="float" office:value="0.01470333776259" calcext:value-type="float">
            <text:p>0,0147033378</text:p>
          </table:table-cell>
          <table:table-cell table:style-name="ce3" table:formula="of:=[.G106]/[.$E106]" office:value-type="float" office:value="0.31997082073815" calcext:value-type="float">
            <text:p>0,3199708207</text:p>
          </table:table-cell>
          <table:table-cell table:style-name="ce3" table:formula="of:=[.H106]/[.$E106]" office:value-type="float" office:value="0.0252971071772085" calcext:value-type="float">
            <text:p>0,0252971072</text:p>
          </table:table-cell>
          <table:table-cell table:style-name="ce3" table:formula="of:=[.I106]/[.$E106]" office:value-type="float" office:value="0.298506979787099" calcext:value-type="float">
            <text:p>0,2985069798</text:p>
          </table:table-cell>
          <table:table-cell table:style-name="ce3" table:formula="of:=[.J106]/[.$E106]" office:value-type="float" office:value="0.0747114620337264" calcext:value-type="float">
            <text:p>0,074711462</text:p>
          </table:table-cell>
          <table:table-cell table:style-name="ce3" table:formula="of:=[.K106]/[.$E106]" office:value-type="float" office:value="0.065725092572197" calcext:value-type="float">
            <text:p>0,0657250926</text:p>
          </table:table-cell>
          <table:table-cell table:style-name="ce3" table:formula="of:=[.L106]/[.$E106]" office:value-type="float" office:value="0.0285017860762407" calcext:value-type="float">
            <text:p>0,0285017861</text:p>
          </table:table-cell>
          <table:table-cell table:style-name="ce3" table:formula="of:=[.M106]/[.$E106]" office:value-type="float" office:value="0.257262859446813" calcext:value-type="float">
            <text:p>0,2572628594</text:p>
          </table:table-cell>
          <table:table-cell table:style-name="ce3" table:formula="of:=[.N106]/[.$E106]" office:value-type="float" office:value="0.0859867034410326" calcext:value-type="float">
            <text:p>0,0859867034</text:p>
          </table:table-cell>
          <table:table-cell table:style-name="ce3" table:formula="of:=[.O106]/[.$E106]" office:value-type="float" office:value="0.300234115237211" calcext:value-type="float">
            <text:p>0,3002341152</text:p>
          </table:table-cell>
          <table:table-cell table:style-name="ce3" table:formula="of:=[.P106]/[.$E106]" office:value-type="float" office:value="0.0265818433800923" calcext:value-type="float">
            <text:p>0,0265818434</text:p>
          </table:table-cell>
          <table:table-cell table:style-name="ce3" table:formula="of:=[.Q106]/[.$E106]" office:value-type="float" office:value="0.0167913825597881" calcext:value-type="float">
            <text:p>0,0167913826</text:p>
          </table:table-cell>
          <table:table-cell table:style-name="ce3" table:formula="of:=[.R106]/[.$E106]" office:value-type="float" office:value="0.0967373278673486" calcext:value-type="float">
            <text:p>0,0967373279</text:p>
          </table:table-cell>
          <table:table-cell table:style-name="ce3" table:formula="of:=[.S106]/[.$E106]" office:value-type="float" office:value="0.361336379431477" calcext:value-type="float">
            <text:p>0,3613363794</text:p>
          </table:table-cell>
          <table:table-cell table:style-name="ce3" table:formula="of:=[.T106]/[.$E106]" office:value-type="float" office:value="0.181897432038192" calcext:value-type="float">
            <text:p>0,181897432</text:p>
          </table:table-cell>
          <table:table-cell table:style-name="ce3" table:formula="of:=[.U106]/[.$E106]" office:value-type="float" office:value="0.23480385021239" calcext:value-type="float">
            <text:p>0,2348038502</text:p>
          </table:table-cell>
          <table:table-cell table:style-name="ce3" table:formula="of:=[.V106]/[.$E106]" office:value-type="float" office:value="0.228250161633995" calcext:value-type="float">
            <text:p>0,2282501616</text:p>
          </table:table-cell>
          <table:table-cell table:number-columns-repeated="1002"/>
        </table:table-row>
        <table:table-row table:style-name="ro1">
          <table:table-cell table:style-name="ce2" office:value-type="float" office:value="61.9" calcext:value-type="float">
            <text:p>61,9</text:p>
          </table:table-cell>
          <table:table-cell table:style-name="ce3" table:formula="of:=[.B107]/[.$E107]" office:value-type="float" office:value="0.0777436269515593" calcext:value-type="float">
            <text:p>0,077743627</text:p>
          </table:table-cell>
          <table:table-cell table:style-name="ce3" table:formula="of:=[.C107]/[.$E107]" office:value-type="float" office:value="0.0268005687076451" calcext:value-type="float">
            <text:p>0,0268005687</text:p>
          </table:table-cell>
          <table:table-cell table:style-name="ce3" table:formula="of:=[.D107]/[.$E107]" office:value-type="float" office:value="0.0335280558149651" calcext:value-type="float">
            <text:p>0,0335280558</text:p>
          </table:table-cell>
          <table:table-cell table:style-name="ce3" table:formula="of:=[.E107]/[.$E107]" office:value-type="float" office:value="1" calcext:value-type="float">
            <text:p>1</text:p>
          </table:table-cell>
          <table:table-cell table:style-name="ce3" table:formula="of:=[.F107]/[.$E107]" office:value-type="float" office:value="0.0768384529534009" calcext:value-type="float">
            <text:p>0,076838453</text:p>
          </table:table-cell>
          <table:table-cell table:style-name="ce3" table:formula="of:=[.G107]/[.$E107]" office:value-type="float" office:value="0.320551638442577" calcext:value-type="float">
            <text:p>0,3205516384</text:p>
          </table:table-cell>
          <table:table-cell table:style-name="ce3" table:formula="of:=[.H107]/[.$E107]" office:value-type="float" office:value="0.027614623139048" calcext:value-type="float">
            <text:p>0,0276146231</text:p>
          </table:table-cell>
          <table:table-cell table:style-name="ce3" table:formula="of:=[.I107]/[.$E107]" office:value-type="float" office:value="0.275301441354871" calcext:value-type="float">
            <text:p>0,2753014414</text:p>
          </table:table-cell>
          <table:table-cell table:style-name="ce3" table:formula="of:=[.J107]/[.$E107]" office:value-type="float" office:value="0.0687693323291456" calcext:value-type="float">
            <text:p>0,0687693323</text:p>
          </table:table-cell>
          <table:table-cell table:style-name="ce3" table:formula="of:=[.K107]/[.$E107]" office:value-type="float" office:value="0.0687286999997756" calcext:value-type="float">
            <text:p>0,0687287</text:p>
          </table:table-cell>
          <table:table-cell table:style-name="ce3" table:formula="of:=[.L107]/[.$E107]" office:value-type="float" office:value="0.025309675848379" calcext:value-type="float">
            <text:p>0,0253096758</text:p>
          </table:table-cell>
          <table:table-cell table:style-name="ce3" table:formula="of:=[.M107]/[.$E107]" office:value-type="float" office:value="0.256550980407927" calcext:value-type="float">
            <text:p>0,2565509804</text:p>
          </table:table-cell>
          <table:table-cell table:style-name="ce3" table:formula="of:=[.N107]/[.$E107]" office:value-type="float" office:value="0.0855762297834472" calcext:value-type="float">
            <text:p>0,0855762298</text:p>
          </table:table-cell>
          <table:table-cell table:style-name="ce3" table:formula="of:=[.O107]/[.$E107]" office:value-type="float" office:value="0.295282107056835" calcext:value-type="float">
            <text:p>0,2952821071</text:p>
          </table:table-cell>
          <table:table-cell table:style-name="ce3" table:formula="of:=[.P107]/[.$E107]" office:value-type="float" office:value="0.0273530011184833" calcext:value-type="float">
            <text:p>0,0273530011</text:p>
          </table:table-cell>
          <table:table-cell table:style-name="ce3" table:formula="of:=[.Q107]/[.$E107]" office:value-type="float" office:value="0.014127993342933" calcext:value-type="float">
            <text:p>0,0141279933</text:p>
          </table:table-cell>
          <table:table-cell table:style-name="ce3" table:formula="of:=[.R107]/[.$E107]" office:value-type="float" office:value="0.0959833471847992" calcext:value-type="float">
            <text:p>0,0959833472</text:p>
          </table:table-cell>
          <table:table-cell table:style-name="ce3" table:formula="of:=[.S107]/[.$E107]" office:value-type="float" office:value="0.342292360050165" calcext:value-type="float">
            <text:p>0,3422923601</text:p>
          </table:table-cell>
          <table:table-cell table:style-name="ce3" table:formula="of:=[.T107]/[.$E107]" office:value-type="float" office:value="0.176744248674985" calcext:value-type="float">
            <text:p>0,1767442487</text:p>
          </table:table-cell>
          <table:table-cell table:style-name="ce3" table:formula="of:=[.U107]/[.$E107]" office:value-type="float" office:value="0.229352005786713" calcext:value-type="float">
            <text:p>0,2293520058</text:p>
          </table:table-cell>
          <table:table-cell table:style-name="ce3" table:formula="of:=[.V107]/[.$E107]" office:value-type="float" office:value="0.230584552302053" calcext:value-type="float">
            <text:p>0,2305845523</text:p>
          </table:table-cell>
          <table:table-cell table:number-columns-repeated="1002"/>
        </table:table-row>
        <table:table-row table:style-name="ro1">
          <table:table-cell table:style-name="ce2" office:value-type="float" office:value="63.6" calcext:value-type="float">
            <text:p>63,6</text:p>
          </table:table-cell>
          <table:table-cell table:style-name="ce3" table:formula="of:=[.B108]/[.$E108]" office:value-type="float" office:value="0.072158805355886" calcext:value-type="float">
            <text:p>0,0721588054</text:p>
          </table:table-cell>
          <table:table-cell table:style-name="ce3" table:formula="of:=[.C108]/[.$E108]" office:value-type="float" office:value="0.0264194454730213" calcext:value-type="float">
            <text:p>0,0264194455</text:p>
          </table:table-cell>
          <table:table-cell table:style-name="ce3" table:formula="of:=[.D108]/[.$E108]" office:value-type="float" office:value="0.0323010410453984" calcext:value-type="float">
            <text:p>0,032301041</text:p>
          </table:table-cell>
          <table:table-cell table:style-name="ce3" table:formula="of:=[.E108]/[.$E108]" office:value-type="float" office:value="1" calcext:value-type="float">
            <text:p>1</text:p>
          </table:table-cell>
          <table:table-cell table:style-name="ce3" table:formula="of:=[.F108]/[.$E108]" office:value-type="float" office:value="0.0159375485825897" calcext:value-type="float">
            <text:p>0,0159375486</text:p>
          </table:table-cell>
          <table:table-cell table:style-name="ce3" table:formula="of:=[.G108]/[.$E108]" office:value-type="float" office:value="0.308663883384825" calcext:value-type="float">
            <text:p>0,3086638834</text:p>
          </table:table-cell>
          <table:table-cell table:style-name="ce3" table:formula="of:=[.H108]/[.$E108]" office:value-type="float" office:value="0.0255386554883133" calcext:value-type="float">
            <text:p>0,0255386555</text:p>
          </table:table-cell>
          <table:table-cell table:style-name="ce3" table:formula="of:=[.I108]/[.$E108]" office:value-type="float" office:value="0.289091141644925" calcext:value-type="float">
            <text:p>0,2890911416</text:p>
          </table:table-cell>
          <table:table-cell table:style-name="ce3" table:formula="of:=[.J108]/[.$E108]" office:value-type="float" office:value="0.0711355676849106" calcext:value-type="float">
            <text:p>0,0711355677</text:p>
          </table:table-cell>
          <table:table-cell table:style-name="ce3" table:formula="of:=[.K108]/[.$E108]" office:value-type="float" office:value="0.0618871809802165" calcext:value-type="float">
            <text:p>0,061887181</text:p>
          </table:table-cell>
          <table:table-cell table:style-name="ce3" table:formula="of:=[.L108]/[.$E108]" office:value-type="float" office:value="0.0255033650951583" calcext:value-type="float">
            <text:p>0,0255033651</text:p>
          </table:table-cell>
          <table:table-cell table:style-name="ce3" table:formula="of:=[.M108]/[.$E108]" office:value-type="float" office:value="0.252207493943959" calcext:value-type="float">
            <text:p>0,2522074939</text:p>
          </table:table-cell>
          <table:table-cell table:style-name="ce3" table:formula="of:=[.N108]/[.$E108]" office:value-type="float" office:value="0.0842674664126475" calcext:value-type="float">
            <text:p>0,0842674664</text:p>
          </table:table-cell>
          <table:table-cell table:style-name="ce3" table:formula="of:=[.O108]/[.$E108]" office:value-type="float" office:value="0.285478928935861" calcext:value-type="float">
            <text:p>0,2854789289</text:p>
          </table:table-cell>
          <table:table-cell table:style-name="ce3" table:formula="of:=[.P108]/[.$E108]" office:value-type="float" office:value="0.0251542771051984" calcext:value-type="float">
            <text:p>0,0251542771</text:p>
          </table:table-cell>
          <table:table-cell table:style-name="ce3" table:formula="of:=[.Q108]/[.$E108]" office:value-type="float" office:value="0.0134910918963534" calcext:value-type="float">
            <text:p>0,0134910919</text:p>
          </table:table-cell>
          <table:table-cell table:style-name="ce3" table:formula="of:=[.R108]/[.$E108]" office:value-type="float" office:value="0.095764474431778" calcext:value-type="float">
            <text:p>0,0957644744</text:p>
          </table:table-cell>
          <table:table-cell table:style-name="ce3" table:formula="of:=[.S108]/[.$E108]" office:value-type="float" office:value="0.358842511850619" calcext:value-type="float">
            <text:p>0,3588425119</text:p>
          </table:table-cell>
          <table:table-cell table:style-name="ce3" table:formula="of:=[.T108]/[.$E108]" office:value-type="float" office:value="0.173093767578064" calcext:value-type="float">
            <text:p>0,1730937676</text:p>
          </table:table-cell>
          <table:table-cell table:style-name="ce3" table:formula="of:=[.U108]/[.$E108]" office:value-type="float" office:value="0.224449387894703" calcext:value-type="float">
            <text:p>0,2244493879</text:p>
          </table:table-cell>
          <table:table-cell table:style-name="ce3" table:formula="of:=[.V108]/[.$E108]" office:value-type="float" office:value="0.218358353661467" calcext:value-type="float">
            <text:p>0,2183583537</text:p>
          </table:table-cell>
          <table:table-cell table:number-columns-repeated="1002"/>
        </table:table-row>
        <table:table-row table:style-name="ro1">
          <table:table-cell table:style-name="ce2" office:value-type="float" office:value="65.4" calcext:value-type="float">
            <text:p>65,4</text:p>
          </table:table-cell>
          <table:table-cell table:style-name="ce3" table:formula="of:=[.B109]/[.$E109]" office:value-type="float" office:value="0.0779850840191958" calcext:value-type="float">
            <text:p>0,077985084</text:p>
          </table:table-cell>
          <table:table-cell table:style-name="ce3" table:formula="of:=[.C109]/[.$E109]" office:value-type="float" office:value="0.0267436657602572" calcext:value-type="float">
            <text:p>0,0267436658</text:p>
          </table:table-cell>
          <table:table-cell table:style-name="ce3" table:formula="of:=[.D109]/[.$E109]" office:value-type="float" office:value="0.0423170130946131" calcext:value-type="float">
            <text:p>0,0423170131</text:p>
          </table:table-cell>
          <table:table-cell table:style-name="ce3" table:formula="of:=[.E109]/[.$E109]" office:value-type="float" office:value="1" calcext:value-type="float">
            <text:p>1</text:p>
          </table:table-cell>
          <table:table-cell table:style-name="ce3" table:formula="of:=[.F109]/[.$E109]" office:value-type="float" office:value="0.0159958001681737" calcext:value-type="float">
            <text:p>0,0159958002</text:p>
          </table:table-cell>
          <table:table-cell table:style-name="ce3" table:formula="of:=[.G109]/[.$E109]" office:value-type="float" office:value="0.319514566311441" calcext:value-type="float">
            <text:p>0,3195145663</text:p>
          </table:table-cell>
          <table:table-cell table:style-name="ce3" table:formula="of:=[.H109]/[.$E109]" office:value-type="float" office:value="0.0256938413785783" calcext:value-type="float">
            <text:p>0,0256938414</text:p>
          </table:table-cell>
          <table:table-cell table:style-name="ce3" table:formula="of:=[.I109]/[.$E109]" office:value-type="float" office:value="0.294278397011152" calcext:value-type="float">
            <text:p>0,294278397</text:p>
          </table:table-cell>
          <table:table-cell table:style-name="ce3" table:formula="of:=[.J109]/[.$E109]" office:value-type="float" office:value="0.073180840683514" calcext:value-type="float">
            <text:p>0,0731808407</text:p>
          </table:table-cell>
          <table:table-cell table:style-name="ce3" table:formula="of:=[.K109]/[.$E109]" office:value-type="float" office:value="0.0627812493395464" calcext:value-type="float">
            <text:p>0,0627812493</text:p>
          </table:table-cell>
          <table:table-cell table:style-name="ce3" table:formula="of:=[.L109]/[.$E109]" office:value-type="float" office:value="0.0294488243154257" calcext:value-type="float">
            <text:p>0,0294488243</text:p>
          </table:table-cell>
          <table:table-cell table:style-name="ce3" table:formula="of:=[.M109]/[.$E109]" office:value-type="float" office:value="0.266787973439851" calcext:value-type="float">
            <text:p>0,2667879734</text:p>
          </table:table-cell>
          <table:table-cell table:style-name="ce3" table:formula="of:=[.N109]/[.$E109]" office:value-type="float" office:value="0.0872636407265429" calcext:value-type="float">
            <text:p>0,0872636407</text:p>
          </table:table-cell>
          <table:table-cell table:style-name="ce3" table:formula="of:=[.O109]/[.$E109]" office:value-type="float" office:value="0.307837791291203" calcext:value-type="float">
            <text:p>0,3078377913</text:p>
          </table:table-cell>
          <table:table-cell table:style-name="ce3" table:formula="of:=[.P109]/[.$E109]" office:value-type="float" office:value="0.0261651677783659" calcext:value-type="float">
            <text:p>0,0261651678</text:p>
          </table:table-cell>
          <table:table-cell table:style-name="ce3" table:formula="of:=[.Q109]/[.$E109]" office:value-type="float" office:value="0.0160219066372113" calcext:value-type="float">
            <text:p>0,0160219066</text:p>
          </table:table-cell>
          <table:table-cell table:style-name="ce3" table:formula="of:=[.R109]/[.$E109]" office:value-type="float" office:value="0.100181044429737" calcext:value-type="float">
            <text:p>0,1001810444</text:p>
          </table:table-cell>
          <table:table-cell table:style-name="ce3" table:formula="of:=[.S109]/[.$E109]" office:value-type="float" office:value="0.356245448064779" calcext:value-type="float">
            <text:p>0,3562454481</text:p>
          </table:table-cell>
          <table:table-cell table:style-name="ce3" table:formula="of:=[.T109]/[.$E109]" office:value-type="float" office:value="0.179020028158773" calcext:value-type="float">
            <text:p>0,1790200282</text:p>
          </table:table-cell>
          <table:table-cell table:style-name="ce3" table:formula="of:=[.U109]/[.$E109]" office:value-type="float" office:value="0.236181292344722" calcext:value-type="float">
            <text:p>0,2361812923</text:p>
          </table:table-cell>
          <table:table-cell table:style-name="ce3" table:formula="of:=[.V109]/[.$E109]" office:value-type="float" office:value="0.231742213059183" calcext:value-type="float">
            <text:p>0,2317422131</text:p>
          </table:table-cell>
          <table:table-cell table:number-columns-repeated="1002"/>
        </table:table-row>
        <table:table-row table:style-name="ro1">
          <table:table-cell table:style-name="ce2" office:value-type="float" office:value="67.2" calcext:value-type="float">
            <text:p>67,2</text:p>
          </table:table-cell>
          <table:table-cell table:style-name="ce3" table:formula="of:=[.B110]/[.$E110]" office:value-type="float" office:value="0.0766514711335595" calcext:value-type="float">
            <text:p>0,0766514711</text:p>
          </table:table-cell>
          <table:table-cell table:style-name="ce3" table:formula="of:=[.C110]/[.$E110]" office:value-type="float" office:value="0.0223425550498374" calcext:value-type="float">
            <text:p>0,022342555</text:p>
          </table:table-cell>
          <table:table-cell table:style-name="ce3" table:formula="of:=[.D110]/[.$E110]" office:value-type="float" office:value="0.0451121368335003" calcext:value-type="float">
            <text:p>0,0451121368</text:p>
          </table:table-cell>
          <table:table-cell table:style-name="ce3" table:formula="of:=[.E110]/[.$E110]" office:value-type="float" office:value="1" calcext:value-type="float">
            <text:p>1</text:p>
          </table:table-cell>
          <table:table-cell table:style-name="ce3" table:formula="of:=[.F110]/[.$E110]" office:value-type="float" office:value="0.0159890275283594" calcext:value-type="float">
            <text:p>0,0159890275</text:p>
          </table:table-cell>
          <table:table-cell table:style-name="ce3" table:formula="of:=[.G110]/[.$E110]" office:value-type="float" office:value="0.319956020879048" calcext:value-type="float">
            <text:p>0,3199560209</text:p>
          </table:table-cell>
          <table:table-cell table:style-name="ce3" table:formula="of:=[.H110]/[.$E110]" office:value-type="float" office:value="0.0263127807483761" calcext:value-type="float">
            <text:p>0,0263127807</text:p>
          </table:table-cell>
          <table:table-cell table:style-name="ce3" table:formula="of:=[.I110]/[.$E110]" office:value-type="float" office:value="0.30446240013342" calcext:value-type="float">
            <text:p>0,3044624001</text:p>
          </table:table-cell>
          <table:table-cell table:style-name="ce3" table:formula="of:=[.J110]/[.$E110]" office:value-type="float" office:value="0.0687879604097958" calcext:value-type="float">
            <text:p>0,0687879604</text:p>
          </table:table-cell>
          <table:table-cell table:style-name="ce3" table:formula="of:=[.K110]/[.$E110]" office:value-type="float" office:value="0.0715643763003416" calcext:value-type="float">
            <text:p>0,0715643763</text:p>
          </table:table-cell>
          <table:table-cell table:style-name="ce3" table:formula="of:=[.L110]/[.$E110]" office:value-type="float" office:value="0.0267379484324177" calcext:value-type="float">
            <text:p>0,0267379484</text:p>
          </table:table-cell>
          <table:table-cell table:style-name="ce3" table:formula="of:=[.M110]/[.$E110]" office:value-type="float" office:value="0.262044566160898" calcext:value-type="float">
            <text:p>0,2620445662</text:p>
          </table:table-cell>
          <table:table-cell table:style-name="ce3" table:formula="of:=[.N110]/[.$E110]" office:value-type="float" office:value="0.0837082741898133" calcext:value-type="float">
            <text:p>0,0837082742</text:p>
          </table:table-cell>
          <table:table-cell table:style-name="ce3" table:formula="of:=[.O110]/[.$E110]" office:value-type="float" office:value="0.302901203108055" calcext:value-type="float">
            <text:p>0,3029012031</text:p>
          </table:table-cell>
          <table:table-cell table:style-name="ce3" table:formula="of:=[.P110]/[.$E110]" office:value-type="float" office:value="0.0277571274994212" calcext:value-type="float">
            <text:p>0,0277571275</text:p>
          </table:table-cell>
          <table:table-cell table:style-name="ce3" table:formula="of:=[.Q110]/[.$E110]" office:value-type="float" office:value="0.0161004055996858" calcext:value-type="float">
            <text:p>0,0161004056</text:p>
          </table:table-cell>
          <table:table-cell table:style-name="ce3" table:formula="of:=[.R110]/[.$E110]" office:value-type="float" office:value="0.0965763169471188" calcext:value-type="float">
            <text:p>0,0965763169</text:p>
          </table:table-cell>
          <table:table-cell table:style-name="ce3" table:formula="of:=[.S110]/[.$E110]" office:value-type="float" office:value="0.359088119289587" calcext:value-type="float">
            <text:p>0,3590881193</text:p>
          </table:table-cell>
          <table:table-cell table:style-name="ce3" table:formula="of:=[.T110]/[.$E110]" office:value-type="float" office:value="0.17940735951633" calcext:value-type="float">
            <text:p>0,1794073595</text:p>
          </table:table-cell>
          <table:table-cell table:style-name="ce3" table:formula="of:=[.U110]/[.$E110]" office:value-type="float" office:value="0.232916269507167" calcext:value-type="float">
            <text:p>0,2329162695</text:p>
          </table:table-cell>
          <table:table-cell table:style-name="ce3" table:formula="of:=[.V110]/[.$E110]" office:value-type="float" office:value="0.231127143982896" calcext:value-type="float">
            <text:p>0,231127144</text:p>
          </table:table-cell>
          <table:table-cell table:number-columns-repeated="1002"/>
        </table:table-row>
        <table:table-row table:style-name="ro1">
          <table:table-cell table:style-name="ce2" office:value-type="float" office:value="68.9" calcext:value-type="float">
            <text:p>68,9</text:p>
          </table:table-cell>
          <table:table-cell table:style-name="ce3" table:formula="of:=[.B111]/[.$E111]" office:value-type="float" office:value="0.0779302259548579" calcext:value-type="float">
            <text:p>0,077930226</text:p>
          </table:table-cell>
          <table:table-cell table:style-name="ce3" table:formula="of:=[.C111]/[.$E111]" office:value-type="float" office:value="0.0249506396091851" calcext:value-type="float">
            <text:p>0,0249506396</text:p>
          </table:table-cell>
          <table:table-cell table:style-name="ce3" table:formula="of:=[.D111]/[.$E111]" office:value-type="float" office:value="0.0317956943639585" calcext:value-type="float">
            <text:p>0,0317956944</text:p>
          </table:table-cell>
          <table:table-cell table:style-name="ce3" table:formula="of:=[.E111]/[.$E111]" office:value-type="float" office:value="1" calcext:value-type="float">
            <text:p>1</text:p>
          </table:table-cell>
          <table:table-cell table:style-name="ce3" table:formula="of:=[.F111]/[.$E111]" office:value-type="float" office:value="0.0163695818694123" calcext:value-type="float">
            <text:p>0,0163695819</text:p>
          </table:table-cell>
          <table:table-cell table:style-name="ce3" table:formula="of:=[.G111]/[.$E111]" office:value-type="float" office:value="0.323840477754595" calcext:value-type="float">
            <text:p>0,3238404778</text:p>
          </table:table-cell>
          <table:table-cell table:style-name="ce3" table:formula="of:=[.H111]/[.$E111]" office:value-type="float" office:value="0.0290352556611221" calcext:value-type="float">
            <text:p>0,0290352557</text:p>
          </table:table-cell>
          <table:table-cell table:style-name="ce3" table:formula="of:=[.I111]/[.$E111]" office:value-type="float" office:value="0.28717899318564" calcext:value-type="float">
            <text:p>0,2871789932</text:p>
          </table:table-cell>
          <table:table-cell table:style-name="ce3" table:formula="of:=[.J111]/[.$E111]" office:value-type="float" office:value="0.0679297043563835" calcext:value-type="float">
            <text:p>0,0679297044</text:p>
          </table:table-cell>
          <table:table-cell table:style-name="ce3" table:formula="of:=[.K111]/[.$E111]" office:value-type="float" office:value="0.0666546506168616" calcext:value-type="float">
            <text:p>0,0666546506</text:p>
          </table:table-cell>
          <table:table-cell table:style-name="ce3" table:formula="of:=[.L111]/[.$E111]" office:value-type="float" office:value="0.0270248583440205" calcext:value-type="float">
            <text:p>0,0270248583</text:p>
          </table:table-cell>
          <table:table-cell table:style-name="ce3" table:formula="of:=[.M111]/[.$E111]" office:value-type="float" office:value="0.265512430017927" calcext:value-type="float">
            <text:p>0,26551243</text:p>
          </table:table-cell>
          <table:table-cell table:style-name="ce3" table:formula="of:=[.N111]/[.$E111]" office:value-type="float" office:value="0.085252483646347" calcext:value-type="float">
            <text:p>0,0852524836</text:p>
          </table:table-cell>
          <table:table-cell table:style-name="ce3" table:formula="of:=[.O111]/[.$E111]" office:value-type="float" office:value="0.300427201688233" calcext:value-type="float">
            <text:p>0,3004272017</text:p>
          </table:table-cell>
          <table:table-cell table:style-name="ce3" table:formula="of:=[.P111]/[.$E111]" office:value-type="float" office:value="0.0287938218813264" calcext:value-type="float">
            <text:p>0,0287938219</text:p>
          </table:table-cell>
          <table:table-cell table:style-name="ce3" table:formula="of:=[.Q111]/[.$E111]" office:value-type="float" office:value="0.0149284867041558" calcext:value-type="float">
            <text:p>0,0149284867</text:p>
          </table:table-cell>
          <table:table-cell table:style-name="ce3" table:formula="of:=[.R111]/[.$E111]" office:value-type="float" office:value="0.099666003261282" calcext:value-type="float">
            <text:p>0,0996660033</text:p>
          </table:table-cell>
          <table:table-cell table:style-name="ce3" table:formula="of:=[.S111]/[.$E111]" office:value-type="float" office:value="0.373092319289505" calcext:value-type="float">
            <text:p>0,3730923193</text:p>
          </table:table-cell>
          <table:table-cell table:style-name="ce3" table:formula="of:=[.T111]/[.$E111]" office:value-type="float" office:value="0.175037028129173" calcext:value-type="float">
            <text:p>0,1750370281</text:p>
          </table:table-cell>
          <table:table-cell table:style-name="ce3" table:formula="of:=[.U111]/[.$E111]" office:value-type="float" office:value="0.236395739738343" calcext:value-type="float">
            <text:p>0,2363957397</text:p>
          </table:table-cell>
          <table:table-cell table:style-name="ce3" table:formula="of:=[.V111]/[.$E111]" office:value-type="float" office:value="0.229376320338623" calcext:value-type="float">
            <text:p>0,2293763203</text:p>
          </table:table-cell>
          <table:table-cell table:number-columns-repeated="1002"/>
        </table:table-row>
        <table:table-row table:style-name="ro1">
          <table:table-cell table:style-name="ce2" office:value-type="float" office:value="70.7" calcext:value-type="float">
            <text:p>70,7</text:p>
          </table:table-cell>
          <table:table-cell table:style-name="ce3" table:formula="of:=[.B112]/[.$E112]" office:value-type="float" office:value="0.0779392623271654" calcext:value-type="float">
            <text:p>0,0779392623</text:p>
          </table:table-cell>
          <table:table-cell table:style-name="ce3" table:formula="of:=[.C112]/[.$E112]" office:value-type="float" office:value="0.0297763285436933" calcext:value-type="float">
            <text:p>0,0297763285</text:p>
          </table:table-cell>
          <table:table-cell table:style-name="ce3" table:formula="of:=[.D112]/[.$E112]" office:value-type="float" office:value="0.0317370683351786" calcext:value-type="float">
            <text:p>0,0317370683</text:p>
          </table:table-cell>
          <table:table-cell table:style-name="ce3" table:formula="of:=[.E112]/[.$E112]" office:value-type="float" office:value="1" calcext:value-type="float">
            <text:p>1</text:p>
          </table:table-cell>
          <table:table-cell table:style-name="ce3" table:formula="of:=[.F112]/[.$E112]" office:value-type="float" office:value="0.0163663030946556" calcext:value-type="float">
            <text:p>0,0163663031</text:p>
          </table:table-cell>
          <table:table-cell table:style-name="ce3" table:formula="of:=[.G112]/[.$E112]" office:value-type="float" office:value="0.317461295944893" calcext:value-type="float">
            <text:p>0,3174612959</text:p>
          </table:table-cell>
          <table:table-cell table:style-name="ce3" table:formula="of:=[.H112]/[.$E112]" office:value-type="float" office:value="0.0281252856340862" calcext:value-type="float">
            <text:p>0,0281252856</text:p>
          </table:table-cell>
          <table:table-cell table:style-name="ce3" table:formula="of:=[.I112]/[.$E112]" office:value-type="float" office:value="0.286491638153793" calcext:value-type="float">
            <text:p>0,2864916382</text:p>
          </table:table-cell>
          <table:table-cell table:style-name="ce3" table:formula="of:=[.J112]/[.$E112]" office:value-type="float" office:value="0.0785883536767876" calcext:value-type="float">
            <text:p>0,0785883537</text:p>
          </table:table-cell>
          <table:table-cell table:style-name="ce3" table:formula="of:=[.K112]/[.$E112]" office:value-type="float" office:value="0.0629457962520066" calcext:value-type="float">
            <text:p>0,0629457963</text:p>
          </table:table-cell>
          <table:table-cell table:style-name="ce3" table:formula="of:=[.L112]/[.$E112]" office:value-type="float" office:value="0.0260812740550066" calcext:value-type="float">
            <text:p>0,0260812741</text:p>
          </table:table-cell>
          <table:table-cell table:style-name="ce3" table:formula="of:=[.M112]/[.$E112]" office:value-type="float" office:value="0.264919472883353" calcext:value-type="float">
            <text:p>0,2649194729</text:p>
          </table:table-cell>
          <table:table-cell table:style-name="ce3" table:formula="of:=[.N112]/[.$E112]" office:value-type="float" office:value="0.0853279426591595" calcext:value-type="float">
            <text:p>0,0853279427</text:p>
          </table:table-cell>
          <table:table-cell table:style-name="ce3" table:formula="of:=[.O112]/[.$E112]" office:value-type="float" office:value="0.301019609008941" calcext:value-type="float">
            <text:p>0,301019609</text:p>
          </table:table-cell>
          <table:table-cell table:style-name="ce3" table:formula="of:=[.P112]/[.$E112]" office:value-type="float" office:value="0.0269646632468544" calcext:value-type="float">
            <text:p>0,0269646632</text:p>
          </table:table-cell>
          <table:table-cell table:style-name="ce3" table:formula="of:=[.Q112]/[.$E112]" office:value-type="float" office:value="0.0152547865927528" calcext:value-type="float">
            <text:p>0,0152547866</text:p>
          </table:table-cell>
          <table:table-cell table:style-name="ce3" table:formula="of:=[.R112]/[.$E112]" office:value-type="float" office:value="0.0994898915284278" calcext:value-type="float">
            <text:p>0,0994898915</text:p>
          </table:table-cell>
          <table:table-cell table:style-name="ce3" table:formula="of:=[.S112]/[.$E112]" office:value-type="float" office:value="0.355807232210227" calcext:value-type="float">
            <text:p>0,3558072322</text:p>
          </table:table-cell>
          <table:table-cell table:style-name="ce3" table:formula="of:=[.T112]/[.$E112]" office:value-type="float" office:value="0.177114578301728" calcext:value-type="float">
            <text:p>0,1771145783</text:p>
          </table:table-cell>
          <table:table-cell table:style-name="ce3" table:formula="of:=[.U112]/[.$E112]" office:value-type="float" office:value="0.23097621132182" calcext:value-type="float">
            <text:p>0,2309762113</text:p>
          </table:table-cell>
          <table:table-cell table:style-name="ce3" table:formula="of:=[.V112]/[.$E112]" office:value-type="float" office:value="0.227369216102584" calcext:value-type="float">
            <text:p>0,2273692161</text:p>
          </table:table-cell>
          <table:table-cell table:number-columns-repeated="1002"/>
        </table:table-row>
        <table:table-row table:style-name="ro1">
          <table:table-cell table:style-name="ce2" office:value-type="float" office:value="72.5" calcext:value-type="float">
            <text:p>72,5</text:p>
          </table:table-cell>
          <table:table-cell table:style-name="ce3" table:formula="of:=[.B113]/[.$E113]" office:value-type="float" office:value="0.0739898696624346" calcext:value-type="float">
            <text:p>0,0739898697</text:p>
          </table:table-cell>
          <table:table-cell table:style-name="ce3" table:formula="of:=[.C113]/[.$E113]" office:value-type="float" office:value="0.0243178225561505" calcext:value-type="float">
            <text:p>0,0243178226</text:p>
          </table:table-cell>
          <table:table-cell table:style-name="ce3" table:formula="of:=[.D113]/[.$E113]" office:value-type="float" office:value="0.0326795909237252" calcext:value-type="float">
            <text:p>0,0326795909</text:p>
          </table:table-cell>
          <table:table-cell table:style-name="ce3" table:formula="of:=[.E113]/[.$E113]" office:value-type="float" office:value="1" calcext:value-type="float">
            <text:p>1</text:p>
          </table:table-cell>
          <table:table-cell table:style-name="ce3" table:formula="of:=[.F113]/[.$E113]" office:value-type="float" office:value="0.0138849564826845" calcext:value-type="float">
            <text:p>0,0138849565</text:p>
          </table:table-cell>
          <table:table-cell table:style-name="ce3" table:formula="of:=[.G113]/[.$E113]" office:value-type="float" office:value="0.328297312231602" calcext:value-type="float">
            <text:p>0,3282973122</text:p>
          </table:table-cell>
          <table:table-cell table:style-name="ce3" table:formula="of:=[.H113]/[.$E113]" office:value-type="float" office:value="0.0287043293839478" calcext:value-type="float">
            <text:p>0,0287043294</text:p>
          </table:table-cell>
          <table:table-cell table:style-name="ce3" table:formula="of:=[.I113]/[.$E113]" office:value-type="float" office:value="0.289020076412321" calcext:value-type="float">
            <text:p>0,2890200764</text:p>
          </table:table-cell>
          <table:table-cell table:style-name="ce3" table:formula="of:=[.J113]/[.$E113]" office:value-type="float" office:value="0.0678683244277149" calcext:value-type="float">
            <text:p>0,0678683244</text:p>
          </table:table-cell>
          <table:table-cell table:style-name="ce3" table:formula="of:=[.K113]/[.$E113]" office:value-type="float" office:value="0.0649653437673891" calcext:value-type="float">
            <text:p>0,0649653438</text:p>
          </table:table-cell>
          <table:table-cell table:style-name="ce3" table:formula="of:=[.L113]/[.$E113]" office:value-type="float" office:value="0.0255885174291939" calcext:value-type="float">
            <text:p>0,0255885174</text:p>
          </table:table-cell>
          <table:table-cell table:style-name="ce3" table:formula="of:=[.M113]/[.$E113]" office:value-type="float" office:value="0.253633273301947" calcext:value-type="float">
            <text:p>0,2536332733</text:p>
          </table:table-cell>
          <table:table-cell table:style-name="ce3" table:formula="of:=[.N113]/[.$E113]" office:value-type="float" office:value="0.0832704474464886" calcext:value-type="float">
            <text:p>0,0832704474</text:p>
          </table:table-cell>
          <table:table-cell table:style-name="ce3" table:formula="of:=[.O113]/[.$E113]" office:value-type="float" office:value="0.301612516396158" calcext:value-type="float">
            <text:p>0,3016125164</text:p>
          </table:table-cell>
          <table:table-cell table:style-name="ce3" table:formula="of:=[.P113]/[.$E113]" office:value-type="float" office:value="0.0266743702954261" calcext:value-type="float">
            <text:p>0,0266743703</text:p>
          </table:table-cell>
          <table:table-cell table:style-name="ce3" table:formula="of:=[.Q113]/[.$E113]" office:value-type="float" office:value="0.0142617160880312" calcext:value-type="float">
            <text:p>0,0142617161</text:p>
          </table:table-cell>
          <table:table-cell table:style-name="ce3" table:formula="of:=[.R113]/[.$E113]" office:value-type="float" office:value="0.0965380585512416" calcext:value-type="float">
            <text:p>0,0965380586</text:p>
          </table:table-cell>
          <table:table-cell table:style-name="ce3" table:formula="of:=[.S113]/[.$E113]" office:value-type="float" office:value="0.366329353485182" calcext:value-type="float">
            <text:p>0,3663293535</text:p>
          </table:table-cell>
          <table:table-cell table:style-name="ce3" table:formula="of:=[.T113]/[.$E113]" office:value-type="float" office:value="0.181434765008876" calcext:value-type="float">
            <text:p>0,181434765</text:p>
          </table:table-cell>
          <table:table-cell table:style-name="ce3" table:formula="of:=[.U113]/[.$E113]" office:value-type="float" office:value="0.243283639355023" calcext:value-type="float">
            <text:p>0,2432836394</text:p>
          </table:table-cell>
          <table:table-cell table:style-name="ce3" table:formula="of:=[.V113]/[.$E113]" office:value-type="float" office:value="0.228141747833644" calcext:value-type="float">
            <text:p>0,2281417478</text:p>
          </table:table-cell>
          <table:table-cell table:number-columns-repeated="1002"/>
        </table:table-row>
        <table:table-row table:style-name="ro1">
          <table:table-cell table:style-name="ce2" office:value-type="float" office:value="74.2" calcext:value-type="float">
            <text:p>74,2</text:p>
          </table:table-cell>
          <table:table-cell table:style-name="ce3" table:formula="of:=[.B114]/[.$E114]" office:value-type="float" office:value="0.077055623893243" calcext:value-type="float">
            <text:p>0,0770556239</text:p>
          </table:table-cell>
          <table:table-cell table:style-name="ce3" table:formula="of:=[.C114]/[.$E114]" office:value-type="float" office:value="0.0251575194606153" calcext:value-type="float">
            <text:p>0,0251575195</text:p>
          </table:table-cell>
          <table:table-cell table:style-name="ce3" table:formula="of:=[.D114]/[.$E114]" office:value-type="float" office:value="0.032840631557636" calcext:value-type="float">
            <text:p>0,0328406316</text:p>
          </table:table-cell>
          <table:table-cell table:style-name="ce3" table:formula="of:=[.E114]/[.$E114]" office:value-type="float" office:value="1" calcext:value-type="float">
            <text:p>1</text:p>
          </table:table-cell>
          <table:table-cell table:style-name="ce3" table:formula="of:=[.F114]/[.$E114]" office:value-type="float" office:value="0.0169478643906057" calcext:value-type="float">
            <text:p>0,0169478644</text:p>
          </table:table-cell>
          <table:table-cell table:style-name="ce3" table:formula="of:=[.G114]/[.$E114]" office:value-type="float" office:value="0.320081748457144" calcext:value-type="float">
            <text:p>0,3200817485</text:p>
          </table:table-cell>
          <table:table-cell table:style-name="ce3" table:formula="of:=[.H114]/[.$E114]" office:value-type="float" office:value="0.0287729255556162" calcext:value-type="float">
            <text:p>0,0287729256</text:p>
          </table:table-cell>
          <table:table-cell table:style-name="ce3" table:formula="of:=[.I114]/[.$E114]" office:value-type="float" office:value="0.275153766131555" calcext:value-type="float">
            <text:p>0,2751537661</text:p>
          </table:table-cell>
          <table:table-cell table:style-name="ce3" table:formula="of:=[.J114]/[.$E114]" office:value-type="float" office:value="0.0717294757514672" calcext:value-type="float">
            <text:p>0,0717294758</text:p>
          </table:table-cell>
          <table:table-cell table:style-name="ce3" table:formula="of:=[.K114]/[.$E114]" office:value-type="float" office:value="0.0668581138992522" calcext:value-type="float">
            <text:p>0,0668581139</text:p>
          </table:table-cell>
          <table:table-cell table:style-name="ce3" table:formula="of:=[.L114]/[.$E114]" office:value-type="float" office:value="0.0263541504471118" calcext:value-type="float">
            <text:p>0,0263541504</text:p>
          </table:table-cell>
          <table:table-cell table:style-name="ce3" table:formula="of:=[.M114]/[.$E114]" office:value-type="float" office:value="0.264422744958725" calcext:value-type="float">
            <text:p>0,264422745</text:p>
          </table:table-cell>
          <table:table-cell table:style-name="ce3" table:formula="of:=[.N114]/[.$E114]" office:value-type="float" office:value="0.0845323187287763" calcext:value-type="float">
            <text:p>0,0845323187</text:p>
          </table:table-cell>
          <table:table-cell table:style-name="ce3" table:formula="of:=[.O114]/[.$E114]" office:value-type="float" office:value="0.304385405510939" calcext:value-type="float">
            <text:p>0,3043854055</text:p>
          </table:table-cell>
          <table:table-cell table:style-name="ce3" table:formula="of:=[.P114]/[.$E114]" office:value-type="float" office:value="0.0283419895342616" calcext:value-type="float">
            <text:p>0,0283419895</text:p>
          </table:table-cell>
          <table:table-cell table:style-name="ce3" table:formula="of:=[.Q114]/[.$E114]" office:value-type="float" office:value="0.0162288722414932" calcext:value-type="float">
            <text:p>0,0162288722</text:p>
          </table:table-cell>
          <table:table-cell table:style-name="ce3" table:formula="of:=[.R114]/[.$E114]" office:value-type="float" office:value="0.0995521597447255" calcext:value-type="float">
            <text:p>0,0995521597</text:p>
          </table:table-cell>
          <table:table-cell table:style-name="ce3" table:formula="of:=[.S114]/[.$E114]" office:value-type="float" office:value="0.368587825302772" calcext:value-type="float">
            <text:p>0,3685878253</text:p>
          </table:table-cell>
          <table:table-cell table:style-name="ce3" table:formula="of:=[.T114]/[.$E114]" office:value-type="float" office:value="0.181976089425139" calcext:value-type="float">
            <text:p>0,1819760894</text:p>
          </table:table-cell>
          <table:table-cell table:style-name="ce3" table:formula="of:=[.U114]/[.$E114]" office:value-type="float" office:value="0.243658394223839" calcext:value-type="float">
            <text:p>0,2436583942</text:p>
          </table:table-cell>
          <table:table-cell table:style-name="ce3" table:formula="of:=[.V114]/[.$E114]" office:value-type="float" office:value="0.234542333941003" calcext:value-type="float">
            <text:p>0,2345423339</text:p>
          </table:table-cell>
          <table:table-cell table:number-columns-repeated="100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3" table:formula="of:=[.B115]/[.$E115]" office:value-type="float" office:value="0.076070978273097" calcext:value-type="float">
            <text:p>0,0760709783</text:p>
          </table:table-cell>
          <table:table-cell table:style-name="ce3" table:formula="of:=[.C115]/[.$E115]" office:value-type="float" office:value="0.0209577601969998" calcext:value-type="float">
            <text:p>0,0209577602</text:p>
          </table:table-cell>
          <table:table-cell table:style-name="ce3" table:formula="of:=[.D115]/[.$E115]" office:value-type="float" office:value="0.0359568275047849" calcext:value-type="float">
            <text:p>0,0359568275</text:p>
          </table:table-cell>
          <table:table-cell table:style-name="ce3" table:formula="of:=[.E115]/[.$E115]" office:value-type="float" office:value="1" calcext:value-type="float">
            <text:p>1</text:p>
          </table:table-cell>
          <table:table-cell table:style-name="ce3" table:formula="of:=[.F115]/[.$E115]" office:value-type="float" office:value="0.0177508495093596" calcext:value-type="float">
            <text:p>0,0177508495</text:p>
          </table:table-cell>
          <table:table-cell table:style-name="ce3" table:formula="of:=[.G115]/[.$E115]" office:value-type="float" office:value="0.31935609271103" calcext:value-type="float">
            <text:p>0,3193560927</text:p>
          </table:table-cell>
          <table:table-cell table:style-name="ce3" table:formula="of:=[.H115]/[.$E115]" office:value-type="float" office:value="0.0269688389034071" calcext:value-type="float">
            <text:p>0,0269688389</text:p>
          </table:table-cell>
          <table:table-cell table:style-name="ce3" table:formula="of:=[.I115]/[.$E115]" office:value-type="float" office:value="0.303477351875582" calcext:value-type="float">
            <text:p>0,3034773519</text:p>
          </table:table-cell>
          <table:table-cell table:style-name="ce3" table:formula="of:=[.J115]/[.$E115]" office:value-type="float" office:value="0.0745037389170613" calcext:value-type="float">
            <text:p>0,0745037389</text:p>
          </table:table-cell>
          <table:table-cell table:style-name="ce3" table:formula="of:=[.K115]/[.$E115]" office:value-type="float" office:value="0.0643065097170074" calcext:value-type="float">
            <text:p>0,0643065097</text:p>
          </table:table-cell>
          <table:table-cell table:style-name="ce3" table:formula="of:=[.L115]/[.$E115]" office:value-type="float" office:value="0.0270622346989034" calcext:value-type="float">
            <text:p>0,0270622347</text:p>
          </table:table-cell>
          <table:table-cell table:style-name="ce3" table:formula="of:=[.M115]/[.$E115]" office:value-type="float" office:value="0.266013866498914" calcext:value-type="float">
            <text:p>0,2660138665</text:p>
          </table:table-cell>
          <table:table-cell table:style-name="ce3" table:formula="of:=[.N115]/[.$E115]" office:value-type="float" office:value="0.0802308330167665" calcext:value-type="float">
            <text:p>0,080230833</text:p>
          </table:table-cell>
          <table:table-cell table:style-name="ce3" table:formula="of:=[.O115]/[.$E115]" office:value-type="float" office:value="0.312050335951147" calcext:value-type="float">
            <text:p>0,312050336</text:p>
          </table:table-cell>
          <table:table-cell table:style-name="ce3" table:formula="of:=[.P115]/[.$E115]" office:value-type="float" office:value="0.0268269336196859" calcext:value-type="float">
            <text:p>0,0268269336</text:p>
          </table:table-cell>
          <table:table-cell table:style-name="ce3" table:formula="of:=[.Q115]/[.$E115]" office:value-type="float" office:value="0.0171023159404298" calcext:value-type="float">
            <text:p>0,0171023159</text:p>
          </table:table-cell>
          <table:table-cell table:style-name="ce3" table:formula="of:=[.R115]/[.$E115]" office:value-type="float" office:value="0.0991472550923492" calcext:value-type="float">
            <text:p>0,0991472551</text:p>
          </table:table-cell>
          <table:table-cell table:style-name="ce3" table:formula="of:=[.S115]/[.$E115]" office:value-type="float" office:value="0.357692005253454" calcext:value-type="float">
            <text:p>0,3576920053</text:p>
          </table:table-cell>
          <table:table-cell table:style-name="ce3" table:formula="of:=[.T115]/[.$E115]" office:value-type="float" office:value="0.193508873549877" calcext:value-type="float">
            <text:p>0,1935088735</text:p>
          </table:table-cell>
          <table:table-cell table:style-name="ce3" table:formula="of:=[.U115]/[.$E115]" office:value-type="float" office:value="0.24638124122585" calcext:value-type="float">
            <text:p>0,2463812412</text:p>
          </table:table-cell>
          <table:table-cell table:style-name="ce3" table:formula="of:=[.V115]/[.$E115]" office:value-type="float" office:value="0.223057702083709" calcext:value-type="float">
            <text:p>0,2230577021</text:p>
          </table:table-cell>
          <table:table-cell table:number-columns-repeated="1002"/>
        </table:table-row>
        <table:table-row table:style-name="ro1">
          <table:table-cell table:style-name="ce2" office:value-type="float" office:value="77.8" calcext:value-type="float">
            <text:p>77,8</text:p>
          </table:table-cell>
          <table:table-cell table:style-name="ce3" table:formula="of:=[.B116]/[.$E116]" office:value-type="float" office:value="0.075969788632621" calcext:value-type="float">
            <text:p>0,0759697886</text:p>
          </table:table-cell>
          <table:table-cell table:style-name="ce3" table:formula="of:=[.C116]/[.$E116]" office:value-type="float" office:value="0.0228849968915577" calcext:value-type="float">
            <text:p>0,0228849969</text:p>
          </table:table-cell>
          <table:table-cell table:style-name="ce3" table:formula="of:=[.D116]/[.$E116]" office:value-type="float" office:value="0.0322688869924829" calcext:value-type="float">
            <text:p>0,032268887</text:p>
          </table:table-cell>
          <table:table-cell table:style-name="ce3" table:formula="of:=[.E116]/[.$E116]" office:value-type="float" office:value="1" calcext:value-type="float">
            <text:p>1</text:p>
          </table:table-cell>
          <table:table-cell table:style-name="ce3" table:formula="of:=[.F116]/[.$E116]" office:value-type="float" office:value="0.0166150308520592" calcext:value-type="float">
            <text:p>0,0166150309</text:p>
          </table:table-cell>
          <table:table-cell table:style-name="ce3" table:formula="of:=[.G116]/[.$E116]" office:value-type="float" office:value="0.31115547382778" calcext:value-type="float">
            <text:p>0,3111554738</text:p>
          </table:table-cell>
          <table:table-cell table:style-name="ce3" table:formula="of:=[.H116]/[.$E116]" office:value-type="float" office:value="0.0254630671552061" calcext:value-type="float">
            <text:p>0,0254630672</text:p>
          </table:table-cell>
          <table:table-cell table:style-name="ce3" table:formula="of:=[.I116]/[.$E116]" office:value-type="float" office:value="0.27743530027151" calcext:value-type="float">
            <text:p>0,2774353003</text:p>
          </table:table-cell>
          <table:table-cell table:style-name="ce3" table:formula="of:=[.J116]/[.$E116]" office:value-type="float" office:value="0.0650123390573298" calcext:value-type="float">
            <text:p>0,0650123391</text:p>
          </table:table-cell>
          <table:table-cell table:style-name="ce3" table:formula="of:=[.K116]/[.$E116]" office:value-type="float" office:value="0.0658863238952452" calcext:value-type="float">
            <text:p>0,0658863239</text:p>
          </table:table-cell>
          <table:table-cell table:style-name="ce3" table:formula="of:=[.L116]/[.$E116]" office:value-type="float" office:value="0.0261089208914673" calcext:value-type="float">
            <text:p>0,0261089209</text:p>
          </table:table-cell>
          <table:table-cell table:style-name="ce3" table:formula="of:=[.M116]/[.$E116]" office:value-type="float" office:value="0.249472414470023" calcext:value-type="float">
            <text:p>0,2494724145</text:p>
          </table:table-cell>
          <table:table-cell table:style-name="ce3" table:formula="of:=[.N116]/[.$E116]" office:value-type="float" office:value="0.0827094166464503" calcext:value-type="float">
            <text:p>0,0827094166</text:p>
          </table:table-cell>
          <table:table-cell table:style-name="ce3" table:formula="of:=[.O116]/[.$E116]" office:value-type="float" office:value="0.296039237818588" calcext:value-type="float">
            <text:p>0,2960392378</text:p>
          </table:table-cell>
          <table:table-cell table:style-name="ce3" table:formula="of:=[.P116]/[.$E116]" office:value-type="float" office:value="0.0272934911038616" calcext:value-type="float">
            <text:p>0,0272934911</text:p>
          </table:table-cell>
          <table:table-cell table:style-name="ce3" table:formula="of:=[.Q116]/[.$E116]" office:value-type="float" office:value="0.0145781438405729" calcext:value-type="float">
            <text:p>0,0145781438</text:p>
          </table:table-cell>
          <table:table-cell table:style-name="ce3" table:formula="of:=[.R116]/[.$E116]" office:value-type="float" office:value="0.0905334211302573" calcext:value-type="float">
            <text:p>0,0905334211</text:p>
          </table:table-cell>
          <table:table-cell table:style-name="ce3" table:formula="of:=[.S116]/[.$E116]" office:value-type="float" office:value="0.369850475609645" calcext:value-type="float">
            <text:p>0,3698504756</text:p>
          </table:table-cell>
          <table:table-cell table:style-name="ce3" table:formula="of:=[.T116]/[.$E116]" office:value-type="float" office:value="0.179628925013724" calcext:value-type="float">
            <text:p>0,179628925</text:p>
          </table:table-cell>
          <table:table-cell table:style-name="ce3" table:formula="of:=[.U116]/[.$E116]" office:value-type="float" office:value="0.233806148314391" calcext:value-type="float">
            <text:p>0,2338061483</text:p>
          </table:table-cell>
          <table:table-cell table:style-name="ce3" table:formula="of:=[.V116]/[.$E116]" office:value-type="float" office:value="0.215442553933012" calcext:value-type="float">
            <text:p>0,2154425539</text:p>
          </table:table-cell>
          <table:table-cell table:number-columns-repeated="1002"/>
        </table:table-row>
        <table:table-row table:style-name="ro1" table:number-rows-repeated="2">
          <table:table-cell table:style-name="ce2"/>
          <table:table-cell table:style-name="ce3" table:number-columns-repeated="21"/>
          <table:table-cell table:number-columns-repeated="100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valMin</text:p>
          </table:table-cell>
          <table:table-cell table:style-name="ce3" table:formula="of:=AVERAGE([.B120:.B147])-2*STDEV([.B120:.B147])" office:value-type="float" office:value="0.0724211098439086" calcext:value-type="float">
            <text:p>0,0724211098</text:p>
          </table:table-cell>
          <table:table-cell table:style-name="ce3" table:formula="of:=AVERAGE([.C120:.C147])-2*STDEV([.C120:.C147])" office:value-type="float" office:value="0.013738218128827" calcext:value-type="float">
            <text:p>0,0137382181</text:p>
          </table:table-cell>
          <table:table-cell table:style-name="ce3" table:formula="of:=AVERAGE([.D120:.D147])-2*STDEV([.D120:.D147])" office:value-type="float" office:value="0.016552319748688" calcext:value-type="float">
            <text:p>0,0165523197</text:p>
          </table:table-cell>
          <table:table-cell table:style-name="ce3" table:formula="of:=AVERAGE([.E120:.E147])-2*STDEV([.E120:.E147])" office:value-type="float" office:value="1" calcext:value-type="float">
            <text:p>1</text:p>
          </table:table-cell>
          <table:table-cell table:style-name="ce3" table:formula="of:=AVERAGE([.F120:.F147])-2*STDEV([.F120:.F147])" office:value-type="float" office:value="-0.00447251147752119" calcext:value-type="float">
            <text:p>-0,0044725115</text:p>
          </table:table-cell>
          <table:table-cell table:style-name="ce3" table:formula="of:=AVERAGE([.G120:.G147])-2*STDEV([.G120:.G147])" office:value-type="float" office:value="0.300549690734633" calcext:value-type="float">
            <text:p>0,3005496907</text:p>
          </table:table-cell>
          <table:table-cell table:style-name="ce3" table:formula="of:=AVERAGE([.H120:.H147])-2*STDEV([.H120:.H147])" office:value-type="float" office:value="0.0230951327955068" calcext:value-type="float">
            <text:p>0,0230951328</text:p>
          </table:table-cell>
          <table:table-cell table:style-name="ce3" table:formula="of:=AVERAGE([.I120:.I147])-2*STDEV([.I120:.I147])" office:value-type="float" office:value="0.263449570439673" calcext:value-type="float">
            <text:p>0,2634495704</text:p>
          </table:table-cell>
          <table:table-cell table:style-name="ce3" table:formula="of:=AVERAGE([.J120:.J147])-2*STDEV([.J120:.J147])" office:value-type="float" office:value="0.0622754313236405" calcext:value-type="float">
            <text:p>0,0622754313</text:p>
          </table:table-cell>
          <table:table-cell table:style-name="ce3" table:formula="of:=AVERAGE([.K120:.K147])-2*STDEV([.K120:.K147])" office:value-type="float" office:value="0.0515229297805769" calcext:value-type="float">
            <text:p>0,0515229298</text:p>
          </table:table-cell>
          <table:table-cell table:style-name="ce3" table:formula="of:=AVERAGE([.L120:.L147])-2*STDEV([.L120:.L147])" office:value-type="float" office:value="0.018065633114841" calcext:value-type="float">
            <text:p>0,0180656331</text:p>
          </table:table-cell>
          <table:table-cell table:style-name="ce3" table:formula="of:=AVERAGE([.M120:.M147])-2*STDEV([.M120:.M147])" office:value-type="float" office:value="0.243170839638088" calcext:value-type="float">
            <text:p>0,2431708396</text:p>
          </table:table-cell>
          <table:table-cell table:style-name="ce3" table:formula="of:=AVERAGE([.N120:.N147])-2*STDEV([.N120:.N147])" office:value-type="float" office:value="0.0782172671755913" calcext:value-type="float">
            <text:p>0,0782172672</text:p>
          </table:table-cell>
          <table:table-cell table:style-name="ce3" table:formula="of:=AVERAGE([.O120:.O147])-2*STDEV([.O120:.O147])" office:value-type="float" office:value="0.266682757614833" calcext:value-type="float">
            <text:p>0,2666827576</text:p>
          </table:table-cell>
          <table:table-cell table:style-name="ce3" table:formula="of:=AVERAGE([.P120:.P147])-2*STDEV([.P120:.P147])" office:value-type="float" office:value="0.0238763242338198" calcext:value-type="float">
            <text:p>0,0238763242</text:p>
          </table:table-cell>
          <table:table-cell table:style-name="ce3" table:formula="of:=AVERAGE([.Q120:.Q147])-2*STDEV([.Q120:.Q147])" office:value-type="float" office:value="0.0129280120486598" calcext:value-type="float">
            <text:p>0,012928012</text:p>
          </table:table-cell>
          <table:table-cell table:style-name="ce3" table:formula="of:=AVERAGE([.R120:.R147])-2*STDEV([.R120:.R147])" office:value-type="float" office:value="0.087785880934287" calcext:value-type="float">
            <text:p>0,0877858809</text:p>
          </table:table-cell>
          <table:table-cell table:style-name="ce3" table:formula="of:=AVERAGE([.S120:.S147])-2*STDEV([.S120:.S147])" office:value-type="float" office:value="0.322005896498933" calcext:value-type="float">
            <text:p>0,3220058965</text:p>
          </table:table-cell>
          <table:table-cell table:style-name="ce3" table:formula="of:=AVERAGE([.T120:.T147])-2*STDEV([.T120:.T147])" office:value-type="float" office:value="0.157419878216684" calcext:value-type="float">
            <text:p>0,1574198782</text:p>
          </table:table-cell>
          <table:table-cell table:style-name="ce3" table:formula="of:=AVERAGE([.U120:.U147])-2*STDEV([.U120:.U147])" office:value-type="float" office:value="0.207319515281179" calcext:value-type="float">
            <text:p>0,2073195153</text:p>
          </table:table-cell>
          <table:table-cell table:style-name="ce3" table:formula="of:=AVERAGE([.V120:.V147])-2*STDEV([.V120:.V147])" office:value-type="float" office:value="0.203745679563908" calcext:value-type="float">
            <text:p>0,203745679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alMax</text:p>
          </table:table-cell>
          <table:table-cell table:style-name="ce5" table:formula="of:=AVERAGE([.B120:.B147])+2*STDEV([.B120:.B147])" office:value-type="float" office:value="0.0838172220555136" calcext:value-type="float">
            <text:p>0,0838172221</text:p>
          </table:table-cell>
          <table:table-cell table:style-name="ce5" table:formula="of:=AVERAGE([.C120:.C147])+2*STDEV([.C120:.C147])" office:value-type="float" office:value="0.0486469512066292" calcext:value-type="float">
            <text:p>0,0486469512</text:p>
          </table:table-cell>
          <table:table-cell table:style-name="ce5" table:formula="of:=AVERAGE([.D120:.D147])+2*STDEV([.D120:.D147])" office:value-type="float" office:value="0.0577128619195506" calcext:value-type="float">
            <text:p>0,0577128619</text:p>
          </table:table-cell>
          <table:table-cell table:style-name="ce5" table:formula="of:=AVERAGE([.E120:.E147])+2*STDEV([.E120:.E147])" office:value-type="float" office:value="1" calcext:value-type="float">
            <text:p>1</text:p>
          </table:table-cell>
          <table:table-cell table:style-name="ce5" table:formula="of:=AVERAGE([.F120:.F147])+2*STDEV([.F120:.F147])" office:value-type="float" office:value="0.0420550797314261" calcext:value-type="float">
            <text:p>0,0420550797</text:p>
          </table:table-cell>
          <table:table-cell table:style-name="ce5" table:formula="of:=AVERAGE([.G120:.G147])+2*STDEV([.G120:.G147])" office:value-type="float" office:value="0.33731156563845" calcext:value-type="float">
            <text:p>0,3373115656</text:p>
          </table:table-cell>
          <table:table-cell table:style-name="ce5" table:formula="of:=AVERAGE([.H120:.H147])+2*STDEV([.H120:.H147])" office:value-type="float" office:value="0.02931112634018" calcext:value-type="float">
            <text:p>0,0293111263</text:p>
          </table:table-cell>
          <table:table-cell table:style-name="ce5" table:formula="of:=AVERAGE([.I120:.I147])+2*STDEV([.I120:.I147])" office:value-type="float" office:value="0.336382204515029" calcext:value-type="float">
            <text:p>0,3363822045</text:p>
          </table:table-cell>
          <table:table-cell table:style-name="ce5" table:formula="of:=AVERAGE([.J120:.J147])+2*STDEV([.J120:.J147])" office:value-type="float" office:value="0.0839119358459066" calcext:value-type="float">
            <text:p>0,0839119358</text:p>
          </table:table-cell>
          <table:table-cell table:style-name="ce5" table:formula="of:=AVERAGE([.K120:.K147])+2*STDEV([.K120:.K147])" office:value-type="float" office:value="0.086837805870852" calcext:value-type="float">
            <text:p>0,0868378059</text:p>
          </table:table-cell>
          <table:table-cell table:style-name="ce5" table:formula="of:=AVERAGE([.L120:.L147])+2*STDEV([.L120:.L147])" office:value-type="float" office:value="0.0447296589933636" calcext:value-type="float">
            <text:p>0,044729659</text:p>
          </table:table-cell>
          <table:table-cell table:style-name="ce5" table:formula="of:=AVERAGE([.M120:.M147])+2*STDEV([.M120:.M147])" office:value-type="float" office:value="0.283023726324502" calcext:value-type="float">
            <text:p>0,2830237263</text:p>
          </table:table-cell>
          <table:table-cell table:style-name="ce5" table:formula="of:=AVERAGE([.N120:.N147])+2*STDEV([.N120:.N147])" office:value-type="float" office:value="0.092242574093826" calcext:value-type="float">
            <text:p>0,0922425741</text:p>
          </table:table-cell>
          <table:table-cell table:style-name="ce5" table:formula="of:=AVERAGE([.O120:.O147])+2*STDEV([.O120:.O147])" office:value-type="float" office:value="0.321667511737878" calcext:value-type="float">
            <text:p>0,3216675117</text:p>
          </table:table-cell>
          <table:table-cell table:style-name="ce5" table:formula="of:=AVERAGE([.P120:.P147])+2*STDEV([.P120:.P147])" office:value-type="float" office:value="0.0301750553005211" calcext:value-type="float">
            <text:p>0,0301750553</text:p>
          </table:table-cell>
          <table:table-cell table:style-name="ce5" table:formula="of:=AVERAGE([.Q120:.Q147])+2*STDEV([.Q120:.Q147])" office:value-type="float" office:value="0.0203636031400588" calcext:value-type="float">
            <text:p>0,0203636031</text:p>
          </table:table-cell>
          <table:table-cell table:style-name="ce5" table:formula="of:=AVERAGE([.R120:.R147])+2*STDEV([.R120:.R147])" office:value-type="float" office:value="0.108448360530243" calcext:value-type="float">
            <text:p>0,1084483605</text:p>
          </table:table-cell>
          <table:table-cell table:style-name="ce5" table:formula="of:=AVERAGE([.S120:.S147])+2*STDEV([.S120:.S147])" office:value-type="float" office:value="0.406778225876654" calcext:value-type="float">
            <text:p>0,4067782259</text:p>
          </table:table-cell>
          <table:table-cell table:style-name="ce5" table:formula="of:=AVERAGE([.T120:.T147])+2*STDEV([.T120:.T147])" office:value-type="float" office:value="0.211441363073229" calcext:value-type="float">
            <text:p>0,2114413631</text:p>
          </table:table-cell>
          <table:table-cell table:style-name="ce5" table:formula="of:=AVERAGE([.U120:.U147])+2*STDEV([.U120:.U147])" office:value-type="float" office:value="0.260157216916166" calcext:value-type="float">
            <text:p>0,2601572169</text:p>
          </table:table-cell>
          <table:table-cell table:style-name="ce5" table:formula="of:=AVERAGE([.V120:.V147])+2*STDEV([.V120:.V147])" office:value-type="float" office:value="0.264984701366162" calcext:value-type="float">
            <text:p>0,2649847014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esanomalisé</text:p>
          </table:table-cell>
          <table:table-cell table:number-columns-repeated="1023"/>
        </table:table-row>
        <table:table-row table:style-name="ro1">
          <table:table-cell table:style-name="ce2" office:value-type="float" office:value="30.1" calcext:value-type="float">
            <text:p>30,1</text:p>
          </table:table-cell>
          <table:table-cell table:formula="of:=IF(OR([.B120]&lt;[.B$151];[.B120]&gt;[.B$152]);'';[.B120])" office:value-type="float" office:value="0.0796474540081608" calcext:value-type="float">
            <text:p>0,079647454</text:p>
          </table:table-cell>
          <table:table-cell table:formula="of:=IF(OR([.C120]&lt;[.C$151];[.C120]&gt;[.C$152]);'';[.C120])" office:value-type="string" office:string-value="" calcext:value-type="error">
            <text:p>#NOM ?</text:p>
          </table:table-cell>
          <table:table-cell table:formula="of:=IF(OR([.D120]&lt;[.D$151];[.D120]&gt;[.D$152]);'';[.D120])" office:value-type="float" office:value="0.0546289440766092" calcext:value-type="float">
            <text:p>0,0546289441</text:p>
          </table:table-cell>
          <table:table-cell table:formula="of:=IF(OR([.E120]&lt;[.E$151];[.E120]&gt;[.E$152]);'';[.E120])" office:value-type="float" office:value="1" calcext:value-type="float">
            <text:p>1</text:p>
          </table:table-cell>
          <table:table-cell table:formula="of:=IF(OR([.F120]&lt;[.F$151];[.F120]&gt;[.F$152]);'';[.F120])" office:value-type="float" office:value="0.0163044922427835" calcext:value-type="float">
            <text:p>0,0163044922</text:p>
          </table:table-cell>
          <table:table-cell table:formula="of:=IF(OR([.G120]&lt;[.G$151];[.G120]&gt;[.G$152]);'';[.G120])" office:value-type="float" office:value="0.31481279737425" calcext:value-type="float">
            <text:p>0,3148127974</text:p>
          </table:table-cell>
          <table:table-cell table:formula="of:=IF(OR([.H120]&lt;[.H$151];[.H120]&gt;[.H$152]);'';[.H120])" office:value-type="float" office:value="0.0249089824325043" calcext:value-type="float">
            <text:p>0,0249089824</text:p>
          </table:table-cell>
          <table:table-cell table:formula="of:=IF(OR([.I120]&lt;[.I$151];[.I120]&gt;[.I$152]);'';[.I120])" office:value-type="float" office:value="0.306888037371412" calcext:value-type="float">
            <text:p>0,3068880374</text:p>
          </table:table-cell>
          <table:table-cell table:formula="of:=IF(OR([.J120]&lt;[.J$151];[.J120]&gt;[.J$152]);'';[.J120])" office:value-type="string" office:string-value="" calcext:value-type="error">
            <text:p>#NOM ?</text:p>
          </table:table-cell>
          <table:table-cell table:formula="of:=IF(OR([.K120]&lt;[.K$151];[.K120]&gt;[.K$152]);'';[.K120])" office:value-type="string" office:string-value="" calcext:value-type="error">
            <text:p>#NOM ?</text:p>
          </table:table-cell>
          <table:table-cell table:formula="of:=IF(OR([.L120]&lt;[.L$151];[.L120]&gt;[.L$152]);'';[.L120])" office:value-type="string" office:string-value="" calcext:value-type="error">
            <text:p>#NOM ?</text:p>
          </table:table-cell>
          <table:table-cell table:formula="of:=IF(OR([.M120]&lt;[.M$151];[.M120]&gt;[.M$152]);'';[.M120])" office:value-type="string" office:string-value="" calcext:value-type="error">
            <text:p>#NOM ?</text:p>
          </table:table-cell>
          <table:table-cell table:formula="of:=IF(OR([.N120]&lt;[.N$151];[.N120]&gt;[.N$152]);'';[.N120])" office:value-type="string" office:string-value="" calcext:value-type="error">
            <text:p>#NOM ?</text:p>
          </table:table-cell>
          <table:table-cell table:formula="of:=IF(OR([.O120]&lt;[.O$151];[.O120]&gt;[.O$152]);'';[.O120])" office:value-type="float" office:value="0.298906802733545" calcext:value-type="float">
            <text:p>0,2989068027</text:p>
          </table:table-cell>
          <table:table-cell table:formula="of:=IF(OR([.P120]&lt;[.P$151];[.P120]&gt;[.P$152]);'';[.P120])" office:value-type="string" office:string-value="" calcext:value-type="error">
            <text:p>#NOM ?</text:p>
          </table:table-cell>
          <table:table-cell table:formula="of:=IF(OR([.Q120]&lt;[.Q$151];[.Q120]&gt;[.Q$152]);'';[.Q120])" office:value-type="float" office:value="0.0193655746778094" calcext:value-type="float">
            <text:p>0,0193655747</text:p>
          </table:table-cell>
          <table:table-cell table:formula="of:=IF(OR([.R120]&lt;[.R$151];[.R120]&gt;[.R$152]);'';[.R120])" office:value-type="float" office:value="0.10844658932971" calcext:value-type="float">
            <text:p>0,1084465893</text:p>
          </table:table-cell>
          <table:table-cell table:formula="of:=IF(OR([.S120]&lt;[.S$151];[.S120]&gt;[.S$152]);'';[.S120])" office:value-type="float" office:value="0.400891577887122" calcext:value-type="float">
            <text:p>0,4008915779</text:p>
          </table:table-cell>
          <table:table-cell table:formula="of:=IF(OR([.T120]&lt;[.T$151];[.T120]&gt;[.T$152]);'';[.T120])" office:value-type="string" office:string-value="" calcext:value-type="error">
            <text:p>#NOM ?</text:p>
          </table:table-cell>
          <table:table-cell table:formula="of:=IF(OR([.U120]&lt;[.U$151];[.U120]&gt;[.U$152]);'';[.U120])" office:value-type="float" office:value="0.256249217385482" calcext:value-type="float">
            <text:p>0,2562492174</text:p>
          </table:table-cell>
          <table:table-cell table:formula="of:=IF(OR([.V120]&lt;[.V$151];[.V120]&gt;[.V$152]);'';[.V120])" office:value-type="string" office:string-value="" calcext:value-type="error">
            <text:p>#NOM ?</text:p>
          </table:table-cell>
          <table:table-cell table:number-columns-repeated="1002"/>
        </table:table-row>
        <table:table-row table:style-name="ro1">
          <table:table-cell table:style-name="ce2" office:value-type="float" office:value="31.8" calcext:value-type="float">
            <text:p>31,8</text:p>
          </table:table-cell>
          <table:table-cell table:formula="of:=IF(OR([.B121]&lt;[.B$151];[.B121]&gt;[.B$152]);'';[.B121])" office:value-type="float" office:value="0.077432777186421" calcext:value-type="float">
            <text:p>0,0774327772</text:p>
          </table:table-cell>
          <table:table-cell table:formula="of:=IF(OR([.C121]&lt;[.C$151];[.C121]&gt;[.C$152]);'';[.C121])" office:value-type="float" office:value="0.039411259998768" calcext:value-type="float">
            <text:p>0,03941126</text:p>
          </table:table-cell>
          <table:table-cell table:formula="of:=IF(OR([.D121]&lt;[.D$151];[.D121]&gt;[.D$152]);'';[.D121])" office:value-type="float" office:value="0.037696908252649" calcext:value-type="float">
            <text:p>0,0376969083</text:p>
          </table:table-cell>
          <table:table-cell table:formula="of:=IF(OR([.E121]&lt;[.E$151];[.E121]&gt;[.E$152]);'';[.E121])" office:value-type="float" office:value="1" calcext:value-type="float">
            <text:p>1</text:p>
          </table:table-cell>
          <table:table-cell table:formula="of:=IF(OR([.F121]&lt;[.F$151];[.F121]&gt;[.F$152]);'';[.F121])" office:value-type="float" office:value="0.0210821852923036" calcext:value-type="float">
            <text:p>0,0210821853</text:p>
          </table:table-cell>
          <table:table-cell table:formula="of:=IF(OR([.G121]&lt;[.G$151];[.G121]&gt;[.G$152]);'';[.G121])" office:value-type="float" office:value="0.309253463113372" calcext:value-type="float">
            <text:p>0,3092534631</text:p>
          </table:table-cell>
          <table:table-cell table:formula="of:=IF(OR([.H121]&lt;[.H$151];[.H121]&gt;[.H$152]);'';[.H121])" office:value-type="float" office:value="0.0240462961692674" calcext:value-type="float">
            <text:p>0,0240462962</text:p>
          </table:table-cell>
          <table:table-cell table:formula="of:=IF(OR([.I121]&lt;[.I$151];[.I121]&gt;[.I$152]);'';[.I121])" office:value-type="string" office:string-value="" calcext:value-type="error">
            <text:p>#NOM ?</text:p>
          </table:table-cell>
          <table:table-cell table:formula="of:=IF(OR([.J121]&lt;[.J$151];[.J121]&gt;[.J$152]);'';[.J121])" office:value-type="float" office:value="0.0814689903803876" calcext:value-type="float">
            <text:p>0,0814689904</text:p>
          </table:table-cell>
          <table:table-cell table:formula="of:=IF(OR([.K121]&lt;[.K$151];[.K121]&gt;[.K$152]);'';[.K121])" office:value-type="float" office:value="0.0731947994474385" calcext:value-type="float">
            <text:p>0,0731947994</text:p>
          </table:table-cell>
          <table:table-cell table:formula="of:=IF(OR([.L121]&lt;[.L$151];[.L121]&gt;[.L$152]);'';[.L121])" office:value-type="float" office:value="0.0399118092566591" calcext:value-type="float">
            <text:p>0,0399118093</text:p>
          </table:table-cell>
          <table:table-cell table:formula="of:=IF(OR([.M121]&lt;[.M$151];[.M121]&gt;[.M$152]);'';[.M121])" office:value-type="float" office:value="0.255096879710223" calcext:value-type="float">
            <text:p>0,2550968797</text:p>
          </table:table-cell>
          <table:table-cell table:formula="of:=IF(OR([.N121]&lt;[.N$151];[.N121]&gt;[.N$152]);'';[.N121])" office:value-type="float" office:value="0.084666249405649" calcext:value-type="float">
            <text:p>0,0846662494</text:p>
          </table:table-cell>
          <table:table-cell table:formula="of:=IF(OR([.O121]&lt;[.O$151];[.O121]&gt;[.O$152]);'';[.O121])" office:value-type="float" office:value="0.272062919692446" calcext:value-type="float">
            <text:p>0,2720629197</text:p>
          </table:table-cell>
          <table:table-cell table:formula="of:=IF(OR([.P121]&lt;[.P$151];[.P121]&gt;[.P$152]);'';[.P121])" office:value-type="float" office:value="0.027564551812747" calcext:value-type="float">
            <text:p>0,0275645518</text:p>
          </table:table-cell>
          <table:table-cell table:formula="of:=IF(OR([.Q121]&lt;[.Q$151];[.Q121]&gt;[.Q$152]);'';[.Q121])" office:value-type="float" office:value="0.0165080955669917" calcext:value-type="float">
            <text:p>0,0165080956</text:p>
          </table:table-cell>
          <table:table-cell table:formula="of:=IF(OR([.R121]&lt;[.R$151];[.R121]&gt;[.R$152]);'';[.R121])" office:value-type="float" office:value="0.0991295559080511" calcext:value-type="float">
            <text:p>0,0991295559</text:p>
          </table:table-cell>
          <table:table-cell table:formula="of:=IF(OR([.S121]&lt;[.S$151];[.S121]&gt;[.S$152]);'';[.S121])" office:value-type="float" office:value="0.401173539246663" calcext:value-type="float">
            <text:p>0,4011735392</text:p>
          </table:table-cell>
          <table:table-cell table:formula="of:=IF(OR([.T121]&lt;[.T$151];[.T121]&gt;[.T$152]);'';[.T121])" office:value-type="float" office:value="0.205116672516186" calcext:value-type="float">
            <text:p>0,2051166725</text:p>
          </table:table-cell>
          <table:table-cell table:formula="of:=IF(OR([.U121]&lt;[.U$151];[.U121]&gt;[.U$152]);'';[.U121])" office:value-type="float" office:value="0.232510535955983" calcext:value-type="float">
            <text:p>0,232510536</text:p>
          </table:table-cell>
          <table:table-cell table:formula="of:=IF(OR([.V121]&lt;[.V$151];[.V121]&gt;[.V$152]);'';[.V121])" office:value-type="float" office:value="0.239488097307309" calcext:value-type="float">
            <text:p>0,2394880973</text:p>
          </table:table-cell>
          <table:table-cell table:number-columns-repeated="1002"/>
        </table:table-row>
        <table:table-row table:style-name="ro1">
          <table:table-cell table:style-name="ce2" office:value-type="float" office:value="33.6" calcext:value-type="float">
            <text:p>33,6</text:p>
          </table:table-cell>
          <table:table-cell table:formula="of:=IF(OR([.B122]&lt;[.B$151];[.B122]&gt;[.B$152]);'';[.B122])" office:value-type="float" office:value="0.0760559765427712" calcext:value-type="float">
            <text:p>0,0760559765</text:p>
          </table:table-cell>
          <table:table-cell table:formula="of:=IF(OR([.C122]&lt;[.C$151];[.C122]&gt;[.C$152]);'';[.C122])" office:value-type="float" office:value="0.0267221125187782" calcext:value-type="float">
            <text:p>0,0267221125</text:p>
          </table:table-cell>
          <table:table-cell table:formula="of:=IF(OR([.D122]&lt;[.D$151];[.D122]&gt;[.D$152]);'';[.D122])" office:value-type="float" office:value="0.0370805906309578" calcext:value-type="float">
            <text:p>0,0370805906</text:p>
          </table:table-cell>
          <table:table-cell table:formula="of:=IF(OR([.E122]&lt;[.E$151];[.E122]&gt;[.E$152]);'';[.E122])" office:value-type="float" office:value="1" calcext:value-type="float">
            <text:p>1</text:p>
          </table:table-cell>
          <table:table-cell table:formula="of:=IF(OR([.F122]&lt;[.F$151];[.F122]&gt;[.F$152]);'';[.F122])" office:value-type="float" office:value="0.0131189266526268" calcext:value-type="float">
            <text:p>0,0131189267</text:p>
          </table:table-cell>
          <table:table-cell table:formula="of:=IF(OR([.G122]&lt;[.G$151];[.G122]&gt;[.G$152]);'';[.G122])" office:value-type="string" office:string-value="" calcext:value-type="error">
            <text:p>#NOM ?</text:p>
          </table:table-cell>
          <table:table-cell table:formula="of:=IF(OR([.H122]&lt;[.H$151];[.H122]&gt;[.H$152]);'';[.H122])" office:value-type="float" office:value="0.0234918640122725" calcext:value-type="float">
            <text:p>0,023491864</text:p>
          </table:table-cell>
          <table:table-cell table:formula="of:=IF(OR([.I122]&lt;[.I$151];[.I122]&gt;[.I$152]);'';[.I122])" office:value-type="float" office:value="0.295811147637288" calcext:value-type="float">
            <text:p>0,2958111476</text:p>
          </table:table-cell>
          <table:table-cell table:formula="of:=IF(OR([.J122]&lt;[.J$151];[.J122]&gt;[.J$152]);'';[.J122])" office:value-type="float" office:value="0.0692968703562823" calcext:value-type="float">
            <text:p>0,0692968704</text:p>
          </table:table-cell>
          <table:table-cell table:formula="of:=IF(OR([.K122]&lt;[.K$151];[.K122]&gt;[.K$152]);'';[.K122])" office:value-type="float" office:value="0.0690937352709124" calcext:value-type="float">
            <text:p>0,0690937353</text:p>
          </table:table-cell>
          <table:table-cell table:formula="of:=IF(OR([.L122]&lt;[.L$151];[.L122]&gt;[.L$152]);'';[.L122])" office:value-type="float" office:value="0.0391443402451088" calcext:value-type="float">
            <text:p>0,0391443402</text:p>
          </table:table-cell>
          <table:table-cell table:formula="of:=IF(OR([.M122]&lt;[.M$151];[.M122]&gt;[.M$152]);'';[.M122])" office:value-type="float" office:value="0.245508107404103" calcext:value-type="float">
            <text:p>0,2455081074</text:p>
          </table:table-cell>
          <table:table-cell table:formula="of:=IF(OR([.N122]&lt;[.N$151];[.N122]&gt;[.N$152]);'';[.N122])" office:value-type="float" office:value="0.0810311536386535" calcext:value-type="float">
            <text:p>0,0810311536</text:p>
          </table:table-cell>
          <table:table-cell table:formula="of:=IF(OR([.O122]&lt;[.O$151];[.O122]&gt;[.O$152]);'';[.O122])" office:value-type="string" office:string-value="" calcext:value-type="error">
            <text:p>#NOM ?</text:p>
          </table:table-cell>
          <table:table-cell table:formula="of:=IF(OR([.P122]&lt;[.P$151];[.P122]&gt;[.P$152]);'';[.P122])" office:value-type="float" office:value="0.0259535598631383" calcext:value-type="float">
            <text:p>0,0259535599</text:p>
          </table:table-cell>
          <table:table-cell table:formula="of:=IF(OR([.Q122]&lt;[.Q$151];[.Q122]&gt;[.Q$152]);'';[.Q122])" office:value-type="float" office:value="0.0149256628440754" calcext:value-type="float">
            <text:p>0,0149256628</text:p>
          </table:table-cell>
          <table:table-cell table:formula="of:=IF(OR([.R122]&lt;[.R$151];[.R122]&gt;[.R$152]);'';[.R122])" office:value-type="string" office:string-value="" calcext:value-type="error">
            <text:p>#NOM ?</text:p>
          </table:table-cell>
          <table:table-cell table:formula="of:=IF(OR([.S122]&lt;[.S$151];[.S122]&gt;[.S$152]);'';[.S122])" office:value-type="float" office:value="0.342846936128517" calcext:value-type="float">
            <text:p>0,3428469361</text:p>
          </table:table-cell>
          <table:table-cell table:formula="of:=IF(OR([.T122]&lt;[.T$151];[.T122]&gt;[.T$152]);'';[.T122])" office:value-type="float" office:value="0.178712471585306" calcext:value-type="float">
            <text:p>0,1787124716</text:p>
          </table:table-cell>
          <table:table-cell table:formula="of:=IF(OR([.U122]&lt;[.U$151];[.U122]&gt;[.U$152]);'';[.U122])" office:value-type="string" office:string-value="" calcext:value-type="error">
            <text:p>#NOM ?</text:p>
          </table:table-cell>
          <table:table-cell table:formula="of:=IF(OR([.V122]&lt;[.V$151];[.V122]&gt;[.V$152]);'';[.V122])" office:value-type="float" office:value="0.211492410808628" calcext:value-type="float">
            <text:p>0,2114924108</text:p>
          </table:table-cell>
          <table:table-cell table:number-columns-repeated="1002"/>
        </table:table-row>
        <table:table-row table:style-name="ro1">
          <table:table-cell table:style-name="ce2" office:value-type="float" office:value="35.4" calcext:value-type="float">
            <text:p>35,4</text:p>
          </table:table-cell>
          <table:table-cell table:formula="of:=IF(OR([.B123]&lt;[.B$151];[.B123]&gt;[.B$152]);'';[.B123])" office:value-type="string" office:string-value="" calcext:value-type="error">
            <text:p>#NOM ?</text:p>
          </table:table-cell>
          <table:table-cell table:formula="of:=IF(OR([.C123]&lt;[.C$151];[.C123]&gt;[.C$152]);'';[.C123])" office:value-type="float" office:value="0.0330640265142746" calcext:value-type="float">
            <text:p>0,0330640265</text:p>
          </table:table-cell>
          <table:table-cell table:formula="of:=IF(OR([.D123]&lt;[.D$151];[.D123]&gt;[.D$152]);'';[.D123])" office:value-type="float" office:value="0.0391754000293134" calcext:value-type="float">
            <text:p>0,0391754</text:p>
          </table:table-cell>
          <table:table-cell table:formula="of:=IF(OR([.E123]&lt;[.E$151];[.E123]&gt;[.E$152]);'';[.E123])" office:value-type="float" office:value="1" calcext:value-type="float">
            <text:p>1</text:p>
          </table:table-cell>
          <table:table-cell table:formula="of:=IF(OR([.F123]&lt;[.F$151];[.F123]&gt;[.F$152]);'';[.F123])" office:value-type="float" office:value="0.0158623798903153" calcext:value-type="float">
            <text:p>0,0158623799</text:p>
          </table:table-cell>
          <table:table-cell table:formula="of:=IF(OR([.G123]&lt;[.G$151];[.G123]&gt;[.G$152]);'';[.G123])" office:value-type="float" office:value="0.332582098297026" calcext:value-type="float">
            <text:p>0,3325820983</text:p>
          </table:table-cell>
          <table:table-cell table:formula="of:=IF(OR([.H123]&lt;[.H$151];[.H123]&gt;[.H$152]);'';[.H123])" office:value-type="float" office:value="0.024658238907967" calcext:value-type="float">
            <text:p>0,0246582389</text:p>
          </table:table-cell>
          <table:table-cell table:formula="of:=IF(OR([.I123]&lt;[.I$151];[.I123]&gt;[.I$152]);'';[.I123])" office:value-type="float" office:value="0.303095465458789" calcext:value-type="float">
            <text:p>0,3030954655</text:p>
          </table:table-cell>
          <table:table-cell table:formula="of:=IF(OR([.J123]&lt;[.J$151];[.J123]&gt;[.J$152]);'';[.J123])" office:value-type="float" office:value="0.0780350041695844" calcext:value-type="float">
            <text:p>0,0780350042</text:p>
          </table:table-cell>
          <table:table-cell table:formula="of:=IF(OR([.K123]&lt;[.K$151];[.K123]&gt;[.K$152]);'';[.K123])" office:value-type="float" office:value="0.0704401336130526" calcext:value-type="float">
            <text:p>0,0704401336</text:p>
          </table:table-cell>
          <table:table-cell table:formula="of:=IF(OR([.L123]&lt;[.L$151];[.L123]&gt;[.L$152]);'';[.L123])" office:value-type="float" office:value="0.0339061880754103" calcext:value-type="float">
            <text:p>0,0339061881</text:p>
          </table:table-cell>
          <table:table-cell table:formula="of:=IF(OR([.M123]&lt;[.M$151];[.M123]&gt;[.M$152]);'';[.M123])" office:value-type="float" office:value="0.266839869424984" calcext:value-type="float">
            <text:p>0,2668398694</text:p>
          </table:table-cell>
          <table:table-cell table:formula="of:=IF(OR([.N123]&lt;[.N$151];[.N123]&gt;[.N$152]);'';[.N123])" office:value-type="float" office:value="0.0808176468177164" calcext:value-type="float">
            <text:p>0,0808176468</text:p>
          </table:table-cell>
          <table:table-cell table:formula="of:=IF(OR([.O123]&lt;[.O$151];[.O123]&gt;[.O$152]);'';[.O123])" office:value-type="float" office:value="0.274420881291858" calcext:value-type="float">
            <text:p>0,2744208813</text:p>
          </table:table-cell>
          <table:table-cell table:formula="of:=IF(OR([.P123]&lt;[.P$151];[.P123]&gt;[.P$152]);'';[.P123])" office:value-type="string" office:string-value="" calcext:value-type="error">
            <text:p>#NOM ?</text:p>
          </table:table-cell>
          <table:table-cell table:formula="of:=IF(OR([.Q123]&lt;[.Q$151];[.Q123]&gt;[.Q$152]);'';[.Q123])" office:value-type="float" office:value="0.0166078392479002" calcext:value-type="float">
            <text:p>0,0166078392</text:p>
          </table:table-cell>
          <table:table-cell table:formula="of:=IF(OR([.R123]&lt;[.R$151];[.R123]&gt;[.R$152]);'';[.R123])" office:value-type="float" office:value="0.0927436444717915" calcext:value-type="float">
            <text:p>0,0927436445</text:p>
          </table:table-cell>
          <table:table-cell table:formula="of:=IF(OR([.S123]&lt;[.S$151];[.S123]&gt;[.S$152]);'';[.S123])" office:value-type="float" office:value="0.342049567345083" calcext:value-type="float">
            <text:p>0,3420495673</text:p>
          </table:table-cell>
          <table:table-cell table:formula="of:=IF(OR([.T123]&lt;[.T$151];[.T123]&gt;[.T$152]);'';[.T123])" office:value-type="float" office:value="0.183768635069413" calcext:value-type="float">
            <text:p>0,1837686351</text:p>
          </table:table-cell>
          <table:table-cell table:formula="of:=IF(OR([.U123]&lt;[.U$151];[.U123]&gt;[.U$152]);'';[.U123])" office:value-type="float" office:value="0.213752196723556" calcext:value-type="float">
            <text:p>0,2137521967</text:p>
          </table:table-cell>
          <table:table-cell table:formula="of:=IF(OR([.V123]&lt;[.V$151];[.V123]&gt;[.V$152]);'';[.V123])" office:value-type="float" office:value="0.219675309565725" calcext:value-type="float">
            <text:p>0,2196753096</text:p>
          </table:table-cell>
          <table:table-cell table:number-columns-repeated="1002"/>
        </table:table-row>
        <table:table-row table:style-name="ro1">
          <table:table-cell table:style-name="ce2" office:value-type="float" office:value="37.1" calcext:value-type="float">
            <text:p>37,1</text:p>
          </table:table-cell>
          <table:table-cell table:formula="of:=IF(OR([.B124]&lt;[.B$151];[.B124]&gt;[.B$152]);'';[.B124])" office:value-type="float" office:value="0.0788911515696465" calcext:value-type="float">
            <text:p>0,0788911516</text:p>
          </table:table-cell>
          <table:table-cell table:formula="of:=IF(OR([.C124]&lt;[.C$151];[.C124]&gt;[.C$152]);'';[.C124])" office:value-type="float" office:value="0.0458652491616092" calcext:value-type="float">
            <text:p>0,0458652492</text:p>
          </table:table-cell>
          <table:table-cell table:formula="of:=IF(OR([.D124]&lt;[.D$151];[.D124]&gt;[.D$152]);'';[.D124])" office:value-type="string" office:string-value="" calcext:value-type="error">
            <text:p>#NOM ?</text:p>
          </table:table-cell>
          <table:table-cell table:formula="of:=IF(OR([.E124]&lt;[.E$151];[.E124]&gt;[.E$152]);'';[.E124])" office:value-type="float" office:value="1" calcext:value-type="float">
            <text:p>1</text:p>
          </table:table-cell>
          <table:table-cell table:formula="of:=IF(OR([.F124]&lt;[.F$151];[.F124]&gt;[.F$152]);'';[.F124])" office:value-type="float" office:value="0.0174717032784707" calcext:value-type="float">
            <text:p>0,0174717033</text:p>
          </table:table-cell>
          <table:table-cell table:formula="of:=IF(OR([.G124]&lt;[.G$151];[.G124]&gt;[.G$152]);'';[.G124])" office:value-type="float" office:value="0.303153721980718" calcext:value-type="float">
            <text:p>0,303153722</text:p>
          </table:table-cell>
          <table:table-cell table:formula="of:=IF(OR([.H124]&lt;[.H$151];[.H124]&gt;[.H$152]);'';[.H124])" office:value-type="float" office:value="0.0266531069045003" calcext:value-type="float">
            <text:p>0,0266531069</text:p>
          </table:table-cell>
          <table:table-cell table:formula="of:=IF(OR([.I124]&lt;[.I$151];[.I124]&gt;[.I$152]);'';[.I124])" office:value-type="float" office:value="0.305289782787979" calcext:value-type="float">
            <text:p>0,3052897828</text:p>
          </table:table-cell>
          <table:table-cell table:formula="of:=IF(OR([.J124]&lt;[.J$151];[.J124]&gt;[.J$152]);'';[.J124])" office:value-type="float" office:value="0.0769989634309824" calcext:value-type="float">
            <text:p>0,0769989634</text:p>
          </table:table-cell>
          <table:table-cell table:formula="of:=IF(OR([.K124]&lt;[.K$151];[.K124]&gt;[.K$152]);'';[.K124])" office:value-type="float" office:value="0.0683119809952662" calcext:value-type="float">
            <text:p>0,068311981</text:p>
          </table:table-cell>
          <table:table-cell table:formula="of:=IF(OR([.L124]&lt;[.L$151];[.L124]&gt;[.L$152]);'';[.L124])" office:value-type="float" office:value="0.0358703381530164" calcext:value-type="float">
            <text:p>0,0358703382</text:p>
          </table:table-cell>
          <table:table-cell table:formula="of:=IF(OR([.M124]&lt;[.M$151];[.M124]&gt;[.M$152]);'';[.M124])" office:value-type="float" office:value="0.25529714254879" calcext:value-type="float">
            <text:p>0,2552971425</text:p>
          </table:table-cell>
          <table:table-cell table:formula="of:=IF(OR([.N124]&lt;[.N$151];[.N124]&gt;[.N$152]);'';[.N124])" office:value-type="float" office:value="0.0820364087644778" calcext:value-type="float">
            <text:p>0,0820364088</text:p>
          </table:table-cell>
          <table:table-cell table:formula="of:=IF(OR([.O124]&lt;[.O$151];[.O124]&gt;[.O$152]);'';[.O124])" office:value-type="float" office:value="0.267113304635761" calcext:value-type="float">
            <text:p>0,2671133046</text:p>
          </table:table-cell>
          <table:table-cell table:formula="of:=IF(OR([.P124]&lt;[.P$151];[.P124]&gt;[.P$152]);'';[.P124])" office:value-type="float" office:value="0.0248111427268343" calcext:value-type="float">
            <text:p>0,0248111427</text:p>
          </table:table-cell>
          <table:table-cell table:formula="of:=IF(OR([.Q124]&lt;[.Q$151];[.Q124]&gt;[.Q$152]);'';[.Q124])" office:value-type="float" office:value="0.0184453168792434" calcext:value-type="float">
            <text:p>0,0184453169</text:p>
          </table:table-cell>
          <table:table-cell table:formula="of:=IF(OR([.R124]&lt;[.R$151];[.R124]&gt;[.R$152]);'';[.R124])" office:value-type="float" office:value="0.0969084466974261" calcext:value-type="float">
            <text:p>0,0969084467</text:p>
          </table:table-cell>
          <table:table-cell table:formula="of:=IF(OR([.S124]&lt;[.S$151];[.S124]&gt;[.S$152]);'';[.S124])" office:value-type="float" office:value="0.34295150206532" calcext:value-type="float">
            <text:p>0,3429515021</text:p>
          </table:table-cell>
          <table:table-cell table:formula="of:=IF(OR([.T124]&lt;[.T$151];[.T124]&gt;[.T$152]);'';[.T124])" office:value-type="float" office:value="0.185652765734129" calcext:value-type="float">
            <text:p>0,1856527657</text:p>
          </table:table-cell>
          <table:table-cell table:formula="of:=IF(OR([.U124]&lt;[.U$151];[.U124]&gt;[.U$152]);'';[.U124])" office:value-type="float" office:value="0.215861898830041" calcext:value-type="float">
            <text:p>0,2158618988</text:p>
          </table:table-cell>
          <table:table-cell table:formula="of:=IF(OR([.V124]&lt;[.V$151];[.V124]&gt;[.V$152]);'';[.V124])" office:value-type="float" office:value="0.2279612215525" calcext:value-type="float">
            <text:p>0,2279612216</text:p>
          </table:table-cell>
          <table:table-cell table:number-columns-repeated="1002"/>
        </table:table-row>
        <table:table-row table:style-name="ro1">
          <table:table-cell table:style-name="ce2" office:value-type="float" office:value="38.9" calcext:value-type="float">
            <text:p>38,9</text:p>
          </table:table-cell>
          <table:table-cell table:formula="of:=IF(OR([.B125]&lt;[.B$151];[.B125]&gt;[.B$152]);'';[.B125])" office:value-type="float" office:value="0.0800370664393574" calcext:value-type="float">
            <text:p>0,0800370664</text:p>
          </table:table-cell>
          <table:table-cell table:formula="of:=IF(OR([.C125]&lt;[.C$151];[.C125]&gt;[.C$152]);'';[.C125])" office:value-type="float" office:value="0.0431165296076054" calcext:value-type="float">
            <text:p>0,0431165296</text:p>
          </table:table-cell>
          <table:table-cell table:formula="of:=IF(OR([.D125]&lt;[.D$151];[.D125]&gt;[.D$152]);'';[.D125])" office:value-type="float" office:value="0.0362861286113975" calcext:value-type="float">
            <text:p>0,0362861286</text:p>
          </table:table-cell>
          <table:table-cell table:formula="of:=IF(OR([.E125]&lt;[.E$151];[.E125]&gt;[.E$152]);'';[.E125])" office:value-type="float" office:value="1" calcext:value-type="float">
            <text:p>1</text:p>
          </table:table-cell>
          <table:table-cell table:formula="of:=IF(OR([.F125]&lt;[.F$151];[.F125]&gt;[.F$152]);'';[.F125])" office:value-type="float" office:value="0.015403694018451" calcext:value-type="float">
            <text:p>0,015403694</text:p>
          </table:table-cell>
          <table:table-cell table:formula="of:=IF(OR([.G125]&lt;[.G$151];[.G125]&gt;[.G$152]);'';[.G125])" office:value-type="float" office:value="0.325765469946818" calcext:value-type="float">
            <text:p>0,3257654699</text:p>
          </table:table-cell>
          <table:table-cell table:formula="of:=IF(OR([.H125]&lt;[.H$151];[.H125]&gt;[.H$152]);'';[.H125])" office:value-type="float" office:value="0.027610894959859" calcext:value-type="float">
            <text:p>0,027610895</text:p>
          </table:table-cell>
          <table:table-cell table:formula="of:=IF(OR([.I125]&lt;[.I$151];[.I125]&gt;[.I$152]);'';[.I125])" office:value-type="string" office:string-value="" calcext:value-type="error">
            <text:p>#NOM ?</text:p>
          </table:table-cell>
          <table:table-cell table:formula="of:=IF(OR([.J125]&lt;[.J$151];[.J125]&gt;[.J$152]);'';[.J125])" office:value-type="float" office:value="0.0787906011704093" calcext:value-type="float">
            <text:p>0,0787906012</text:p>
          </table:table-cell>
          <table:table-cell table:formula="of:=IF(OR([.K125]&lt;[.K$151];[.K125]&gt;[.K$152]);'';[.K125])" office:value-type="string" office:string-value="" calcext:value-type="error">
            <text:p>#NOM ?</text:p>
          </table:table-cell>
          <table:table-cell table:formula="of:=IF(OR([.L125]&lt;[.L$151];[.L125]&gt;[.L$152]);'';[.L125])" office:value-type="float" office:value="0.0437889244881332" calcext:value-type="float">
            <text:p>0,0437889245</text:p>
          </table:table-cell>
          <table:table-cell table:formula="of:=IF(OR([.M125]&lt;[.M$151];[.M125]&gt;[.M$152]);'';[.M125])" office:value-type="float" office:value="0.280984725126564" calcext:value-type="float">
            <text:p>0,2809847251</text:p>
          </table:table-cell>
          <table:table-cell table:formula="of:=IF(OR([.N125]&lt;[.N$151];[.N125]&gt;[.N$152]);'';[.N125])" office:value-type="string" office:string-value="" calcext:value-type="error">
            <text:p>#NOM ?</text:p>
          </table:table-cell>
          <table:table-cell table:formula="of:=IF(OR([.O125]&lt;[.O$151];[.O125]&gt;[.O$152]);'';[.O125])" office:value-type="float" office:value="0.310858564299172" calcext:value-type="float">
            <text:p>0,3108585643</text:p>
          </table:table-cell>
          <table:table-cell table:formula="of:=IF(OR([.P125]&lt;[.P$151];[.P125]&gt;[.P$152]);'';[.P125])" office:value-type="float" office:value="0.0270697658592498" calcext:value-type="float">
            <text:p>0,0270697659</text:p>
          </table:table-cell>
          <table:table-cell table:formula="of:=IF(OR([.Q125]&lt;[.Q$151];[.Q125]&gt;[.Q$152]);'';[.Q125])" office:value-type="string" office:string-value="" calcext:value-type="error">
            <text:p>#NOM ?</text:p>
          </table:table-cell>
          <table:table-cell table:formula="of:=IF(OR([.R125]&lt;[.R$151];[.R125]&gt;[.R$152]);'';[.R125])" office:value-type="float" office:value="0.10812449940177" calcext:value-type="float">
            <text:p>0,1081244994</text:p>
          </table:table-cell>
          <table:table-cell table:formula="of:=IF(OR([.S125]&lt;[.S$151];[.S125]&gt;[.S$152]);'';[.S125])" office:value-type="float" office:value="0.406331577256756" calcext:value-type="float">
            <text:p>0,4063315773</text:p>
          </table:table-cell>
          <table:table-cell table:formula="of:=IF(OR([.T125]&lt;[.T$151];[.T125]&gt;[.T$152]);'';[.T125])" office:value-type="string" office:string-value="" calcext:value-type="error">
            <text:p>#NOM ?</text:p>
          </table:table-cell>
          <table:table-cell table:formula="of:=IF(OR([.U125]&lt;[.U$151];[.U125]&gt;[.U$152]);'';[.U125])" office:value-type="string" office:string-value="" calcext:value-type="error">
            <text:p>#NOM ?</text:p>
          </table:table-cell>
          <table:table-cell table:formula="of:=IF(OR([.V125]&lt;[.V$151];[.V125]&gt;[.V$152]);'';[.V125])" office:value-type="string" office:string-value="" calcext:value-type="error">
            <text:p>#NOM ?</text:p>
          </table:table-cell>
          <table:table-cell table:number-columns-repeated="1002"/>
        </table:table-row>
        <table:table-row table:style-name="ro1">
          <table:table-cell table:style-name="ce2" office:value-type="float" office:value="40.7" calcext:value-type="float">
            <text:p>40,7</text:p>
          </table:table-cell>
          <table:table-cell table:formula="of:=IF(OR([.B126]&lt;[.B$151];[.B126]&gt;[.B$152]);'';[.B126])" office:value-type="float" office:value="0.0768823686914006" calcext:value-type="float">
            <text:p>0,0768823687</text:p>
          </table:table-cell>
          <table:table-cell table:formula="of:=IF(OR([.C126]&lt;[.C$151];[.C126]&gt;[.C$152]);'';[.C126])" office:value-type="float" office:value="0.0348155295799814" calcext:value-type="float">
            <text:p>0,0348155296</text:p>
          </table:table-cell>
          <table:table-cell table:formula="of:=IF(OR([.D126]&lt;[.D$151];[.D126]&gt;[.D$152]);'';[.D126])" office:value-type="float" office:value="0.030572679591451" calcext:value-type="float">
            <text:p>0,0305726796</text:p>
          </table:table-cell>
          <table:table-cell table:formula="of:=IF(OR([.E126]&lt;[.E$151];[.E126]&gt;[.E$152]);'';[.E126])" office:value-type="float" office:value="1" calcext:value-type="float">
            <text:p>1</text:p>
          </table:table-cell>
          <table:table-cell table:formula="of:=IF(OR([.F126]&lt;[.F$151];[.F126]&gt;[.F$152]);'';[.F126])" office:value-type="float" office:value="0.0234097254393304" calcext:value-type="float">
            <text:p>0,0234097254</text:p>
          </table:table-cell>
          <table:table-cell table:formula="of:=IF(OR([.G126]&lt;[.G$151];[.G126]&gt;[.G$152]);'';[.G126])" office:value-type="float" office:value="0.319331850041946" calcext:value-type="float">
            <text:p>0,31933185</text:p>
          </table:table-cell>
          <table:table-cell table:formula="of:=IF(OR([.H126]&lt;[.H$151];[.H126]&gt;[.H$152]);'';[.H126])" office:value-type="float" office:value="0.0270545170167599" calcext:value-type="float">
            <text:p>0,027054517</text:p>
          </table:table-cell>
          <table:table-cell table:formula="of:=IF(OR([.I126]&lt;[.I$151];[.I126]&gt;[.I$152]);'';[.I126])" office:value-type="string" office:string-value="" calcext:value-type="error">
            <text:p>#NOM ?</text:p>
          </table:table-cell>
          <table:table-cell table:formula="of:=IF(OR([.J126]&lt;[.J$151];[.J126]&gt;[.J$152]);'';[.J126])" office:value-type="float" office:value="0.077489048214147" calcext:value-type="float">
            <text:p>0,0774890482</text:p>
          </table:table-cell>
          <table:table-cell table:formula="of:=IF(OR([.K126]&lt;[.K$151];[.K126]&gt;[.K$152]);'';[.K126])" office:value-type="float" office:value="0.0703118332453182" calcext:value-type="float">
            <text:p>0,0703118332</text:p>
          </table:table-cell>
          <table:table-cell table:formula="of:=IF(OR([.L126]&lt;[.L$151];[.L126]&gt;[.L$152]);'';[.L126])" office:value-type="float" office:value="0.0376160249986977" calcext:value-type="float">
            <text:p>0,037616025</text:p>
          </table:table-cell>
          <table:table-cell table:formula="of:=IF(OR([.M126]&lt;[.M$151];[.M126]&gt;[.M$152]);'';[.M126])" office:value-type="string" office:string-value="" calcext:value-type="error">
            <text:p>#NOM ?</text:p>
          </table:table-cell>
          <table:table-cell table:formula="of:=IF(OR([.N126]&lt;[.N$151];[.N126]&gt;[.N$152]);'';[.N126])" office:value-type="float" office:value="0.0912184108406763" calcext:value-type="float">
            <text:p>0,0912184108</text:p>
          </table:table-cell>
          <table:table-cell table:formula="of:=IF(OR([.O126]&lt;[.O$151];[.O126]&gt;[.O$152]);'';[.O126])" office:value-type="float" office:value="0.308071092065879" calcext:value-type="float">
            <text:p>0,3080710921</text:p>
          </table:table-cell>
          <table:table-cell table:formula="of:=IF(OR([.P126]&lt;[.P$151];[.P126]&gt;[.P$152]);'';[.P126])" office:value-type="string" office:string-value="" calcext:value-type="error">
            <text:p>#NOM ?</text:p>
          </table:table-cell>
          <table:table-cell table:formula="of:=IF(OR([.Q126]&lt;[.Q$151];[.Q126]&gt;[.Q$152]);'';[.Q126])" office:value-type="string" office:string-value="" calcext:value-type="error">
            <text:p>#NOM ?</text:p>
          </table:table-cell>
          <table:table-cell table:formula="of:=IF(OR([.R126]&lt;[.R$151];[.R126]&gt;[.R$152]);'';[.R126])" office:value-type="string" office:string-value="" calcext:value-type="error">
            <text:p>#NOM ?</text:p>
          </table:table-cell>
          <table:table-cell table:formula="of:=IF(OR([.S126]&lt;[.S$151];[.S126]&gt;[.S$152]);'';[.S126])" office:value-type="string" office:string-value="" calcext:value-type="error">
            <text:p>#NOM ?</text:p>
          </table:table-cell>
          <table:table-cell table:formula="of:=IF(OR([.T126]&lt;[.T$151];[.T126]&gt;[.T$152]);'';[.T126])" office:value-type="float" office:value="0.20577204132958" calcext:value-type="float">
            <text:p>0,2057720413</text:p>
          </table:table-cell>
          <table:table-cell table:formula="of:=IF(OR([.U126]&lt;[.U$151];[.U126]&gt;[.U$152]);'';[.U126])" office:value-type="float" office:value="0.257405186093598" calcext:value-type="float">
            <text:p>0,2574051861</text:p>
          </table:table-cell>
          <table:table-cell table:formula="of:=IF(OR([.V126]&lt;[.V$151];[.V126]&gt;[.V$152]);'';[.V126])" office:value-type="string" office:string-value="" calcext:value-type="error">
            <text:p>#NOM ?</text:p>
          </table:table-cell>
          <table:table-cell table:number-columns-repeated="1002"/>
        </table:table-row>
        <table:table-row table:style-name="ro1">
          <table:table-cell table:style-name="ce2" office:value-type="float" office:value="42.4" calcext:value-type="float">
            <text:p>42,4</text:p>
          </table:table-cell>
          <table:table-cell table:formula="of:=IF(OR([.B127]&lt;[.B$151];[.B127]&gt;[.B$152]);'';[.B127])" office:value-type="float" office:value="0.0777975990453454" calcext:value-type="float">
            <text:p>0,077797599</text:p>
          </table:table-cell>
          <table:table-cell table:formula="of:=IF(OR([.C127]&lt;[.C$151];[.C127]&gt;[.C$152]);'';[.C127])" office:value-type="float" office:value="0.0389102726491108" calcext:value-type="float">
            <text:p>0,0389102726</text:p>
          </table:table-cell>
          <table:table-cell table:formula="of:=IF(OR([.D127]&lt;[.D$151];[.D127]&gt;[.D$152]);'';[.D127])" office:value-type="float" office:value="0.0379699286717112" calcext:value-type="float">
            <text:p>0,0379699287</text:p>
          </table:table-cell>
          <table:table-cell table:formula="of:=IF(OR([.E127]&lt;[.E$151];[.E127]&gt;[.E$152]);'';[.E127])" office:value-type="float" office:value="1" calcext:value-type="float">
            <text:p>1</text:p>
          </table:table-cell>
          <table:table-cell table:formula="of:=IF(OR([.F127]&lt;[.F$151];[.F127]&gt;[.F$152]);'';[.F127])" office:value-type="float" office:value="0.0134463282558487" calcext:value-type="float">
            <text:p>0,0134463283</text:p>
          </table:table-cell>
          <table:table-cell table:formula="of:=IF(OR([.G127]&lt;[.G$151];[.G127]&gt;[.G$152]);'';[.G127])" office:value-type="float" office:value="0.327851034534827" calcext:value-type="float">
            <text:p>0,3278510345</text:p>
          </table:table-cell>
          <table:table-cell table:formula="of:=IF(OR([.H127]&lt;[.H$151];[.H127]&gt;[.H$152]);'';[.H127])" office:value-type="float" office:value="0.0251246891967119" calcext:value-type="float">
            <text:p>0,0251246892</text:p>
          </table:table-cell>
          <table:table-cell table:formula="of:=IF(OR([.I127]&lt;[.I$151];[.I127]&gt;[.I$152]);'';[.I127])" office:value-type="float" office:value="0.301391680183823" calcext:value-type="float">
            <text:p>0,3013916802</text:p>
          </table:table-cell>
          <table:table-cell table:formula="of:=IF(OR([.J127]&lt;[.J$151];[.J127]&gt;[.J$152]);'';[.J127])" office:value-type="float" office:value="0.073165295971539" calcext:value-type="float">
            <text:p>0,073165296</text:p>
          </table:table-cell>
          <table:table-cell table:formula="of:=IF(OR([.K127]&lt;[.K$151];[.K127]&gt;[.K$152]);'';[.K127])" office:value-type="float" office:value="0.0709934067473519" calcext:value-type="float">
            <text:p>0,0709934067</text:p>
          </table:table-cell>
          <table:table-cell table:formula="of:=IF(OR([.L127]&lt;[.L$151];[.L127]&gt;[.L$152]);'';[.L127])" office:value-type="float" office:value="0.043388059224907" calcext:value-type="float">
            <text:p>0,0433880592</text:p>
          </table:table-cell>
          <table:table-cell table:formula="of:=IF(OR([.M127]&lt;[.M$151];[.M127]&gt;[.M$152]);'';[.M127])" office:value-type="float" office:value="0.270099349860776" calcext:value-type="float">
            <text:p>0,2700993499</text:p>
          </table:table-cell>
          <table:table-cell table:formula="of:=IF(OR([.N127]&lt;[.N$151];[.N127]&gt;[.N$152]);'';[.N127])" office:value-type="float" office:value="0.0898688360266927" calcext:value-type="float">
            <text:p>0,089868836</text:p>
          </table:table-cell>
          <table:table-cell table:formula="of:=IF(OR([.O127]&lt;[.O$151];[.O127]&gt;[.O$152]);'';[.O127])" office:value-type="float" office:value="0.307015962587203" calcext:value-type="float">
            <text:p>0,3070159626</text:p>
          </table:table-cell>
          <table:table-cell table:formula="of:=IF(OR([.P127]&lt;[.P$151];[.P127]&gt;[.P$152]);'';[.P127])" office:value-type="float" office:value="0.0279584508957037" calcext:value-type="float">
            <text:p>0,0279584509</text:p>
          </table:table-cell>
          <table:table-cell table:formula="of:=IF(OR([.Q127]&lt;[.Q$151];[.Q127]&gt;[.Q$152]);'';[.Q127])" office:value-type="float" office:value="0.0189818918501884" calcext:value-type="float">
            <text:p>0,0189818919</text:p>
          </table:table-cell>
          <table:table-cell table:formula="of:=IF(OR([.R127]&lt;[.R$151];[.R127]&gt;[.R$152]);'';[.R127])" office:value-type="float" office:value="0.105234129502544" calcext:value-type="float">
            <text:p>0,1052341295</text:p>
          </table:table-cell>
          <table:table-cell table:formula="of:=IF(OR([.S127]&lt;[.S$151];[.S127]&gt;[.S$152]);'';[.S127])" office:value-type="float" office:value="0.396875197881586" calcext:value-type="float">
            <text:p>0,3968751979</text:p>
          </table:table-cell>
          <table:table-cell table:formula="of:=IF(OR([.T127]&lt;[.T$151];[.T127]&gt;[.T$152]);'';[.T127])" office:value-type="float" office:value="0.197217036730705" calcext:value-type="float">
            <text:p>0,1972170367</text:p>
          </table:table-cell>
          <table:table-cell table:formula="of:=IF(OR([.U127]&lt;[.U$151];[.U127]&gt;[.U$152]);'';[.U127])" office:value-type="float" office:value="0.250694121007906" calcext:value-type="float">
            <text:p>0,250694121</text:p>
          </table:table-cell>
          <table:table-cell table:formula="of:=IF(OR([.V127]&lt;[.V$151];[.V127]&gt;[.V$152]);'';[.V127])" office:value-type="float" office:value="0.250236000200208" calcext:value-type="float">
            <text:p>0,2502360002</text:p>
          </table:table-cell>
          <table:table-cell table:number-columns-repeated="1002"/>
        </table:table-row>
        <table:table-row table:style-name="ro1">
          <table:table-cell table:style-name="ce2" office:value-type="float" office:value="44.2" calcext:value-type="float">
            <text:p>44,2</text:p>
          </table:table-cell>
          <table:table-cell table:formula="of:=IF(OR([.B128]&lt;[.B$151];[.B128]&gt;[.B$152]);'';[.B128])" office:value-type="float" office:value="0.0792708791470078" calcext:value-type="float">
            <text:p>0,0792708791</text:p>
          </table:table-cell>
          <table:table-cell table:formula="of:=IF(OR([.C128]&lt;[.C$151];[.C128]&gt;[.C$152]);'';[.C128])" office:value-type="float" office:value="0.0238706368348342" calcext:value-type="float">
            <text:p>0,0238706368</text:p>
          </table:table-cell>
          <table:table-cell table:formula="of:=IF(OR([.D128]&lt;[.D$151];[.D128]&gt;[.D$152]);'';[.D128])" office:value-type="float" office:value="0.029766754909969" calcext:value-type="float">
            <text:p>0,0297667549</text:p>
          </table:table-cell>
          <table:table-cell table:formula="of:=IF(OR([.E128]&lt;[.E$151];[.E128]&gt;[.E$152]);'';[.E128])" office:value-type="float" office:value="1" calcext:value-type="float">
            <text:p>1</text:p>
          </table:table-cell>
          <table:table-cell table:formula="of:=IF(OR([.F128]&lt;[.F$151];[.F128]&gt;[.F$152]);'';[.F128])" office:value-type="float" office:value="0.0141688898808035" calcext:value-type="float">
            <text:p>0,0141688899</text:p>
          </table:table-cell>
          <table:table-cell table:formula="of:=IF(OR([.G128]&lt;[.G$151];[.G128]&gt;[.G$152]);'';[.G128])" office:value-type="float" office:value="0.325027552448074" calcext:value-type="float">
            <text:p>0,3250275524</text:p>
          </table:table-cell>
          <table:table-cell table:formula="of:=IF(OR([.H128]&lt;[.H$151];[.H128]&gt;[.H$152]);'';[.H128])" office:value-type="float" office:value="0.0268041564253702" calcext:value-type="float">
            <text:p>0,0268041564</text:p>
          </table:table-cell>
          <table:table-cell table:formula="of:=IF(OR([.I128]&lt;[.I$151];[.I128]&gt;[.I$152]);'';[.I128])" office:value-type="float" office:value="0.295950405134385" calcext:value-type="float">
            <text:p>0,2959504051</text:p>
          </table:table-cell>
          <table:table-cell table:formula="of:=IF(OR([.J128]&lt;[.J$151];[.J128]&gt;[.J$152]);'';[.J128])" office:value-type="float" office:value="0.0733039169583822" calcext:value-type="float">
            <text:p>0,073303917</text:p>
          </table:table-cell>
          <table:table-cell table:formula="of:=IF(OR([.K128]&lt;[.K$151];[.K128]&gt;[.K$152]);'';[.K128])" office:value-type="float" office:value="0.0637291676233197" calcext:value-type="float">
            <text:p>0,0637291676</text:p>
          </table:table-cell>
          <table:table-cell table:formula="of:=IF(OR([.L128]&lt;[.L$151];[.L128]&gt;[.L$152]);'';[.L128])" office:value-type="float" office:value="0.0297789261682849" calcext:value-type="float">
            <text:p>0,0297789262</text:p>
          </table:table-cell>
          <table:table-cell table:formula="of:=IF(OR([.M128]&lt;[.M$151];[.M128]&gt;[.M$152]);'';[.M128])" office:value-type="float" office:value="0.265395944749474" calcext:value-type="float">
            <text:p>0,2653959447</text:p>
          </table:table-cell>
          <table:table-cell table:formula="of:=IF(OR([.N128]&lt;[.N$151];[.N128]&gt;[.N$152]);'';[.N128])" office:value-type="float" office:value="0.0870875366863504" calcext:value-type="float">
            <text:p>0,0870875367</text:p>
          </table:table-cell>
          <table:table-cell table:formula="of:=IF(OR([.O128]&lt;[.O$151];[.O128]&gt;[.O$152]);'';[.O128])" office:value-type="float" office:value="0.290735866327829" calcext:value-type="float">
            <text:p>0,2907358663</text:p>
          </table:table-cell>
          <table:table-cell table:formula="of:=IF(OR([.P128]&lt;[.P$151];[.P128]&gt;[.P$152]);'';[.P128])" office:value-type="float" office:value="0.0258551901755753" calcext:value-type="float">
            <text:p>0,0258551902</text:p>
          </table:table-cell>
          <table:table-cell table:formula="of:=IF(OR([.Q128]&lt;[.Q$151];[.Q128]&gt;[.Q$152]);'';[.Q128])" office:value-type="float" office:value="0.0173063760228406" calcext:value-type="float">
            <text:p>0,017306376</text:p>
          </table:table-cell>
          <table:table-cell table:formula="of:=IF(OR([.R128]&lt;[.R$151];[.R128]&gt;[.R$152]);'';[.R128])" office:value-type="float" office:value="0.0994313648579225" calcext:value-type="float">
            <text:p>0,0994313649</text:p>
          </table:table-cell>
          <table:table-cell table:formula="of:=IF(OR([.S128]&lt;[.S$151];[.S128]&gt;[.S$152]);'';[.S128])" office:value-type="float" office:value="0.349184286634544" calcext:value-type="float">
            <text:p>0,3491842866</text:p>
          </table:table-cell>
          <table:table-cell table:formula="of:=IF(OR([.T128]&lt;[.T$151];[.T128]&gt;[.T$152]);'';[.T128])" office:value-type="float" office:value="0.178588526158145" calcext:value-type="float">
            <text:p>0,1785885262</text:p>
          </table:table-cell>
          <table:table-cell table:formula="of:=IF(OR([.U128]&lt;[.U$151];[.U128]&gt;[.U$152]);'';[.U128])" office:value-type="float" office:value="0.229980035217374" calcext:value-type="float">
            <text:p>0,2299800352</text:p>
          </table:table-cell>
          <table:table-cell table:formula="of:=IF(OR([.V128]&lt;[.V$151];[.V128]&gt;[.V$152]);'';[.V128])" office:value-type="float" office:value="0.228407423544931" calcext:value-type="float">
            <text:p>0,2284074235</text:p>
          </table:table-cell>
          <table:table-cell table:number-columns-repeated="100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formula="of:=IF(OR([.B129]&lt;[.B$151];[.B129]&gt;[.B$152]);'';[.B129])" office:value-type="float" office:value="0.0835370044312596" calcext:value-type="float">
            <text:p>0,0835370044</text:p>
          </table:table-cell>
          <table:table-cell table:formula="of:=IF(OR([.C129]&lt;[.C$151];[.C129]&gt;[.C$152]);'';[.C129])" office:value-type="float" office:value="0.0408282366577797" calcext:value-type="float">
            <text:p>0,0408282367</text:p>
          </table:table-cell>
          <table:table-cell table:formula="of:=IF(OR([.D129]&lt;[.D$151];[.D129]&gt;[.D$152]);'';[.D129])" office:value-type="float" office:value="0.0362812774287981" calcext:value-type="float">
            <text:p>0,0362812774</text:p>
          </table:table-cell>
          <table:table-cell table:formula="of:=IF(OR([.E129]&lt;[.E$151];[.E129]&gt;[.E$152]);'';[.E129])" office:value-type="float" office:value="1" calcext:value-type="float">
            <text:p>1</text:p>
          </table:table-cell>
          <table:table-cell table:formula="of:=IF(OR([.F129]&lt;[.F$151];[.F129]&gt;[.F$152]);'';[.F129])" office:value-type="float" office:value="0.0179515898601808" calcext:value-type="float">
            <text:p>0,0179515899</text:p>
          </table:table-cell>
          <table:table-cell table:formula="of:=IF(OR([.G129]&lt;[.G$151];[.G129]&gt;[.G$152]);'';[.G129])" office:value-type="float" office:value="0.319615045664587" calcext:value-type="float">
            <text:p>0,3196150457</text:p>
          </table:table-cell>
          <table:table-cell table:formula="of:=IF(OR([.H129]&lt;[.H$151];[.H129]&gt;[.H$152]);'';[.H129])" office:value-type="float" office:value="0.0251170905159996" calcext:value-type="float">
            <text:p>0,0251170905</text:p>
          </table:table-cell>
          <table:table-cell table:formula="of:=IF(OR([.I129]&lt;[.I$151];[.I129]&gt;[.I$152]);'';[.I129])" office:value-type="float" office:value="0.283422611239845" calcext:value-type="float">
            <text:p>0,2834226112</text:p>
          </table:table-cell>
          <table:table-cell table:formula="of:=IF(OR([.J129]&lt;[.J$151];[.J129]&gt;[.J$152]);'';[.J129])" office:value-type="float" office:value="0.0713057114170976" calcext:value-type="float">
            <text:p>0,0713057114</text:p>
          </table:table-cell>
          <table:table-cell table:formula="of:=IF(OR([.K129]&lt;[.K$151];[.K129]&gt;[.K$152]);'';[.K129])" office:value-type="float" office:value="0.0632999063853972" calcext:value-type="float">
            <text:p>0,0632999064</text:p>
          </table:table-cell>
          <table:table-cell table:formula="of:=IF(OR([.L129]&lt;[.L$151];[.L129]&gt;[.L$152]);'';[.L129])" office:value-type="float" office:value="0.0286832261665782" calcext:value-type="float">
            <text:p>0,0286832262</text:p>
          </table:table-cell>
          <table:table-cell table:formula="of:=IF(OR([.M129]&lt;[.M$151];[.M129]&gt;[.M$152]);'';[.M129])" office:value-type="float" office:value="0.256467789472146" calcext:value-type="float">
            <text:p>0,2564677895</text:p>
          </table:table-cell>
          <table:table-cell table:formula="of:=IF(OR([.N129]&lt;[.N$151];[.N129]&gt;[.N$152]);'';[.N129])" office:value-type="float" office:value="0.0830772103060024" calcext:value-type="float">
            <text:p>0,0830772103</text:p>
          </table:table-cell>
          <table:table-cell table:formula="of:=IF(OR([.O129]&lt;[.O$151];[.O129]&gt;[.O$152]);'';[.O129])" office:value-type="float" office:value="0.289422387442417" calcext:value-type="float">
            <text:p>0,2894223874</text:p>
          </table:table-cell>
          <table:table-cell table:formula="of:=IF(OR([.P129]&lt;[.P$151];[.P129]&gt;[.P$152]);'';[.P129])" office:value-type="float" office:value="0.0274755439631133" calcext:value-type="float">
            <text:p>0,027475544</text:p>
          </table:table-cell>
          <table:table-cell table:formula="of:=IF(OR([.Q129]&lt;[.Q$151];[.Q129]&gt;[.Q$152]);'';[.Q129])" office:value-type="float" office:value="0.0182601335221474" calcext:value-type="float">
            <text:p>0,0182601335</text:p>
          </table:table-cell>
          <table:table-cell table:formula="of:=IF(OR([.R129]&lt;[.R$151];[.R129]&gt;[.R$152]);'';[.R129])" office:value-type="float" office:value="0.0902586200843614" calcext:value-type="float">
            <text:p>0,0902586201</text:p>
          </table:table-cell>
          <table:table-cell table:formula="of:=IF(OR([.S129]&lt;[.S$151];[.S129]&gt;[.S$152]);'';[.S129])" office:value-type="float" office:value="0.33998731435246" calcext:value-type="float">
            <text:p>0,3399873144</text:p>
          </table:table-cell>
          <table:table-cell table:formula="of:=IF(OR([.T129]&lt;[.T$151];[.T129]&gt;[.T$152]);'';[.T129])" office:value-type="float" office:value="0.168595549148713" calcext:value-type="float">
            <text:p>0,1685955491</text:p>
          </table:table-cell>
          <table:table-cell table:formula="of:=IF(OR([.U129]&lt;[.U$151];[.U129]&gt;[.U$152]);'';[.U129])" office:value-type="float" office:value="0.221448704044357" calcext:value-type="float">
            <text:p>0,221448704</text:p>
          </table:table-cell>
          <table:table-cell table:formula="of:=IF(OR([.V129]&lt;[.V$151];[.V129]&gt;[.V$152]);'';[.V129])" office:value-type="float" office:value="0.224005452527423" calcext:value-type="float">
            <text:p>0,2240054525</text:p>
          </table:table-cell>
          <table:table-cell table:number-columns-repeated="1002"/>
        </table:table-row>
        <table:table-row table:style-name="ro1">
          <table:table-cell table:style-name="ce2" office:value-type="float" office:value="47.7" calcext:value-type="float">
            <text:p>47,7</text:p>
          </table:table-cell>
          <table:table-cell table:formula="of:=IF(OR([.B130]&lt;[.B$151];[.B130]&gt;[.B$152]);'';[.B130])" office:value-type="float" office:value="0.078969107137616" calcext:value-type="float">
            <text:p>0,0789691071</text:p>
          </table:table-cell>
          <table:table-cell table:formula="of:=IF(OR([.C130]&lt;[.C$151];[.C130]&gt;[.C$152]);'';[.C130])" office:value-type="float" office:value="0.0261347483548739" calcext:value-type="float">
            <text:p>0,0261347484</text:p>
          </table:table-cell>
          <table:table-cell table:formula="of:=IF(OR([.D130]&lt;[.D$151];[.D130]&gt;[.D$152]);'';[.D130])" office:value-type="float" office:value="0.0323225539558573" calcext:value-type="float">
            <text:p>0,032322554</text:p>
          </table:table-cell>
          <table:table-cell table:formula="of:=IF(OR([.E130]&lt;[.E$151];[.E130]&gt;[.E$152]);'';[.E130])" office:value-type="float" office:value="1" calcext:value-type="float">
            <text:p>1</text:p>
          </table:table-cell>
          <table:table-cell table:formula="of:=IF(OR([.F130]&lt;[.F$151];[.F130]&gt;[.F$152]);'';[.F130])" office:value-type="float" office:value="0.0153818320557511" calcext:value-type="float">
            <text:p>0,0153818321</text:p>
          </table:table-cell>
          <table:table-cell table:formula="of:=IF(OR([.G130]&lt;[.G$151];[.G130]&gt;[.G$152]);'';[.G130])" office:value-type="float" office:value="0.323269135034599" calcext:value-type="float">
            <text:p>0,323269135</text:p>
          </table:table-cell>
          <table:table-cell table:formula="of:=IF(OR([.H130]&lt;[.H$151];[.H130]&gt;[.H$152]);'';[.H130])" office:value-type="float" office:value="0.0256684246659566" calcext:value-type="float">
            <text:p>0,0256684247</text:p>
          </table:table-cell>
          <table:table-cell table:formula="of:=IF(OR([.I130]&lt;[.I$151];[.I130]&gt;[.I$152]);'';[.I130])" office:value-type="float" office:value="0.293790628216508" calcext:value-type="float">
            <text:p>0,2937906282</text:p>
          </table:table-cell>
          <table:table-cell table:formula="of:=IF(OR([.J130]&lt;[.J$151];[.J130]&gt;[.J$152]);'';[.J130])" office:value-type="float" office:value="0.0688322860821455" calcext:value-type="float">
            <text:p>0,0688322861</text:p>
          </table:table-cell>
          <table:table-cell table:formula="of:=IF(OR([.K130]&lt;[.K$151];[.K130]&gt;[.K$152]);'';[.K130])" office:value-type="float" office:value="0.0645749987243232" calcext:value-type="float">
            <text:p>0,0645749987</text:p>
          </table:table-cell>
          <table:table-cell table:formula="of:=IF(OR([.L130]&lt;[.L$151];[.L130]&gt;[.L$152]);'';[.L130])" office:value-type="float" office:value="0.0312717162844245" calcext:value-type="float">
            <text:p>0,0312717163</text:p>
          </table:table-cell>
          <table:table-cell table:formula="of:=IF(OR([.M130]&lt;[.M$151];[.M130]&gt;[.M$152]);'';[.M130])" office:value-type="float" office:value="0.254313009189492" calcext:value-type="float">
            <text:p>0,2543130092</text:p>
          </table:table-cell>
          <table:table-cell table:formula="of:=IF(OR([.N130]&lt;[.N$151];[.N130]&gt;[.N$152]);'';[.N130])" office:value-type="float" office:value="0.082598200173623" calcext:value-type="float">
            <text:p>0,0825982002</text:p>
          </table:table-cell>
          <table:table-cell table:formula="of:=IF(OR([.O130]&lt;[.O$151];[.O130]&gt;[.O$152]);'';[.O130])" office:value-type="float" office:value="0.282791402327167" calcext:value-type="float">
            <text:p>0,2827914023</text:p>
          </table:table-cell>
          <table:table-cell table:formula="of:=IF(OR([.P130]&lt;[.P$151];[.P130]&gt;[.P$152]);'';[.P130])" office:value-type="float" office:value="0.0259344467823199" calcext:value-type="float">
            <text:p>0,0259344468</text:p>
          </table:table-cell>
          <table:table-cell table:formula="of:=IF(OR([.Q130]&lt;[.Q$151];[.Q130]&gt;[.Q$152]);'';[.Q130])" office:value-type="float" office:value="0.0161002239141723" calcext:value-type="float">
            <text:p>0,0161002239</text:p>
          </table:table-cell>
          <table:table-cell table:formula="of:=IF(OR([.R130]&lt;[.R$151];[.R130]&gt;[.R$152]);'';[.R130])" office:value-type="float" office:value="0.0930203800485328" calcext:value-type="float">
            <text:p>0,09302038</text:p>
          </table:table-cell>
          <table:table-cell table:formula="of:=IF(OR([.S130]&lt;[.S$151];[.S130]&gt;[.S$152]);'';[.S130])" office:value-type="float" office:value="0.360540842372009" calcext:value-type="float">
            <text:p>0,3605408424</text:p>
          </table:table-cell>
          <table:table-cell table:formula="of:=IF(OR([.T130]&lt;[.T$151];[.T130]&gt;[.T$152]);'';[.T130])" office:value-type="float" office:value="0.169464392600878" calcext:value-type="float">
            <text:p>0,1694643926</text:p>
          </table:table-cell>
          <table:table-cell table:formula="of:=IF(OR([.U130]&lt;[.U$151];[.U130]&gt;[.U$152]);'';[.U130])" office:value-type="float" office:value="0.222026764591449" calcext:value-type="float">
            <text:p>0,2220267646</text:p>
          </table:table-cell>
          <table:table-cell table:formula="of:=IF(OR([.V130]&lt;[.V$151];[.V130]&gt;[.V$152]);'';[.V130])" office:value-type="float" office:value="0.232442543350858" calcext:value-type="float">
            <text:p>0,2324425434</text:p>
          </table:table-cell>
          <table:table-cell table:number-columns-repeated="1002"/>
        </table:table-row>
        <table:table-row table:style-name="ro1">
          <table:table-cell table:style-name="ce2" office:value-type="float" office:value="49.5" calcext:value-type="float">
            <text:p>49,5</text:p>
          </table:table-cell>
          <table:table-cell table:formula="of:=IF(OR([.B131]&lt;[.B$151];[.B131]&gt;[.B$152]);'';[.B131])" office:value-type="float" office:value="0.0819664883250867" calcext:value-type="float">
            <text:p>0,0819664883</text:p>
          </table:table-cell>
          <table:table-cell table:formula="of:=IF(OR([.C131]&lt;[.C$151];[.C131]&gt;[.C$152]);'';[.C131])" office:value-type="float" office:value="0.0298524254216213" calcext:value-type="float">
            <text:p>0,0298524254</text:p>
          </table:table-cell>
          <table:table-cell table:formula="of:=IF(OR([.D131]&lt;[.D$151];[.D131]&gt;[.D$152]);'';[.D131])" office:value-type="float" office:value="0.0346895947703797" calcext:value-type="float">
            <text:p>0,0346895948</text:p>
          </table:table-cell>
          <table:table-cell table:formula="of:=IF(OR([.E131]&lt;[.E$151];[.E131]&gt;[.E$152]);'';[.E131])" office:value-type="float" office:value="1" calcext:value-type="float">
            <text:p>1</text:p>
          </table:table-cell>
          <table:table-cell table:formula="of:=IF(OR([.F131]&lt;[.F$151];[.F131]&gt;[.F$152]);'';[.F131])" office:value-type="float" office:value="0.014050232968346" calcext:value-type="float">
            <text:p>0,014050233</text:p>
          </table:table-cell>
          <table:table-cell table:formula="of:=IF(OR([.G131]&lt;[.G$151];[.G131]&gt;[.G$152]);'';[.G131])" office:value-type="float" office:value="0.323289627913829" calcext:value-type="float">
            <text:p>0,3232896279</text:p>
          </table:table-cell>
          <table:table-cell table:formula="of:=IF(OR([.H131]&lt;[.H$151];[.H131]&gt;[.H$152]);'';[.H131])" office:value-type="float" office:value="0.0247641194516667" calcext:value-type="float">
            <text:p>0,0247641195</text:p>
          </table:table-cell>
          <table:table-cell table:formula="of:=IF(OR([.I131]&lt;[.I$151];[.I131]&gt;[.I$152]);'';[.I131])" office:value-type="float" office:value="0.29055674827958" calcext:value-type="float">
            <text:p>0,2905567483</text:p>
          </table:table-cell>
          <table:table-cell table:formula="of:=IF(OR([.J131]&lt;[.J$151];[.J131]&gt;[.J$152]);'';[.J131])" office:value-type="float" office:value="0.0712624659635538" calcext:value-type="float">
            <text:p>0,071262466</text:p>
          </table:table-cell>
          <table:table-cell table:formula="of:=IF(OR([.K131]&lt;[.K$151];[.K131]&gt;[.K$152]);'';[.K131])" office:value-type="float" office:value="0.0673905695232972" calcext:value-type="float">
            <text:p>0,0673905695</text:p>
          </table:table-cell>
          <table:table-cell table:formula="of:=IF(OR([.L131]&lt;[.L$151];[.L131]&gt;[.L$152]);'';[.L131])" office:value-type="float" office:value="0.0280147460651038" calcext:value-type="float">
            <text:p>0,0280147461</text:p>
          </table:table-cell>
          <table:table-cell table:formula="of:=IF(OR([.M131]&lt;[.M$151];[.M131]&gt;[.M$152]);'';[.M131])" office:value-type="float" office:value="0.259264644484247" calcext:value-type="float">
            <text:p>0,2592646445</text:p>
          </table:table-cell>
          <table:table-cell table:formula="of:=IF(OR([.N131]&lt;[.N$151];[.N131]&gt;[.N$152]);'';[.N131])" office:value-type="float" office:value="0.0868322832246224" calcext:value-type="float">
            <text:p>0,0868322832</text:p>
          </table:table-cell>
          <table:table-cell table:formula="of:=IF(OR([.O131]&lt;[.O$151];[.O131]&gt;[.O$152]);'';[.O131])" office:value-type="float" office:value="0.292513607131392" calcext:value-type="float">
            <text:p>0,2925136071</text:p>
          </table:table-cell>
          <table:table-cell table:formula="of:=IF(OR([.P131]&lt;[.P$151];[.P131]&gt;[.P$152]);'';[.P131])" office:value-type="float" office:value="0.0265914643441655" calcext:value-type="float">
            <text:p>0,0265914643</text:p>
          </table:table-cell>
          <table:table-cell table:formula="of:=IF(OR([.Q131]&lt;[.Q$151];[.Q131]&gt;[.Q$152]);'';[.Q131])" office:value-type="float" office:value="0.0158466267290368" calcext:value-type="float">
            <text:p>0,0158466267</text:p>
          </table:table-cell>
          <table:table-cell table:formula="of:=IF(OR([.R131]&lt;[.R$151];[.R131]&gt;[.R$152]);'';[.R131])" office:value-type="float" office:value="0.0982681842276168" calcext:value-type="float">
            <text:p>0,0982681842</text:p>
          </table:table-cell>
          <table:table-cell table:formula="of:=IF(OR([.S131]&lt;[.S$151];[.S131]&gt;[.S$152]);'';[.S131])" office:value-type="float" office:value="0.36258401684076" calcext:value-type="float">
            <text:p>0,3625840168</text:p>
          </table:table-cell>
          <table:table-cell table:formula="of:=IF(OR([.T131]&lt;[.T$151];[.T131]&gt;[.T$152]);'';[.T131])" office:value-type="float" office:value="0.170963756838711" calcext:value-type="float">
            <text:p>0,1709637568</text:p>
          </table:table-cell>
          <table:table-cell table:formula="of:=IF(OR([.U131]&lt;[.U$151];[.U131]&gt;[.U$152]);'';[.U131])" office:value-type="float" office:value="0.224343837312176" calcext:value-type="float">
            <text:p>0,2243438373</text:p>
          </table:table-cell>
          <table:table-cell table:formula="of:=IF(OR([.V131]&lt;[.V$151];[.V131]&gt;[.V$152]);'';[.V131])" office:value-type="float" office:value="0.230286245578326" calcext:value-type="float">
            <text:p>0,2302862456</text:p>
          </table:table-cell>
          <table:table-cell table:number-columns-repeated="1002"/>
        </table:table-row>
        <table:table-row table:style-name="ro1">
          <table:table-cell table:style-name="ce2" office:value-type="float" office:value="51.3" calcext:value-type="float">
            <text:p>51,3</text:p>
          </table:table-cell>
          <table:table-cell table:formula="of:=IF(OR([.B132]&lt;[.B$151];[.B132]&gt;[.B$152]);'';[.B132])" office:value-type="float" office:value="0.0828123964962599" calcext:value-type="float">
            <text:p>0,0828123965</text:p>
          </table:table-cell>
          <table:table-cell table:formula="of:=IF(OR([.C132]&lt;[.C$151];[.C132]&gt;[.C$152]);'';[.C132])" office:value-type="float" office:value="0.0308814170125382" calcext:value-type="float">
            <text:p>0,030881417</text:p>
          </table:table-cell>
          <table:table-cell table:formula="of:=IF(OR([.D132]&lt;[.D$151];[.D132]&gt;[.D$152]);'';[.D132])" office:value-type="float" office:value="0.0335105353920826" calcext:value-type="float">
            <text:p>0,0335105354</text:p>
          </table:table-cell>
          <table:table-cell table:formula="of:=IF(OR([.E132]&lt;[.E$151];[.E132]&gt;[.E$152]);'';[.E132])" office:value-type="float" office:value="1" calcext:value-type="float">
            <text:p>1</text:p>
          </table:table-cell>
          <table:table-cell table:formula="of:=IF(OR([.F132]&lt;[.F$151];[.F132]&gt;[.F$152]);'';[.F132])" office:value-type="float" office:value="0.0217123976807266" calcext:value-type="float">
            <text:p>0,0217123977</text:p>
          </table:table-cell>
          <table:table-cell table:formula="of:=IF(OR([.G132]&lt;[.G$151];[.G132]&gt;[.G$152]);'';[.G132])" office:value-type="float" office:value="0.321998791844026" calcext:value-type="float">
            <text:p>0,3219987918</text:p>
          </table:table-cell>
          <table:table-cell table:formula="of:=IF(OR([.H132]&lt;[.H$151];[.H132]&gt;[.H$152]);'';[.H132])" office:value-type="float" office:value="0.0242335294429892" calcext:value-type="float">
            <text:p>0,0242335294</text:p>
          </table:table-cell>
          <table:table-cell table:formula="of:=IF(OR([.I132]&lt;[.I$151];[.I132]&gt;[.I$152]);'';[.I132])" office:value-type="float" office:value="0.30180507506667" calcext:value-type="float">
            <text:p>0,3018050751</text:p>
          </table:table-cell>
          <table:table-cell table:formula="of:=IF(OR([.J132]&lt;[.J$151];[.J132]&gt;[.J$152]);'';[.J132])" office:value-type="float" office:value="0.0707525519772477" calcext:value-type="float">
            <text:p>0,070752552</text:p>
          </table:table-cell>
          <table:table-cell table:formula="of:=IF(OR([.K132]&lt;[.K$151];[.K132]&gt;[.K$152]);'';[.K132])" office:value-type="float" office:value="0.0708665157641543" calcext:value-type="float">
            <text:p>0,0708665158</text:p>
          </table:table-cell>
          <table:table-cell table:formula="of:=IF(OR([.L132]&lt;[.L$151];[.L132]&gt;[.L$152]);'';[.L132])" office:value-type="float" office:value="0.0299924364127857" calcext:value-type="float">
            <text:p>0,0299924364</text:p>
          </table:table-cell>
          <table:table-cell table:formula="of:=IF(OR([.M132]&lt;[.M$151];[.M132]&gt;[.M$152]);'';[.M132])" office:value-type="float" office:value="0.26742656142315" calcext:value-type="float">
            <text:p>0,2674265614</text:p>
          </table:table-cell>
          <table:table-cell table:formula="of:=IF(OR([.N132]&lt;[.N$151];[.N132]&gt;[.N$152]);'';[.N132])" office:value-type="float" office:value="0.087031154104813" calcext:value-type="float">
            <text:p>0,0870311541</text:p>
          </table:table-cell>
          <table:table-cell table:formula="of:=IF(OR([.O132]&lt;[.O$151];[.O132]&gt;[.O$152]);'';[.O132])" office:value-type="float" office:value="0.299309716421138" calcext:value-type="float">
            <text:p>0,2993097164</text:p>
          </table:table-cell>
          <table:table-cell table:formula="of:=IF(OR([.P132]&lt;[.P$151];[.P132]&gt;[.P$152]);'';[.P132])" office:value-type="float" office:value="0.0253425548813844" calcext:value-type="float">
            <text:p>0,0253425549</text:p>
          </table:table-cell>
          <table:table-cell table:formula="of:=IF(OR([.Q132]&lt;[.Q$151];[.Q132]&gt;[.Q$152]);'';[.Q132])" office:value-type="float" office:value="0.0167817125588998" calcext:value-type="float">
            <text:p>0,0167817126</text:p>
          </table:table-cell>
          <table:table-cell table:formula="of:=IF(OR([.R132]&lt;[.R$151];[.R132]&gt;[.R$152]);'';[.R132])" office:value-type="float" office:value="0.0991163878856261" calcext:value-type="float">
            <text:p>0,0991163879</text:p>
          </table:table-cell>
          <table:table-cell table:formula="of:=IF(OR([.S132]&lt;[.S$151];[.S132]&gt;[.S$152]);'';[.S132])" office:value-type="float" office:value="0.346558419759185" calcext:value-type="float">
            <text:p>0,3465584198</text:p>
          </table:table-cell>
          <table:table-cell table:formula="of:=IF(OR([.T132]&lt;[.T$151];[.T132]&gt;[.T$152]);'';[.T132])" office:value-type="float" office:value="0.183548569932007" calcext:value-type="float">
            <text:p>0,1835485699</text:p>
          </table:table-cell>
          <table:table-cell table:formula="of:=IF(OR([.U132]&lt;[.U$151];[.U132]&gt;[.U$152]);'';[.U132])" office:value-type="float" office:value="0.237288369809788" calcext:value-type="float">
            <text:p>0,2372883698</text:p>
          </table:table-cell>
          <table:table-cell table:formula="of:=IF(OR([.V132]&lt;[.V$151];[.V132]&gt;[.V$152]);'';[.V132])" office:value-type="float" office:value="0.243448473726994" calcext:value-type="float">
            <text:p>0,2434484737</text:p>
          </table:table-cell>
          <table:table-cell table:number-columns-repeated="100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formula="of:=IF(OR([.B133]&lt;[.B$151];[.B133]&gt;[.B$152]);'';[.B133])" office:value-type="float" office:value="0.0776843267084894" calcext:value-type="float">
            <text:p>0,0776843267</text:p>
          </table:table-cell>
          <table:table-cell table:formula="of:=IF(OR([.C133]&lt;[.C$151];[.C133]&gt;[.C$152]);'';[.C133])" office:value-type="float" office:value="0.0279937511303665" calcext:value-type="float">
            <text:p>0,0279937511</text:p>
          </table:table-cell>
          <table:table-cell table:formula="of:=IF(OR([.D133]&lt;[.D$151];[.D133]&gt;[.D$152]);'';[.D133])" office:value-type="float" office:value="0.037576694305905" calcext:value-type="float">
            <text:p>0,0375766943</text:p>
          </table:table-cell>
          <table:table-cell table:formula="of:=IF(OR([.E133]&lt;[.E$151];[.E133]&gt;[.E$152]);'';[.E133])" office:value-type="float" office:value="1" calcext:value-type="float">
            <text:p>1</text:p>
          </table:table-cell>
          <table:table-cell table:formula="of:=IF(OR([.F133]&lt;[.F$151];[.F133]&gt;[.F$152]);'';[.F133])" office:value-type="float" office:value="0.0152171869446565" calcext:value-type="float">
            <text:p>0,0152171869</text:p>
          </table:table-cell>
          <table:table-cell table:formula="of:=IF(OR([.G133]&lt;[.G$151];[.G133]&gt;[.G$152]);'';[.G133])" office:value-type="float" office:value="0.32762580482022" calcext:value-type="float">
            <text:p>0,3276258048</text:p>
          </table:table-cell>
          <table:table-cell table:formula="of:=IF(OR([.H133]&lt;[.H$151];[.H133]&gt;[.H$152]);'';[.H133])" office:value-type="float" office:value="0.0275657969105401" calcext:value-type="float">
            <text:p>0,0275657969</text:p>
          </table:table-cell>
          <table:table-cell table:formula="of:=IF(OR([.I133]&lt;[.I$151];[.I133]&gt;[.I$152]);'';[.I133])" office:value-type="float" office:value="0.297985390942028" calcext:value-type="float">
            <text:p>0,2979853909</text:p>
          </table:table-cell>
          <table:table-cell table:formula="of:=IF(OR([.J133]&lt;[.J$151];[.J133]&gt;[.J$152]);'';[.J133])" office:value-type="float" office:value="0.0730715908695539" calcext:value-type="float">
            <text:p>0,0730715909</text:p>
          </table:table-cell>
          <table:table-cell table:formula="of:=IF(OR([.K133]&lt;[.K$151];[.K133]&gt;[.K$152]);'';[.K133])" office:value-type="float" office:value="0.0658091919442993" calcext:value-type="float">
            <text:p>0,0658091919</text:p>
          </table:table-cell>
          <table:table-cell table:formula="of:=IF(OR([.L133]&lt;[.L$151];[.L133]&gt;[.L$152]);'';[.L133])" office:value-type="float" office:value="0.026809749679622" calcext:value-type="float">
            <text:p>0,0268097497</text:p>
          </table:table-cell>
          <table:table-cell table:formula="of:=IF(OR([.M133]&lt;[.M$151];[.M133]&gt;[.M$152]);'';[.M133])" office:value-type="float" office:value="0.275149943549708" calcext:value-type="float">
            <text:p>0,2751499435</text:p>
          </table:table-cell>
          <table:table-cell table:formula="of:=IF(OR([.N133]&lt;[.N$151];[.N133]&gt;[.N$152]);'';[.N133])" office:value-type="float" office:value="0.0858702102915489" calcext:value-type="float">
            <text:p>0,0858702103</text:p>
          </table:table-cell>
          <table:table-cell table:formula="of:=IF(OR([.O133]&lt;[.O$151];[.O133]&gt;[.O$152]);'';[.O133])" office:value-type="float" office:value="0.299959192113845" calcext:value-type="float">
            <text:p>0,2999591921</text:p>
          </table:table-cell>
          <table:table-cell table:formula="of:=IF(OR([.P133]&lt;[.P$151];[.P133]&gt;[.P$152]);'';[.P133])" office:value-type="float" office:value="0.0272584911021227" calcext:value-type="float">
            <text:p>0,0272584911</text:p>
          </table:table-cell>
          <table:table-cell table:formula="of:=IF(OR([.Q133]&lt;[.Q$151];[.Q133]&gt;[.Q$152]);'';[.Q133])" office:value-type="float" office:value="0.0175011006959168" calcext:value-type="float">
            <text:p>0,0175011007</text:p>
          </table:table-cell>
          <table:table-cell table:formula="of:=IF(OR([.R133]&lt;[.R$151];[.R133]&gt;[.R$152]);'';[.R133])" office:value-type="float" office:value="0.0953922593586366" calcext:value-type="float">
            <text:p>0,0953922594</text:p>
          </table:table-cell>
          <table:table-cell table:formula="of:=IF(OR([.S133]&lt;[.S$151];[.S133]&gt;[.S$152]);'';[.S133])" office:value-type="float" office:value="0.371273858301718" calcext:value-type="float">
            <text:p>0,3712738583</text:p>
          </table:table-cell>
          <table:table-cell table:formula="of:=IF(OR([.T133]&lt;[.T$151];[.T133]&gt;[.T$152]);'';[.T133])" office:value-type="float" office:value="0.173774631446031" calcext:value-type="float">
            <text:p>0,1737746314</text:p>
          </table:table-cell>
          <table:table-cell table:formula="of:=IF(OR([.U133]&lt;[.U$151];[.U133]&gt;[.U$152]);'';[.U133])" office:value-type="float" office:value="0.236627267675085" calcext:value-type="float">
            <text:p>0,2366272677</text:p>
          </table:table-cell>
          <table:table-cell table:formula="of:=IF(OR([.V133]&lt;[.V$151];[.V133]&gt;[.V$152]);'';[.V133])" office:value-type="float" office:value="0.242308058251013" calcext:value-type="float">
            <text:p>0,2423080583</text:p>
          </table:table-cell>
          <table:table-cell table:number-columns-repeated="1002"/>
        </table:table-row>
        <table:table-row table:style-name="ro1">
          <table:table-cell table:style-name="ce2" office:value-type="float" office:value="54.8" calcext:value-type="float">
            <text:p>54,8</text:p>
          </table:table-cell>
          <table:table-cell table:formula="of:=IF(OR([.B134]&lt;[.B$151];[.B134]&gt;[.B$152]);'';[.B134])" office:value-type="float" office:value="0.0787119365556202" calcext:value-type="float">
            <text:p>0,0787119366</text:p>
          </table:table-cell>
          <table:table-cell table:formula="of:=IF(OR([.C134]&lt;[.C$151];[.C134]&gt;[.C$152]);'';[.C134])" office:value-type="float" office:value="0.0290544646317634" calcext:value-type="float">
            <text:p>0,0290544646</text:p>
          </table:table-cell>
          <table:table-cell table:formula="of:=IF(OR([.D134]&lt;[.D$151];[.D134]&gt;[.D$152]);'';[.D134])" office:value-type="float" office:value="0.0311157147147461" calcext:value-type="float">
            <text:p>0,0311157147</text:p>
          </table:table-cell>
          <table:table-cell table:formula="of:=IF(OR([.E134]&lt;[.E$151];[.E134]&gt;[.E$152]);'';[.E134])" office:value-type="float" office:value="1" calcext:value-type="float">
            <text:p>1</text:p>
          </table:table-cell>
          <table:table-cell table:formula="of:=IF(OR([.F134]&lt;[.F$151];[.F134]&gt;[.F$152]);'';[.F134])" office:value-type="float" office:value="0.0172949758373688" calcext:value-type="float">
            <text:p>0,0172949758</text:p>
          </table:table-cell>
          <table:table-cell table:formula="of:=IF(OR([.G134]&lt;[.G$151];[.G134]&gt;[.G$152]);'';[.G134])" office:value-type="float" office:value="0.320113531736108" calcext:value-type="float">
            <text:p>0,3201135317</text:p>
          </table:table-cell>
          <table:table-cell table:formula="of:=IF(OR([.H134]&lt;[.H$151];[.H134]&gt;[.H$152]);'';[.H134])" office:value-type="float" office:value="0.0249061316167334" calcext:value-type="float">
            <text:p>0,0249061316</text:p>
          </table:table-cell>
          <table:table-cell table:formula="of:=IF(OR([.I134]&lt;[.I$151];[.I134]&gt;[.I$152]);'';[.I134])" office:value-type="float" office:value="0.303780380229631" calcext:value-type="float">
            <text:p>0,3037803802</text:p>
          </table:table-cell>
          <table:table-cell table:formula="of:=IF(OR([.J134]&lt;[.J$151];[.J134]&gt;[.J$152]);'';[.J134])" office:value-type="float" office:value="0.0712276265130857" calcext:value-type="float">
            <text:p>0,0712276265</text:p>
          </table:table-cell>
          <table:table-cell table:formula="of:=IF(OR([.K134]&lt;[.K$151];[.K134]&gt;[.K$152]);'';[.K134])" office:value-type="float" office:value="0.0690109540471754" calcext:value-type="float">
            <text:p>0,069010954</text:p>
          </table:table-cell>
          <table:table-cell table:formula="of:=IF(OR([.L134]&lt;[.L$151];[.L134]&gt;[.L$152]);'';[.L134])" office:value-type="float" office:value="0.0273368476891789" calcext:value-type="float">
            <text:p>0,0273368477</text:p>
          </table:table-cell>
          <table:table-cell table:formula="of:=IF(OR([.M134]&lt;[.M$151];[.M134]&gt;[.M$152]);'';[.M134])" office:value-type="float" office:value="0.263151852606955" calcext:value-type="float">
            <text:p>0,2631518526</text:p>
          </table:table-cell>
          <table:table-cell table:formula="of:=IF(OR([.N134]&lt;[.N$151];[.N134]&gt;[.N$152]);'';[.N134])" office:value-type="float" office:value="0.0822799427792104" calcext:value-type="float">
            <text:p>0,0822799428</text:p>
          </table:table-cell>
          <table:table-cell table:formula="of:=IF(OR([.O134]&lt;[.O$151];[.O134]&gt;[.O$152]);'';[.O134])" office:value-type="float" office:value="0.295115126225159" calcext:value-type="float">
            <text:p>0,2951151262</text:p>
          </table:table-cell>
          <table:table-cell table:formula="of:=IF(OR([.P134]&lt;[.P$151];[.P134]&gt;[.P$152]);'';[.P134])" office:value-type="float" office:value="0.0263626351146836" calcext:value-type="float">
            <text:p>0,0263626351</text:p>
          </table:table-cell>
          <table:table-cell table:formula="of:=IF(OR([.Q134]&lt;[.Q$151];[.Q134]&gt;[.Q$152]);'';[.Q134])" office:value-type="float" office:value="0.0170826745419495" calcext:value-type="float">
            <text:p>0,0170826745</text:p>
          </table:table-cell>
          <table:table-cell table:formula="of:=IF(OR([.R134]&lt;[.R$151];[.R134]&gt;[.R$152]);'';[.R134])" office:value-type="float" office:value="0.0982359456645325" calcext:value-type="float">
            <text:p>0,0982359457</text:p>
          </table:table-cell>
          <table:table-cell table:formula="of:=IF(OR([.S134]&lt;[.S$151];[.S134]&gt;[.S$152]);'';[.S134])" office:value-type="float" office:value="0.356148353209376" calcext:value-type="float">
            <text:p>0,3561483532</text:p>
          </table:table-cell>
          <table:table-cell table:formula="of:=IF(OR([.T134]&lt;[.T$151];[.T134]&gt;[.T$152]);'';[.T134])" office:value-type="float" office:value="0.181773260872032" calcext:value-type="float">
            <text:p>0,1817732609</text:p>
          </table:table-cell>
          <table:table-cell table:formula="of:=IF(OR([.U134]&lt;[.U$151];[.U134]&gt;[.U$152]);'';[.U134])" office:value-type="float" office:value="0.235033214829197" calcext:value-type="float">
            <text:p>0,2350332148</text:p>
          </table:table-cell>
          <table:table-cell table:formula="of:=IF(OR([.V134]&lt;[.V$151];[.V134]&gt;[.V$152]);'';[.V134])" office:value-type="float" office:value="0.239212566469683" calcext:value-type="float">
            <text:p>0,2392125665</text:p>
          </table:table-cell>
          <table:table-cell table:number-columns-repeated="1002"/>
        </table:table-row>
        <table:table-row table:style-name="ro1">
          <table:table-cell table:style-name="ce2" office:value-type="float" office:value="56.6" calcext:value-type="float">
            <text:p>56,6</text:p>
          </table:table-cell>
          <table:table-cell table:formula="of:=IF(OR([.B135]&lt;[.B$151];[.B135]&gt;[.B$152]);'';[.B135])" office:value-type="float" office:value="0.0766842794534478" calcext:value-type="float">
            <text:p>0,0766842795</text:p>
          </table:table-cell>
          <table:table-cell table:formula="of:=IF(OR([.C135]&lt;[.C$151];[.C135]&gt;[.C$152]);'';[.C135])" office:value-type="float" office:value="0.0338382624169334" calcext:value-type="float">
            <text:p>0,0338382624</text:p>
          </table:table-cell>
          <table:table-cell table:formula="of:=IF(OR([.D135]&lt;[.D$151];[.D135]&gt;[.D$152]);'';[.D135])" office:value-type="float" office:value="0.0306902414614599" calcext:value-type="float">
            <text:p>0,0306902415</text:p>
          </table:table-cell>
          <table:table-cell table:formula="of:=IF(OR([.E135]&lt;[.E$151];[.E135]&gt;[.E$152]);'';[.E135])" office:value-type="float" office:value="1" calcext:value-type="float">
            <text:p>1</text:p>
          </table:table-cell>
          <table:table-cell table:formula="of:=IF(OR([.F135]&lt;[.F$151];[.F135]&gt;[.F$152]);'';[.F135])" office:value-type="float" office:value="0.0196298619424975" calcext:value-type="float">
            <text:p>0,0196298619</text:p>
          </table:table-cell>
          <table:table-cell table:formula="of:=IF(OR([.G135]&lt;[.G$151];[.G135]&gt;[.G$152]);'';[.G135])" office:value-type="float" office:value="0.316706069808507" calcext:value-type="float">
            <text:p>0,3167060698</text:p>
          </table:table-cell>
          <table:table-cell table:formula="of:=IF(OR([.H135]&lt;[.H$151];[.H135]&gt;[.H$152]);'';[.H135])" office:value-type="float" office:value="0.025387822404272" calcext:value-type="float">
            <text:p>0,0253878224</text:p>
          </table:table-cell>
          <table:table-cell table:formula="of:=IF(OR([.I135]&lt;[.I$151];[.I135]&gt;[.I$152]);'';[.I135])" office:value-type="float" office:value="0.3024778537638" calcext:value-type="float">
            <text:p>0,3024778538</text:p>
          </table:table-cell>
          <table:table-cell table:formula="of:=IF(OR([.J135]&lt;[.J$151];[.J135]&gt;[.J$152]);'';[.J135])" office:value-type="float" office:value="0.0697512136867485" calcext:value-type="float">
            <text:p>0,0697512137</text:p>
          </table:table-cell>
          <table:table-cell table:formula="of:=IF(OR([.K135]&lt;[.K$151];[.K135]&gt;[.K$152]);'';[.K135])" office:value-type="float" office:value="0.0642913671700562" calcext:value-type="float">
            <text:p>0,0642913672</text:p>
          </table:table-cell>
          <table:table-cell table:formula="of:=IF(OR([.L135]&lt;[.L$151];[.L135]&gt;[.L$152]);'';[.L135])" office:value-type="float" office:value="0.0311153077921513" calcext:value-type="float">
            <text:p>0,0311153078</text:p>
          </table:table-cell>
          <table:table-cell table:formula="of:=IF(OR([.M135]&lt;[.M$151];[.M135]&gt;[.M$152]);'';[.M135])" office:value-type="float" office:value="0.258169967749245" calcext:value-type="float">
            <text:p>0,2581699677</text:p>
          </table:table-cell>
          <table:table-cell table:formula="of:=IF(OR([.N135]&lt;[.N$151];[.N135]&gt;[.N$152]);'';[.N135])" office:value-type="float" office:value="0.0865378325016799" calcext:value-type="float">
            <text:p>0,0865378325</text:p>
          </table:table-cell>
          <table:table-cell table:formula="of:=IF(OR([.O135]&lt;[.O$151];[.O135]&gt;[.O$152]);'';[.O135])" office:value-type="float" office:value="0.290341040456947" calcext:value-type="float">
            <text:p>0,2903410405</text:p>
          </table:table-cell>
          <table:table-cell table:formula="of:=IF(OR([.P135]&lt;[.P$151];[.P135]&gt;[.P$152]);'';[.P135])" office:value-type="float" office:value="0.0274913745382518" calcext:value-type="float">
            <text:p>0,0274913745</text:p>
          </table:table-cell>
          <table:table-cell table:formula="of:=IF(OR([.Q135]&lt;[.Q$151];[.Q135]&gt;[.Q$152]);'';[.Q135])" office:value-type="float" office:value="0.0166372638638899" calcext:value-type="float">
            <text:p>0,0166372639</text:p>
          </table:table-cell>
          <table:table-cell table:formula="of:=IF(OR([.R135]&lt;[.R$151];[.R135]&gt;[.R$152]);'';[.R135])" office:value-type="float" office:value="0.0988469451040981" calcext:value-type="float">
            <text:p>0,0988469451</text:p>
          </table:table-cell>
          <table:table-cell table:formula="of:=IF(OR([.S135]&lt;[.S$151];[.S135]&gt;[.S$152]);'';[.S135])" office:value-type="float" office:value="0.346437402911494" calcext:value-type="float">
            <text:p>0,3464374029</text:p>
          </table:table-cell>
          <table:table-cell table:formula="of:=IF(OR([.T135]&lt;[.T$151];[.T135]&gt;[.T$152]);'';[.T135])" office:value-type="float" office:value="0.184747374504662" calcext:value-type="float">
            <text:p>0,1847473745</text:p>
          </table:table-cell>
          <table:table-cell table:formula="of:=IF(OR([.U135]&lt;[.U$151];[.U135]&gt;[.U$152]);'';[.U135])" office:value-type="float" office:value="0.224229579973569" calcext:value-type="float">
            <text:p>0,22422958</text:p>
          </table:table-cell>
          <table:table-cell table:formula="of:=IF(OR([.V135]&lt;[.V$151];[.V135]&gt;[.V$152]);'';[.V135])" office:value-type="float" office:value="0.229743807566568" calcext:value-type="float">
            <text:p>0,2297438076</text:p>
          </table:table-cell>
          <table:table-cell table:number-columns-repeated="1002"/>
        </table:table-row>
        <table:table-row table:style-name="ro1">
          <table:table-cell table:style-name="ce2" office:value-type="float" office:value="58.3" calcext:value-type="float">
            <text:p>58,3</text:p>
          </table:table-cell>
          <table:table-cell table:formula="of:=IF(OR([.B136]&lt;[.B$151];[.B136]&gt;[.B$152]);'';[.B136])" office:value-type="float" office:value="0.0764890566547688" calcext:value-type="float">
            <text:p>0,0764890567</text:p>
          </table:table-cell>
          <table:table-cell table:formula="of:=IF(OR([.C136]&lt;[.C$151];[.C136]&gt;[.C$152]);'';[.C136])" office:value-type="float" office:value="0.0280385996867183" calcext:value-type="float">
            <text:p>0,0280385997</text:p>
          </table:table-cell>
          <table:table-cell table:formula="of:=IF(OR([.D136]&lt;[.D$151];[.D136]&gt;[.D$152]);'';[.D136])" office:value-type="float" office:value="0.0336267045243735" calcext:value-type="float">
            <text:p>0,0336267045</text:p>
          </table:table-cell>
          <table:table-cell table:formula="of:=IF(OR([.E136]&lt;[.E$151];[.E136]&gt;[.E$152]);'';[.E136])" office:value-type="float" office:value="1" calcext:value-type="float">
            <text:p>1</text:p>
          </table:table-cell>
          <table:table-cell table:formula="of:=IF(OR([.F136]&lt;[.F$151];[.F136]&gt;[.F$152]);'';[.F136])" office:value-type="float" office:value="0.017250800120318" calcext:value-type="float">
            <text:p>0,0172508001</text:p>
          </table:table-cell>
          <table:table-cell table:formula="of:=IF(OR([.G136]&lt;[.G$151];[.G136]&gt;[.G$152]);'';[.G136])" office:value-type="float" office:value="0.325269370665422" calcext:value-type="float">
            <text:p>0,3252693707</text:p>
          </table:table-cell>
          <table:table-cell table:formula="of:=IF(OR([.H136]&lt;[.H$151];[.H136]&gt;[.H$152]);'';[.H136])" office:value-type="float" office:value="0.0281652566413342" calcext:value-type="float">
            <text:p>0,0281652566</text:p>
          </table:table-cell>
          <table:table-cell table:formula="of:=IF(OR([.I136]&lt;[.I$151];[.I136]&gt;[.I$152]);'';[.I136])" office:value-type="float" office:value="0.300616410379676" calcext:value-type="float">
            <text:p>0,3006164104</text:p>
          </table:table-cell>
          <table:table-cell table:formula="of:=IF(OR([.J136]&lt;[.J$151];[.J136]&gt;[.J$152]);'';[.J136])" office:value-type="float" office:value="0.0679653918303929" calcext:value-type="float">
            <text:p>0,0679653918</text:p>
          </table:table-cell>
          <table:table-cell table:formula="of:=IF(OR([.K136]&lt;[.K$151];[.K136]&gt;[.K$152]);'';[.K136])" office:value-type="float" office:value="0.0680406759048725" calcext:value-type="float">
            <text:p>0,0680406759</text:p>
          </table:table-cell>
          <table:table-cell table:formula="of:=IF(OR([.L136]&lt;[.L$151];[.L136]&gt;[.L$152]);'';[.L136])" office:value-type="float" office:value="0.028054303783517" calcext:value-type="float">
            <text:p>0,0280543038</text:p>
          </table:table-cell>
          <table:table-cell table:formula="of:=IF(OR([.M136]&lt;[.M$151];[.M136]&gt;[.M$152]);'';[.M136])" office:value-type="float" office:value="0.263376316083539" calcext:value-type="float">
            <text:p>0,2633763161</text:p>
          </table:table-cell>
          <table:table-cell table:formula="of:=IF(OR([.N136]&lt;[.N$151];[.N136]&gt;[.N$152]);'';[.N136])" office:value-type="float" office:value="0.0807500833785122" calcext:value-type="float">
            <text:p>0,0807500834</text:p>
          </table:table-cell>
          <table:table-cell table:formula="of:=IF(OR([.O136]&lt;[.O$151];[.O136]&gt;[.O$152]);'';[.O136])" office:value-type="float" office:value="0.297258410189069" calcext:value-type="float">
            <text:p>0,2972584102</text:p>
          </table:table-cell>
          <table:table-cell table:formula="of:=IF(OR([.P136]&lt;[.P$151];[.P136]&gt;[.P$152]);'';[.P136])" office:value-type="float" office:value="0.0275831808795548" calcext:value-type="float">
            <text:p>0,0275831809</text:p>
          </table:table-cell>
          <table:table-cell table:formula="of:=IF(OR([.Q136]&lt;[.Q$151];[.Q136]&gt;[.Q$152]);'';[.Q136])" office:value-type="float" office:value="0.0152020436519541" calcext:value-type="float">
            <text:p>0,0152020437</text:p>
          </table:table-cell>
          <table:table-cell table:formula="of:=IF(OR([.R136]&lt;[.R$151];[.R136]&gt;[.R$152]);'';[.R136])" office:value-type="float" office:value="0.0971135337510195" calcext:value-type="float">
            <text:p>0,0971135338</text:p>
          </table:table-cell>
          <table:table-cell table:formula="of:=IF(OR([.S136]&lt;[.S$151];[.S136]&gt;[.S$152]);'';[.S136])" office:value-type="float" office:value="0.352625470305267" calcext:value-type="float">
            <text:p>0,3526254703</text:p>
          </table:table-cell>
          <table:table-cell table:formula="of:=IF(OR([.T136]&lt;[.T$151];[.T136]&gt;[.T$152]);'';[.T136])" office:value-type="float" office:value="0.178347794917441" calcext:value-type="float">
            <text:p>0,1783477949</text:p>
          </table:table-cell>
          <table:table-cell table:formula="of:=IF(OR([.U136]&lt;[.U$151];[.U136]&gt;[.U$152]);'';[.U136])" office:value-type="float" office:value="0.228601942509377" calcext:value-type="float">
            <text:p>0,2286019425</text:p>
          </table:table-cell>
          <table:table-cell table:formula="of:=IF(OR([.V136]&lt;[.V$151];[.V136]&gt;[.V$152]);'';[.V136])" office:value-type="float" office:value="0.233470922615277" calcext:value-type="float">
            <text:p>0,2334709226</text:p>
          </table:table-cell>
          <table:table-cell table:number-columns-repeated="1002"/>
        </table:table-row>
        <table:table-row table:style-name="ro1">
          <table:table-cell table:style-name="ce2" office:value-type="float" office:value="60.1" calcext:value-type="float">
            <text:p>60,1</text:p>
          </table:table-cell>
          <table:table-cell table:formula="of:=IF(OR([.B137]&lt;[.B$151];[.B137]&gt;[.B$152]);'';[.B137])" office:value-type="float" office:value="0.0751666189683878" calcext:value-type="float">
            <text:p>0,075166619</text:p>
          </table:table-cell>
          <table:table-cell table:formula="of:=IF(OR([.C137]&lt;[.C$151];[.C137]&gt;[.C$152]);'';[.C137])" office:value-type="float" office:value="0.0296426172127982" calcext:value-type="float">
            <text:p>0,0296426172</text:p>
          </table:table-cell>
          <table:table-cell table:formula="of:=IF(OR([.D137]&lt;[.D$151];[.D137]&gt;[.D$152]);'';[.D137])" office:value-type="float" office:value="0.0336990674391407" calcext:value-type="float">
            <text:p>0,0336990674</text:p>
          </table:table-cell>
          <table:table-cell table:formula="of:=IF(OR([.E137]&lt;[.E$151];[.E137]&gt;[.E$152]);'';[.E137])" office:value-type="float" office:value="1" calcext:value-type="float">
            <text:p>1</text:p>
          </table:table-cell>
          <table:table-cell table:formula="of:=IF(OR([.F137]&lt;[.F$151];[.F137]&gt;[.F$152]);'';[.F137])" office:value-type="float" office:value="0.01470333776259" calcext:value-type="float">
            <text:p>0,0147033378</text:p>
          </table:table-cell>
          <table:table-cell table:formula="of:=IF(OR([.G137]&lt;[.G$151];[.G137]&gt;[.G$152]);'';[.G137])" office:value-type="float" office:value="0.31997082073815" calcext:value-type="float">
            <text:p>0,3199708207</text:p>
          </table:table-cell>
          <table:table-cell table:formula="of:=IF(OR([.H137]&lt;[.H$151];[.H137]&gt;[.H$152]);'';[.H137])" office:value-type="float" office:value="0.0252971071772085" calcext:value-type="float">
            <text:p>0,0252971072</text:p>
          </table:table-cell>
          <table:table-cell table:formula="of:=IF(OR([.I137]&lt;[.I$151];[.I137]&gt;[.I$152]);'';[.I137])" office:value-type="float" office:value="0.298506979787099" calcext:value-type="float">
            <text:p>0,2985069798</text:p>
          </table:table-cell>
          <table:table-cell table:formula="of:=IF(OR([.J137]&lt;[.J$151];[.J137]&gt;[.J$152]);'';[.J137])" office:value-type="float" office:value="0.0747114620337264" calcext:value-type="float">
            <text:p>0,074711462</text:p>
          </table:table-cell>
          <table:table-cell table:formula="of:=IF(OR([.K137]&lt;[.K$151];[.K137]&gt;[.K$152]);'';[.K137])" office:value-type="float" office:value="0.065725092572197" calcext:value-type="float">
            <text:p>0,0657250926</text:p>
          </table:table-cell>
          <table:table-cell table:formula="of:=IF(OR([.L137]&lt;[.L$151];[.L137]&gt;[.L$152]);'';[.L137])" office:value-type="float" office:value="0.0285017860762407" calcext:value-type="float">
            <text:p>0,0285017861</text:p>
          </table:table-cell>
          <table:table-cell table:formula="of:=IF(OR([.M137]&lt;[.M$151];[.M137]&gt;[.M$152]);'';[.M137])" office:value-type="float" office:value="0.257262859446813" calcext:value-type="float">
            <text:p>0,2572628594</text:p>
          </table:table-cell>
          <table:table-cell table:formula="of:=IF(OR([.N137]&lt;[.N$151];[.N137]&gt;[.N$152]);'';[.N137])" office:value-type="float" office:value="0.0859867034410326" calcext:value-type="float">
            <text:p>0,0859867034</text:p>
          </table:table-cell>
          <table:table-cell table:formula="of:=IF(OR([.O137]&lt;[.O$151];[.O137]&gt;[.O$152]);'';[.O137])" office:value-type="float" office:value="0.300234115237211" calcext:value-type="float">
            <text:p>0,3002341152</text:p>
          </table:table-cell>
          <table:table-cell table:formula="of:=IF(OR([.P137]&lt;[.P$151];[.P137]&gt;[.P$152]);'';[.P137])" office:value-type="float" office:value="0.0265818433800923" calcext:value-type="float">
            <text:p>0,0265818434</text:p>
          </table:table-cell>
          <table:table-cell table:formula="of:=IF(OR([.Q137]&lt;[.Q$151];[.Q137]&gt;[.Q$152]);'';[.Q137])" office:value-type="float" office:value="0.0167913825597881" calcext:value-type="float">
            <text:p>0,0167913826</text:p>
          </table:table-cell>
          <table:table-cell table:formula="of:=IF(OR([.R137]&lt;[.R$151];[.R137]&gt;[.R$152]);'';[.R137])" office:value-type="float" office:value="0.0967373278673486" calcext:value-type="float">
            <text:p>0,0967373279</text:p>
          </table:table-cell>
          <table:table-cell table:formula="of:=IF(OR([.S137]&lt;[.S$151];[.S137]&gt;[.S$152]);'';[.S137])" office:value-type="float" office:value="0.361336379431477" calcext:value-type="float">
            <text:p>0,3613363794</text:p>
          </table:table-cell>
          <table:table-cell table:formula="of:=IF(OR([.T137]&lt;[.T$151];[.T137]&gt;[.T$152]);'';[.T137])" office:value-type="float" office:value="0.181897432038192" calcext:value-type="float">
            <text:p>0,181897432</text:p>
          </table:table-cell>
          <table:table-cell table:formula="of:=IF(OR([.U137]&lt;[.U$151];[.U137]&gt;[.U$152]);'';[.U137])" office:value-type="float" office:value="0.23480385021239" calcext:value-type="float">
            <text:p>0,2348038502</text:p>
          </table:table-cell>
          <table:table-cell table:formula="of:=IF(OR([.V137]&lt;[.V$151];[.V137]&gt;[.V$152]);'';[.V137])" office:value-type="float" office:value="0.228250161633995" calcext:value-type="float">
            <text:p>0,2282501616</text:p>
          </table:table-cell>
          <table:table-cell table:number-columns-repeated="1002"/>
        </table:table-row>
        <table:table-row table:style-name="ro1">
          <table:table-cell table:style-name="ce2" office:value-type="float" office:value="61.9" calcext:value-type="float">
            <text:p>61,9</text:p>
          </table:table-cell>
          <table:table-cell table:formula="of:=IF(OR([.B138]&lt;[.B$151];[.B138]&gt;[.B$152]);'';[.B138])" office:value-type="float" office:value="0.0777436269515593" calcext:value-type="float">
            <text:p>0,077743627</text:p>
          </table:table-cell>
          <table:table-cell table:formula="of:=IF(OR([.C138]&lt;[.C$151];[.C138]&gt;[.C$152]);'';[.C138])" office:value-type="float" office:value="0.0268005687076451" calcext:value-type="float">
            <text:p>0,0268005687</text:p>
          </table:table-cell>
          <table:table-cell table:formula="of:=IF(OR([.D138]&lt;[.D$151];[.D138]&gt;[.D$152]);'';[.D138])" office:value-type="float" office:value="0.0335280558149651" calcext:value-type="float">
            <text:p>0,0335280558</text:p>
          </table:table-cell>
          <table:table-cell table:formula="of:=IF(OR([.E138]&lt;[.E$151];[.E138]&gt;[.E$152]);'';[.E138])" office:value-type="float" office:value="1" calcext:value-type="float">
            <text:p>1</text:p>
          </table:table-cell>
          <table:table-cell table:formula="of:=IF(OR([.F138]&lt;[.F$151];[.F138]&gt;[.F$152]);'';[.F138])" office:value-type="string" office:string-value="" calcext:value-type="error">
            <text:p>#NOM ?</text:p>
          </table:table-cell>
          <table:table-cell table:formula="of:=IF(OR([.G138]&lt;[.G$151];[.G138]&gt;[.G$152]);'';[.G138])" office:value-type="float" office:value="0.320551638442577" calcext:value-type="float">
            <text:p>0,3205516384</text:p>
          </table:table-cell>
          <table:table-cell table:formula="of:=IF(OR([.H138]&lt;[.H$151];[.H138]&gt;[.H$152]);'';[.H138])" office:value-type="float" office:value="0.027614623139048" calcext:value-type="float">
            <text:p>0,0276146231</text:p>
          </table:table-cell>
          <table:table-cell table:formula="of:=IF(OR([.I138]&lt;[.I$151];[.I138]&gt;[.I$152]);'';[.I138])" office:value-type="float" office:value="0.275301441354871" calcext:value-type="float">
            <text:p>0,2753014414</text:p>
          </table:table-cell>
          <table:table-cell table:formula="of:=IF(OR([.J138]&lt;[.J$151];[.J138]&gt;[.J$152]);'';[.J138])" office:value-type="float" office:value="0.0687693323291456" calcext:value-type="float">
            <text:p>0,0687693323</text:p>
          </table:table-cell>
          <table:table-cell table:formula="of:=IF(OR([.K138]&lt;[.K$151];[.K138]&gt;[.K$152]);'';[.K138])" office:value-type="float" office:value="0.0687286999997756" calcext:value-type="float">
            <text:p>0,0687287</text:p>
          </table:table-cell>
          <table:table-cell table:formula="of:=IF(OR([.L138]&lt;[.L$151];[.L138]&gt;[.L$152]);'';[.L138])" office:value-type="float" office:value="0.025309675848379" calcext:value-type="float">
            <text:p>0,0253096758</text:p>
          </table:table-cell>
          <table:table-cell table:formula="of:=IF(OR([.M138]&lt;[.M$151];[.M138]&gt;[.M$152]);'';[.M138])" office:value-type="float" office:value="0.256550980407927" calcext:value-type="float">
            <text:p>0,2565509804</text:p>
          </table:table-cell>
          <table:table-cell table:formula="of:=IF(OR([.N138]&lt;[.N$151];[.N138]&gt;[.N$152]);'';[.N138])" office:value-type="float" office:value="0.0855762297834472" calcext:value-type="float">
            <text:p>0,0855762298</text:p>
          </table:table-cell>
          <table:table-cell table:formula="of:=IF(OR([.O138]&lt;[.O$151];[.O138]&gt;[.O$152]);'';[.O138])" office:value-type="float" office:value="0.295282107056835" calcext:value-type="float">
            <text:p>0,2952821071</text:p>
          </table:table-cell>
          <table:table-cell table:formula="of:=IF(OR([.P138]&lt;[.P$151];[.P138]&gt;[.P$152]);'';[.P138])" office:value-type="float" office:value="0.0273530011184833" calcext:value-type="float">
            <text:p>0,0273530011</text:p>
          </table:table-cell>
          <table:table-cell table:formula="of:=IF(OR([.Q138]&lt;[.Q$151];[.Q138]&gt;[.Q$152]);'';[.Q138])" office:value-type="float" office:value="0.014127993342933" calcext:value-type="float">
            <text:p>0,0141279933</text:p>
          </table:table-cell>
          <table:table-cell table:formula="of:=IF(OR([.R138]&lt;[.R$151];[.R138]&gt;[.R$152]);'';[.R138])" office:value-type="float" office:value="0.0959833471847992" calcext:value-type="float">
            <text:p>0,0959833472</text:p>
          </table:table-cell>
          <table:table-cell table:formula="of:=IF(OR([.S138]&lt;[.S$151];[.S138]&gt;[.S$152]);'';[.S138])" office:value-type="float" office:value="0.342292360050165" calcext:value-type="float">
            <text:p>0,3422923601</text:p>
          </table:table-cell>
          <table:table-cell table:formula="of:=IF(OR([.T138]&lt;[.T$151];[.T138]&gt;[.T$152]);'';[.T138])" office:value-type="float" office:value="0.176744248674985" calcext:value-type="float">
            <text:p>0,1767442487</text:p>
          </table:table-cell>
          <table:table-cell table:formula="of:=IF(OR([.U138]&lt;[.U$151];[.U138]&gt;[.U$152]);'';[.U138])" office:value-type="float" office:value="0.229352005786713" calcext:value-type="float">
            <text:p>0,2293520058</text:p>
          </table:table-cell>
          <table:table-cell table:formula="of:=IF(OR([.V138]&lt;[.V$151];[.V138]&gt;[.V$152]);'';[.V138])" office:value-type="float" office:value="0.230584552302053" calcext:value-type="float">
            <text:p>0,2305845523</text:p>
          </table:table-cell>
          <table:table-cell table:number-columns-repeated="1002"/>
        </table:table-row>
        <table:table-row table:style-name="ro1">
          <table:table-cell table:style-name="ce2" office:value-type="float" office:value="63.6" calcext:value-type="float">
            <text:p>63,6</text:p>
          </table:table-cell>
          <table:table-cell table:formula="of:=IF(OR([.B139]&lt;[.B$151];[.B139]&gt;[.B$152]);'';[.B139])" office:value-type="string" office:string-value="" calcext:value-type="error">
            <text:p>#NOM ?</text:p>
          </table:table-cell>
          <table:table-cell table:formula="of:=IF(OR([.C139]&lt;[.C$151];[.C139]&gt;[.C$152]);'';[.C139])" office:value-type="float" office:value="0.0264194454730213" calcext:value-type="float">
            <text:p>0,0264194455</text:p>
          </table:table-cell>
          <table:table-cell table:formula="of:=IF(OR([.D139]&lt;[.D$151];[.D139]&gt;[.D$152]);'';[.D139])" office:value-type="float" office:value="0.0323010410453984" calcext:value-type="float">
            <text:p>0,032301041</text:p>
          </table:table-cell>
          <table:table-cell table:formula="of:=IF(OR([.E139]&lt;[.E$151];[.E139]&gt;[.E$152]);'';[.E139])" office:value-type="float" office:value="1" calcext:value-type="float">
            <text:p>1</text:p>
          </table:table-cell>
          <table:table-cell table:formula="of:=IF(OR([.F139]&lt;[.F$151];[.F139]&gt;[.F$152]);'';[.F139])" office:value-type="float" office:value="0.0159375485825897" calcext:value-type="float">
            <text:p>0,0159375486</text:p>
          </table:table-cell>
          <table:table-cell table:formula="of:=IF(OR([.G139]&lt;[.G$151];[.G139]&gt;[.G$152]);'';[.G139])" office:value-type="float" office:value="0.308663883384825" calcext:value-type="float">
            <text:p>0,3086638834</text:p>
          </table:table-cell>
          <table:table-cell table:formula="of:=IF(OR([.H139]&lt;[.H$151];[.H139]&gt;[.H$152]);'';[.H139])" office:value-type="float" office:value="0.0255386554883133" calcext:value-type="float">
            <text:p>0,0255386555</text:p>
          </table:table-cell>
          <table:table-cell table:formula="of:=IF(OR([.I139]&lt;[.I$151];[.I139]&gt;[.I$152]);'';[.I139])" office:value-type="float" office:value="0.289091141644925" calcext:value-type="float">
            <text:p>0,2890911416</text:p>
          </table:table-cell>
          <table:table-cell table:formula="of:=IF(OR([.J139]&lt;[.J$151];[.J139]&gt;[.J$152]);'';[.J139])" office:value-type="float" office:value="0.0711355676849106" calcext:value-type="float">
            <text:p>0,0711355677</text:p>
          </table:table-cell>
          <table:table-cell table:formula="of:=IF(OR([.K139]&lt;[.K$151];[.K139]&gt;[.K$152]);'';[.K139])" office:value-type="float" office:value="0.0618871809802165" calcext:value-type="float">
            <text:p>0,061887181</text:p>
          </table:table-cell>
          <table:table-cell table:formula="of:=IF(OR([.L139]&lt;[.L$151];[.L139]&gt;[.L$152]);'';[.L139])" office:value-type="float" office:value="0.0255033650951583" calcext:value-type="float">
            <text:p>0,0255033651</text:p>
          </table:table-cell>
          <table:table-cell table:formula="of:=IF(OR([.M139]&lt;[.M$151];[.M139]&gt;[.M$152]);'';[.M139])" office:value-type="float" office:value="0.252207493943959" calcext:value-type="float">
            <text:p>0,2522074939</text:p>
          </table:table-cell>
          <table:table-cell table:formula="of:=IF(OR([.N139]&lt;[.N$151];[.N139]&gt;[.N$152]);'';[.N139])" office:value-type="float" office:value="0.0842674664126475" calcext:value-type="float">
            <text:p>0,0842674664</text:p>
          </table:table-cell>
          <table:table-cell table:formula="of:=IF(OR([.O139]&lt;[.O$151];[.O139]&gt;[.O$152]);'';[.O139])" office:value-type="float" office:value="0.285478928935861" calcext:value-type="float">
            <text:p>0,2854789289</text:p>
          </table:table-cell>
          <table:table-cell table:formula="of:=IF(OR([.P139]&lt;[.P$151];[.P139]&gt;[.P$152]);'';[.P139])" office:value-type="float" office:value="0.0251542771051984" calcext:value-type="float">
            <text:p>0,0251542771</text:p>
          </table:table-cell>
          <table:table-cell table:formula="of:=IF(OR([.Q139]&lt;[.Q$151];[.Q139]&gt;[.Q$152]);'';[.Q139])" office:value-type="float" office:value="0.0134910918963534" calcext:value-type="float">
            <text:p>0,0134910919</text:p>
          </table:table-cell>
          <table:table-cell table:formula="of:=IF(OR([.R139]&lt;[.R$151];[.R139]&gt;[.R$152]);'';[.R139])" office:value-type="float" office:value="0.095764474431778" calcext:value-type="float">
            <text:p>0,0957644744</text:p>
          </table:table-cell>
          <table:table-cell table:formula="of:=IF(OR([.S139]&lt;[.S$151];[.S139]&gt;[.S$152]);'';[.S139])" office:value-type="float" office:value="0.358842511850619" calcext:value-type="float">
            <text:p>0,3588425119</text:p>
          </table:table-cell>
          <table:table-cell table:formula="of:=IF(OR([.T139]&lt;[.T$151];[.T139]&gt;[.T$152]);'';[.T139])" office:value-type="float" office:value="0.173093767578064" calcext:value-type="float">
            <text:p>0,1730937676</text:p>
          </table:table-cell>
          <table:table-cell table:formula="of:=IF(OR([.U139]&lt;[.U$151];[.U139]&gt;[.U$152]);'';[.U139])" office:value-type="float" office:value="0.224449387894703" calcext:value-type="float">
            <text:p>0,2244493879</text:p>
          </table:table-cell>
          <table:table-cell table:formula="of:=IF(OR([.V139]&lt;[.V$151];[.V139]&gt;[.V$152]);'';[.V139])" office:value-type="float" office:value="0.218358353661467" calcext:value-type="float">
            <text:p>0,2183583537</text:p>
          </table:table-cell>
          <table:table-cell table:number-columns-repeated="1002"/>
        </table:table-row>
        <table:table-row table:style-name="ro1">
          <table:table-cell table:style-name="ce2" office:value-type="float" office:value="65.4" calcext:value-type="float">
            <text:p>65,4</text:p>
          </table:table-cell>
          <table:table-cell table:formula="of:=IF(OR([.B140]&lt;[.B$151];[.B140]&gt;[.B$152]);'';[.B140])" office:value-type="float" office:value="0.0779850840191958" calcext:value-type="float">
            <text:p>0,077985084</text:p>
          </table:table-cell>
          <table:table-cell table:formula="of:=IF(OR([.C140]&lt;[.C$151];[.C140]&gt;[.C$152]);'';[.C140])" office:value-type="float" office:value="0.0267436657602572" calcext:value-type="float">
            <text:p>0,0267436658</text:p>
          </table:table-cell>
          <table:table-cell table:formula="of:=IF(OR([.D140]&lt;[.D$151];[.D140]&gt;[.D$152]);'';[.D140])" office:value-type="float" office:value="0.0423170130946131" calcext:value-type="float">
            <text:p>0,0423170131</text:p>
          </table:table-cell>
          <table:table-cell table:formula="of:=IF(OR([.E140]&lt;[.E$151];[.E140]&gt;[.E$152]);'';[.E140])" office:value-type="float" office:value="1" calcext:value-type="float">
            <text:p>1</text:p>
          </table:table-cell>
          <table:table-cell table:formula="of:=IF(OR([.F140]&lt;[.F$151];[.F140]&gt;[.F$152]);'';[.F140])" office:value-type="float" office:value="0.0159958001681737" calcext:value-type="float">
            <text:p>0,0159958002</text:p>
          </table:table-cell>
          <table:table-cell table:formula="of:=IF(OR([.G140]&lt;[.G$151];[.G140]&gt;[.G$152]);'';[.G140])" office:value-type="float" office:value="0.319514566311441" calcext:value-type="float">
            <text:p>0,3195145663</text:p>
          </table:table-cell>
          <table:table-cell table:formula="of:=IF(OR([.H140]&lt;[.H$151];[.H140]&gt;[.H$152]);'';[.H140])" office:value-type="float" office:value="0.0256938413785783" calcext:value-type="float">
            <text:p>0,0256938414</text:p>
          </table:table-cell>
          <table:table-cell table:formula="of:=IF(OR([.I140]&lt;[.I$151];[.I140]&gt;[.I$152]);'';[.I140])" office:value-type="float" office:value="0.294278397011152" calcext:value-type="float">
            <text:p>0,294278397</text:p>
          </table:table-cell>
          <table:table-cell table:formula="of:=IF(OR([.J140]&lt;[.J$151];[.J140]&gt;[.J$152]);'';[.J140])" office:value-type="float" office:value="0.073180840683514" calcext:value-type="float">
            <text:p>0,0731808407</text:p>
          </table:table-cell>
          <table:table-cell table:formula="of:=IF(OR([.K140]&lt;[.K$151];[.K140]&gt;[.K$152]);'';[.K140])" office:value-type="float" office:value="0.0627812493395464" calcext:value-type="float">
            <text:p>0,0627812493</text:p>
          </table:table-cell>
          <table:table-cell table:formula="of:=IF(OR([.L140]&lt;[.L$151];[.L140]&gt;[.L$152]);'';[.L140])" office:value-type="float" office:value="0.0294488243154257" calcext:value-type="float">
            <text:p>0,0294488243</text:p>
          </table:table-cell>
          <table:table-cell table:formula="of:=IF(OR([.M140]&lt;[.M$151];[.M140]&gt;[.M$152]);'';[.M140])" office:value-type="float" office:value="0.266787973439851" calcext:value-type="float">
            <text:p>0,2667879734</text:p>
          </table:table-cell>
          <table:table-cell table:formula="of:=IF(OR([.N140]&lt;[.N$151];[.N140]&gt;[.N$152]);'';[.N140])" office:value-type="float" office:value="0.0872636407265429" calcext:value-type="float">
            <text:p>0,0872636407</text:p>
          </table:table-cell>
          <table:table-cell table:formula="of:=IF(OR([.O140]&lt;[.O$151];[.O140]&gt;[.O$152]);'';[.O140])" office:value-type="float" office:value="0.307837791291203" calcext:value-type="float">
            <text:p>0,3078377913</text:p>
          </table:table-cell>
          <table:table-cell table:formula="of:=IF(OR([.P140]&lt;[.P$151];[.P140]&gt;[.P$152]);'';[.P140])" office:value-type="float" office:value="0.0261651677783659" calcext:value-type="float">
            <text:p>0,0261651678</text:p>
          </table:table-cell>
          <table:table-cell table:formula="of:=IF(OR([.Q140]&lt;[.Q$151];[.Q140]&gt;[.Q$152]);'';[.Q140])" office:value-type="float" office:value="0.0160219066372113" calcext:value-type="float">
            <text:p>0,0160219066</text:p>
          </table:table-cell>
          <table:table-cell table:formula="of:=IF(OR([.R140]&lt;[.R$151];[.R140]&gt;[.R$152]);'';[.R140])" office:value-type="float" office:value="0.100181044429737" calcext:value-type="float">
            <text:p>0,1001810444</text:p>
          </table:table-cell>
          <table:table-cell table:formula="of:=IF(OR([.S140]&lt;[.S$151];[.S140]&gt;[.S$152]);'';[.S140])" office:value-type="float" office:value="0.356245448064779" calcext:value-type="float">
            <text:p>0,3562454481</text:p>
          </table:table-cell>
          <table:table-cell table:formula="of:=IF(OR([.T140]&lt;[.T$151];[.T140]&gt;[.T$152]);'';[.T140])" office:value-type="float" office:value="0.179020028158773" calcext:value-type="float">
            <text:p>0,1790200282</text:p>
          </table:table-cell>
          <table:table-cell table:formula="of:=IF(OR([.U140]&lt;[.U$151];[.U140]&gt;[.U$152]);'';[.U140])" office:value-type="float" office:value="0.236181292344722" calcext:value-type="float">
            <text:p>0,2361812923</text:p>
          </table:table-cell>
          <table:table-cell table:formula="of:=IF(OR([.V140]&lt;[.V$151];[.V140]&gt;[.V$152]);'';[.V140])" office:value-type="float" office:value="0.231742213059183" calcext:value-type="float">
            <text:p>0,2317422131</text:p>
          </table:table-cell>
          <table:table-cell table:number-columns-repeated="1002"/>
        </table:table-row>
        <table:table-row table:style-name="ro1">
          <table:table-cell table:style-name="ce2" office:value-type="float" office:value="67.2" calcext:value-type="float">
            <text:p>67,2</text:p>
          </table:table-cell>
          <table:table-cell table:formula="of:=IF(OR([.B141]&lt;[.B$151];[.B141]&gt;[.B$152]);'';[.B141])" office:value-type="float" office:value="0.0766514711335595" calcext:value-type="float">
            <text:p>0,0766514711</text:p>
          </table:table-cell>
          <table:table-cell table:formula="of:=IF(OR([.C141]&lt;[.C$151];[.C141]&gt;[.C$152]);'';[.C141])" office:value-type="float" office:value="0.0223425550498374" calcext:value-type="float">
            <text:p>0,022342555</text:p>
          </table:table-cell>
          <table:table-cell table:formula="of:=IF(OR([.D141]&lt;[.D$151];[.D141]&gt;[.D$152]);'';[.D141])" office:value-type="float" office:value="0.0451121368335003" calcext:value-type="float">
            <text:p>0,0451121368</text:p>
          </table:table-cell>
          <table:table-cell table:formula="of:=IF(OR([.E141]&lt;[.E$151];[.E141]&gt;[.E$152]);'';[.E141])" office:value-type="float" office:value="1" calcext:value-type="float">
            <text:p>1</text:p>
          </table:table-cell>
          <table:table-cell table:formula="of:=IF(OR([.F141]&lt;[.F$151];[.F141]&gt;[.F$152]);'';[.F141])" office:value-type="float" office:value="0.0159890275283594" calcext:value-type="float">
            <text:p>0,0159890275</text:p>
          </table:table-cell>
          <table:table-cell table:formula="of:=IF(OR([.G141]&lt;[.G$151];[.G141]&gt;[.G$152]);'';[.G141])" office:value-type="float" office:value="0.319956020879048" calcext:value-type="float">
            <text:p>0,3199560209</text:p>
          </table:table-cell>
          <table:table-cell table:formula="of:=IF(OR([.H141]&lt;[.H$151];[.H141]&gt;[.H$152]);'';[.H141])" office:value-type="float" office:value="0.0263127807483761" calcext:value-type="float">
            <text:p>0,0263127807</text:p>
          </table:table-cell>
          <table:table-cell table:formula="of:=IF(OR([.I141]&lt;[.I$151];[.I141]&gt;[.I$152]);'';[.I141])" office:value-type="float" office:value="0.30446240013342" calcext:value-type="float">
            <text:p>0,3044624001</text:p>
          </table:table-cell>
          <table:table-cell table:formula="of:=IF(OR([.J141]&lt;[.J$151];[.J141]&gt;[.J$152]);'';[.J141])" office:value-type="float" office:value="0.0687879604097958" calcext:value-type="float">
            <text:p>0,0687879604</text:p>
          </table:table-cell>
          <table:table-cell table:formula="of:=IF(OR([.K141]&lt;[.K$151];[.K141]&gt;[.K$152]);'';[.K141])" office:value-type="float" office:value="0.0715643763003416" calcext:value-type="float">
            <text:p>0,0715643763</text:p>
          </table:table-cell>
          <table:table-cell table:formula="of:=IF(OR([.L141]&lt;[.L$151];[.L141]&gt;[.L$152]);'';[.L141])" office:value-type="float" office:value="0.0267379484324177" calcext:value-type="float">
            <text:p>0,0267379484</text:p>
          </table:table-cell>
          <table:table-cell table:formula="of:=IF(OR([.M141]&lt;[.M$151];[.M141]&gt;[.M$152]);'';[.M141])" office:value-type="float" office:value="0.262044566160898" calcext:value-type="float">
            <text:p>0,2620445662</text:p>
          </table:table-cell>
          <table:table-cell table:formula="of:=IF(OR([.N141]&lt;[.N$151];[.N141]&gt;[.N$152]);'';[.N141])" office:value-type="float" office:value="0.0837082741898133" calcext:value-type="float">
            <text:p>0,0837082742</text:p>
          </table:table-cell>
          <table:table-cell table:formula="of:=IF(OR([.O141]&lt;[.O$151];[.O141]&gt;[.O$152]);'';[.O141])" office:value-type="float" office:value="0.302901203108055" calcext:value-type="float">
            <text:p>0,3029012031</text:p>
          </table:table-cell>
          <table:table-cell table:formula="of:=IF(OR([.P141]&lt;[.P$151];[.P141]&gt;[.P$152]);'';[.P141])" office:value-type="float" office:value="0.0277571274994212" calcext:value-type="float">
            <text:p>0,0277571275</text:p>
          </table:table-cell>
          <table:table-cell table:formula="of:=IF(OR([.Q141]&lt;[.Q$151];[.Q141]&gt;[.Q$152]);'';[.Q141])" office:value-type="float" office:value="0.0161004055996858" calcext:value-type="float">
            <text:p>0,0161004056</text:p>
          </table:table-cell>
          <table:table-cell table:formula="of:=IF(OR([.R141]&lt;[.R$151];[.R141]&gt;[.R$152]);'';[.R141])" office:value-type="float" office:value="0.0965763169471188" calcext:value-type="float">
            <text:p>0,0965763169</text:p>
          </table:table-cell>
          <table:table-cell table:formula="of:=IF(OR([.S141]&lt;[.S$151];[.S141]&gt;[.S$152]);'';[.S141])" office:value-type="float" office:value="0.359088119289587" calcext:value-type="float">
            <text:p>0,3590881193</text:p>
          </table:table-cell>
          <table:table-cell table:formula="of:=IF(OR([.T141]&lt;[.T$151];[.T141]&gt;[.T$152]);'';[.T141])" office:value-type="float" office:value="0.17940735951633" calcext:value-type="float">
            <text:p>0,1794073595</text:p>
          </table:table-cell>
          <table:table-cell table:formula="of:=IF(OR([.U141]&lt;[.U$151];[.U141]&gt;[.U$152]);'';[.U141])" office:value-type="float" office:value="0.232916269507167" calcext:value-type="float">
            <text:p>0,2329162695</text:p>
          </table:table-cell>
          <table:table-cell table:formula="of:=IF(OR([.V141]&lt;[.V$151];[.V141]&gt;[.V$152]);'';[.V141])" office:value-type="float" office:value="0.231127143982896" calcext:value-type="float">
            <text:p>0,231127144</text:p>
          </table:table-cell>
          <table:table-cell table:number-columns-repeated="1002"/>
        </table:table-row>
        <table:table-row table:style-name="ro1">
          <table:table-cell table:style-name="ce2" office:value-type="float" office:value="68.9" calcext:value-type="float">
            <text:p>68,9</text:p>
          </table:table-cell>
          <table:table-cell table:formula="of:=IF(OR([.B142]&lt;[.B$151];[.B142]&gt;[.B$152]);'';[.B142])" office:value-type="float" office:value="0.0779302259548579" calcext:value-type="float">
            <text:p>0,077930226</text:p>
          </table:table-cell>
          <table:table-cell table:formula="of:=IF(OR([.C142]&lt;[.C$151];[.C142]&gt;[.C$152]);'';[.C142])" office:value-type="float" office:value="0.0249506396091851" calcext:value-type="float">
            <text:p>0,0249506396</text:p>
          </table:table-cell>
          <table:table-cell table:formula="of:=IF(OR([.D142]&lt;[.D$151];[.D142]&gt;[.D$152]);'';[.D142])" office:value-type="float" office:value="0.0317956943639585" calcext:value-type="float">
            <text:p>0,0317956944</text:p>
          </table:table-cell>
          <table:table-cell table:formula="of:=IF(OR([.E142]&lt;[.E$151];[.E142]&gt;[.E$152]);'';[.E142])" office:value-type="float" office:value="1" calcext:value-type="float">
            <text:p>1</text:p>
          </table:table-cell>
          <table:table-cell table:formula="of:=IF(OR([.F142]&lt;[.F$151];[.F142]&gt;[.F$152]);'';[.F142])" office:value-type="float" office:value="0.0163695818694123" calcext:value-type="float">
            <text:p>0,0163695819</text:p>
          </table:table-cell>
          <table:table-cell table:formula="of:=IF(OR([.G142]&lt;[.G$151];[.G142]&gt;[.G$152]);'';[.G142])" office:value-type="float" office:value="0.323840477754595" calcext:value-type="float">
            <text:p>0,3238404778</text:p>
          </table:table-cell>
          <table:table-cell table:formula="of:=IF(OR([.H142]&lt;[.H$151];[.H142]&gt;[.H$152]);'';[.H142])" office:value-type="float" office:value="0.0290352556611221" calcext:value-type="float">
            <text:p>0,0290352557</text:p>
          </table:table-cell>
          <table:table-cell table:formula="of:=IF(OR([.I142]&lt;[.I$151];[.I142]&gt;[.I$152]);'';[.I142])" office:value-type="float" office:value="0.28717899318564" calcext:value-type="float">
            <text:p>0,2871789932</text:p>
          </table:table-cell>
          <table:table-cell table:formula="of:=IF(OR([.J142]&lt;[.J$151];[.J142]&gt;[.J$152]);'';[.J142])" office:value-type="float" office:value="0.0679297043563835" calcext:value-type="float">
            <text:p>0,0679297044</text:p>
          </table:table-cell>
          <table:table-cell table:formula="of:=IF(OR([.K142]&lt;[.K$151];[.K142]&gt;[.K$152]);'';[.K142])" office:value-type="float" office:value="0.0666546506168616" calcext:value-type="float">
            <text:p>0,0666546506</text:p>
          </table:table-cell>
          <table:table-cell table:formula="of:=IF(OR([.L142]&lt;[.L$151];[.L142]&gt;[.L$152]);'';[.L142])" office:value-type="float" office:value="0.0270248583440205" calcext:value-type="float">
            <text:p>0,0270248583</text:p>
          </table:table-cell>
          <table:table-cell table:formula="of:=IF(OR([.M142]&lt;[.M$151];[.M142]&gt;[.M$152]);'';[.M142])" office:value-type="float" office:value="0.265512430017927" calcext:value-type="float">
            <text:p>0,26551243</text:p>
          </table:table-cell>
          <table:table-cell table:formula="of:=IF(OR([.N142]&lt;[.N$151];[.N142]&gt;[.N$152]);'';[.N142])" office:value-type="float" office:value="0.085252483646347" calcext:value-type="float">
            <text:p>0,0852524836</text:p>
          </table:table-cell>
          <table:table-cell table:formula="of:=IF(OR([.O142]&lt;[.O$151];[.O142]&gt;[.O$152]);'';[.O142])" office:value-type="float" office:value="0.300427201688233" calcext:value-type="float">
            <text:p>0,3004272017</text:p>
          </table:table-cell>
          <table:table-cell table:formula="of:=IF(OR([.P142]&lt;[.P$151];[.P142]&gt;[.P$152]);'';[.P142])" office:value-type="float" office:value="0.0287938218813264" calcext:value-type="float">
            <text:p>0,0287938219</text:p>
          </table:table-cell>
          <table:table-cell table:formula="of:=IF(OR([.Q142]&lt;[.Q$151];[.Q142]&gt;[.Q$152]);'';[.Q142])" office:value-type="float" office:value="0.0149284867041558" calcext:value-type="float">
            <text:p>0,0149284867</text:p>
          </table:table-cell>
          <table:table-cell table:formula="of:=IF(OR([.R142]&lt;[.R$151];[.R142]&gt;[.R$152]);'';[.R142])" office:value-type="float" office:value="0.099666003261282" calcext:value-type="float">
            <text:p>0,0996660033</text:p>
          </table:table-cell>
          <table:table-cell table:formula="of:=IF(OR([.S142]&lt;[.S$151];[.S142]&gt;[.S$152]);'';[.S142])" office:value-type="float" office:value="0.373092319289505" calcext:value-type="float">
            <text:p>0,3730923193</text:p>
          </table:table-cell>
          <table:table-cell table:formula="of:=IF(OR([.T142]&lt;[.T$151];[.T142]&gt;[.T$152]);'';[.T142])" office:value-type="float" office:value="0.175037028129173" calcext:value-type="float">
            <text:p>0,1750370281</text:p>
          </table:table-cell>
          <table:table-cell table:formula="of:=IF(OR([.U142]&lt;[.U$151];[.U142]&gt;[.U$152]);'';[.U142])" office:value-type="float" office:value="0.236395739738343" calcext:value-type="float">
            <text:p>0,2363957397</text:p>
          </table:table-cell>
          <table:table-cell table:formula="of:=IF(OR([.V142]&lt;[.V$151];[.V142]&gt;[.V$152]);'';[.V142])" office:value-type="float" office:value="0.229376320338623" calcext:value-type="float">
            <text:p>0,2293763203</text:p>
          </table:table-cell>
          <table:table-cell table:number-columns-repeated="1002"/>
        </table:table-row>
        <table:table-row table:style-name="ro1">
          <table:table-cell table:style-name="ce2" office:value-type="float" office:value="70.7" calcext:value-type="float">
            <text:p>70,7</text:p>
          </table:table-cell>
          <table:table-cell table:formula="of:=IF(OR([.B143]&lt;[.B$151];[.B143]&gt;[.B$152]);'';[.B143])" office:value-type="float" office:value="0.0779392623271654" calcext:value-type="float">
            <text:p>0,0779392623</text:p>
          </table:table-cell>
          <table:table-cell table:formula="of:=IF(OR([.C143]&lt;[.C$151];[.C143]&gt;[.C$152]);'';[.C143])" office:value-type="float" office:value="0.0297763285436933" calcext:value-type="float">
            <text:p>0,0297763285</text:p>
          </table:table-cell>
          <table:table-cell table:formula="of:=IF(OR([.D143]&lt;[.D$151];[.D143]&gt;[.D$152]);'';[.D143])" office:value-type="float" office:value="0.0317370683351786" calcext:value-type="float">
            <text:p>0,0317370683</text:p>
          </table:table-cell>
          <table:table-cell table:formula="of:=IF(OR([.E143]&lt;[.E$151];[.E143]&gt;[.E$152]);'';[.E143])" office:value-type="float" office:value="1" calcext:value-type="float">
            <text:p>1</text:p>
          </table:table-cell>
          <table:table-cell table:formula="of:=IF(OR([.F143]&lt;[.F$151];[.F143]&gt;[.F$152]);'';[.F143])" office:value-type="float" office:value="0.0163663030946556" calcext:value-type="float">
            <text:p>0,0163663031</text:p>
          </table:table-cell>
          <table:table-cell table:formula="of:=IF(OR([.G143]&lt;[.G$151];[.G143]&gt;[.G$152]);'';[.G143])" office:value-type="float" office:value="0.317461295944893" calcext:value-type="float">
            <text:p>0,3174612959</text:p>
          </table:table-cell>
          <table:table-cell table:formula="of:=IF(OR([.H143]&lt;[.H$151];[.H143]&gt;[.H$152]);'';[.H143])" office:value-type="float" office:value="0.0281252856340862" calcext:value-type="float">
            <text:p>0,0281252856</text:p>
          </table:table-cell>
          <table:table-cell table:formula="of:=IF(OR([.I143]&lt;[.I$151];[.I143]&gt;[.I$152]);'';[.I143])" office:value-type="float" office:value="0.286491638153793" calcext:value-type="float">
            <text:p>0,2864916382</text:p>
          </table:table-cell>
          <table:table-cell table:formula="of:=IF(OR([.J143]&lt;[.J$151];[.J143]&gt;[.J$152]);'';[.J143])" office:value-type="float" office:value="0.0785883536767876" calcext:value-type="float">
            <text:p>0,0785883537</text:p>
          </table:table-cell>
          <table:table-cell table:formula="of:=IF(OR([.K143]&lt;[.K$151];[.K143]&gt;[.K$152]);'';[.K143])" office:value-type="float" office:value="0.0629457962520066" calcext:value-type="float">
            <text:p>0,0629457963</text:p>
          </table:table-cell>
          <table:table-cell table:formula="of:=IF(OR([.L143]&lt;[.L$151];[.L143]&gt;[.L$152]);'';[.L143])" office:value-type="float" office:value="0.0260812740550066" calcext:value-type="float">
            <text:p>0,0260812741</text:p>
          </table:table-cell>
          <table:table-cell table:formula="of:=IF(OR([.M143]&lt;[.M$151];[.M143]&gt;[.M$152]);'';[.M143])" office:value-type="float" office:value="0.264919472883353" calcext:value-type="float">
            <text:p>0,2649194729</text:p>
          </table:table-cell>
          <table:table-cell table:formula="of:=IF(OR([.N143]&lt;[.N$151];[.N143]&gt;[.N$152]);'';[.N143])" office:value-type="float" office:value="0.0853279426591595" calcext:value-type="float">
            <text:p>0,0853279427</text:p>
          </table:table-cell>
          <table:table-cell table:formula="of:=IF(OR([.O143]&lt;[.O$151];[.O143]&gt;[.O$152]);'';[.O143])" office:value-type="float" office:value="0.301019609008941" calcext:value-type="float">
            <text:p>0,301019609</text:p>
          </table:table-cell>
          <table:table-cell table:formula="of:=IF(OR([.P143]&lt;[.P$151];[.P143]&gt;[.P$152]);'';[.P143])" office:value-type="float" office:value="0.0269646632468544" calcext:value-type="float">
            <text:p>0,0269646632</text:p>
          </table:table-cell>
          <table:table-cell table:formula="of:=IF(OR([.Q143]&lt;[.Q$151];[.Q143]&gt;[.Q$152]);'';[.Q143])" office:value-type="float" office:value="0.0152547865927528" calcext:value-type="float">
            <text:p>0,0152547866</text:p>
          </table:table-cell>
          <table:table-cell table:formula="of:=IF(OR([.R143]&lt;[.R$151];[.R143]&gt;[.R$152]);'';[.R143])" office:value-type="float" office:value="0.0994898915284278" calcext:value-type="float">
            <text:p>0,0994898915</text:p>
          </table:table-cell>
          <table:table-cell table:formula="of:=IF(OR([.S143]&lt;[.S$151];[.S143]&gt;[.S$152]);'';[.S143])" office:value-type="float" office:value="0.355807232210227" calcext:value-type="float">
            <text:p>0,3558072322</text:p>
          </table:table-cell>
          <table:table-cell table:formula="of:=IF(OR([.T143]&lt;[.T$151];[.T143]&gt;[.T$152]);'';[.T143])" office:value-type="float" office:value="0.177114578301728" calcext:value-type="float">
            <text:p>0,1771145783</text:p>
          </table:table-cell>
          <table:table-cell table:formula="of:=IF(OR([.U143]&lt;[.U$151];[.U143]&gt;[.U$152]);'';[.U143])" office:value-type="float" office:value="0.23097621132182" calcext:value-type="float">
            <text:p>0,2309762113</text:p>
          </table:table-cell>
          <table:table-cell table:formula="of:=IF(OR([.V143]&lt;[.V$151];[.V143]&gt;[.V$152]);'';[.V143])" office:value-type="float" office:value="0.227369216102584" calcext:value-type="float">
            <text:p>0,2273692161</text:p>
          </table:table-cell>
          <table:table-cell table:number-columns-repeated="1002"/>
        </table:table-row>
        <table:table-row table:style-name="ro1">
          <table:table-cell table:style-name="ce2" office:value-type="float" office:value="72.5" calcext:value-type="float">
            <text:p>72,5</text:p>
          </table:table-cell>
          <table:table-cell table:formula="of:=IF(OR([.B144]&lt;[.B$151];[.B144]&gt;[.B$152]);'';[.B144])" office:value-type="float" office:value="0.0739898696624346" calcext:value-type="float">
            <text:p>0,0739898697</text:p>
          </table:table-cell>
          <table:table-cell table:formula="of:=IF(OR([.C144]&lt;[.C$151];[.C144]&gt;[.C$152]);'';[.C144])" office:value-type="float" office:value="0.0243178225561505" calcext:value-type="float">
            <text:p>0,0243178226</text:p>
          </table:table-cell>
          <table:table-cell table:formula="of:=IF(OR([.D144]&lt;[.D$151];[.D144]&gt;[.D$152]);'';[.D144])" office:value-type="float" office:value="0.0326795909237252" calcext:value-type="float">
            <text:p>0,0326795909</text:p>
          </table:table-cell>
          <table:table-cell table:formula="of:=IF(OR([.E144]&lt;[.E$151];[.E144]&gt;[.E$152]);'';[.E144])" office:value-type="float" office:value="1" calcext:value-type="float">
            <text:p>1</text:p>
          </table:table-cell>
          <table:table-cell table:formula="of:=IF(OR([.F144]&lt;[.F$151];[.F144]&gt;[.F$152]);'';[.F144])" office:value-type="float" office:value="0.0138849564826845" calcext:value-type="float">
            <text:p>0,0138849565</text:p>
          </table:table-cell>
          <table:table-cell table:formula="of:=IF(OR([.G144]&lt;[.G$151];[.G144]&gt;[.G$152]);'';[.G144])" office:value-type="float" office:value="0.328297312231602" calcext:value-type="float">
            <text:p>0,3282973122</text:p>
          </table:table-cell>
          <table:table-cell table:formula="of:=IF(OR([.H144]&lt;[.H$151];[.H144]&gt;[.H$152]);'';[.H144])" office:value-type="float" office:value="0.0287043293839478" calcext:value-type="float">
            <text:p>0,0287043294</text:p>
          </table:table-cell>
          <table:table-cell table:formula="of:=IF(OR([.I144]&lt;[.I$151];[.I144]&gt;[.I$152]);'';[.I144])" office:value-type="float" office:value="0.289020076412321" calcext:value-type="float">
            <text:p>0,2890200764</text:p>
          </table:table-cell>
          <table:table-cell table:formula="of:=IF(OR([.J144]&lt;[.J$151];[.J144]&gt;[.J$152]);'';[.J144])" office:value-type="float" office:value="0.0678683244277149" calcext:value-type="float">
            <text:p>0,0678683244</text:p>
          </table:table-cell>
          <table:table-cell table:formula="of:=IF(OR([.K144]&lt;[.K$151];[.K144]&gt;[.K$152]);'';[.K144])" office:value-type="float" office:value="0.0649653437673891" calcext:value-type="float">
            <text:p>0,0649653438</text:p>
          </table:table-cell>
          <table:table-cell table:formula="of:=IF(OR([.L144]&lt;[.L$151];[.L144]&gt;[.L$152]);'';[.L144])" office:value-type="float" office:value="0.0255885174291939" calcext:value-type="float">
            <text:p>0,0255885174</text:p>
          </table:table-cell>
          <table:table-cell table:formula="of:=IF(OR([.M144]&lt;[.M$151];[.M144]&gt;[.M$152]);'';[.M144])" office:value-type="float" office:value="0.253633273301947" calcext:value-type="float">
            <text:p>0,2536332733</text:p>
          </table:table-cell>
          <table:table-cell table:formula="of:=IF(OR([.N144]&lt;[.N$151];[.N144]&gt;[.N$152]);'';[.N144])" office:value-type="float" office:value="0.0832704474464886" calcext:value-type="float">
            <text:p>0,0832704474</text:p>
          </table:table-cell>
          <table:table-cell table:formula="of:=IF(OR([.O144]&lt;[.O$151];[.O144]&gt;[.O$152]);'';[.O144])" office:value-type="float" office:value="0.301612516396158" calcext:value-type="float">
            <text:p>0,3016125164</text:p>
          </table:table-cell>
          <table:table-cell table:formula="of:=IF(OR([.P144]&lt;[.P$151];[.P144]&gt;[.P$152]);'';[.P144])" office:value-type="float" office:value="0.0266743702954261" calcext:value-type="float">
            <text:p>0,0266743703</text:p>
          </table:table-cell>
          <table:table-cell table:formula="of:=IF(OR([.Q144]&lt;[.Q$151];[.Q144]&gt;[.Q$152]);'';[.Q144])" office:value-type="float" office:value="0.0142617160880312" calcext:value-type="float">
            <text:p>0,0142617161</text:p>
          </table:table-cell>
          <table:table-cell table:formula="of:=IF(OR([.R144]&lt;[.R$151];[.R144]&gt;[.R$152]);'';[.R144])" office:value-type="float" office:value="0.0965380585512416" calcext:value-type="float">
            <text:p>0,0965380586</text:p>
          </table:table-cell>
          <table:table-cell table:formula="of:=IF(OR([.S144]&lt;[.S$151];[.S144]&gt;[.S$152]);'';[.S144])" office:value-type="float" office:value="0.366329353485182" calcext:value-type="float">
            <text:p>0,3663293535</text:p>
          </table:table-cell>
          <table:table-cell table:formula="of:=IF(OR([.T144]&lt;[.T$151];[.T144]&gt;[.T$152]);'';[.T144])" office:value-type="float" office:value="0.181434765008876" calcext:value-type="float">
            <text:p>0,181434765</text:p>
          </table:table-cell>
          <table:table-cell table:formula="of:=IF(OR([.U144]&lt;[.U$151];[.U144]&gt;[.U$152]);'';[.U144])" office:value-type="float" office:value="0.243283639355023" calcext:value-type="float">
            <text:p>0,2432836394</text:p>
          </table:table-cell>
          <table:table-cell table:formula="of:=IF(OR([.V144]&lt;[.V$151];[.V144]&gt;[.V$152]);'';[.V144])" office:value-type="float" office:value="0.228141747833644" calcext:value-type="float">
            <text:p>0,2281417478</text:p>
          </table:table-cell>
          <table:table-cell table:number-columns-repeated="1002"/>
        </table:table-row>
        <table:table-row table:style-name="ro1">
          <table:table-cell table:style-name="ce2" office:value-type="float" office:value="74.2" calcext:value-type="float">
            <text:p>74,2</text:p>
          </table:table-cell>
          <table:table-cell table:formula="of:=IF(OR([.B145]&lt;[.B$151];[.B145]&gt;[.B$152]);'';[.B145])" office:value-type="float" office:value="0.077055623893243" calcext:value-type="float">
            <text:p>0,0770556239</text:p>
          </table:table-cell>
          <table:table-cell table:formula="of:=IF(OR([.C145]&lt;[.C$151];[.C145]&gt;[.C$152]);'';[.C145])" office:value-type="float" office:value="0.0251575194606153" calcext:value-type="float">
            <text:p>0,0251575195</text:p>
          </table:table-cell>
          <table:table-cell table:formula="of:=IF(OR([.D145]&lt;[.D$151];[.D145]&gt;[.D$152]);'';[.D145])" office:value-type="float" office:value="0.032840631557636" calcext:value-type="float">
            <text:p>0,0328406316</text:p>
          </table:table-cell>
          <table:table-cell table:formula="of:=IF(OR([.E145]&lt;[.E$151];[.E145]&gt;[.E$152]);'';[.E145])" office:value-type="float" office:value="1" calcext:value-type="float">
            <text:p>1</text:p>
          </table:table-cell>
          <table:table-cell table:formula="of:=IF(OR([.F145]&lt;[.F$151];[.F145]&gt;[.F$152]);'';[.F145])" office:value-type="float" office:value="0.0169478643906057" calcext:value-type="float">
            <text:p>0,0169478644</text:p>
          </table:table-cell>
          <table:table-cell table:formula="of:=IF(OR([.G145]&lt;[.G$151];[.G145]&gt;[.G$152]);'';[.G145])" office:value-type="float" office:value="0.320081748457144" calcext:value-type="float">
            <text:p>0,3200817485</text:p>
          </table:table-cell>
          <table:table-cell table:formula="of:=IF(OR([.H145]&lt;[.H$151];[.H145]&gt;[.H$152]);'';[.H145])" office:value-type="float" office:value="0.0287729255556162" calcext:value-type="float">
            <text:p>0,0287729256</text:p>
          </table:table-cell>
          <table:table-cell table:formula="of:=IF(OR([.I145]&lt;[.I$151];[.I145]&gt;[.I$152]);'';[.I145])" office:value-type="float" office:value="0.275153766131555" calcext:value-type="float">
            <text:p>0,2751537661</text:p>
          </table:table-cell>
          <table:table-cell table:formula="of:=IF(OR([.J145]&lt;[.J$151];[.J145]&gt;[.J$152]);'';[.J145])" office:value-type="float" office:value="0.0717294757514672" calcext:value-type="float">
            <text:p>0,0717294758</text:p>
          </table:table-cell>
          <table:table-cell table:formula="of:=IF(OR([.K145]&lt;[.K$151];[.K145]&gt;[.K$152]);'';[.K145])" office:value-type="float" office:value="0.0668581138992522" calcext:value-type="float">
            <text:p>0,0668581139</text:p>
          </table:table-cell>
          <table:table-cell table:formula="of:=IF(OR([.L145]&lt;[.L$151];[.L145]&gt;[.L$152]);'';[.L145])" office:value-type="float" office:value="0.0263541504471118" calcext:value-type="float">
            <text:p>0,0263541504</text:p>
          </table:table-cell>
          <table:table-cell table:formula="of:=IF(OR([.M145]&lt;[.M$151];[.M145]&gt;[.M$152]);'';[.M145])" office:value-type="float" office:value="0.264422744958725" calcext:value-type="float">
            <text:p>0,264422745</text:p>
          </table:table-cell>
          <table:table-cell table:formula="of:=IF(OR([.N145]&lt;[.N$151];[.N145]&gt;[.N$152]);'';[.N145])" office:value-type="float" office:value="0.0845323187287763" calcext:value-type="float">
            <text:p>0,0845323187</text:p>
          </table:table-cell>
          <table:table-cell table:formula="of:=IF(OR([.O145]&lt;[.O$151];[.O145]&gt;[.O$152]);'';[.O145])" office:value-type="float" office:value="0.304385405510939" calcext:value-type="float">
            <text:p>0,3043854055</text:p>
          </table:table-cell>
          <table:table-cell table:formula="of:=IF(OR([.P145]&lt;[.P$151];[.P145]&gt;[.P$152]);'';[.P145])" office:value-type="float" office:value="0.0283419895342616" calcext:value-type="float">
            <text:p>0,0283419895</text:p>
          </table:table-cell>
          <table:table-cell table:formula="of:=IF(OR([.Q145]&lt;[.Q$151];[.Q145]&gt;[.Q$152]);'';[.Q145])" office:value-type="float" office:value="0.0162288722414932" calcext:value-type="float">
            <text:p>0,0162288722</text:p>
          </table:table-cell>
          <table:table-cell table:formula="of:=IF(OR([.R145]&lt;[.R$151];[.R145]&gt;[.R$152]);'';[.R145])" office:value-type="float" office:value="0.0995521597447255" calcext:value-type="float">
            <text:p>0,0995521597</text:p>
          </table:table-cell>
          <table:table-cell table:formula="of:=IF(OR([.S145]&lt;[.S$151];[.S145]&gt;[.S$152]);'';[.S145])" office:value-type="float" office:value="0.368587825302772" calcext:value-type="float">
            <text:p>0,3685878253</text:p>
          </table:table-cell>
          <table:table-cell table:formula="of:=IF(OR([.T145]&lt;[.T$151];[.T145]&gt;[.T$152]);'';[.T145])" office:value-type="float" office:value="0.181976089425139" calcext:value-type="float">
            <text:p>0,1819760894</text:p>
          </table:table-cell>
          <table:table-cell table:formula="of:=IF(OR([.U145]&lt;[.U$151];[.U145]&gt;[.U$152]);'';[.U145])" office:value-type="float" office:value="0.243658394223839" calcext:value-type="float">
            <text:p>0,2436583942</text:p>
          </table:table-cell>
          <table:table-cell table:formula="of:=IF(OR([.V145]&lt;[.V$151];[.V145]&gt;[.V$152]);'';[.V145])" office:value-type="float" office:value="0.234542333941003" calcext:value-type="float">
            <text:p>0,2345423339</text:p>
          </table:table-cell>
          <table:table-cell table:number-columns-repeated="100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formula="of:=IF(OR([.B146]&lt;[.B$151];[.B146]&gt;[.B$152]);'';[.B146])" office:value-type="float" office:value="0.076070978273097" calcext:value-type="float">
            <text:p>0,0760709783</text:p>
          </table:table-cell>
          <table:table-cell table:formula="of:=IF(OR([.C146]&lt;[.C$151];[.C146]&gt;[.C$152]);'';[.C146])" office:value-type="float" office:value="0.0209577601969998" calcext:value-type="float">
            <text:p>0,0209577602</text:p>
          </table:table-cell>
          <table:table-cell table:formula="of:=IF(OR([.D146]&lt;[.D$151];[.D146]&gt;[.D$152]);'';[.D146])" office:value-type="float" office:value="0.0359568275047849" calcext:value-type="float">
            <text:p>0,0359568275</text:p>
          </table:table-cell>
          <table:table-cell table:formula="of:=IF(OR([.E146]&lt;[.E$151];[.E146]&gt;[.E$152]);'';[.E146])" office:value-type="float" office:value="1" calcext:value-type="float">
            <text:p>1</text:p>
          </table:table-cell>
          <table:table-cell table:formula="of:=IF(OR([.F146]&lt;[.F$151];[.F146]&gt;[.F$152]);'';[.F146])" office:value-type="float" office:value="0.0177508495093596" calcext:value-type="float">
            <text:p>0,0177508495</text:p>
          </table:table-cell>
          <table:table-cell table:formula="of:=IF(OR([.G146]&lt;[.G$151];[.G146]&gt;[.G$152]);'';[.G146])" office:value-type="float" office:value="0.31935609271103" calcext:value-type="float">
            <text:p>0,3193560927</text:p>
          </table:table-cell>
          <table:table-cell table:formula="of:=IF(OR([.H146]&lt;[.H$151];[.H146]&gt;[.H$152]);'';[.H146])" office:value-type="float" office:value="0.0269688389034071" calcext:value-type="float">
            <text:p>0,0269688389</text:p>
          </table:table-cell>
          <table:table-cell table:formula="of:=IF(OR([.I146]&lt;[.I$151];[.I146]&gt;[.I$152]);'';[.I146])" office:value-type="float" office:value="0.303477351875582" calcext:value-type="float">
            <text:p>0,3034773519</text:p>
          </table:table-cell>
          <table:table-cell table:formula="of:=IF(OR([.J146]&lt;[.J$151];[.J146]&gt;[.J$152]);'';[.J146])" office:value-type="float" office:value="0.0745037389170613" calcext:value-type="float">
            <text:p>0,0745037389</text:p>
          </table:table-cell>
          <table:table-cell table:formula="of:=IF(OR([.K146]&lt;[.K$151];[.K146]&gt;[.K$152]);'';[.K146])" office:value-type="float" office:value="0.0643065097170074" calcext:value-type="float">
            <text:p>0,0643065097</text:p>
          </table:table-cell>
          <table:table-cell table:formula="of:=IF(OR([.L146]&lt;[.L$151];[.L146]&gt;[.L$152]);'';[.L146])" office:value-type="float" office:value="0.0270622346989034" calcext:value-type="float">
            <text:p>0,0270622347</text:p>
          </table:table-cell>
          <table:table-cell table:formula="of:=IF(OR([.M146]&lt;[.M$151];[.M146]&gt;[.M$152]);'';[.M146])" office:value-type="float" office:value="0.266013866498914" calcext:value-type="float">
            <text:p>0,2660138665</text:p>
          </table:table-cell>
          <table:table-cell table:formula="of:=IF(OR([.N146]&lt;[.N$151];[.N146]&gt;[.N$152]);'';[.N146])" office:value-type="float" office:value="0.0802308330167665" calcext:value-type="float">
            <text:p>0,080230833</text:p>
          </table:table-cell>
          <table:table-cell table:formula="of:=IF(OR([.O146]&lt;[.O$151];[.O146]&gt;[.O$152]);'';[.O146])" office:value-type="float" office:value="0.312050335951147" calcext:value-type="float">
            <text:p>0,312050336</text:p>
          </table:table-cell>
          <table:table-cell table:formula="of:=IF(OR([.P146]&lt;[.P$151];[.P146]&gt;[.P$152]);'';[.P146])" office:value-type="float" office:value="0.0268269336196859" calcext:value-type="float">
            <text:p>0,0268269336</text:p>
          </table:table-cell>
          <table:table-cell table:formula="of:=IF(OR([.Q146]&lt;[.Q$151];[.Q146]&gt;[.Q$152]);'';[.Q146])" office:value-type="float" office:value="0.0171023159404298" calcext:value-type="float">
            <text:p>0,0171023159</text:p>
          </table:table-cell>
          <table:table-cell table:formula="of:=IF(OR([.R146]&lt;[.R$151];[.R146]&gt;[.R$152]);'';[.R146])" office:value-type="float" office:value="0.0991472550923492" calcext:value-type="float">
            <text:p>0,0991472551</text:p>
          </table:table-cell>
          <table:table-cell table:formula="of:=IF(OR([.S146]&lt;[.S$151];[.S146]&gt;[.S$152]);'';[.S146])" office:value-type="float" office:value="0.357692005253454" calcext:value-type="float">
            <text:p>0,3576920053</text:p>
          </table:table-cell>
          <table:table-cell table:formula="of:=IF(OR([.T146]&lt;[.T$151];[.T146]&gt;[.T$152]);'';[.T146])" office:value-type="float" office:value="0.193508873549877" calcext:value-type="float">
            <text:p>0,1935088735</text:p>
          </table:table-cell>
          <table:table-cell table:formula="of:=IF(OR([.U146]&lt;[.U$151];[.U146]&gt;[.U$152]);'';[.U146])" office:value-type="float" office:value="0.24638124122585" calcext:value-type="float">
            <text:p>0,2463812412</text:p>
          </table:table-cell>
          <table:table-cell table:formula="of:=IF(OR([.V146]&lt;[.V$151];[.V146]&gt;[.V$152]);'';[.V146])" office:value-type="float" office:value="0.223057702083709" calcext:value-type="float">
            <text:p>0,2230577021</text:p>
          </table:table-cell>
          <table:table-cell table:number-columns-repeated="1002"/>
        </table:table-row>
        <table:table-row table:style-name="ro1">
          <table:table-cell table:style-name="ce2" office:value-type="float" office:value="77.8" calcext:value-type="float">
            <text:p>77,8</text:p>
          </table:table-cell>
          <table:table-cell table:formula="of:=IF(OR([.B147]&lt;[.B$151];[.B147]&gt;[.B$152]);'';[.B147])" office:value-type="float" office:value="0.075969788632621" calcext:value-type="float">
            <text:p>0,0759697886</text:p>
          </table:table-cell>
          <table:table-cell table:formula="of:=IF(OR([.C147]&lt;[.C$151];[.C147]&gt;[.C$152]);'';[.C147])" office:value-type="float" office:value="0.0228849968915577" calcext:value-type="float">
            <text:p>0,0228849969</text:p>
          </table:table-cell>
          <table:table-cell table:formula="of:=IF(OR([.D147]&lt;[.D$151];[.D147]&gt;[.D$152]);'';[.D147])" office:value-type="float" office:value="0.0322688869924829" calcext:value-type="float">
            <text:p>0,032268887</text:p>
          </table:table-cell>
          <table:table-cell table:formula="of:=IF(OR([.E147]&lt;[.E$151];[.E147]&gt;[.E$152]);'';[.E147])" office:value-type="float" office:value="1" calcext:value-type="float">
            <text:p>1</text:p>
          </table:table-cell>
          <table:table-cell table:formula="of:=IF(OR([.F147]&lt;[.F$151];[.F147]&gt;[.F$152]);'';[.F147])" office:value-type="float" office:value="0.0166150308520592" calcext:value-type="float">
            <text:p>0,0166150309</text:p>
          </table:table-cell>
          <table:table-cell table:formula="of:=IF(OR([.G147]&lt;[.G$151];[.G147]&gt;[.G$152]);'';[.G147])" office:value-type="float" office:value="0.31115547382778" calcext:value-type="float">
            <text:p>0,3111554738</text:p>
          </table:table-cell>
          <table:table-cell table:formula="of:=IF(OR([.H147]&lt;[.H$151];[.H147]&gt;[.H$152]);'';[.H147])" office:value-type="float" office:value="0.0254630671552061" calcext:value-type="float">
            <text:p>0,0254630672</text:p>
          </table:table-cell>
          <table:table-cell table:formula="of:=IF(OR([.I147]&lt;[.I$151];[.I147]&gt;[.I$152]);'';[.I147])" office:value-type="float" office:value="0.27743530027151" calcext:value-type="float">
            <text:p>0,2774353003</text:p>
          </table:table-cell>
          <table:table-cell table:formula="of:=IF(OR([.J147]&lt;[.J$151];[.J147]&gt;[.J$152]);'';[.J147])" office:value-type="float" office:value="0.0650123390573298" calcext:value-type="float">
            <text:p>0,0650123391</text:p>
          </table:table-cell>
          <table:table-cell table:formula="of:=IF(OR([.K147]&lt;[.K$151];[.K147]&gt;[.K$152]);'';[.K147])" office:value-type="float" office:value="0.0658863238952452" calcext:value-type="float">
            <text:p>0,0658863239</text:p>
          </table:table-cell>
          <table:table-cell table:formula="of:=IF(OR([.L147]&lt;[.L$151];[.L147]&gt;[.L$152]);'';[.L147])" office:value-type="float" office:value="0.0261089208914673" calcext:value-type="float">
            <text:p>0,0261089209</text:p>
          </table:table-cell>
          <table:table-cell table:formula="of:=IF(OR([.M147]&lt;[.M$151];[.M147]&gt;[.M$152]);'';[.M147])" office:value-type="float" office:value="0.249472414470023" calcext:value-type="float">
            <text:p>0,2494724145</text:p>
          </table:table-cell>
          <table:table-cell table:formula="of:=IF(OR([.N147]&lt;[.N$151];[.N147]&gt;[.N$152]);'';[.N147])" office:value-type="float" office:value="0.0827094166464503" calcext:value-type="float">
            <text:p>0,0827094166</text:p>
          </table:table-cell>
          <table:table-cell table:formula="of:=IF(OR([.O147]&lt;[.O$151];[.O147]&gt;[.O$152]);'';[.O147])" office:value-type="float" office:value="0.296039237818588" calcext:value-type="float">
            <text:p>0,2960392378</text:p>
          </table:table-cell>
          <table:table-cell table:formula="of:=IF(OR([.P147]&lt;[.P$151];[.P147]&gt;[.P$152]);'';[.P147])" office:value-type="float" office:value="0.0272934911038616" calcext:value-type="float">
            <text:p>0,0272934911</text:p>
          </table:table-cell>
          <table:table-cell table:formula="of:=IF(OR([.Q147]&lt;[.Q$151];[.Q147]&gt;[.Q$152]);'';[.Q147])" office:value-type="float" office:value="0.0145781438405729" calcext:value-type="float">
            <text:p>0,0145781438</text:p>
          </table:table-cell>
          <table:table-cell table:formula="of:=IF(OR([.R147]&lt;[.R$151];[.R147]&gt;[.R$152]);'';[.R147])" office:value-type="float" office:value="0.0905334211302573" calcext:value-type="float">
            <text:p>0,0905334211</text:p>
          </table:table-cell>
          <table:table-cell table:formula="of:=IF(OR([.S147]&lt;[.S$151];[.S147]&gt;[.S$152]);'';[.S147])" office:value-type="float" office:value="0.369850475609645" calcext:value-type="float">
            <text:p>0,3698504756</text:p>
          </table:table-cell>
          <table:table-cell table:formula="of:=IF(OR([.T147]&lt;[.T$151];[.T147]&gt;[.T$152]);'';[.T147])" office:value-type="float" office:value="0.179628925013724" calcext:value-type="float">
            <text:p>0,179628925</text:p>
          </table:table-cell>
          <table:table-cell table:formula="of:=IF(OR([.U147]&lt;[.U$151];[.U147]&gt;[.U$152]);'';[.U147])" office:value-type="float" office:value="0.233806148314391" calcext:value-type="float">
            <text:p>0,2338061483</text:p>
          </table:table-cell>
          <table:table-cell table:formula="of:=IF(OR([.V147]&lt;[.V$151];[.V147]&gt;[.V$152]);'';[.V147])" office:value-type="float" office:value="0.215442553933012" calcext:value-type="float">
            <text:p>0,2154425539</text:p>
          </table:table-cell>
          <table:table-cell table:number-columns-repeated="1002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Traité par element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i7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Mg25</text:p>
          </table:table-cell>
          <table:table-cell office:value-type="string" calcext:value-type="string">
            <text:p>Ca43</text:p>
          </table:table-cell>
          <table:table-cell office:value-type="string" calcext:value-type="string">
            <text:p>Ti49</text:p>
          </table:table-cell>
          <table:table-cell office:value-type="string" calcext:value-type="string">
            <text:p>V51</text:p>
          </table:table-cell>
          <table:table-cell office:value-type="string" calcext:value-type="string">
            <text:p>Cr53</text:p>
          </table:table-cell>
          <table:table-cell office:value-type="string" calcext:value-type="string">
            <text:p>Mn55</text:p>
          </table:table-cell>
          <table:table-cell office:value-type="string" calcext:value-type="string">
            <text:p>Ni60</text:p>
          </table:table-cell>
          <table:table-cell office:value-type="string" calcext:value-type="string">
            <text:p>Cu65</text:p>
          </table:table-cell>
          <table:table-cell office:value-type="string" calcext:value-type="string">
            <text:p>Zn66</text:p>
          </table:table-cell>
          <table:table-cell office:value-type="string" calcext:value-type="string">
            <text:p>Rb85</text:p>
          </table:table-cell>
          <table:table-cell office:value-type="string" calcext:value-type="string">
            <text:p>Sr86</text:p>
          </table:table-cell>
          <table:table-cell office:value-type="string" calcext:value-type="string">
            <text:p>Y89</text:p>
          </table:table-cell>
          <table:table-cell office:value-type="string" calcext:value-type="string">
            <text:p>Mo97</text:p>
          </table:table-cell>
          <table:table-cell office:value-type="string" calcext:value-type="string">
            <text:p>Cd111</text:p>
          </table:table-cell>
          <table:table-cell office:value-type="string" calcext:value-type="string">
            <text:p>Sn118</text:p>
          </table:table-cell>
          <table:table-cell office:value-type="string" calcext:value-type="string">
            <text:p>Ba138</text:p>
          </table:table-cell>
          <table:table-cell office:value-type="string" calcext:value-type="string">
            <text:p>Pb208</text:p>
          </table:table-cell>
          <table:table-cell office:value-type="string" calcext:value-type="string">
            <text:p>Th232</text:p>
          </table:table-cell>
          <table:table-cell office:value-type="string" calcext:value-type="string">
            <text:p>U238</text:p>
          </table:table-cell>
          <table:table-cell table:number-columns-repeated="1002"/>
        </table:table-row>
        <table:table-row table:style-name="ro1">
          <table:table-cell office:value-type="float" office:value="30.1" calcext:value-type="float">
            <text:p>30,1</text:p>
          </table:table-cell>
          <table:table-cell office:value-type="float" office:value="0.0796474540081608" calcext:value-type="float">
            <text:p>0,079647454</text:p>
          </table:table-cell>
          <table:table-cell office:value-type="string" calcext:value-type="string">
            <text:p>NA</text:p>
          </table:table-cell>
          <table:table-cell office:value-type="float" office:value="0.0546289440766092" calcext:value-type="float">
            <text:p>0,0546289441</text:p>
          </table:table-cell>
          <table:table-cell office:value-type="float" office:value="1" calcext:value-type="float">
            <text:p>1</text:p>
          </table:table-cell>
          <table:table-cell office:value-type="float" office:value="0.0163044922427835" calcext:value-type="float">
            <text:p>0,0163044922</text:p>
          </table:table-cell>
          <table:table-cell office:value-type="float" office:value="0.31481279737425" calcext:value-type="float">
            <text:p>0,3148127974</text:p>
          </table:table-cell>
          <table:table-cell office:value-type="float" office:value="0.0249089824325043" calcext:value-type="float">
            <text:p>0,0249089824</text:p>
          </table:table-cell>
          <table:table-cell office:value-type="float" office:value="0.306888037371412" calcext:value-type="float">
            <text:p>0,3068880374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0.298906802733545" calcext:value-type="float">
            <text:p>0,2989068027</text:p>
          </table:table-cell>
          <table:table-cell office:value-type="string" calcext:value-type="string">
            <text:p>NA</text:p>
          </table:table-cell>
          <table:table-cell office:value-type="float" office:value="0.0193655746778094" calcext:value-type="float">
            <text:p>0,0193655747</text:p>
          </table:table-cell>
          <table:table-cell office:value-type="float" office:value="0.10844658932971" calcext:value-type="float">
            <text:p>0,1084465893</text:p>
          </table:table-cell>
          <table:table-cell office:value-type="float" office:value="0.400891577887122" calcext:value-type="float">
            <text:p>0,4008915779</text:p>
          </table:table-cell>
          <table:table-cell office:value-type="string" calcext:value-type="string">
            <text:p>NA</text:p>
          </table:table-cell>
          <table:table-cell office:value-type="float" office:value="0.256249217385482" calcext:value-type="float">
            <text:p>0,2562492174</text:p>
          </table:table-cell>
          <table:table-cell office:value-type="string" calcext:value-type="string">
            <text:p>NA</text:p>
          </table:table-cell>
          <table:table-cell table:number-columns-repeated="1002"/>
        </table:table-row>
        <table:table-row table:style-name="ro1">
          <table:table-cell office:value-type="float" office:value="31.8" calcext:value-type="float">
            <text:p>31,8</text:p>
          </table:table-cell>
          <table:table-cell office:value-type="float" office:value="0.077432777186421" calcext:value-type="float">
            <text:p>0,0774327772</text:p>
          </table:table-cell>
          <table:table-cell office:value-type="float" office:value="0.039411259998768" calcext:value-type="float">
            <text:p>0,03941126</text:p>
          </table:table-cell>
          <table:table-cell office:value-type="float" office:value="0.037696908252649" calcext:value-type="float">
            <text:p>0,0376969083</text:p>
          </table:table-cell>
          <table:table-cell office:value-type="float" office:value="1" calcext:value-type="float">
            <text:p>1</text:p>
          </table:table-cell>
          <table:table-cell office:value-type="float" office:value="0.0210821852923036" calcext:value-type="float">
            <text:p>0,0210821853</text:p>
          </table:table-cell>
          <table:table-cell office:value-type="float" office:value="0.309253463113372" calcext:value-type="float">
            <text:p>0,3092534631</text:p>
          </table:table-cell>
          <table:table-cell office:value-type="float" office:value="0.0240462961692674" calcext:value-type="float">
            <text:p>0,0240462962</text:p>
          </table:table-cell>
          <table:table-cell office:value-type="string" calcext:value-type="string">
            <text:p>NA</text:p>
          </table:table-cell>
          <table:table-cell office:value-type="float" office:value="0.0814689903803876" calcext:value-type="float">
            <text:p>0,0814689904</text:p>
          </table:table-cell>
          <table:table-cell office:value-type="float" office:value="0.0731947994474385" calcext:value-type="float">
            <text:p>0,0731947994</text:p>
          </table:table-cell>
          <table:table-cell office:value-type="float" office:value="0.0399118092566591" calcext:value-type="float">
            <text:p>0,0399118093</text:p>
          </table:table-cell>
          <table:table-cell office:value-type="float" office:value="0.255096879710223" calcext:value-type="float">
            <text:p>0,2550968797</text:p>
          </table:table-cell>
          <table:table-cell office:value-type="float" office:value="0.084666249405649" calcext:value-type="float">
            <text:p>0,0846662494</text:p>
          </table:table-cell>
          <table:table-cell office:value-type="float" office:value="0.272062919692446" calcext:value-type="float">
            <text:p>0,2720629197</text:p>
          </table:table-cell>
          <table:table-cell office:value-type="float" office:value="0.027564551812747" calcext:value-type="float">
            <text:p>0,0275645518</text:p>
          </table:table-cell>
          <table:table-cell office:value-type="float" office:value="0.0165080955669917" calcext:value-type="float">
            <text:p>0,0165080956</text:p>
          </table:table-cell>
          <table:table-cell office:value-type="float" office:value="0.0991295559080511" calcext:value-type="float">
            <text:p>0,0991295559</text:p>
          </table:table-cell>
          <table:table-cell office:value-type="float" office:value="0.401173539246663" calcext:value-type="float">
            <text:p>0,4011735392</text:p>
          </table:table-cell>
          <table:table-cell office:value-type="float" office:value="0.205116672516186" calcext:value-type="float">
            <text:p>0,2051166725</text:p>
          </table:table-cell>
          <table:table-cell office:value-type="float" office:value="0.232510535955983" calcext:value-type="float">
            <text:p>0,232510536</text:p>
          </table:table-cell>
          <table:table-cell office:value-type="float" office:value="0.239488097307309" calcext:value-type="float">
            <text:p>0,2394880973</text:p>
          </table:table-cell>
          <table:table-cell table:number-columns-repeated="1002"/>
        </table:table-row>
        <table:table-row table:style-name="ro1">
          <table:table-cell office:value-type="float" office:value="33.6" calcext:value-type="float">
            <text:p>33,6</text:p>
          </table:table-cell>
          <table:table-cell office:value-type="float" office:value="0.0760559765427712" calcext:value-type="float">
            <text:p>0,0760559765</text:p>
          </table:table-cell>
          <table:table-cell office:value-type="float" office:value="0.0267221125187782" calcext:value-type="float">
            <text:p>0,0267221125</text:p>
          </table:table-cell>
          <table:table-cell office:value-type="float" office:value="0.0370805906309578" calcext:value-type="float">
            <text:p>0,0370805906</text:p>
          </table:table-cell>
          <table:table-cell office:value-type="float" office:value="1" calcext:value-type="float">
            <text:p>1</text:p>
          </table:table-cell>
          <table:table-cell office:value-type="float" office:value="0.0131189266526268" calcext:value-type="float">
            <text:p>0,0131189267</text:p>
          </table:table-cell>
          <table:table-cell office:value-type="string" calcext:value-type="string">
            <text:p>NA</text:p>
          </table:table-cell>
          <table:table-cell office:value-type="float" office:value="0.0234918640122725" calcext:value-type="float">
            <text:p>0,023491864</text:p>
          </table:table-cell>
          <table:table-cell office:value-type="float" office:value="0.295811147637288" calcext:value-type="float">
            <text:p>0,2958111476</text:p>
          </table:table-cell>
          <table:table-cell office:value-type="float" office:value="0.0692968703562823" calcext:value-type="float">
            <text:p>0,0692968704</text:p>
          </table:table-cell>
          <table:table-cell office:value-type="float" office:value="0.0690937352709124" calcext:value-type="float">
            <text:p>0,0690937353</text:p>
          </table:table-cell>
          <table:table-cell office:value-type="float" office:value="0.0391443402451088" calcext:value-type="float">
            <text:p>0,0391443402</text:p>
          </table:table-cell>
          <table:table-cell office:value-type="float" office:value="0.245508107404103" calcext:value-type="float">
            <text:p>0,2455081074</text:p>
          </table:table-cell>
          <table:table-cell office:value-type="float" office:value="0.0810311536386535" calcext:value-type="float">
            <text:p>0,0810311536</text:p>
          </table:table-cell>
          <table:table-cell office:value-type="string" calcext:value-type="string">
            <text:p>NA</text:p>
          </table:table-cell>
          <table:table-cell office:value-type="float" office:value="0.0259535598631383" calcext:value-type="float">
            <text:p>0,0259535599</text:p>
          </table:table-cell>
          <table:table-cell office:value-type="float" office:value="0.0149256628440754" calcext:value-type="float">
            <text:p>0,0149256628</text:p>
          </table:table-cell>
          <table:table-cell office:value-type="string" calcext:value-type="string">
            <text:p>NA</text:p>
          </table:table-cell>
          <table:table-cell office:value-type="float" office:value="0.342846936128517" calcext:value-type="float">
            <text:p>0,3428469361</text:p>
          </table:table-cell>
          <table:table-cell office:value-type="float" office:value="0.178712471585306" calcext:value-type="float">
            <text:p>0,1787124716</text:p>
          </table:table-cell>
          <table:table-cell office:value-type="string" calcext:value-type="string">
            <text:p>NA</text:p>
          </table:table-cell>
          <table:table-cell office:value-type="float" office:value="0.211492410808628" calcext:value-type="float">
            <text:p>0,2114924108</text:p>
          </table:table-cell>
          <table:table-cell table:number-columns-repeated="1002"/>
        </table:table-row>
        <table:table-row table:style-name="ro1">
          <table:table-cell office:value-type="float" office:value="35.4" calcext:value-type="float">
            <text:p>35,4</text:p>
          </table:table-cell>
          <table:table-cell office:value-type="string" calcext:value-type="string">
            <text:p>NA</text:p>
          </table:table-cell>
          <table:table-cell office:value-type="float" office:value="0.0330640265142746" calcext:value-type="float">
            <text:p>0,0330640265</text:p>
          </table:table-cell>
          <table:table-cell office:value-type="float" office:value="0.0391754000293134" calcext:value-type="float">
            <text:p>0,0391754</text:p>
          </table:table-cell>
          <table:table-cell office:value-type="float" office:value="1" calcext:value-type="float">
            <text:p>1</text:p>
          </table:table-cell>
          <table:table-cell office:value-type="float" office:value="0.0158623798903153" calcext:value-type="float">
            <text:p>0,0158623799</text:p>
          </table:table-cell>
          <table:table-cell office:value-type="float" office:value="0.332582098297026" calcext:value-type="float">
            <text:p>0,3325820983</text:p>
          </table:table-cell>
          <table:table-cell office:value-type="float" office:value="0.024658238907967" calcext:value-type="float">
            <text:p>0,0246582389</text:p>
          </table:table-cell>
          <table:table-cell office:value-type="float" office:value="0.303095465458789" calcext:value-type="float">
            <text:p>0,3030954655</text:p>
          </table:table-cell>
          <table:table-cell office:value-type="float" office:value="0.0780350041695844" calcext:value-type="float">
            <text:p>0,0780350042</text:p>
          </table:table-cell>
          <table:table-cell office:value-type="float" office:value="0.0704401336130526" calcext:value-type="float">
            <text:p>0,0704401336</text:p>
          </table:table-cell>
          <table:table-cell office:value-type="float" office:value="0.0339061880754103" calcext:value-type="float">
            <text:p>0,0339061881</text:p>
          </table:table-cell>
          <table:table-cell office:value-type="float" office:value="0.266839869424984" calcext:value-type="float">
            <text:p>0,2668398694</text:p>
          </table:table-cell>
          <table:table-cell office:value-type="float" office:value="0.0808176468177164" calcext:value-type="float">
            <text:p>0,0808176468</text:p>
          </table:table-cell>
          <table:table-cell office:value-type="float" office:value="0.274420881291858" calcext:value-type="float">
            <text:p>0,2744208813</text:p>
          </table:table-cell>
          <table:table-cell office:value-type="string" calcext:value-type="string">
            <text:p>NA</text:p>
          </table:table-cell>
          <table:table-cell office:value-type="float" office:value="0.0166078392479002" calcext:value-type="float">
            <text:p>0,0166078392</text:p>
          </table:table-cell>
          <table:table-cell office:value-type="float" office:value="0.0927436444717915" calcext:value-type="float">
            <text:p>0,0927436445</text:p>
          </table:table-cell>
          <table:table-cell office:value-type="float" office:value="0.342049567345083" calcext:value-type="float">
            <text:p>0,3420495673</text:p>
          </table:table-cell>
          <table:table-cell office:value-type="float" office:value="0.183768635069413" calcext:value-type="float">
            <text:p>0,1837686351</text:p>
          </table:table-cell>
          <table:table-cell office:value-type="float" office:value="0.213752196723556" calcext:value-type="float">
            <text:p>0,2137521967</text:p>
          </table:table-cell>
          <table:table-cell office:value-type="float" office:value="0.219675309565725" calcext:value-type="float">
            <text:p>0,2196753096</text:p>
          </table:table-cell>
          <table:table-cell table:number-columns-repeated="1002"/>
        </table:table-row>
        <table:table-row table:style-name="ro1">
          <table:table-cell office:value-type="float" office:value="37.1" calcext:value-type="float">
            <text:p>37,1</text:p>
          </table:table-cell>
          <table:table-cell office:value-type="float" office:value="0.0788911515696465" calcext:value-type="float">
            <text:p>0,0788911516</text:p>
          </table:table-cell>
          <table:table-cell office:value-type="float" office:value="0.0458652491616092" calcext:value-type="float">
            <text:p>0,045865249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0174717032784707" calcext:value-type="float">
            <text:p>0,0174717033</text:p>
          </table:table-cell>
          <table:table-cell office:value-type="float" office:value="0.303153721980718" calcext:value-type="float">
            <text:p>0,303153722</text:p>
          </table:table-cell>
          <table:table-cell office:value-type="float" office:value="0.0266531069045003" calcext:value-type="float">
            <text:p>0,0266531069</text:p>
          </table:table-cell>
          <table:table-cell office:value-type="float" office:value="0.305289782787979" calcext:value-type="float">
            <text:p>0,3052897828</text:p>
          </table:table-cell>
          <table:table-cell office:value-type="float" office:value="0.0769989634309824" calcext:value-type="float">
            <text:p>0,0769989634</text:p>
          </table:table-cell>
          <table:table-cell office:value-type="float" office:value="0.0683119809952662" calcext:value-type="float">
            <text:p>0,068311981</text:p>
          </table:table-cell>
          <table:table-cell office:value-type="float" office:value="0.0358703381530164" calcext:value-type="float">
            <text:p>0,0358703382</text:p>
          </table:table-cell>
          <table:table-cell office:value-type="float" office:value="0.25529714254879" calcext:value-type="float">
            <text:p>0,2552971425</text:p>
          </table:table-cell>
          <table:table-cell office:value-type="float" office:value="0.0820364087644778" calcext:value-type="float">
            <text:p>0,0820364088</text:p>
          </table:table-cell>
          <table:table-cell office:value-type="float" office:value="0.267113304635761" calcext:value-type="float">
            <text:p>0,2671133046</text:p>
          </table:table-cell>
          <table:table-cell office:value-type="float" office:value="0.0248111427268343" calcext:value-type="float">
            <text:p>0,0248111427</text:p>
          </table:table-cell>
          <table:table-cell office:value-type="float" office:value="0.0184453168792434" calcext:value-type="float">
            <text:p>0,0184453169</text:p>
          </table:table-cell>
          <table:table-cell office:value-type="float" office:value="0.0969084466974261" calcext:value-type="float">
            <text:p>0,0969084467</text:p>
          </table:table-cell>
          <table:table-cell office:value-type="float" office:value="0.34295150206532" calcext:value-type="float">
            <text:p>0,3429515021</text:p>
          </table:table-cell>
          <table:table-cell office:value-type="float" office:value="0.185652765734129" calcext:value-type="float">
            <text:p>0,1856527657</text:p>
          </table:table-cell>
          <table:table-cell office:value-type="float" office:value="0.215861898830041" calcext:value-type="float">
            <text:p>0,2158618988</text:p>
          </table:table-cell>
          <table:table-cell office:value-type="float" office:value="0.2279612215525" calcext:value-type="float">
            <text:p>0,2279612216</text:p>
          </table:table-cell>
          <table:table-cell table:number-columns-repeated="1002"/>
        </table:table-row>
        <table:table-row table:style-name="ro1">
          <table:table-cell office:value-type="float" office:value="38.9" calcext:value-type="float">
            <text:p>38,9</text:p>
          </table:table-cell>
          <table:table-cell office:value-type="float" office:value="0.0800370664393574" calcext:value-type="float">
            <text:p>0,0800370664</text:p>
          </table:table-cell>
          <table:table-cell office:value-type="float" office:value="0.0431165296076054" calcext:value-type="float">
            <text:p>0,0431165296</text:p>
          </table:table-cell>
          <table:table-cell office:value-type="float" office:value="0.0362861286113975" calcext:value-type="float">
            <text:p>0,0362861286</text:p>
          </table:table-cell>
          <table:table-cell office:value-type="float" office:value="1" calcext:value-type="float">
            <text:p>1</text:p>
          </table:table-cell>
          <table:table-cell office:value-type="float" office:value="0.015403694018451" calcext:value-type="float">
            <text:p>0,015403694</text:p>
          </table:table-cell>
          <table:table-cell office:value-type="float" office:value="0.325765469946818" calcext:value-type="float">
            <text:p>0,3257654699</text:p>
          </table:table-cell>
          <table:table-cell office:value-type="float" office:value="0.027610894959859" calcext:value-type="float">
            <text:p>0,027610895</text:p>
          </table:table-cell>
          <table:table-cell office:value-type="string" calcext:value-type="string">
            <text:p>NA</text:p>
          </table:table-cell>
          <table:table-cell office:value-type="float" office:value="0.0787906011704093" calcext:value-type="float">
            <text:p>0,0787906012</text:p>
          </table:table-cell>
          <table:table-cell office:value-type="string" calcext:value-type="string">
            <text:p>NA</text:p>
          </table:table-cell>
          <table:table-cell office:value-type="float" office:value="0.0437889244881332" calcext:value-type="float">
            <text:p>0,0437889245</text:p>
          </table:table-cell>
          <table:table-cell office:value-type="float" office:value="0.280984725126564" calcext:value-type="float">
            <text:p>0,2809847251</text:p>
          </table:table-cell>
          <table:table-cell office:value-type="string" calcext:value-type="string">
            <text:p>NA</text:p>
          </table:table-cell>
          <table:table-cell office:value-type="float" office:value="0.310858564299172" calcext:value-type="float">
            <text:p>0,3108585643</text:p>
          </table:table-cell>
          <table:table-cell office:value-type="float" office:value="0.0270697658592498" calcext:value-type="float">
            <text:p>0,0270697659</text:p>
          </table:table-cell>
          <table:table-cell office:value-type="string" calcext:value-type="string">
            <text:p>NA</text:p>
          </table:table-cell>
          <table:table-cell office:value-type="float" office:value="0.10812449940177" calcext:value-type="float">
            <text:p>0,1081244994</text:p>
          </table:table-cell>
          <table:table-cell office:value-type="float" office:value="0.406331577256756" calcext:value-type="float">
            <text:p>0,406331577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2"/>
        </table:table-row>
        <table:table-row table:style-name="ro1">
          <table:table-cell office:value-type="float" office:value="40.7" calcext:value-type="float">
            <text:p>40,7</text:p>
          </table:table-cell>
          <table:table-cell office:value-type="float" office:value="0.0768823686914006" calcext:value-type="float">
            <text:p>0,0768823687</text:p>
          </table:table-cell>
          <table:table-cell office:value-type="float" office:value="0.0348155295799814" calcext:value-type="float">
            <text:p>0,0348155296</text:p>
          </table:table-cell>
          <table:table-cell office:value-type="float" office:value="0.030572679591451" calcext:value-type="float">
            <text:p>0,0305726796</text:p>
          </table:table-cell>
          <table:table-cell office:value-type="float" office:value="1" calcext:value-type="float">
            <text:p>1</text:p>
          </table:table-cell>
          <table:table-cell office:value-type="float" office:value="0.0234097254393305" calcext:value-type="float">
            <text:p>0,0234097254</text:p>
          </table:table-cell>
          <table:table-cell office:value-type="float" office:value="0.319331850041946" calcext:value-type="float">
            <text:p>0,31933185</text:p>
          </table:table-cell>
          <table:table-cell office:value-type="float" office:value="0.0270545170167599" calcext:value-type="float">
            <text:p>0,027054517</text:p>
          </table:table-cell>
          <table:table-cell office:value-type="string" calcext:value-type="string">
            <text:p>NA</text:p>
          </table:table-cell>
          <table:table-cell office:value-type="float" office:value="0.077489048214147" calcext:value-type="float">
            <text:p>0,0774890482</text:p>
          </table:table-cell>
          <table:table-cell office:value-type="float" office:value="0.0703118332453182" calcext:value-type="float">
            <text:p>0,0703118332</text:p>
          </table:table-cell>
          <table:table-cell office:value-type="float" office:value="0.0376160249986977" calcext:value-type="float">
            <text:p>0,037616025</text:p>
          </table:table-cell>
          <table:table-cell office:value-type="string" calcext:value-type="string">
            <text:p>NA</text:p>
          </table:table-cell>
          <table:table-cell office:value-type="float" office:value="0.0912184108406763" calcext:value-type="float">
            <text:p>0,0912184108</text:p>
          </table:table-cell>
          <table:table-cell office:value-type="float" office:value="0.308071092065879" calcext:value-type="float">
            <text:p>0,308071092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20577204132958" calcext:value-type="float">
            <text:p>0,2057720413</text:p>
          </table:table-cell>
          <table:table-cell office:value-type="float" office:value="0.257405186093598" calcext:value-type="float">
            <text:p>0,2574051861</text:p>
          </table:table-cell>
          <table:table-cell office:value-type="string" calcext:value-type="string">
            <text:p>NA</text:p>
          </table:table-cell>
          <table:table-cell table:number-columns-repeated="1002"/>
        </table:table-row>
        <table:table-row table:style-name="ro1">
          <table:table-cell office:value-type="float" office:value="42.4" calcext:value-type="float">
            <text:p>42,4</text:p>
          </table:table-cell>
          <table:table-cell office:value-type="float" office:value="0.0777975990453454" calcext:value-type="float">
            <text:p>0,077797599</text:p>
          </table:table-cell>
          <table:table-cell office:value-type="float" office:value="0.0389102726491108" calcext:value-type="float">
            <text:p>0,0389102726</text:p>
          </table:table-cell>
          <table:table-cell office:value-type="float" office:value="0.0379699286717112" calcext:value-type="float">
            <text:p>0,0379699287</text:p>
          </table:table-cell>
          <table:table-cell office:value-type="float" office:value="1" calcext:value-type="float">
            <text:p>1</text:p>
          </table:table-cell>
          <table:table-cell office:value-type="float" office:value="0.0134463282558487" calcext:value-type="float">
            <text:p>0,0134463283</text:p>
          </table:table-cell>
          <table:table-cell office:value-type="float" office:value="0.327851034534827" calcext:value-type="float">
            <text:p>0,3278510345</text:p>
          </table:table-cell>
          <table:table-cell office:value-type="float" office:value="0.0251246891967119" calcext:value-type="float">
            <text:p>0,0251246892</text:p>
          </table:table-cell>
          <table:table-cell office:value-type="float" office:value="0.301391680183823" calcext:value-type="float">
            <text:p>0,3013916802</text:p>
          </table:table-cell>
          <table:table-cell office:value-type="float" office:value="0.073165295971539" calcext:value-type="float">
            <text:p>0,073165296</text:p>
          </table:table-cell>
          <table:table-cell office:value-type="float" office:value="0.0709934067473519" calcext:value-type="float">
            <text:p>0,0709934067</text:p>
          </table:table-cell>
          <table:table-cell office:value-type="float" office:value="0.043388059224907" calcext:value-type="float">
            <text:p>0,0433880592</text:p>
          </table:table-cell>
          <table:table-cell office:value-type="float" office:value="0.270099349860776" calcext:value-type="float">
            <text:p>0,2700993499</text:p>
          </table:table-cell>
          <table:table-cell office:value-type="float" office:value="0.0898688360266927" calcext:value-type="float">
            <text:p>0,089868836</text:p>
          </table:table-cell>
          <table:table-cell office:value-type="float" office:value="0.307015962587203" calcext:value-type="float">
            <text:p>0,3070159626</text:p>
          </table:table-cell>
          <table:table-cell office:value-type="float" office:value="0.0279584508957037" calcext:value-type="float">
            <text:p>0,0279584509</text:p>
          </table:table-cell>
          <table:table-cell office:value-type="float" office:value="0.0189818918501884" calcext:value-type="float">
            <text:p>0,0189818919</text:p>
          </table:table-cell>
          <table:table-cell office:value-type="float" office:value="0.105234129502544" calcext:value-type="float">
            <text:p>0,1052341295</text:p>
          </table:table-cell>
          <table:table-cell office:value-type="float" office:value="0.396875197881586" calcext:value-type="float">
            <text:p>0,3968751979</text:p>
          </table:table-cell>
          <table:table-cell office:value-type="float" office:value="0.197217036730705" calcext:value-type="float">
            <text:p>0,1972170367</text:p>
          </table:table-cell>
          <table:table-cell office:value-type="float" office:value="0.250694121007906" calcext:value-type="float">
            <text:p>0,250694121</text:p>
          </table:table-cell>
          <table:table-cell office:value-type="float" office:value="0.250236000200208" calcext:value-type="float">
            <text:p>0,2502360002</text:p>
          </table:table-cell>
          <table:table-cell table:number-columns-repeated="1002"/>
        </table:table-row>
        <table:table-row table:style-name="ro1">
          <table:table-cell office:value-type="float" office:value="44.2" calcext:value-type="float">
            <text:p>44,2</text:p>
          </table:table-cell>
          <table:table-cell office:value-type="float" office:value="0.0792708791470078" calcext:value-type="float">
            <text:p>0,0792708791</text:p>
          </table:table-cell>
          <table:table-cell office:value-type="float" office:value="0.0238706368348342" calcext:value-type="float">
            <text:p>0,0238706368</text:p>
          </table:table-cell>
          <table:table-cell office:value-type="float" office:value="0.029766754909969" calcext:value-type="float">
            <text:p>0,0297667549</text:p>
          </table:table-cell>
          <table:table-cell office:value-type="float" office:value="1" calcext:value-type="float">
            <text:p>1</text:p>
          </table:table-cell>
          <table:table-cell office:value-type="float" office:value="0.0141688898808035" calcext:value-type="float">
            <text:p>0,0141688899</text:p>
          </table:table-cell>
          <table:table-cell office:value-type="float" office:value="0.325027552448074" calcext:value-type="float">
            <text:p>0,3250275524</text:p>
          </table:table-cell>
          <table:table-cell office:value-type="float" office:value="0.0268041564253702" calcext:value-type="float">
            <text:p>0,0268041564</text:p>
          </table:table-cell>
          <table:table-cell office:value-type="float" office:value="0.295950405134385" calcext:value-type="float">
            <text:p>0,2959504051</text:p>
          </table:table-cell>
          <table:table-cell office:value-type="float" office:value="0.0733039169583822" calcext:value-type="float">
            <text:p>0,073303917</text:p>
          </table:table-cell>
          <table:table-cell office:value-type="float" office:value="0.0637291676233197" calcext:value-type="float">
            <text:p>0,0637291676</text:p>
          </table:table-cell>
          <table:table-cell office:value-type="float" office:value="0.0297789261682849" calcext:value-type="float">
            <text:p>0,0297789262</text:p>
          </table:table-cell>
          <table:table-cell office:value-type="float" office:value="0.265395944749474" calcext:value-type="float">
            <text:p>0,2653959447</text:p>
          </table:table-cell>
          <table:table-cell office:value-type="float" office:value="0.0870875366863504" calcext:value-type="float">
            <text:p>0,0870875367</text:p>
          </table:table-cell>
          <table:table-cell office:value-type="float" office:value="0.290735866327829" calcext:value-type="float">
            <text:p>0,2907358663</text:p>
          </table:table-cell>
          <table:table-cell office:value-type="float" office:value="0.0258551901755753" calcext:value-type="float">
            <text:p>0,0258551902</text:p>
          </table:table-cell>
          <table:table-cell office:value-type="float" office:value="0.0173063760228406" calcext:value-type="float">
            <text:p>0,017306376</text:p>
          </table:table-cell>
          <table:table-cell office:value-type="float" office:value="0.0994313648579225" calcext:value-type="float">
            <text:p>0,0994313649</text:p>
          </table:table-cell>
          <table:table-cell office:value-type="float" office:value="0.349184286634544" calcext:value-type="float">
            <text:p>0,3491842866</text:p>
          </table:table-cell>
          <table:table-cell office:value-type="float" office:value="0.178588526158145" calcext:value-type="float">
            <text:p>0,1785885262</text:p>
          </table:table-cell>
          <table:table-cell office:value-type="float" office:value="0.229980035217374" calcext:value-type="float">
            <text:p>0,2299800352</text:p>
          </table:table-cell>
          <table:table-cell office:value-type="float" office:value="0.228407423544931" calcext:value-type="float">
            <text:p>0,2284074235</text:p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835370044312596" calcext:value-type="float">
            <text:p>0,0835370044</text:p>
          </table:table-cell>
          <table:table-cell office:value-type="float" office:value="0.0408282366577797" calcext:value-type="float">
            <text:p>0,0408282367</text:p>
          </table:table-cell>
          <table:table-cell office:value-type="float" office:value="0.0362812774287981" calcext:value-type="float">
            <text:p>0,0362812774</text:p>
          </table:table-cell>
          <table:table-cell office:value-type="float" office:value="1" calcext:value-type="float">
            <text:p>1</text:p>
          </table:table-cell>
          <table:table-cell office:value-type="float" office:value="0.0179515898601808" calcext:value-type="float">
            <text:p>0,0179515899</text:p>
          </table:table-cell>
          <table:table-cell office:value-type="float" office:value="0.319615045664587" calcext:value-type="float">
            <text:p>0,3196150457</text:p>
          </table:table-cell>
          <table:table-cell office:value-type="float" office:value="0.0251170905159996" calcext:value-type="float">
            <text:p>0,0251170905</text:p>
          </table:table-cell>
          <table:table-cell office:value-type="float" office:value="0.283422611239845" calcext:value-type="float">
            <text:p>0,2834226112</text:p>
          </table:table-cell>
          <table:table-cell office:value-type="float" office:value="0.0713057114170976" calcext:value-type="float">
            <text:p>0,0713057114</text:p>
          </table:table-cell>
          <table:table-cell office:value-type="float" office:value="0.0632999063853972" calcext:value-type="float">
            <text:p>0,0632999064</text:p>
          </table:table-cell>
          <table:table-cell office:value-type="float" office:value="0.0286832261665782" calcext:value-type="float">
            <text:p>0,0286832262</text:p>
          </table:table-cell>
          <table:table-cell office:value-type="float" office:value="0.256467789472146" calcext:value-type="float">
            <text:p>0,2564677895</text:p>
          </table:table-cell>
          <table:table-cell office:value-type="float" office:value="0.0830772103060024" calcext:value-type="float">
            <text:p>0,0830772103</text:p>
          </table:table-cell>
          <table:table-cell office:value-type="float" office:value="0.289422387442417" calcext:value-type="float">
            <text:p>0,2894223874</text:p>
          </table:table-cell>
          <table:table-cell office:value-type="float" office:value="0.0274755439631133" calcext:value-type="float">
            <text:p>0,027475544</text:p>
          </table:table-cell>
          <table:table-cell office:value-type="float" office:value="0.0182601335221474" calcext:value-type="float">
            <text:p>0,0182601335</text:p>
          </table:table-cell>
          <table:table-cell office:value-type="float" office:value="0.0902586200843614" calcext:value-type="float">
            <text:p>0,0902586201</text:p>
          </table:table-cell>
          <table:table-cell office:value-type="float" office:value="0.33998731435246" calcext:value-type="float">
            <text:p>0,3399873144</text:p>
          </table:table-cell>
          <table:table-cell office:value-type="float" office:value="0.168595549148713" calcext:value-type="float">
            <text:p>0,1685955491</text:p>
          </table:table-cell>
          <table:table-cell office:value-type="float" office:value="0.221448704044357" calcext:value-type="float">
            <text:p>0,221448704</text:p>
          </table:table-cell>
          <table:table-cell office:value-type="float" office:value="0.224005452527423" calcext:value-type="float">
            <text:p>0,2240054525</text:p>
          </table:table-cell>
          <table:table-cell table:number-columns-repeated="1002"/>
        </table:table-row>
        <table:table-row table:style-name="ro1">
          <table:table-cell office:value-type="float" office:value="47.7" calcext:value-type="float">
            <text:p>47,7</text:p>
          </table:table-cell>
          <table:table-cell office:value-type="float" office:value="0.078969107137616" calcext:value-type="float">
            <text:p>0,0789691071</text:p>
          </table:table-cell>
          <table:table-cell office:value-type="float" office:value="0.0261347483548739" calcext:value-type="float">
            <text:p>0,0261347484</text:p>
          </table:table-cell>
          <table:table-cell office:value-type="float" office:value="0.0323225539558573" calcext:value-type="float">
            <text:p>0,032322554</text:p>
          </table:table-cell>
          <table:table-cell office:value-type="float" office:value="1" calcext:value-type="float">
            <text:p>1</text:p>
          </table:table-cell>
          <table:table-cell office:value-type="float" office:value="0.0153818320557511" calcext:value-type="float">
            <text:p>0,0153818321</text:p>
          </table:table-cell>
          <table:table-cell office:value-type="float" office:value="0.323269135034599" calcext:value-type="float">
            <text:p>0,323269135</text:p>
          </table:table-cell>
          <table:table-cell office:value-type="float" office:value="0.0256684246659566" calcext:value-type="float">
            <text:p>0,0256684247</text:p>
          </table:table-cell>
          <table:table-cell office:value-type="float" office:value="0.293790628216508" calcext:value-type="float">
            <text:p>0,2937906282</text:p>
          </table:table-cell>
          <table:table-cell office:value-type="float" office:value="0.0688322860821455" calcext:value-type="float">
            <text:p>0,0688322861</text:p>
          </table:table-cell>
          <table:table-cell office:value-type="float" office:value="0.0645749987243232" calcext:value-type="float">
            <text:p>0,0645749987</text:p>
          </table:table-cell>
          <table:table-cell office:value-type="float" office:value="0.0312717162844245" calcext:value-type="float">
            <text:p>0,0312717163</text:p>
          </table:table-cell>
          <table:table-cell office:value-type="float" office:value="0.254313009189492" calcext:value-type="float">
            <text:p>0,2543130092</text:p>
          </table:table-cell>
          <table:table-cell office:value-type="float" office:value="0.082598200173623" calcext:value-type="float">
            <text:p>0,0825982002</text:p>
          </table:table-cell>
          <table:table-cell office:value-type="float" office:value="0.282791402327167" calcext:value-type="float">
            <text:p>0,2827914023</text:p>
          </table:table-cell>
          <table:table-cell office:value-type="float" office:value="0.0259344467823199" calcext:value-type="float">
            <text:p>0,0259344468</text:p>
          </table:table-cell>
          <table:table-cell office:value-type="float" office:value="0.0161002239141723" calcext:value-type="float">
            <text:p>0,0161002239</text:p>
          </table:table-cell>
          <table:table-cell office:value-type="float" office:value="0.0930203800485328" calcext:value-type="float">
            <text:p>0,09302038</text:p>
          </table:table-cell>
          <table:table-cell office:value-type="float" office:value="0.36054084237201" calcext:value-type="float">
            <text:p>0,3605408424</text:p>
          </table:table-cell>
          <table:table-cell office:value-type="float" office:value="0.169464392600878" calcext:value-type="float">
            <text:p>0,1694643926</text:p>
          </table:table-cell>
          <table:table-cell office:value-type="float" office:value="0.222026764591449" calcext:value-type="float">
            <text:p>0,2220267646</text:p>
          </table:table-cell>
          <table:table-cell office:value-type="float" office:value="0.232442543350858" calcext:value-type="float">
            <text:p>0,2324425434</text:p>
          </table:table-cell>
          <table:table-cell table:number-columns-repeated="1002"/>
        </table:table-row>
        <table:table-row table:style-name="ro1">
          <table:table-cell office:value-type="float" office:value="49.5" calcext:value-type="float">
            <text:p>49,5</text:p>
          </table:table-cell>
          <table:table-cell office:value-type="float" office:value="0.0819664883250867" calcext:value-type="float">
            <text:p>0,0819664883</text:p>
          </table:table-cell>
          <table:table-cell office:value-type="float" office:value="0.0298524254216213" calcext:value-type="float">
            <text:p>0,0298524254</text:p>
          </table:table-cell>
          <table:table-cell office:value-type="float" office:value="0.0346895947703797" calcext:value-type="float">
            <text:p>0,0346895948</text:p>
          </table:table-cell>
          <table:table-cell office:value-type="float" office:value="1" calcext:value-type="float">
            <text:p>1</text:p>
          </table:table-cell>
          <table:table-cell office:value-type="float" office:value="0.014050232968346" calcext:value-type="float">
            <text:p>0,014050233</text:p>
          </table:table-cell>
          <table:table-cell office:value-type="float" office:value="0.323289627913829" calcext:value-type="float">
            <text:p>0,3232896279</text:p>
          </table:table-cell>
          <table:table-cell office:value-type="float" office:value="0.0247641194516667" calcext:value-type="float">
            <text:p>0,0247641195</text:p>
          </table:table-cell>
          <table:table-cell office:value-type="float" office:value="0.29055674827958" calcext:value-type="float">
            <text:p>0,2905567483</text:p>
          </table:table-cell>
          <table:table-cell office:value-type="float" office:value="0.0712624659635538" calcext:value-type="float">
            <text:p>0,071262466</text:p>
          </table:table-cell>
          <table:table-cell office:value-type="float" office:value="0.0673905695232972" calcext:value-type="float">
            <text:p>0,0673905695</text:p>
          </table:table-cell>
          <table:table-cell office:value-type="float" office:value="0.0280147460651038" calcext:value-type="float">
            <text:p>0,0280147461</text:p>
          </table:table-cell>
          <table:table-cell office:value-type="float" office:value="0.259264644484247" calcext:value-type="float">
            <text:p>0,2592646445</text:p>
          </table:table-cell>
          <table:table-cell office:value-type="float" office:value="0.0868322832246224" calcext:value-type="float">
            <text:p>0,0868322832</text:p>
          </table:table-cell>
          <table:table-cell office:value-type="float" office:value="0.292513607131392" calcext:value-type="float">
            <text:p>0,2925136071</text:p>
          </table:table-cell>
          <table:table-cell office:value-type="float" office:value="0.0265914643441655" calcext:value-type="float">
            <text:p>0,0265914643</text:p>
          </table:table-cell>
          <table:table-cell office:value-type="float" office:value="0.0158466267290368" calcext:value-type="float">
            <text:p>0,0158466267</text:p>
          </table:table-cell>
          <table:table-cell office:value-type="float" office:value="0.0982681842276168" calcext:value-type="float">
            <text:p>0,0982681842</text:p>
          </table:table-cell>
          <table:table-cell office:value-type="float" office:value="0.36258401684076" calcext:value-type="float">
            <text:p>0,3625840168</text:p>
          </table:table-cell>
          <table:table-cell office:value-type="float" office:value="0.170963756838711" calcext:value-type="float">
            <text:p>0,1709637568</text:p>
          </table:table-cell>
          <table:table-cell office:value-type="float" office:value="0.224343837312176" calcext:value-type="float">
            <text:p>0,2243438373</text:p>
          </table:table-cell>
          <table:table-cell office:value-type="float" office:value="0.230286245578326" calcext:value-type="float">
            <text:p>0,2302862456</text:p>
          </table:table-cell>
          <table:table-cell table:number-columns-repeated="1002"/>
        </table:table-row>
        <table:table-row table:style-name="ro1">
          <table:table-cell office:value-type="float" office:value="51.3" calcext:value-type="float">
            <text:p>51,3</text:p>
          </table:table-cell>
          <table:table-cell office:value-type="float" office:value="0.0828123964962599" calcext:value-type="float">
            <text:p>0,0828123965</text:p>
          </table:table-cell>
          <table:table-cell office:value-type="float" office:value="0.0308814170125382" calcext:value-type="float">
            <text:p>0,030881417</text:p>
          </table:table-cell>
          <table:table-cell office:value-type="float" office:value="0.0335105353920826" calcext:value-type="float">
            <text:p>0,0335105354</text:p>
          </table:table-cell>
          <table:table-cell office:value-type="float" office:value="1" calcext:value-type="float">
            <text:p>1</text:p>
          </table:table-cell>
          <table:table-cell office:value-type="float" office:value="0.0217123976807266" calcext:value-type="float">
            <text:p>0,0217123977</text:p>
          </table:table-cell>
          <table:table-cell office:value-type="float" office:value="0.321998791844026" calcext:value-type="float">
            <text:p>0,3219987918</text:p>
          </table:table-cell>
          <table:table-cell office:value-type="float" office:value="0.0242335294429892" calcext:value-type="float">
            <text:p>0,0242335294</text:p>
          </table:table-cell>
          <table:table-cell office:value-type="float" office:value="0.30180507506667" calcext:value-type="float">
            <text:p>0,3018050751</text:p>
          </table:table-cell>
          <table:table-cell office:value-type="float" office:value="0.0707525519772477" calcext:value-type="float">
            <text:p>0,070752552</text:p>
          </table:table-cell>
          <table:table-cell office:value-type="float" office:value="0.0708665157641543" calcext:value-type="float">
            <text:p>0,0708665158</text:p>
          </table:table-cell>
          <table:table-cell office:value-type="float" office:value="0.0299924364127857" calcext:value-type="float">
            <text:p>0,0299924364</text:p>
          </table:table-cell>
          <table:table-cell office:value-type="float" office:value="0.26742656142315" calcext:value-type="float">
            <text:p>0,2674265614</text:p>
          </table:table-cell>
          <table:table-cell office:value-type="float" office:value="0.087031154104813" calcext:value-type="float">
            <text:p>0,0870311541</text:p>
          </table:table-cell>
          <table:table-cell office:value-type="float" office:value="0.299309716421138" calcext:value-type="float">
            <text:p>0,2993097164</text:p>
          </table:table-cell>
          <table:table-cell office:value-type="float" office:value="0.0253425548813844" calcext:value-type="float">
            <text:p>0,0253425549</text:p>
          </table:table-cell>
          <table:table-cell office:value-type="float" office:value="0.0167817125588998" calcext:value-type="float">
            <text:p>0,0167817126</text:p>
          </table:table-cell>
          <table:table-cell office:value-type="float" office:value="0.0991163878856261" calcext:value-type="float">
            <text:p>0,0991163879</text:p>
          </table:table-cell>
          <table:table-cell office:value-type="float" office:value="0.346558419759185" calcext:value-type="float">
            <text:p>0,3465584198</text:p>
          </table:table-cell>
          <table:table-cell office:value-type="float" office:value="0.183548569932007" calcext:value-type="float">
            <text:p>0,1835485699</text:p>
          </table:table-cell>
          <table:table-cell office:value-type="float" office:value="0.237288369809788" calcext:value-type="float">
            <text:p>0,2372883698</text:p>
          </table:table-cell>
          <table:table-cell office:value-type="float" office:value="0.243448473726994" calcext:value-type="float">
            <text:p>0,2434484737</text:p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776843267084894" calcext:value-type="float">
            <text:p>0,0776843267</text:p>
          </table:table-cell>
          <table:table-cell office:value-type="float" office:value="0.0279937511303665" calcext:value-type="float">
            <text:p>0,0279937511</text:p>
          </table:table-cell>
          <table:table-cell office:value-type="float" office:value="0.0375766943059051" calcext:value-type="float">
            <text:p>0,0375766943</text:p>
          </table:table-cell>
          <table:table-cell office:value-type="float" office:value="1" calcext:value-type="float">
            <text:p>1</text:p>
          </table:table-cell>
          <table:table-cell office:value-type="float" office:value="0.0152171869446565" calcext:value-type="float">
            <text:p>0,0152171869</text:p>
          </table:table-cell>
          <table:table-cell office:value-type="float" office:value="0.32762580482022" calcext:value-type="float">
            <text:p>0,3276258048</text:p>
          </table:table-cell>
          <table:table-cell office:value-type="float" office:value="0.0275657969105401" calcext:value-type="float">
            <text:p>0,0275657969</text:p>
          </table:table-cell>
          <table:table-cell office:value-type="float" office:value="0.297985390942028" calcext:value-type="float">
            <text:p>0,2979853909</text:p>
          </table:table-cell>
          <table:table-cell office:value-type="float" office:value="0.0730715908695539" calcext:value-type="float">
            <text:p>0,0730715909</text:p>
          </table:table-cell>
          <table:table-cell office:value-type="float" office:value="0.0658091919442993" calcext:value-type="float">
            <text:p>0,0658091919</text:p>
          </table:table-cell>
          <table:table-cell office:value-type="float" office:value="0.026809749679622" calcext:value-type="float">
            <text:p>0,0268097497</text:p>
          </table:table-cell>
          <table:table-cell office:value-type="float" office:value="0.275149943549708" calcext:value-type="float">
            <text:p>0,2751499435</text:p>
          </table:table-cell>
          <table:table-cell office:value-type="float" office:value="0.0858702102915489" calcext:value-type="float">
            <text:p>0,0858702103</text:p>
          </table:table-cell>
          <table:table-cell office:value-type="float" office:value="0.299959192113845" calcext:value-type="float">
            <text:p>0,2999591921</text:p>
          </table:table-cell>
          <table:table-cell office:value-type="float" office:value="0.0272584911021227" calcext:value-type="float">
            <text:p>0,0272584911</text:p>
          </table:table-cell>
          <table:table-cell office:value-type="float" office:value="0.0175011006959168" calcext:value-type="float">
            <text:p>0,0175011007</text:p>
          </table:table-cell>
          <table:table-cell office:value-type="float" office:value="0.0953922593586366" calcext:value-type="float">
            <text:p>0,0953922594</text:p>
          </table:table-cell>
          <table:table-cell office:value-type="float" office:value="0.371273858301718" calcext:value-type="float">
            <text:p>0,3712738583</text:p>
          </table:table-cell>
          <table:table-cell office:value-type="float" office:value="0.173774631446031" calcext:value-type="float">
            <text:p>0,1737746314</text:p>
          </table:table-cell>
          <table:table-cell office:value-type="float" office:value="0.236627267675085" calcext:value-type="float">
            <text:p>0,2366272677</text:p>
          </table:table-cell>
          <table:table-cell office:value-type="float" office:value="0.242308058251014" calcext:value-type="float">
            <text:p>0,2423080583</text:p>
          </table:table-cell>
          <table:table-cell table:number-columns-repeated="1002"/>
        </table:table-row>
        <table:table-row table:style-name="ro1">
          <table:table-cell office:value-type="float" office:value="54.8" calcext:value-type="float">
            <text:p>54,8</text:p>
          </table:table-cell>
          <table:table-cell office:value-type="float" office:value="0.0787119365556202" calcext:value-type="float">
            <text:p>0,0787119366</text:p>
          </table:table-cell>
          <table:table-cell office:value-type="float" office:value="0.0290544646317634" calcext:value-type="float">
            <text:p>0,0290544646</text:p>
          </table:table-cell>
          <table:table-cell office:value-type="float" office:value="0.0311157147147462" calcext:value-type="float">
            <text:p>0,0311157147</text:p>
          </table:table-cell>
          <table:table-cell office:value-type="float" office:value="1" calcext:value-type="float">
            <text:p>1</text:p>
          </table:table-cell>
          <table:table-cell office:value-type="float" office:value="0.0172949758373688" calcext:value-type="float">
            <text:p>0,0172949758</text:p>
          </table:table-cell>
          <table:table-cell office:value-type="float" office:value="0.320113531736108" calcext:value-type="float">
            <text:p>0,3201135317</text:p>
          </table:table-cell>
          <table:table-cell office:value-type="float" office:value="0.0249061316167334" calcext:value-type="float">
            <text:p>0,0249061316</text:p>
          </table:table-cell>
          <table:table-cell office:value-type="float" office:value="0.303780380229631" calcext:value-type="float">
            <text:p>0,3037803802</text:p>
          </table:table-cell>
          <table:table-cell office:value-type="float" office:value="0.0712276265130857" calcext:value-type="float">
            <text:p>0,0712276265</text:p>
          </table:table-cell>
          <table:table-cell office:value-type="float" office:value="0.0690109540471754" calcext:value-type="float">
            <text:p>0,069010954</text:p>
          </table:table-cell>
          <table:table-cell office:value-type="float" office:value="0.0273368476891789" calcext:value-type="float">
            <text:p>0,0273368477</text:p>
          </table:table-cell>
          <table:table-cell office:value-type="float" office:value="0.263151852606955" calcext:value-type="float">
            <text:p>0,2631518526</text:p>
          </table:table-cell>
          <table:table-cell office:value-type="float" office:value="0.0822799427792104" calcext:value-type="float">
            <text:p>0,0822799428</text:p>
          </table:table-cell>
          <table:table-cell office:value-type="float" office:value="0.295115126225159" calcext:value-type="float">
            <text:p>0,2951151262</text:p>
          </table:table-cell>
          <table:table-cell office:value-type="float" office:value="0.0263626351146837" calcext:value-type="float">
            <text:p>0,0263626351</text:p>
          </table:table-cell>
          <table:table-cell office:value-type="float" office:value="0.0170826745419495" calcext:value-type="float">
            <text:p>0,0170826745</text:p>
          </table:table-cell>
          <table:table-cell office:value-type="float" office:value="0.0982359456645325" calcext:value-type="float">
            <text:p>0,0982359457</text:p>
          </table:table-cell>
          <table:table-cell office:value-type="float" office:value="0.356148353209376" calcext:value-type="float">
            <text:p>0,3561483532</text:p>
          </table:table-cell>
          <table:table-cell office:value-type="float" office:value="0.181773260872032" calcext:value-type="float">
            <text:p>0,1817732609</text:p>
          </table:table-cell>
          <table:table-cell office:value-type="float" office:value="0.235033214829197" calcext:value-type="float">
            <text:p>0,2350332148</text:p>
          </table:table-cell>
          <table:table-cell office:value-type="float" office:value="0.239212566469684" calcext:value-type="float">
            <text:p>0,2392125665</text:p>
          </table:table-cell>
          <table:table-cell table:number-columns-repeated="1002"/>
        </table:table-row>
        <table:table-row table:style-name="ro1">
          <table:table-cell office:value-type="float" office:value="56.6" calcext:value-type="float">
            <text:p>56,6</text:p>
          </table:table-cell>
          <table:table-cell office:value-type="float" office:value="0.0766842794534478" calcext:value-type="float">
            <text:p>0,0766842795</text:p>
          </table:table-cell>
          <table:table-cell office:value-type="float" office:value="0.0338382624169334" calcext:value-type="float">
            <text:p>0,0338382624</text:p>
          </table:table-cell>
          <table:table-cell office:value-type="float" office:value="0.0306902414614599" calcext:value-type="float">
            <text:p>0,0306902415</text:p>
          </table:table-cell>
          <table:table-cell office:value-type="float" office:value="1" calcext:value-type="float">
            <text:p>1</text:p>
          </table:table-cell>
          <table:table-cell office:value-type="float" office:value="0.0196298619424975" calcext:value-type="float">
            <text:p>0,0196298619</text:p>
          </table:table-cell>
          <table:table-cell office:value-type="float" office:value="0.316706069808507" calcext:value-type="float">
            <text:p>0,3167060698</text:p>
          </table:table-cell>
          <table:table-cell office:value-type="float" office:value="0.025387822404272" calcext:value-type="float">
            <text:p>0,0253878224</text:p>
          </table:table-cell>
          <table:table-cell office:value-type="float" office:value="0.3024778537638" calcext:value-type="float">
            <text:p>0,3024778538</text:p>
          </table:table-cell>
          <table:table-cell office:value-type="float" office:value="0.0697512136867485" calcext:value-type="float">
            <text:p>0,0697512137</text:p>
          </table:table-cell>
          <table:table-cell office:value-type="float" office:value="0.0642913671700562" calcext:value-type="float">
            <text:p>0,0642913672</text:p>
          </table:table-cell>
          <table:table-cell office:value-type="float" office:value="0.0311153077921513" calcext:value-type="float">
            <text:p>0,0311153078</text:p>
          </table:table-cell>
          <table:table-cell office:value-type="float" office:value="0.258169967749245" calcext:value-type="float">
            <text:p>0,2581699677</text:p>
          </table:table-cell>
          <table:table-cell office:value-type="float" office:value="0.0865378325016798" calcext:value-type="float">
            <text:p>0,0865378325</text:p>
          </table:table-cell>
          <table:table-cell office:value-type="float" office:value="0.290341040456947" calcext:value-type="float">
            <text:p>0,2903410405</text:p>
          </table:table-cell>
          <table:table-cell office:value-type="float" office:value="0.0274913745382518" calcext:value-type="float">
            <text:p>0,0274913745</text:p>
          </table:table-cell>
          <table:table-cell office:value-type="float" office:value="0.0166372638638899" calcext:value-type="float">
            <text:p>0,0166372639</text:p>
          </table:table-cell>
          <table:table-cell office:value-type="float" office:value="0.0988469451040981" calcext:value-type="float">
            <text:p>0,0988469451</text:p>
          </table:table-cell>
          <table:table-cell office:value-type="float" office:value="0.346437402911494" calcext:value-type="float">
            <text:p>0,3464374029</text:p>
          </table:table-cell>
          <table:table-cell office:value-type="float" office:value="0.184747374504662" calcext:value-type="float">
            <text:p>0,1847473745</text:p>
          </table:table-cell>
          <table:table-cell office:value-type="float" office:value="0.224229579973569" calcext:value-type="float">
            <text:p>0,22422958</text:p>
          </table:table-cell>
          <table:table-cell office:value-type="float" office:value="0.229743807566568" calcext:value-type="float">
            <text:p>0,2297438076</text:p>
          </table:table-cell>
          <table:table-cell table:number-columns-repeated="1002"/>
        </table:table-row>
        <table:table-row table:style-name="ro1">
          <table:table-cell office:value-type="float" office:value="58.3" calcext:value-type="float">
            <text:p>58,3</text:p>
          </table:table-cell>
          <table:table-cell office:value-type="float" office:value="0.0764890566547688" calcext:value-type="float">
            <text:p>0,0764890567</text:p>
          </table:table-cell>
          <table:table-cell office:value-type="float" office:value="0.0280385996867183" calcext:value-type="float">
            <text:p>0,0280385997</text:p>
          </table:table-cell>
          <table:table-cell office:value-type="float" office:value="0.0336267045243735" calcext:value-type="float">
            <text:p>0,0336267045</text:p>
          </table:table-cell>
          <table:table-cell office:value-type="float" office:value="1" calcext:value-type="float">
            <text:p>1</text:p>
          </table:table-cell>
          <table:table-cell office:value-type="float" office:value="0.017250800120318" calcext:value-type="float">
            <text:p>0,0172508001</text:p>
          </table:table-cell>
          <table:table-cell office:value-type="float" office:value="0.325269370665422" calcext:value-type="float">
            <text:p>0,3252693707</text:p>
          </table:table-cell>
          <table:table-cell office:value-type="float" office:value="0.0281652566413342" calcext:value-type="float">
            <text:p>0,0281652566</text:p>
          </table:table-cell>
          <table:table-cell office:value-type="float" office:value="0.300616410379676" calcext:value-type="float">
            <text:p>0,3006164104</text:p>
          </table:table-cell>
          <table:table-cell office:value-type="float" office:value="0.0679653918303929" calcext:value-type="float">
            <text:p>0,0679653918</text:p>
          </table:table-cell>
          <table:table-cell office:value-type="float" office:value="0.0680406759048724" calcext:value-type="float">
            <text:p>0,0680406759</text:p>
          </table:table-cell>
          <table:table-cell office:value-type="float" office:value="0.028054303783517" calcext:value-type="float">
            <text:p>0,0280543038</text:p>
          </table:table-cell>
          <table:table-cell office:value-type="float" office:value="0.263376316083539" calcext:value-type="float">
            <text:p>0,2633763161</text:p>
          </table:table-cell>
          <table:table-cell office:value-type="float" office:value="0.0807500833785122" calcext:value-type="float">
            <text:p>0,0807500834</text:p>
          </table:table-cell>
          <table:table-cell office:value-type="float" office:value="0.297258410189069" calcext:value-type="float">
            <text:p>0,2972584102</text:p>
          </table:table-cell>
          <table:table-cell office:value-type="float" office:value="0.0275831808795548" calcext:value-type="float">
            <text:p>0,0275831809</text:p>
          </table:table-cell>
          <table:table-cell office:value-type="float" office:value="0.0152020436519541" calcext:value-type="float">
            <text:p>0,0152020437</text:p>
          </table:table-cell>
          <table:table-cell office:value-type="float" office:value="0.0971135337510195" calcext:value-type="float">
            <text:p>0,0971135338</text:p>
          </table:table-cell>
          <table:table-cell office:value-type="float" office:value="0.352625470305267" calcext:value-type="float">
            <text:p>0,3526254703</text:p>
          </table:table-cell>
          <table:table-cell office:value-type="float" office:value="0.178347794917441" calcext:value-type="float">
            <text:p>0,1783477949</text:p>
          </table:table-cell>
          <table:table-cell office:value-type="float" office:value="0.228601942509377" calcext:value-type="float">
            <text:p>0,2286019425</text:p>
          </table:table-cell>
          <table:table-cell office:value-type="float" office:value="0.233470922615277" calcext:value-type="float">
            <text:p>0,2334709226</text:p>
          </table:table-cell>
          <table:table-cell table:number-columns-repeated="1002"/>
        </table:table-row>
        <table:table-row table:style-name="ro1">
          <table:table-cell office:value-type="float" office:value="60.1" calcext:value-type="float">
            <text:p>60,1</text:p>
          </table:table-cell>
          <table:table-cell office:value-type="float" office:value="0.0751666189683878" calcext:value-type="float">
            <text:p>0,075166619</text:p>
          </table:table-cell>
          <table:table-cell office:value-type="float" office:value="0.0296426172127982" calcext:value-type="float">
            <text:p>0,0296426172</text:p>
          </table:table-cell>
          <table:table-cell office:value-type="float" office:value="0.0336990674391408" calcext:value-type="float">
            <text:p>0,0336990674</text:p>
          </table:table-cell>
          <table:table-cell office:value-type="float" office:value="1" calcext:value-type="float">
            <text:p>1</text:p>
          </table:table-cell>
          <table:table-cell office:value-type="float" office:value="0.01470333776259" calcext:value-type="float">
            <text:p>0,0147033378</text:p>
          </table:table-cell>
          <table:table-cell office:value-type="float" office:value="0.31997082073815" calcext:value-type="float">
            <text:p>0,3199708207</text:p>
          </table:table-cell>
          <table:table-cell office:value-type="float" office:value="0.0252971071772085" calcext:value-type="float">
            <text:p>0,0252971072</text:p>
          </table:table-cell>
          <table:table-cell office:value-type="float" office:value="0.298506979787099" calcext:value-type="float">
            <text:p>0,2985069798</text:p>
          </table:table-cell>
          <table:table-cell office:value-type="float" office:value="0.0747114620337264" calcext:value-type="float">
            <text:p>0,074711462</text:p>
          </table:table-cell>
          <table:table-cell office:value-type="float" office:value="0.065725092572197" calcext:value-type="float">
            <text:p>0,0657250926</text:p>
          </table:table-cell>
          <table:table-cell office:value-type="float" office:value="0.0285017860762407" calcext:value-type="float">
            <text:p>0,0285017861</text:p>
          </table:table-cell>
          <table:table-cell office:value-type="float" office:value="0.257262859446813" calcext:value-type="float">
            <text:p>0,2572628594</text:p>
          </table:table-cell>
          <table:table-cell office:value-type="float" office:value="0.0859867034410326" calcext:value-type="float">
            <text:p>0,0859867034</text:p>
          </table:table-cell>
          <table:table-cell office:value-type="float" office:value="0.300234115237211" calcext:value-type="float">
            <text:p>0,3002341152</text:p>
          </table:table-cell>
          <table:table-cell office:value-type="float" office:value="0.0265818433800923" calcext:value-type="float">
            <text:p>0,0265818434</text:p>
          </table:table-cell>
          <table:table-cell office:value-type="float" office:value="0.0167913825597881" calcext:value-type="float">
            <text:p>0,0167913826</text:p>
          </table:table-cell>
          <table:table-cell office:value-type="float" office:value="0.0967373278673486" calcext:value-type="float">
            <text:p>0,0967373279</text:p>
          </table:table-cell>
          <table:table-cell office:value-type="float" office:value="0.361336379431477" calcext:value-type="float">
            <text:p>0,3613363794</text:p>
          </table:table-cell>
          <table:table-cell office:value-type="float" office:value="0.181897432038192" calcext:value-type="float">
            <text:p>0,181897432</text:p>
          </table:table-cell>
          <table:table-cell office:value-type="float" office:value="0.23480385021239" calcext:value-type="float">
            <text:p>0,2348038502</text:p>
          </table:table-cell>
          <table:table-cell office:value-type="float" office:value="0.228250161633995" calcext:value-type="float">
            <text:p>0,2282501616</text:p>
          </table:table-cell>
          <table:table-cell table:number-columns-repeated="1002"/>
        </table:table-row>
        <table:table-row table:style-name="ro1">
          <table:table-cell office:value-type="float" office:value="61.9" calcext:value-type="float">
            <text:p>61,9</text:p>
          </table:table-cell>
          <table:table-cell office:value-type="float" office:value="0.0777436269515593" calcext:value-type="float">
            <text:p>0,077743627</text:p>
          </table:table-cell>
          <table:table-cell office:value-type="float" office:value="0.0268005687076451" calcext:value-type="float">
            <text:p>0,0268005687</text:p>
          </table:table-cell>
          <table:table-cell office:value-type="float" office:value="0.0335280558149651" calcext:value-type="float">
            <text:p>0,03352805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.320551638442577" calcext:value-type="float">
            <text:p>0,3205516384</text:p>
          </table:table-cell>
          <table:table-cell office:value-type="float" office:value="0.027614623139048" calcext:value-type="float">
            <text:p>0,0276146231</text:p>
          </table:table-cell>
          <table:table-cell office:value-type="float" office:value="0.275301441354871" calcext:value-type="float">
            <text:p>0,2753014414</text:p>
          </table:table-cell>
          <table:table-cell office:value-type="float" office:value="0.0687693323291456" calcext:value-type="float">
            <text:p>0,0687693323</text:p>
          </table:table-cell>
          <table:table-cell office:value-type="float" office:value="0.0687286999997756" calcext:value-type="float">
            <text:p>0,0687287</text:p>
          </table:table-cell>
          <table:table-cell office:value-type="float" office:value="0.025309675848379" calcext:value-type="float">
            <text:p>0,0253096758</text:p>
          </table:table-cell>
          <table:table-cell office:value-type="float" office:value="0.256550980407927" calcext:value-type="float">
            <text:p>0,2565509804</text:p>
          </table:table-cell>
          <table:table-cell office:value-type="float" office:value="0.0855762297834472" calcext:value-type="float">
            <text:p>0,0855762298</text:p>
          </table:table-cell>
          <table:table-cell office:value-type="float" office:value="0.295282107056835" calcext:value-type="float">
            <text:p>0,2952821071</text:p>
          </table:table-cell>
          <table:table-cell office:value-type="float" office:value="0.0273530011184833" calcext:value-type="float">
            <text:p>0,0273530011</text:p>
          </table:table-cell>
          <table:table-cell office:value-type="float" office:value="0.014127993342933" calcext:value-type="float">
            <text:p>0,0141279933</text:p>
          </table:table-cell>
          <table:table-cell office:value-type="float" office:value="0.0959833471847992" calcext:value-type="float">
            <text:p>0,0959833472</text:p>
          </table:table-cell>
          <table:table-cell office:value-type="float" office:value="0.342292360050166" calcext:value-type="float">
            <text:p>0,3422923601</text:p>
          </table:table-cell>
          <table:table-cell office:value-type="float" office:value="0.176744248674985" calcext:value-type="float">
            <text:p>0,1767442487</text:p>
          </table:table-cell>
          <table:table-cell office:value-type="float" office:value="0.229352005786713" calcext:value-type="float">
            <text:p>0,2293520058</text:p>
          </table:table-cell>
          <table:table-cell office:value-type="float" office:value="0.230584552302053" calcext:value-type="float">
            <text:p>0,2305845523</text:p>
          </table:table-cell>
          <table:table-cell table:number-columns-repeated="1002"/>
        </table:table-row>
        <table:table-row table:style-name="ro1">
          <table:table-cell office:value-type="float" office:value="63.6" calcext:value-type="float">
            <text:p>63,6</text:p>
          </table:table-cell>
          <table:table-cell office:value-type="string" calcext:value-type="string">
            <text:p>NA</text:p>
          </table:table-cell>
          <table:table-cell office:value-type="float" office:value="0.0264194454730213" calcext:value-type="float">
            <text:p>0,0264194455</text:p>
          </table:table-cell>
          <table:table-cell office:value-type="float" office:value="0.0323010410453984" calcext:value-type="float">
            <text:p>0,032301041</text:p>
          </table:table-cell>
          <table:table-cell office:value-type="float" office:value="1" calcext:value-type="float">
            <text:p>1</text:p>
          </table:table-cell>
          <table:table-cell office:value-type="float" office:value="0.0159375485825897" calcext:value-type="float">
            <text:p>0,0159375486</text:p>
          </table:table-cell>
          <table:table-cell office:value-type="float" office:value="0.308663883384825" calcext:value-type="float">
            <text:p>0,3086638834</text:p>
          </table:table-cell>
          <table:table-cell office:value-type="float" office:value="0.0255386554883133" calcext:value-type="float">
            <text:p>0,0255386555</text:p>
          </table:table-cell>
          <table:table-cell office:value-type="float" office:value="0.289091141644925" calcext:value-type="float">
            <text:p>0,2890911416</text:p>
          </table:table-cell>
          <table:table-cell office:value-type="float" office:value="0.0711355676849106" calcext:value-type="float">
            <text:p>0,0711355677</text:p>
          </table:table-cell>
          <table:table-cell office:value-type="float" office:value="0.0618871809802165" calcext:value-type="float">
            <text:p>0,061887181</text:p>
          </table:table-cell>
          <table:table-cell office:value-type="float" office:value="0.0255033650951583" calcext:value-type="float">
            <text:p>0,0255033651</text:p>
          </table:table-cell>
          <table:table-cell office:value-type="float" office:value="0.252207493943959" calcext:value-type="float">
            <text:p>0,2522074939</text:p>
          </table:table-cell>
          <table:table-cell office:value-type="float" office:value="0.0842674664126475" calcext:value-type="float">
            <text:p>0,0842674664</text:p>
          </table:table-cell>
          <table:table-cell office:value-type="float" office:value="0.285478928935861" calcext:value-type="float">
            <text:p>0,2854789289</text:p>
          </table:table-cell>
          <table:table-cell office:value-type="float" office:value="0.0251542771051984" calcext:value-type="float">
            <text:p>0,0251542771</text:p>
          </table:table-cell>
          <table:table-cell office:value-type="float" office:value="0.0134910918963534" calcext:value-type="float">
            <text:p>0,0134910919</text:p>
          </table:table-cell>
          <table:table-cell office:value-type="float" office:value="0.095764474431778" calcext:value-type="float">
            <text:p>0,0957644744</text:p>
          </table:table-cell>
          <table:table-cell office:value-type="float" office:value="0.358842511850619" calcext:value-type="float">
            <text:p>0,3588425119</text:p>
          </table:table-cell>
          <table:table-cell office:value-type="float" office:value="0.173093767578064" calcext:value-type="float">
            <text:p>0,1730937676</text:p>
          </table:table-cell>
          <table:table-cell office:value-type="float" office:value="0.224449387894703" calcext:value-type="float">
            <text:p>0,2244493879</text:p>
          </table:table-cell>
          <table:table-cell office:value-type="float" office:value="0.218358353661467" calcext:value-type="float">
            <text:p>0,2183583537</text:p>
          </table:table-cell>
          <table:table-cell table:number-columns-repeated="1002"/>
        </table:table-row>
        <table:table-row table:style-name="ro1">
          <table:table-cell office:value-type="float" office:value="65.4" calcext:value-type="float">
            <text:p>65,4</text:p>
          </table:table-cell>
          <table:table-cell office:value-type="float" office:value="0.0779850840191958" calcext:value-type="float">
            <text:p>0,077985084</text:p>
          </table:table-cell>
          <table:table-cell office:value-type="float" office:value="0.0267436657602572" calcext:value-type="float">
            <text:p>0,0267436658</text:p>
          </table:table-cell>
          <table:table-cell office:value-type="float" office:value="0.042317013094613" calcext:value-type="float">
            <text:p>0,0423170131</text:p>
          </table:table-cell>
          <table:table-cell office:value-type="float" office:value="1" calcext:value-type="float">
            <text:p>1</text:p>
          </table:table-cell>
          <table:table-cell office:value-type="float" office:value="0.0159958001681737" calcext:value-type="float">
            <text:p>0,0159958002</text:p>
          </table:table-cell>
          <table:table-cell office:value-type="float" office:value="0.319514566311441" calcext:value-type="float">
            <text:p>0,3195145663</text:p>
          </table:table-cell>
          <table:table-cell office:value-type="float" office:value="0.0256938413785783" calcext:value-type="float">
            <text:p>0,0256938414</text:p>
          </table:table-cell>
          <table:table-cell office:value-type="float" office:value="0.294278397011152" calcext:value-type="float">
            <text:p>0,294278397</text:p>
          </table:table-cell>
          <table:table-cell office:value-type="float" office:value="0.073180840683514" calcext:value-type="float">
            <text:p>0,0731808407</text:p>
          </table:table-cell>
          <table:table-cell office:value-type="float" office:value="0.0627812493395464" calcext:value-type="float">
            <text:p>0,0627812493</text:p>
          </table:table-cell>
          <table:table-cell office:value-type="float" office:value="0.0294488243154257" calcext:value-type="float">
            <text:p>0,0294488243</text:p>
          </table:table-cell>
          <table:table-cell office:value-type="float" office:value="0.266787973439851" calcext:value-type="float">
            <text:p>0,2667879734</text:p>
          </table:table-cell>
          <table:table-cell office:value-type="float" office:value="0.0872636407265429" calcext:value-type="float">
            <text:p>0,0872636407</text:p>
          </table:table-cell>
          <table:table-cell office:value-type="float" office:value="0.307837791291203" calcext:value-type="float">
            <text:p>0,3078377913</text:p>
          </table:table-cell>
          <table:table-cell office:value-type="float" office:value="0.0261651677783659" calcext:value-type="float">
            <text:p>0,0261651678</text:p>
          </table:table-cell>
          <table:table-cell office:value-type="float" office:value="0.0160219066372113" calcext:value-type="float">
            <text:p>0,0160219066</text:p>
          </table:table-cell>
          <table:table-cell office:value-type="float" office:value="0.100181044429737" calcext:value-type="float">
            <text:p>0,1001810444</text:p>
          </table:table-cell>
          <table:table-cell office:value-type="float" office:value="0.356245448064779" calcext:value-type="float">
            <text:p>0,3562454481</text:p>
          </table:table-cell>
          <table:table-cell office:value-type="float" office:value="0.179020028158773" calcext:value-type="float">
            <text:p>0,1790200282</text:p>
          </table:table-cell>
          <table:table-cell office:value-type="float" office:value="0.236181292344722" calcext:value-type="float">
            <text:p>0,2361812923</text:p>
          </table:table-cell>
          <table:table-cell office:value-type="float" office:value="0.231742213059183" calcext:value-type="float">
            <text:p>0,2317422131</text:p>
          </table:table-cell>
          <table:table-cell table:number-columns-repeated="1002"/>
        </table:table-row>
        <table:table-row table:style-name="ro1">
          <table:table-cell office:value-type="float" office:value="67.2" calcext:value-type="float">
            <text:p>67,2</text:p>
          </table:table-cell>
          <table:table-cell office:value-type="float" office:value="0.0766514711335595" calcext:value-type="float">
            <text:p>0,0766514711</text:p>
          </table:table-cell>
          <table:table-cell office:value-type="float" office:value="0.0223425550498374" calcext:value-type="float">
            <text:p>0,022342555</text:p>
          </table:table-cell>
          <table:table-cell office:value-type="float" office:value="0.0451121368335003" calcext:value-type="float">
            <text:p>0,0451121368</text:p>
          </table:table-cell>
          <table:table-cell office:value-type="float" office:value="1" calcext:value-type="float">
            <text:p>1</text:p>
          </table:table-cell>
          <table:table-cell office:value-type="float" office:value="0.0159890275283594" calcext:value-type="float">
            <text:p>0,0159890275</text:p>
          </table:table-cell>
          <table:table-cell office:value-type="float" office:value="0.319956020879048" calcext:value-type="float">
            <text:p>0,3199560209</text:p>
          </table:table-cell>
          <table:table-cell office:value-type="float" office:value="0.0263127807483761" calcext:value-type="float">
            <text:p>0,0263127807</text:p>
          </table:table-cell>
          <table:table-cell office:value-type="float" office:value="0.30446240013342" calcext:value-type="float">
            <text:p>0,3044624001</text:p>
          </table:table-cell>
          <table:table-cell office:value-type="float" office:value="0.0687879604097957" calcext:value-type="float">
            <text:p>0,0687879604</text:p>
          </table:table-cell>
          <table:table-cell office:value-type="float" office:value="0.0715643763003416" calcext:value-type="float">
            <text:p>0,0715643763</text:p>
          </table:table-cell>
          <table:table-cell office:value-type="float" office:value="0.0267379484324177" calcext:value-type="float">
            <text:p>0,0267379484</text:p>
          </table:table-cell>
          <table:table-cell office:value-type="float" office:value="0.262044566160898" calcext:value-type="float">
            <text:p>0,2620445662</text:p>
          </table:table-cell>
          <table:table-cell office:value-type="float" office:value="0.0837082741898133" calcext:value-type="float">
            <text:p>0,0837082742</text:p>
          </table:table-cell>
          <table:table-cell office:value-type="float" office:value="0.302901203108055" calcext:value-type="float">
            <text:p>0,3029012031</text:p>
          </table:table-cell>
          <table:table-cell office:value-type="float" office:value="0.0277571274994212" calcext:value-type="float">
            <text:p>0,0277571275</text:p>
          </table:table-cell>
          <table:table-cell office:value-type="float" office:value="0.0161004055996858" calcext:value-type="float">
            <text:p>0,0161004056</text:p>
          </table:table-cell>
          <table:table-cell office:value-type="float" office:value="0.0965763169471188" calcext:value-type="float">
            <text:p>0,0965763169</text:p>
          </table:table-cell>
          <table:table-cell office:value-type="float" office:value="0.359088119289588" calcext:value-type="float">
            <text:p>0,3590881193</text:p>
          </table:table-cell>
          <table:table-cell office:value-type="float" office:value="0.17940735951633" calcext:value-type="float">
            <text:p>0,1794073595</text:p>
          </table:table-cell>
          <table:table-cell office:value-type="float" office:value="0.232916269507167" calcext:value-type="float">
            <text:p>0,2329162695</text:p>
          </table:table-cell>
          <table:table-cell office:value-type="float" office:value="0.231127143982896" calcext:value-type="float">
            <text:p>0,231127144</text:p>
          </table:table-cell>
          <table:table-cell table:number-columns-repeated="1002"/>
        </table:table-row>
        <table:table-row table:style-name="ro1">
          <table:table-cell office:value-type="float" office:value="68.9" calcext:value-type="float">
            <text:p>68,9</text:p>
          </table:table-cell>
          <table:table-cell office:value-type="float" office:value="0.0779302259548579" calcext:value-type="float">
            <text:p>0,077930226</text:p>
          </table:table-cell>
          <table:table-cell office:value-type="float" office:value="0.0249506396091851" calcext:value-type="float">
            <text:p>0,0249506396</text:p>
          </table:table-cell>
          <table:table-cell office:value-type="float" office:value="0.0317956943639586" calcext:value-type="float">
            <text:p>0,0317956944</text:p>
          </table:table-cell>
          <table:table-cell office:value-type="float" office:value="1" calcext:value-type="float">
            <text:p>1</text:p>
          </table:table-cell>
          <table:table-cell office:value-type="float" office:value="0.0163695818694123" calcext:value-type="float">
            <text:p>0,0163695819</text:p>
          </table:table-cell>
          <table:table-cell office:value-type="float" office:value="0.323840477754595" calcext:value-type="float">
            <text:p>0,3238404778</text:p>
          </table:table-cell>
          <table:table-cell office:value-type="float" office:value="0.0290352556611221" calcext:value-type="float">
            <text:p>0,0290352557</text:p>
          </table:table-cell>
          <table:table-cell office:value-type="float" office:value="0.28717899318564" calcext:value-type="float">
            <text:p>0,2871789932</text:p>
          </table:table-cell>
          <table:table-cell office:value-type="float" office:value="0.0679297043563835" calcext:value-type="float">
            <text:p>0,0679297044</text:p>
          </table:table-cell>
          <table:table-cell office:value-type="float" office:value="0.0666546506168616" calcext:value-type="float">
            <text:p>0,0666546506</text:p>
          </table:table-cell>
          <table:table-cell office:value-type="float" office:value="0.0270248583440205" calcext:value-type="float">
            <text:p>0,0270248583</text:p>
          </table:table-cell>
          <table:table-cell office:value-type="float" office:value="0.265512430017927" calcext:value-type="float">
            <text:p>0,26551243</text:p>
          </table:table-cell>
          <table:table-cell office:value-type="float" office:value="0.085252483646347" calcext:value-type="float">
            <text:p>0,0852524836</text:p>
          </table:table-cell>
          <table:table-cell office:value-type="float" office:value="0.300427201688233" calcext:value-type="float">
            <text:p>0,3004272017</text:p>
          </table:table-cell>
          <table:table-cell office:value-type="float" office:value="0.0287938218813264" calcext:value-type="float">
            <text:p>0,0287938219</text:p>
          </table:table-cell>
          <table:table-cell office:value-type="float" office:value="0.0149284867041558" calcext:value-type="float">
            <text:p>0,0149284867</text:p>
          </table:table-cell>
          <table:table-cell office:value-type="float" office:value="0.099666003261282" calcext:value-type="float">
            <text:p>0,0996660033</text:p>
          </table:table-cell>
          <table:table-cell office:value-type="float" office:value="0.373092319289505" calcext:value-type="float">
            <text:p>0,3730923193</text:p>
          </table:table-cell>
          <table:table-cell office:value-type="float" office:value="0.175037028129173" calcext:value-type="float">
            <text:p>0,1750370281</text:p>
          </table:table-cell>
          <table:table-cell office:value-type="float" office:value="0.236395739738343" calcext:value-type="float">
            <text:p>0,2363957397</text:p>
          </table:table-cell>
          <table:table-cell office:value-type="float" office:value="0.229376320338623" calcext:value-type="float">
            <text:p>0,2293763203</text:p>
          </table:table-cell>
          <table:table-cell table:number-columns-repeated="1002"/>
        </table:table-row>
        <table:table-row table:style-name="ro1">
          <table:table-cell office:value-type="float" office:value="70.7" calcext:value-type="float">
            <text:p>70,7</text:p>
          </table:table-cell>
          <table:table-cell office:value-type="float" office:value="0.0779392623271654" calcext:value-type="float">
            <text:p>0,0779392623</text:p>
          </table:table-cell>
          <table:table-cell office:value-type="float" office:value="0.0297763285436933" calcext:value-type="float">
            <text:p>0,0297763285</text:p>
          </table:table-cell>
          <table:table-cell office:value-type="float" office:value="0.0317370683351786" calcext:value-type="float">
            <text:p>0,0317370683</text:p>
          </table:table-cell>
          <table:table-cell office:value-type="float" office:value="1" calcext:value-type="float">
            <text:p>1</text:p>
          </table:table-cell>
          <table:table-cell office:value-type="float" office:value="0.0163663030946556" calcext:value-type="float">
            <text:p>0,0163663031</text:p>
          </table:table-cell>
          <table:table-cell office:value-type="float" office:value="0.317461295944893" calcext:value-type="float">
            <text:p>0,3174612959</text:p>
          </table:table-cell>
          <table:table-cell office:value-type="float" office:value="0.0281252856340862" calcext:value-type="float">
            <text:p>0,0281252856</text:p>
          </table:table-cell>
          <table:table-cell office:value-type="float" office:value="0.286491638153793" calcext:value-type="float">
            <text:p>0,2864916382</text:p>
          </table:table-cell>
          <table:table-cell office:value-type="float" office:value="0.0785883536767876" calcext:value-type="float">
            <text:p>0,0785883537</text:p>
          </table:table-cell>
          <table:table-cell office:value-type="float" office:value="0.0629457962520066" calcext:value-type="float">
            <text:p>0,0629457963</text:p>
          </table:table-cell>
          <table:table-cell office:value-type="float" office:value="0.0260812740550066" calcext:value-type="float">
            <text:p>0,0260812741</text:p>
          </table:table-cell>
          <table:table-cell office:value-type="float" office:value="0.264919472883353" calcext:value-type="float">
            <text:p>0,2649194729</text:p>
          </table:table-cell>
          <table:table-cell office:value-type="float" office:value="0.0853279426591595" calcext:value-type="float">
            <text:p>0,0853279427</text:p>
          </table:table-cell>
          <table:table-cell office:value-type="float" office:value="0.301019609008941" calcext:value-type="float">
            <text:p>0,301019609</text:p>
          </table:table-cell>
          <table:table-cell office:value-type="float" office:value="0.0269646632468544" calcext:value-type="float">
            <text:p>0,0269646632</text:p>
          </table:table-cell>
          <table:table-cell office:value-type="float" office:value="0.0152547865927528" calcext:value-type="float">
            <text:p>0,0152547866</text:p>
          </table:table-cell>
          <table:table-cell office:value-type="float" office:value="0.0994898915284278" calcext:value-type="float">
            <text:p>0,0994898915</text:p>
          </table:table-cell>
          <table:table-cell office:value-type="float" office:value="0.355807232210227" calcext:value-type="float">
            <text:p>0,3558072322</text:p>
          </table:table-cell>
          <table:table-cell office:value-type="float" office:value="0.177114578301728" calcext:value-type="float">
            <text:p>0,1771145783</text:p>
          </table:table-cell>
          <table:table-cell office:value-type="float" office:value="0.23097621132182" calcext:value-type="float">
            <text:p>0,2309762113</text:p>
          </table:table-cell>
          <table:table-cell office:value-type="float" office:value="0.227369216102584" calcext:value-type="float">
            <text:p>0,2273692161</text:p>
          </table:table-cell>
          <table:table-cell table:number-columns-repeated="1002"/>
        </table:table-row>
        <table:table-row table:style-name="ro1">
          <table:table-cell office:value-type="float" office:value="72.5" calcext:value-type="float">
            <text:p>72,5</text:p>
          </table:table-cell>
          <table:table-cell office:value-type="float" office:value="0.0739898696624346" calcext:value-type="float">
            <text:p>0,0739898697</text:p>
          </table:table-cell>
          <table:table-cell office:value-type="float" office:value="0.0243178225561505" calcext:value-type="float">
            <text:p>0,0243178226</text:p>
          </table:table-cell>
          <table:table-cell office:value-type="float" office:value="0.0326795909237252" calcext:value-type="float">
            <text:p>0,0326795909</text:p>
          </table:table-cell>
          <table:table-cell office:value-type="float" office:value="1" calcext:value-type="float">
            <text:p>1</text:p>
          </table:table-cell>
          <table:table-cell office:value-type="float" office:value="0.0138849564826845" calcext:value-type="float">
            <text:p>0,0138849565</text:p>
          </table:table-cell>
          <table:table-cell office:value-type="float" office:value="0.328297312231602" calcext:value-type="float">
            <text:p>0,3282973122</text:p>
          </table:table-cell>
          <table:table-cell office:value-type="float" office:value="0.0287043293839478" calcext:value-type="float">
            <text:p>0,0287043294</text:p>
          </table:table-cell>
          <table:table-cell office:value-type="float" office:value="0.289020076412321" calcext:value-type="float">
            <text:p>0,2890200764</text:p>
          </table:table-cell>
          <table:table-cell office:value-type="float" office:value="0.0678683244277149" calcext:value-type="float">
            <text:p>0,0678683244</text:p>
          </table:table-cell>
          <table:table-cell office:value-type="float" office:value="0.0649653437673891" calcext:value-type="float">
            <text:p>0,0649653438</text:p>
          </table:table-cell>
          <table:table-cell office:value-type="float" office:value="0.0255885174291939" calcext:value-type="float">
            <text:p>0,0255885174</text:p>
          </table:table-cell>
          <table:table-cell office:value-type="float" office:value="0.253633273301947" calcext:value-type="float">
            <text:p>0,2536332733</text:p>
          </table:table-cell>
          <table:table-cell office:value-type="float" office:value="0.0832704474464886" calcext:value-type="float">
            <text:p>0,0832704474</text:p>
          </table:table-cell>
          <table:table-cell office:value-type="float" office:value="0.301612516396158" calcext:value-type="float">
            <text:p>0,3016125164</text:p>
          </table:table-cell>
          <table:table-cell office:value-type="float" office:value="0.0266743702954261" calcext:value-type="float">
            <text:p>0,0266743703</text:p>
          </table:table-cell>
          <table:table-cell office:value-type="float" office:value="0.0142617160880312" calcext:value-type="float">
            <text:p>0,0142617161</text:p>
          </table:table-cell>
          <table:table-cell office:value-type="float" office:value="0.0965380585512416" calcext:value-type="float">
            <text:p>0,0965380586</text:p>
          </table:table-cell>
          <table:table-cell office:value-type="float" office:value="0.366329353485182" calcext:value-type="float">
            <text:p>0,3663293535</text:p>
          </table:table-cell>
          <table:table-cell office:value-type="float" office:value="0.181434765008876" calcext:value-type="float">
            <text:p>0,181434765</text:p>
          </table:table-cell>
          <table:table-cell office:value-type="float" office:value="0.243283639355024" calcext:value-type="float">
            <text:p>0,2432836394</text:p>
          </table:table-cell>
          <table:table-cell office:value-type="float" office:value="0.228141747833644" calcext:value-type="float">
            <text:p>0,2281417478</text:p>
          </table:table-cell>
          <table:table-cell table:number-columns-repeated="1002"/>
        </table:table-row>
        <table:table-row table:style-name="ro1">
          <table:table-cell office:value-type="float" office:value="74.2" calcext:value-type="float">
            <text:p>74,2</text:p>
          </table:table-cell>
          <table:table-cell office:value-type="float" office:value="0.077055623893243" calcext:value-type="float">
            <text:p>0,0770556239</text:p>
          </table:table-cell>
          <table:table-cell office:value-type="float" office:value="0.0251575194606153" calcext:value-type="float">
            <text:p>0,0251575195</text:p>
          </table:table-cell>
          <table:table-cell office:value-type="float" office:value="0.032840631557636" calcext:value-type="float">
            <text:p>0,0328406316</text:p>
          </table:table-cell>
          <table:table-cell office:value-type="float" office:value="1" calcext:value-type="float">
            <text:p>1</text:p>
          </table:table-cell>
          <table:table-cell office:value-type="float" office:value="0.0169478643906057" calcext:value-type="float">
            <text:p>0,0169478644</text:p>
          </table:table-cell>
          <table:table-cell office:value-type="float" office:value="0.320081748457144" calcext:value-type="float">
            <text:p>0,3200817485</text:p>
          </table:table-cell>
          <table:table-cell office:value-type="float" office:value="0.0287729255556162" calcext:value-type="float">
            <text:p>0,0287729256</text:p>
          </table:table-cell>
          <table:table-cell office:value-type="float" office:value="0.275153766131555" calcext:value-type="float">
            <text:p>0,2751537661</text:p>
          </table:table-cell>
          <table:table-cell office:value-type="float" office:value="0.0717294757514672" calcext:value-type="float">
            <text:p>0,0717294758</text:p>
          </table:table-cell>
          <table:table-cell office:value-type="float" office:value="0.0668581138992522" calcext:value-type="float">
            <text:p>0,0668581139</text:p>
          </table:table-cell>
          <table:table-cell office:value-type="float" office:value="0.0263541504471118" calcext:value-type="float">
            <text:p>0,0263541504</text:p>
          </table:table-cell>
          <table:table-cell office:value-type="float" office:value="0.264422744958725" calcext:value-type="float">
            <text:p>0,264422745</text:p>
          </table:table-cell>
          <table:table-cell office:value-type="float" office:value="0.0845323187287763" calcext:value-type="float">
            <text:p>0,0845323187</text:p>
          </table:table-cell>
          <table:table-cell office:value-type="float" office:value="0.304385405510939" calcext:value-type="float">
            <text:p>0,3043854055</text:p>
          </table:table-cell>
          <table:table-cell office:value-type="float" office:value="0.0283419895342616" calcext:value-type="float">
            <text:p>0,0283419895</text:p>
          </table:table-cell>
          <table:table-cell office:value-type="float" office:value="0.0162288722414932" calcext:value-type="float">
            <text:p>0,0162288722</text:p>
          </table:table-cell>
          <table:table-cell office:value-type="float" office:value="0.0995521597447255" calcext:value-type="float">
            <text:p>0,0995521597</text:p>
          </table:table-cell>
          <table:table-cell office:value-type="float" office:value="0.368587825302772" calcext:value-type="float">
            <text:p>0,3685878253</text:p>
          </table:table-cell>
          <table:table-cell office:value-type="float" office:value="0.181976089425139" calcext:value-type="float">
            <text:p>0,1819760894</text:p>
          </table:table-cell>
          <table:table-cell office:value-type="float" office:value="0.243658394223839" calcext:value-type="float">
            <text:p>0,2436583942</text:p>
          </table:table-cell>
          <table:table-cell office:value-type="float" office:value="0.234542333941003" calcext:value-type="float">
            <text:p>0,2345423339</text:p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76070978273097" calcext:value-type="float">
            <text:p>0,0760709783</text:p>
          </table:table-cell>
          <table:table-cell office:value-type="float" office:value="0.0209577601969998" calcext:value-type="float">
            <text:p>0,0209577602</text:p>
          </table:table-cell>
          <table:table-cell office:value-type="float" office:value="0.0359568275047849" calcext:value-type="float">
            <text:p>0,0359568275</text:p>
          </table:table-cell>
          <table:table-cell office:value-type="float" office:value="1" calcext:value-type="float">
            <text:p>1</text:p>
          </table:table-cell>
          <table:table-cell office:value-type="float" office:value="0.0177508495093596" calcext:value-type="float">
            <text:p>0,0177508495</text:p>
          </table:table-cell>
          <table:table-cell office:value-type="float" office:value="0.31935609271103" calcext:value-type="float">
            <text:p>0,3193560927</text:p>
          </table:table-cell>
          <table:table-cell office:value-type="float" office:value="0.0269688389034071" calcext:value-type="float">
            <text:p>0,0269688389</text:p>
          </table:table-cell>
          <table:table-cell office:value-type="float" office:value="0.303477351875582" calcext:value-type="float">
            <text:p>0,3034773519</text:p>
          </table:table-cell>
          <table:table-cell office:value-type="float" office:value="0.0745037389170613" calcext:value-type="float">
            <text:p>0,0745037389</text:p>
          </table:table-cell>
          <table:table-cell office:value-type="float" office:value="0.0643065097170074" calcext:value-type="float">
            <text:p>0,0643065097</text:p>
          </table:table-cell>
          <table:table-cell office:value-type="float" office:value="0.0270622346989034" calcext:value-type="float">
            <text:p>0,0270622347</text:p>
          </table:table-cell>
          <table:table-cell office:value-type="float" office:value="0.266013866498914" calcext:value-type="float">
            <text:p>0,2660138665</text:p>
          </table:table-cell>
          <table:table-cell office:value-type="float" office:value="0.0802308330167665" calcext:value-type="float">
            <text:p>0,080230833</text:p>
          </table:table-cell>
          <table:table-cell office:value-type="float" office:value="0.312050335951148" calcext:value-type="float">
            <text:p>0,312050336</text:p>
          </table:table-cell>
          <table:table-cell office:value-type="float" office:value="0.0268269336196859" calcext:value-type="float">
            <text:p>0,0268269336</text:p>
          </table:table-cell>
          <table:table-cell office:value-type="float" office:value="0.0171023159404298" calcext:value-type="float">
            <text:p>0,0171023159</text:p>
          </table:table-cell>
          <table:table-cell office:value-type="float" office:value="0.0991472550923492" calcext:value-type="float">
            <text:p>0,0991472551</text:p>
          </table:table-cell>
          <table:table-cell office:value-type="float" office:value="0.357692005253454" calcext:value-type="float">
            <text:p>0,3576920053</text:p>
          </table:table-cell>
          <table:table-cell office:value-type="float" office:value="0.193508873549877" calcext:value-type="float">
            <text:p>0,1935088735</text:p>
          </table:table-cell>
          <table:table-cell office:value-type="float" office:value="0.24638124122585" calcext:value-type="float">
            <text:p>0,2463812412</text:p>
          </table:table-cell>
          <table:table-cell office:value-type="float" office:value="0.223057702083709" calcext:value-type="float">
            <text:p>0,2230577021</text:p>
          </table:table-cell>
          <table:table-cell table:number-columns-repeated="1002"/>
        </table:table-row>
        <table:table-row table:style-name="ro1">
          <table:table-cell office:value-type="float" office:value="77.8" calcext:value-type="float">
            <text:p>77,8</text:p>
          </table:table-cell>
          <table:table-cell office:value-type="float" office:value="0.075969788632621" calcext:value-type="float">
            <text:p>0,0759697886</text:p>
          </table:table-cell>
          <table:table-cell office:value-type="float" office:value="0.0228849968915577" calcext:value-type="float">
            <text:p>0,0228849969</text:p>
          </table:table-cell>
          <table:table-cell office:value-type="float" office:value="0.0322688869924829" calcext:value-type="float">
            <text:p>0,032268887</text:p>
          </table:table-cell>
          <table:table-cell office:value-type="float" office:value="1" calcext:value-type="float">
            <text:p>1</text:p>
          </table:table-cell>
          <table:table-cell office:value-type="float" office:value="0.0166150308520592" calcext:value-type="float">
            <text:p>0,0166150309</text:p>
          </table:table-cell>
          <table:table-cell office:value-type="float" office:value="0.31115547382778" calcext:value-type="float">
            <text:p>0,3111554738</text:p>
          </table:table-cell>
          <table:table-cell office:value-type="float" office:value="0.0254630671552061" calcext:value-type="float">
            <text:p>0,0254630672</text:p>
          </table:table-cell>
          <table:table-cell office:value-type="float" office:value="0.27743530027151" calcext:value-type="float">
            <text:p>0,2774353003</text:p>
          </table:table-cell>
          <table:table-cell office:value-type="float" office:value="0.0650123390573298" calcext:value-type="float">
            <text:p>0,0650123391</text:p>
          </table:table-cell>
          <table:table-cell office:value-type="float" office:value="0.0658863238952452" calcext:value-type="float">
            <text:p>0,0658863239</text:p>
          </table:table-cell>
          <table:table-cell office:value-type="float" office:value="0.0261089208914673" calcext:value-type="float">
            <text:p>0,0261089209</text:p>
          </table:table-cell>
          <table:table-cell office:value-type="float" office:value="0.249472414470023" calcext:value-type="float">
            <text:p>0,2494724145</text:p>
          </table:table-cell>
          <table:table-cell office:value-type="float" office:value="0.0827094166464503" calcext:value-type="float">
            <text:p>0,0827094166</text:p>
          </table:table-cell>
          <table:table-cell office:value-type="float" office:value="0.296039237818588" calcext:value-type="float">
            <text:p>0,2960392378</text:p>
          </table:table-cell>
          <table:table-cell office:value-type="float" office:value="0.0272934911038616" calcext:value-type="float">
            <text:p>0,0272934911</text:p>
          </table:table-cell>
          <table:table-cell office:value-type="float" office:value="0.0145781438405729" calcext:value-type="float">
            <text:p>0,0145781438</text:p>
          </table:table-cell>
          <table:table-cell office:value-type="float" office:value="0.0905334211302573" calcext:value-type="float">
            <text:p>0,0905334211</text:p>
          </table:table-cell>
          <table:table-cell office:value-type="float" office:value="0.369850475609645" calcext:value-type="float">
            <text:p>0,3698504756</text:p>
          </table:table-cell>
          <table:table-cell office:value-type="float" office:value="0.179628925013724" calcext:value-type="float">
            <text:p>0,179628925</text:p>
          </table:table-cell>
          <table:table-cell office:value-type="float" office:value="0.233806148314391" calcext:value-type="float">
            <text:p>0,2338061483</text:p>
          </table:table-cell>
          <table:table-cell office:value-type="float" office:value="0.215442553933012" calcext:value-type="float">
            <text:p>0,2154425539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mparaison des deux</text:p>
          </table:table-cell>
          <table:table-cell table:number-columns-repeated="1023"/>
        </table:table-row>
        <table:table-row table:style-name="ro1">
          <table:table-cell table:style-name="ce2" office:value-type="float" office:value="30.1" calcext:value-type="float">
            <text:p>30,1</text:p>
          </table:table-cell>
          <table:table-cell table:formula="of:=[.B156]-[.B189]" office:value-type="float" office:value="0" calcext:value-type="float">
            <text:p>0</text:p>
          </table:table-cell>
          <table:table-cell table:formula="of:=[.C156]-[.C189]" office:value-type="string" office:string-value="" calcext:value-type="error">
            <text:p>#NOM ?</text:p>
          </table:table-cell>
          <table:table-cell table:formula="of:=[.D156]-[.D189]" office:value-type="float" office:value="0" calcext:value-type="float">
            <text:p>0</text:p>
          </table:table-cell>
          <table:table-cell table:formula="of:=[.E156]-[.E189]" office:value-type="float" office:value="0" calcext:value-type="float">
            <text:p>0</text:p>
          </table:table-cell>
          <table:table-cell table:formula="of:=[.F156]-[.F189]" office:value-type="float" office:value="0" calcext:value-type="float">
            <text:p>0</text:p>
          </table:table-cell>
          <table:table-cell table:formula="of:=[.G156]-[.G189]" office:value-type="float" office:value="0" calcext:value-type="float">
            <text:p>0</text:p>
          </table:table-cell>
          <table:table-cell table:formula="of:=[.H156]-[.H189]" office:value-type="float" office:value="0" calcext:value-type="float">
            <text:p>0</text:p>
          </table:table-cell>
          <table:table-cell table:formula="of:=[.I156]-[.I189]" office:value-type="float" office:value="0" calcext:value-type="float">
            <text:p>0</text:p>
          </table:table-cell>
          <table:table-cell table:formula="of:=[.J156]-[.J189]" office:value-type="string" office:string-value="" calcext:value-type="error">
            <text:p>#NOM ?</text:p>
          </table:table-cell>
          <table:table-cell table:formula="of:=[.K156]-[.K189]" office:value-type="string" office:string-value="" calcext:value-type="error">
            <text:p>#NOM ?</text:p>
          </table:table-cell>
          <table:table-cell table:formula="of:=[.L156]-[.L189]" office:value-type="string" office:string-value="" calcext:value-type="error">
            <text:p>#NOM ?</text:p>
          </table:table-cell>
          <table:table-cell table:formula="of:=[.M156]-[.M189]" office:value-type="string" office:string-value="" calcext:value-type="error">
            <text:p>#NOM ?</text:p>
          </table:table-cell>
          <table:table-cell table:formula="of:=[.N156]-[.N189]" office:value-type="string" office:string-value="" calcext:value-type="error">
            <text:p>#NOM ?</text:p>
          </table:table-cell>
          <table:table-cell table:formula="of:=[.O156]-[.O189]" office:value-type="float" office:value="0" calcext:value-type="float">
            <text:p>0</text:p>
          </table:table-cell>
          <table:table-cell table:formula="of:=[.P156]-[.P189]" office:value-type="string" office:string-value="" calcext:value-type="error">
            <text:p>#NOM ?</text:p>
          </table:table-cell>
          <table:table-cell table:formula="of:=[.Q156]-[.Q189]" office:value-type="float" office:value="0" calcext:value-type="float">
            <text:p>0</text:p>
          </table:table-cell>
          <table:table-cell table:formula="of:=[.R156]-[.R189]" office:value-type="float" office:value="-4.02455846426619E-016" calcext:value-type="float">
            <text:p>-4,02455846426619E-016</text:p>
          </table:table-cell>
          <table:table-cell table:formula="of:=[.S156]-[.S189]" office:value-type="float" office:value="0" calcext:value-type="float">
            <text:p>0</text:p>
          </table:table-cell>
          <table:table-cell table:formula="of:=[.T156]-[.T189]" office:value-type="string" office:string-value="" calcext:value-type="error">
            <text:p>#NOM ?</text:p>
          </table:table-cell>
          <table:table-cell table:formula="of:=[.U156]-[.U189]" office:value-type="float" office:value="0" calcext:value-type="float">
            <text:p>0</text:p>
          </table:table-cell>
          <table:table-cell table:formula="of:=[.V156]-[.V189]" office:value-type="string" office:string-value="" calcext:value-type="error">
            <text:p>#NOM ?</text:p>
          </table:table-cell>
          <table:table-cell table:number-columns-repeated="1002"/>
        </table:table-row>
        <table:table-row table:style-name="ro1">
          <table:table-cell table:style-name="ce2" office:value-type="float" office:value="31.8" calcext:value-type="float">
            <text:p>31,8</text:p>
          </table:table-cell>
          <table:table-cell table:formula="of:=[.B157]-[.B190]" office:value-type="float" office:value="0" calcext:value-type="float">
            <text:p>0</text:p>
          </table:table-cell>
          <table:table-cell table:formula="of:=[.C157]-[.C190]" office:value-type="float" office:value="0" calcext:value-type="float">
            <text:p>0</text:p>
          </table:table-cell>
          <table:table-cell table:formula="of:=[.D157]-[.D190]" office:value-type="float" office:value="0" calcext:value-type="float">
            <text:p>0</text:p>
          </table:table-cell>
          <table:table-cell table:formula="of:=[.E157]-[.E190]" office:value-type="float" office:value="0" calcext:value-type="float">
            <text:p>0</text:p>
          </table:table-cell>
          <table:table-cell table:formula="of:=[.F157]-[.F190]" office:value-type="float" office:value="0" calcext:value-type="float">
            <text:p>0</text:p>
          </table:table-cell>
          <table:table-cell table:formula="of:=[.G157]-[.G190]" office:value-type="float" office:value="0" calcext:value-type="float">
            <text:p>0</text:p>
          </table:table-cell>
          <table:table-cell table:formula="of:=[.H157]-[.H190]" office:value-type="float" office:value="0" calcext:value-type="float">
            <text:p>0</text:p>
          </table:table-cell>
          <table:table-cell table:formula="of:=[.I157]-[.I190]" office:value-type="string" office:string-value="" calcext:value-type="error">
            <text:p>#NOM ?</text:p>
          </table:table-cell>
          <table:table-cell table:formula="of:=[.J157]-[.J190]" office:value-type="float" office:value="0" calcext:value-type="float">
            <text:p>0</text:p>
          </table:table-cell>
          <table:table-cell table:formula="of:=[.K157]-[.K190]" office:value-type="float" office:value="0" calcext:value-type="float">
            <text:p>0</text:p>
          </table:table-cell>
          <table:table-cell table:formula="of:=[.L157]-[.L190]" office:value-type="float" office:value="0" calcext:value-type="float">
            <text:p>0</text:p>
          </table:table-cell>
          <table:table-cell table:formula="of:=[.M157]-[.M190]" office:value-type="float" office:value="0" calcext:value-type="float">
            <text:p>0</text:p>
          </table:table-cell>
          <table:table-cell table:formula="of:=[.N157]-[.N190]" office:value-type="float" office:value="0" calcext:value-type="float">
            <text:p>0</text:p>
          </table:table-cell>
          <table:table-cell table:formula="of:=[.O157]-[.O190]" office:value-type="float" office:value="0" calcext:value-type="float">
            <text:p>0</text:p>
          </table:table-cell>
          <table:table-cell table:formula="of:=[.P157]-[.P190]" office:value-type="float" office:value="0" calcext:value-type="float">
            <text:p>0</text:p>
          </table:table-cell>
          <table:table-cell table:formula="of:=[.Q157]-[.Q190]" office:value-type="float" office:value="0" calcext:value-type="float">
            <text:p>0</text:p>
          </table:table-cell>
          <table:table-cell table:formula="of:=[.R157]-[.R190]" office:value-type="float" office:value="0" calcext:value-type="float">
            <text:p>0</text:p>
          </table:table-cell>
          <table:table-cell table:formula="of:=[.S157]-[.S190]" office:value-type="float" office:value="0" calcext:value-type="float">
            <text:p>0</text:p>
          </table:table-cell>
          <table:table-cell table:formula="of:=[.T157]-[.T190]" office:value-type="float" office:value="0" calcext:value-type="float">
            <text:p>0</text:p>
          </table:table-cell>
          <table:table-cell table:formula="of:=[.U157]-[.U190]" office:value-type="float" office:value="0" calcext:value-type="float">
            <text:p>0</text:p>
          </table:table-cell>
          <table:table-cell table:formula="of:=[.V157]-[.V190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33.6" calcext:value-type="float">
            <text:p>33,6</text:p>
          </table:table-cell>
          <table:table-cell table:formula="of:=[.B158]-[.B191]" office:value-type="float" office:value="0" calcext:value-type="float">
            <text:p>0</text:p>
          </table:table-cell>
          <table:table-cell table:formula="of:=[.C158]-[.C191]" office:value-type="float" office:value="0" calcext:value-type="float">
            <text:p>0</text:p>
          </table:table-cell>
          <table:table-cell table:formula="of:=[.D158]-[.D191]" office:value-type="float" office:value="0" calcext:value-type="float">
            <text:p>0</text:p>
          </table:table-cell>
          <table:table-cell table:formula="of:=[.E158]-[.E191]" office:value-type="float" office:value="0" calcext:value-type="float">
            <text:p>0</text:p>
          </table:table-cell>
          <table:table-cell table:formula="of:=[.F158]-[.F191]" office:value-type="float" office:value="0" calcext:value-type="float">
            <text:p>0</text:p>
          </table:table-cell>
          <table:table-cell table:formula="of:=[.G158]-[.G191]" office:value-type="string" office:string-value="" calcext:value-type="error">
            <text:p>#NOM ?</text:p>
          </table:table-cell>
          <table:table-cell table:formula="of:=[.H158]-[.H191]" office:value-type="float" office:value="0" calcext:value-type="float">
            <text:p>0</text:p>
          </table:table-cell>
          <table:table-cell table:formula="of:=[.I158]-[.I191]" office:value-type="float" office:value="0" calcext:value-type="float">
            <text:p>0</text:p>
          </table:table-cell>
          <table:table-cell table:formula="of:=[.J158]-[.J191]" office:value-type="float" office:value="0" calcext:value-type="float">
            <text:p>0</text:p>
          </table:table-cell>
          <table:table-cell table:formula="of:=[.K158]-[.K191]" office:value-type="float" office:value="0" calcext:value-type="float">
            <text:p>0</text:p>
          </table:table-cell>
          <table:table-cell table:formula="of:=[.L158]-[.L191]" office:value-type="float" office:value="0" calcext:value-type="float">
            <text:p>0</text:p>
          </table:table-cell>
          <table:table-cell table:formula="of:=[.M158]-[.M191]" office:value-type="float" office:value="0" calcext:value-type="float">
            <text:p>0</text:p>
          </table:table-cell>
          <table:table-cell table:formula="of:=[.N158]-[.N191]" office:value-type="float" office:value="0" calcext:value-type="float">
            <text:p>0</text:p>
          </table:table-cell>
          <table:table-cell table:formula="of:=[.O158]-[.O191]" office:value-type="string" office:string-value="" calcext:value-type="error">
            <text:p>#NOM ?</text:p>
          </table:table-cell>
          <table:table-cell table:formula="of:=[.P158]-[.P191]" office:value-type="float" office:value="0" calcext:value-type="float">
            <text:p>0</text:p>
          </table:table-cell>
          <table:table-cell table:formula="of:=[.Q158]-[.Q191]" office:value-type="float" office:value="0" calcext:value-type="float">
            <text:p>0</text:p>
          </table:table-cell>
          <table:table-cell table:formula="of:=[.R158]-[.R191]" office:value-type="string" office:string-value="" calcext:value-type="error">
            <text:p>#NOM ?</text:p>
          </table:table-cell>
          <table:table-cell table:formula="of:=[.S158]-[.S191]" office:value-type="float" office:value="0" calcext:value-type="float">
            <text:p>0</text:p>
          </table:table-cell>
          <table:table-cell table:formula="of:=[.T158]-[.T191]" office:value-type="float" office:value="0" calcext:value-type="float">
            <text:p>0</text:p>
          </table:table-cell>
          <table:table-cell table:formula="of:=[.U158]-[.U191]" office:value-type="string" office:string-value="" calcext:value-type="error">
            <text:p>#NOM ?</text:p>
          </table:table-cell>
          <table:table-cell table:formula="of:=[.V158]-[.V191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35.4" calcext:value-type="float">
            <text:p>35,4</text:p>
          </table:table-cell>
          <table:table-cell table:formula="of:=[.B159]-[.B192]" office:value-type="string" office:string-value="" calcext:value-type="error">
            <text:p>#NOM ?</text:p>
          </table:table-cell>
          <table:table-cell table:formula="of:=[.C159]-[.C192]" office:value-type="float" office:value="0" calcext:value-type="float">
            <text:p>0</text:p>
          </table:table-cell>
          <table:table-cell table:formula="of:=[.D159]-[.D192]" office:value-type="float" office:value="0" calcext:value-type="float">
            <text:p>0</text:p>
          </table:table-cell>
          <table:table-cell table:formula="of:=[.E159]-[.E192]" office:value-type="float" office:value="0" calcext:value-type="float">
            <text:p>0</text:p>
          </table:table-cell>
          <table:table-cell table:formula="of:=[.F159]-[.F192]" office:value-type="float" office:value="0" calcext:value-type="float">
            <text:p>0</text:p>
          </table:table-cell>
          <table:table-cell table:formula="of:=[.G159]-[.G192]" office:value-type="float" office:value="0" calcext:value-type="float">
            <text:p>0</text:p>
          </table:table-cell>
          <table:table-cell table:formula="of:=[.H159]-[.H192]" office:value-type="float" office:value="0" calcext:value-type="float">
            <text:p>0</text:p>
          </table:table-cell>
          <table:table-cell table:formula="of:=[.I159]-[.I192]" office:value-type="float" office:value="0" calcext:value-type="float">
            <text:p>0</text:p>
          </table:table-cell>
          <table:table-cell table:formula="of:=[.J159]-[.J192]" office:value-type="float" office:value="0" calcext:value-type="float">
            <text:p>0</text:p>
          </table:table-cell>
          <table:table-cell table:formula="of:=[.K159]-[.K192]" office:value-type="float" office:value="0" calcext:value-type="float">
            <text:p>0</text:p>
          </table:table-cell>
          <table:table-cell table:formula="of:=[.L159]-[.L192]" office:value-type="float" office:value="0" calcext:value-type="float">
            <text:p>0</text:p>
          </table:table-cell>
          <table:table-cell table:formula="of:=[.M159]-[.M192]" office:value-type="float" office:value="0" calcext:value-type="float">
            <text:p>0</text:p>
          </table:table-cell>
          <table:table-cell table:formula="of:=[.N159]-[.N192]" office:value-type="float" office:value="0" calcext:value-type="float">
            <text:p>0</text:p>
          </table:table-cell>
          <table:table-cell table:formula="of:=[.O159]-[.O192]" office:value-type="float" office:value="0" calcext:value-type="float">
            <text:p>0</text:p>
          </table:table-cell>
          <table:table-cell table:formula="of:=[.P159]-[.P192]" office:value-type="string" office:string-value="" calcext:value-type="error">
            <text:p>#NOM ?</text:p>
          </table:table-cell>
          <table:table-cell table:formula="of:=[.Q159]-[.Q192]" office:value-type="float" office:value="0" calcext:value-type="float">
            <text:p>0</text:p>
          </table:table-cell>
          <table:table-cell table:formula="of:=[.R159]-[.R192]" office:value-type="float" office:value="0" calcext:value-type="float">
            <text:p>0</text:p>
          </table:table-cell>
          <table:table-cell table:formula="of:=[.S159]-[.S192]" office:value-type="float" office:value="0" calcext:value-type="float">
            <text:p>0</text:p>
          </table:table-cell>
          <table:table-cell table:formula="of:=[.T159]-[.T192]" office:value-type="float" office:value="0" calcext:value-type="float">
            <text:p>0</text:p>
          </table:table-cell>
          <table:table-cell table:formula="of:=[.U159]-[.U192]" office:value-type="float" office:value="0" calcext:value-type="float">
            <text:p>0</text:p>
          </table:table-cell>
          <table:table-cell table:formula="of:=[.V159]-[.V192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37.1" calcext:value-type="float">
            <text:p>37,1</text:p>
          </table:table-cell>
          <table:table-cell table:formula="of:=[.B160]-[.B193]" office:value-type="float" office:value="0" calcext:value-type="float">
            <text:p>0</text:p>
          </table:table-cell>
          <table:table-cell table:formula="of:=[.C160]-[.C193]" office:value-type="float" office:value="0" calcext:value-type="float">
            <text:p>0</text:p>
          </table:table-cell>
          <table:table-cell table:formula="of:=[.D160]-[.D193]" office:value-type="string" office:string-value="" calcext:value-type="error">
            <text:p>#NOM ?</text:p>
          </table:table-cell>
          <table:table-cell table:formula="of:=[.E160]-[.E193]" office:value-type="float" office:value="0" calcext:value-type="float">
            <text:p>0</text:p>
          </table:table-cell>
          <table:table-cell table:formula="of:=[.F160]-[.F193]" office:value-type="float" office:value="0" calcext:value-type="float">
            <text:p>0</text:p>
          </table:table-cell>
          <table:table-cell table:formula="of:=[.G160]-[.G193]" office:value-type="float" office:value="0" calcext:value-type="float">
            <text:p>0</text:p>
          </table:table-cell>
          <table:table-cell table:formula="of:=[.H160]-[.H193]" office:value-type="float" office:value="0" calcext:value-type="float">
            <text:p>0</text:p>
          </table:table-cell>
          <table:table-cell table:formula="of:=[.I160]-[.I193]" office:value-type="float" office:value="0" calcext:value-type="float">
            <text:p>0</text:p>
          </table:table-cell>
          <table:table-cell table:formula="of:=[.J160]-[.J193]" office:value-type="float" office:value="0" calcext:value-type="float">
            <text:p>0</text:p>
          </table:table-cell>
          <table:table-cell table:formula="of:=[.K160]-[.K193]" office:value-type="float" office:value="0" calcext:value-type="float">
            <text:p>0</text:p>
          </table:table-cell>
          <table:table-cell table:formula="of:=[.L160]-[.L193]" office:value-type="float" office:value="0" calcext:value-type="float">
            <text:p>0</text:p>
          </table:table-cell>
          <table:table-cell table:formula="of:=[.M160]-[.M193]" office:value-type="float" office:value="0" calcext:value-type="float">
            <text:p>0</text:p>
          </table:table-cell>
          <table:table-cell table:formula="of:=[.N160]-[.N193]" office:value-type="float" office:value="0" calcext:value-type="float">
            <text:p>0</text:p>
          </table:table-cell>
          <table:table-cell table:formula="of:=[.O160]-[.O193]" office:value-type="float" office:value="0" calcext:value-type="float">
            <text:p>0</text:p>
          </table:table-cell>
          <table:table-cell table:formula="of:=[.P160]-[.P193]" office:value-type="float" office:value="0" calcext:value-type="float">
            <text:p>0</text:p>
          </table:table-cell>
          <table:table-cell table:formula="of:=[.Q160]-[.Q193]" office:value-type="float" office:value="0" calcext:value-type="float">
            <text:p>0</text:p>
          </table:table-cell>
          <table:table-cell table:formula="of:=[.R160]-[.R193]" office:value-type="float" office:value="0" calcext:value-type="float">
            <text:p>0</text:p>
          </table:table-cell>
          <table:table-cell table:formula="of:=[.S160]-[.S193]" office:value-type="float" office:value="0" calcext:value-type="float">
            <text:p>0</text:p>
          </table:table-cell>
          <table:table-cell table:formula="of:=[.T160]-[.T193]" office:value-type="float" office:value="0" calcext:value-type="float">
            <text:p>0</text:p>
          </table:table-cell>
          <table:table-cell table:formula="of:=[.U160]-[.U193]" office:value-type="float" office:value="0" calcext:value-type="float">
            <text:p>0</text:p>
          </table:table-cell>
          <table:table-cell table:formula="of:=[.V160]-[.V193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38.9" calcext:value-type="float">
            <text:p>38,9</text:p>
          </table:table-cell>
          <table:table-cell table:formula="of:=[.B161]-[.B194]" office:value-type="float" office:value="0" calcext:value-type="float">
            <text:p>0</text:p>
          </table:table-cell>
          <table:table-cell table:formula="of:=[.C161]-[.C194]" office:value-type="float" office:value="0" calcext:value-type="float">
            <text:p>0</text:p>
          </table:table-cell>
          <table:table-cell table:formula="of:=[.D161]-[.D194]" office:value-type="float" office:value="0" calcext:value-type="float">
            <text:p>0</text:p>
          </table:table-cell>
          <table:table-cell table:formula="of:=[.E161]-[.E194]" office:value-type="float" office:value="0" calcext:value-type="float">
            <text:p>0</text:p>
          </table:table-cell>
          <table:table-cell table:formula="of:=[.F161]-[.F194]" office:value-type="float" office:value="0" calcext:value-type="float">
            <text:p>0</text:p>
          </table:table-cell>
          <table:table-cell table:formula="of:=[.G161]-[.G194]" office:value-type="float" office:value="0" calcext:value-type="float">
            <text:p>0</text:p>
          </table:table-cell>
          <table:table-cell table:formula="of:=[.H161]-[.H194]" office:value-type="float" office:value="0" calcext:value-type="float">
            <text:p>0</text:p>
          </table:table-cell>
          <table:table-cell table:formula="of:=[.I161]-[.I194]" office:value-type="string" office:string-value="" calcext:value-type="error">
            <text:p>#NOM ?</text:p>
          </table:table-cell>
          <table:table-cell table:formula="of:=[.J161]-[.J194]" office:value-type="float" office:value="0" calcext:value-type="float">
            <text:p>0</text:p>
          </table:table-cell>
          <table:table-cell table:formula="of:=[.K161]-[.K194]" office:value-type="string" office:string-value="" calcext:value-type="error">
            <text:p>#NOM ?</text:p>
          </table:table-cell>
          <table:table-cell table:formula="of:=[.L161]-[.L194]" office:value-type="float" office:value="0" calcext:value-type="float">
            <text:p>0</text:p>
          </table:table-cell>
          <table:table-cell table:formula="of:=[.M161]-[.M194]" office:value-type="float" office:value="0" calcext:value-type="float">
            <text:p>0</text:p>
          </table:table-cell>
          <table:table-cell table:formula="of:=[.N161]-[.N194]" office:value-type="string" office:string-value="" calcext:value-type="error">
            <text:p>#NOM ?</text:p>
          </table:table-cell>
          <table:table-cell table:formula="of:=[.O161]-[.O194]" office:value-type="float" office:value="0" calcext:value-type="float">
            <text:p>0</text:p>
          </table:table-cell>
          <table:table-cell table:formula="of:=[.P161]-[.P194]" office:value-type="float" office:value="0" calcext:value-type="float">
            <text:p>0</text:p>
          </table:table-cell>
          <table:table-cell table:formula="of:=[.Q161]-[.Q194]" office:value-type="string" office:string-value="" calcext:value-type="error">
            <text:p>#NOM ?</text:p>
          </table:table-cell>
          <table:table-cell table:formula="of:=[.R161]-[.R194]" office:value-type="float" office:value="0" calcext:value-type="float">
            <text:p>0</text:p>
          </table:table-cell>
          <table:table-cell table:formula="of:=[.S161]-[.S194]" office:value-type="float" office:value="0" calcext:value-type="float">
            <text:p>0</text:p>
          </table:table-cell>
          <table:table-cell table:formula="of:=[.T161]-[.T194]" office:value-type="string" office:string-value="" calcext:value-type="error">
            <text:p>#NOM ?</text:p>
          </table:table-cell>
          <table:table-cell table:formula="of:=[.U161]-[.U194]" office:value-type="string" office:string-value="" calcext:value-type="error">
            <text:p>#NOM ?</text:p>
          </table:table-cell>
          <table:table-cell table:formula="of:=[.V161]-[.V194]" office:value-type="string" office:string-value="" calcext:value-type="error">
            <text:p>#NOM ?</text:p>
          </table:table-cell>
          <table:table-cell table:number-columns-repeated="1002"/>
        </table:table-row>
        <table:table-row table:style-name="ro1">
          <table:table-cell table:style-name="ce2" office:value-type="float" office:value="40.7" calcext:value-type="float">
            <text:p>40,7</text:p>
          </table:table-cell>
          <table:table-cell table:formula="of:=[.B162]-[.B195]" office:value-type="float" office:value="0" calcext:value-type="float">
            <text:p>0</text:p>
          </table:table-cell>
          <table:table-cell table:formula="of:=[.C162]-[.C195]" office:value-type="float" office:value="0" calcext:value-type="float">
            <text:p>0</text:p>
          </table:table-cell>
          <table:table-cell table:formula="of:=[.D162]-[.D195]" office:value-type="float" office:value="0" calcext:value-type="float">
            <text:p>0</text:p>
          </table:table-cell>
          <table:table-cell table:formula="of:=[.E162]-[.E195]" office:value-type="float" office:value="0" calcext:value-type="float">
            <text:p>0</text:p>
          </table:table-cell>
          <table:table-cell table:formula="of:=[.F162]-[.F195]" office:value-type="float" office:value="0" calcext:value-type="float">
            <text:p>0</text:p>
          </table:table-cell>
          <table:table-cell table:formula="of:=[.G162]-[.G195]" office:value-type="float" office:value="0" calcext:value-type="float">
            <text:p>0</text:p>
          </table:table-cell>
          <table:table-cell table:formula="of:=[.H162]-[.H195]" office:value-type="float" office:value="0" calcext:value-type="float">
            <text:p>0</text:p>
          </table:table-cell>
          <table:table-cell table:formula="of:=[.I162]-[.I195]" office:value-type="string" office:string-value="" calcext:value-type="error">
            <text:p>#NOM ?</text:p>
          </table:table-cell>
          <table:table-cell table:formula="of:=[.J162]-[.J195]" office:value-type="float" office:value="0" calcext:value-type="float">
            <text:p>0</text:p>
          </table:table-cell>
          <table:table-cell table:formula="of:=[.K162]-[.K195]" office:value-type="float" office:value="0" calcext:value-type="float">
            <text:p>0</text:p>
          </table:table-cell>
          <table:table-cell table:formula="of:=[.L162]-[.L195]" office:value-type="float" office:value="0" calcext:value-type="float">
            <text:p>0</text:p>
          </table:table-cell>
          <table:table-cell table:formula="of:=[.M162]-[.M195]" office:value-type="string" office:string-value="" calcext:value-type="error">
            <text:p>#NOM ?</text:p>
          </table:table-cell>
          <table:table-cell table:formula="of:=[.N162]-[.N195]" office:value-type="float" office:value="0" calcext:value-type="float">
            <text:p>0</text:p>
          </table:table-cell>
          <table:table-cell table:formula="of:=[.O162]-[.O195]" office:value-type="float" office:value="0" calcext:value-type="float">
            <text:p>0</text:p>
          </table:table-cell>
          <table:table-cell table:formula="of:=[.P162]-[.P195]" office:value-type="string" office:string-value="" calcext:value-type="error">
            <text:p>#NOM ?</text:p>
          </table:table-cell>
          <table:table-cell table:formula="of:=[.Q162]-[.Q195]" office:value-type="string" office:string-value="" calcext:value-type="error">
            <text:p>#NOM ?</text:p>
          </table:table-cell>
          <table:table-cell table:formula="of:=[.R162]-[.R195]" office:value-type="string" office:string-value="" calcext:value-type="error">
            <text:p>#NOM ?</text:p>
          </table:table-cell>
          <table:table-cell table:formula="of:=[.S162]-[.S195]" office:value-type="string" office:string-value="" calcext:value-type="error">
            <text:p>#NOM ?</text:p>
          </table:table-cell>
          <table:table-cell table:formula="of:=[.T162]-[.T195]" office:value-type="float" office:value="0" calcext:value-type="float">
            <text:p>0</text:p>
          </table:table-cell>
          <table:table-cell table:formula="of:=[.U162]-[.U195]" office:value-type="float" office:value="0" calcext:value-type="float">
            <text:p>0</text:p>
          </table:table-cell>
          <table:table-cell table:formula="of:=[.V162]-[.V195]" office:value-type="string" office:string-value="" calcext:value-type="error">
            <text:p>#NOM ?</text:p>
          </table:table-cell>
          <table:table-cell table:number-columns-repeated="1002"/>
        </table:table-row>
        <table:table-row table:style-name="ro1">
          <table:table-cell table:style-name="ce2" office:value-type="float" office:value="42.4" calcext:value-type="float">
            <text:p>42,4</text:p>
          </table:table-cell>
          <table:table-cell table:formula="of:=[.B163]-[.B196]" office:value-type="float" office:value="0" calcext:value-type="float">
            <text:p>0</text:p>
          </table:table-cell>
          <table:table-cell table:formula="of:=[.C163]-[.C196]" office:value-type="float" office:value="0" calcext:value-type="float">
            <text:p>0</text:p>
          </table:table-cell>
          <table:table-cell table:formula="of:=[.D163]-[.D196]" office:value-type="float" office:value="0" calcext:value-type="float">
            <text:p>0</text:p>
          </table:table-cell>
          <table:table-cell table:formula="of:=[.E163]-[.E196]" office:value-type="float" office:value="0" calcext:value-type="float">
            <text:p>0</text:p>
          </table:table-cell>
          <table:table-cell table:formula="of:=[.F163]-[.F196]" office:value-type="float" office:value="0" calcext:value-type="float">
            <text:p>0</text:p>
          </table:table-cell>
          <table:table-cell table:formula="of:=[.G163]-[.G196]" office:value-type="float" office:value="0" calcext:value-type="float">
            <text:p>0</text:p>
          </table:table-cell>
          <table:table-cell table:formula="of:=[.H163]-[.H196]" office:value-type="float" office:value="0" calcext:value-type="float">
            <text:p>0</text:p>
          </table:table-cell>
          <table:table-cell table:formula="of:=[.I163]-[.I196]" office:value-type="float" office:value="0" calcext:value-type="float">
            <text:p>0</text:p>
          </table:table-cell>
          <table:table-cell table:formula="of:=[.J163]-[.J196]" office:value-type="float" office:value="0" calcext:value-type="float">
            <text:p>0</text:p>
          </table:table-cell>
          <table:table-cell table:formula="of:=[.K163]-[.K196]" office:value-type="float" office:value="0" calcext:value-type="float">
            <text:p>0</text:p>
          </table:table-cell>
          <table:table-cell table:formula="of:=[.L163]-[.L196]" office:value-type="float" office:value="0" calcext:value-type="float">
            <text:p>0</text:p>
          </table:table-cell>
          <table:table-cell table:formula="of:=[.M163]-[.M196]" office:value-type="float" office:value="0" calcext:value-type="float">
            <text:p>0</text:p>
          </table:table-cell>
          <table:table-cell table:formula="of:=[.N163]-[.N196]" office:value-type="float" office:value="0" calcext:value-type="float">
            <text:p>0</text:p>
          </table:table-cell>
          <table:table-cell table:formula="of:=[.O163]-[.O196]" office:value-type="float" office:value="0" calcext:value-type="float">
            <text:p>0</text:p>
          </table:table-cell>
          <table:table-cell table:formula="of:=[.P163]-[.P196]" office:value-type="float" office:value="0" calcext:value-type="float">
            <text:p>0</text:p>
          </table:table-cell>
          <table:table-cell table:formula="of:=[.Q163]-[.Q196]" office:value-type="float" office:value="0" calcext:value-type="float">
            <text:p>0</text:p>
          </table:table-cell>
          <table:table-cell table:formula="of:=[.R163]-[.R196]" office:value-type="float" office:value="0" calcext:value-type="float">
            <text:p>0</text:p>
          </table:table-cell>
          <table:table-cell table:formula="of:=[.S163]-[.S196]" office:value-type="float" office:value="0" calcext:value-type="float">
            <text:p>0</text:p>
          </table:table-cell>
          <table:table-cell table:formula="of:=[.T163]-[.T196]" office:value-type="float" office:value="0" calcext:value-type="float">
            <text:p>0</text:p>
          </table:table-cell>
          <table:table-cell table:formula="of:=[.U163]-[.U196]" office:value-type="float" office:value="0" calcext:value-type="float">
            <text:p>0</text:p>
          </table:table-cell>
          <table:table-cell table:formula="of:=[.V163]-[.V19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44.2" calcext:value-type="float">
            <text:p>44,2</text:p>
          </table:table-cell>
          <table:table-cell table:formula="of:=[.B164]-[.B197]" office:value-type="float" office:value="0" calcext:value-type="float">
            <text:p>0</text:p>
          </table:table-cell>
          <table:table-cell table:formula="of:=[.C164]-[.C197]" office:value-type="float" office:value="0" calcext:value-type="float">
            <text:p>0</text:p>
          </table:table-cell>
          <table:table-cell table:formula="of:=[.D164]-[.D197]" office:value-type="float" office:value="0" calcext:value-type="float">
            <text:p>0</text:p>
          </table:table-cell>
          <table:table-cell table:formula="of:=[.E164]-[.E197]" office:value-type="float" office:value="0" calcext:value-type="float">
            <text:p>0</text:p>
          </table:table-cell>
          <table:table-cell table:formula="of:=[.F164]-[.F197]" office:value-type="float" office:value="0" calcext:value-type="float">
            <text:p>0</text:p>
          </table:table-cell>
          <table:table-cell table:formula="of:=[.G164]-[.G197]" office:value-type="float" office:value="0" calcext:value-type="float">
            <text:p>0</text:p>
          </table:table-cell>
          <table:table-cell table:formula="of:=[.H164]-[.H197]" office:value-type="float" office:value="0" calcext:value-type="float">
            <text:p>0</text:p>
          </table:table-cell>
          <table:table-cell table:formula="of:=[.I164]-[.I197]" office:value-type="float" office:value="0" calcext:value-type="float">
            <text:p>0</text:p>
          </table:table-cell>
          <table:table-cell table:formula="of:=[.J164]-[.J197]" office:value-type="float" office:value="0" calcext:value-type="float">
            <text:p>0</text:p>
          </table:table-cell>
          <table:table-cell table:formula="of:=[.K164]-[.K197]" office:value-type="float" office:value="0" calcext:value-type="float">
            <text:p>0</text:p>
          </table:table-cell>
          <table:table-cell table:formula="of:=[.L164]-[.L197]" office:value-type="float" office:value="0" calcext:value-type="float">
            <text:p>0</text:p>
          </table:table-cell>
          <table:table-cell table:formula="of:=[.M164]-[.M197]" office:value-type="float" office:value="0" calcext:value-type="float">
            <text:p>0</text:p>
          </table:table-cell>
          <table:table-cell table:formula="of:=[.N164]-[.N197]" office:value-type="float" office:value="0" calcext:value-type="float">
            <text:p>0</text:p>
          </table:table-cell>
          <table:table-cell table:formula="of:=[.O164]-[.O197]" office:value-type="float" office:value="0" calcext:value-type="float">
            <text:p>0</text:p>
          </table:table-cell>
          <table:table-cell table:formula="of:=[.P164]-[.P197]" office:value-type="float" office:value="0" calcext:value-type="float">
            <text:p>0</text:p>
          </table:table-cell>
          <table:table-cell table:formula="of:=[.Q164]-[.Q197]" office:value-type="float" office:value="0" calcext:value-type="float">
            <text:p>0</text:p>
          </table:table-cell>
          <table:table-cell table:formula="of:=[.R164]-[.R197]" office:value-type="float" office:value="0" calcext:value-type="float">
            <text:p>0</text:p>
          </table:table-cell>
          <table:table-cell table:formula="of:=[.S164]-[.S197]" office:value-type="float" office:value="0" calcext:value-type="float">
            <text:p>0</text:p>
          </table:table-cell>
          <table:table-cell table:formula="of:=[.T164]-[.T197]" office:value-type="float" office:value="0" calcext:value-type="float">
            <text:p>0</text:p>
          </table:table-cell>
          <table:table-cell table:formula="of:=[.U164]-[.U197]" office:value-type="float" office:value="0" calcext:value-type="float">
            <text:p>0</text:p>
          </table:table-cell>
          <table:table-cell table:formula="of:=[.V164]-[.V197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formula="of:=[.B165]-[.B198]" office:value-type="float" office:value="0" calcext:value-type="float">
            <text:p>0</text:p>
          </table:table-cell>
          <table:table-cell table:formula="of:=[.C165]-[.C198]" office:value-type="float" office:value="0" calcext:value-type="float">
            <text:p>0</text:p>
          </table:table-cell>
          <table:table-cell table:formula="of:=[.D165]-[.D198]" office:value-type="float" office:value="0" calcext:value-type="float">
            <text:p>0</text:p>
          </table:table-cell>
          <table:table-cell table:formula="of:=[.E165]-[.E198]" office:value-type="float" office:value="0" calcext:value-type="float">
            <text:p>0</text:p>
          </table:table-cell>
          <table:table-cell table:formula="of:=[.F165]-[.F198]" office:value-type="float" office:value="0" calcext:value-type="float">
            <text:p>0</text:p>
          </table:table-cell>
          <table:table-cell table:formula="of:=[.G165]-[.G198]" office:value-type="float" office:value="0" calcext:value-type="float">
            <text:p>0</text:p>
          </table:table-cell>
          <table:table-cell table:formula="of:=[.H165]-[.H198]" office:value-type="float" office:value="0" calcext:value-type="float">
            <text:p>0</text:p>
          </table:table-cell>
          <table:table-cell table:formula="of:=[.I165]-[.I198]" office:value-type="float" office:value="0" calcext:value-type="float">
            <text:p>0</text:p>
          </table:table-cell>
          <table:table-cell table:formula="of:=[.J165]-[.J198]" office:value-type="float" office:value="0" calcext:value-type="float">
            <text:p>0</text:p>
          </table:table-cell>
          <table:table-cell table:formula="of:=[.K165]-[.K198]" office:value-type="float" office:value="0" calcext:value-type="float">
            <text:p>0</text:p>
          </table:table-cell>
          <table:table-cell table:formula="of:=[.L165]-[.L198]" office:value-type="float" office:value="0" calcext:value-type="float">
            <text:p>0</text:p>
          </table:table-cell>
          <table:table-cell table:formula="of:=[.M165]-[.M198]" office:value-type="float" office:value="0" calcext:value-type="float">
            <text:p>0</text:p>
          </table:table-cell>
          <table:table-cell table:formula="of:=[.N165]-[.N198]" office:value-type="float" office:value="0" calcext:value-type="float">
            <text:p>0</text:p>
          </table:table-cell>
          <table:table-cell table:formula="of:=[.O165]-[.O198]" office:value-type="float" office:value="0" calcext:value-type="float">
            <text:p>0</text:p>
          </table:table-cell>
          <table:table-cell table:formula="of:=[.P165]-[.P198]" office:value-type="float" office:value="0" calcext:value-type="float">
            <text:p>0</text:p>
          </table:table-cell>
          <table:table-cell table:formula="of:=[.Q165]-[.Q198]" office:value-type="float" office:value="0" calcext:value-type="float">
            <text:p>0</text:p>
          </table:table-cell>
          <table:table-cell table:formula="of:=[.R165]-[.R198]" office:value-type="float" office:value="0" calcext:value-type="float">
            <text:p>0</text:p>
          </table:table-cell>
          <table:table-cell table:formula="of:=[.S165]-[.S198]" office:value-type="float" office:value="0" calcext:value-type="float">
            <text:p>0</text:p>
          </table:table-cell>
          <table:table-cell table:formula="of:=[.T165]-[.T198]" office:value-type="float" office:value="0" calcext:value-type="float">
            <text:p>0</text:p>
          </table:table-cell>
          <table:table-cell table:formula="of:=[.U165]-[.U198]" office:value-type="float" office:value="0" calcext:value-type="float">
            <text:p>0</text:p>
          </table:table-cell>
          <table:table-cell table:formula="of:=[.V165]-[.V198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47.7" calcext:value-type="float">
            <text:p>47,7</text:p>
          </table:table-cell>
          <table:table-cell table:formula="of:=[.B166]-[.B199]" office:value-type="float" office:value="0" calcext:value-type="float">
            <text:p>0</text:p>
          </table:table-cell>
          <table:table-cell table:formula="of:=[.C166]-[.C199]" office:value-type="float" office:value="0" calcext:value-type="float">
            <text:p>0</text:p>
          </table:table-cell>
          <table:table-cell table:formula="of:=[.D166]-[.D199]" office:value-type="float" office:value="0" calcext:value-type="float">
            <text:p>0</text:p>
          </table:table-cell>
          <table:table-cell table:formula="of:=[.E166]-[.E199]" office:value-type="float" office:value="0" calcext:value-type="float">
            <text:p>0</text:p>
          </table:table-cell>
          <table:table-cell table:formula="of:=[.F166]-[.F199]" office:value-type="float" office:value="0" calcext:value-type="float">
            <text:p>0</text:p>
          </table:table-cell>
          <table:table-cell table:formula="of:=[.G166]-[.G199]" office:value-type="float" office:value="0" calcext:value-type="float">
            <text:p>0</text:p>
          </table:table-cell>
          <table:table-cell table:formula="of:=[.H166]-[.H199]" office:value-type="float" office:value="0" calcext:value-type="float">
            <text:p>0</text:p>
          </table:table-cell>
          <table:table-cell table:formula="of:=[.I166]-[.I199]" office:value-type="float" office:value="0" calcext:value-type="float">
            <text:p>0</text:p>
          </table:table-cell>
          <table:table-cell table:formula="of:=[.J166]-[.J199]" office:value-type="float" office:value="0" calcext:value-type="float">
            <text:p>0</text:p>
          </table:table-cell>
          <table:table-cell table:formula="of:=[.K166]-[.K199]" office:value-type="float" office:value="0" calcext:value-type="float">
            <text:p>0</text:p>
          </table:table-cell>
          <table:table-cell table:formula="of:=[.L166]-[.L199]" office:value-type="float" office:value="0" calcext:value-type="float">
            <text:p>0</text:p>
          </table:table-cell>
          <table:table-cell table:formula="of:=[.M166]-[.M199]" office:value-type="float" office:value="0" calcext:value-type="float">
            <text:p>0</text:p>
          </table:table-cell>
          <table:table-cell table:formula="of:=[.N166]-[.N199]" office:value-type="float" office:value="0" calcext:value-type="float">
            <text:p>0</text:p>
          </table:table-cell>
          <table:table-cell table:formula="of:=[.O166]-[.O199]" office:value-type="float" office:value="0" calcext:value-type="float">
            <text:p>0</text:p>
          </table:table-cell>
          <table:table-cell table:formula="of:=[.P166]-[.P199]" office:value-type="float" office:value="0" calcext:value-type="float">
            <text:p>0</text:p>
          </table:table-cell>
          <table:table-cell table:formula="of:=[.Q166]-[.Q199]" office:value-type="float" office:value="0" calcext:value-type="float">
            <text:p>0</text:p>
          </table:table-cell>
          <table:table-cell table:formula="of:=[.R166]-[.R199]" office:value-type="float" office:value="0" calcext:value-type="float">
            <text:p>0</text:p>
          </table:table-cell>
          <table:table-cell table:formula="of:=[.S166]-[.S199]" office:value-type="float" office:value="0" calcext:value-type="float">
            <text:p>0</text:p>
          </table:table-cell>
          <table:table-cell table:formula="of:=[.T166]-[.T199]" office:value-type="float" office:value="0" calcext:value-type="float">
            <text:p>0</text:p>
          </table:table-cell>
          <table:table-cell table:formula="of:=[.U166]-[.U199]" office:value-type="float" office:value="0" calcext:value-type="float">
            <text:p>0</text:p>
          </table:table-cell>
          <table:table-cell table:formula="of:=[.V166]-[.V199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49.5" calcext:value-type="float">
            <text:p>49,5</text:p>
          </table:table-cell>
          <table:table-cell table:formula="of:=[.B167]-[.B200]" office:value-type="float" office:value="0" calcext:value-type="float">
            <text:p>0</text:p>
          </table:table-cell>
          <table:table-cell table:formula="of:=[.C167]-[.C200]" office:value-type="float" office:value="0" calcext:value-type="float">
            <text:p>0</text:p>
          </table:table-cell>
          <table:table-cell table:formula="of:=[.D167]-[.D200]" office:value-type="float" office:value="0" calcext:value-type="float">
            <text:p>0</text:p>
          </table:table-cell>
          <table:table-cell table:formula="of:=[.E167]-[.E200]" office:value-type="float" office:value="0" calcext:value-type="float">
            <text:p>0</text:p>
          </table:table-cell>
          <table:table-cell table:formula="of:=[.F167]-[.F200]" office:value-type="float" office:value="0" calcext:value-type="float">
            <text:p>0</text:p>
          </table:table-cell>
          <table:table-cell table:formula="of:=[.G167]-[.G200]" office:value-type="float" office:value="0" calcext:value-type="float">
            <text:p>0</text:p>
          </table:table-cell>
          <table:table-cell table:formula="of:=[.H167]-[.H200]" office:value-type="float" office:value="0" calcext:value-type="float">
            <text:p>0</text:p>
          </table:table-cell>
          <table:table-cell table:formula="of:=[.I167]-[.I200]" office:value-type="float" office:value="0" calcext:value-type="float">
            <text:p>0</text:p>
          </table:table-cell>
          <table:table-cell table:formula="of:=[.J167]-[.J200]" office:value-type="float" office:value="0" calcext:value-type="float">
            <text:p>0</text:p>
          </table:table-cell>
          <table:table-cell table:formula="of:=[.K167]-[.K200]" office:value-type="float" office:value="0" calcext:value-type="float">
            <text:p>0</text:p>
          </table:table-cell>
          <table:table-cell table:formula="of:=[.L167]-[.L200]" office:value-type="float" office:value="0" calcext:value-type="float">
            <text:p>0</text:p>
          </table:table-cell>
          <table:table-cell table:formula="of:=[.M167]-[.M200]" office:value-type="float" office:value="0" calcext:value-type="float">
            <text:p>0</text:p>
          </table:table-cell>
          <table:table-cell table:formula="of:=[.N167]-[.N200]" office:value-type="float" office:value="0" calcext:value-type="float">
            <text:p>0</text:p>
          </table:table-cell>
          <table:table-cell table:formula="of:=[.O167]-[.O200]" office:value-type="float" office:value="0" calcext:value-type="float">
            <text:p>0</text:p>
          </table:table-cell>
          <table:table-cell table:formula="of:=[.P167]-[.P200]" office:value-type="float" office:value="0" calcext:value-type="float">
            <text:p>0</text:p>
          </table:table-cell>
          <table:table-cell table:formula="of:=[.Q167]-[.Q200]" office:value-type="float" office:value="0" calcext:value-type="float">
            <text:p>0</text:p>
          </table:table-cell>
          <table:table-cell table:formula="of:=[.R167]-[.R200]" office:value-type="float" office:value="0" calcext:value-type="float">
            <text:p>0</text:p>
          </table:table-cell>
          <table:table-cell table:formula="of:=[.S167]-[.S200]" office:value-type="float" office:value="0" calcext:value-type="float">
            <text:p>0</text:p>
          </table:table-cell>
          <table:table-cell table:formula="of:=[.T167]-[.T200]" office:value-type="float" office:value="0" calcext:value-type="float">
            <text:p>0</text:p>
          </table:table-cell>
          <table:table-cell table:formula="of:=[.U167]-[.U200]" office:value-type="float" office:value="0" calcext:value-type="float">
            <text:p>0</text:p>
          </table:table-cell>
          <table:table-cell table:formula="of:=[.V167]-[.V200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51.3" calcext:value-type="float">
            <text:p>51,3</text:p>
          </table:table-cell>
          <table:table-cell table:formula="of:=[.B168]-[.B201]" office:value-type="float" office:value="0" calcext:value-type="float">
            <text:p>0</text:p>
          </table:table-cell>
          <table:table-cell table:formula="of:=[.C168]-[.C201]" office:value-type="float" office:value="0" calcext:value-type="float">
            <text:p>0</text:p>
          </table:table-cell>
          <table:table-cell table:formula="of:=[.D168]-[.D201]" office:value-type="float" office:value="0" calcext:value-type="float">
            <text:p>0</text:p>
          </table:table-cell>
          <table:table-cell table:formula="of:=[.E168]-[.E201]" office:value-type="float" office:value="0" calcext:value-type="float">
            <text:p>0</text:p>
          </table:table-cell>
          <table:table-cell table:formula="of:=[.F168]-[.F201]" office:value-type="float" office:value="0" calcext:value-type="float">
            <text:p>0</text:p>
          </table:table-cell>
          <table:table-cell table:formula="of:=[.G168]-[.G201]" office:value-type="float" office:value="0" calcext:value-type="float">
            <text:p>0</text:p>
          </table:table-cell>
          <table:table-cell table:formula="of:=[.H168]-[.H201]" office:value-type="float" office:value="0" calcext:value-type="float">
            <text:p>0</text:p>
          </table:table-cell>
          <table:table-cell table:formula="of:=[.I168]-[.I201]" office:value-type="float" office:value="0" calcext:value-type="float">
            <text:p>0</text:p>
          </table:table-cell>
          <table:table-cell table:formula="of:=[.J168]-[.J201]" office:value-type="float" office:value="0" calcext:value-type="float">
            <text:p>0</text:p>
          </table:table-cell>
          <table:table-cell table:formula="of:=[.K168]-[.K201]" office:value-type="float" office:value="0" calcext:value-type="float">
            <text:p>0</text:p>
          </table:table-cell>
          <table:table-cell table:formula="of:=[.L168]-[.L201]" office:value-type="float" office:value="0" calcext:value-type="float">
            <text:p>0</text:p>
          </table:table-cell>
          <table:table-cell table:formula="of:=[.M168]-[.M201]" office:value-type="float" office:value="0" calcext:value-type="float">
            <text:p>0</text:p>
          </table:table-cell>
          <table:table-cell table:formula="of:=[.N168]-[.N201]" office:value-type="float" office:value="0" calcext:value-type="float">
            <text:p>0</text:p>
          </table:table-cell>
          <table:table-cell table:formula="of:=[.O168]-[.O201]" office:value-type="float" office:value="0" calcext:value-type="float">
            <text:p>0</text:p>
          </table:table-cell>
          <table:table-cell table:formula="of:=[.P168]-[.P201]" office:value-type="float" office:value="0" calcext:value-type="float">
            <text:p>0</text:p>
          </table:table-cell>
          <table:table-cell table:formula="of:=[.Q168]-[.Q201]" office:value-type="float" office:value="0" calcext:value-type="float">
            <text:p>0</text:p>
          </table:table-cell>
          <table:table-cell table:formula="of:=[.R168]-[.R201]" office:value-type="float" office:value="0" calcext:value-type="float">
            <text:p>0</text:p>
          </table:table-cell>
          <table:table-cell table:formula="of:=[.S168]-[.S201]" office:value-type="float" office:value="0" calcext:value-type="float">
            <text:p>0</text:p>
          </table:table-cell>
          <table:table-cell table:formula="of:=[.T168]-[.T201]" office:value-type="float" office:value="0" calcext:value-type="float">
            <text:p>0</text:p>
          </table:table-cell>
          <table:table-cell table:formula="of:=[.U168]-[.U201]" office:value-type="float" office:value="0" calcext:value-type="float">
            <text:p>0</text:p>
          </table:table-cell>
          <table:table-cell table:formula="of:=[.V168]-[.V201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formula="of:=[.B169]-[.B202]" office:value-type="float" office:value="0" calcext:value-type="float">
            <text:p>0</text:p>
          </table:table-cell>
          <table:table-cell table:formula="of:=[.C169]-[.C202]" office:value-type="float" office:value="0" calcext:value-type="float">
            <text:p>0</text:p>
          </table:table-cell>
          <table:table-cell table:formula="of:=[.D169]-[.D202]" office:value-type="float" office:value="0" calcext:value-type="float">
            <text:p>0</text:p>
          </table:table-cell>
          <table:table-cell table:formula="of:=[.E169]-[.E202]" office:value-type="float" office:value="0" calcext:value-type="float">
            <text:p>0</text:p>
          </table:table-cell>
          <table:table-cell table:formula="of:=[.F169]-[.F202]" office:value-type="float" office:value="0" calcext:value-type="float">
            <text:p>0</text:p>
          </table:table-cell>
          <table:table-cell table:formula="of:=[.G169]-[.G202]" office:value-type="float" office:value="0" calcext:value-type="float">
            <text:p>0</text:p>
          </table:table-cell>
          <table:table-cell table:formula="of:=[.H169]-[.H202]" office:value-type="float" office:value="0" calcext:value-type="float">
            <text:p>0</text:p>
          </table:table-cell>
          <table:table-cell table:formula="of:=[.I169]-[.I202]" office:value-type="float" office:value="0" calcext:value-type="float">
            <text:p>0</text:p>
          </table:table-cell>
          <table:table-cell table:formula="of:=[.J169]-[.J202]" office:value-type="float" office:value="0" calcext:value-type="float">
            <text:p>0</text:p>
          </table:table-cell>
          <table:table-cell table:formula="of:=[.K169]-[.K202]" office:value-type="float" office:value="0" calcext:value-type="float">
            <text:p>0</text:p>
          </table:table-cell>
          <table:table-cell table:formula="of:=[.L169]-[.L202]" office:value-type="float" office:value="0" calcext:value-type="float">
            <text:p>0</text:p>
          </table:table-cell>
          <table:table-cell table:formula="of:=[.M169]-[.M202]" office:value-type="float" office:value="0" calcext:value-type="float">
            <text:p>0</text:p>
          </table:table-cell>
          <table:table-cell table:formula="of:=[.N169]-[.N202]" office:value-type="float" office:value="0" calcext:value-type="float">
            <text:p>0</text:p>
          </table:table-cell>
          <table:table-cell table:formula="of:=[.O169]-[.O202]" office:value-type="float" office:value="0" calcext:value-type="float">
            <text:p>0</text:p>
          </table:table-cell>
          <table:table-cell table:formula="of:=[.P169]-[.P202]" office:value-type="float" office:value="0" calcext:value-type="float">
            <text:p>0</text:p>
          </table:table-cell>
          <table:table-cell table:formula="of:=[.Q169]-[.Q202]" office:value-type="float" office:value="0" calcext:value-type="float">
            <text:p>0</text:p>
          </table:table-cell>
          <table:table-cell table:formula="of:=[.R169]-[.R202]" office:value-type="float" office:value="0" calcext:value-type="float">
            <text:p>0</text:p>
          </table:table-cell>
          <table:table-cell table:formula="of:=[.S169]-[.S202]" office:value-type="float" office:value="0" calcext:value-type="float">
            <text:p>0</text:p>
          </table:table-cell>
          <table:table-cell table:formula="of:=[.T169]-[.T202]" office:value-type="float" office:value="0" calcext:value-type="float">
            <text:p>0</text:p>
          </table:table-cell>
          <table:table-cell table:formula="of:=[.U169]-[.U202]" office:value-type="float" office:value="0" calcext:value-type="float">
            <text:p>0</text:p>
          </table:table-cell>
          <table:table-cell table:formula="of:=[.V169]-[.V202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54.8" calcext:value-type="float">
            <text:p>54,8</text:p>
          </table:table-cell>
          <table:table-cell table:formula="of:=[.B170]-[.B203]" office:value-type="float" office:value="0" calcext:value-type="float">
            <text:p>0</text:p>
          </table:table-cell>
          <table:table-cell table:formula="of:=[.C170]-[.C203]" office:value-type="float" office:value="0" calcext:value-type="float">
            <text:p>0</text:p>
          </table:table-cell>
          <table:table-cell table:formula="of:=[.D170]-[.D203]" office:value-type="float" office:value="0" calcext:value-type="float">
            <text:p>0</text:p>
          </table:table-cell>
          <table:table-cell table:formula="of:=[.E170]-[.E203]" office:value-type="float" office:value="0" calcext:value-type="float">
            <text:p>0</text:p>
          </table:table-cell>
          <table:table-cell table:formula="of:=[.F170]-[.F203]" office:value-type="float" office:value="0" calcext:value-type="float">
            <text:p>0</text:p>
          </table:table-cell>
          <table:table-cell table:formula="of:=[.G170]-[.G203]" office:value-type="float" office:value="0" calcext:value-type="float">
            <text:p>0</text:p>
          </table:table-cell>
          <table:table-cell table:formula="of:=[.H170]-[.H203]" office:value-type="float" office:value="0" calcext:value-type="float">
            <text:p>0</text:p>
          </table:table-cell>
          <table:table-cell table:formula="of:=[.I170]-[.I203]" office:value-type="float" office:value="0" calcext:value-type="float">
            <text:p>0</text:p>
          </table:table-cell>
          <table:table-cell table:formula="of:=[.J170]-[.J203]" office:value-type="float" office:value="0" calcext:value-type="float">
            <text:p>0</text:p>
          </table:table-cell>
          <table:table-cell table:formula="of:=[.K170]-[.K203]" office:value-type="float" office:value="0" calcext:value-type="float">
            <text:p>0</text:p>
          </table:table-cell>
          <table:table-cell table:formula="of:=[.L170]-[.L203]" office:value-type="float" office:value="0" calcext:value-type="float">
            <text:p>0</text:p>
          </table:table-cell>
          <table:table-cell table:formula="of:=[.M170]-[.M203]" office:value-type="float" office:value="0" calcext:value-type="float">
            <text:p>0</text:p>
          </table:table-cell>
          <table:table-cell table:formula="of:=[.N170]-[.N203]" office:value-type="float" office:value="0" calcext:value-type="float">
            <text:p>0</text:p>
          </table:table-cell>
          <table:table-cell table:formula="of:=[.O170]-[.O203]" office:value-type="float" office:value="0" calcext:value-type="float">
            <text:p>0</text:p>
          </table:table-cell>
          <table:table-cell table:formula="of:=[.P170]-[.P203]" office:value-type="float" office:value="0" calcext:value-type="float">
            <text:p>0</text:p>
          </table:table-cell>
          <table:table-cell table:formula="of:=[.Q170]-[.Q203]" office:value-type="float" office:value="0" calcext:value-type="float">
            <text:p>0</text:p>
          </table:table-cell>
          <table:table-cell table:formula="of:=[.R170]-[.R203]" office:value-type="float" office:value="0" calcext:value-type="float">
            <text:p>0</text:p>
          </table:table-cell>
          <table:table-cell table:formula="of:=[.S170]-[.S203]" office:value-type="float" office:value="0" calcext:value-type="float">
            <text:p>0</text:p>
          </table:table-cell>
          <table:table-cell table:formula="of:=[.T170]-[.T203]" office:value-type="float" office:value="0" calcext:value-type="float">
            <text:p>0</text:p>
          </table:table-cell>
          <table:table-cell table:formula="of:=[.U170]-[.U203]" office:value-type="float" office:value="0" calcext:value-type="float">
            <text:p>0</text:p>
          </table:table-cell>
          <table:table-cell table:formula="of:=[.V170]-[.V203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56.6" calcext:value-type="float">
            <text:p>56,6</text:p>
          </table:table-cell>
          <table:table-cell table:formula="of:=[.B171]-[.B204]" office:value-type="float" office:value="0" calcext:value-type="float">
            <text:p>0</text:p>
          </table:table-cell>
          <table:table-cell table:formula="of:=[.C171]-[.C204]" office:value-type="float" office:value="0" calcext:value-type="float">
            <text:p>0</text:p>
          </table:table-cell>
          <table:table-cell table:formula="of:=[.D171]-[.D204]" office:value-type="float" office:value="0" calcext:value-type="float">
            <text:p>0</text:p>
          </table:table-cell>
          <table:table-cell table:formula="of:=[.E171]-[.E204]" office:value-type="float" office:value="0" calcext:value-type="float">
            <text:p>0</text:p>
          </table:table-cell>
          <table:table-cell table:formula="of:=[.F171]-[.F204]" office:value-type="float" office:value="0" calcext:value-type="float">
            <text:p>0</text:p>
          </table:table-cell>
          <table:table-cell table:formula="of:=[.G171]-[.G204]" office:value-type="float" office:value="0" calcext:value-type="float">
            <text:p>0</text:p>
          </table:table-cell>
          <table:table-cell table:formula="of:=[.H171]-[.H204]" office:value-type="float" office:value="0" calcext:value-type="float">
            <text:p>0</text:p>
          </table:table-cell>
          <table:table-cell table:formula="of:=[.I171]-[.I204]" office:value-type="float" office:value="0" calcext:value-type="float">
            <text:p>0</text:p>
          </table:table-cell>
          <table:table-cell table:formula="of:=[.J171]-[.J204]" office:value-type="float" office:value="0" calcext:value-type="float">
            <text:p>0</text:p>
          </table:table-cell>
          <table:table-cell table:formula="of:=[.K171]-[.K204]" office:value-type="float" office:value="0" calcext:value-type="float">
            <text:p>0</text:p>
          </table:table-cell>
          <table:table-cell table:formula="of:=[.L171]-[.L204]" office:value-type="float" office:value="0" calcext:value-type="float">
            <text:p>0</text:p>
          </table:table-cell>
          <table:table-cell table:formula="of:=[.M171]-[.M204]" office:value-type="float" office:value="0" calcext:value-type="float">
            <text:p>0</text:p>
          </table:table-cell>
          <table:table-cell table:formula="of:=[.N171]-[.N204]" office:value-type="float" office:value="0" calcext:value-type="float">
            <text:p>0</text:p>
          </table:table-cell>
          <table:table-cell table:formula="of:=[.O171]-[.O204]" office:value-type="float" office:value="0" calcext:value-type="float">
            <text:p>0</text:p>
          </table:table-cell>
          <table:table-cell table:formula="of:=[.P171]-[.P204]" office:value-type="float" office:value="0" calcext:value-type="float">
            <text:p>0</text:p>
          </table:table-cell>
          <table:table-cell table:formula="of:=[.Q171]-[.Q204]" office:value-type="float" office:value="0" calcext:value-type="float">
            <text:p>0</text:p>
          </table:table-cell>
          <table:table-cell table:formula="of:=[.R171]-[.R204]" office:value-type="float" office:value="0" calcext:value-type="float">
            <text:p>0</text:p>
          </table:table-cell>
          <table:table-cell table:formula="of:=[.S171]-[.S204]" office:value-type="float" office:value="0" calcext:value-type="float">
            <text:p>0</text:p>
          </table:table-cell>
          <table:table-cell table:formula="of:=[.T171]-[.T204]" office:value-type="float" office:value="0" calcext:value-type="float">
            <text:p>0</text:p>
          </table:table-cell>
          <table:table-cell table:formula="of:=[.U171]-[.U204]" office:value-type="float" office:value="0" calcext:value-type="float">
            <text:p>0</text:p>
          </table:table-cell>
          <table:table-cell table:formula="of:=[.V171]-[.V204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58.3" calcext:value-type="float">
            <text:p>58,3</text:p>
          </table:table-cell>
          <table:table-cell table:formula="of:=[.B172]-[.B205]" office:value-type="float" office:value="0" calcext:value-type="float">
            <text:p>0</text:p>
          </table:table-cell>
          <table:table-cell table:formula="of:=[.C172]-[.C205]" office:value-type="float" office:value="0" calcext:value-type="float">
            <text:p>0</text:p>
          </table:table-cell>
          <table:table-cell table:formula="of:=[.D172]-[.D205]" office:value-type="float" office:value="0" calcext:value-type="float">
            <text:p>0</text:p>
          </table:table-cell>
          <table:table-cell table:formula="of:=[.E172]-[.E205]" office:value-type="float" office:value="0" calcext:value-type="float">
            <text:p>0</text:p>
          </table:table-cell>
          <table:table-cell table:formula="of:=[.F172]-[.F205]" office:value-type="float" office:value="0" calcext:value-type="float">
            <text:p>0</text:p>
          </table:table-cell>
          <table:table-cell table:formula="of:=[.G172]-[.G205]" office:value-type="float" office:value="0" calcext:value-type="float">
            <text:p>0</text:p>
          </table:table-cell>
          <table:table-cell table:formula="of:=[.H172]-[.H205]" office:value-type="float" office:value="0" calcext:value-type="float">
            <text:p>0</text:p>
          </table:table-cell>
          <table:table-cell table:formula="of:=[.I172]-[.I205]" office:value-type="float" office:value="0" calcext:value-type="float">
            <text:p>0</text:p>
          </table:table-cell>
          <table:table-cell table:formula="of:=[.J172]-[.J205]" office:value-type="float" office:value="0" calcext:value-type="float">
            <text:p>0</text:p>
          </table:table-cell>
          <table:table-cell table:formula="of:=[.K172]-[.K205]" office:value-type="float" office:value="0" calcext:value-type="float">
            <text:p>0</text:p>
          </table:table-cell>
          <table:table-cell table:formula="of:=[.L172]-[.L205]" office:value-type="float" office:value="0" calcext:value-type="float">
            <text:p>0</text:p>
          </table:table-cell>
          <table:table-cell table:formula="of:=[.M172]-[.M205]" office:value-type="float" office:value="0" calcext:value-type="float">
            <text:p>0</text:p>
          </table:table-cell>
          <table:table-cell table:formula="of:=[.N172]-[.N205]" office:value-type="float" office:value="0" calcext:value-type="float">
            <text:p>0</text:p>
          </table:table-cell>
          <table:table-cell table:formula="of:=[.O172]-[.O205]" office:value-type="float" office:value="0" calcext:value-type="float">
            <text:p>0</text:p>
          </table:table-cell>
          <table:table-cell table:formula="of:=[.P172]-[.P205]" office:value-type="float" office:value="0" calcext:value-type="float">
            <text:p>0</text:p>
          </table:table-cell>
          <table:table-cell table:formula="of:=[.Q172]-[.Q205]" office:value-type="float" office:value="0" calcext:value-type="float">
            <text:p>0</text:p>
          </table:table-cell>
          <table:table-cell table:formula="of:=[.R172]-[.R205]" office:value-type="float" office:value="0" calcext:value-type="float">
            <text:p>0</text:p>
          </table:table-cell>
          <table:table-cell table:formula="of:=[.S172]-[.S205]" office:value-type="float" office:value="0" calcext:value-type="float">
            <text:p>0</text:p>
          </table:table-cell>
          <table:table-cell table:formula="of:=[.T172]-[.T205]" office:value-type="float" office:value="0" calcext:value-type="float">
            <text:p>0</text:p>
          </table:table-cell>
          <table:table-cell table:formula="of:=[.U172]-[.U205]" office:value-type="float" office:value="0" calcext:value-type="float">
            <text:p>0</text:p>
          </table:table-cell>
          <table:table-cell table:formula="of:=[.V172]-[.V205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60.1" calcext:value-type="float">
            <text:p>60,1</text:p>
          </table:table-cell>
          <table:table-cell table:formula="of:=[.B173]-[.B206]" office:value-type="float" office:value="0" calcext:value-type="float">
            <text:p>0</text:p>
          </table:table-cell>
          <table:table-cell table:formula="of:=[.C173]-[.C206]" office:value-type="float" office:value="0" calcext:value-type="float">
            <text:p>0</text:p>
          </table:table-cell>
          <table:table-cell table:formula="of:=[.D173]-[.D206]" office:value-type="float" office:value="0" calcext:value-type="float">
            <text:p>0</text:p>
          </table:table-cell>
          <table:table-cell table:formula="of:=[.E173]-[.E206]" office:value-type="float" office:value="0" calcext:value-type="float">
            <text:p>0</text:p>
          </table:table-cell>
          <table:table-cell table:formula="of:=[.F173]-[.F206]" office:value-type="float" office:value="0" calcext:value-type="float">
            <text:p>0</text:p>
          </table:table-cell>
          <table:table-cell table:formula="of:=[.G173]-[.G206]" office:value-type="float" office:value="0" calcext:value-type="float">
            <text:p>0</text:p>
          </table:table-cell>
          <table:table-cell table:formula="of:=[.H173]-[.H206]" office:value-type="float" office:value="0" calcext:value-type="float">
            <text:p>0</text:p>
          </table:table-cell>
          <table:table-cell table:formula="of:=[.I173]-[.I206]" office:value-type="float" office:value="0" calcext:value-type="float">
            <text:p>0</text:p>
          </table:table-cell>
          <table:table-cell table:formula="of:=[.J173]-[.J206]" office:value-type="float" office:value="0" calcext:value-type="float">
            <text:p>0</text:p>
          </table:table-cell>
          <table:table-cell table:formula="of:=[.K173]-[.K206]" office:value-type="float" office:value="0" calcext:value-type="float">
            <text:p>0</text:p>
          </table:table-cell>
          <table:table-cell table:formula="of:=[.L173]-[.L206]" office:value-type="float" office:value="0" calcext:value-type="float">
            <text:p>0</text:p>
          </table:table-cell>
          <table:table-cell table:formula="of:=[.M173]-[.M206]" office:value-type="float" office:value="0" calcext:value-type="float">
            <text:p>0</text:p>
          </table:table-cell>
          <table:table-cell table:formula="of:=[.N173]-[.N206]" office:value-type="float" office:value="0" calcext:value-type="float">
            <text:p>0</text:p>
          </table:table-cell>
          <table:table-cell table:formula="of:=[.O173]-[.O206]" office:value-type="float" office:value="0" calcext:value-type="float">
            <text:p>0</text:p>
          </table:table-cell>
          <table:table-cell table:formula="of:=[.P173]-[.P206]" office:value-type="float" office:value="0" calcext:value-type="float">
            <text:p>0</text:p>
          </table:table-cell>
          <table:table-cell table:formula="of:=[.Q173]-[.Q206]" office:value-type="float" office:value="0" calcext:value-type="float">
            <text:p>0</text:p>
          </table:table-cell>
          <table:table-cell table:formula="of:=[.R173]-[.R206]" office:value-type="float" office:value="0" calcext:value-type="float">
            <text:p>0</text:p>
          </table:table-cell>
          <table:table-cell table:formula="of:=[.S173]-[.S206]" office:value-type="float" office:value="0" calcext:value-type="float">
            <text:p>0</text:p>
          </table:table-cell>
          <table:table-cell table:formula="of:=[.T173]-[.T206]" office:value-type="float" office:value="0" calcext:value-type="float">
            <text:p>0</text:p>
          </table:table-cell>
          <table:table-cell table:formula="of:=[.U173]-[.U206]" office:value-type="float" office:value="0" calcext:value-type="float">
            <text:p>0</text:p>
          </table:table-cell>
          <table:table-cell table:formula="of:=[.V173]-[.V20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61.9" calcext:value-type="float">
            <text:p>61,9</text:p>
          </table:table-cell>
          <table:table-cell table:formula="of:=[.B174]-[.B207]" office:value-type="float" office:value="0" calcext:value-type="float">
            <text:p>0</text:p>
          </table:table-cell>
          <table:table-cell table:formula="of:=[.C174]-[.C207]" office:value-type="float" office:value="0" calcext:value-type="float">
            <text:p>0</text:p>
          </table:table-cell>
          <table:table-cell table:formula="of:=[.D174]-[.D207]" office:value-type="float" office:value="0" calcext:value-type="float">
            <text:p>0</text:p>
          </table:table-cell>
          <table:table-cell table:formula="of:=[.E174]-[.E207]" office:value-type="float" office:value="0" calcext:value-type="float">
            <text:p>0</text:p>
          </table:table-cell>
          <table:table-cell table:formula="of:=[.F174]-[.F207]" office:value-type="string" office:string-value="" calcext:value-type="error">
            <text:p>#NOM ?</text:p>
          </table:table-cell>
          <table:table-cell table:formula="of:=[.G174]-[.G207]" office:value-type="float" office:value="0" calcext:value-type="float">
            <text:p>0</text:p>
          </table:table-cell>
          <table:table-cell table:formula="of:=[.H174]-[.H207]" office:value-type="float" office:value="0" calcext:value-type="float">
            <text:p>0</text:p>
          </table:table-cell>
          <table:table-cell table:formula="of:=[.I174]-[.I207]" office:value-type="float" office:value="0" calcext:value-type="float">
            <text:p>0</text:p>
          </table:table-cell>
          <table:table-cell table:formula="of:=[.J174]-[.J207]" office:value-type="float" office:value="0" calcext:value-type="float">
            <text:p>0</text:p>
          </table:table-cell>
          <table:table-cell table:formula="of:=[.K174]-[.K207]" office:value-type="float" office:value="0" calcext:value-type="float">
            <text:p>0</text:p>
          </table:table-cell>
          <table:table-cell table:formula="of:=[.L174]-[.L207]" office:value-type="float" office:value="0" calcext:value-type="float">
            <text:p>0</text:p>
          </table:table-cell>
          <table:table-cell table:formula="of:=[.M174]-[.M207]" office:value-type="float" office:value="0" calcext:value-type="float">
            <text:p>0</text:p>
          </table:table-cell>
          <table:table-cell table:formula="of:=[.N174]-[.N207]" office:value-type="float" office:value="0" calcext:value-type="float">
            <text:p>0</text:p>
          </table:table-cell>
          <table:table-cell table:formula="of:=[.O174]-[.O207]" office:value-type="float" office:value="0" calcext:value-type="float">
            <text:p>0</text:p>
          </table:table-cell>
          <table:table-cell table:formula="of:=[.P174]-[.P207]" office:value-type="float" office:value="0" calcext:value-type="float">
            <text:p>0</text:p>
          </table:table-cell>
          <table:table-cell table:formula="of:=[.Q174]-[.Q207]" office:value-type="float" office:value="0" calcext:value-type="float">
            <text:p>0</text:p>
          </table:table-cell>
          <table:table-cell table:formula="of:=[.R174]-[.R207]" office:value-type="float" office:value="0" calcext:value-type="float">
            <text:p>0</text:p>
          </table:table-cell>
          <table:table-cell table:formula="of:=[.S174]-[.S207]" office:value-type="float" office:value="0" calcext:value-type="float">
            <text:p>0</text:p>
          </table:table-cell>
          <table:table-cell table:formula="of:=[.T174]-[.T207]" office:value-type="float" office:value="0" calcext:value-type="float">
            <text:p>0</text:p>
          </table:table-cell>
          <table:table-cell table:formula="of:=[.U174]-[.U207]" office:value-type="float" office:value="0" calcext:value-type="float">
            <text:p>0</text:p>
          </table:table-cell>
          <table:table-cell table:formula="of:=[.V174]-[.V207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63.6" calcext:value-type="float">
            <text:p>63,6</text:p>
          </table:table-cell>
          <table:table-cell table:formula="of:=[.B175]-[.B208]" office:value-type="string" office:string-value="" calcext:value-type="error">
            <text:p>#NOM ?</text:p>
          </table:table-cell>
          <table:table-cell table:formula="of:=[.C175]-[.C208]" office:value-type="float" office:value="0" calcext:value-type="float">
            <text:p>0</text:p>
          </table:table-cell>
          <table:table-cell table:formula="of:=[.D175]-[.D208]" office:value-type="float" office:value="0" calcext:value-type="float">
            <text:p>0</text:p>
          </table:table-cell>
          <table:table-cell table:formula="of:=[.E175]-[.E208]" office:value-type="float" office:value="0" calcext:value-type="float">
            <text:p>0</text:p>
          </table:table-cell>
          <table:table-cell table:formula="of:=[.F175]-[.F208]" office:value-type="float" office:value="0" calcext:value-type="float">
            <text:p>0</text:p>
          </table:table-cell>
          <table:table-cell table:formula="of:=[.G175]-[.G208]" office:value-type="float" office:value="0" calcext:value-type="float">
            <text:p>0</text:p>
          </table:table-cell>
          <table:table-cell table:formula="of:=[.H175]-[.H208]" office:value-type="float" office:value="0" calcext:value-type="float">
            <text:p>0</text:p>
          </table:table-cell>
          <table:table-cell table:formula="of:=[.I175]-[.I208]" office:value-type="float" office:value="0" calcext:value-type="float">
            <text:p>0</text:p>
          </table:table-cell>
          <table:table-cell table:formula="of:=[.J175]-[.J208]" office:value-type="float" office:value="0" calcext:value-type="float">
            <text:p>0</text:p>
          </table:table-cell>
          <table:table-cell table:formula="of:=[.K175]-[.K208]" office:value-type="float" office:value="0" calcext:value-type="float">
            <text:p>0</text:p>
          </table:table-cell>
          <table:table-cell table:formula="of:=[.L175]-[.L208]" office:value-type="float" office:value="0" calcext:value-type="float">
            <text:p>0</text:p>
          </table:table-cell>
          <table:table-cell table:formula="of:=[.M175]-[.M208]" office:value-type="float" office:value="0" calcext:value-type="float">
            <text:p>0</text:p>
          </table:table-cell>
          <table:table-cell table:formula="of:=[.N175]-[.N208]" office:value-type="float" office:value="0" calcext:value-type="float">
            <text:p>0</text:p>
          </table:table-cell>
          <table:table-cell table:formula="of:=[.O175]-[.O208]" office:value-type="float" office:value="0" calcext:value-type="float">
            <text:p>0</text:p>
          </table:table-cell>
          <table:table-cell table:formula="of:=[.P175]-[.P208]" office:value-type="float" office:value="0" calcext:value-type="float">
            <text:p>0</text:p>
          </table:table-cell>
          <table:table-cell table:formula="of:=[.Q175]-[.Q208]" office:value-type="float" office:value="0" calcext:value-type="float">
            <text:p>0</text:p>
          </table:table-cell>
          <table:table-cell table:formula="of:=[.R175]-[.R208]" office:value-type="float" office:value="0" calcext:value-type="float">
            <text:p>0</text:p>
          </table:table-cell>
          <table:table-cell table:formula="of:=[.S175]-[.S208]" office:value-type="float" office:value="0" calcext:value-type="float">
            <text:p>0</text:p>
          </table:table-cell>
          <table:table-cell table:formula="of:=[.T175]-[.T208]" office:value-type="float" office:value="0" calcext:value-type="float">
            <text:p>0</text:p>
          </table:table-cell>
          <table:table-cell table:formula="of:=[.U175]-[.U208]" office:value-type="float" office:value="0" calcext:value-type="float">
            <text:p>0</text:p>
          </table:table-cell>
          <table:table-cell table:formula="of:=[.V175]-[.V208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65.4" calcext:value-type="float">
            <text:p>65,4</text:p>
          </table:table-cell>
          <table:table-cell table:formula="of:=[.B176]-[.B209]" office:value-type="float" office:value="0" calcext:value-type="float">
            <text:p>0</text:p>
          </table:table-cell>
          <table:table-cell table:formula="of:=[.C176]-[.C209]" office:value-type="float" office:value="0" calcext:value-type="float">
            <text:p>0</text:p>
          </table:table-cell>
          <table:table-cell table:formula="of:=[.D176]-[.D209]" office:value-type="float" office:value="0" calcext:value-type="float">
            <text:p>0</text:p>
          </table:table-cell>
          <table:table-cell table:formula="of:=[.E176]-[.E209]" office:value-type="float" office:value="0" calcext:value-type="float">
            <text:p>0</text:p>
          </table:table-cell>
          <table:table-cell table:formula="of:=[.F176]-[.F209]" office:value-type="float" office:value="0" calcext:value-type="float">
            <text:p>0</text:p>
          </table:table-cell>
          <table:table-cell table:formula="of:=[.G176]-[.G209]" office:value-type="float" office:value="0" calcext:value-type="float">
            <text:p>0</text:p>
          </table:table-cell>
          <table:table-cell table:formula="of:=[.H176]-[.H209]" office:value-type="float" office:value="0" calcext:value-type="float">
            <text:p>0</text:p>
          </table:table-cell>
          <table:table-cell table:formula="of:=[.I176]-[.I209]" office:value-type="float" office:value="0" calcext:value-type="float">
            <text:p>0</text:p>
          </table:table-cell>
          <table:table-cell table:formula="of:=[.J176]-[.J209]" office:value-type="float" office:value="0" calcext:value-type="float">
            <text:p>0</text:p>
          </table:table-cell>
          <table:table-cell table:formula="of:=[.K176]-[.K209]" office:value-type="float" office:value="0" calcext:value-type="float">
            <text:p>0</text:p>
          </table:table-cell>
          <table:table-cell table:formula="of:=[.L176]-[.L209]" office:value-type="float" office:value="0" calcext:value-type="float">
            <text:p>0</text:p>
          </table:table-cell>
          <table:table-cell table:formula="of:=[.M176]-[.M209]" office:value-type="float" office:value="0" calcext:value-type="float">
            <text:p>0</text:p>
          </table:table-cell>
          <table:table-cell table:formula="of:=[.N176]-[.N209]" office:value-type="float" office:value="0" calcext:value-type="float">
            <text:p>0</text:p>
          </table:table-cell>
          <table:table-cell table:formula="of:=[.O176]-[.O209]" office:value-type="float" office:value="0" calcext:value-type="float">
            <text:p>0</text:p>
          </table:table-cell>
          <table:table-cell table:formula="of:=[.P176]-[.P209]" office:value-type="float" office:value="0" calcext:value-type="float">
            <text:p>0</text:p>
          </table:table-cell>
          <table:table-cell table:formula="of:=[.Q176]-[.Q209]" office:value-type="float" office:value="0" calcext:value-type="float">
            <text:p>0</text:p>
          </table:table-cell>
          <table:table-cell table:formula="of:=[.R176]-[.R209]" office:value-type="float" office:value="0" calcext:value-type="float">
            <text:p>0</text:p>
          </table:table-cell>
          <table:table-cell table:formula="of:=[.S176]-[.S209]" office:value-type="float" office:value="0" calcext:value-type="float">
            <text:p>0</text:p>
          </table:table-cell>
          <table:table-cell table:formula="of:=[.T176]-[.T209]" office:value-type="float" office:value="0" calcext:value-type="float">
            <text:p>0</text:p>
          </table:table-cell>
          <table:table-cell table:formula="of:=[.U176]-[.U209]" office:value-type="float" office:value="0" calcext:value-type="float">
            <text:p>0</text:p>
          </table:table-cell>
          <table:table-cell table:formula="of:=[.V176]-[.V209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67.2" calcext:value-type="float">
            <text:p>67,2</text:p>
          </table:table-cell>
          <table:table-cell table:formula="of:=[.B177]-[.B210]" office:value-type="float" office:value="0" calcext:value-type="float">
            <text:p>0</text:p>
          </table:table-cell>
          <table:table-cell table:formula="of:=[.C177]-[.C210]" office:value-type="float" office:value="0" calcext:value-type="float">
            <text:p>0</text:p>
          </table:table-cell>
          <table:table-cell table:formula="of:=[.D177]-[.D210]" office:value-type="float" office:value="0" calcext:value-type="float">
            <text:p>0</text:p>
          </table:table-cell>
          <table:table-cell table:formula="of:=[.E177]-[.E210]" office:value-type="float" office:value="0" calcext:value-type="float">
            <text:p>0</text:p>
          </table:table-cell>
          <table:table-cell table:formula="of:=[.F177]-[.F210]" office:value-type="float" office:value="0" calcext:value-type="float">
            <text:p>0</text:p>
          </table:table-cell>
          <table:table-cell table:formula="of:=[.G177]-[.G210]" office:value-type="float" office:value="0" calcext:value-type="float">
            <text:p>0</text:p>
          </table:table-cell>
          <table:table-cell table:formula="of:=[.H177]-[.H210]" office:value-type="float" office:value="0" calcext:value-type="float">
            <text:p>0</text:p>
          </table:table-cell>
          <table:table-cell table:formula="of:=[.I177]-[.I210]" office:value-type="float" office:value="0" calcext:value-type="float">
            <text:p>0</text:p>
          </table:table-cell>
          <table:table-cell table:formula="of:=[.J177]-[.J210]" office:value-type="float" office:value="0" calcext:value-type="float">
            <text:p>0</text:p>
          </table:table-cell>
          <table:table-cell table:formula="of:=[.K177]-[.K210]" office:value-type="float" office:value="0" calcext:value-type="float">
            <text:p>0</text:p>
          </table:table-cell>
          <table:table-cell table:formula="of:=[.L177]-[.L210]" office:value-type="float" office:value="0" calcext:value-type="float">
            <text:p>0</text:p>
          </table:table-cell>
          <table:table-cell table:formula="of:=[.M177]-[.M210]" office:value-type="float" office:value="0" calcext:value-type="float">
            <text:p>0</text:p>
          </table:table-cell>
          <table:table-cell table:formula="of:=[.N177]-[.N210]" office:value-type="float" office:value="0" calcext:value-type="float">
            <text:p>0</text:p>
          </table:table-cell>
          <table:table-cell table:formula="of:=[.O177]-[.O210]" office:value-type="float" office:value="0" calcext:value-type="float">
            <text:p>0</text:p>
          </table:table-cell>
          <table:table-cell table:formula="of:=[.P177]-[.P210]" office:value-type="float" office:value="0" calcext:value-type="float">
            <text:p>0</text:p>
          </table:table-cell>
          <table:table-cell table:formula="of:=[.Q177]-[.Q210]" office:value-type="float" office:value="0" calcext:value-type="float">
            <text:p>0</text:p>
          </table:table-cell>
          <table:table-cell table:formula="of:=[.R177]-[.R210]" office:value-type="float" office:value="0" calcext:value-type="float">
            <text:p>0</text:p>
          </table:table-cell>
          <table:table-cell table:formula="of:=[.S177]-[.S210]" office:value-type="float" office:value="0" calcext:value-type="float">
            <text:p>0</text:p>
          </table:table-cell>
          <table:table-cell table:formula="of:=[.T177]-[.T210]" office:value-type="float" office:value="0" calcext:value-type="float">
            <text:p>0</text:p>
          </table:table-cell>
          <table:table-cell table:formula="of:=[.U177]-[.U210]" office:value-type="float" office:value="0" calcext:value-type="float">
            <text:p>0</text:p>
          </table:table-cell>
          <table:table-cell table:formula="of:=[.V177]-[.V210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68.9" calcext:value-type="float">
            <text:p>68,9</text:p>
          </table:table-cell>
          <table:table-cell table:formula="of:=[.B178]-[.B211]" office:value-type="float" office:value="0" calcext:value-type="float">
            <text:p>0</text:p>
          </table:table-cell>
          <table:table-cell table:formula="of:=[.C178]-[.C211]" office:value-type="float" office:value="0" calcext:value-type="float">
            <text:p>0</text:p>
          </table:table-cell>
          <table:table-cell table:formula="of:=[.D178]-[.D211]" office:value-type="float" office:value="0" calcext:value-type="float">
            <text:p>0</text:p>
          </table:table-cell>
          <table:table-cell table:formula="of:=[.E178]-[.E211]" office:value-type="float" office:value="0" calcext:value-type="float">
            <text:p>0</text:p>
          </table:table-cell>
          <table:table-cell table:formula="of:=[.F178]-[.F211]" office:value-type="float" office:value="0" calcext:value-type="float">
            <text:p>0</text:p>
          </table:table-cell>
          <table:table-cell table:formula="of:=[.G178]-[.G211]" office:value-type="float" office:value="0" calcext:value-type="float">
            <text:p>0</text:p>
          </table:table-cell>
          <table:table-cell table:formula="of:=[.H178]-[.H211]" office:value-type="float" office:value="0" calcext:value-type="float">
            <text:p>0</text:p>
          </table:table-cell>
          <table:table-cell table:formula="of:=[.I178]-[.I211]" office:value-type="float" office:value="0" calcext:value-type="float">
            <text:p>0</text:p>
          </table:table-cell>
          <table:table-cell table:formula="of:=[.J178]-[.J211]" office:value-type="float" office:value="0" calcext:value-type="float">
            <text:p>0</text:p>
          </table:table-cell>
          <table:table-cell table:formula="of:=[.K178]-[.K211]" office:value-type="float" office:value="0" calcext:value-type="float">
            <text:p>0</text:p>
          </table:table-cell>
          <table:table-cell table:formula="of:=[.L178]-[.L211]" office:value-type="float" office:value="0" calcext:value-type="float">
            <text:p>0</text:p>
          </table:table-cell>
          <table:table-cell table:formula="of:=[.M178]-[.M211]" office:value-type="float" office:value="0" calcext:value-type="float">
            <text:p>0</text:p>
          </table:table-cell>
          <table:table-cell table:formula="of:=[.N178]-[.N211]" office:value-type="float" office:value="0" calcext:value-type="float">
            <text:p>0</text:p>
          </table:table-cell>
          <table:table-cell table:formula="of:=[.O178]-[.O211]" office:value-type="float" office:value="0" calcext:value-type="float">
            <text:p>0</text:p>
          </table:table-cell>
          <table:table-cell table:formula="of:=[.P178]-[.P211]" office:value-type="float" office:value="0" calcext:value-type="float">
            <text:p>0</text:p>
          </table:table-cell>
          <table:table-cell table:formula="of:=[.Q178]-[.Q211]" office:value-type="float" office:value="0" calcext:value-type="float">
            <text:p>0</text:p>
          </table:table-cell>
          <table:table-cell table:formula="of:=[.R178]-[.R211]" office:value-type="float" office:value="0" calcext:value-type="float">
            <text:p>0</text:p>
          </table:table-cell>
          <table:table-cell table:formula="of:=[.S178]-[.S211]" office:value-type="float" office:value="0" calcext:value-type="float">
            <text:p>0</text:p>
          </table:table-cell>
          <table:table-cell table:formula="of:=[.T178]-[.T211]" office:value-type="float" office:value="0" calcext:value-type="float">
            <text:p>0</text:p>
          </table:table-cell>
          <table:table-cell table:formula="of:=[.U178]-[.U211]" office:value-type="float" office:value="0" calcext:value-type="float">
            <text:p>0</text:p>
          </table:table-cell>
          <table:table-cell table:formula="of:=[.V178]-[.V211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70.7" calcext:value-type="float">
            <text:p>70,7</text:p>
          </table:table-cell>
          <table:table-cell table:formula="of:=[.B179]-[.B212]" office:value-type="float" office:value="0" calcext:value-type="float">
            <text:p>0</text:p>
          </table:table-cell>
          <table:table-cell table:formula="of:=[.C179]-[.C212]" office:value-type="float" office:value="0" calcext:value-type="float">
            <text:p>0</text:p>
          </table:table-cell>
          <table:table-cell table:formula="of:=[.D179]-[.D212]" office:value-type="float" office:value="0" calcext:value-type="float">
            <text:p>0</text:p>
          </table:table-cell>
          <table:table-cell table:formula="of:=[.E179]-[.E212]" office:value-type="float" office:value="0" calcext:value-type="float">
            <text:p>0</text:p>
          </table:table-cell>
          <table:table-cell table:formula="of:=[.F179]-[.F212]" office:value-type="float" office:value="0" calcext:value-type="float">
            <text:p>0</text:p>
          </table:table-cell>
          <table:table-cell table:formula="of:=[.G179]-[.G212]" office:value-type="float" office:value="0" calcext:value-type="float">
            <text:p>0</text:p>
          </table:table-cell>
          <table:table-cell table:formula="of:=[.H179]-[.H212]" office:value-type="float" office:value="0" calcext:value-type="float">
            <text:p>0</text:p>
          </table:table-cell>
          <table:table-cell table:formula="of:=[.I179]-[.I212]" office:value-type="float" office:value="0" calcext:value-type="float">
            <text:p>0</text:p>
          </table:table-cell>
          <table:table-cell table:formula="of:=[.J179]-[.J212]" office:value-type="float" office:value="0" calcext:value-type="float">
            <text:p>0</text:p>
          </table:table-cell>
          <table:table-cell table:formula="of:=[.K179]-[.K212]" office:value-type="float" office:value="0" calcext:value-type="float">
            <text:p>0</text:p>
          </table:table-cell>
          <table:table-cell table:formula="of:=[.L179]-[.L212]" office:value-type="float" office:value="0" calcext:value-type="float">
            <text:p>0</text:p>
          </table:table-cell>
          <table:table-cell table:formula="of:=[.M179]-[.M212]" office:value-type="float" office:value="0" calcext:value-type="float">
            <text:p>0</text:p>
          </table:table-cell>
          <table:table-cell table:formula="of:=[.N179]-[.N212]" office:value-type="float" office:value="0" calcext:value-type="float">
            <text:p>0</text:p>
          </table:table-cell>
          <table:table-cell table:formula="of:=[.O179]-[.O212]" office:value-type="float" office:value="0" calcext:value-type="float">
            <text:p>0</text:p>
          </table:table-cell>
          <table:table-cell table:formula="of:=[.P179]-[.P212]" office:value-type="float" office:value="0" calcext:value-type="float">
            <text:p>0</text:p>
          </table:table-cell>
          <table:table-cell table:formula="of:=[.Q179]-[.Q212]" office:value-type="float" office:value="0" calcext:value-type="float">
            <text:p>0</text:p>
          </table:table-cell>
          <table:table-cell table:formula="of:=[.R179]-[.R212]" office:value-type="float" office:value="0" calcext:value-type="float">
            <text:p>0</text:p>
          </table:table-cell>
          <table:table-cell table:formula="of:=[.S179]-[.S212]" office:value-type="float" office:value="0" calcext:value-type="float">
            <text:p>0</text:p>
          </table:table-cell>
          <table:table-cell table:formula="of:=[.T179]-[.T212]" office:value-type="float" office:value="0" calcext:value-type="float">
            <text:p>0</text:p>
          </table:table-cell>
          <table:table-cell table:formula="of:=[.U179]-[.U212]" office:value-type="float" office:value="0" calcext:value-type="float">
            <text:p>0</text:p>
          </table:table-cell>
          <table:table-cell table:formula="of:=[.V179]-[.V212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72.5" calcext:value-type="float">
            <text:p>72,5</text:p>
          </table:table-cell>
          <table:table-cell table:formula="of:=[.B180]-[.B213]" office:value-type="float" office:value="0" calcext:value-type="float">
            <text:p>0</text:p>
          </table:table-cell>
          <table:table-cell table:formula="of:=[.C180]-[.C213]" office:value-type="float" office:value="0" calcext:value-type="float">
            <text:p>0</text:p>
          </table:table-cell>
          <table:table-cell table:formula="of:=[.D180]-[.D213]" office:value-type="float" office:value="0" calcext:value-type="float">
            <text:p>0</text:p>
          </table:table-cell>
          <table:table-cell table:formula="of:=[.E180]-[.E213]" office:value-type="float" office:value="0" calcext:value-type="float">
            <text:p>0</text:p>
          </table:table-cell>
          <table:table-cell table:formula="of:=[.F180]-[.F213]" office:value-type="float" office:value="0" calcext:value-type="float">
            <text:p>0</text:p>
          </table:table-cell>
          <table:table-cell table:formula="of:=[.G180]-[.G213]" office:value-type="float" office:value="0" calcext:value-type="float">
            <text:p>0</text:p>
          </table:table-cell>
          <table:table-cell table:formula="of:=[.H180]-[.H213]" office:value-type="float" office:value="0" calcext:value-type="float">
            <text:p>0</text:p>
          </table:table-cell>
          <table:table-cell table:formula="of:=[.I180]-[.I213]" office:value-type="float" office:value="0" calcext:value-type="float">
            <text:p>0</text:p>
          </table:table-cell>
          <table:table-cell table:formula="of:=[.J180]-[.J213]" office:value-type="float" office:value="0" calcext:value-type="float">
            <text:p>0</text:p>
          </table:table-cell>
          <table:table-cell table:formula="of:=[.K180]-[.K213]" office:value-type="float" office:value="0" calcext:value-type="float">
            <text:p>0</text:p>
          </table:table-cell>
          <table:table-cell table:formula="of:=[.L180]-[.L213]" office:value-type="float" office:value="0" calcext:value-type="float">
            <text:p>0</text:p>
          </table:table-cell>
          <table:table-cell table:formula="of:=[.M180]-[.M213]" office:value-type="float" office:value="0" calcext:value-type="float">
            <text:p>0</text:p>
          </table:table-cell>
          <table:table-cell table:formula="of:=[.N180]-[.N213]" office:value-type="float" office:value="0" calcext:value-type="float">
            <text:p>0</text:p>
          </table:table-cell>
          <table:table-cell table:formula="of:=[.O180]-[.O213]" office:value-type="float" office:value="0" calcext:value-type="float">
            <text:p>0</text:p>
          </table:table-cell>
          <table:table-cell table:formula="of:=[.P180]-[.P213]" office:value-type="float" office:value="0" calcext:value-type="float">
            <text:p>0</text:p>
          </table:table-cell>
          <table:table-cell table:formula="of:=[.Q180]-[.Q213]" office:value-type="float" office:value="0" calcext:value-type="float">
            <text:p>0</text:p>
          </table:table-cell>
          <table:table-cell table:formula="of:=[.R180]-[.R213]" office:value-type="float" office:value="0" calcext:value-type="float">
            <text:p>0</text:p>
          </table:table-cell>
          <table:table-cell table:formula="of:=[.S180]-[.S213]" office:value-type="float" office:value="0" calcext:value-type="float">
            <text:p>0</text:p>
          </table:table-cell>
          <table:table-cell table:formula="of:=[.T180]-[.T213]" office:value-type="float" office:value="0" calcext:value-type="float">
            <text:p>0</text:p>
          </table:table-cell>
          <table:table-cell table:formula="of:=[.U180]-[.U213]" office:value-type="float" office:value="0" calcext:value-type="float">
            <text:p>0</text:p>
          </table:table-cell>
          <table:table-cell table:formula="of:=[.V180]-[.V213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74.2" calcext:value-type="float">
            <text:p>74,2</text:p>
          </table:table-cell>
          <table:table-cell table:formula="of:=[.B181]-[.B214]" office:value-type="float" office:value="0" calcext:value-type="float">
            <text:p>0</text:p>
          </table:table-cell>
          <table:table-cell table:formula="of:=[.C181]-[.C214]" office:value-type="float" office:value="0" calcext:value-type="float">
            <text:p>0</text:p>
          </table:table-cell>
          <table:table-cell table:formula="of:=[.D181]-[.D214]" office:value-type="float" office:value="0" calcext:value-type="float">
            <text:p>0</text:p>
          </table:table-cell>
          <table:table-cell table:formula="of:=[.E181]-[.E214]" office:value-type="float" office:value="0" calcext:value-type="float">
            <text:p>0</text:p>
          </table:table-cell>
          <table:table-cell table:formula="of:=[.F181]-[.F214]" office:value-type="float" office:value="0" calcext:value-type="float">
            <text:p>0</text:p>
          </table:table-cell>
          <table:table-cell table:formula="of:=[.G181]-[.G214]" office:value-type="float" office:value="0" calcext:value-type="float">
            <text:p>0</text:p>
          </table:table-cell>
          <table:table-cell table:formula="of:=[.H181]-[.H214]" office:value-type="float" office:value="0" calcext:value-type="float">
            <text:p>0</text:p>
          </table:table-cell>
          <table:table-cell table:formula="of:=[.I181]-[.I214]" office:value-type="float" office:value="0" calcext:value-type="float">
            <text:p>0</text:p>
          </table:table-cell>
          <table:table-cell table:formula="of:=[.J181]-[.J214]" office:value-type="float" office:value="0" calcext:value-type="float">
            <text:p>0</text:p>
          </table:table-cell>
          <table:table-cell table:formula="of:=[.K181]-[.K214]" office:value-type="float" office:value="0" calcext:value-type="float">
            <text:p>0</text:p>
          </table:table-cell>
          <table:table-cell table:formula="of:=[.L181]-[.L214]" office:value-type="float" office:value="0" calcext:value-type="float">
            <text:p>0</text:p>
          </table:table-cell>
          <table:table-cell table:formula="of:=[.M181]-[.M214]" office:value-type="float" office:value="0" calcext:value-type="float">
            <text:p>0</text:p>
          </table:table-cell>
          <table:table-cell table:formula="of:=[.N181]-[.N214]" office:value-type="float" office:value="0" calcext:value-type="float">
            <text:p>0</text:p>
          </table:table-cell>
          <table:table-cell table:formula="of:=[.O181]-[.O214]" office:value-type="float" office:value="0" calcext:value-type="float">
            <text:p>0</text:p>
          </table:table-cell>
          <table:table-cell table:formula="of:=[.P181]-[.P214]" office:value-type="float" office:value="0" calcext:value-type="float">
            <text:p>0</text:p>
          </table:table-cell>
          <table:table-cell table:formula="of:=[.Q181]-[.Q214]" office:value-type="float" office:value="0" calcext:value-type="float">
            <text:p>0</text:p>
          </table:table-cell>
          <table:table-cell table:formula="of:=[.R181]-[.R214]" office:value-type="float" office:value="0" calcext:value-type="float">
            <text:p>0</text:p>
          </table:table-cell>
          <table:table-cell table:formula="of:=[.S181]-[.S214]" office:value-type="float" office:value="0" calcext:value-type="float">
            <text:p>0</text:p>
          </table:table-cell>
          <table:table-cell table:formula="of:=[.T181]-[.T214]" office:value-type="float" office:value="0" calcext:value-type="float">
            <text:p>0</text:p>
          </table:table-cell>
          <table:table-cell table:formula="of:=[.U181]-[.U214]" office:value-type="float" office:value="0" calcext:value-type="float">
            <text:p>0</text:p>
          </table:table-cell>
          <table:table-cell table:formula="of:=[.V181]-[.V214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formula="of:=[.B182]-[.B215]" office:value-type="float" office:value="0" calcext:value-type="float">
            <text:p>0</text:p>
          </table:table-cell>
          <table:table-cell table:formula="of:=[.C182]-[.C215]" office:value-type="float" office:value="0" calcext:value-type="float">
            <text:p>0</text:p>
          </table:table-cell>
          <table:table-cell table:formula="of:=[.D182]-[.D215]" office:value-type="float" office:value="0" calcext:value-type="float">
            <text:p>0</text:p>
          </table:table-cell>
          <table:table-cell table:formula="of:=[.E182]-[.E215]" office:value-type="float" office:value="0" calcext:value-type="float">
            <text:p>0</text:p>
          </table:table-cell>
          <table:table-cell table:formula="of:=[.F182]-[.F215]" office:value-type="float" office:value="0" calcext:value-type="float">
            <text:p>0</text:p>
          </table:table-cell>
          <table:table-cell table:formula="of:=[.G182]-[.G215]" office:value-type="float" office:value="0" calcext:value-type="float">
            <text:p>0</text:p>
          </table:table-cell>
          <table:table-cell table:formula="of:=[.H182]-[.H215]" office:value-type="float" office:value="0" calcext:value-type="float">
            <text:p>0</text:p>
          </table:table-cell>
          <table:table-cell table:formula="of:=[.I182]-[.I215]" office:value-type="float" office:value="0" calcext:value-type="float">
            <text:p>0</text:p>
          </table:table-cell>
          <table:table-cell table:formula="of:=[.J182]-[.J215]" office:value-type="float" office:value="0" calcext:value-type="float">
            <text:p>0</text:p>
          </table:table-cell>
          <table:table-cell table:formula="of:=[.K182]-[.K215]" office:value-type="float" office:value="0" calcext:value-type="float">
            <text:p>0</text:p>
          </table:table-cell>
          <table:table-cell table:formula="of:=[.L182]-[.L215]" office:value-type="float" office:value="0" calcext:value-type="float">
            <text:p>0</text:p>
          </table:table-cell>
          <table:table-cell table:formula="of:=[.M182]-[.M215]" office:value-type="float" office:value="0" calcext:value-type="float">
            <text:p>0</text:p>
          </table:table-cell>
          <table:table-cell table:formula="of:=[.N182]-[.N215]" office:value-type="float" office:value="0" calcext:value-type="float">
            <text:p>0</text:p>
          </table:table-cell>
          <table:table-cell table:formula="of:=[.O182]-[.O215]" office:value-type="float" office:value="0" calcext:value-type="float">
            <text:p>0</text:p>
          </table:table-cell>
          <table:table-cell table:formula="of:=[.P182]-[.P215]" office:value-type="float" office:value="0" calcext:value-type="float">
            <text:p>0</text:p>
          </table:table-cell>
          <table:table-cell table:formula="of:=[.Q182]-[.Q215]" office:value-type="float" office:value="0" calcext:value-type="float">
            <text:p>0</text:p>
          </table:table-cell>
          <table:table-cell table:formula="of:=[.R182]-[.R215]" office:value-type="float" office:value="0" calcext:value-type="float">
            <text:p>0</text:p>
          </table:table-cell>
          <table:table-cell table:formula="of:=[.S182]-[.S215]" office:value-type="float" office:value="0" calcext:value-type="float">
            <text:p>0</text:p>
          </table:table-cell>
          <table:table-cell table:formula="of:=[.T182]-[.T215]" office:value-type="float" office:value="0" calcext:value-type="float">
            <text:p>0</text:p>
          </table:table-cell>
          <table:table-cell table:formula="of:=[.U182]-[.U215]" office:value-type="float" office:value="0" calcext:value-type="float">
            <text:p>0</text:p>
          </table:table-cell>
          <table:table-cell table:formula="of:=[.V182]-[.V215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77.8" calcext:value-type="float">
            <text:p>77,8</text:p>
          </table:table-cell>
          <table:table-cell table:formula="of:=[.B183]-[.B216]" office:value-type="float" office:value="0" calcext:value-type="float">
            <text:p>0</text:p>
          </table:table-cell>
          <table:table-cell table:formula="of:=[.C183]-[.C216]" office:value-type="float" office:value="0" calcext:value-type="float">
            <text:p>0</text:p>
          </table:table-cell>
          <table:table-cell table:formula="of:=[.D183]-[.D216]" office:value-type="float" office:value="0" calcext:value-type="float">
            <text:p>0</text:p>
          </table:table-cell>
          <table:table-cell table:formula="of:=[.E183]-[.E216]" office:value-type="float" office:value="0" calcext:value-type="float">
            <text:p>0</text:p>
          </table:table-cell>
          <table:table-cell table:formula="of:=[.F183]-[.F216]" office:value-type="float" office:value="0" calcext:value-type="float">
            <text:p>0</text:p>
          </table:table-cell>
          <table:table-cell table:formula="of:=[.G183]-[.G216]" office:value-type="float" office:value="0" calcext:value-type="float">
            <text:p>0</text:p>
          </table:table-cell>
          <table:table-cell table:formula="of:=[.H183]-[.H216]" office:value-type="float" office:value="0" calcext:value-type="float">
            <text:p>0</text:p>
          </table:table-cell>
          <table:table-cell table:formula="of:=[.I183]-[.I216]" office:value-type="float" office:value="0" calcext:value-type="float">
            <text:p>0</text:p>
          </table:table-cell>
          <table:table-cell table:formula="of:=[.J183]-[.J216]" office:value-type="float" office:value="0" calcext:value-type="float">
            <text:p>0</text:p>
          </table:table-cell>
          <table:table-cell table:formula="of:=[.K183]-[.K216]" office:value-type="float" office:value="0" calcext:value-type="float">
            <text:p>0</text:p>
          </table:table-cell>
          <table:table-cell table:formula="of:=[.L183]-[.L216]" office:value-type="float" office:value="0" calcext:value-type="float">
            <text:p>0</text:p>
          </table:table-cell>
          <table:table-cell table:formula="of:=[.M183]-[.M216]" office:value-type="float" office:value="0" calcext:value-type="float">
            <text:p>0</text:p>
          </table:table-cell>
          <table:table-cell table:formula="of:=[.N183]-[.N216]" office:value-type="float" office:value="0" calcext:value-type="float">
            <text:p>0</text:p>
          </table:table-cell>
          <table:table-cell table:formula="of:=[.O183]-[.O216]" office:value-type="float" office:value="0" calcext:value-type="float">
            <text:p>0</text:p>
          </table:table-cell>
          <table:table-cell table:formula="of:=[.P183]-[.P216]" office:value-type="float" office:value="0" calcext:value-type="float">
            <text:p>0</text:p>
          </table:table-cell>
          <table:table-cell table:formula="of:=[.Q183]-[.Q216]" office:value-type="float" office:value="0" calcext:value-type="float">
            <text:p>0</text:p>
          </table:table-cell>
          <table:table-cell table:formula="of:=[.R183]-[.R216]" office:value-type="float" office:value="0" calcext:value-type="float">
            <text:p>0</text:p>
          </table:table-cell>
          <table:table-cell table:formula="of:=[.S183]-[.S216]" office:value-type="float" office:value="0" calcext:value-type="float">
            <text:p>0</text:p>
          </table:table-cell>
          <table:table-cell table:formula="of:=[.T183]-[.T216]" office:value-type="float" office:value="0" calcext:value-type="float">
            <text:p>0</text:p>
          </table:table-cell>
          <table:table-cell table:formula="of:=[.U183]-[.U216]" office:value-type="float" office:value="0" calcext:value-type="float">
            <text:p>0</text:p>
          </table:table-cell>
          <table:table-cell table:formula="of:=[.V183]-[.V216]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Conclusion Très bonne similarité entre les deux types de traitements</text:p>
          </table:table-cell>
          <table:table-cell table:style-name="ce4" table:number-columns-repeated="6"/>
          <table:table-cell table:number-columns-repeated="1017"/>
        </table:table-row>
        <table:table-row table:style-name="ro1" table:number-rows-repeated="10483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0/00/0000</text:date>, <text:time style:data-style-name="N2" text:time-value="13:35:18.9422396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7T13:50:45.833662815</dc:date>
    <meta:generator>LibreOffice/4.2.8.2$Linux_X86_64 LibreOffice_project/420m0$Build-2</meta:generator>
    <meta:editing-duration>PT9M7S</meta:editing-duration>
    <meta:editing-cycles>3</meta:editing-cycles>
    <meta:document-statistic meta:table-count="1" meta:cell-count="4934" meta:object-count="0"/>
  </office:meta>
</office:document-meta>
</file>